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3-31</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中文</text:span>
</text:h>
      <text:h text:style-name="P10" text:outline-level="1">
<text:span text:style-name="T4">
65个乌克兰空军捍卫者在俄克拉荷马州西尔堡完成了爱国者的培训，现在已成为...</text:span>
</text:h>
      <text:p text:style-name="P4">
作者: liveuamap (Language: en)</text:p>
      <text:p text:style-name="P4">
时间: 2023-03-30T-37:42:00</text:p>
      <text:p text:style-name="P4">
地点: Arlington, Virginia (Latitude:38.87059 Longtitude:-77.05811)</text:p>
      <text:p text:style-name="P4">
视频: []</text:p>
      <text:p text:style-name="P4">
图片: []</text:p>
      <text:p text:style-name="P4">
标签: ["Weapons", "Germany"]</text:p>
      <text:p text:style-name="P4">
Id: 22552157</text:p>
      <!--METADATA-->
      <text:p text:style-name="P4">
65名乌克兰空军捍卫者在俄克拉荷马州西尔堡完成了爱国者培训，现在回到了欧洲。 他们与其他乌克兰辩护人以及来自美国，德国和荷兰的爱国者防空设备以及五角大楼Spox</text:p>
      <text:p text:style-name="P4">
新闻集链接：<text:a xlink:type="simple" xlink:href="https://liveuamap.com/en/2023/30-march-65-ukrainian-air-defenders-completed-patriot-training" text:style-name="Internet_20_link" text:visited-style-name="Visited_20_Internet_20_Link">
https://liveuamap.com/en/2023/30-march-65-65-ukrainian-air-defenders-completed-patriot-training</text:a>
</text:p>
      <text:p text:style-name="P4">
News Source: <text:a xlink:type="simple" xlink:href="https://twitter.com/OstapYarysh/status/1641496213835984897" text:style-name="Internet_20_link" text:visited-style-name="Visited_20_Internet_20_Link">
https://twitter.com/OstapYarysh/status/1641496213835984897</text:a>
</text:p>
      <!--NEWS-->
      <text:h text:style-name="P10" text:outline-level="1">
<text:span text:style-name="T4">
基辅（12:25）。 红色警报：空中威胁。 警笛声。 立即掩盖！</text:span>
</text:h>
      <text:p text:style-name="P4">
作者: liveuamap (Language: en)</text:p>
      <text:p text:style-name="P4">
时间: 2023-03-30T-55:26:00</text:p>
      <text:p text:style-name="P4">
地点: Kyiv (Latitude:50.44343 Longtitude:30.53022)</text:p>
      <text:p text:style-name="P4">
视频: []</text:p>
      <text:p text:style-name="P4">
图片: []</text:p>
      <text:p text:style-name="P4">
标签: ["Europe", "Central and Eastern Europe"]</text:p>
      <text:p text:style-name="P4">
Id: 22552061</text:p>
      <!--METADATA-->
      <text:p text:style-name="P4">
基辅(12:25). Red Alert: aerial threat. Sirens sounding. Take cover now!</text:p>
      <text:p text:style-name="P4">
News Collection Link: <text:a xlink:type="simple" xlink:href="https://liveuamap.com/en/2023/30-march-kyiv1225-red-alert-aerial-threat-sirg" text:style-name="Internet_20_link" text:visited-style-name="Visited_20_Internet_20_Link">
https://liveuamap.com/en/2023/30-march-kyiv1225-red-alert-aerial-threat-sirg</text:a>
</text:p>
      <text:p text:style-name="P4">
News Source: <text:a xlink:type="simple" xlink:href="https://t.me/KyivCityOfficial/6398" text:style-name="Internet_20_link" text:visited-style-name="Visited_20_Internet_20_Link">
https://t.me/KyivCityOfficial/6398</text:a>
</text:p>
      <!--NEWS-->
      <text:h text:style-name="P10" text:outline-level="1">
<text:span text:style-name="T4">
在Kupiansk和Lyman Direction，俄罗斯军队炮击Kupyansk，Kolodyazne，Dvorichna，Zapadne ...</text:span>
</text:h>
      <text:p text:style-name="P4">
作者: liveuamap (Language: en)</text:p>
      <text:p text:style-name="P4">
时间: 2023-03-30T-64:20:00</text:p>
      <text:p text:style-name="P4">
地点: Siversk (Latitude:48.87093 Longtitude:38.10677)</text:p>
      <text:p text:style-name="P4">
视频: []</text:p>
      <text:p text:style-name="P4">
图片: []</text:p>
      <text:p text:style-name="P4">
标签: ["Russia"]</text:p>
      <text:p text:style-name="P4">
Id: 22552035</text:p>
      <!--METADATA-->
      <text:p text:style-name="P4">
Ofukraine在早上的报告中说</text:p>
      <text:p text:style-name="P4">
新闻集链接：<text:a xlink:type="simple" xlink:href="https://liveuamap.com/en/2023/30-march-at-kupiansk-and-lyman-direction-russian-army-shelled" text:style-name="Internet_20_link" text:visited-style-name="Visited_20_Internet_20_Link">
https://liveuamap.com/en/2023/30-march-at-ac-kupiansk-and-lyman-direction-russian-army-army-shelled</text:a>
</text:p>
      <text:p text:style-name="P4">
News Source: <text:a xlink:type="simple" xlink:href="https://t.me/lumsrc/4369" text:style-name="Internet_20_link" text:visited-style-name="Visited_20_Internet_20_Link">
https://t.me/lumsrc/4369</text:a>
</text:p>
      <!--NEWS-->
      <text:h text:style-name="P10" text:outline-level="1">
<text:span text:style-name="T4">
JSC Avdiivka和Marynka方向Rusian军队炮击了Novokalin，Steppe，Avdiivka，C ...</text:span>
</text:h>
      <text:p text:style-name="P4">
作者: liveuamap (Language: en)</text:p>
      <text:p text:style-name="P4">
时间: 2023-03-30T-67:20:00</text:p>
      <text:p text:style-name="P4">
地点: Donetsk (Latitude:47.85026 Longtitude:37.48638)</text:p>
      <text:p text:style-name="P4">
视频: []</text:p>
      <text:p text:style-name="P4">
图片: []</text:p>
      <text:p text:style-name="P4">
标签: ["Russia"]</text:p>
      <text:p text:style-name="P4">
Id: 22552031</text:p>
      <!--METADATA-->
      <text:p text:style-name="P4">
俄罗斯军队在Avdiyivka和Maryinka指示俄罗斯军队炮击了Novokalynove，Avdiyivka，Syeverne，Vodyane，Vodyane，Pervomayske，Karlivka，Krasnohorivka，Maryinka，Pobyeda，Pobyeda和Pobyeda和Novomykhaylivka</text:p>
      <text:p text:style-name="P4">
新闻集链接：(https://liveuamap.com/en/2023/30-march-at-avdiyivka-and-maryinka-directions-russian-army)</text:p>
      <text:p text:style-name="P4">
News Source: <text:a xlink:type="simple" xlink:href="https://t.me/lumsrc/4371" text:style-name="Internet_20_link" text:visited-style-name="Visited_20_Internet_20_Link">
https://t.me/lumsrc/4371</text:a>
</text:p>
      <!--NEWS-->
      <text:h text:style-name="P10" text:outline-level="1">
<text:span text:style-name="T4">
JSC Shaktarske Directio Rusian的Rusian Schelled Kalledar是Andes Great Novosilka的肥料，-R ...</text:span>
</text:h>
      <text:p text:style-name="P4">
作者: liveuamap (Language: en)</text:p>
      <text:p text:style-name="P4">
时间: 2023-03-30T-69:20:00</text:p>
      <text:p text:style-name="P4">
地点: Zaporizhzhia (Latitude:47.77833 Longtitude:37.06976)</text:p>
      <text:p text:style-name="P4">
视频: []</text:p>
      <text:p text:style-name="P4">
图片: []</text:p>
      <text:p text:style-name="P4">
标签: ["Russia"]</text:p>
      <text:p text:style-name="P4">
Id: 22552030</text:p>
      <!--METADATA-->
      <text:p text:style-name="P4">
在Shaktarske的方向，俄罗斯军队炮击了Vuhledar，Prechystivka和Velykanovosilka，乌克兰武装部队的总参谋长在晨报中说</text:p>
      <text:p text:style-name="P4">
新闻集链接：<text:a xlink:type="simple" xlink:href="https://liveuamap.com/en/2023/30-march-at-shaktarske-direction-russian-army-shelled-vuhledar" text:style-name="Internet_20_link" text:visited-style-name="Visited_20_Internet_20_Link">
https://liveuamap.com/en/2023/30-march-at-shaktarske-direction-russian-army-army-shelled-vuhledar</text:a>
</text:p>
      <text:p text:style-name="P4">
News Source: <text:a xlink:type="simple" xlink:href="https://t.me/lumsrc/4372" text:style-name="Internet_20_link" text:visited-style-name="Visited_20_Internet_20_Link">
https://t.me/lumsrc/4372</text:a>
</text:p>
      <!--NEWS-->
      <text:h text:style-name="P10" text:outline-level="1">
<text:span text:style-name="T4">
JSC Zaporizhzhia和Kherson Direction Rusian军队炮击了Malinovka，Guliaypole，Iron Monk ...</text:span>
</text:h>
      <text:p text:style-name="P4">
作者: liveuamap (Language: en)</text:p>
      <text:p text:style-name="P4">
时间: 2023-03-30T-71:20:00</text:p>
      <text:p text:style-name="P4">
地点: Kherson (Latitude:46.63604 Longtitude:32.62454)</text:p>
      <text:p text:style-name="P4">
视频: []</text:p>
      <text:p text:style-name="P4">
图片: []</text:p>
      <text:p text:style-name="P4">
标签: ["Russia"]</text:p>
      <text:p text:style-name="P4">
Id: 22552026</text:p>
      <!--METADATA-->
      <text:p text:style-name="P4">
在Zaporizhzhia和Kherson的指示，俄罗斯军队炮击了Malynivka，Huliaiipole，Zaliznychne，Novodanylivka，Novoandriyivka，Charoukrayininka，Chariwyevka； Mykhaylivka，Novooleksandrivka，Novoberyslav，Tomaryne，Kherson地区的Rozlyv和Kherson City，乌克兰军队的总参谋</text:p>
      <text:p text:style-name="P4">
新闻集链接：(https://liveuamap.com/en/2023/30-march-at-zaporizhzhia-and-kherson-directions-russian-army)</text:p>
      <text:p text:style-name="P4">
News Source: <text:a xlink:type="simple" xlink:href="https://t.me/lumsrc/4373" text:style-name="Internet_20_link" text:visited-style-name="Visited_20_Internet_20_Link">
https://t.me/lumsrc/4373</text:a>
</text:p>
      <!--NEWS-->
      <text:h text:style-name="P10" text:outline-level="1">
<text:span text:style-name="T4">
俄罗斯部队在Lyman，Bakhmut，Avdiivka和Maryinka Directio进行进攻行动...</text:span>
</text:h>
      <text:p text:style-name="P4">
作者: liveuamap (Language: en)</text:p>
      <text:p text:style-name="P4">
时间: 2023-03-30T-73:20:00</text:p>
      <text:p text:style-name="P4">
地点: Marinka, Donetsk Oblast (Latitude:47.94251 Longtitude:37.50106)</text:p>
      <text:p text:style-name="P4">
视频: []</text:p>
      <text:p text:style-name="P4">
图片: []</text:p>
      <text:p text:style-name="P4">
标签: ["Russia", "Minsk Monitor"]</text:p>
      <text:p text:style-name="P4">
Id: 22552022</text:p>
      <!--METADATA-->
      <text:p text:style-name="P4">
俄罗斯部队在莱曼，巴赫穆特，阿夫迪夫卡和玛丽卡执行进攻行动。 乌克兰军队遭到了60多次俄罗斯袭击。 报告</text:p>
      <text:p text:style-name="P4">
新闻集链接：<text:a xlink:type="simple" xlink:href="https://liveuamap.com/en/2023/30-march-russian-forces-conducting-offensive-actions-at-lyman" text:style-name="Internet_20_link" text:visited-style-name="Visited_20_Internet_20_Link">
https://liveuamap.com/en/2023/30-march-russian-forces-conducting-contermist-ristendion-contions-actions-actions-at-lyman</text:a>
</text:p>
      <text:p text:style-name="P4">
News Source: <text:a xlink:type="simple" xlink:href="https://t.me/lumsrc/4374" text:style-name="Internet_20_link" text:visited-style-name="Visited_20_Internet_20_Link">
https://t.me/lumsrc/4374</text:a>
</text:p>
      <!--NEWS-->
      <text:h text:style-name="P10" text:outline-level="1">
<text:span text:style-name="T4">
Donetsk Oblast（23:38）。 红色警报：空中威胁。 警笛声。 立即掩盖！</text:span>
</text:h>
      <text:p text:style-name="P4">
作者: liveuamap (Language: en)</text:p>
      <text:p text:style-name="P4">
时间: 2023-03-30T17:39:00</text:p>
      <text:p text:style-name="P4">
地点: Donetsk Oblast (Latitude:48.72816 Longtitude:37.57893)</text:p>
      <text:p text:style-name="P4">
视频: []</text:p>
      <text:p text:style-name="P4">
图片: []</text:p>
      <text:p text:style-name="P4">
标签: ["Europe", "Central and Eastern Europe"]</text:p>
      <text:p text:style-name="P4">
Id: 22552198</text:p>
      <!--METADATA-->
      <text:p text:style-name="P4">
Donetsk Oblast(23:38). Red Alert: aerial threat. Sirens sounding. Take covernow!</text:p>
      <text:p text:style-name="P4">
News Collection Link: <text:a xlink:type="simple" xlink:href="https://liveuamap.com/en/2023/30-march-donetsk-oblast2338-red-alert-aerial-g" text:style-name="Internet_20_link" text:visited-style-name="Visited_20_Internet_20_Link">
https://liveuamap.com/en/2023/30-march-donetsk-oblast2338-red-alert-aerial-g</text:a>
</text:p>
      <text:p text:style-name="P4">
News Source: <text:a xlink:type="simple" xlink:href="https://t.me/air_alert_ua/42311" text:style-name="Internet_20_link" text:visited-style-name="Visited_20_Internet_20_Link">
https://t.me/air_alert_ua/42311</text:a>
</text:p>
      <!--NEWS-->
      <text:h text:style-name="P10" text:outline-level="1">
<text:span text:style-name="T4">
Zaporizka Oblast（04:09）。 红色警报：空中威胁。 警笛声。 立即掩盖！</text:span>
</text:h>
      <text:p text:style-name="P4">
作者: liveuamap (Language: en)</text:p>
      <text:p text:style-name="P4">
时间: 2023-03-30T22:10:00</text:p>
      <text:p text:style-name="P4">
地点: Zaporizka Oblast (Latitude:47.612021 Longtitude:35.765261)</text:p>
      <text:p text:style-name="P4">
视频: []</text:p>
      <text:p text:style-name="P4">
图片: []</text:p>
      <text:p text:style-name="P4">
标签: ["Europe", "Central and Eastern Europe"]</text:p>
      <text:p text:style-name="P4">
Id: 22552223</text:p>
      <!--METADATA-->
      <text:p text:style-name="P4">
Zaporizhzhia地区(04:09). Red Alert: aerial threat. Sirens sounding. Take covernow!</text:p>
      <text:p text:style-name="P4">
News Collection Link: <text:a xlink:type="simple" xlink:href="https://liveuamap.com/en/2023/31-march-zaporizka-oblast0409-red-alert-aeriag" text:style-name="Internet_20_link" text:visited-style-name="Visited_20_Internet_20_Link">
https://liveuamap.com/en/2023/31-march-zaporizka-oblast0409-red-alert-aeriag</text:a>
</text:p>
      <text:p text:style-name="P4">
News Source: <text:a xlink:type="simple" xlink:href="https://t.me/air_alert_ua/42318" text:style-name="Internet_20_link" text:visited-style-name="Visited_20_Internet_20_Link">
https://t.me/air_alert_ua/42318</text:a>
</text:p>
      <!--NEWS-->
      <text:h text:style-name="P10" text:outline-level="1">
<text:span text:style-name="T4">
40个国家呼吁俄罗斯联邦释放所有非法拘留的乌克兰市长</text:span>
</text:h>
      <text:p text:style-name="P4">
作者: ['АРМІЯINFORM']</text:p>
      <text:p text:style-name="P4">
时间: 2023-03-30T33:00:00-04:00</text:p>
      <text:p text:style-name="P4">
描述: 进行了《赛义德》（Cyiv -In -in -Labels of the Perpipcosals of the Perpipcosals of the Cyiv -in -in -labels of the Ukraine 2022年的战争）的实践，与乌克兰的战争是今天的最新新闻，即今天与乌克兰2022年的新闻战争，今天将有一场他们说，乌克兰与俄罗斯之间的战争以及与乌克兰的战争将在2022年，他们会在不久的将来与乌克兰发生战争，他们说，与乌克兰的战争，今天的乌克兰的战争，今天的乌克兰新闻，乌克兰的乌克兰媒体新闻</text:p>
      <text:p text:style-name="P4">
图片: ['<text:a xlink:type="simple" xlink:href="https://armyinform.com.ua/wp-content/uploads/2023/03/630_360_1677176183-588.jpeg" text:style-name="Internet_20_link" text:visited-style-name="Visited_20_Internet_20_Link">
630_360_1677176183-588.jpeg</text:a>
']</text:p>
      <text:p text:style-name="P4">
标签: ['STOPRUSSIA', 'ВЕЛИКА БРИТАНІЯ', 'ВІЙНА', 'ЖЕНЕВСЬКА КОНВЕНЦІЯ']</text:p>
      <text:p text:style-name="P4">
类别: News</text:p>
      <!--METADATA-->
      <text:p text:style-name="P4">
<draw:frame draw:style-name="fr1" draw:name="Image2" text:anchor-type="as-char" svg:width="6.9236in" svg:height="3.956343in" draw:z-index="0">
<draw:image xlink:href="../Images/AРМІЯINFORM/2023-03-30T33-00-00-04-00/630_360_1677176183-588.jpeg" xlink:type="simple" xlink:show="embed" xlink:actuate="onLoad" draw:mime-type="image/jpeg"/>
</draw:frame>
俄罗斯应停止平民暴力失踪的实践，并释放所有被国际法拘留的人，尤其是城市市长。</text:p>
      <text:p text:style-name="P4">
关于这个<text:a xlink:type="simple" xlink:href="https://www.gov.uk/government/speeches/join-statement-on-the-situation-of-ukrainian-mayors.uk" text:style-name="Internet_20_link" text:visited-style-name="Visited_20_Internet_20_Link">
被引用</text:a>
在一份联合声明中，英国在WTO和联合国在日内瓦·西蒙·梅利(Geneva Simon Menley)发表的40个国家发表。</text:p>
      <text:p text:style-name="P4">
“我代表一群国家发表这一声明。 维也纳声明和行动计划(VDPD)他通过使用强迫和任意处决，暴力失踪，任意性和酷刑来强调国际社会的关注。”西蒙·梅利(Simon Menley)强调。</text:p>
      <text:p text:style-name="P4">
他补充说，对乌克兰平民军方任意拘留的报道被惊呆了很多。 根据这些报道，平民经常面临不人道的，羞辱，酷刑和不可接受的拘留条件。</text:p>
      <text:p text:style-name="P4">
西蒙·梅利(Simon Menley)指出，俄罗斯联邦系统地追求试图非法吞并的领土地区当地社区的代表。 它是俄罗斯接待处的一部分，即通过填补当地人口来抑制分歧并建立其控制权。 被捕者包括记者，活动家，宗教人物和当地社区的领导人。</text:p>
      <text:p text:style-name="P4">
“今天，我们希望专注于俄罗斯试图吞并的城市的市长。 自2022年2月24日以来，至少有30名市长被拘留。俄罗斯监狱中有6个以上。”他说。</text:p>
      <text:p text:style-name="P4">
是的，库尔森市市长伊戈尔·科利卡耶夫(Igor Kolikhayev)于2022年6月被俄罗斯军队俘虏。 从那以后，伊戈尔的家人一直从俄罗斯被囚禁的其他人那里收集证据。</text:p>
      <text:p text:style-name="P4">
亚历山大·巴比奇(Alexander Babich)，耶夫根(Yevgeny Matveyev)，弗拉基米拉卡拉伯夫(Vladimirakaraberov)，塞尔吉·赫尔钦科(Sergiy Khilchenko)的市长遭受了类似的命运。 俄罗斯尚未确认他们的居住地，家庭尚未收到有关亲人福祉的信息。</text:p>
      <text:p text:style-name="P4">
西蒙·梅利(Simon Menli)补充说，国际社会不会被国际法所忽视，包括任意拘留和暴力失踪。</text:p>
      <text:p text:style-name="P4">
“俄罗斯必须确认它拥有谁，在哪里以及原因。 俄罗斯应归因于暴力失踪的做法，并释放尽管有国际法的拘留的任何人。 俄罗斯必须按照VDPD尊重其所有义务。”梅利强调。</text:p>
      <text:p text:style-name="P4">
News Source: <text:a xlink:type="simple" xlink:href="https://armyinform.com.ua/2023/03/30/40-krayin-zaklykaly-rf-zvilnyty-vsih-nezakonno-zatrymanyh-ukrayinskyh-miskyh-goliv/" text:style-name="Internet_20_link" text:visited-style-name="Visited_20_Internet_20_Link">
https://armyinform.com.ua/2023/03/30/40-krayin-zaklykaly-rf-zvilnyty-vsih-nezakonno-zatrymanyh-ukrayinskyh-miskyh-goliv/</text:a>
</text:p>
      <!--NEWS-->
      <text:h text:style-name="P10" text:outline-level="1">
<text:span text:style-name="T4">
冲刺者的宣传再次在出售西方武器时再次散布假货</text:span>
</text:h>
      <text:p text:style-name="P4">
作者: ['АРМІЯINFORM']</text:p>
      <text:p text:style-name="P4">
时间: 2023-03-30T34:00:00-04:00</text:p>
      <text:p text:style-name="P4">
描述: Vorozhi Zmі was sewn about sales of the Ukrainian Vіskovysky Ozrovsky, ... War with Ukraine 2022, War with Ukraine Latest News Today, News War with Ukraine 2022 Last for today, will there be a war between Ukraine and Russia and when, a war他们在2022年与乌克兰有一年</text:p>
      <text:p text:style-name="P4">
图片: ['<text:a xlink:type="simple" xlink:href="https://armyinform.com.ua/wp-content/uploads/2023/03/solovev.jpg" text:style-name="Internet_20_link" text:visited-style-name="Visited_20_Internet_20_Link">
solovev.jpg</text:a>
']</text:p>
      <text:p text:style-name="P4">
标签: ['РОСІЙСЬКА ПРОПАГАНДА', 'РОСІЙСЬКІ ФЕЙКИ', 'ЦПД РНБО']</text:p>
      <text:p text:style-name="P4">
类别: News</text:p>
      <!--METADATA-->
      <text:p text:style-name="P4">
<draw:frame draw:style-name="fr1" draw:name="Image3" text:anchor-type="as-char" svg:width="6.9236in" svg:height="3.846444in" draw:z-index="0">
<draw:image xlink:href="../Images/AРМІЯINFORM/2023-03-30T34-00-00-04-00/solovev.jpg" xlink:type="simple" xlink:show="embed" xlink:actuate="onLoad" draw:mime-type="image/jpeg"/>
</draw:frame>
敌对的媒体传播了有关乌克兰军事武器出售乌克兰军事服务的信息，乌克兰军事武器在西方军事援助的框架内收到：“在乌克兰市场上以美国PTRC标枪出售了80,000 UAH”。</text:p>
      <text:p text:style-name="P4">
实际上，<text:a xlink:type="simple" xlink:href="https://www.facebook.com/protydiyadezinformatsiyi.cpd/posts/pfbid0X14VT66G9SjxfS9HAUiPrNRSF2UjgJofZ8Bq4ppG2UxJqWVUQvdawwjZmT5xzamAl" text:style-name="Internet_20_link" text:visited-style-name="Visited_20_Internet_20_Link">
报告</text:a>
在宣布的公告中，乌克兰NSDC打击错误信息的中心，该公告被宣传员抓住，仅大约是标枪PTRC-A变速箱容器的一部分(发射管组件)具有管子的形状适合重复使用。</text:p>
      <text:p text:style-name="P4">
我们强调!2023年2月28日，美国国防部正式表示，使用盟国传输的武器没有违规行为，据称出售武器的话题积极使用Rospropaganda。</text:p>
      <text:p text:style-name="P4">
“总的来说，这种假货仅是为了抹黑乌克兰的捍卫者，并降低了西方伙伴的信任水平，”  - 误解中心说。</text:p>
      <text:p text:style-name="P4">
News Source: <text:a xlink:type="simple" xlink:href="https://armyinform.com.ua/2023/03/30/propaganda-rashystiv-znovu-poshyryuye-fejk-pro-prodazh-zahidnoyi-zbroyi/" text:style-name="Internet_20_link" text:visited-style-name="Visited_20_Internet_20_Link">
https://armyinform.com.ua/2023/03/30/propaganda-rashystiv-znovu-poshyryuye-fejk-pro-prodazh-zahidnoyi-zbroyi/</text:a>
</text:p>
      <!--NEWS-->
      <text:h text:style-name="P10" text:outline-level="1">
<text:span text:style-name="T4">
如果亲人在前面：军队家族应该知道哪些数据</text:span>
</text:h>
      <text:p text:style-name="P4">
作者: ['АРМІЯINFORM']</text:p>
      <text:p text:style-name="P4">
时间: 2023-03-30T35:00:00-04:00</text:p>
      <text:p text:style-name="P4">
描述: 协调总部Zwan Podvodennya Z Viisovolovenia pidgoveva Pereperek Dani，...与乌克兰2022年的战争，与乌克兰的最新新闻，《今日新闻》，与乌克兰的新闻，与乌克兰2022年的最新新闻，今天与乌克兰的战争，乌克兰和俄罗斯和俄罗斯之间的战争，乌克兰和乌克兰之间的战争将会2022他们说，无论是否有一年，他们是否会在不久的将来与乌克兰战争，他们说，与乌克兰的战争，今天的乌克兰新闻，乌克兰的新闻，乌克兰媒体在俄罗斯的乌克兰新闻</text:p>
      <text:p text:style-name="P4">
图片: ['<text:a xlink:type="simple" xlink:href="https://armyinform.com.ua/wp-content/uploads/2022/12/photo_2022-12-27_16-19-39.jpg" text:style-name="Internet_20_link" text:visited-style-name="Visited_20_Internet_20_Link">
photo_2022-12-27_16-19-39.jpg</text:a>
']</text:p>
      <text:p text:style-name="P4">
标签: ['КООРДИНАЦІЙНИЙ ШТАБ З ПОВОДЖЕННЯ З ПОЛОНЕНИМИ']</text:p>
      <text:p text:style-name="P4">
类别: News</text:p>
      <!--METADATA-->
      <text:p text:style-name="P4">
<draw:frame draw:style-name="fr1" draw:name="Image4" text:anchor-type="as-char" svg:width="6.9236in" svg:height="4.569576in" draw:z-index="0">
<draw:image xlink:href="../Images/AРМІЯINFORM/2023-03-30T35-00-00-04-00/photo_2022-12-27_16-19-39.jpg" xlink:type="simple" xlink:show="embed" xlink:actuate="onLoad" draw:mime-type="image/jpeg"/>
</draw:frame>
说明性照片</text:p>
      <text:p text:style-name="P4">
关于战俘管理的总部协调总部已经准备了一系列数据列表，建议向军人家庭写作。</text:p>
      <text:p text:style-name="P4">
关于它<text:a xlink:type="simple" xlink:href="https://t.me/Koord_shtab/740" text:style-name="Internet_20_link" text:visited-style-name="Visited_20_Internet_20_Link">
报告</text:a>
电报中的协调。</text:p>
      <text:p text:style-name="P4">
<text:span text:style-name="T4">
建议家庭记录：</text:span>
</text:p>
      <text:p text:style-name="P4">
<text:span text:style-name="T5">
姓氏，姓名和爱好者的姓氏； * 出生日期; </text:span>
护照的副本； <text:span text:style-name="T5">
接触或被动员的配置和社会支持中心的联系数据； </text:span>
军事单位或服务单位的姓名和数量。</text:p>
      <text:p text:style-name="P4">
<text:span text:style-name="T4">
您还需要知道：</text:span>
</text:p>
      <text:p text:style-name="P4">
<text:span text:style-name="T5">
与军事部队永久脱位位置的联系数据； </text:span>
位置和标题； <text:span text:style-name="T5">
军事会计专业(如果已知); * 私人电话号码(个人税号); </text:span>
军事票号或临时军事票(切肉)或令牌； <text:span text:style-name="T5">
同事的姓氏，名称，顾客和联系人，直接指挥官和该部件的指挥官； </text:span>
该零件热线的电话，旅和分组。</text:p>
      <text:p text:style-name="P4">
协调指出，这些信息可以帮助捍卫者在危急情况下的家庭。</text:p>
      <text:p text:style-name="P4">
News Source: <text:a xlink:type="simple" xlink:href="https://armyinform.com.ua/2023/03/30/yakshho-blyzka-lyudyna-na-fronti-yaki-dani-treba-znaty-rodynam-vijskovyh/" text:style-name="Internet_20_link" text:visited-style-name="Visited_20_Internet_20_Link">
https://armyinform.com.ua/2023/03/30/yakshho-blyzka-lyudyna-na-fronti-yaki-dani-treba-znaty-rodynam-vijskovyh/</text:a>
</text:p>
      <!--NEWS-->
      <text:h text:style-name="P10" text:outline-level="1">
<text:span text:style-name="T4">
政府为全面恢复定居点准备了试点预测的开始</text:span>
</text:h>
      <text:p text:style-name="P4">
作者: ['АРМІЯINFORM']</text:p>
      <text:p text:style-name="P4">
时间: 2023-03-30T36:00:00-04:00</text:p>
      <text:p text:style-name="P4">
描述: 在乌克兰总统的Vikonnya Zavdannya上，Narada Pid Golovannami ...与乌克兰2022年的战争，与乌克兰与乌克兰的最新新闻战争，今天与乌克兰2022年的新闻战争，今天，乌克兰和俄罗斯之间的战争会发生他们说，与乌克兰将在2022年，他们会在不久的将来与乌克兰战争，他们说，与乌克兰的战争，今天的乌克兰新闻，乌克兰的新闻，乌克兰媒体在俄罗斯的乌克兰新闻</text:p>
      <text:p text:style-name="P4">
图片: ['<text:a xlink:type="simple" xlink:href="https://armyinform.com.ua/wp-content/uploads/2023/03/uryad-1.jpg" text:style-name="Internet_20_link" text:visited-style-name="Visited_20_Internet_20_Link">
uryad-1.jpg</text:a>
', '<text:a xlink:type="simple" xlink:href="https://armyinform.com.ua/wp-content/uploads/2023/03/uryad-2.jpg" text:style-name="Internet_20_link" text:visited-style-name="Visited_20_Internet_20_Link">
uryad-2.jpg</text:a>
']</text:p>
      <text:p text:style-name="P4">
标签: ['ВІДБУДОВА УКРАЇНИ', 'КАБІНЕТ МІНІСТРІВ УКРАЇНИ']</text:p>
      <text:p text:style-name="P4">
类别: News</text:p>
      <!--METADATA-->
      <text:p text:style-name="P4">
<draw:frame draw:style-name="fr1" draw:name="Image5" text:anchor-type="as-char" svg:width="6.9236in" svg:height="4.610104in" draw:z-index="0">
<draw:image xlink:href="../Images/AРМІЯINFORM/2023-03-30T36-00-00-04-00/uryad-1.jpg" xlink:type="simple" xlink:show="embed" xlink:actuate="onLoad" draw:mime-type="image/jpeg"/>
</draw:frame>
乌克兰总统的会议在总理丹尼斯·施米加尔(Denis Schmigal)主席的领导下举行了一次会议，旨在在战后恢复基辅，苏米，哈尔基夫，科尔森，切尔尼希夫地区的恢复后恢复。</text:p>
      <text:p text:style-name="P4">
关于它<text:a xlink:type="simple" xlink:href="https://www.kmu.gov.ua/news/uriad-hotuie-start-pilotnykh-proektiv-iz-kompleksnoho-vidnovlennia-naselenykh-punktiv" text:style-name="Internet_20_link" text:visited-style-name="Visited_20_Internet_20_Link">
报告</text:a>
政府门户。</text:p>
      <text:p text:style-name="P4">
Viceremier-Minister参加了这次会议，以恢复乌克兰社区，领土和基础设施的发展Oleksandr Kubrakov，Viceremier-Minister-Minister以重新融合，Mkip等。</text:p>
      <text:p text:style-name="P4">
<draw:frame draw:style-name="fr1" draw:name="Image6" text:anchor-type="as-char" svg:width="6.9236in" svg:height="4.610104in" draw:z-index="0">
<draw:image xlink:href="../Images/AРМІЯINFORM/2023-03-30T36-00-00-04-00/uryad-2.jpg" xlink:type="simple" xlink:show="embed" xlink:actuate="onLoad" draw:mime-type="image/jpeg"/>
</draw:frame>
特别是，确定了指定领土复杂恢复的开始和第一个项目。 Vykiv，Sumy，Kharkiv，Kherson，Chernihiv地区的一个定居点将根据“更好的后退”原则发展大规模恢复。</text:p>
      <text:p text:style-name="P4">
“大规模重建项目开始所需的法律已由议会批准，并由总统签署。 已经确定了五个定居点，即飞行员的命运。 这不仅是关于住房的重建，还关乎医院，学校，幼儿园，CNAP，文化对象等。 总理强调，安全和现代实践的准则应全面地恢复一切。</text:p>
      <text:p text:style-name="P4">
会议的参与者还讨论了-laws启动损害和销毁财产的赔偿机制的准备和采用。</text:p>
      <text:p text:style-name="P4">
News Source: <text:a xlink:type="simple" xlink:href="https://armyinform.com.ua/2023/03/30/uryad-gotuye-start-pilotnyh-proyektiv/" text:style-name="Internet_20_link" text:visited-style-name="Visited_20_Internet_20_Link">
https://armyinform.com.ua/2023/03/30/uryad-gotuye-start-pilotnyh-proyektiv/</text:a>
</text:p>
      <!--NEWS-->
      <text:h text:style-name="P10" text:outline-level="1">
<text:span text:style-name="T4">
俄罗斯为出于宣传的利益而更新了“英雄男孩”的趋势</text:span>
</text:h>
      <text:p text:style-name="P4">
作者: ['АРМІЯINFORM']</text:p>
      <text:p text:style-name="P4">
时间: 2023-03-30T37:00:00-04:00</text:p>
      <text:p text:style-name="P4">
描述: 关于乌克兰RNBO的TSE ROSPOV和OPHY -FORMAT中心。 同样是巴达...与乌克兰2022年的战争，与乌克兰的最新新闻战争，今天与乌克兰2022年的新闻战争，乌克兰和俄罗斯之间的战争以及俄罗斯之间的战争以及2022年与乌克兰的战争将是在不久的将来与乌克兰发动了战争，这是与乌克兰的战争，今天的乌克兰新闻，乌克兰的新闻，乌克兰媒体的俄罗斯媒体</text:p>
      <text:p text:style-name="P4">
图片: ['<text:a xlink:type="simple" xlink:href="https://armyinform.com.ua/wp-content/uploads/2023/03/deti-voiny-1.webp" text:style-name="Internet_20_link" text:visited-style-name="Visited_20_Internet_20_Link">
deti-voiny-1.webp</text:a>
']</text:p>
      <text:p text:style-name="P4">
标签: ['ДІТИ', 'РОСІЙСЬКА ПРОПАГАНДА', 'ЦПД РНБО']</text:p>
      <text:p text:style-name="P4">
类别: News</text:p>
      <!--METADATA-->
      <text:p text:style-name="P4">
<draw:frame draw:style-name="fr1" draw:name="Image7" text:anchor-type="as-char" svg:width="6.9236in" svg:height="4.609964in" draw:z-index="0">
<draw:image xlink:href="../ConvertedIMGs/AРМІЯINFORM/2023-03-30T37-00-00-04-00/deti-voiny-1.png" xlink:type="simple" xlink:show="embed" xlink:actuate="onLoad" draw:mime-type="image/png"/>
</draw:frame>
关于它<text:a xlink:type="simple" xlink:href="https://www.facebook.com/protydiyadezinformatsiyi.cpd/posts/pfbid0yARehijq5GG2YnrntBa1677FkgfePhG4qoWbhPGCUHfKpgX9a1zHUiQd3cjhZ2CNl" text:style-name="Internet_20_link" text:visited-style-name="Visited_20_Internet_20_Link">
告诉</text:a>
在NSDC乌克兰打击错误信息中心。</text:p>
      <text:p text:style-name="P4">
多年来，俄罗斯将孩子描绘成一个想法的受害者。 从形成苏联权力的时代，宣传英雄就已经成为看守人帕夫利克·莫罗佐夫(Pavlik Morozov)，他发行了父亲的chekists，并因自己的出生而被杀。 后来，第二次世界大战的小游击队是间谍活动，粘贴了纳粹分子，收集营地武器，有时杀死了纳粹。 苏联敏捷产业的主要统治是幼儿“英雄死亡”的事实，这使得通过必要的传记创造它们，并在意识形态上证实了它们的“壮举”。</text:p>
      <text:p text:style-name="P4">
随着2014年唐巴斯(Donbass)事件的开始，“英雄男孩”的新阶段已经展开。 Rospropaganda在坦率的假货中关于“纳粹的暴行”的帮助，解决了乌克兰人民化的真实信息战。 当时最著名的假货是关于斯拉夫扬斯克的“十字架男孩”的故事，据称乌克兰军队在他的母亲和城市居民的眼中被处决。 宣传谎言是如此明显，以至于俄罗斯媒体被迫认识到情节的假，而“十字架的男孩”立即成为了互联网模因和整个世界的微笑。 此后，俄罗斯一再传播有关乌克兰似乎被杀害的“唐巴斯儿童”的假货。</text:p>
      <text:p text:style-name="P4">
但是，随着一场全面战争的开始，“儿童维克蒂姆”的形象变成了“儿童英雄”的孩子</text:p>
      <text:p text:style-name="P4">
因此，在2022年春天，最受欢迎的俄罗斯新闻媒体出版物的英雄是男孩“ Alyoshka”，这是俄罗斯联合会Belgorod地区的居民，他沿着头盔沿着路线奔跑，并向装甲车辆迎接了装甲车，朝扎夫兰的边界。但是，俄罗斯的男孩开始掌握英雄，并成为宣传的新象征。 普京授予他勇气的奖牌，铭文“俄罗斯英雄”的铭文出现在乌姆布林斯克地区的栅栏上。 亚伦列斯姆(Alesm)的“壮举”环境席卷了俄罗斯，甚至在那开玩笑，除了一个在乌克兰“纳粹”十字架上幸存下来的婴儿。</text:p>
      <text:p text:style-name="P4">
这样的例子只是为了宣传的利益而系统地使用儿童的一部分</text:p>
      <text:p text:style-name="P4">
男孩和女孩越来越多地成为众多Z-Symbolism的直接参与者，以支持针对乌克兰的战争。 在乌克兰学校，学生告诉学生俄罗斯版的乌克兰正在发生的事情，关于“特殊行动英雄”，“莫斯科的朋友和敌人”。 年轻人参与了由国防部监督的“ Unarmia”组织。 在赫尔森地区被占领的地区的学校中，有10至11年级的学生开放，加入俄罗斯军队。</text:p>
      <text:p text:style-name="P4">
到2023年底，俄罗斯计划在被占领的领土上“处理”超过330万乌克兰儿童。</text:p>
      <text:p text:style-name="P4">
<text:span text:style-name="T4">
为什么俄罗斯联合会更新趋势“英雄男孩”？</text:span>
</text:p>
      <text:p text:style-name="P4">
首先，这是一种试图将儿童转变为俄罗斯Z-Patriotism的象征，即俄罗斯信心“战争是唐巴斯儿童的报仇”，这证明了乌克兰城市的炮击和平民的死亡。</text:p>
      <text:p text:style-name="P4">
其次，诸如“十字架男孩”之类的假货被用作情感触发因素，引起了俄罗斯人对“乌克兰犯罪”的另一波愤怒，并围绕乌克兰领土的“无效”和“解放”的共同目标巩固。</text:p>
      <text:p text:style-name="P4">
第三，这是克里姆林宫关于种植年轻俄罗斯青年和占领“正确”行为领土的政策的逻辑延续，其关键因素是敌人对敌人的形象的创造。 因此，年轻人准备一个在俄罗斯成立的动员储备或“志愿营”。</text:p>
      <text:p text:style-name="P4">
用儿童用作主要角色的操纵是俄罗斯宣传在听众中唤起情绪和经历的糟糕尝试，并创建信息背景以证明其在乌克兰的军事犯罪是合理的。</text:p>
      <text:p text:style-name="P4">
News Source: <text:a xlink:type="simple" xlink:href="https://armyinform.com.ua/2023/03/30/trend-hlopchykiv-geroyiv/" text:style-name="Internet_20_link" text:visited-style-name="Visited_20_Internet_20_Link">
https://armyinform.com.ua/2023/03/30/trend-hlopchykiv-geroyiv/</text:a>
</text:p>
      <!--NEWS-->
      <text:h text:style-name="P10" text:outline-level="1">
<text:span text:style-name="T4">
重返社会部向另外57个乌克兰囚犯家庭转移了1万UAH</text:span>
</text:h>
      <text:p text:style-name="P4">
作者: ['АРМІЯINFORM']</text:p>
      <text:p text:style-name="P4">
时间: 2023-03-30T38:00:00-04:00</text:p>
      <text:p text:style-name="P4">
描述: 29 Putan Rintegraita Timchasovo Okuba Teritarian乌克兰的桦木城堡...与乌克兰2022年的战争，与乌克兰的最新新闻战争，今天与乌克兰2022年的新闻战争，乌克兰与乌克兰和俄罗斯和俄罗斯之间的战争将与乌克兰之间的战争他们说，2022年，是否会在不久的将来与乌克兰进行战争</text:p>
      <text:p text:style-name="P4">
图片: ['<text:a xlink:type="simple" xlink:href="https://armyinform.com.ua/wp-content/uploads/2023/03/iryna-vereshhuk.jpg" text:style-name="Internet_20_link" text:visited-style-name="Visited_20_Internet_20_Link">
iryna-vereshhuk.jpg</text:a>
']</text:p>
      <text:p text:style-name="P4">
标签: ['ВІЙСЬКОВОПОЛОНЕНІ', 'ГРОШОВА ДОПОМОГА', 'МІНРЕІНТЕГРАЦІЇ']</text:p>
      <text:p text:style-name="P4">
类别: News</text:p>
      <!--METADATA-->
      <text:p text:style-name="P4">
<draw:frame draw:style-name="fr1" draw:name="Image8" text:anchor-type="as-char" svg:width="6.9236in" svg:height="4.615733in" draw:z-index="0">
<draw:image xlink:href="../Images/AРМІЯINFORM/2023-03-30T38-00-00-04-00/iryna-vereshhuk.jpg" xlink:type="simple" xlink:show="embed" xlink:actuate="onLoad" draw:mime-type="image/jpeg"/>
</draw:frame>
照片：Irina Vereshchuk / Facebook</text:p>
      <text:p text:style-name="P4">
3月29日，临时占领领土的重新整合部将570万个银行帐户的UAH划分为乌克兰公民的家庭，这些家庭被俄罗斯联邦非法剥夺了自由。</text:p>
      <text:p text:style-name="P4">
关于它<text:a xlink:type="simple" xlink:href="https://minre.gov.ua/2023/03/29/minreintegracziyi-pererahuvalo-shhe-57-mln-gryven-simyam-polonenyh/" text:style-name="Internet_20_link" text:visited-style-name="Visited_20_Internet_20_Link">
报告</text:a>
在重返社会的网站上。</text:p>
      <text:p text:style-name="P4">
“因此，有57名囚犯，平民和战俘获得了100,000 UAH的国家经济援助。</text:p>
      <text:p text:style-name="P4">
还注意到，1月初，重返社会部将UAH 1,200转移到了1,200名从囚禁和65个家庭中释放的UAH。</text:p>
      <text:p text:style-name="P4">
News Source: <text:a xlink:type="simple" xlink:href="https://armyinform.com.ua/2023/03/30/minreintegracziyi-pererahuvalo-po-100-tys-grn-shhe-57-simyam-ukrayinskyh-polonenyh/" text:style-name="Internet_20_link" text:visited-style-name="Visited_20_Internet_20_Link">
https://armyinform.com.ua/2023/03/30/minreintegracziyi-pererahuvalo-po-100-tys-grn-shhe-57-simyam-ukrayinskyh-polonenyh/</text:a>
</text:p>
      <!--NEWS-->
      <text:h text:style-name="P10" text:outline-level="1">
<text:span text:style-name="T4">
陆军朱莉娅·吉姆（Julia Jim</text:span>
</text:h>
      <text:p text:style-name="P4">
作者: ['АРМІЯINFORM']</text:p>
      <text:p text:style-name="P4">
时间: 2023-03-30T39:00:00-04:00</text:p>
      <text:p text:style-name="P4">
描述: Chemonati Svitu Biatlon serred Viiskovikh Armiiska的瑞典Boden Soli ...与乌克兰2022年的战争，与乌克兰的最新新闻，今天与乌克兰的新闻战争，今天与乌克兰2022年的新闻战争，乌克兰和俄罗斯之间的战争将与乌克兰的战争，以及俄罗斯之间的战争他们说，乌克兰在2022年是否会有一年的时间，在不久的将来是否会与乌克兰进行战争</text:p>
      <text:p text:style-name="P4">
图片: ['<text:a xlink:type="simple" xlink:href="https://armyinform.com.ua/wp-content/uploads/2023/03/630_360_1674640741-684-1.jpg" text:style-name="Internet_20_link" text:visited-style-name="Visited_20_Internet_20_Link">
630_360_1674640741-684-1.jpg</text:a>
']</text:p>
      <text:p text:style-name="P4">
标签: ['АРМІЙСЬКІ СПОРТСМЕНИ', 'БІАТЛОН']</text:p>
      <text:p text:style-name="P4">
类别: News</text:p>
      <!--METADATA-->
      <text:p text:style-name="P4">
<draw:frame draw:style-name="fr1" draw:name="Image9" text:anchor-type="as-char" svg:width="6.9236in" svg:height="3.956343in" draw:z-index="0">
<draw:image xlink:href="../Images/AРМІЯINFORM/2023-03-30T39-00-00-04-00/630_360_1674640741-684-1.jpg" xlink:type="simple" xlink:show="embed" xlink:actuate="onLoad" draw:mime-type="image/jpeg"/>
</draw:frame>
在瑞典的Boden中，在军事军队锦标赛的冠军 - 胜利者中，乌克兰武装部队CSC代表尤利亚·吉姆(Yulia Jim)成为第九名。</text:p>
      <text:p text:style-name="P4">
关于它<text:a xlink:type="simple" xlink:href="http://live.skidor.com/3705#result@29812@1@-1" text:style-name="Internet_20_link" text:visited-style-name="Visited_20_Internet_20_Link">
报告</text:a>
乌克兰联合会。</text:p>
      <text:p text:style-name="P4">
朱莉娅·吉姆(Julia Jim)在个人比赛中表现出了乌克兰人的最佳成绩。</text:p>
      <text:p text:style-name="P4">
奥地利丽莎居住者赢得了妇女的胜利。 她成为比赛的唯一参与者之一，他们没有去罚球区，在终点线，在40秒内结束了最接近的竞争对手。</text:p>
      <text:p text:style-name="P4">
News Source: <text:a xlink:type="simple" xlink:href="https://armyinform.com.ua/2023/03/30/armijka-yuliya-dzhyma-u-top-10-spryntu-na-chs-z-biatlonu-sered-vijskovyh/" text:style-name="Internet_20_link" text:visited-style-name="Visited_20_Internet_20_Link">
https://armyinform.com.ua/2023/03/30/armijka-yuliya-dzhyma-u-top-10-spryntu-na-chs-z-biatlonu-sered-vijskovyh/</text:a>
</text:p>
      <!--NEWS-->
      <text:h text:style-name="P10" text:outline-level="1">
<text:span text:style-name="T4">
“白俄罗斯的乌克兰破坏者”和“承认俄罗斯联邦被占领的领土”  - 俄罗斯宣传的新主题</text:span>
</text:h>
      <text:p text:style-name="P4">
作者: ['АРМІЯINFORM']</text:p>
      <text:p text:style-name="P4">
时间: 2023-03-30T40:00:00-04:00</text:p>
      <text:p text:style-name="P4">
描述: Wizin -Format中心在乌克兰Viyaviv的RNBO，Pusceia Prosisty Prosise：...与乌克兰2022年的战争，与乌克兰的最新新闻，今天与乌克兰的新闻，今天与乌克兰的新闻战争，今天与乌克兰的新闻战争，乌克兰和乌克兰之间的战争会发生俄罗斯，当他们在2022年与乌克兰进行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3/propaganda.jpg" text:style-name="Internet_20_link" text:visited-style-name="Visited_20_Internet_20_Link">
propaganda.jpg</text:a>
']</text:p>
      <text:p text:style-name="P4">
标签: ['РОСІЙСЬКА ПРОПАГАНДА', 'ЦПД РНБО']</text:p>
      <text:p text:style-name="P4">
类别: News</text:p>
      <!--METADATA-->
      <text:p text:style-name="P4">
<draw:frame draw:style-name="fr1" draw:name="Image10" text:anchor-type="as-char" svg:width="6.9236in" svg:height="3.992609in" draw:z-index="0">
<draw:image xlink:href="../Images/AРМІЯINFORM/2023-03-30T40-00-00-04-00/propaganda.jpg" xlink:type="simple" xlink:show="embed" xlink:actuate="onLoad" draw:mime-type="image/jpeg"/>
</draw:frame>
在乌克兰NSPO中打击错误信息的中心<text:a xlink:type="simple" xlink:href="https://t.me/CenterCounteringDisinformation/4716" text:style-name="Internet_20_link" text:visited-style-name="Visited_20_Internet_20_Link">
发现</text:a>
，这一天 - 派遣者传播：</text:p>
      <text:p text:style-name="P4">
<text:span text:style-name="T4">
错误信息</text:span>
</text:p>
      <text:p text:style-name="P4">
俄罗斯联邦的媒体报道：“俄罗斯不排除将基夫人转移到白俄罗斯来推翻共和国领导人的可能性。 白俄罗斯人应考虑到风险，并击退挑衅和全面的敌人的入侵。”</text:p>
      <text:p text:style-name="P4">
<text:span text:style-name="T4">
操纵</text:span>
</text:p>
      <text:p text:style-name="P4">
“如果乌克兰军方和武器供应终止敌对行动，乌克兰的可持续和平是可能的。 乌克兰的中性，非核和骨盆状态，以及对新领土的认可。 俄罗斯联邦不得在其边界上遭受反俄罗斯国家的存在。”</text:p>
      <text:p text:style-name="P4">
<text:span text:style-name="T4">
 伪造的 </text:span>
</text:p>
      <text:p text:style-name="P4">
俄罗斯大使馆在评论对乌克兰的乌克兰族群认可的决议时说：“ holodomor”的概念是一种政治和意识形态的建构，是由乌克兰乌克兰超级裔和俄罗斯恐怖分子发明的。”</text:p>
      <text:p text:style-name="P4">
News Source: <text:a xlink:type="simple" xlink:href="https://armyinform.com.ua/2023/03/30/novi-temy-rosijskoyi-propagandy/" text:style-name="Internet_20_link" text:visited-style-name="Visited_20_Internet_20_Link">
https://armyinform.com.ua/2023/03/30/novi-temy-rosijskoyi-propagandy/</text:a>
</text:p>
      <!--NEWS-->
      <text:h text:style-name="P10" text:outline-level="1">
<text:span text:style-name="T4">
他领导了赫森地区的NFF，并促进了俄罗斯措施：据报道怀疑公民</text:span>
</text:h>
      <text:p text:style-name="P4">
作者: ['АРМІЯINFORM']</text:p>
      <text:p text:style-name="P4">
时间: 2023-03-30T41:00:00-04:00</text:p>
      <text:p text:style-name="P4">
描述: Grumadyanin关于Vravvodovann，Zbroino Vravodovanni的事实被骗了...与乌克兰2022年的战争，与乌克兰的战争是今天的最新新闻，这是与乌克兰2022年的新闻战争，今天是乌克兰和乌克兰之间的最后一场战争，将在乌克兰和战争之间发动战争。俄罗斯，当2022年与乌克兰的战争将在2022年，他们是否会在不久的将来与乌克兰进行战争，他们说，与乌克兰的战争，今天的乌克兰新闻，乌克兰的新闻，乌克兰的乌克兰媒体新闻</text:p>
      <text:p text:style-name="P4">
图片: ['<text:a xlink:type="simple" xlink:href="https://armyinform.com.ua/wp-content/uploads/2023/03/14-4.jpg" text:style-name="Internet_20_link" text:visited-style-name="Visited_20_Internet_20_Link">
14-4.jpg</text:a>
']</text:p>
      <text:p text:style-name="P4">
标签: ['ЗРАДНИКИ', 'КОЛАБОРАНТИ', 'ОФІС ГЕНЕРАЛЬНОГО ПРОКУРОРА УКРАЇНИ']</text:p>
      <text:p text:style-name="P4">
类别: News</text:p>
      <!--METADATA-->
      <text:p text:style-name="P4">
<draw:frame draw:style-name="fr1" draw:name="Image11" text:anchor-type="as-char" svg:width="6.9236in" svg:height="3.929143in" draw:z-index="0">
<draw:image xlink:href="../Images/AРМІЯINFORM/2023-03-30T41-00-00-04-00/14-4.jpg" xlink:type="simple" xlink:show="embed" xlink:actuate="onLoad" draw:mime-type="image/jpeg"/>
</draw:frame>
据报道，公民的怀疑是关于俄罗斯联邦对乌克兰和合作活动的武装侵略的事实的报道。</text:p>
      <text:p text:style-name="P4">
关于它<text:a xlink:type="simple" xlink:href="https://www.gp.gov.ua/ua/posts/povidomleno-pro-pidozru-gromadyaninu-yakii-ocolyuje-nzf-na-xersonshhini-ta-propaguje-russkii-mir" text:style-name="Internet_20_link" text:visited-style-name="Visited_20_Internet_20_Link">
报告</text:a>
乌克兰办公室。</text:p>
      <text:p text:style-name="P4">
根据调查，嫌疑人居住在布罗瓦斯基地区的领土上，在与熟人的会议上保证，俄罗斯联邦拯救了我们的乌克兰，并证明了入侵者的行动是合理的。</text:p>
      <text:p text:style-name="P4">
2022年8月，他有目的地去了临时占领的赫森努伊(Khersonui)，开始与俄罗斯联邦占领政府合作。 他自愿拥抱“掠夺性 - 志愿者实行营的非法武装准军事形成”的指挥官。 V.F. Margelova”，由侵略者国家的代表创建。</text:p>
      <text:p text:style-name="P4">
NFF的主要任务是开展侦察活动，并对乌克兰的武装力量和其他军事形式进行战斗人员，以保护乌克兰的非言论，主权和领土完整。</text:p>
      <text:p text:style-name="P4">
通过举着穿着俄罗斯军事形式的嫌疑人，他向当地居民鞠躬与占领政府非法合作。 在进入他领导的非法武装阵型的行列之前，他进行了竞选。</text:p>
      <text:p text:style-name="P4">
News Source: <text:a xlink:type="simple" xlink:href="https://armyinform.com.ua/2023/03/30/ocholyuvav-nzf-na-hersonshhyni-ta-propaguvav-ruskyj-myr-povidomleno-pro-pidozru-gromadyanynu/" text:style-name="Internet_20_link" text:visited-style-name="Visited_20_Internet_20_Link">
https://armyinform.com.ua/2023/03/30/ocholyuvav-nzf-na-hersonshhyni-ta-propaguvav-ruskyj-myr-povidomleno-pro-pidozru-gromadyanynu/</text:a>
</text:p>
      <!--NEWS-->
      <text:h text:style-name="P10" text:outline-level="1">
<text:span text:style-name="T4">
俄罗斯人在克里米亚进行过滤和反情绪</text:span>
</text:h>
      <text:p text:style-name="P4">
作者: ['АРМІЯINFORM']</text:p>
      <text:p text:style-name="P4">
时间: 2023-03-30T42:00:00-04:00</text:p>
      <text:p text:style-name="P4">
描述: Zagarbniki逃脱活跃的柜台-Rosovaln和Tu Filtraziyin to timchasovo ...与乌克兰2022年的战争，与乌克兰与乌克兰的最新新闻，今天与乌克兰的新闻战争，与乌克兰2022年的新闻战争，乌克兰和俄罗斯之间的战争以及战争时会发生他们说，与乌克兰将在2022年，他们会在不久的将来与乌克兰战争，他们说，与乌克兰的战争，今天的乌克兰新闻，乌克兰的新闻，乌克兰媒体在俄罗斯的乌克兰新闻</text:p>
      <text:p text:style-name="P4">
图片: ['<text:a xlink:type="simple" xlink:href="https://armyinform.com.ua/wp-content/uploads/2023/03/04cb49e-7755486-krym-1.jpg" text:style-name="Internet_20_link" text:visited-style-name="Visited_20_Internet_20_Link">
04cb49e-7755486-krym-1.jpg</text:a>
']</text:p>
      <text:p text:style-name="P4">
标签: ['STOPRUSSIA', 'ГШ ЗСУ', 'РАНКОВЕ ЗВЕДЕННЯ']</text:p>
      <text:p text:style-name="P4">
类别: News</text:p>
      <!--METADATA-->
      <text:p text:style-name="P4">
<draw:frame draw:style-name="fr1" draw:name="Image12" text:anchor-type="as-char" svg:width="6.9236in" svg:height="3.883237in" draw:z-index="0">
<draw:image xlink:href="../Images/AРМІЯINFORM/2023-03-30T42-00-00-04-00/04cb49e-7755486-krym-1.jpg" xlink:type="simple" xlink:show="embed" xlink:actuate="onLoad" draw:mime-type="image/jpeg"/>
</draw:frame>
入侵者进行了积极的反情报和占领克里米亚的过滤度量。</text:p>
      <text:p text:style-name="P4">
关于这个<text:a xlink:type="simple" xlink:href="https%3A%2F%2Fwww.facebook.com%2FGeneralStaff.ua%2Fposts%2Fpfbid02bTfm2YmKFmHKFf2hCqPNGiU3nbr7HHSciXV2dE2nDovT1HcJTN7bWyiDF9NvS2cFl&amp;show_text=true&amp;width=500" text:style-name="Internet_20_link" text:visited-style-name="Visited_20_Internet_20_Link">
被引用</text:a>
在武装部队总参谋部的运营信息中。</text:p>
      <text:p text:style-name="P4">
在克里米亚自治共和国暂时占领领土的某些定居点中，俄罗斯入侵者继续对乌克兰公民施加压力，侵犯了人权。</text:p>
      <text:p text:style-name="P4">
“尤其是，FSB工人通过羞辱过滤程序，进行脱衣服，对平民的殴打等进行屈辱，进行审判，等等。</text:p>
      <text:p text:style-name="P4">
News Source: <text:a xlink:type="simple" xlink:href="https://armyinform.com.ua/2023/03/30/rosiyany-provodyat-filtraczijni-ta-kontrrozviduvalni-zahody-u-krymu/" text:style-name="Internet_20_link" text:visited-style-name="Visited_20_Internet_20_Link">
https://armyinform.com.ua/2023/03/30/rosiyany-provodyat-filtraczijni-ta-kontrrozviduvalni-zahody-u-krymu/</text:a>
</text:p>
      <!--NEWS-->
      <text:h text:style-name="P10" text:outline-level="1">
<text:span text:style-name="T4">
乌克兰每天的国防军击退了88次敌人袭击 - 武装部队的总人员</text:span>
</text:h>
      <text:p text:style-name="P4">
作者: ['АРМІЯINFORM']</text:p>
      <text:p text:style-name="P4">
时间: 2023-03-30T43:00:00-04:00</text:p>
      <text:p text:style-name="P4">
描述: 对于永久的乌克兰乌克兰Zakhisniki Vidniyi 88对Chotirokh Light的倾泻攻击。 关于...与乌克兰2022年的战争，与乌克兰的最新新闻战争，与乌克兰的新闻战争，2022年的新闻战争，今天将在乌克兰和俄罗斯之间发动战争，当2022年与乌克兰的战争将是与乌克兰的战争，将是他们说，在不久的将来与乌克兰发动了战争</text:p>
      <text:p text:style-name="P4">
图片: ['<text:a xlink:type="simple" xlink:href="https://armyinform.com.ua/wp-content/uploads/2023/03/338857340_771180584440446_4035635639189006408_n.jpg" text:style-name="Internet_20_link" text:visited-style-name="Visited_20_Internet_20_Link">
338857340_771180584440446_4035635639189006408_n.jpg</text:a>
']</text:p>
      <text:p text:style-name="P4">
标签: ['АГРЕСІЯ РФ', 'БАХМУТ', 'ГШ ЗСУ']</text:p>
      <text:p text:style-name="P4">
类别: News</text:p>
      <!--METADATA-->
      <text:p text:style-name="P4">
<draw:frame draw:style-name="fr1" draw:name="Image13" text:anchor-type="as-char" svg:width="6.9236in" svg:height="4.622945in" draw:z-index="0">
<draw:image xlink:href="../Images/AРМІЯINFORM/2023-03-30T43-00-00-04-00/338857340_771180584440446_4035635639189006408_n.jpg" xlink:type="simple" xlink:show="embed" xlink:actuate="onLoad" draw:mime-type="image/jpeg"/>
</draw:frame>
在过去的一天中，乌克兰防守者在四圈中击退了88次敌人进攻。</text:p>
      <text:p text:style-name="P4">
关于这个<text:a xlink:type="simple" xlink:href="https%3A%2F%2Fwww.facebook.com%2FGeneralStaff.ua%2Fposts%2Fpfbid02bTfm2YmKFmHKFf2hCqPNGiU3nbr7HHSciXV2dE2nDovT1HcJTN7bWyiDF9NvS2cFl&amp;show_text=true&amp;width=500" text:style-name="Internet_20_link" text:visited-style-name="Visited_20_Internet_20_Link">
被引用</text:a>
在武装部队总参谋部的运营信息中。</text:p>
      <text:p text:style-name="P4">
敌人专注于在纳利曼斯克，巴赫穆特，阿夫迪夫和玛丽斯基的方向上的进攻行动上的主要努力。 乌克兰的国防部反映了60多次敌方攻击。</text:p>
      <text:p text:style-name="P4">
特别是，在巴赫穆特(Bakhmut)的方向上，敌人继续了巴赫穆特(Bakhmut)的风暴。</text:p>
      <text:p text:style-name="P4">
在敌人的袭击行动中，我们的战士击败了28次敌人袭击。 当时，白天，敌人在高级瓦西利夫卡地区进行了不成功的进攻行动。 他向定居点，Orikhovo-vasylivka，Bakhmut，Ivanovo，Yar，Novomarka和Alexander-Shultine Donetsk地区的时代。</text:p>
      <text:p text:style-name="P4">
News Source: <text:a xlink:type="simple" xlink:href="https://armyinform.com.ua/2023/03/30/syly-oborony-ukrayiny-za-dobu-vidbyly-88-atak-protyvnyka-genshtab-zsu/" text:style-name="Internet_20_link" text:visited-style-name="Visited_20_Internet_20_Link">
https://armyinform.com.ua/2023/03/30/syly-oborony-ukrayiny-za-dobu-vidbyly-88-atak-protyvnyka-genshtab-zsu/</text:a>
</text:p>
      <!--NEWS-->
      <text:h text:style-name="P10" text:outline-level="1">
<text:span text:style-name="T4">
马根和炮兵击中了3个集中的区域</text:span>
</text:h>
      <text:p text:style-name="P4">
作者: ['АРМІЯINFORM']</text:p>
      <text:p text:style-name="P4">
时间: 2023-03-30T44:00:00-04:00</text:p>
      <text:p text:style-name="P4">
描述: 由乌克兰的炮兵导弹粘贴，Zoserdzhennya的3个地区。他们说，与乌克兰与乌克兰的战争在不久的将来是否会在不久的将来与乌克兰进行战争，他们说，与乌克兰的战争，今天的乌克兰新闻，乌克兰的新闻，乌克兰媒体在俄罗斯的乌克兰新闻</text:p>
      <text:p text:style-name="P4">
图片: ['<text:a xlink:type="simple" xlink:href="https://armyinform.com.ua/wp-content/uploads/2023/03/a1e1867-337361361-889052815684141-1374188807632917711-n-e1680149022632.jpg" text:style-name="Internet_20_link" text:visited-style-name="Visited_20_Internet_20_Link">
a1e1867-337361361-889052815684141-1374188807632917711-n-e1680149022632.jpg</text:a>
']</text:p>
      <text:p text:style-name="P4">
标签: ['STOPRUSSIA', 'АГРЕСІЯ РФ', 'ГШ ЗСУ', 'РАНКОВЕ ЗВЕДЕННЯ']</text:p>
      <text:p text:style-name="P4">
类别: News</text:p>
      <!--METADATA-->
      <text:p text:style-name="P4">
<draw:frame draw:style-name="fr1" draw:name="Image14" text:anchor-type="as-char" svg:width="6.9236in" svg:height="4.235356in" draw:z-index="0">
<draw:image xlink:href="../Images/AРМІЯINFORM/2023-03-30T44-00-00-04-00/a1e1867-337361361-889052815684141-1374188807632917711-n-e1680149022632.jpg" xlink:type="simple" xlink:show="embed" xlink:actuate="onLoad" draw:mime-type="image/jpeg"/>
</draw:frame>
最后一天，乌克兰火箭发射器和炮兵击中了3个敌人的力量，武器和军事装备，无线电斗争站，弹药组成和2燃料和敌人的润滑剂的组成。</text:p>
      <text:p text:style-name="P4">
关于这个<text:a xlink:type="simple" xlink:href="https%3A%2F%2Fwww.facebook.com%2FGeneralStaff.ua%2Fposts%2Fpfbid02bTfm2YmKFmHKFf2hCqPNGiU3nbr7HHSciXV2dE2nDovT1HcJTN7bWyiDF9NvS2cFl&amp;show_text=true&amp;width=500" text:style-name="Internet_20_link" text:visited-style-name="Visited_20_Internet_20_Link">
被引用</text:a>
在武装部队总参谋部的运营信息中。</text:p>
      <text:p text:style-name="P4">
国防军的航空同时，在占领的集中度中击中了5次，武装部队的空军部队被俄罗斯的Su-24m摧毁。</text:p>
      <text:p text:style-name="P4">
News Source: <text:a xlink:type="simple" xlink:href="https://armyinform.com.ua/2023/03/30/raketnyky-i-artylerysty-urazyly-3-rajony-zoseredzhennya-zhyvoyi-syly-rf-ta-sklad-z-boyeprypasamy/" text:style-name="Internet_20_link" text:visited-style-name="Visited_20_Internet_20_Link">
https://armyinform.com.ua/2023/03/30/raketnyky-i-artylerysty-urazyly-3-rajony-zoseredzhennya-zhyvoyi-syly-rf-ta-sklad-z-boyeprypasamy/</text:a>
</text:p>
      <!--NEWS-->
      <text:h text:style-name="P10" text:outline-level="1">
<text:span text:style-name="T4">
在敌对行动的震中仍然是Belogovka，Bakhmut，Avdiivka，Marinka</text:span>
</text:h>
      <text:p text:style-name="P4">
作者: ['АРМІЯINFORM']</text:p>
      <text:p text:style-name="P4">
时间: 2023-03-30T45:00:00-04:00</text:p>
      <text:p text:style-name="P4">
描述: 对手Zoservzhil Zuillya在Limansky领先的高级DI，...与乌克兰2022年的战争，与乌克兰的最新新闻战争，今天与乌克兰2022年的新闻战争，乌克兰和俄罗斯之间的战争以及与乌克兰之间的战争会发生他们说，在2022年，无论是否有一年，是否会在不久的将来与乌克兰进行战争</text:p>
      <text:p text:style-name="P4">
图片: ['<text:a xlink:type="simple" xlink:href="https://armyinform.com.ua/wp-content/uploads/2023/03/87f220a4aeea4c07c1725d6882796247.webp" text:style-name="Internet_20_link" text:visited-style-name="Visited_20_Internet_20_Link">
87f220a4aeea4c07c1725d6882796247.webp</text:a>
']</text:p>
      <text:p text:style-name="P4">
标签: ['STOPRUSSIA', 'ГШ ЗСУ', 'ОПЕРАТИВНА ІНФОРМАЦІЯ', 'РАНКОВЕ ЗВЕДЕННЯ']</text:p>
      <text:p text:style-name="P4">
类别: News</text:p>
      <!--METADATA-->
      <text:p text:style-name="P4">
<draw:frame draw:style-name="fr1" draw:name="Image15" text:anchor-type="as-char" svg:width="6.9236in" svg:height="3.4618in" draw:z-index="0">
<draw:image xlink:href="../ConvertedIMGs/AРМІЯINFORM/2023-03-30T45-00-00-04-00/87f220a4aeea4c07c1725d6882796247.png" xlink:type="simple" xlink:show="embed" xlink:actuate="onLoad" draw:mime-type="image/png"/>
</draw:frame>
敌人专注于在纳利曼斯克，巴赫穆特，阿夫迪夫和玛丽斯基的方向上的进攻行动上的主要努力。</text:p>
      <text:p text:style-name="P4">
关于这个<text:a xlink:type="simple" xlink:href="https%3A%2F%2Fwww.facebook.com%2FGeneralStaff.ua%2Fposts%2Fpfbid02bTfm2YmKFmHKFf2hCqPNGiU3nbr7HHSciXV2dE2nDovT1HcJTN7bWyiDF9NvS2cFl&amp;show_text=true&amp;width=500" text:style-name="Internet_20_link" text:visited-style-name="Visited_20_Internet_20_Link">
被引用</text:a>
在武装部队总参谋部的运营信息中。</text:p>
      <text:p text:style-name="P4">
Bigorovka，Bakhmut，Avdiivka和Marinka仍然留在战斗的中心。</text:p>
      <text:p text:style-name="P4">
在Volyn，Polissya，Siversky和Slobozhansky的指示，没有发生重大变化的行动生产，将揭示敌人进攻团体形成的迹象。 在最后一天，敌人向Sumy地区的Chervatnatsk，Esman，Kucherivka，Bilopillya，Bilopillya，Volfine和Basivka开火，以及Kharkiv地区的15个定居点。</text:p>
      <text:p text:style-name="P4">
白天，敌人在利马的方向上带领斯特尔马奇卡和休会地区的进攻潜水员失败。 kupyansk，两年，西方，petropavlivka ixidivka遭受了炮击。 Stelmakhivka，Nevskoye，Kuzmin，Bigorivka -Luhansk以及Wells以及Donetsk地区有争议的和Siversk。</text:p>
      <text:p text:style-name="P4">
在Avdeevsky和Marinsky的指示中，敌人进行了Novokalinovo，Stepov，Avdiivka，Severne，Severne，Pervomaisk，Donetsk地区的Marinka的进攻行动，没有成功。 他尤其是开除了诺沃卡林，斯蒂维沃，阿夫迪夫卡，塞弗恩，沃迪安，普遍，卡洛夫卡，克拉斯诺戈里夫卡，马林卡，胜利，胜利和唐纳茨克地区的诺瓦米卡利夫卡。</text:p>
      <text:p text:style-name="P4">
在矿物方向上，白天，敌人向地区，前身和更大的Novosilka开火。</text:p>
      <text:p text:style-name="P4">
News Source: <text:a xlink:type="simple" xlink:href="https://armyinform.com.ua/2023/03/30/v-epiczentri-bojovyh-dij-zalyshayutsya-bilogorivka-bahmut-avdiyivka-maryinka/" text:style-name="Internet_20_link" text:visited-style-name="Visited_20_Internet_20_Link">
https://armyinform.com.ua/2023/03/30/v-epiczentri-bojovyh-dij-zalyshayutsya-bilogorivka-bahmut-avdiyivka-maryinka/</text:a>
</text:p>
      <!--NEWS-->
      <text:h text:style-name="P10" text:outline-level="1">
<text:span text:style-name="T4">
在乌克兰第400届防守日被淘汰了近1.73千名占领者</text:span>
</text:h>
      <text:p text:style-name="P4">
作者: ['АРМІЯINFORM']</text:p>
      <text:p text:style-name="P4">
时间: 2023-03-30T46:00:00-04:00</text:p>
      <text:p text:style-name="P4">
描述: Zagalni Boyov，在02.24.22至03/30/23 Orintovo成为：...与乌克兰2022年战争，与乌克兰的战争，今天与乌克兰的最新新闻，与乌克兰的新闻战争，今天与乌克兰2022年的新闻战争，乌克兰会在乌克兰之间发生战争和俄罗斯以及2022年与乌克兰战争时，是否会在不久的将来与乌克兰进行战争，他们说，今天与乌克兰的战争，今天的乌克兰新闻，乌克兰媒体在俄罗斯的乌克兰新闻</text:p>
      <text:p text:style-name="P4">
图片: ['<text:a xlink:type="simple" xlink:href="https://armyinform.com.ua/wp-content/uploads/2023/03/photo_5271478873420318186_w-scaled.jpg" text:style-name="Internet_20_link" text:visited-style-name="Visited_20_Internet_20_Link">
photo_5271478873420318186_w-scaled.jpg</text:a>
']</text:p>
      <text:p text:style-name="P4">
标签: ['ВТРАТИ ВОРОГА']</text:p>
      <text:p text:style-name="P4">
类别: News</text:p>
      <!--METADATA-->
      <text:p text:style-name="P4">
<draw:frame draw:style-name="fr1" draw:name="Image16" text:anchor-type="as-char" svg:width="6.9236in" svg:height="6.992836in" draw:z-index="0">
<draw:image xlink:href="../Images/AРМІЯINFORM/2023-03-30T46-00-00-04-00/photo_5271478873420318186_w-scaled.jpg" xlink:type="simple" xlink:show="embed" xlink:actuate="onLoad" draw:mime-type="image/jpeg"/>
</draw:frame>
敌人从24.02.22到30.03.23的总损失将定向：</text:p>
      <text:p text:style-name="P4">
<text:span text:style-name="T4">
<text:span text:style-name="T5">
人员 -  </text:span>
* 172 900(+560)淘汰的人</text:span>
<text:span text:style-name="T5">
坦克 -  </text:span>
<text:span text:style-name="T5">
 3610(+1)</text:span>
<text:span text:style-name="T4">
战斗装甲车 -  </text:span>
 6974(+8)<text:span text:style-name="T4">
<text:span text:style-name="T5">
炮兵系统 -  </text:span>
<text:span text:style-name="T5">
 2671(+12)</text:span>
 </text:span>
 rszv- <text:span text:style-name="T4">
 526(0)</text:span>
<text:span text:style-name="T5">
防防防防防空防 -  </text:span>
<text:span text:style-name="T5">
 278(+1)</text:span>
<text:span text:style-name="T4">
飞机 -  </text:span>
 306(0)<text:span text:style-name="T4">
<text:span text:style-name="T5">
直升机 -  </text:span>
* 291(0)</text:span>
<text:span text:style-name="T5">
无人机手术战术水平 -  </text:span>
<text:span text:style-name="T5">
 2239(0)</text:span>
<text:span text:style-name="T4">
有翼的导弹 -  </text:span>
 911(0)<text:span text:style-name="T4">
<text:span text:style-name="T5">
船 /船 -  </text:span>
* 18(0)</text:span>
<text:span text:style-name="T5">
汽车设备和坦克 -  </text:span>
<text:span text:style-name="T5">
 5518(+11)</text:span>
<text:span text:style-name="T4">
特殊技术 -  </text:span>
 291(+3)指定数据...</text:p>
      <text:p text:style-name="P4">
击败占用者!让我们一起赢!我们的力量真实!</text:p>
      <text:p text:style-name="P4">
<text:span text:style-name="T4">
资料来源：</text:span>
 <text:a xlink:type="simple" xlink:href="https://www.facebook.com/GeneralStaff.ua" text:style-name="Internet_20_link" text:visited-style-name="Visited_20_Internet_20_Link">
武装部队总参谋部</text:a>
截至30.03.23。</text:p>
      <text:p text:style-name="P4">
News Source: <text:a xlink:type="simple" xlink:href="https://armyinform.com.ua/2023/03/30/na-400-j-den-oborony-ukrayiny-likvidovano-majzhe-173-tysyachi-okupantiv/" text:style-name="Internet_20_link" text:visited-style-name="Visited_20_Internet_20_Link">
https://armyinform.com.ua/2023/03/30/na-400-j-den-oborony-ukrayiny-likvidovano-majzhe-173-tysyachi-okupantiv/</text:a>
</text:p>
      <!--NEWS-->
      <text:h text:style-name="P10" text:outline-level="1">
<text:span text:style-name="T4">
瑞士加入第十欧盟反俄罗斯套餐</text:span>
</text:h>
      <text:p text:style-name="P4">
作者: ['АРМІЯINFORM']</text:p>
      <text:p text:style-name="P4">
时间: 2023-03-30T47:00:00-04:00</text:p>
      <text:p text:style-name="P4">
描述: 联邦拉达（Federal Rada）瑞士人赞扬了玫瑰色桑兹（Rosy Sanzi）的行 - 与乌克兰2022年的战争，与乌克兰与乌克兰的最新消息，今天与乌克兰的新闻战争，今天与乌克兰2022年的新闻战争，乌克兰和俄罗斯之间的战争将发生战争，他们在2022年与乌克兰与乌克兰的战争，无论是否将在不久</text:p>
      <text:p text:style-name="P4">
图片: ['<text:a xlink:type="simple" xlink:href="https://armyinform.com.ua/wp-content/uploads/2023/03/630_360_1547687710-719.jpg" text:style-name="Internet_20_link" text:visited-style-name="Visited_20_Internet_20_Link">
630_360_1547687710-719.jpg</text:a>
']</text:p>
      <text:p text:style-name="P4">
标签: ['ЕКОНОМІКА РФ', 'КРАХ РОСІЙСЬКОЇ ЕКОНОМІКИ', 'САНКЦІЇ РФ', 'СВІТ ПІДТРИМУЄ УКРАЇНУ', 'ШВЕЙЦАРІЯ']</text:p>
      <text:p text:style-name="P4">
类别: News</text:p>
      <!--METADATA-->
      <text:p text:style-name="P4">
<draw:frame draw:style-name="fr1" draw:name="Image17" text:anchor-type="as-char" svg:width="6.9236in" svg:height="3.956343in" draw:z-index="0">
<draw:image xlink:href="../Images/AРМІЯINFORM/2023-03-30T47-00-00-04-00/630_360_1547687710-719.jpg" xlink:type="simple" xlink:show="embed" xlink:actuate="onLoad" draw:mime-type="image/jpeg"/>
</draw:frame>
瑞士联邦理事会已决定对俄罗斯实施制裁，以回应第十套欧盟的经济限制。</text:p>
      <text:p text:style-name="P4">
关于这个<text:a xlink:type="simple" xlink:href="https://www.admin.ch/gov/en/start/documentation/media-releases.msg-id-94032.html" text:style-name="Internet_20_link" text:visited-style-name="Visited_20_Internet_20_Link">
被引用</text:a>
在瑞士电力的信息中。</text:p>
      <text:p text:style-name="P4">
欧盟于2月25日批准了针对乌克兰的侵略的第十套制裁，并于3月1日在其能力范围内，瑞士的经济部和瑞士tades的教育增加了俄罗斯联邦的120个人和法律实体到制裁清单。</text:p>
      <text:p text:style-name="P4">
瑞士联邦理事会的当前决定加入了其余活动。 他们设想禁止俄罗斯公民组成管理关键基础设施对象的公司管理机构，并对商品的进一步制裁。</text:p>
      <text:p text:style-name="P4">
特别是，引入了对不同类型的出口(例如双重用户，国防和工业部门)以及航空和航空工业中使用的公司的新禁令和限制。</text:p>
      <text:p text:style-name="P4">
另外，瑞士当局决定允许将资金转移给被认可的个人，如果被认为是保护瑞士利益的必要条件。</text:p>
      <text:p text:style-name="P4">
瑞士以前一直始终加入欧盟联盟的所有制裁，并解释说，这并不矛盾其中立的原则。</text:p>
      <text:p text:style-name="P4">
News Source: <text:a xlink:type="simple" xlink:href="https://armyinform.com.ua/2023/03/30/shvejczariya-pryyednalasya-do-10-paketu-antyrosijskyh-sankczij-yes/" text:style-name="Internet_20_link" text:visited-style-name="Visited_20_Internet_20_Link">
https://armyinform.com.ua/2023/03/30/shvejczariya-pryyednalasya-do-10-paketu-antyrosijskyh-sankczij-yes/</text:a>
</text:p>
      <!--NEWS-->
      <text:h text:style-name="P10" text:outline-level="1">
<text:span text:style-name="T4">
失踪人员的区域协调员将获得瑞士的帮助</text:span>
</text:h>
      <text:p text:style-name="P4">
作者: ['АРМІЯINFORM']</text:p>
      <text:p text:style-name="P4">
时间: 2023-03-30T48:00:00-04:00</text:p>
      <text:p text:style-name="P4">
描述: 统治Zi tsniklikh，Unwind Oleg Kotenko Proviv，I Robu Zustych Iz代表...与乌克兰2022年的战争，与乌克兰的最新消息，今天与乌克兰的新闻，今天与乌克兰的新闻战争，今天与乌克兰的新闻战争，乌克兰和俄罗斯和俄罗斯和俄罗斯之间的战争将会他们说，与乌克兰的战争在2022年是否会有一年的战争，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3/03/0e976d4d-8c8c-4b33-9a5a-bfe043c923ce-e1680155509655.jpeg" text:style-name="Internet_20_link" text:visited-style-name="Visited_20_Internet_20_Link">
0e976d4d-8c8c-4b33-9a5a-bfe043c923ce-e1680155509655.jpeg</text:a>
']</text:p>
      <text:p text:style-name="P4">
标签: ['МІНРЕІНТЕГРАЦІЇ', 'ОЛЕГ КОТЕНКО', 'ШВЕЙЦАРІЯ']</text:p>
      <text:p text:style-name="P4">
类别: News</text:p>
      <!--METADATA-->
      <text:p text:style-name="P4">
<draw:frame draw:style-name="fr1" draw:name="Image18" text:anchor-type="as-char" svg:width="6.9236in" svg:height="3.998379in" draw:z-index="0">
<draw:image xlink:href="../Images/AРМІЯINFORM/2023-03-30T48-00-00-04-00/0e976d4d-8c8c-4b33-9a5a-bfe043c923ce-e1680155509655.jpeg" xlink:type="simple" xlink:show="embed" xlink:actuate="onLoad" draw:mime-type="image/jpeg"/>
</draw:frame>
工作会议Oleg Kotenko与瑞士外交部和Polosymosimon Gaisbuler举行了一场工作会议。</text:p>
      <text:p text:style-name="P4">
关于它<text:a xlink:type="simple" xlink:href="https://minre.gov.ua/2023/03/29/regionalni-koordynatory-upovnovazhenogo-zi-znyklyh-bezvisty-otrymayut-dopomogu-vid-shvejczariyi/" text:style-name="Internet_20_link" text:visited-style-name="Visited_20_Internet_20_Link">
告知</text:a>
重新整合事工的压力。</text:p>
      <text:p text:style-name="P4">
在会议期间，Oleg Kotenko谈到了专员Tannko办公室的工作，对建立已经从事已执行的地区工作的区域协调员网络的重要性进行了投票。</text:p>
      <text:p text:style-name="P4">
反过来，瑞士一侧保证它将全面支持搜索活动。 特别是，在不久的将来，区域任务的技术基础将得到改善。</text:p>
      <text:p text:style-name="P4">
“我感谢瑞士合作伙伴在如此重要的业务方面的大力帮助。 这不仅支持加速搜索活动，而且还使没有希望的人失踪!”  -  Oleg Kotenko说。</text:p>
      <text:p text:style-name="P4">
News Source: <text:a xlink:type="simple" xlink:href="https://armyinform.com.ua/2023/03/30/regionalni-koordynatory-upovnovazhenogo-zi-znyklyh-bezvisty-otrymayut-dopomogu-vid-shvejczariyi/" text:style-name="Internet_20_link" text:visited-style-name="Visited_20_Internet_20_Link">
https://armyinform.com.ua/2023/03/30/regionalni-koordynatory-upovnovazhenogo-zi-znyklyh-bezvisty-otrymayut-dopomogu-vid-shvejczariyi/</text:a>
</text:p>
      <!--NEWS-->
      <text:h text:style-name="P10" text:outline-level="1">
<text:span text:style-name="T4">
乌克兰开发了支持分布式“绿色”一代的概念</text:span>
</text:h>
      <text:p text:style-name="P4">
作者: Ukrinform (Person)</text:p>
      <text:p text:style-name="P4">
出版商: Укринформ (Organization)</text:p>
      <text:p text:style-name="P4">
出版时间: 2023-03-31T-101:11:21+03:00</text:p>
      <text:p text:style-name="P4">
修改时间: 2023-03-31T18:11:21+03:00</text:p>
      <text:p text:style-name="P4">
描述: 能源部已经发展，在不久的将来将发布国家针对性计划的概念，用于支持可再生能源（RES）的分布生成。  - 乌克林。</text:p>
      <text:p text:style-name="P4">
图片: ["<text:a xlink:type="simple" xlink:href="https://static.ukrinform.com/photos/2019_12/thumb_files/630_360_1575260160-486.png" text:style-name="Internet_20_link" text:visited-style-name="Visited_20_Internet_20_Link">
630_360_15752...</text:a>
"]</text:p>
      <text:p text:style-name="P4">
标签: ['Електроенергія', 'Міненерго', 'Сонячна електростанція', 'Вітрові електростанції']</text:p>
      <text:p text:style-name="P4">
类型: Article</text:p>
      <!--METADATA-->
      <text:p text:style-name="P4">
<draw:frame draw:style-name="fr1" draw:name="Image19" text:anchor-type="as-char" svg:width="6.9236in" svg:height="3.956343in" draw:z-index="0">
<draw:image xlink:href="../Images/yкринформ/2023-03-31T-101-11-21-03-00/630_360_1575260160-486.png" xlink:type="simple" xlink:show="embed" xlink:actuate="onLoad" draw:mime-type="image/png"/>
</draw:frame>
能源部已经发展，在不久的将来将发布国家针对性计划的概念，该计划支持可再生能源的分布生成(res).</text:p>
      <text:p text:style-name="P4">
Про це повідомляє кореспондент Укрінформу за результатами круглого столу натему «Розвиток розподіленої «зеленої» генерації та самовиробництво електричноїенергії як елемент сучасної енергосистеми», проведеного в Комітеті з питаньенергетики та житлово-комунальних послуг.</text:p>
      <text:p text:style-name="P4">
Метою програми виступає будівництво об’єктів малої відновлювальної енергетики– сонячних та вітрових електростанцій разом з установками зберігання (拍摄)为了确保关键基础设施和家庭(包括离线，不少于4小时)对电力消耗的覆盖范围，并在市场上出售“过量”。</text:p>
      <text:p text:style-name="P4">
<text:span text:style-name="T4">
另请阅读：</text:span>
 <text:a xlink:type="simple" xlink:href="https://www.ukrinform.ua/rubric-economy/3689106-ukrainski-gromadi-zacikavleni-v-budivnictvi-sonacnih-elektrostancij-ekspert.html" text:style-name="Internet_20_link" text:visited-style-name="Visited_20_Internet_20_Link">
</text:a>
可以预见，关键的基础设施对象将能够安装高达500 kW的相关装置以及uze容量：集中式供水，污水，供热； 医疗对象是公寓楼的战术消费者。</text:p>
      <text:p text:style-name="P4">
私人农场 - 最高10千瓦。 公共和公共场所将有足够的建立小型可再生物品来满足基本需求。</text:p>
      <text:p text:style-name="P4">
在第一阶段(2022-2025)计划在第二个安装20万个RES对象以及消费者存储设施 - (到2030年)多达100万此类物体。</text:p>
      <text:p text:style-name="P4">
小型分散生成运作的法律和经济基础是净计费模型。 它将允许消费者直接或通过在UIE中加载电力。 在消毒过多的电力时，它是按市场出售给网络的。</text:p>
      <text:p text:style-name="P4">
在确定建立以下物体的其他激励措施的机制中，可以确定：提供优先贷款，偿还部分贷款的部分贷款，设备的供应，牺牲捐助者为代价，以及法律不禁止的其他机制。</text:p>
      <text:p text:style-name="P4">
该部预计该计划的直接效果是在紧急/小时关闭时间表的条件下进行的关键基础设施，这在技术上很困难且经济上不适合与火箭发射器和无人机-Kamikadze发生故障。同样在中期超过3 GWH SES或35亿千瓦时。每年清洁能源和Rakhunokuse UES的其他监管能力。</text:p>
      <text:p text:style-name="P4">
伴随的效果：增加对电力消耗的限制，简化“开关”给药的可能性； 开发自己的设备生产； 减少州立电力消耗物品的财务负担，包括减少对化石燃料的需求。</text:p>
      <text:p text:style-name="P4">
2月，在最高Radisaconoproect#9011上注册的部长内阁，“改善了通过使用消费者产生安装的替代能源生产电能生产的条件”。</text:p>
      <text:p text:style-name="P4">
政府还注册了第9012号法案，该法案旨在创建有效的发行，使用和终止机制(https://www.ukrinform.ua/tag-elektroenergia)由Res制成。</text:p>
      <text:p text:style-name="P4">
News Source: <text:a xlink:type="simple" xlink:href="https://www.ukrinform.ua/rubric-economy/3690024-v-ukraini-rozrobili-koncepciu-programi-pidtrimki-rozpodilenoi-zelenoi-generacii.html" text:style-name="Internet_20_link" text:visited-style-name="Visited_20_Internet_20_Link">
https://www.ukrinform.ua/rubric-economy/3690024-v-ukraini-rozrobili-koncepciu-programi-pidtrimki-rozpodilenoi-zelenoi-generacii.html</text:a>
</text:p>
      <!--NEWS-->
      <text:h text:style-name="P10" text:outline-level="1">
<text:span text:style-name="T4">
司法部解释了与法律生效有关的印刷媒体重新注册的特殊性</text:span>
</text:h>
      <text:p text:style-name="P4">
作者: Ukrinform (Person)</text:p>
      <text:p text:style-name="P4">
出版商: Укринформ (Organization)</text:p>
      <text:p text:style-name="P4">
出版时间: 2023-03-31T-103:04:26+03:00</text:p>
      <text:p text:style-name="P4">
修改时间: 2023-03-31T18:04:26+03:00</text:p>
      <text:p text:style-name="P4">
描述: 关于媒体的某些法律规则在不同的时间生效。 特别是，印刷媒体的重新注册条款的特殊性。  - 乌克林。</text:p>
      <text:p text:style-name="P4">
图片: ["<text:a xlink:type="simple" xlink:href="https://static.ukrinform.com/photos/2019_12/thumb_files/630_360_1576552952-532.jpg" text:style-name="Internet_20_link" text:visited-style-name="Visited_20_Internet_20_Link">
630_360_15765...</text:a>
"]</text:p>
      <text:p text:style-name="P4">
标签: ["Мін'юст", 'Закон', 'Медіа', 'Закон про медіа']</text:p>
      <text:p text:style-name="P4">
类型: Article</text:p>
      <!--METADATA-->
      <text:p text:style-name="P4">
<draw:frame draw:style-name="fr1" draw:name="Image20" text:anchor-type="as-char" svg:width="6.9236in" svg:height="3.956343in" draw:z-index="0">
<draw:image xlink:href="../Images/yкринформ/2023-03-31T-103-04-26-03-00/630_360_1576552952-532.jpg" xlink:type="simple" xlink:show="embed" xlink:actuate="onLoad" draw:mime-type="image/jpeg"/>
</draw:frame>
媒体法律分开在不同的时间生效。 特别是，印刷媒体的重新注册条款的特殊性。</text:p>
      <text:p text:style-name="P4">
关于它报告<text:a xlink:type="simple" xlink:href="https://minjust.gov.ua/news/ministry/zakon-ukraini-pro-media-nabuv-chinnosti" text:style-name="Internet_20_link" text:visited-style-name="Visited_20_Internet_20_Link">
</text:a>
他报告了乌克林福姆。</text:p>
      <text:p text:style-name="P4">
注意到，由于有效(按)在乌克兰”和“信息机构”。</text:p>
      <text:p text:style-name="P4">
“乌克兰司法部在州注册领域行使权力(重新注册)打印媒体和信息代理作为信息活动的主题，最高为30.03.2023。 特别是，关于印刷媒体重新注册的Histrots的特殊性。</text:p>
      <text:p text:style-name="P4">
该部解释说，当时由艺术的第1部分确定。 该法律的118(特定州乌克兰的Verkhovna Rada的认可行动(占领状态)自从Verkhovna Rada决定取消此类状态之日起五年之内)，在喷涂媒体中的受试者的注册是强制性的，并且是根据ART制定的程序进行的。 第63条媒体法，包括本文第8部分，涉及支付注册费的义务。</text:p>
      <text:p text:style-name="P4">
为了注册，应收取截至年1月1日的自给自足者的注册费最低限度的最低限度的注册费。</text:p>
      <text:p text:style-name="P4">
<text:span text:style-name="T4">
另请阅读：</text:span>
 <text:a xlink:type="simple" xlink:href="https://www.ukrinform.ua/rubric-society/3689860-zakon-pro-media-posilit-informacijnij-front-u-borotbi-z-propagandou-rf-tkacenko.html" text:style-name="Internet_20_link" text:visited-style-name="Visited_20_Internet_20_Link">
</text:a>
司法部补充说，截至2023年1月1日，这种生存最低将根据“乌克兰法律为2023年的国家预算”的第7条，将UAH 2684设置为2684。</text:p>
      <text:p text:style-name="P4">
还指出，根据上述法律的最终和过渡条款的第21条，请根据印刷媒体信息的注册证书在法律“ Promadia”生效时行事的受试者，有必要在一年内按照法律第63条的要求进行注册。</text:p>
      <text:p text:style-name="P4">
如指定，不收取此类注册的费用。 印刷媒体注册证书到期后，它们将是有效的。“信息机构应在法律之日起一年内以其身份和更新为媒体实体定义 - 到2024年3月31日。 该新闻说：“重新注册是通过信息活动信息机构信息局的国家注册证书进行的，并且是免费的。”</text:p>
      <text:p text:style-name="P4">
值得注意的是，在此日期之后，信息机构作为信息活动主题的州注册证书将丢失。</text:p>
      <text:p text:style-name="P4">
<text:span text:style-name="T4">
另请阅读：</text:span>
 <text:a xlink:type="simple" xlink:href="https://www.ukrinform.ua/rubric-polytics/3689861-zakon-pro-media-vagomij-krok-u-zahisti-ukrainskomovnogo-informacijnogo-prostoru.html" text:style-name="Internet_20_link" text:visited-style-name="Visited_20_Internet_20_Link">
</text:a>
据报道，乌克兰法律“ []于2023年3月31日生效。(https://www.ukrinform.ua/rubric-society/3689787-v-ukraini-nabuvae-cinnosti-zakon-pro-media.html)»，该»对乌克兰媒体领域的媒体加卢扎卢扎(Mediagaluzaluza)进行了彻底的改革，以及该领域的公共管理，法规和监督的形成。</text:p>
      <text:p text:style-name="P4">
News Source: <text:a xlink:type="simple" xlink:href="https://www.ukrinform.ua/rubric-society/3690020-u-minusti-rozasnili-osoblivosti-perereestracii-drukovanih-media-u-zvazku-z-nabuttam-cinnosti-zakonu.html" text:style-name="Internet_20_link" text:visited-style-name="Visited_20_Internet_20_Link">
https://www.ukrinform.ua/rubric-society/3690020-u-minusti-rozasnili-osoblivosti-perereestracii-drukovanih-media-u-zvazku-z-nabuttam-cinnosti-zakonu.html</text:a>
</text:p>
      <!--NEWS-->
      <text:h text:style-name="P10" text:outline-level="1">
<text:span text:style-name="T4">
可以在21个国家 /地区进行多级测试</text:span>
</text:h>
      <text:p text:style-name="P4">
作者: Ukrinform (Person)</text:p>
      <text:p text:style-name="P4">
出版商: Укринформ (Organization)</text:p>
      <text:p text:style-name="P4">
出版时间: 2023-03-31T-115:19:01+03:00</text:p>
      <text:p text:style-name="P4">
修改时间: 2023-03-31T17:19:01+03:00</text:p>
      <text:p text:style-name="P4">
描述: 20多个国家已经确认了乌克兰国家多类测试（NMT）的主要会议。  - 乌克林。</text:p>
      <text:p text:style-name="P4">
图片: ["<text:a xlink:type="simple" xlink:href="https://static.ukrinform.com/photos/2023_03/thumb_files/630_360_1680272325-994.jpg" text:style-name="Internet_20_link" text:visited-style-name="Visited_20_Internet_20_Link">
630_360_16802...</text:a>
"]</text:p>
      <text:p text:style-name="P4">
标签: ['Освіта', 'Вступна кампанія', 'Мультипредметний тест']</text:p>
      <text:p text:style-name="P4">
类型: Article</text:p>
      <!--METADATA-->
      <text:p text:style-name="P4">
<draw:frame draw:style-name="fr1" draw:name="Image21" text:anchor-type="as-char" svg:width="6.9236in" svg:height="3.956343in" draw:z-index="0">
<draw:image xlink:href="../Images/yкринформ/2023-03-31T-115-19-01-03-00/630_360_1680272325-994.jpg" xlink:type="simple" xlink:show="embed" xlink:actuate="onLoad" draw:mime-type="image/jpeg"/>
</draw:frame>
超过20个国家已经确认了乌克兰国家多阶级测试的主要会议(NMT).</text:p>
      <text:p text:style-name="P4">
Про це повідомляє <text:a xlink:type="simple" xlink:href="https://mon.gov.ua/ua/news/nmt-2023-21-krayina-pidtverdila-provedennya-osnovnoyi-sesiyi" text:style-name="Internet_20_link" text:visited-style-name="Visited_20_Internet_20_Link">
 </text:a>
，报道乌克林福姆。</text:p>
      <text:p text:style-name="P4">
“确认在以下各国举行NMT主会议的安排：奥地利，阿塞拜疆，保加利亚，英国，丹麦，丹麦，爱沙尼亚，爱尔兰，西班牙，意大利，加拿大，加拿大，拉脱维亚，德国，德国，波兰，波兰，葡萄牙，[] <text:a xlink:type="simple" xlink:href="https://www.ukrinform.ua/tag-rumunia" text:style-name="Internet_20_link" text:visited-style-name="Visited_20_Internet_20_Link">
</text:a>
美国，芬兰，法国，捷克共和国。 声明说，在额外的会议期间，参与者将能够在西班牙，意大利，德国，波兰和捷克共和国起草NMT。”</text:p>
      <text:p text:style-name="P4">
值得注意的是，与各个外国机构/组织的谈判，尤其是与位于英国，佐治亚州，摩尔多瓦，荷兰，波兰，克罗地亚，瑞士的谈判，仍在进行中。</text:p>
      <text:p text:style-name="P4">
在4月3日至5月3日的注册期间，计划在国外测试的包容性进入者可以从提供给和解的列表中进行选择。</text:p>
      <text:p text:style-name="P4">
<text:span text:style-name="T4">
另请阅读：</text:span>
 <text:a xlink:type="simple" xlink:href="https://www.ukrinform.ua/rubric-society/3689048-vstupna-kampania-opriludnili-pravila-prijomu-do-koledziv-i-universitetiv.html" text:style-name="Internet_20_link" text:visited-style-name="Visited_20_Internet_20_Link">
</text:a>
如果该位置对于参与者更方便，则可以在5月7日之前使用注册数据，然后选择更接近人口的位置。 新地点将在UCEA网站上报告。</text:p>
      <text:p text:style-name="P4">
教育和科学部强调，国外对可能被评估的参与者人数有限制，因此，只要有一个地方，就必须不要延迟选择不加饮食的选择。 一些位置仅在NMT内可用。</text:p>
      <text:p text:style-name="P4">
国外的NMT将以与乌克兰相同的方式进行：在配备专门设备齐全的临时考试中心中，乌克兰语言教育者(由乌克兰专家培训)将与参与者合作。 也就是说，传统上，进入测试将根据真实的透明度进行ー不管参与者将在何处进行测试。</text:p>
      <text:p text:style-name="P4">
<text:span text:style-name="T4">
另请阅读：</text:span>
 <text:a xlink:type="simple" xlink:href="https://www.ukrinform.ua/rubric-society/3689391-vstupna-kampania-reestracia-ekabinetiv-rozpocnetsa-1-lipna.html" text:style-name="Internet_20_link" text:visited-style-name="Visited_20_Internet_20_Link">
</text:a>
据乌克林福姆报道，教育与科学部批准了2023年组织和进行全国多重委员会测试的日历计划。 测试将进行两次会议：基本：6月5日至6月23日； 其他：7月11日至24日。</text:p>
      <text:p text:style-name="P4">
News Source: <text:a xlink:type="simple" xlink:href="https://www.ukrinform.ua/rubric-society/3689998-sklasti-multipredmetnij-test-mozna-bude-u-21-kraini.html" text:style-name="Internet_20_link" text:visited-style-name="Visited_20_Internet_20_Link">
https://www.ukrinform.ua/rubric-society/3689998-sklasti-multipredmetnij-test-mozna-bude-u-21-kraini.html</text:a>
</text:p>
      <!--NEWS-->
      <text:h text:style-name="P10" text:outline-level="1">
<text:span text:style-name="T4">
Dnipro，Dnipropetrovska Oblast（11:47）。 红色警报：空中威胁。 警笛声。 掩护...</text:span>
</text:h>
      <text:p text:style-name="P4">
作者: liveuamap (Language: en)</text:p>
      <text:p text:style-name="P4">
时间: 2023-03-31T-11:51:00</text:p>
      <text:p text:style-name="P4">
地点: Dnipro (Latitude:48.45925 Longtitude:35.03763)</text:p>
      <text:p text:style-name="P4">
视频: []</text:p>
      <text:p text:style-name="P4">
图片: []</text:p>
      <text:p text:style-name="P4">
标签: ["Europe", "Central and Eastern Europe"]</text:p>
      <text:p text:style-name="P4">
Id: 22552339</text:p>
      <!--METADATA-->
      <text:p text:style-name="P4">
dnipro，dnipropetrovsk区域(11:47). Red Alert: aerial threat. Sirenssounding. Take cover now!</text:p>
      <text:p text:style-name="P4">
News Collection Link: <text:a xlink:type="simple" xlink:href="https://liveuamap.com/en/2023/31-march-dnipro-dnipropetrovska-oblast1147-reg" text:style-name="Internet_20_link" text:visited-style-name="Visited_20_Internet_20_Link">
https://liveuamap.com/en/2023/31-march-dnipro-dnipropetrovska-oblast1147-reg</text:a>
</text:p>
      <text:p text:style-name="P4">
News Source: <text:a xlink:type="simple" xlink:href="https://t.me/air_alert_ua/42329" text:style-name="Internet_20_link" text:visited-style-name="Visited_20_Internet_20_Link">
https://t.me/air_alert_ua/42329</text:a>
</text:p>
      <!--NEWS-->
      <text:h text:style-name="P10" text:outline-level="1">
<text:span text:style-name="T4">
在凯鲁斯安第斯山脉的利马方向俄罗斯陆军炮击帕克坎，西，院子，masuts ...</text:span>
</text:h>
      <text:p text:style-name="P4">
作者: liveuamap (Language: en)</text:p>
      <text:p text:style-name="P4">
时间: 2023-03-31T-13:04:00</text:p>
      <text:p text:style-name="P4">
地点: Bakhmut (Latitude:48.80505 Longtitude:38.24718)</text:p>
      <text:p text:style-name="P4">
视频: []</text:p>
      <text:p text:style-name="P4">
图片: []</text:p>
      <text:p text:style-name="P4">
标签: ["Russia"]</text:p>
      <text:p text:style-name="P4">
Id: 22552337</text:p>
      <!--METADATA-->
      <text:p text:style-name="P4">
在Kupiansk和Lyman方向，俄罗斯军队炮击了Kharkiv地区的Dvorichanske，Zapadne，Dvorichna，Masutivka，Masutivka，Synkivka，Synkivka，Kupyansk和Krokhmalne； Novoselivske，Nevske，Nevske和Bilohohorivka of Luhansk of Luhansk of Luhansk of Rozdolivka oferne oferne oferne of siver of siver of skkai，skkai comkkai，siverskkai isskiki tosor comkiki torors yskki， 乌克兰的武装人员在早晨报告中说</text:p>
      <text:p text:style-name="P4">
新闻集链接：<text:a xlink:type="simple" xlink:href="https://liveuamap.com/en/2023/31-march-at-kupiansk-and-lyman-direction-russian-army-shelled" text:style-name="Internet_20_link" text:visited-style-name="Visited_20_Internet_20_Link">
https://liveuamap.com/en/2023/31-march-at-kupiansk-and-lyman-direction-russian-army-army-shelled</text:a>
</text:p>
      <text:p text:style-name="P4">
News Source: <text:a xlink:type="simple" xlink:href="https://t.me/lumsrc/4376" text:style-name="Internet_20_link" text:visited-style-name="Visited_20_Internet_20_Link">
https://t.me/lumsrc/4376</text:a>
</text:p>
      <!--NEWS-->
      <text:h text:style-name="P10" text:outline-level="1">
<text:span text:style-name="T4">
欧盟呼吁白俄罗斯拒绝俄罗斯在其领土上放置核武器</text:span>
</text:h>
      <text:p text:style-name="P4">
作者: Ukrinform (Person)</text:p>
      <text:p text:style-name="P4">
出版商: Укринформ (Organization)</text:p>
      <text:p text:style-name="P4">
出版时间: 2023-03-31T-13:58:00+03:00</text:p>
      <text:p text:style-name="P4">
修改时间: 2023-03-31T23:58:00+03:00</text:p>
      <text:p text:style-name="P4">
描述: 白俄罗斯当局应决定拒绝将俄罗斯核武器放在其领土上。  - 乌克林。</text:p>
      <text:p text:style-name="P4">
图片: ["<text:a xlink:type="simple" xlink:href="https://static.ukrinform.com/photos/2019_07/thumb_files/630_360_1562308141-294.jpg" text:style-name="Internet_20_link" text:visited-style-name="Visited_20_Internet_20_Link">
630_360_15623...</text:a>
"]</text:p>
      <text:p text:style-name="P4">
标签: ['білорусь', 'Євросоюз', 'Ядерна зброя', 'Ядерний шантаж']</text:p>
      <text:p text:style-name="P4">
类型: Article</text:p>
      <!--METADATA-->
      <text:p text:style-name="P4">
<draw:frame draw:style-name="fr1" draw:name="Image22" text:anchor-type="as-char" svg:width="6.9236in" svg:height="3.956343in" draw:z-index="0">
<draw:image xlink:href="../Images/yкринформ/2023-03-31T-13-58-00-03-00/630_360_1562308141-294.jpg" xlink:type="simple" xlink:show="embed" xlink:actuate="onLoad" draw:mime-type="image/jpeg"/>
</draw:frame>
Vladabilorus应该决定拒绝将其放置在其领土上的俄罗斯核武器上。</text:p>
      <text:p text:style-name="P4">
根据乌克林的通讯员的说法，这是在安全理事会会议上讨论俄罗斯联邦总统弗拉基米尔·普京(Vladimir Putin)在白俄罗斯(Belarus)发射战术核武器时的威胁，当时奥拉夫·斯科格(Olaf Skog)表示，ESU的永久代表说。</text:p>
      <text:p text:style-name="P4">
“白俄罗斯仍然可以决定放置俄罗斯核武器。因此，我们敦促白俄罗斯的权力立即阻止警察对乌克兰的激进战争的支持，并改变我们的决定(关于放置核武器-ED。)这只会增加该地区的张力。”斯科格说。</text:p>
      <text:p text:style-name="P4">
<text:span text:style-name="T4">
另请阅读：</text:span>
 <text:span text:style-name="T4">
 <text:a xlink:type="simple" xlink:href="https://www.ukrinform.ua/rubric-world/3689942-u-nato-ne-bacat-zmin-u-adernih-poziciah-rosii-krim-nebezpecnoi-ritoriki.html" text:style-name="Internet_20_link" text:visited-style-name="Visited_20_Internet_20_Link">
</text:a>
</text:span>
</text:p>
      <text:p text:style-name="P4">
他强调，核武器的威胁是“不可接受的”。</text:p>
      <text:p text:style-name="P4">
Dymplomat说：“俄罗斯的决定不会削弱我们支持乌克兰的决心。”</text:p>
      <text:p text:style-name="P4">
此外，SKOG敦促俄罗斯联邦返回措施实施合同，以减少和限制SISS的战略进攻武器。</text:p>
      <text:p text:style-name="P4">
<text:span text:style-name="T4">
另请阅读：</text:span>
 <text:span text:style-name="T4">
 <text:a xlink:type="simple" xlink:href="https://www.ukrinform.ua/rubric-world/3690053-kitaj-zaaviv-na-radbezi-oon-so-vistupae-proti-rozmisenna-adernoi-zbroi-v-insih-krainah.html" text:style-name="Internet_20_link" text:visited-style-name="Visited_20_Internet_20_Link">
</text:a>
</text:span>
</text:p>
      <text:p text:style-name="P4">
据乌克林福姆报道，3月25日，国际空间站签发了逮捕令的侵略者国家Volodymyrputin的总统说，俄罗斯将在白俄罗斯放置战术核武器。 早些时候，今年2月，他宣布了莫斯科参与该条约的“暂停”，以减少美国的战略意义武器。</text:p>
      <text:p text:style-name="P4">
<text:span text:style-name="T4">
另请阅读：</text:span>
 <text:span text:style-name="T4">
 <text:a xlink:type="simple" xlink:href="https://www.ukrinform.ua/rubric-polytics/3690094-adernij-santaz-rf-ne-zavadit-pidtrimci-ukraini-britania-v-oon.html" text:style-name="Internet_20_link" text:visited-style-name="Visited_20_Internet_20_Link">
</text:a>
</text:span>
</text:p>
      <text:p text:style-name="P4">
当天的参与者几乎是世界上所有州，除了以色列，印度，taponic韩国的巴基斯坦。</text:p>
      <text:p text:style-name="P4">
News Source: <text:a xlink:type="simple" xlink:href="https://www.ukrinform.ua/rubric-world/3690114-es-zaklikae-bilorus-vidmoviti-rosii-u-rozmisenni-adernoi-zbroi-na-svoij-teritorii.html" text:style-name="Internet_20_link" text:visited-style-name="Visited_20_Internet_20_Link">
https://www.ukrinform.ua/rubric-world/3690114-es-zaklikae-bilorus-vidmoviti-rosii-u-rozmisenni-adernoi-zbroi-na-svoij-teritorii.html</text:a>
</text:p>
      <!--NEWS-->
      <text:h text:style-name="P10" text:outline-level="1">
<text:span text:style-name="T4">
Zhytomyr习俗的领导消除了职责</text:span>
</text:h>
      <text:p text:style-name="P4">
作者: Ukrinform (Person)</text:p>
      <text:p text:style-name="P4">
出版商: Укринформ (Organization)</text:p>
      <text:p text:style-name="P4">
出版时间: 2023-03-31T-140:02:00+03:00</text:p>
      <text:p text:style-name="P4">
修改时间: 2023-03-31T16:02:00+03:00</text:p>
      <text:p text:style-name="P4">
描述: Zhytomyr习俗的官员被履行了勒索并从当地企业代表那里获得不当福利的执法人员被撤职。  - 乌克林。</text:p>
      <text:p text:style-name="P4">
图片: ["<text:a xlink:type="simple" xlink:href="https://static.ukrinform.com/photos/2021_04/thumb_files/630_360_1617708407-580.jpg" text:style-name="Internet_20_link" text:visited-style-name="Visited_20_Internet_20_Link">
630_360_16177...</text:a>
"]</text:p>
      <text:p text:style-name="P4">
标签: ['Митниця', 'Житомир']</text:p>
      <text:p text:style-name="P4">
类型: Article</text:p>
      <!--METADATA-->
      <text:p text:style-name="P4">
<draw:frame draw:style-name="fr1" draw:name="Image23" text:anchor-type="as-char" svg:width="6.9236in" svg:height="3.956343in" draw:z-index="0">
<draw:image xlink:href="../Images/yкринформ/2023-03-31T-140-02-00-03-00/630_360_1617708407-580.jpg" xlink:type="simple" xlink:show="embed" xlink:actuate="onLoad" draw:mime-type="image/jpeg"/>
</draw:frame>
Zhytomyr习俗的官员，执法人员接触到当地企业代表的不当受益，从而消除了职责的履行。</text:p>
      <text:p text:style-name="P4">
根据乌克林福姆的说法，乌克兰的国家海关服务在[]中报告(https://t.me/UkraineCustoms/2194?fbclid=IwAR1XFI2lkJrDrLfT4ZoCaBKHkrvcFC8ge4YQmY_Gi5OBu6jWtyJDkJg3FgI).</text:p>
      <text:p text:style-name="P4">
«Державна митна служба України розпочала дисциплінарне провадження щодопрацівників, яких підозрюють у вчиненні неправомірних дій. Їх вже усунули відвиконання обов’язків», - ідеться в повідомленні.</text:p>
      <text:p text:style-name="P4">
Крім того, у Держмитслужбі заявили про сприяння правоохоронним органам увиявленні та розслідуванні подібних випадків з метою притягнення винних допередбаченої законом відповідальності.</text:p>
      <text:p text:style-name="P4">
<text:span text:style-name="T4">
Читайте також:</text:span>
 <text:a xlink:type="simple" xlink:href="https://www.ukrinform.ua/rubric-regions/3689824-v-odesi-vikrili-prihilnika-rosii-z-arsenalom-zbroi.html" text:style-name="Internet_20_link" text:visited-style-name="Visited_20_Internet_20_Link">
 </text:a>
正如乌克林福姆(Ukrinform(https://www.ukrinform.ua/rubric-economy/3689802-kerivnictvo-zitomirskoi-mitnici-vikrili-u-habarnictvi.html)对于进口到乌克兰海关领土的商品的毫无疑问的注册。</text:p>
      <text:p text:style-name="P4">
News Source: <text:a xlink:type="simple" xlink:href="https://www.ukrinform.ua/rubric-regions/3689959-kerivnictvo-zitomirskoi-mitnici-usunuli-vid-vikonanna-obovazkiv.html" text:style-name="Internet_20_link" text:visited-style-name="Visited_20_Internet_20_Link">
https://www.ukrinform.ua/rubric-regions/3689959-kerivnictvo-zitomirskoi-mitnici-usunuli-vid-vikonanna-obovazkiv.html</text:a>
</text:p>
      <!--NEWS-->
      <text:h text:style-name="P10" text:outline-level="1">
<text:span text:style-name="T4">
捷克共和国希望特别法庭能谴责俄罗斯领导人</text:span>
</text:h>
      <text:p text:style-name="P4">
作者: Ukrinform (Person)</text:p>
      <text:p text:style-name="P4">
出版商: Укринформ (Organization)</text:p>
      <text:p text:style-name="P4">
出版时间: 2023-03-31T-15:47:00+03:00</text:p>
      <text:p text:style-name="P4">
修改时间: 2023-03-31T23:47:00+03:00</text:p>
      <text:p text:style-name="P4">
描述: 侵略性罪，它的葡萄酒是俄罗斯军事政治领导最高的葡萄酒，俄罗斯军方在乌克兰领土上犯下的具体罪行不应受到惩罚。  - 乌克林。</text:p>
      <text:p text:style-name="P4">
图片: ["<text:a xlink:type="simple" xlink:href="https://static.ukrinform.com/photos/2018_03/thumb_files/630_360_1521674726-5790-petr-pavel-foto-dpa.jpg" text:style-name="Internet_20_link" text:visited-style-name="Visited_20_Internet_20_Link">
630_360_15216...</text:a>
"]</text:p>
      <text:p text:style-name="P4">
标签: ['Буча', 'Чехія', 'Трибунал', 'Агресія РФ', 'Війна з росією', 'Петр Павел']</text:p>
      <text:p text:style-name="P4">
类型: Article</text:p>
      <!--METADATA-->
      <text:p text:style-name="P4">
<draw:frame draw:style-name="fr1" draw:name="Image24" text:anchor-type="as-char" svg:width="6.9236in" svg:height="3.956343in" draw:z-index="0">
<draw:image xlink:href="../Images/yкринформ/2023-03-31T-15-47-00-03-00/630_360_1521674726-5790-petr-pavel-foto-dpa.jpg" xlink:type="simple" xlink:show="embed" xlink:actuate="onLoad" draw:mime-type="image/jpeg"/>
</draw:frame>
侵略罪是俄罗斯俄罗斯政治领导的最高罪，俄罗斯军方在乌克兰领土上犯下的具体罪行不应受到惩罚。</text:p>
      <text:p text:style-name="P4">
乌克利芬通讯员报道，这是捷克总统彼得·帕维尔(Peter Pavel)在3月31日布坎人格峰会上指出的。</text:p>
      <text:p text:style-name="P4">
“俄罗斯士兵的野蛮行为给我们留下了深刻的印象。 不可能找到明确的谴责，而不是国际刑事法院的裁决中所说的。 这些是犯有可怕后果的罪行。 他们不应该受到惩罚。”帕维尔说。</text:p>
      <text:p text:style-name="P4">
<text:span text:style-name="T4">
另请阅读：</text:span>
 <text:span text:style-name="T4">
 <text:a xlink:type="simple" xlink:href="https://www.ukrinform.ua/rubric-world/3689819-u-polsi-rozpocalasa-zustric-glav-mzs-buharestskoi-devatki.html" text:style-name="Internet_20_link" text:visited-style-name="Visited_20_Internet_20_Link">
</text:a>
</text:span>
</text:p>
      <text:p text:style-name="P4">
捷克共和国总统指出，犯罪应在国家和国际合作中受到迫害。 捷克领导人支持国际刑事法院在乌克兰的调查，因为它是唯一持续的刑事法院，它是“最适合调查在乌克兰发生的大规模战争犯罪的犯罪”。</text:p>
      <text:p text:style-name="P4">
“我们最近看到了第一个结果 - 该命令已逮捕。 让我们继续继续支持国际空间站的对抗有罪不罚的。”保罗保证。</text:p>
      <text:p text:style-name="P4">
<text:span text:style-name="T4">
另请阅读：</text:span>
 <text:span text:style-name="T4">
 <text:a xlink:type="simple" xlink:href="https://www.ukrinform.ua/rubric-polytics/3689647-kuleba-privitav-zapusk-moskovskogo-mehanizmu-obse.html" text:style-name="Internet_20_link" text:visited-style-name="Visited_20_Internet_20_Link">
</text:a>
</text:span>
</text:p>
      <text:p text:style-name="P4">
他还强调，“毫无疑问，根据国际法，她对乌克兰的侵略性增强”，打破了联合国法规，国际社会遭到了违法行为。 但是，除了国家的责任外，捷克共和国的负责人还指出，俄罗斯犯罪领导人的个人刑事责任并未扩大ISS管辖权。</text:p>
      <text:p text:style-name="P4">
“我希望通过创建一个特殊的亲信来正确评估可用的证据并起诉肇事者，从而填补这一差距。 帕维尔说：“那些没有犯罪的人，侵略犯罪不应受到惩罚。”</text:p>
      <text:p text:style-name="P4">
<text:span text:style-name="T4">
另请阅读：</text:span>
 <text:span text:style-name="T4">
 <text:a xlink:type="simple" xlink:href="https://www.ukrinform.ua/rubric-ato/3690106-zelenskij-bude-novij-nurnberg-sodo-rasistiv.html" text:style-name="Internet_20_link" text:visited-style-name="Visited_20_Internet_20_Link">
</text:a>
 </text:span>
</text:p>
      <text:p text:style-name="P4">
据报道，乌克兰指望联合国关于乌克兰军事犯罪责任的决议的收养，并支持针对俄罗斯的特殊工作。</text:p>
      <text:p text:style-name="P4">
News Source: <text:a xlink:type="simple" xlink:href="https://www.ukrinform.ua/rubric-polytics/3690113-cehia-spodivaetsa-so-specialnij-tribunal-zasudit-rosijske-kerivnictvo.html" text:style-name="Internet_20_link" text:visited-style-name="Visited_20_Internet_20_Link">
https://www.ukrinform.ua/rubric-polytics/3690113-cehia-spodivaetsa-so-specialnij-tribunal-zasudit-rosijske-kerivnictvo.html</text:a>
</text:p>
      <!--NEWS-->
      <text:h text:style-name="P10" text:outline-level="1">
<text:span text:style-name="T4">
摩尔多瓦总统呼吁共同努力，以便俄罗斯对布恰的暴行做出回应</text:span>
</text:h>
      <text:p text:style-name="P4">
作者: Ukrinform (Person)</text:p>
      <text:p text:style-name="P4">
出版商: Укринформ (Organization)</text:p>
      <text:p text:style-name="P4">
出版时间: 2023-03-31T-167:44:00+03:00</text:p>
      <text:p text:style-name="P4">
修改时间: 2023-03-31T14:44:00+03:00</text:p>
      <text:p text:style-name="P4">
描述: 摩尔多瓦总统梅·桑杜（May Sandu）在布达解放周年纪念日强调，民主国家应该共同努力，以使战争罪行的肇事者负责。  - 乌克林。</text:p>
      <text:p text:style-name="P4">
图片: ["<text:a xlink:type="simple" xlink:href="https://static.ukrinform.com/photos/2022_04/thumb_files/630_360_1649072093-943.jpg" text:style-name="Internet_20_link" text:visited-style-name="Visited_20_Internet_20_Link">
630_360_16490...</text:a>
", "<text:a xlink:type="simple" xlink:href="https://static.ukrinform.com/photos/2023_03/1680262583-281.jpg" text:style-name="Internet_20_link" text:visited-style-name="Visited_20_Internet_20_Link">
1680262583-28...</text:a>
"]</text:p>
      <text:p text:style-name="P4">
标签: ['Буча', 'росія', 'Воєнні злочини', 'Санду', 'Війна з росією']</text:p>
      <text:p text:style-name="P4">
类型: Article</text:p>
      <!--METADATA-->
      <text:p text:style-name="P4">
<draw:frame draw:style-name="fr1" draw:name="Image25" text:anchor-type="as-char" svg:width="6.9236in" svg:height="3.956343in" draw:z-index="0">
<draw:image xlink:href="../Images/yкринформ/2023-03-31T-167-44-00-03-00/630_360_1649072093-943.jpg" xlink:type="simple" xlink:show="embed" xlink:actuate="onLoad" draw:mime-type="image/jpeg"/>
</draw:frame>
摩尔多瓦总统梅·桑杜(May Sandu)在布达解放周年纪念日强调，民主国家必须共同努力，以持有战争罪行的肇事者。</text:p>
      <text:p text:style-name="P4">
她在<text:a xlink:type="simple" xlink:href="https://mobile.twitter.com/sandumaiamd/status/1641747209560498177" text:style-name="Internet_20_link" text:visited-style-name="Visited_20_Internet_20_Link">
</text:a>
，报道乌克林福姆。</text:p>
      <text:p text:style-name="P4">
“今天，我和摩尔多瓦人民与世界社区一起纪念了恐怖的记忆，这是一年前造成的布哈平民。我们尊重无辜受害者的记忆和悲伤。民主国家必须共同努力，以确保调查和调查和犯下这些暴行的惩罚，“ <text:a xlink:type="simple" xlink:href="https://www.ukrinform.ua/tag-sandu" text:style-name="Internet_20_link" text:visited-style-name="Visited_20_Internet_20_Link">
</text:a>
现在在Bucha。</text:p>
      <text:p text:style-name="P4">
<draw:frame draw:style-name="fr1" draw:name="Image26" text:anchor-type="as-char" svg:width="6.9236in" svg:height="6.090204in" draw:z-index="0">
<draw:image xlink:href="../Images/yкринформ/2023-03-31T-167-44-00-03-00/1680262583-281.jpg" xlink:type="simple" xlink:show="embed" xlink:actuate="onLoad" draw:mime-type="image/jpeg"/>
</draw:frame>
<text:span text:style-name="T5">
foto：Twitter Maya Sandu</text:span>
</text:p>
      <text:p text:style-name="P4">
<text:span text:style-name="T4">
另请阅读：</text:span>
 <text:a xlink:type="simple" xlink:href="https://www.ukrinform.ua/rubric-ato/3689743-ponad-1400-smertej-zelenskij-pokazav-kadri-33-dniv-okupacii-buci.html" text:style-name="Internet_20_link" text:visited-style-name="Visited_20_Internet_20_Link">
</text:a>
根据检察长办公室的报道，<text:a xlink:type="simple" xlink:href="https://www.ukrinform.ua/rubric-ato/3689784-rosiani-vcinili-u-bucanskomu-rajoni-ponad-9000-voennih-zlociniv-genprokuror.html" text:style-name="Internet_20_link" text:visited-style-name="Visited_20_Internet_20_Link">
</text:a>
。 特别是，有1400名平民被杀，其中许多人遭受了酷刑。 在死者中 -  37个孩子。 另有52名儿童受伤。</text:p>
      <text:p text:style-name="P4">
News Source: <text:a xlink:type="simple" xlink:href="https://www.ukrinform.ua/rubric-polytics/3689904-prezidentka-moldovi-zaklikala-pracuvati-razom-sobi-rosia-vidpovila-za-zvirstva-u-buci.html" text:style-name="Internet_20_link" text:visited-style-name="Visited_20_Internet_20_Link">
https://www.ukrinform.ua/rubric-polytics/3689904-prezidentka-moldovi-zaklikala-pracuvati-razom-sobi-rosia-vidpovila-za-zvirstva-u-buci.html</text:a>
</text:p>
      <!--NEWS-->
      <text:h text:style-name="P10" text:outline-level="1">
<text:span text:style-name="T4">
乌克兰希望国际原子能机构任务为ZPP工作，直到被完全驳回</text:span>
</text:h>
      <text:p text:style-name="P4">
作者: Ukrinform (Person)</text:p>
      <text:p text:style-name="P4">
出版商: Укринформ (Organization)</text:p>
      <text:p text:style-name="P4">
出版时间: 2023-03-31T-169:44:00+03:00</text:p>
      <text:p text:style-name="P4">
修改时间: 2023-03-31T14:44:00+03:00</text:p>
      <text:p text:style-name="P4">
描述: 乌克兰有兴趣继续在Zaporizhzhya NPP上继续在Zaporizhzhya NPP上的任务工作，直到该车站从俄罗斯入侵者完全解放为止。  - 乌克林。</text:p>
      <text:p text:style-name="P4">
图片: ["<text:a xlink:type="simple" xlink:href="https://static.ukrinform.com/photos/2018_10/thumb_files/630_360_1539267130-570.jpg" text:style-name="Internet_20_link" text:visited-style-name="Visited_20_Internet_20_Link">
630_360_15392...</text:a>
"]</text:p>
      <text:p text:style-name="P4">
标签: ['МАГАТЕ', 'Запорізька АЕС', 'Війна з росією']</text:p>
      <text:p text:style-name="P4">
类型: Article</text:p>
      <!--METADATA-->
      <text:p text:style-name="P4">
<draw:frame draw:style-name="fr1" draw:name="Image27" text:anchor-type="as-char" svg:width="6.9236in" svg:height="3.956343in" draw:z-index="0">
<draw:image xlink:href="../Images/yкринформ/2023-03-31T-169-44-00-03-00/630_360_1539267130-570.jpg" xlink:type="simple" xlink:show="embed" xlink:actuate="onLoad" draw:mime-type="image/jpeg"/>
</draw:frame>
乌克兰人在国际原子能源局的任务中延续(艾达)在Zaporizhhya NPP，至少在俄罗斯入侵者中完全解放了该车站。</text:p>
      <text:p text:style-name="P4">
代理说 乌克兰媒体中心乌克兰(Ukraine)的简报中，乌克兰核心格里科夫(Ukraineoleg Korikov)的核监管州核监管局长。</text:p>
      <text:p text:style-name="P4">
乌克兰对Zaporozhye NPP的MAPA任务非常感兴趣。 其次，乌克兰方面收到了IAEA在车站要求的设备和系统状况的数据。”科里科夫说。</text:p>
      <text:p text:style-name="P4">
<text:span text:style-name="T4">
另请阅读：</text:span>
 <text:a xlink:type="simple" xlink:href="https://www.ukrinform.ua/rubric-ato/3688739-glava-magate-kaze-so-poblizu-zaporizkoi-aes-posililisa-bojovi-dii.html" text:style-name="Internet_20_link" text:visited-style-name="Visited_20_Internet_20_Link">
</text:a>
他指出，国际原子能机构任务还产生了一定的姓名压力，这些名字不习惯于不断进行监控。 用它的话，重要的是IAEA在<text:a xlink:type="simple" xlink:href="https://www.ukrinform.ua/tag-zaporizka-aes" text:style-name="Internet_20_link" text:visited-style-name="Visited_20_Internet_20_Link">
</text:a>
这是乌克兰的条件。</text:p>
      <text:p text:style-name="P4">
科里科夫强调说：“乌克兰有兴趣继续进行国际原子能机构任务的工作，至少在乌克兰当局的控制下参考该站的参考。”</text:p>
      <text:p text:style-name="P4">
如报道，<text:a xlink:type="simple" xlink:href="https://www.ukrinform.ua/rubric-economy/3688953-ocilnik-magate-pribuv-na-okupovanu-zaporizku-aes.html" text:style-name="Internet_20_link" text:visited-style-name="Visited_20_Internet_20_Link">
</text:a>
评估电台的状态。</text:p>
      <text:p text:style-name="P4">
自2022年9月以来，在被占领的俄罗斯人中，Zaporizhhya NPP一直在永久工作。</text:p>
      <text:p text:style-name="P4">
自3月4日以来，欧洲最大的核电站ZPP被俄罗斯军方俘虏，此后在车站的车站上，入侵者放置了军事装备和弹药，开了周围地区。</text:p>
      <text:p text:style-name="P4">
News Source: <text:a xlink:type="simple" xlink:href="https://www.ukrinform.ua/rubric-economy/3689918-ukraina-hoce-sob-misia-magate-pracuvala-na-zaes-do-povnogo-zvilnenna-stancii.html" text:style-name="Internet_20_link" text:visited-style-name="Visited_20_Internet_20_Link">
https://www.ukrinform.ua/rubric-economy/3689918-ukraina-hoce-sob-misia-magate-pracuvala-na-zaes-do-povnogo-zvilnenna-stancii.html</text:a>
</text:p>
      <!--NEWS-->
      <text:h text:style-name="P10" text:outline-level="1">
<text:span text:style-name="T4">
在Avdiyivka和Maryinka指示俄罗斯军队炮击Novokalynove，Keramik，Novoselivka ...</text:span>
</text:h>
      <text:p text:style-name="P4">
作者: liveuamap (Language: en)</text:p>
      <text:p text:style-name="P4">
时间: 2023-03-31T-16:05:00</text:p>
      <text:p text:style-name="P4">
地点: Donetsk (Latitude:47.8521 Longtitude:37.48175)</text:p>
      <text:p text:style-name="P4">
视频: []</text:p>
      <text:p text:style-name="P4">
图片: []</text:p>
      <text:p text:style-name="P4">
标签: ["Russia"]</text:p>
      <text:p text:style-name="P4">
Id: 22552334</text:p>
      <!--METADATA-->
      <text:p text:style-name="P4">
At Avdiyivka and Maryinka directions Russian army shelled Novokalynove,Keramik, Novoselivka Persha, Berdychi, Avdiyivka, Nevelske, Krasnohorivka,Maryinka, Heorhiyivka, Kurakhove, Ostrivske, Pobyeda and Novomykhaylivka ofDonetsk region, - General Staff of Armed Forces of Ukraine says in the morningreport</text:p>
      <text:p text:style-name="P4">
新闻集链接：(https://liveuamap.com/en/2023/31-march-at-avdiyivka-and-maryinka-directions-russian-army)</text:p>
      <text:p text:style-name="P4">
News Source: <text:a xlink:type="simple" xlink:href="https://t.me/lumsrc/4378" text:style-name="Internet_20_link" text:visited-style-name="Visited_20_Internet_20_Link">
https://t.me/lumsrc/4378</text:a>
</text:p>
      <!--NEWS-->
      <text:h text:style-name="P10" text:outline-level="1">
<text:span text:style-name="T4">
“猎鹰”是乌克兰的曲棍球冠军</text:span>
</text:h>
      <text:p text:style-name="P4">
作者: Ukrinform (Person)</text:p>
      <text:p text:style-name="P4">
出版商: Укринформ (Organization)</text:p>
      <text:p text:style-name="P4">
出版时间: 2023-03-31T-17:39:00+03:00</text:p>
      <text:p text:style-name="P4">
修改时间: 2023-03-31T23:39:00+03:00</text:p>
      <text:p text:style-name="P4">
描述: 今天，3月31日，Sokil在乌克兰曲棍球锦标赛的决定性比赛中击败了Kremenchuk。  - 乌克林。</text:p>
      <text:p text:style-name="P4">
图片: ["<text:a xlink:type="simple" xlink:href="https://static.ukrinform.com/photos/2023_03/thumb_files/630_360_1680294952-895.jpg" text:style-name="Internet_20_link" text:visited-style-name="Visited_20_Internet_20_Link">
630_360_16802...</text:a>
"]</text:p>
      <text:p text:style-name="P4">
标签: ['хокей']</text:p>
      <text:p text:style-name="P4">
类型: Article</text:p>
      <!--METADATA-->
      <text:p text:style-name="P4">
<draw:frame draw:style-name="fr1" draw:name="Image28" text:anchor-type="as-char" svg:width="6.9236in" svg:height="3.956343in" draw:z-index="0">
<draw:image xlink:href="../Images/yкринформ/2023-03-31T-17-39-00-03-00/630_360_1680294952-895.jpg" xlink:type="simple" xlink:show="embed" xlink:actuate="onLoad" draw:mime-type="image/jpeg"/>
</draw:frame>
今天，3月31日，Sokil在曲棍球锦标赛的决定性比赛中击败了Kremenchuk。</text:p>
      <text:p text:style-name="P4">
在最后的系列赛中，在Ortimemima的决定性比赛中，“ Falcon”得分为2：2，由“ Kremenchuk”扮演-1：0，据报道。</text:p>
      <text:p text:style-name="P4">
“金色”洗衣机的作者是谢尔盖·巴宾(Sergey Babinets)，他还获得了季后赛中最有价值球员的头衔(MVP).</text:p>
      <text:p text:style-name="P4">
<text:span text:style-name="T4">
Читайте також:</text:span>
 <text:span text:style-name="T4">
<text:a xlink:type="simple" xlink:href="https://www.ukrinform.ua/rubric-sports/3689806-boston-vigrav-regularnij-cempionat-nhl.html" text:style-name="Internet_20_link" text:visited-style-name="Visited_20_Internet_20_Link">
 </text:a>
</text:span>
</text:p>
      <text:p text:style-name="P4">
对于首都俱乐部而言，这是连续第二次冠军，也是第十四个冠军。</text:p>
      <text:p text:style-name="P4">
<text:span text:style-name="T5">
照片：fhu</text:span>
</text:p>
      <text:p text:style-name="P4">
News Source: <text:a xlink:type="simple" xlink:href="https://www.ukrinform.ua/rubric-sports/3690110-sokil-cempion-ukraini-z-hokeu.html" text:style-name="Internet_20_link" text:visited-style-name="Visited_20_Internet_20_Link">
https://www.ukrinform.ua/rubric-sports/3690110-sokil-cempion-ukraini-z-hokeu.html</text:a>
</text:p>
      <!--NEWS-->
      <text:h text:style-name="P10" text:outline-level="1">
<text:span text:style-name="T4">
JSC Shaktarske Directio Rusian Rusian炮击Kalledar，想知道，Golden Niva，Shakhtarskaya ...</text:span>
</text:h>
      <text:p text:style-name="P4">
作者: liveuamap (Language: en)</text:p>
      <text:p text:style-name="P4">
时间: 2023-03-31T-18:05:00</text:p>
      <text:p text:style-name="P4">
地点: Velyka Novosilka (Latitude:47.84888 Longtitude:36.82583)</text:p>
      <text:p text:style-name="P4">
视频: []</text:p>
      <text:p text:style-name="P4">
图片: []</text:p>
      <text:p text:style-name="P4">
标签: ["Russia"]</text:p>
      <text:p text:style-name="P4">
Id: 22552332</text:p>
      <!--METADATA-->
      <text:p text:style-name="P4">
在Shaktarske的指示，俄罗斯军队炮击了Vuhledar，Prechystivka，Zolotanyva，Shakhtarske和Donetsk地区的Velyka Novosilka，乌克兰的总参谋部部队在早晨的报告中说</text:p>
      <text:p text:style-name="P4">
新闻集链接：<text:a xlink:type="simple" xlink:href="https://liveuamap.com/en/2023/31-march-at-shaktarske-direction-russian-army-shelled-vuhledar" text:style-name="Internet_20_link" text:visited-style-name="Visited_20_Internet_20_Link">
https://liveuamap.com/en/2023/31-march-at-shaktarske-direction-direction-russian-army-shelled-vuhledar</text:a>
</text:p>
      <text:p text:style-name="P4">
News Source: <text:a xlink:type="simple" xlink:href="https://t.me/lumsrc/4379" text:style-name="Internet_20_link" text:visited-style-name="Visited_20_Internet_20_Link">
https://t.me/lumsrc/4379</text:a>
</text:p>
      <!--NEWS-->
      <text:h text:style-name="P10" text:outline-level="1">
<text:span text:style-name="T4">
该委员会已决定国防部反腐败委员会的候选人</text:span>
</text:h>
      <text:p text:style-name="P4">
作者: Ukrinform (Person)</text:p>
      <text:p text:style-name="P4">
出版商: Укринформ (Organization)</text:p>
      <text:p text:style-name="P4">
出版时间: 2023-03-31T-19:35:00+03:00</text:p>
      <text:p text:style-name="P4">
修改时间: 2023-03-31T23:35:00+03:00</text:p>
      <text:p text:style-name="P4">
描述: 竞争委员会发布了乌克兰国防部的公共反腐败委员会的候选人名单。  - 乌克林。</text:p>
      <text:p text:style-name="P4">
图片: ["<text:a xlink:type="simple" xlink:href="https://static.ukrinform.com/photos/2023_02/thumb_files/630_360_1675274147-718.jpeg" text:style-name="Internet_20_link" text:visited-style-name="Visited_20_Internet_20_Link">
630_360_16752...</text:a>
"]</text:p>
      <text:p text:style-name="P4">
标签: ['Міноборони', 'антикорупційна рада']</text:p>
      <text:p text:style-name="P4">
类型: Article</text:p>
      <!--METADATA-->
      <text:p text:style-name="P4">
<draw:frame draw:style-name="fr1" draw:name="Image29" text:anchor-type="as-char" svg:width="6.9236in" svg:height="3.956343in" draw:z-index="0">
<draw:image xlink:href="../Images/yкринформ/2023-03-31T-19-35-00-03-00/630_360_1675274147-718.jpeg" xlink:type="simple" xlink:show="embed" xlink:actuate="onLoad" draw:mime-type="image/jpeg"/>
</draw:frame>
竞争委员会发布了乌克兰国防部公共反腐败委员会的候选人名单。</text:p>
      <text:p text:style-name="P4">
国防部在[]中报告了这一点(https://www.facebook.com/MinistryofDefence.UA/posts/pfbid02jPE6B5cFMUVMxz5siGPzrBjEG8hFRAo3vjN9CqW2jEkM8p5YTqBv8xBaFfhibUxul)，报道乌克林福姆。</text:p>
      <text:p text:style-name="P4">
值得注意的是，竞争委员会在国防部国防部国防部国防部的数字发展，数字化转型和网络安全局中熟悉了基夫斯塔尔电信公司，公共组织“ E-民主”局的报告乌克兰。</text:p>
      <text:p text:style-name="P4">
据报道，没有任何技术干预措施可以受到投票的显着影响。</text:p>
      <text:p text:style-name="P4">
<text:span text:style-name="T4">
另请阅读：</text:span>
 <text:span text:style-name="T4">
 <text:a xlink:type="simple" xlink:href="https://www.ukrinform.ua/rubric-society/3689898-sud-viznav-vinnim-ekscinovnika-minoboroni-akij-ne-nadav-nazk-zvitu-pro-derzzakupivli.html" text:style-name="Internet_20_link" text:visited-style-name="Visited_20_Internet_20_Link">
</text:a>
</text:span>
</text:p>
      <text:p text:style-name="P4">
同时，国防部的国务卿康斯坦丁·瓦什肯科(Konstantin Vashchenko)告知邀请人，截至3月31日，自3月31日17:00，收到了11名竞赛参与者和公共组织的10个书面投诉和呼吁。</text:p>
      <text:p text:style-name="P4">
根据申请人的说法，竞争性程序在准备阶段包含了许多违规和利益冲突的迹象，以及在投票过程中串谋干预的迹象。</text:p>
      <text:p text:style-name="P4">
鉴于此，申请人向国防部申请，要求不决定理事会的成立。 否则，他们将根据当前的立法对其进行挑战。</text:p>
      <text:p text:style-name="P4">
"On the basis of paragraph 17 of the Regulations on the Public Anti -Corruption Council, the commission was considered to be considered elected candidates for the Public Anti -Corruption Council at the Ministry of Defense of Ukraine, who gained the highest number of voices with投票结果，”该部指出。</text:p>
      <text:p text:style-name="P4">
<text:span text:style-name="T4">
另请阅读：</text:span>
 <text:span text:style-name="T4">
 <text:a xlink:type="simple" xlink:href="https://www.ukrinform.ua/rubric-polytics/3689107-oficijni-rezultati-golosuvanna-do-antikorupcijnoi-radi-pri-minoboroni-budut-31-berezna.html" text:style-name="Internet_20_link" text:visited-style-name="Visited_20_Internet_20_Link">
</text:a>
</text:span>
</text:p>
      <text:p text:style-name="P4">
因此，候选人名单包括Bohdan Yarov，Tatiana Nikolaenko，Olegzirko，Anastasia Shuba，Victor Prudkovsky，Vitaliy Kalnitsky，Konstantininpintivsky，Yevgeny Hrushovets，Yevgeny Hrushovets，vitaly hrushy hrushyy hrushy ostapenko，vitalyaa，artakgrigoyak，artakgrigoyik，vitaly。国防部关于其个人仓库塔萨特公共反腐败委员会成立的决定将在考虑到已收到的书面要求后。</text:p>
      <text:p text:style-name="P4">
在国防部的相关决定将宣布之后，理事会将获得授权。</text:p>
      <text:p text:style-name="P4">
<text:span text:style-name="T4">
另请阅读：</text:span>
 <text:span text:style-name="T4">
 <text:a xlink:type="simple" xlink:href="https://www.ukrinform.ua/rubric-society/3687329-ukrainci-progolosuvali-za-kandidativ-do-antikorupcijnoi-radi-pri-minoboroni.html" text:style-name="Internet_20_link" text:visited-style-name="Visited_20_Internet_20_Link">
</text:a>
</text:span>
</text:p>
      <text:p text:style-name="P4">
根据乌克林福姆的说法，国防部的反腐败委员会是为公众更积极参与确保城市地区评估腐败风险和形成适当的反腐败措施的。</text:p>
      <text:p text:style-name="P4">
乌克兰国防部公共反腐败委员会候选人的国家在线投票持续了24-25桦木。</text:p>
      <text:p text:style-name="P4">
News Source: <text:a xlink:type="simple" xlink:href="https://www.ukrinform.ua/rubric-society/3690111-komisia-viznacilasa-z-kandidatami-do-antikorupcijnoi-radi-pri-minoboroni.html" text:style-name="Internet_20_link" text:visited-style-name="Visited_20_Internet_20_Link">
https://www.ukrinform.ua/rubric-society/3690111-komisia-viznacilasa-z-kandidatami-do-antikorupcijnoi-radi-pri-minoboroni.html</text:a>
</text:p>
      <!--NEWS-->
      <text:h text:style-name="P10" text:outline-level="1">
<text:span text:style-name="T4">
在Zaporizhzhia和Kherson的指示，俄罗斯军队炮击了Novosilka，Donetsk Reg的Novopil ...</text:span>
</text:h>
      <text:p text:style-name="P4">
作者: liveuamap (Language: en)</text:p>
      <text:p text:style-name="P4">
时间: 2023-03-31T-20:05:00</text:p>
      <text:p text:style-name="P4">
地点: Kherson (Latitude:46.56152 Longtitude:32.33603)</text:p>
      <text:p text:style-name="P4">
视频: []</text:p>
      <text:p text:style-name="P4">
图片: []</text:p>
      <text:p text:style-name="P4">
标签: ["Russia"]</text:p>
      <text:p text:style-name="P4">
Id: 22552331</text:p>
      <!--METADATA-->
      <text:p text:style-name="P4">
在Zaporizhzhia和Kherson的指示，俄罗斯军队炮击了Novosilka，Novopilof Donetsk地区；</text:p>
      <text:p text:style-name="P4">
新闻集链接：<text:a xlink:type="simple" xlink:href="https://liveuamap.com/en/2023/31-march-at-zaporizhzhia-and-kherson-directions-russian-army" text:style-name="Internet_20_link" text:visited-style-name="Visited_20_Internet_20_Link">
https://liveuamap.com/en/2023/31-march-at-zaporizhzhia-and-kherson-directions-russian-army</text:a>
</text:p>
      <text:p text:style-name="P4">
News Source: <text:a xlink:type="simple" xlink:href="https://t.me/lumsrc/4380" text:style-name="Internet_20_link" text:visited-style-name="Visited_20_Internet_20_Link">
https://t.me/lumsrc/4380</text:a>
</text:p>
      <!--NEWS-->
      <text:h text:style-name="P10" text:outline-level="1">
<text:span text:style-name="T4">
美国正在以26亿美元的价格为乌克兰准备新的军事援助计划 - 路透社</text:span>
</text:h>
      <text:p text:style-name="P4">
作者: Ukrinform (Person)</text:p>
      <text:p text:style-name="P4">
出版商: Укринформ (Organization)</text:p>
      <text:p text:style-name="P4">
出版时间: 2023-03-31T-21:27:00+03:00</text:p>
      <text:p text:style-name="P4">
修改时间: 2023-03-31T23:27:00+03:00</text:p>
      <text:p text:style-name="P4">
描述: 美国政府正在为乌克兰准备新的军事援助计划，预付了26亿美元，其中可能包括雷达，防空导弹，反坦克，物流设备。  - 乌克林。</text:p>
      <text:p text:style-name="P4">
图片: ["<text:a xlink:type="simple" xlink:href="https://static.ukrinform.com/photos/2022_08/thumb_files/630_360_1661308385-380.jpg" text:style-name="Internet_20_link" text:visited-style-name="Visited_20_Internet_20_Link">
630_360_16613...</text:a>
"]</text:p>
      <text:p text:style-name="P4">
标签: ['Оборона', 'США', 'Україна', 'Зброя', 'ЗСУ', 'допомога', 'Війна з росією']</text:p>
      <text:p text:style-name="P4">
类型: Article</text:p>
      <!--METADATA-->
      <text:p text:style-name="P4">
<draw:frame draw:style-name="fr1" draw:name="Image30" text:anchor-type="as-char" svg:width="6.9236in" svg:height="3.956343in" draw:z-index="0">
<draw:image xlink:href="../Images/yкринформ/2023-03-31T-21-27-00-03-00/630_360_1661308385-380.jpg" xlink:type="simple" xlink:show="embed" xlink:actuate="onLoad" draw:mime-type="image/jpeg"/>
</draw:frame>
美国政府正在为乌克兰准备新的军事援助计划，预付了26亿美元，其中可能包括雷达，PPO导弹，反坦克，物流设备。</text:p>
      <text:p text:style-name="P4">
预计白宫将不早于周一正式宣布，乌克林福姆报道说，路透社报道。</text:p>
      <text:p text:style-name="P4">
“预计将达到设备清单(对于乌克兰 - 编辑。)，也将对包括储罐在内的不同类型的弹药感到怀疑。”出版物。</text:p>
      <text:p text:style-name="P4">
<text:span text:style-name="T4">
另请阅读：</text:span>
 <text:span text:style-name="T4">
 <text:a xlink:type="simple" xlink:href="https://www.ukrinform.ua/rubric-ato/3689624-nimeccina-peredala-ukraini-cergovij-paket-vijskovoi-dopomogi.html" text:style-name="Internet_20_link" text:visited-style-name="Visited_20_Internet_20_Link">
</text:a>
</text:span>
</text:p>
      <text:p text:style-name="P4">
此外，该包装可能包括高精确航空弹药，桥梁设备，撤离机器，用于空气填充系统的其他外壳和其他设备。</text:p>
      <text:p text:style-name="P4">
根据知识渊博的消息来源，该软件包最终将在此案中形成。 此外，融资的总数以及特定类型的设备可能会在最终版本中改变。</text:p>
      <text:p text:style-name="P4">
<text:span text:style-name="T4">
另请阅读：</text:span>
 <text:span text:style-name="T4">
 <text:a xlink:type="simple" xlink:href="https://www.ukrinform.ua/rubric-ato/3688748-glava-pentagonu-virimo-so-ukraina-v-majbutnomu-otrimae-zahidni-litaki-iv-pokolinna.html" text:style-name="Internet_20_link" text:visited-style-name="Visited_20_Internet_20_Link">
</text:a>
</text:span>
</text:p>
      <text:p text:style-name="P4">
武器和设备价值21亿美元(后). Рештадопомоги на $500 мільйонів має надійти у вигляді виділення за президентськимповноваженням.</text:p>
      <text:p text:style-name="P4">
Як повідомлялося, від моменту повномасштабного вторгнення рф Сполучені Штатиоголосили про виділення понад $30 мільярдів військової допомоги Україні.</text:p>
      <text:p text:style-name="P4">
News Source: <text:a xlink:type="simple" xlink:href="https://www.ukrinform.ua/rubric-ato/3690109-ssa-gotuut-novij-paket-vijskovoi-dopomogi-ukraini-na-26-milarda-reuters.html" text:style-name="Internet_20_link" text:visited-style-name="Visited_20_Internet_20_Link">
https://www.ukrinform.ua/rubric-ato/3690109-ssa-gotuut-novij-paket-vijskovoi-dopomogi-ukraini-na-26-milarda-reuters.html</text:a>
</text:p>
      <!--NEWS-->
      <text:h text:style-name="P10" text:outline-level="1">
<text:span text:style-name="T4">
俄罗斯部队在库皮亚斯克，莱曼，巴赫穆特，阿夫迪夫卡和玛丽克（Maryink）进行进攻行动...</text:span>
</text:h>
      <text:p text:style-name="P4">
作者: liveuamap (Language: en)</text:p>
      <text:p text:style-name="P4">
时间: 2023-03-31T-22:05:00</text:p>
      <text:p text:style-name="P4">
地点: Marinka, Donetsk Oblast (Latitude:47.94222 Longtitude:37.50217)</text:p>
      <text:p text:style-name="P4">
视频: []</text:p>
      <text:p text:style-name="P4">
图片: []</text:p>
      <text:p text:style-name="P4">
标签: ["Russia", "Minsk Monitor"]</text:p>
      <text:p text:style-name="P4">
Id: 22552327</text:p>
      <!--METADATA-->
      <text:p text:style-name="P4">
俄罗斯部队在库皮安斯克，莱曼，巴赫穆特，阿夫迪夫卡和玛丽卡的方向进行进攻行动。 乌克兰军方击退了80多种俄罗斯攻击。 俄罗斯军队试图在Stelmakhivka，Kuzmyne和Berestove，Bakhmut，Orikhovo -Vasylivka，Novobakhmutivka，Novokallivka，Novokalynove，Stepove，Avdiyivka，Avdiyivka，Syeverne，Syeverne，Vodyane，Vodyane，Krasnohorivka和Donetskregion erskregion -Interskregion -Interskregion -Arriankeion -Arriankeion -Arriankeion -Arriankeion -Arriankeion -Arriank forsegrighornimink中，</text:p>
      <text:p text:style-name="P4">
新闻集链接：<text:a xlink:type="simple" xlink:href="https://liveuamap.com/en/2023/31-march-russian-forces-conducting-offensive-actions-at-kupiansk" text:style-name="Internet_20_link" text:visited-style-name="Visited_20_Internet_20_Link">
https://liveuamap.com/en/2023/31-march-russian-forces-conducting-contresident-actions-actions-actions-at-kupiansk</text:a>
</text:p>
      <text:p text:style-name="P4">
News Source: <text:a xlink:type="simple" xlink:href="https://t.me/lumsrc/4381" text:style-name="Internet_20_link" text:visited-style-name="Visited_20_Internet_20_Link">
https://t.me/lumsrc/4381</text:a>
</text:p>
      <!--NEWS-->
      <text:h text:style-name="P10" text:outline-level="1">
<text:span text:style-name="T4">
国家不会忘记战争中的受害者和被俄罗斯人杀害的乌克兰人 - 眨眼</text:span>
</text:h>
      <text:p text:style-name="P4">
作者: Ukrinform (Person)</text:p>
      <text:p text:style-name="P4">
出版商: Укринформ (Organization)</text:p>
      <text:p text:style-name="P4">
出版时间: 2023-03-31T-23:12:00+03:00</text:p>
      <text:p text:style-name="P4">
修改时间: 2023-03-31T23:12:00+03:00</text:p>
      <text:p text:style-name="P4">
描述: 美国充分支持乌克兰执法机构的努力，以及国际机构，以收集，记录和调查俄罗斯人犯下的战争罪和危害人类犯罪的证据。  - 乌克林。</text:p>
      <text:p text:style-name="P4">
图片: ["<text:a xlink:type="simple" xlink:href="https://static.ukrinform.com/photos/2022_02/thumb_files/630_360_1645570164-465.jpg" text:style-name="Internet_20_link" text:visited-style-name="Visited_20_Internet_20_Link">
630_360_16455...</text:a>
"]</text:p>
      <text:p text:style-name="P4">
标签: ['Буча', 'США', 'Трибунал', 'Україна', 'Агресія РФ', 'Воєнні злочини', 'Війна з росією']</text:p>
      <text:p text:style-name="P4">
类型: Article</text:p>
      <!--METADATA-->
      <text:p text:style-name="P4">
<draw:frame draw:style-name="fr1" draw:name="Image31" text:anchor-type="as-char" svg:width="6.9236in" svg:height="3.956343in" draw:z-index="0">
<draw:image xlink:href="../Images/yкринформ/2023-03-31T-23-12-00-03-00/630_360_1645570164-465.jpg" xlink:type="simple" xlink:show="embed" xlink:actuate="onLoad" draw:mime-type="image/jpeg"/>
</draw:frame>
乌克兰执法机构的努力以及国际机构收集，记录和调查俄罗斯人犯下的战争和危害人类犯罪的证据。</text:p>
      <text:p text:style-name="P4">
乌克林福音通讯员报告说，这是美国国务卿眨眼的周五在周五举行的。</text:p>
      <text:p text:style-name="P4">
“美国支持乌克兰和国际努力，以记录对这些暴行的调查。 今天，我们加入了世界各地的国家和组织，继续要求乌克兰人和乌克兰的正义。”美国外交负责人强调。</text:p>
      <text:p text:style-name="P4">
<text:span text:style-name="T4">
另请阅读：</text:span>
 <text:span text:style-name="T4">
 <text:a xlink:type="simple" xlink:href="https://www.ukrinform.ua/rubric-ato/3690101-ucasniki-bucanskogo-samitu-uklali-deklaraciu-sodo-vidpovidalnosti-rf-za-skoeni-v-ukraini-zlocini.html" text:style-name="Internet_20_link" text:visited-style-name="Visited_20_Internet_20_Link">
</text:a>
</text:span>
</text:p>
      <text:p text:style-name="P4">
他指出，俄罗斯人的罪行是针对平民的大规模系统性暴力运动的一部分。 也就是说，据报道，酷刑，暴力失踪，被迫驱逐儿童，处决以及对房屋，学校，医院的攻击。</text:p>
      <text:p text:style-name="P4">
“那些犯下这些暴行的人应该负责，”  - 眨眼说。</text:p>
      <text:p text:style-name="P4">
<text:span text:style-name="T4">
另请阅读：</text:span>
 <text:span text:style-name="T4">
 <text:a xlink:type="simple" xlink:href="https://www.ukrinform.ua/rubric-ato/3690090-buca-moze-stati-majdancikom-dla-tribunalu-proti-rosii-prezident.html" text:style-name="Internet_20_link" text:visited-style-name="Visited_20_Internet_20_Link">
</text:a>
</text:span>
</text:p>
      <text:p text:style-name="P4">
据他说，<text:span text:style-name="T4">
 []发生了什么(https://www.ukrinform.ua/tag-buca)</text:span>
在其他城市，乌克兰继续发生的事情都是不可接受的。</text:p>
      <text:p text:style-name="P4">
美国总部说：“美国将继续支持保护其人民的乌克兰，为其主权，其领土完整性，我们的民主奋斗。我们不会忘记受影响和杀害乌克兰人的乌克兰人。”</text:p>
      <text:p text:style-name="P4">
<text:span text:style-name="T4">
另请阅读：</text:span>
 <text:span text:style-name="T4">
 <text:a xlink:type="simple" xlink:href="https://www.ukrinform.ua/rubric-ato/3690097-moldova-pidtrimue-ideu-spectribunalu-proti-rf-i-gotova-dopomogti-u-zbori-informacii-sandu.html" text:style-name="Internet_20_link" text:visited-style-name="Visited_20_Internet_20_Link">
</text:a>
</text:span>
</text:p>
      <text:p text:style-name="P4">
在这方面，他强调说，美国方面将继续为实现责任和正义而努力。</text:p>
      <text:p text:style-name="P4">
据乌克林福姆称，布坎斯基峰会于周五在乌克兰举行。 大约50个州和国际组织的结果总结了俄罗斯对乌克兰犯罪的责任的声明。</text:p>
      <text:p text:style-name="P4">
News Source: <text:a xlink:type="simple" xlink:href="https://www.ukrinform.ua/rubric-polytics/3690107-stati-ne-zabudut-postrazdalih-vid-vijni-ta-vbitih-rosianami-ukrainciv-blinken.html" text:style-name="Internet_20_link" text:visited-style-name="Visited_20_Internet_20_Link">
https://www.ukrinform.ua/rubric-polytics/3690107-stati-ne-zabudut-postrazdalih-vid-vijni-ta-vbitih-rosianami-ukrainciv-blinken.html</text:a>
</text:p>
      <!--NEWS-->
      <text:h text:style-name="P10" text:outline-level="1">
<text:span text:style-name="T4">
Zelensky：将有一个关于Rashists的新纽伦堡</text:span>
</text:h>
      <text:p text:style-name="P4">
作者: Ukrinform (Person)</text:p>
      <text:p text:style-name="P4">
出版商: Укринформ (Organization)</text:p>
      <text:p text:style-name="P4">
出版时间: 2023-03-31T-25:00:00+03:00</text:p>
      <text:p text:style-name="P4">
修改时间: 2023-03-31T23:00:00+03:00</text:p>
      <text:p text:style-name="P4">
描述: 今天的主要词是正义，对于我们的国家和通过俄罗斯侵略遭受损失的人民。  - 乌克林。</text:p>
      <text:p text:style-name="P4">
图片: ["<text:a xlink:type="simple" xlink:href="https://static.ukrinform.com/photos/2023_03/thumb_files/630_360_1679682020-565.jpeg" text:style-name="Internet_20_link" text:visited-style-name="Visited_20_Internet_20_Link">
630_360_16796...</text:a>
"]</text:p>
      <text:p text:style-name="P4">
标签: None</text:p>
      <text:p text:style-name="P4">
类型: Article</text:p>
      <!--METADATA-->
      <text:p text:style-name="P4">
<draw:frame draw:style-name="fr1" draw:name="Image32" text:anchor-type="as-char" svg:width="6.9236in" svg:height="3.956343in" draw:z-index="0">
<draw:image xlink:href="../Images/yкринформ/2023-03-31T-25-00-00-03-00/630_360_1679682020-565.jpeg" xlink:type="simple" xlink:show="embed" xlink:actuate="onLoad" draw:mime-type="image/jpeg"/>
</draw:frame>
今天的主要是正义，对于我们的国家和经历了俄罗斯侵略的人民。</text:p>
      <text:p text:style-name="P4">
在您的[]中(https://www.youtube.com/watch?v=No-VknL17CU)乌克兰·弗拉基米尔斯基总统说，在全面战争的第401天结束时，乌克兰福姆说。</text:p>
      <text:p text:style-name="P4">
<text:span text:style-name="T5">
viso：<text:a xlink:type="simple" xlink:href="https://t.me/OP_UA/9138" text:style-name="Internet_20_link" text:visited-style-name="Visited_20_Internet_20_Link">
</text:a>
</text:span>
</text:p>
      <text:p text:style-name="P4">
<text:span text:style-name="T4">
乌克兰人!乌克兰妇女!</text:span>
</text:p>
      <text:p text:style-name="P4">
今天的主要词是正义。 正义适用于我们国家，对于所有失去亲人，通过俄罗斯侵略，占领者的恐怖而失去健康，家庭和正常生活的人民。</text:p>
      <text:p text:style-name="P4">
我们的特别活动发生在城市解放周年纪念日和沃基耶夫(Vokiev)的周年纪念日。 首脑会议和谈判，第二次会议司法联合会 - “统一的司法伊萨拉德” ...</text:p>
      <text:p text:style-name="P4">
这一切 - 为了加速，为了为俄罗斯的法庭侵略而进行更激烈的全球工作，为了获得国际刑事法院的新逮捕令，俄罗斯军事罪犯的逮捕，以法律和公正的判决所有俄罗斯杀手和执行者都必须获得。</text:p>
      <text:p text:style-name="P4">
他们会得到。 百分之一百。 我们将提供它。 我们找到格式，找到工具。</text:p>
      <text:p text:style-name="P4">
我感谢所有帮助我们的人。 每个州，每个领导者，每个国际组织。</text:p>
      <text:p text:style-name="P4">
如今，几乎是英国国国家的代表参加了我们的第一次布坎斯基峰会。 而这仅仅是个开始。</text:p>
      <text:p text:style-name="P4">
我感谢斯洛文尼亚，斯洛伐克，克罗地亚和摩尔多瓦的领导人，他们今天访问了亲自支持布恰的乌克兰 - 尊重所有在俄罗斯占领中死亡的人的记忆。</text:p>
      <text:p text:style-name="P4">
当然 - 我感谢我们的士兵。 现在所有为乌克兰而战的人。 自14日以来一直为乌克兰而战的人。 对所有人的生命从字面上赋予乌克兰的生命。</text:p>
      <text:p text:style-name="P4">
乌克兰人将站在这场战争中。 我们将解放我们的土地和所有的爱德利亚人囚禁。 有一天，世界将听到乌克兰的正义被转移。</text:p>
      <text:p text:style-name="P4">
将有一个新的纽伦堡 - 关于种族主义者。</text:p>
      <text:p text:style-name="P4">
<text:span text:style-name="T4">
 <text:span text:style-name="T5">
荣耀所有乌克兰英雄!</text:span>
 </text:span>
</text:p>
      <text:p text:style-name="P4">
<text:span text:style-name="T4">
 <text:span text:style-name="T5">
荣耀我们坚强的人!</text:span>
 </text:span>
</text:p>
      <text:p text:style-name="P4">
<text:span text:style-name="T4">
 <text:span text:style-name="T5">
荣耀与乌克兰!</text:span>
 </text:span>
</text:p>
      <text:p text:style-name="P4">
News Source: <text:a xlink:type="simple" xlink:href="https://www.ukrinform.ua/rubric-ato/3690106-zelenskij-bude-novij-nurnberg-sodo-rasistiv.html" text:style-name="Internet_20_link" text:visited-style-name="Visited_20_Internet_20_Link">
https://www.ukrinform.ua/rubric-ato/3690106-zelenskij-bude-novij-nurnberg-sodo-rasistiv.html</text:a>
</text:p>
      <!--NEWS-->
      <text:h text:style-name="P10" text:outline-level="1">
<text:span text:style-name="T4">
克罗地亚的首映式命名了乌克兰胜利的三个组成部分</text:span>
</text:h>
      <text:p text:style-name="P4">
作者: Ukrinform (Person)</text:p>
      <text:p text:style-name="P4">
出版商: Укринформ (Organization)</text:p>
      <text:p text:style-name="P4">
出版时间: 2023-03-31T-28:53:00+03:00</text:p>
      <text:p text:style-name="P4">
修改时间: 2023-03-31T22:53:00+03:00</text:p>
      <text:p text:style-name="P4">
描述: 在针对俄罗斯战争中胜利乌克兰需要乌克兰人的爱国主义和热情，国际支持国家以及西方伙伴的统一。  - 乌克林。</text:p>
      <text:p text:style-name="P4">
图片: ["<text:a xlink:type="simple" xlink:href="https://static.ukrinform.com/photos/2022_05/thumb_files/630_360_1652012094-445.jpeg" text:style-name="Internet_20_link" text:visited-style-name="Visited_20_Internet_20_Link">
630_360_16520...</text:a>
"]</text:p>
      <text:p text:style-name="P4">
标签: ['Хорватія', "Прем'єр", 'Україна', 'Війна з росією']</text:p>
      <text:p text:style-name="P4">
类型: Article</text:p>
      <!--METADATA-->
      <text:p text:style-name="P4">
<draw:frame draw:style-name="fr1" draw:name="Image33" text:anchor-type="as-char" svg:width="6.9236in" svg:height="3.956343in" draw:z-index="0">
<draw:image xlink:href="../Images/yкринформ/2023-03-31T-28-53-00-03-00/630_360_1652012094-445.jpeg" xlink:type="simple" xlink:show="embed" xlink:actuate="onLoad" draw:mime-type="image/jpeg"/>
</draw:frame>
为了在针对俄罗斯的战争中获胜，乌克兰人的爱国主义和热情，需要国际对国家的支持和西方伙伴团结。</text:p>
      <text:p text:style-name="P4">
乌克林福姆报道，克罗地亚总理安德里·普伦科维奇(Andriy Plenkovich)在对布坎峰会的结果进行会议期间指出。</text:p>
      <text:p text:style-name="P4">
“我认为乌克兰需要三个重要方面。 捍卫乌克兰军队乌克兰人民国家是爱国主义和热情。”普伦科维奇说。</text:p>
      <text:p text:style-name="P4">
<text:span text:style-name="T4">
另请阅读：</text:span>
 <text:span text:style-name="T4">
 <text:a xlink:type="simple" xlink:href="https://www.ukrinform.ua/rubric-polytics/3690065-stefancuk-obgovoriv-iz-premerami-horvatii-ta-slovenii-stvorenna-spectribunalu-proti-rf.html" text:style-name="Internet_20_link" text:visited-style-name="Visited_20_Internet_20_Link">
</text:a>
</text:span>
</text:p>
      <text:p text:style-name="P4">
克罗地亚政府主席指出，乌克兰胜利所需的第二件事是它的不断支持。 他认为，现在比几十年来都比以往任何时候都更强大，并允许乌克兰在这种情况下尽可能地为社会和经济体系提供资金，并在军事支持的帮助下保护Sebeza。</text:p>
      <text:p text:style-name="P4">
克罗地亚总理强调：“第三，西方国家的政府必须确保我们在国家的凝聚力，并且我们不允许在我们的国家造成内在缺陷，这可能会损害现有的政治统一。”</text:p>
      <text:p text:style-name="P4">
<text:span text:style-name="T4">
另请阅读：</text:span>
 <text:span text:style-name="T4">
 <text:a xlink:type="simple" xlink:href="https://www.ukrinform.ua/rubric-polytics/3690047-zelenskij-obgovoriv-iz-premerom-horvatii-potrebi-zsu-ta-povoennu-vidbudovu-ukraini.html" text:style-name="Internet_20_link" text:visited-style-name="Visited_20_Internet_20_Link">
</text:a>
</text:span>
</text:p>
      <text:p text:style-name="P4">
据报道，有82％的乌克兰人对乌克兰排斥俄罗斯联邦袭击的能力充满信心。 毕业生研究对完整战争周年纪念日进行的调查结果证明了这一点。</text:p>
      <text:p text:style-name="P4">
News Source: <text:a xlink:type="simple" xlink:href="https://www.ukrinform.ua/rubric-polytics/3690104-premer-horvatii-nazvav-tri-skladovi-peremogi-ukraini.html" text:style-name="Internet_20_link" text:visited-style-name="Visited_20_Internet_20_Link">
https://www.ukrinform.ua/rubric-polytics/3690104-premer-horvatii-nazvav-tri-skladovi-peremogi-ukraini.html</text:a>
</text:p>
      <!--NEWS-->
      <text:h text:style-name="P10" text:outline-level="1">
<text:span text:style-name="T4">
谋杀婴儿和祖母在阿夫迪夫卡（Avdiivka）：检察官办公室开始诉讼</text:span>
</text:h>
      <text:p text:style-name="P4">
作者: Ukrinform (Person)</text:p>
      <text:p text:style-name="P4">
出版商: Укринформ (Organization)</text:p>
      <text:p text:style-name="P4">
出版时间: 2023-03-31T-30:45:00+03:00</text:p>
      <text:p text:style-name="P4">
修改时间: 2023-03-31T22:45:00+03:00</text:p>
      <text:p text:style-name="P4">
描述: 在阿夫迪夫卡（Avdiivka），俄罗斯联邦的军队杀害了一名69岁的妇女和她的5个月孙子，执法人员开始了刑事诉讼。  - 乌克林。</text:p>
      <text:p text:style-name="P4">
图片: ["<text:a xlink:type="simple" xlink:href="https://static.ukrinform.com/photos/2023_03/thumb_files/630_360_1680292022-631.jpg" text:style-name="Internet_20_link" text:visited-style-name="Visited_20_Internet_20_Link">
630_360_16802...</text:a>
", "<text:a xlink:type="simple" xlink:href="https://static.ukrinform.com/photos/2023_03/1680292022-631.jpg" text:style-name="Internet_20_link" text:visited-style-name="Visited_20_Internet_20_Link">
1680292022-63...</text:a>
", "<text:a xlink:type="simple" xlink:href="https://static.ukrinform.com/photos/2023_03/1680292023-126.jpg" text:style-name="Internet_20_link" text:visited-style-name="Visited_20_Internet_20_Link">
1680292023-12...</text:a>
", "<text:a xlink:type="simple" xlink:href="https://static.ukrinform.com/photos/2023_03/1680292023-109.jpg" text:style-name="Internet_20_link" text:visited-style-name="Visited_20_Internet_20_Link">
1680292023-10...</text:a>
"]</text:p>
      <text:p text:style-name="P4">
标签: ['Обстріл', 'Прокуратура', 'Смерть', 'Авдіївка', 'Війна з росією']</text:p>
      <text:p text:style-name="P4">
类型: Article</text:p>
      <!--METADATA-->
      <text:p text:style-name="P4">
<draw:frame draw:style-name="fr1" draw:name="Image34" text:anchor-type="as-char" svg:width="6.9236in" svg:height="3.956343in" draw:z-index="0">
<draw:image xlink:href="../Images/yкринформ/2023-03-31T-30-45-00-03-00/630_360_1680292022-631.jpg" xlink:type="simple" xlink:show="embed" xlink:actuate="onLoad" draw:mime-type="image/jpeg"/>
</draw:frame>
RF军队杀死了一名69岁的妇女和她5个月大的孙子和执法机构。</text:p>
      <text:p text:style-name="P4">
关于<text:a xlink:type="simple" xlink:href="https://t.me/pgo_gov_ua/10932" text:style-name="Internet_20_link" text:visited-style-name="Visited_20_Internet_20_Link">
</text:a>
乌克林福姆报道说，办公室检察官的新闻服务报道。</text:p>
      <text:p text:style-name="P4">
“根据调查，在2023年3月31日晚上，阿夫迪夫卡(Avdiivka)的RFZATTI炮弹炮击部队。 弹丸袭击了家庭居住的私人房屋。 讯息说：“ A69岁的妇女和她5个月大的孙子在席卷住宅的火焰中被杀。”</text:p>
      <text:p text:style-name="P4">
<draw:frame draw:style-name="fr1" draw:name="Image35" text:anchor-type="as-char" svg:width="6.9236in" svg:height="5.1927in" draw:z-index="0">
<draw:image xlink:href="../Images/yкринформ/2023-03-31T-30-45-00-03-00/1680292022-631.jpg" xlink:type="simple" xlink:show="embed" xlink:actuate="onLoad" draw:mime-type="image/jpeg"/>
</draw:frame>
<text:span text:style-name="T4">
另请阅读：</text:span>
 <text:span text:style-name="T4">
 <text:a xlink:type="simple" xlink:href="https://www.ukrinform.ua/rubric-ato/3690088-rosiani-nakrili-z-artilerii-avdiivku-zaginula-ditina.html" text:style-name="Internet_20_link" text:visited-style-name="Visited_20_Internet_20_Link">
</text:a>
</text:span>
</text:p>
      <text:p text:style-name="P4">
根据初步数据，婴儿的母亲和父亲在院子里也受伤。 搜救工作目前正在进行中。 执法人员和救援人员在这个地方工作。</text:p>
      <text:p text:style-name="P4">
<draw:frame draw:style-name="fr1" draw:name="Image36" text:anchor-type="as-char" svg:width="6.9236in" svg:height="9.231467in" draw:z-index="0">
<draw:image xlink:href="../Images/yкринформ/2023-03-31T-30-45-00-03-00/1680292023-126.jpg" xlink:type="simple" xlink:show="embed" xlink:actuate="onLoad" draw:mime-type="image/jpeg"/>
</draw:frame>
在顿涅茨克地区检察官办公室的程序领导下，执法机构在刑事调查中扩展了这一事实</text:p>
      <text:p text:style-name="P4">
<draw:frame draw:style-name="fr1" draw:name="Image37" text:anchor-type="as-char" svg:width="6.9236in" svg:height="9.231467in" draw:z-index="0">
<draw:image xlink:href="../Images/yкринформ/2023-03-31T-30-45-00-03-00/1680292023-109.jpg" xlink:type="simple" xlink:show="embed" xlink:actuate="onLoad" draw:mime-type="image/jpeg"/>
</draw:frame>
<text:span text:style-name="T4">
另请阅读：</text:span>
 <text:span text:style-name="T4">
 <text:a xlink:type="simple" xlink:href="https://www.ukrinform.ua/rubric-regions/3690092-na-hersonsini-pid-vorozij-obstril-potrapili-civilni-aki-plivli-na-covni-po-dnipru.html" text:style-name="Internet_20_link" text:visited-style-name="Visited_20_Internet_20_Link">
</text:a>
</text:span>
</text:p>
      <text:p text:style-name="P4">
根据乌克林的说法，根据地区警察的说法，在被解雇的敌人中<text:span text:style-name="T4">
 <text:a xlink:type="simple" xlink:href="https://www.ukrinform.ua/tag-avdiivka" text:style-name="Internet_20_link" text:visited-style-name="Visited_20_Internet_20_Link">
</text:a>
</text:span>
顿涅茨克地区有五个孩子。 每天，离开城市变得更加复杂。 警察试图尽快说服父母。</text:p>
      <text:p text:style-name="P4">
News Source: <text:a xlink:type="simple" xlink:href="https://www.ukrinform.ua/rubric-ato/3690103-vbivstvo-nemovla-ta-babusi-u-avdiivci-prokuratura-rozpocala-provadzenna.html" text:style-name="Internet_20_link" text:visited-style-name="Visited_20_Internet_20_Link">
https://www.ukrinform.ua/rubric-ato/3690103-vbivstvo-nemovla-ta-babusi-u-avdiivci-prokuratura-rozpocala-provadzenna.html</text:a>
</text:p>
      <!--NEWS-->
      <text:h text:style-name="P10" text:outline-level="1">
<text:span text:style-name="T4">
欧盟已批准在人道主义行动期间的制裁应用中排除</text:span>
</text:h>
      <text:p text:style-name="P4">
作者: Ukrinform (Person)</text:p>
      <text:p text:style-name="P4">
出版商: Укринформ (Organization)</text:p>
      <text:p text:style-name="P4">
出版时间: 2023-03-31T-32:37:00+03:00</text:p>
      <text:p text:style-name="P4">
修改时间: 2023-03-31T22:37:00+03:00</text:p>
      <text:p text:style-name="P4">
描述: 欧盟委员会宣布澄清其先前关于欧盟制裁的决定的一些决定：在人道主义行动或提供人道主义援助方面，使用制裁的某些例外。  - 乌克林。</text:p>
      <text:p text:style-name="P4">
图片: ["<text:a xlink:type="simple" xlink:href="https://static.ukrinform.com/photos/2019_07/thumb_files/630_360_1562308257-367.jpg" text:style-name="Internet_20_link" text:visited-style-name="Visited_20_Internet_20_Link">
630_360_15623...</text:a>
"]</text:p>
      <text:p text:style-name="P4">
标签: ['Антиросійські санкції', 'Євросоюз', 'Санкції']</text:p>
      <text:p text:style-name="P4">
类型: Article</text:p>
      <!--METADATA-->
      <text:p text:style-name="P4">
<draw:frame draw:style-name="fr1" draw:name="Image38" text:anchor-type="as-char" svg:width="6.9236in" svg:height="3.956343in" draw:z-index="0">
<draw:image xlink:href="../Images/yкринформ/2023-03-31T-32-37-00-03-00/630_360_1562308257-367.jpg" xlink:type="simple" xlink:show="embed" xlink:actuate="onLoad" draw:mime-type="image/jpeg"/>
</draw:frame>
该理事会宣布澄清其先前的一些决定，并有资格使用欧盟制裁：在涉及人道主义行动或提供人道主义援助方面的制裁时，可以提出某些例外。</text:p>
      <text:p text:style-name="P4">
根据乌克林福姆的说法，这些信息是<text:a xlink:type="simple" xlink:href="https://www.consilium.europa.eu/en/press/press-releases/2023/03/31/humanitarian-action-eu-introduces-exemptions-to-sanctions-to-facilitate-the-delivery-of-assistance/" text:style-name="Internet_20_link" text:visited-style-name="Visited_20_Internet_20_Link">
</text:a>
在欧洲理事会的地点。</text:p>
      <text:p text:style-name="P4">
“欧盟理事会已决定在联合国安理会2664号决议的背景下修改有关欧盟限制措施的几项欧盟委员会法案。(2022)这为人道主义的例外提供了帐户的使用，日常的宗教信仰制度。”消息写道。</text:p>
      <text:p text:style-name="P4">
<text:span text:style-name="T4">
另请阅读：</text:span>
 <text:span text:style-name="T4">
 <text:a xlink:type="simple" xlink:href="https://www.ukrinform.ua/rubric-world/3689789-avstralia-vvela-novi-sankcii-proti-rosijskih-cinovnikiv.html" text:style-name="Internet_20_link" text:visited-style-name="Visited_20_Internet_20_Link">
</text:a>
</text:span>
</text:p>
      <text:p text:style-name="P4">
由于这种“人道主义例外”，特别是在未经任何初步批准的情况下实施联合国人道主义反应计划的联合国计划，可能会采取某些行动和制裁清单中包含的机构的行动，如果这样的目的是提供人道主义援助或对旨在满足人的基本需求的其他行动的支持。</text:p>
      <text:p text:style-name="P4">
如前所述，今天的决定完成了对联合国第14届制裁制度应用例外的过程，该制度反映在欧盟立法中。 这些例外还扩展到了欧盟的自主制裁清单，该清单补充了联合国的限制。 这为市场运营商创建了一个明确的法律领域，该领域将能够使用制裁中的例外情况，而没有任何差异到联合国和欧盟的制裁清单。</text:p>
      <text:p text:style-name="P4">
<text:span text:style-name="T4">
另请阅读：</text:span>
 <text:span text:style-name="T4">
 <text:a xlink:type="simple" xlink:href="https://www.ukrinform.ua/rubric-world/3688634-proti-bilorusi-zaprovadat-dodatkovi-sankcii-u-razi-rozmisenna-adernoi-zbroi-rf-moraveckij.html" text:style-name="Internet_20_link" text:visited-style-name="Visited_20_Internet_20_Link">
</text:a>
 </text:span>
</text:p>
      <text:p text:style-name="P4">
<text:span text:style-name="T4">
另请阅读：</text:span>
 <text:span text:style-name="T4">
 <text:a xlink:type="simple" xlink:href="https://www.ukrinform.ua/rubric-world/3688876-cerez-vijnu-ta-sankcii-ekonomika-rosii-pocinae-rozvaluvatisa-wsj.html" text:style-name="Internet_20_link" text:visited-style-name="Visited_20_Internet_20_Link">
</text:a>
</text:span>
</text:p>
      <text:p text:style-name="P4">
联合国安理会决议<text:a xlink:type="simple" xlink:href="https://documents-dds-ny.un.org/doc/UNDOC/GEN/N22/736/77/PDF/N2273677.pdf" text:style-name="Internet_20_link" text:visited-style-name="Visited_20_Internet_20_Link">
</text:a>
它于2022年12月9日获得批准。 该文件呼吁联合国采取制裁，包括在反恐斗争的背景下提供的制裁，考虑到根据国际人道主义法，国际人权立法的规定遵守其义务。</text:p>
      <text:p text:style-name="P4">
News Source: <text:a xlink:type="simple" xlink:href="https://www.ukrinform.ua/rubric-economy/3690102-es-zatverdiv-viklucenna-u-zastosuvanni-sankcij-pid-cas-gumanitarnih-operacij.html" text:style-name="Internet_20_link" text:visited-style-name="Visited_20_Internet_20_Link">
https://www.ukrinform.ua/rubric-economy/3690102-es-zatverdiv-viklucenna-u-zastosuvanni-sankcij-pid-cas-gumanitarnih-operacij.html</text:a>
</text:p>
      <!--NEWS-->
      <text:h text:style-name="P10" text:outline-level="1">
<text:span text:style-name="T4">
布坎峰会的参与者已就乌克兰犯下的犯罪的俄罗斯联合会的责任声明</text:span>
</text:h>
      <text:p text:style-name="P4">
作者: Ukrinform (Person)</text:p>
      <text:p text:style-name="P4">
出版商: Укринформ (Organization)</text:p>
      <text:p text:style-name="P4">
出版时间: 2023-03-31T-34:25:00+03:00</text:p>
      <text:p text:style-name="P4">
修改时间: 2023-03-31T22:25:00+03:00</text:p>
      <text:p text:style-name="P4">
描述: 大约有50个州和国际组织得出结论，就俄罗斯对乌克兰犯下的犯罪责任责任的宣言。  - 乌克林。</text:p>
      <text:p text:style-name="P4">
图片: ["<text:a xlink:type="simple" xlink:href="https://static.ukrinform.com/photos/2022_04/thumb_files/630_360_1649797549-494.jpg" text:style-name="Internet_20_link" text:visited-style-name="Visited_20_Internet_20_Link">
630_360_16497...</text:a>
"]</text:p>
      <text:p text:style-name="P4">
标签: ['Буча', 'Трибунал', 'Агресія РФ', 'Воєнні злочини']</text:p>
      <text:p text:style-name="P4">
类型: Article</text:p>
      <!--METADATA-->
      <text:p text:style-name="P4">
<draw:frame draw:style-name="fr1" draw:name="Image39" text:anchor-type="as-char" svg:width="6.9236in" svg:height="3.956343in" draw:z-index="0">
<draw:image xlink:href="../Images/yкринформ/2023-03-31T-34-25-00-03-00/630_360_1649797549-494.jpg" xlink:type="simple" xlink:show="embed" xlink:actuate="onLoad" draw:mime-type="image/jpeg"/>
</draw:frame>
约有50个州和国际组织得出结论，布坎宣布俄罗斯在乌克兰犯下的罪行的突出。</text:p>
      <text:p text:style-name="P4">
该文件是由于布坎峰会签署的，并在[]上发布了(https://www.president.gov.ua/news/buchanska-deklaraciya-shodo-vidpovidalnosti-za-najtyazhchi-z-82005)峰会的参与者强烈谴责了国际法下的严重罪行，这是乌克兰领土上的布科尼，其中包括在俄罗斯侵略的恐怖中陷入困境的布恰斯大屠杀，并表示支持检察官刑事法院的努力和对刑事刑事法院的努力和感谢他们有罪不罚的特殊和重要。</text:p>
      <text:p text:style-name="P4">
<text:span text:style-name="T4">
另请阅读：</text:span>
 <text:span text:style-name="T4">
 <text:a xlink:type="simple" xlink:href="https://www.ukrinform.ua/rubric-ato/3690097-moldova-pidtrimue-ideu-spectribunalu-proti-rf-i-gotova-dopomogti-u-zbori-informacii-sandu.html" text:style-name="Internet_20_link" text:visited-style-name="Visited_20_Internet_20_Link">
</text:a>
</text:span>
</text:p>
      <text:p text:style-name="P4">
也在<text:span text:style-name="T4">
 <text:a xlink:type="simple" xlink:href="https://www.president.gov.ua/news/buchanska-deklaraciya-shodo-vidpovidalnosti-za-najtyazhchi-z-82005" text:style-name="Internet_20_link" text:visited-style-name="Visited_20_Internet_20_Link">
</text:a>
</text:span>
支持各州的努力，包括乌克兰在调查和刑事起诉的范围内，在乌克兰领土或反对乌克兰的犯罪管辖范围内，负责国家立法和国际法；</text:p>
      <text:p text:style-name="P4">
峰会的参与者支持建立国际机制，以赔偿俄罗斯联邦在乌克兰国际行为造成的损害或损失，或支持创建国际注册机制，该机制将记录有关任务或投诉的证据和投诉失去所有感兴趣的人。</text:p>
      <text:p text:style-name="P4">
<text:span text:style-name="T4">
另请阅读：</text:span>
 <text:span text:style-name="T4">
 <text:a xlink:type="simple" xlink:href="https://www.ukrinform.ua/rubric-ato/3690090-buca-moze-stati-majdancikom-dla-tribunalu-proti-rosii-prezident.html" text:style-name="Internet_20_link" text:visited-style-name="Visited_20_Internet_20_Link">
</text:a>
</text:span>
</text:p>
      <text:p text:style-name="P4">
该宣言强调有必要通过在国际级别的未来国际级别的未来罪行进行适当，公正和独立的调查和刑事起诉，以确保根据乌克兰被造成的国际法犯下的最严重罪行的全部责任。</text:p>
      <text:p text:style-name="P4">
<text:span text:style-name="T4">
另请阅读：</text:span>
 <text:span text:style-name="T4">
 <text:a xlink:type="simple" xlink:href="https://www.ukrinform.ua/rubric-polytics/3689312-ssa-vperse-pidtrimali-stvorenna-tribunalu-akij-suditime-vladu-insoi-kraini-za-zlocin-agresii-op.html" text:style-name="Internet_20_link" text:visited-style-name="Visited_20_Internet_20_Link">
</text:a>
 </text:span>
</text:p>
      <text:p text:style-name="P4">
News Source: <text:a xlink:type="simple" xlink:href="https://www.ukrinform.ua/rubric-ato/3690101-ucasniki-bucanskogo-samitu-uklali-deklaraciu-sodo-vidpovidalnosti-rf-za-skoeni-v-ukraini-zlocini.html" text:style-name="Internet_20_link" text:visited-style-name="Visited_20_Internet_20_Link">
https://www.ukrinform.ua/rubric-ato/3690101-ucasniki-bucanskogo-samitu-uklali-deklaraciu-sodo-vidpovidalnosti-rf-za-skoeni-v-ukraini-zlocini.html</text:a>
</text:p>
      <!--NEWS-->
      <text:h text:style-name="P10" text:outline-level="1">
<text:span text:style-name="T4">
Zelensky：俄罗斯的全面责任应为三个要素</text:span>
</text:h>
      <text:p text:style-name="P4">
作者: Ukrinform (Person)</text:p>
      <text:p text:style-name="P4">
出版商: Укринформ (Organization)</text:p>
      <text:p text:style-name="P4">
出版时间: 2023-03-31T-36:20:00+03:00</text:p>
      <text:p text:style-name="P4">
修改时间: 2023-03-31T22:20:00+03:00</text:p>
      <text:p text:style-name="P4">
描述: 乌克兰国家法官，国际刑事法院和特别法庭将确保俄罗斯作为侵略国家的全部责任。  - 乌克林。</text:p>
      <text:p text:style-name="P4">
图片: ["<text:a xlink:type="simple" xlink:href="https://static.ukrinform.com/photos/2023_03/thumb_files/630_360_1680284781-892.jpeg" text:style-name="Internet_20_link" text:visited-style-name="Visited_20_Internet_20_Link">
630_360_16802...</text:a>
"]</text:p>
      <text:p text:style-name="P4">
标签: ['Трибунал', 'Агресія РФ', 'Зеленський', 'Війна з росією']</text:p>
      <text:p text:style-name="P4">
类型: Article</text:p>
      <!--METADATA-->
      <text:p text:style-name="P4">
<draw:frame draw:style-name="fr1" draw:name="Image40" text:anchor-type="as-char" svg:width="6.9236in" svg:height="3.956343in" draw:z-index="0">
<draw:image xlink:href="../Images/yкринформ/2023-03-31T-36-20-00-03-00/630_360_1680284781-892.jpeg" xlink:type="simple" xlink:show="embed" xlink:actuate="onLoad" draw:mime-type="image/jpeg"/>
</draw:frame>
乌克兰的全国大法官，国际刑事法院和特别法庭将确保俄罗斯作为侵略国的全部责任。</text:p>
      <text:p text:style-name="P4">
乌克兰峰会向梦想家的上诉期间，乌克兰沃迪米尔·泽伦斯基总统宣布了这一点。(https://t.me/V_Zelenskiy_official/5700)国家元首。</text:p>
      <text:p text:style-name="P4">
“应该有三个全部责任。第一个是乌克兰的统计司法，这将确保责任 - 该要素是个人领导人的Cespec法庭。它将持有阻止侵略犯罪的肇事者，这使得这使得这是如此对于所有其他罪行来说，可能。”他说。</text:p>
      <text:p text:style-name="P4">
<text:span text:style-name="T4">
另请阅读：</text:span>
 <text:span text:style-name="T4">
 <text:a xlink:type="simple" xlink:href="https://www.ukrinform.ua/rubric-polytics/3690082-zelenskij-vvazae-peregovori-mozlivimi-pisla-togo-ak-rosia-bez-bou-vivede-z-ukraini-vijska.html" text:style-name="Internet_20_link" text:visited-style-name="Visited_20_Internet_20_Link">
</text:a>
</text:span>
</text:p>
      <text:p text:style-name="P4">
Zelensky强调正义是和平的基础。 当完全确保摧毁和平的人的责任将在很长一段时间内保持和平。 他在乌克兰和平公式的基础上说，正义。</text:p>
      <text:p text:style-name="P4">
总统说：“纯粹是国际法的正式规则，没有公平，他们不起作用。”</text:p>
      <text:p text:style-name="P4">
<text:span text:style-name="T4">
另请阅读：</text:span>
 <text:span text:style-name="T4">
 <text:a xlink:type="simple" xlink:href="https://www.ukrinform.ua/rubric-ato/3690097-moldova-pidtrimue-ideu-spectribunalu-proti-rf-i-gotova-dopomogti-u-zbori-informacii-sandu.html" text:style-name="Internet_20_link" text:visited-style-name="Visited_20_Internet_20_Link">
</text:a>
</text:span>
</text:p>
      <text:p text:style-name="P4">
同时，他感谢所有没有妥协的人。 Zelensky回忆说，在布坎斯基地区只有数千起犯罪，在入侵者手中丧生1400多名平民。 637名平民在这座城市被杀，其中包括37名儿童。</text:p>
      <text:p text:style-name="P4">
“世界需要一种有效的惩罚侵略罪的机制，为所有邪恶打开大门。每个不想重复此事的人都必须与乌克兰合作，以建立有关俄罗斯犯罪的特别法庭，以创建一种补偿赔偿机制来补偿赔偿机制总统强调，俄罗斯是从他们的资产中。据报道，沃迪米尔Zelenskyy总统指出_ <text:span text:style-name="T4">
 <text:a xlink:type="simple" xlink:href="https://www.ukrinform.ua/rubric-ato/3690090-buca-moze-stati-majdancikom-dla-tribunalu-proti-rosii-prezident.html" text:style-name="Internet_20_link" text:visited-style-name="Visited_20_Internet_20_Link">
</text:a>
</text:span>
 _，将基于<text:span text:style-name="T4">
 <text:a xlink:type="simple" xlink:href="https://www.ukrinform.ua/tag-tribunal" text:style-name="Internet_20_link" text:visited-style-name="Visited_20_Internet_20_Link">
</text:a>
</text:span>
，这应该谴责俄罗斯对乌克兰，普京及其环境的侵略。</text:p>
      <text:p text:style-name="P4">
News Source: <text:a xlink:type="simple" xlink:href="https://www.ukrinform.ua/rubric-ato/3690100-zelenskij-u-povnocinnij-vidpovidalnosti-rosii-mae-buti-tri-elementi.html" text:style-name="Internet_20_link" text:visited-style-name="Visited_20_Internet_20_Link">
https://www.ukrinform.ua/rubric-ato/3690100-zelenskij-u-povnocinnij-vidpovidalnosti-rosii-mae-buti-tri-elementi.html</text:a>
</text:p>
      <!--NEWS-->
      <text:h text:style-name="P10" text:outline-level="1">
<text:span text:style-name="T4">
摩尔多瓦支持针对俄罗斯联邦的特殊旅程的想法，并准备协助收集信息-Sandu</text:span>
</text:h>
      <text:p text:style-name="P4">
作者: Ukrinform (Person)</text:p>
      <text:p text:style-name="P4">
出版商: Укринформ (Organization)</text:p>
      <text:p text:style-name="P4">
出版时间: 2023-03-31T-38:12:00+03:00</text:p>
      <text:p text:style-name="P4">
修改时间: 2023-03-31T22:12:00+03:00</text:p>
      <text:p text:style-name="P4">
描述: 摩尔多瓦共和国总统梅·桑杜（May Sandu）表示支持该倡议，以建立针对俄罗斯的特别法庭，并准备帮助收集有关针对乌克兰人的犯罪的数据。  - 乌克林。</text:p>
      <text:p text:style-name="P4">
图片: ["<text:a xlink:type="simple" xlink:href="https://static.ukrinform.com/photos/2022_04/thumb_files/630_360_1649072093-943.jpg" text:style-name="Internet_20_link" text:visited-style-name="Visited_20_Internet_20_Link">
630_360_16490...</text:a>
"]</text:p>
      <text:p text:style-name="P4">
标签: ['Буча', 'Трибунал', 'Агресія РФ', 'Воєнні злочини', 'Санду', 'Війна з росією']</text:p>
      <text:p text:style-name="P4">
类型: Article</text:p>
      <!--METADATA-->
      <text:p text:style-name="P4">
<draw:frame draw:style-name="fr1" draw:name="Image41" text:anchor-type="as-char" svg:width="6.9236in" svg:height="3.956343in" draw:z-index="0">
<draw:image xlink:href="../Images/yкринформ/2023-03-31T-38-12-00-03-00/630_360_1649072093-943.jpg" xlink:type="simple" xlink:show="embed" xlink:actuate="onLoad" draw:mime-type="image/jpeg"/>
</draw:frame>
摩尔多瓦共和国梅·桑杜(May Sandu)的总统表示支持建立针对俄罗斯的特别法庭的倡议，并准备帮助收集针对乌克兰人的丹麦 - 丹麦罪行。</text:p>
      <text:p text:style-name="P4">
乌克林福姆报道，她在一场新闻发布会上对此表示了这一点。</text:p>
      <text:p text:style-name="P4">
“我们在这里提醒世界俄罗斯犯罪并支持我们的责任。 我们支持布坎宣言，我们支持建立国际法庭，以便对所有犯罪 - 危害人类犯罪，反乌克兰人民进行调查和惩罚。 为此，我们在这里，甚至区分我们支持乌克兰的意愿。 我们所有人都需要帮助乌克兰在这场战争中获胜，恢复领土的完整性并保持其持久和民主。”桑杜说。</text:p>
      <text:p text:style-name="P4">
<text:span text:style-name="T4">
另请阅读：</text:span>
 <text:span text:style-name="T4">
 <text:a xlink:type="simple" xlink:href="https://www.ukrinform.ua/rubric-polytics/3690045-zelenskij-zustrivsa-iz-sandu-govorili-pro-sankcii-spectribunal-i-situaciu-na-fronti.html" text:style-name="Internet_20_link" text:visited-style-name="Visited_20_Internet_20_Link">
</text:a>
</text:span>
</text:p>
      <text:p text:style-name="P4">
同时，她说现在摩尔多瓦大约有100,000名乌克兰难民，摩尔多瓦可以协助信息。</text:p>
      <text:p text:style-name="P4">
摩尔多瓦总统补充说：“我们可以与目睹危害人类罪的人以及犯下这些罪行的人一起工作。”</text:p>
      <text:p text:style-name="P4">
<text:span text:style-name="T4">
另请阅读：</text:span>
 <text:span text:style-name="T4">
 <text:a xlink:type="simple" xlink:href="https://www.ukrinform.ua/rubric-ato/3690090-buca-moze-stati-majdancikom-dla-tribunalu-proti-rosii-prezident.html" text:style-name="Internet_20_link" text:visited-style-name="Visited_20_Internet_20_Link">
</text:a>
</text:span>
</text:p>
      <text:p text:style-name="P4">
据报道，乌克兰指望联合国关于乌克兰军事犯罪责任的决议的收养，并支持针对俄罗斯的特殊工作。</text:p>
      <text:p text:style-name="P4">
2022年9月，沃迪米尔·泽伦斯基(Volodymyr Zelenskyy)总统组建了一个与安德里·耶尔马克(Andriy Yermak)领导的工作组，该工作组正在处理创建一个特别的<text:span text:style-name="T4">
 [] [] [] [] <text:a xlink:type="simple" xlink:href="https://www.ukrinform.ua/tag-tribunal" text:style-name="Internet_20_link" text:visited-style-name="Visited_20_Internet_20_Link">
</text:a>
</text:span>
将俄罗斯联邦的领导层施加犯罪责任，以对乌克兰造成侵略罪。 欧洲议会议会，欧洲议会，北约议会议会，欧安组织议会议会和个别州的建立得到了建立。</text:p>
      <text:p text:style-name="P4">
<text:span text:style-name="T5">
foto：tv8.md</text:span>
</text:p>
      <text:p text:style-name="P4">
News Source: <text:a xlink:type="simple" xlink:href="https://www.ukrinform.ua/rubric-polytics/3690097-moldova-pidtrimue-ideu-spectribunalu-proti-rf-i-gotova-dopomogti-u-zbori-informacii-sandu.html" text:style-name="Internet_20_link" text:visited-style-name="Visited_20_Internet_20_Link">
https://www.ukrinform.ua/rubric-polytics/3690097-moldova-pidtrimue-ideu-spectribunalu-proti-rf-i-gotova-dopomogti-u-zbori-informacii-sandu.html</text:a>
</text:p>
      <!--NEWS-->
      <text:h text:style-name="P10" text:outline-level="1">
<text:span text:style-name="T4">
俄罗斯核勒索不会阻止乌克兰的支持 - 英国</text:span>
</text:h>
      <text:p text:style-name="P4">
作者: Ukrinform (Person)</text:p>
      <text:p text:style-name="P4">
出版商: Укринформ (Organization)</text:p>
      <text:p text:style-name="P4">
出版时间: 2023-03-31T-40:04:00+03:00</text:p>
      <text:p text:style-name="P4">
修改时间: 2023-03-31T22:04:00+03:00</text:p>
      <text:p text:style-name="P4">
描述: 即使在核勒索中，俄罗斯也将无法削弱乌克兰对其国际合作伙伴的支持。  - 乌克林。</text:p>
      <text:p text:style-name="P4">
图片: ["<text:a xlink:type="simple" xlink:href="https://static.ukrinform.com/photos/2022_01/thumb_files/630_360_1643649621-813.jpg" text:style-name="Internet_20_link" text:visited-style-name="Visited_20_Internet_20_Link">
630_360_16436...</text:a>
"]</text:p>
      <text:p text:style-name="P4">
标签: ['Британія', 'ООН', 'росія', 'Війна з росією', 'Ядерний шантаж']</text:p>
      <text:p text:style-name="P4">
类型: Article</text:p>
      <!--METADATA-->
      <text:p text:style-name="P4">
<draw:frame draw:style-name="fr1" draw:name="Image42" text:anchor-type="as-char" svg:width="6.9236in" svg:height="3.956343in" draw:z-index="0">
<draw:image xlink:href="../Images/yкринформ/2023-03-31T-40-04-00-03-00/630_360_1643649621-813.jpg" xlink:type="simple" xlink:show="embed" xlink:actuate="onLoad" draw:mime-type="image/jpeg"/>
</draw:frame>
即使在核勒索中，俄罗斯也将无法削弱其国际合作伙伴对乌克兰的支持。</text:p>
      <text:p text:style-name="P4">
乌克兰代表通讯员在安全委员会的一次会议上，讨论弗拉基米尔·普京在白俄罗斯发射战术核武器的威胁时，英国代表在詹姆斯·卡里伊(James Kariii)组织中说。</text:p>
      <text:p text:style-name="P4">
“普京总统宣布3月25日(关于将战术核武器放置在白俄罗斯的意图。) - 这是恐吓和力量的另一种尝试。 Tsene曾经工作过，将来将不工作。 我们将继续支持乌克兰的自卫。”卡里说。</text:p>
      <text:p text:style-name="P4">
<text:span text:style-name="T4">
另请阅读：</text:span>
 <text:span text:style-name="T4">
 <text:a xlink:type="simple" xlink:href="https://www.ukrinform.ua/rubric-world/3687778-litva-vimagatime-novih-sankcij-u-vidpovid-na-adernij-santaz-rosii.html" text:style-name="Internet_20_link" text:visited-style-name="Visited_20_Internet_20_Link">
</text:a>
</text:span>
</text:p>
      <text:p text:style-name="P4">
他强调，在乌克兰战争期间，俄罗斯只违反了可能使用核武器的话题。 “我们将强烈主张乌克兰人民，并敦促俄罗斯减轻紧张局势。 这应该从终止这种非法和未使用的入侵开始。”外交官说。</text:p>
      <text:p text:style-name="P4">
卡里基(Kariuky)还呼吁白俄罗斯总统“放弃俄罗斯昂贵行动的支持，导致升级”。</text:p>
      <text:p text:style-name="P4">
<text:span text:style-name="T4">
另请阅读：</text:span>
 <text:span text:style-name="T4">
 <text:a xlink:type="simple" xlink:href="https://www.ukrinform.ua/rubric-ato/3688271-putin-brazkae-adernou-zbroeu-vid-rozpacu-pered-kontrnastupom-zsu-linkavicus.html" text:style-name="Internet_20_link" text:visited-style-name="Visited_20_Internet_20_Link">
</text:a>
</text:span>
</text:p>
      <text:p text:style-name="P4">
据乌克林福姆报道，3月25日，国际空间站签发了逮捕令的侵略者国家Volodymyrputin的总统说，俄罗斯将在白俄罗斯放置战术核武器。 早些时候，今年2月，他宣布了莫斯科参与该条约的“暂停”，以减少美国的战略意义武器。</text:p>
      <text:p text:style-name="P4">
<text:span text:style-name="T4">
另请阅读：</text:span>
 <text:span text:style-name="T4">
 <text:a xlink:type="simple" xlink:href="https://www.ukrinform.ua/rubric-society/3689379-aderni-pogrozi-rosii-e-castinou-psihologicnoi-vijni-pokalcuk.html" text:style-name="Internet_20_link" text:visited-style-name="Visited_20_Internet_20_Link">
</text:a>
</text:span>
</text:p>
      <text:p text:style-name="P4">
当天的参与者几乎是世界上所有州，除了以色列，印度，taponic韩国的巴基斯坦。</text:p>
      <text:p text:style-name="P4">
_foto：提供</text:p>
      <text:p text:style-name="P4">
News Source: <text:a xlink:type="simple" xlink:href="https://www.ukrinform.ua/rubric-polytics/3690094-adernij-santaz-rf-ne-zavadit-pidtrimci-ukraini-britania-v-oon.html" text:style-name="Internet_20_link" text:visited-style-name="Visited_20_Internet_20_Link">
https://www.ukrinform.ua/rubric-polytics/3690094-adernij-santaz-rf-ne-zavadit-pidtrimci-ukraini-britania-v-oon.html</text:a>
</text:p>
      <!--NEWS-->
      <text:h text:style-name="P10" text:outline-level="1">
<text:span text:style-name="T4">
新的IMF计划将有助于维持乌克兰的宏观 - 财务稳定性-Shmigal</text:span>
</text:h>
      <text:p text:style-name="P4">
作者: Ukrinform (Person)</text:p>
      <text:p text:style-name="P4">
出版商: Укринформ (Organization)</text:p>
      <text:p text:style-name="P4">
出版时间: 2023-03-31T-43:55:00+03:00</text:p>
      <text:p text:style-name="P4">
修改时间: 2023-03-31T21:55:00+03:00</text:p>
      <text:p text:style-name="P4">
描述: 国际货币基金组织的新支持将有助于政府为所有关键支出提供资金并维持乌克兰的宏观金融稳定，这是不久的将来的第一笔。  - 乌克林。</text:p>
      <text:p text:style-name="P4">
图片: ["<text:a xlink:type="simple" xlink:href="https://static.ukrinform.com/photos/2023_02/thumb_files/630_360_1677604002-692.jpg" text:style-name="Internet_20_link" text:visited-style-name="Visited_20_Internet_20_Link">
630_360_16776...</text:a>
"]</text:p>
      <text:p text:style-name="P4">
标签: ['Економіка', 'МВФ', 'Україна', 'Шмигаль']</text:p>
      <text:p text:style-name="P4">
类型: Article</text:p>
      <!--METADATA-->
      <text:p text:style-name="P4">
<draw:frame draw:style-name="fr1" draw:name="Image43" text:anchor-type="as-char" svg:width="6.9236in" svg:height="3.956343in" draw:z-index="0">
<draw:image xlink:href="../Images/yкринформ/2023-03-31T-43-55-00-03-00/630_360_1677604002-692.jpg" xlink:type="simple" xlink:show="embed" xlink:actuate="onLoad" draw:mime-type="image/jpeg"/>
</draw:frame>
国际货币基金组织的新支持计划将帮助政府支付所有关键支出，并维持乌克兰的宏观财务稳定，这是不久的将来的第一笔。</text:p>
      <text:p text:style-name="P4">
总理丹尼斯·施米加尔(Denis Shmigal)在[]中报道了这一点(https://t.me/Denys_Smyhal/4886?fbclid=IwAR1wtY-QS-EZUYLqCxY11YJQNDDy53ciSFKfEMLJ9ej-JpywZD22J1IxauY)，报道乌克林福姆。</text:p>
      <text:p text:style-name="P4">
“该计划将由两个部分组成。第一个是战争中压倒性胜利的紧急资金。第二部分是乌克兰塔特转运的战后重建。预计将在第一批超过27亿美元的销售中。不久的将来。”他说。</text:p>
      <text:p text:style-name="P4">
<text:span text:style-name="T4">
另请阅读：</text:span>
 <text:span text:style-name="T4">
 <text:a xlink:type="simple" xlink:href="https://www.ukrinform.ua/rubric-economy/3690077-mvf-shvaliv-programu-finansuvanna-dla-ukraini-na-156-milarda.html" text:style-name="Internet_20_link" text:visited-style-name="Visited_20_Internet_20_Link">
</text:a>
</text:span>
</text:p>
      <text:p text:style-name="P4">
政府负责人还感谢财政部和乌克兰国家银行，国际货币基金组织以及所有参与的团队。</text:p>
      <text:p text:style-name="P4">
正如乌克林福姆报道的，执行委员会3月31日_ <text:span text:style-name="T4">
 <text:a xlink:type="simple" xlink:href="https://www.ukrinform.ua/rubric-economy/3690077-mvf-shvaliv-programu-finansuvanna-dla-ukraini-na-156-milarda.html" text:style-name="Internet_20_link" text:visited-style-name="Visited_20_Internet_20_Link">
</text:a>
</text:span>
 _ 15.6亿多拉尔的数量。</text:p>
      <text:p text:style-name="P4">
News Source: <text:a xlink:type="simple" xlink:href="https://www.ukrinform.ua/rubric-economy/3690093-nova-programa-mvf-dopomoze-zberegti-makrofinansovu-stabilnist-ukraini-smigal.html" text:style-name="Internet_20_link" text:visited-style-name="Visited_20_Internet_20_Link">
https://www.ukrinform.ua/rubric-economy/3690093-nova-programa-mvf-dopomoze-zberegti-makrofinansovu-stabilnist-ukraini-smigal.html</text:a>
</text:p>
      <!--NEWS-->
      <text:h text:style-name="P10" text:outline-level="1">
<text:span text:style-name="T4">
在赫尔森地区，平民在船上航行</text:span>
</text:h>
      <text:p text:style-name="P4">
作者: Ukrinform (Person)</text:p>
      <text:p text:style-name="P4">
出版商: Укринформ (Organization)</text:p>
      <text:p text:style-name="P4">
出版时间: 2023-03-31T-45:43:20+03:00</text:p>
      <text:p text:style-name="P4">
修改时间: 2023-03-31T21:43:20+03:00</text:p>
      <text:p text:style-name="P4">
描述: 由于俄罗斯的炮击，在赫尔森地区，受伤是由在船上乘船航行的平民收到的。  - 乌克林。</text:p>
      <text:p text:style-name="P4">
图片: ["<text:a xlink:type="simple" xlink:href="https://static.ukrinform.com/photos/2019_12/thumb_files/630_360_1576566501-892.jpg" text:style-name="Internet_20_link" text:visited-style-name="Visited_20_Internet_20_Link">
630_360_15765...</text:a>
"]</text:p>
      <text:p text:style-name="P4">
标签: ['Херсонщина', 'Обстріл', 'Війна з росією']</text:p>
      <text:p text:style-name="P4">
类型: Article</text:p>
      <!--METADATA-->
      <text:p text:style-name="P4">
<draw:frame draw:style-name="fr1" draw:name="Image44" text:anchor-type="as-char" svg:width="6.9236in" svg:height="3.956343in" draw:z-index="0">
<draw:image xlink:href="../Images/yкринформ/2023-03-31T-45-43-20-03-00/630_360_1576566501-892.jpg" xlink:type="simple" xlink:show="embed" xlink:actuate="onLoad" draw:mime-type="image/jpeg"/>
</draw:frame>
由于俄罗斯的炮击，乌森地区受到平民的伤害，他们在船上航行。</text:p>
      <text:p text:style-name="P4">
乌克林福姆(Ukrinform(https://t.me/khersonskaODA/4789)。</text:p>
      <text:p text:style-name="P4">
“在大火之下，试图得到的人来了<text:a xlink:type="simple" xlink:href="https://www.ukrinform.ua/tag-herson" text:style-name="Internet_20_link" text:visited-style-name="Visited_20_Internet_20_Link">
</text:a>
在船上。 他们是从离开Dniep​​er河岸的Dachas航行的。”消息写道。</text:p>
      <text:p text:style-name="P4">
<text:span text:style-name="T4">
另请阅读：</text:span>
 <text:a xlink:type="simple" xlink:href="https://www.ukrinform.ua/rubric-ato/3690088-rosiani-nakrili-z-artilerii-avdiivku-zaginula-ditina.html" text:style-name="Internet_20_link" text:visited-style-name="Visited_20_Internet_20_Link">
</text:a>
根据初步数据，两个人受伤。 紧急服务离开了这个地方。</text:p>
      <text:p text:style-name="P4">
正如乌克林福姆报道的俄罗斯军队<text:a xlink:type="simple" xlink:href="https://www.ukrinform.ua/rubric-ato/3690088-rosiani-nakrili-z-artilerii-avdiivku-zaginula-ditina.html" text:style-name="Internet_20_link" text:visited-style-name="Visited_20_Internet_20_Link">
</text:a>
在顿涅茨克地区的Avdiivka上，杀死了两个居民，其中包括2022年的一个孩子。</text:p>
      <text:p text:style-name="P4">
News Source: <text:a xlink:type="simple" xlink:href="https://www.ukrinform.ua/rubric-regions/3690092-na-hersonsini-pid-vorozij-obstril-potrapili-civilni-aki-plivli-na-covni-po-dnipru.html" text:style-name="Internet_20_link" text:visited-style-name="Visited_20_Internet_20_Link">
https://www.ukrinform.ua/rubric-regions/3690092-na-hersonsini-pid-vorozij-obstril-potrapili-civilni-aki-plivli-na-covni-po-dnipru.html</text:a>
</text:p>
      <!--NEWS-->
      <text:h text:style-name="P10" text:outline-level="1">
<text:span text:style-name="T4">
Bucha可以成为针对俄罗斯的法庭的平台 - 总统</text:span>
</text:h>
      <text:p text:style-name="P4">
作者: Ukrinform (Person)</text:p>
      <text:p text:style-name="P4">
出版商: Укринформ (Organization)</text:p>
      <text:p text:style-name="P4">
出版时间: 2023-03-31T-47:37:00+03:00</text:p>
      <text:p text:style-name="P4">
修改时间: 2023-03-31T21:37:00+03:00</text:p>
      <text:p text:style-name="P4">
描述: 为了恢复正义，Bucha可以成为法庭将要依据的遗址之一，应谴责俄罗斯对乌克兰，普京及其环境的侵略。  - 乌克林。</text:p>
      <text:p text:style-name="P4">
图片: ["<text:a xlink:type="simple" xlink:href="https://static.ukrinform.com/photos/2023_03/thumb_files/630_360_1680286610-590.jpeg" text:style-name="Internet_20_link" text:visited-style-name="Visited_20_Internet_20_Link">
630_360_16802...</text:a>
"]</text:p>
      <text:p text:style-name="P4">
标签: ['Буча', 'Трибунал', 'Україна', 'Агресія РФ', 'Зеленський', 'Війна з росією']</text:p>
      <text:p text:style-name="P4">
类型: Article</text:p>
      <!--METADATA-->
      <text:p text:style-name="P4">
<draw:frame draw:style-name="fr1" draw:name="Image45" text:anchor-type="as-char" svg:width="6.9236in" svg:height="3.956343in" draw:z-index="0">
<draw:image xlink:href="../Images/yкринформ/2023-03-31T-47-37-00-03-00/630_360_1680286610-590.jpeg" xlink:type="simple" xlink:show="embed" xlink:actuate="onLoad" draw:mime-type="image/jpeg"/>
</draw:frame>
为了恢复正义，布恰可以成为谴责法庭的遗址之一，这应该谴责俄罗斯对乌克兰，普京及其环境的侵略。</text:p>
      <text:p text:style-name="P4">
乌克林福姆报道，乌克兰沃迪米尔·泽伦斯基(Ukraine Volodymyr Zelensky)总统在布坎峰会向梦想家的上诉中指出，这是由此表示的。(https://t.me/V_Zelenskiy_official/5700)在国家元首的电报上。</text:p>
      <text:p text:style-name="P4">
“当我们考虑了这次峰会的想法时，我们认为将来会受到惩罚，Bucha可能会成为法庭反对俄罗斯侵略的遗址之一，这是对总统的侵略的侵略他的圈子带到了我们的土地上。”  - 他说。</text:p>
      <text:p text:style-name="P4">
<text:span text:style-name="T4">
另请阅读：</text:span>
 <text:span text:style-name="T4">
 <text:a xlink:type="simple" xlink:href="https://www.ukrinform.ua/rubric-regions/3690061-u-buci-dosi-neopiznani-70-til-ludej-ubitih-rosianami.html" text:style-name="Internet_20_link" text:visited-style-name="Visited_20_Internet_20_Link">
</text:a>
</text:span>
</text:p>
      <text:p text:style-name="P4">
同时，Zelensky强调，其他布坎尼亚国家的支持是肯定的指标。 据他说，大约50个国家和组织参加了组成的阿萨米特。 他感谢来到西方的领导人以及加入在线的人。</text:p>
      <text:p text:style-name="P4">
总统说：“这对每个乌克兰和乌克兰都很重要，因为有优先事项 - 胜利的正义。我们必须实现这两个步骤，我们将实现。”</text:p>
      <text:p text:style-name="P4">
<text:span text:style-name="T4">
另请阅读：</text:span>
 <text:span text:style-name="T4">
 <text:a xlink:type="simple" xlink:href="https://www.ukrinform.ua/rubric-polytics/3689975-skoeni-v-buci-zlocini-pokazali-spravzne-oblicca-rosijskoi-agresii-premer-horvatii.html" text:style-name="Internet_20_link" text:visited-style-name="Visited_20_Internet_20_Link">
</text:a>
</text:span>
</text:p>
      <text:p text:style-name="P4">
Zelensky还感谢记者的工作，这些记者涵盖了俄罗斯联邦部队的后果。</text:p>
      <text:p text:style-name="P4">
总统说：“全世界都了解到了布达：关于士兵街头杀害的乌克兰人，关于在地窖中折磨的人，关于在道路，差距上开枪的道路，关于在布达坟墓中发现尸体的孩子的道路。”</text:p>
      <text:p text:style-name="P4">
<text:span text:style-name="T4">
另请阅读：</text:span>
 <text:span text:style-name="T4">
 <text:a xlink:type="simple" xlink:href="https://www.ukrinform.ua/rubric-world/3689932-zvirstva-v-buci-pokazali-svitovi-so-take-vijna-putina-solc.html" text:style-name="Internet_20_link" text:visited-style-name="Visited_20_Internet_20_Link">
</text:a>
</text:span>
</text:p>
      <text:p text:style-name="P4">
同时，他强调，对于乌克兰，欧洲和全世界来说，布达应该成为正义的象征，以便“每个俄罗斯杀手，execution骨和恐怖分子都尊重对我们人民犯罪的尊重”。</text:p>
      <text:p text:style-name="P4">
正如乌克林福姆报道的那样，Zelensky与外国客人一起在解放周年纪念日从俄罗斯入侵者那里到达乌克兰<text:span text:style-name="T4">
 [] [] [] <text:a xlink:type="simple" xlink:href="https://www.ukrinform.ua/tag-buca" text:style-name="Internet_20_link" text:visited-style-name="Visited_20_Internet_20_Link">
</text:a>
</text:span>
在基辅地区，他们走在街道上，俄罗斯军事装备的柱子被摧毁了。</text:p>
      <text:p text:style-name="P4">
News Source: <text:a xlink:type="simple" xlink:href="https://www.ukrinform.ua/rubric-ato/3690090-buca-moze-stati-majdancikom-dla-tribunalu-proti-rosii-prezident.html" text:style-name="Internet_20_link" text:visited-style-name="Visited_20_Internet_20_Link">
https://www.ukrinform.ua/rubric-ato/3690090-buca-moze-stati-majdancikom-dla-tribunalu-proti-rosii-prezident.html</text:a>
</text:p>
      <!--NEWS-->
      <text:h text:style-name="P10" text:outline-level="1">
<text:span text:style-name="T4">
Shevchenko访问了Ohmatdit儿童医院</text:span>
</text:h>
      <text:p text:style-name="P4">
作者: Ukrinform (Person)</text:p>
      <text:p text:style-name="P4">
出版商: Укринформ (Organization)</text:p>
      <text:p text:style-name="P4">
出版时间: 2023-03-31T-49:32:00+03:00</text:p>
      <text:p text:style-name="P4">
修改时间: 2023-03-31T21:32:00+03:00</text:p>
      <text:p text:style-name="P4">
描述: 乌克兰国家队的前任主教练，曼联大使Andriy Shevchenko参观了儿童医院“ Okhmatdit”。  - 乌克林。</text:p>
      <text:p text:style-name="P4">
图片: ["<text:a xlink:type="simple" xlink:href="https://static.ukrinform.com/photos/2023_03/thumb_files/630_360_1680287019-360.jpg" text:style-name="Internet_20_link" text:visited-style-name="Visited_20_Internet_20_Link">
630_360_16802...</text:a>
", "<text:a xlink:type="simple" xlink:href="https://static.ukrinform.com/photos/2023_03/1680286973-134.jpg" text:style-name="Internet_20_link" text:visited-style-name="Visited_20_Internet_20_Link">
1680286973-13...</text:a>
", "<text:a xlink:type="simple" xlink:href="https://static.ukrinform.com/photos/2023_03/1680286974-567.jpg" text:style-name="Internet_20_link" text:visited-style-name="Visited_20_Internet_20_Link">
1680286974-56...</text:a>
"]</text:p>
      <text:p text:style-name="P4">
标签: ['Футбол', 'Андрій Шевченко']</text:p>
      <text:p text:style-name="P4">
类型: Article</text:p>
      <!--METADATA-->
      <text:p text:style-name="P4">
<draw:frame draw:style-name="fr1" draw:name="Image46" text:anchor-type="as-char" svg:width="6.9236in" svg:height="3.956343in" draw:z-index="0">
<draw:image xlink:href="../Images/yкринформ/2023-03-31T-49-32-00-03-00/630_360_1680287019-360.jpg" xlink:type="simple" xlink:show="embed" xlink:actuate="onLoad" draw:mime-type="image/jpeg"/>
</draw:frame>
乌克兰国家队的前首席教练，曼联大使Andriy Shevchenko访问了Ohmatdit医院。</text:p>
      <text:p text:style-name="P4">
据报道<text:a xlink:type="simple" xlink:href="https://www.instagram.com/p/CqdJC-gNkXy/" text:style-name="Internet_20_link" text:visited-style-name="Visited_20_Internet_20_Link">
</text:a>
United24 Winstagram，Ukrinform报告。</text:p>
      <text:p text:style-name="P4">
<draw:frame draw:style-name="fr1" draw:name="Image47" text:anchor-type="as-char" svg:width="6.9236in" svg:height="7.551853in" draw:z-index="0">
<draw:image xlink:href="../Images/yкринформ/2023-03-31T-49-32-00-03-00/1680286973-134.jpg" xlink:type="simple" xlink:show="embed" xlink:actuate="onLoad" draw:mime-type="image/jpeg"/>
</draw:frame>
乌克兰国家队的逃避事件会见了年轻的患者，他的6岁的马纳林(Manarin)来自霍尔森地区，甚至踢足球。</text:p>
      <text:p text:style-name="P4">
<draw:frame draw:style-name="fr1" draw:name="Image48" text:anchor-type="as-char" svg:width="6.9236in" svg:height="7.539031in" draw:z-index="0">
<draw:image xlink:href="../Images/yкринформ/2023-03-31T-49-32-00-03-00/1680286974-567.jpg" xlink:type="simple" xlink:show="embed" xlink:actuate="onLoad" draw:mime-type="image/jpeg"/>
</draw:frame>
<text:span text:style-name="T4">
另请阅读：</text:span>
 <text:a xlink:type="simple" xlink:href="https://www.ukrinform.ua/rubric-vidbudova/3689022-britanec-ber-grillz-stav-ambasadorom-united24-i-prosuvatime-napramok-vidbudovi-ukraini.html" text:style-name="Internet_20_link" text:visited-style-name="Visited_20_Internet_20_Link">
</text:a>
俄罗斯火箭被码头的家人击中。 由于俄罗斯的炮击，该女孩是第一个成为妓女的孩子，俄罗斯炮击在乌克兰进行了假肢。</text:p>
      <text:p text:style-name="P4">
照片：Instagram.com</text:p>
      <text:p text:style-name="P4">
News Source: <text:a xlink:type="simple" xlink:href="https://www.ukrinform.ua/rubric-sports/3690086-sevcenko-vidvidav-ditacu-likarnu-ohmatdit.html" text:style-name="Internet_20_link" text:visited-style-name="Visited_20_Internet_20_Link">
https://www.ukrinform.ua/rubric-sports/3690086-sevcenko-vidvidav-ditacu-likarnu-ohmatdit.html</text:a>
</text:p>
      <!--NEWS-->
      <text:h text:style-name="P10" text:outline-level="1">
<text:span text:style-name="T4">
Zelensky关于白俄罗斯俄罗斯联邦的核武器：信号表明与中国的会面失败</text:span>
</text:h>
      <text:p text:style-name="P4">
作者: Ukrinform (Person)</text:p>
      <text:p text:style-name="P4">
出版商: Укринформ (Organization)</text:p>
      <text:p text:style-name="P4">
出版时间: 2023-03-31T-51:27:00+03:00</text:p>
      <text:p text:style-name="P4">
修改时间: 2023-03-31T21:27:00+03:00</text:p>
      <text:p text:style-name="P4">
描述: 沃迪米尔总统Zelenskyy坚信，俄罗斯联邦关于在白俄罗斯放置核武器的意图的陈述表明与中国的会议失败了。  - 乌克林。</text:p>
      <text:p text:style-name="P4">
图片: ["<text:a xlink:type="simple" xlink:href="https://static.ukrinform.com/photos/2022_09/thumb_files/630_360_1664318178-802.jpg" text:style-name="Internet_20_link" text:visited-style-name="Visited_20_Internet_20_Link">
630_360_16643...</text:a>
"]</text:p>
      <text:p text:style-name="P4">
标签: ['білорусь', 'Ядерна зброя', 'Агресія РФ', 'Зеленський', 'Війна з росією']</text:p>
      <text:p text:style-name="P4">
类型: Article</text:p>
      <!--METADATA-->
      <text:p text:style-name="P4">
<draw:frame draw:style-name="fr1" draw:name="Image49" text:anchor-type="as-char" svg:width="6.9236in" svg:height="3.956343in" draw:z-index="0">
<draw:image xlink:href="../Images/yкринформ/2023-03-31T-51-27-00-03-00/630_360_1664318178-802.jpg" xlink:type="simple" xlink:show="embed" xlink:actuate="onLoad" draw:mime-type="image/jpeg"/>
</draw:frame>
总统洛德米尔·泽伦斯基(Lordimir Zelensky)坚信，俄罗斯联邦关于在白俄罗斯展示核武器的意图的陈述表明，一次会议失败。</text:p>
      <text:p text:style-name="P4">
乌克林福姆报道，他在一次关于布坎峰会结果的新闻发布会上说了这一点。</text:p>
      <text:p text:style-name="P4">
“俄罗斯将在白俄罗斯放置核武器的信号说，与中国的一次失败了。 表现出某种个性的第一件事，在普京总统的管理下，这完全失去了。 但是他无法在战场上做到这一点。 甚至关于他们发动了这样一场血腥战争的事实 - 绝对清楚它已经变成了什么。 问题是他根本不后悔我们的人民并杀死他，但他不算他的人民。 但这是俄罗斯联邦的事务，”泽伦斯基说。</text:p>
      <text:p text:style-name="P4">
<text:span text:style-name="T4">
另请阅读：</text:span>
 <text:span text:style-name="T4">
 <text:a xlink:type="simple" xlink:href="https://www.ukrinform.ua/rubric-polytics/3690082-zelenskij-vvazae-peregovori-mozlivimi-pisla-togo-ak-rosia-bez-bou-vivede-z-ukraini-vijska.html" text:style-name="Internet_20_link" text:visited-style-name="Visited_20_Internet_20_Link">
</text:a>
</text:span>
</text:p>
      <text:p text:style-name="P4">
总统还强调，普京的陈述完全丧失了任何主观性和白俄罗斯·亚历山大·卢卡申科(Belarus Alexander Lukashenko)的总统。</text:p>
      <text:p text:style-name="P4">
“他(Lukashenko-编辑。)，我认为，不再确定哪种武器是最大的区域。” Zelensky补充说。</text:p>
      <text:p text:style-name="P4">
同时，国家元首强调普京仍在威胁世界，因为如果乌克兰不忍受，俄罗斯独裁者将进一步前往其他国家。</text:p>
      <text:p text:style-name="P4">
<text:span text:style-name="T4">
另请阅读：</text:span>
 <text:span text:style-name="T4">
 <text:a xlink:type="simple" xlink:href="https://www.ukrinform.ua/rubric-polytics/3690078-zelenskij-ocikue-vidpovidi-na-signali-pro-gotovnist-govoriti-z-liderom-knr.html" text:style-name="Internet_20_link" text:visited-style-name="Visited_20_Internet_20_Link">
</text:a>
</text:span>
</text:p>
      <text:p text:style-name="P4">
据报道，俄罗斯总统弗拉基米尔·普京(Vladimir Putin)表示，俄罗斯已将战术核武器放在白俄罗斯。 早些时候，今年2月，普托诺夫(Putinov(新的开始)，尽管本文档的位置并不能规定“暂停”的可能性。</text:p>
      <text:p text:style-name="P4">
自称为白俄罗斯·奥尔克斯德(Belarus Oleksandr Lukashenko)的总统说，在他的倡议中，在白俄罗斯的核武器放置在他的倡议中，这不是恐吓，而是卸载，而是“保护白俄罗斯国家”的机会。</text:p>
      <text:p text:style-name="P4">
<text:span text:style-name="T4">
另请阅读：</text:span>
 <text:span text:style-name="T4">
 <text:a xlink:type="simple" xlink:href="https://www.ukrinform.ua/rubric-world/3690053-kitaj-zaaviv-na-radbezi-oon-so-vistupae-proti-rozmisenna-adernoi-zbroi-v-insih-krainah.html" text:style-name="Internet_20_link" text:visited-style-name="Visited_20_Internet_20_Link">
</text:a>
 </text:span>
</text:p>
      <text:p text:style-name="P4">
News Source: <text:a xlink:type="simple" xlink:href="https://www.ukrinform.ua/rubric-ato/3690089-zelenskij-pro-adernu-zbrou-rf-u-bilorusi-signal-govorit-pro-nevdalu-zustric-iz-kitaem.html" text:style-name="Internet_20_link" text:visited-style-name="Visited_20_Internet_20_Link">
https://www.ukrinform.ua/rubric-ato/3690089-zelenskij-pro-adernu-zbrou-rf-u-bilorusi-signal-govorit-pro-nevdalu-zustric-iz-kitaem.html</text:a>
</text:p>
      <!--NEWS-->
      <text:h text:style-name="P10" text:outline-level="1">
<text:span text:style-name="T4">
俄罗斯人被大炮覆盖，杀死了婴儿和她的祖母</text:span>
</text:h>
      <text:p text:style-name="P4">
作者: Ukrinform (Person)</text:p>
      <text:p text:style-name="P4">
出版商: Укринформ (Organization)</text:p>
      <text:p text:style-name="P4">
出版时间: 2023-03-31T-53:25:00+03:00</text:p>
      <text:p text:style-name="P4">
修改时间: 2023-03-31T21:25:00+03:00</text:p>
      <text:p text:style-name="P4">
描述: 由于唐内茨克地区的俄罗斯阿夫迪夫卡（Avdiivka）的俄罗斯入侵者炮击，其中两人被杀，其中包括一个2022年的孩子，又有两人受伤。  - 乌克林。</text:p>
      <text:p text:style-name="P4">
图片: ["<text:a xlink:type="simple" xlink:href="https://static.ukrinform.com/photos/2018_10/thumb_files/630_360_1538997483-946.jpg" text:style-name="Internet_20_link" text:visited-style-name="Visited_20_Internet_20_Link">
630_360_15389...</text:a>
"]</text:p>
      <text:p text:style-name="P4">
标签: ['Обстріл', 'Авдіївка', 'Війна з росією']</text:p>
      <text:p text:style-name="P4">
类型: Article</text:p>
      <!--METADATA-->
      <text:p text:style-name="P4">
<draw:frame draw:style-name="fr1" draw:name="Image50" text:anchor-type="as-char" svg:width="6.9236in" svg:height="3.956343in" draw:z-index="0">
<draw:image xlink:href="../Images/yкринформ/2023-03-31T-53-25-00-03-00/630_360_1538997483-946.jpg" xlink:type="simple" xlink:show="embed" xlink:actuate="onLoad" draw:mime-type="image/jpeg"/>
</draw:frame>
除了顿涅茨克地区的阿夫迪夫卡(Avdiivka)的俄罗斯入侵者外，两人被杀，包括2022年的孩子，还有两人受伤。</text:p>
      <text:p text:style-name="P4">
总统办公室Andriy Ermak在[]中报道了这一点。(https://t.me/ermaka2022/2345)，报道乌克林福姆。</text:p>
      <text:p text:style-name="P4">
“俄罗斯人被解雇了<text:a xlink:type="simple" xlink:href="https://www.ukrinform.ua/tag-avdiivka" text:style-name="Internet_20_link" text:visited-style-name="Visited_20_Internet_20_Link">
</text:a>
从炮兵那里 - 两个人都受到了欢迎，其中一个是在2022年出生的。 另外两个人受伤。”他说。</text:p>
      <text:p text:style-name="P4">
<text:span text:style-name="T4">
另请阅读：</text:span>
 <text:a xlink:type="simple" xlink:href="https://www.ukrinform.ua/rubric-ato/3690029-unaslidok-raketnogo-udaru-po-zaporizzu-poskodzeni-55-budinkiv.html" text:style-name="Internet_20_link" text:visited-style-name="Visited_20_Internet_20_Link">
</text:a>
据Yermak称，私人住宅遭到破坏。</text:p>
      <text:p text:style-name="P4">
顿涅茨克地区军事行政部门负责人Pavel Kirilenko讲述。 一个五个月的男孩和他的祖母被杀，他的母亲和孩子的父亲被焊接了。 昨天，警方再次说服了他们的母亲离开这座城市。</text:p>
      <text:p text:style-name="P4">
他发布了一段视频，警察说服一名妇女离开被城市敌人发射的婴儿，她拒绝了。</text:p>
      <text:p text:style-name="P4">
“在阿夫迪夫卡发生的一场可怕的悲剧：一个5个月大的男人和他的祖母在俄罗斯军队的大火下被杀。 孩子的母亲和父亲受伤。 很难意识到，在这场可怕的战争面前，俄罗斯人在反对我们的情况下，这场悲剧是可以避免的：昨天，警察再次说服了妈妈们考虑他们的儿子并离开，” []的地区写道。(https://t.me/pavlokyrylenko_donoda/7302)。</text:p>
      <text:p text:style-name="P4">
他指出，不幸的是，即使是一场严格的谈话也没有导致所需的抵抗 - 该女子再次拒绝去一个更安全的地方，“今天发生了不可弥补的事情。”</text:p>
      <text:p text:style-name="P4">
“不幸的是，有些人似乎仍然是难以理解和非凡的。 但这是唯一可以挽救生命的事情。”基里伦科强调。</text:p>
      <text:p text:style-name="P4">
他再次转向平民，与常识相反，他仍然是一个prifrontov地区：“撤离!我们提供您需要的一切。执法人员冒着自己的生命冒着挽救自己的生命的风险 - 不要忽略它。救救自己和您的孩子。”</text:p>
      <text:p text:style-name="P4">
根据乌克林福姆的报道，根据<text:a xlink:type="simple" xlink:href="https://dn.npu.gov.ua/news/do-14-raket-na-dobu-shchodnia-khtos-hyne-politseiski-pid-vohnem-evakuiuiut-meshkantsiv-avdiivky" text:style-name="Internet_20_link" text:visited-style-name="Visited_20_Internet_20_Link">
</text:a>
在顿涅茨克地区的阿夫迪夫卡(Avdiivka)的敌人中，有五个孩子被解雇。 每天，离开城市变得越来越困难。警方试图尽快说服父母。</text:p>
      <text:p text:style-name="P4">
News Source: <text:a xlink:type="simple" xlink:href="https://www.ukrinform.ua/rubric-ato/3690088-rosiani-nakrili-z-artilerii-avdiivku-zaginula-ditina.html" text:style-name="Internet_20_link" text:visited-style-name="Visited_20_Internet_20_Link">
https://www.ukrinform.ua/rubric-ato/3690088-rosiani-nakrili-z-artilerii-avdiivku-zaginula-ditina.html</text:a>
</text:p>
      <!--NEWS-->
      <text:h text:style-name="P10" text:outline-level="1">
<text:span text:style-name="T4">
入侵者再次在Sumy和Chernihiv地区的定居点开火</text:span>
</text:h>
      <text:p text:style-name="P4">
作者: Ukrinform (Person)</text:p>
      <text:p text:style-name="P4">
出版商: Укринформ (Organization)</text:p>
      <text:p text:style-name="P4">
出版时间: 2023-03-31T-55:17:00+03:00</text:p>
      <text:p text:style-name="P4">
修改时间: 2023-03-31T21:17:00+03:00</text:p>
      <text:p text:style-name="P4">
描述: 俄罗斯军队从炮兵中开火了，苏米和切尼希夫地区的两个边界定居点。  - 乌克林。</text:p>
      <text:p text:style-name="P4">
图片: ["<text:a xlink:type="simple" xlink:href="https://static.ukrinform.com/photos/2022_11/thumb_files/630_360_1667727136-729.jpeg" text:style-name="Internet_20_link" text:visited-style-name="Visited_20_Internet_20_Link">
630_360_16677...</text:a>
"]</text:p>
      <text:p text:style-name="P4">
标签: ['Обстріл', 'Сумщина', 'Агресія РФ', 'Чернігівщина', 'Війна з росією']</text:p>
      <text:p text:style-name="P4">
类型: Article</text:p>
      <!--METADATA-->
      <text:p text:style-name="P4">
<draw:frame draw:style-name="fr1" draw:name="Image51" text:anchor-type="as-char" svg:width="6.9236in" svg:height="3.956343in" draw:z-index="0">
<draw:image xlink:href="../Images/yкринформ/2023-03-31T-55-17-00-03-00/630_360_1667727136-729.jpeg" xlink:type="simple" xlink:show="embed" xlink:actuate="onLoad" draw:mime-type="image/jpeg"/>
</draw:frame>
俄罗斯军队从炮兵和切尼夫地区的两个边界定居点开火。</text:p>
      <text:p text:style-name="P4">
根据乌克林福姆的说法，[<text:a xlink:type="simple" xlink:href="https://t.me/ok_pivnich1/1619" text:style-name="Internet_20_link" text:visited-style-name="Visited_20_Internet_20_Link">
</text:a>
。</text:p>
      <text:p text:style-name="P4">
特别是，在盖尼希夫地区的盖伊村(Guy Village of Chernihiv)地区，可能是从15:22到16:10进行的16次命中，可能是从自推动的炮兵装置中进行的。</text:p>
      <text:p text:style-name="P4">
从下午4:25到下午5:00，有24次击中，可能来自苏米地区Baranivka村的枪管炮兵。</text:p>
      <text:p text:style-name="P4">
<text:span text:style-name="T4">
另请阅读：</text:span>
 <text:span text:style-name="T4">
 <text:a xlink:type="simple" xlink:href="https://www.ukrinform.ua/rubric-ato/3689810-rosia-za-dobu-obstrilala-117-naselenih-punktiv-ukraini-zaginuli-dvoe-civilnih-20-poraneni.html" text:style-name="Internet_20_link" text:visited-style-name="Visited_20_Internet_20_Link">
</text:a>
</text:span>
</text:p>
      <text:p text:style-name="P4">
在这两种情况下，均未收到有关当地人口损失或对民用基础设施损失的信息。</text:p>
      <text:p text:style-name="P4">
据报道，在3月31日星期五上半年，俄罗斯入侵者<text:span text:style-name="T4">
 <text:a xlink:type="simple" xlink:href="https://www.ukrinform.ua/tag-obstril" text:style-name="Internet_20_link" text:visited-style-name="Visited_20_Internet_20_Link">
</text:a>
</text:span>
六个摘要和切尔尼希夫地区，总共进行了80多次命中。</text:p>
      <text:p text:style-name="P4">
News Source: <text:a xlink:type="simple" xlink:href="https://www.ukrinform.ua/rubric-ato/3690083-zagarbniki-vkotre-obstrilali-naseleni-punkti-sumsini-ta-cernigivsini.html" text:style-name="Internet_20_link" text:visited-style-name="Visited_20_Internet_20_Link">
https://www.ukrinform.ua/rubric-ato/3690083-zagarbniki-vkotre-obstrilali-naseleni-punkti-sumsini-ta-cernigivsini.html</text:a>
</text:p>
      <!--NEWS-->
      <text:h text:style-name="P10" text:outline-level="1">
<text:span text:style-name="T4">
Zelensky认为在俄罗斯将在不战斗的情况下将部队从乌克兰撤离后可能会进行谈判</text:span>
</text:h>
      <text:p text:style-name="P4">
作者: Ukrinform (Person)</text:p>
      <text:p text:style-name="P4">
出版商: Укринформ (Organization)</text:p>
      <text:p text:style-name="P4">
出版时间: 2023-03-31T-57:10:00+03:00</text:p>
      <text:p text:style-name="P4">
修改时间: 2023-03-31T21:10:00+03:00</text:p>
      <text:p text:style-name="P4">
描述: 沃迪米尔总统Zelensky认为，在“体面”国家在场的情况下，外交形式的开始并在俄罗斯对乌克兰的战争结束时，只能是俄罗斯在没有战斗的情况下将其部队从乌克兰移走。  - 乌克林。</text:p>
      <text:p text:style-name="P4">
图片: ["<text:a xlink:type="simple" xlink:href="https://static.ukrinform.com/photos/2023_03/thumb_files/630_360_1680286610-590.jpeg" text:style-name="Internet_20_link" text:visited-style-name="Visited_20_Internet_20_Link">
630_360_16802...</text:a>
"]</text:p>
      <text:p text:style-name="P4">
标签: ['Переговори', 'Зеленський', 'Війна з росією']</text:p>
      <text:p text:style-name="P4">
类型: Article</text:p>
      <!--METADATA-->
      <text:p text:style-name="P4">
<draw:frame draw:style-name="fr1" draw:name="Image52" text:anchor-type="as-char" svg:width="6.9236in" svg:height="3.956343in" draw:z-index="0">
<draw:image xlink:href="../Images/yкринформ/2023-03-31T-57-10-00-03-00/630_360_1680286610-590.jpeg" xlink:type="simple" xlink:show="embed" xlink:actuate="onLoad" draw:mime-type="image/jpeg"/>
</draw:frame>
沃迪米尔·泽伦斯基(Volodymyr Zelensky)总统认为，外交形式的开始以及对乌克兰对乌克兰的战争结束，在“体面”国家成立的大席位上只能是俄罗斯没有与乌克兰的部队作战的情况。</text:p>
      <text:p text:style-name="P4">
但是，乌克林福姆报道，国家负责人在准备大会上关于布坎峰会结果的准备会议上说，尚不清楚谁将代表俄罗斯联邦。</text:p>
      <text:p text:style-name="P4">
“是的，战争结束将有一个固定。 但是，只有在这张大桌子上，体面的国家才会坐在那里，而俄罗斯联邦的代表对我来说很难当时成为俄罗斯的代表，他们将带领所有部队从我们的领土上带领所有部队战斗，然后开始外交格式。”他说<text:a xlink:type="simple" xlink:href="https://www.ukrinform.ua/tag-zelenskij" text:style-name="Internet_20_link" text:visited-style-name="Visited_20_Internet_20_Link">
</text:a>
。</text:p>
      <text:p text:style-name="P4">
同时，他强调，如果乌克兰“将被武力击中(俄罗斯人 -  ed。)一切都到最后，那么与这样的人无话可说，”因为人们会迷路。</text:p>
      <text:p text:style-name="P4">
<text:span text:style-name="T4">
另请阅读：</text:span>
 <text:a xlink:type="simple" xlink:href="https://www.ukrinform.ua/rubric-polytics/3690078-zelenskij-ocikue-vidpovidi-na-signali-pro-gotovnist-govoriti-z-liderom-knr.html" text:style-name="Internet_20_link" text:visited-style-name="Visited_20_Internet_20_Link">
</text:a>
“会有很多人员伤亡。与整个人说什么？他们是孤立的，谁不按手。</text:p>
      <text:p text:style-name="P4">
Zelensky还回忆说，他以前提出了和平的公式，据其言论，“绝对具体的行动顺序，这肯定会导致战争的兴起，因为我们想要和平。”</text:p>
      <text:p text:style-name="P4">
_foto：op _</text:p>
      <text:p text:style-name="P4">
News Source: <text:a xlink:type="simple" xlink:href="https://www.ukrinform.ua/rubric-polytics/3690082-zelenskij-vvazae-peregovori-mozlivimi-pisla-togo-ak-rosia-bez-bou-vivede-z-ukraini-vijska.html" text:style-name="Internet_20_link" text:visited-style-name="Visited_20_Internet_20_Link">
https://www.ukrinform.ua/rubric-polytics/3690082-zelenskij-vvazae-peregovori-mozlivimi-pisla-togo-ak-rosia-bez-bou-vivede-z-ukraini-vijska.html</text:a>
</text:p>
      <!--NEWS-->
      <text:h text:style-name="P10" text:outline-level="1">
<text:span text:style-name="T4">
IMF以156亿美元的价格批准了乌克兰的融资计划</text:span>
</text:h>
      <text:p text:style-name="P4">
作者: Ukrinform (Person)</text:p>
      <text:p text:style-name="P4">
出版商: Укринформ (Organization)</text:p>
      <text:p text:style-name="P4">
出版时间: 2023-03-31T-59:00:00+03:00</text:p>
      <text:p text:style-name="P4">
修改时间: 2023-03-31T21:00:00+03:00</text:p>
      <text:p text:style-name="P4">
描述: 在周五的一次会议上，国际货币基金组织执行委员会批准了156亿美元的新的EFF资助计划。  - 乌克林。</text:p>
      <text:p text:style-name="P4">
图片: ["<text:a xlink:type="simple" xlink:href="https://static.ukrinform.com/photos/2020_01/thumb_files/630_360_1578575518-950.jpg" text:style-name="Internet_20_link" text:visited-style-name="Visited_20_Internet_20_Link">
630_360_15785...</text:a>
"]</text:p>
      <text:p text:style-name="P4">
标签: ['МВФ', 'Україна', 'Гроші']</text:p>
      <text:p text:style-name="P4">
类型: Article</text:p>
      <!--METADATA-->
      <text:p text:style-name="P4">
<draw:frame draw:style-name="fr1" draw:name="Image53" text:anchor-type="as-char" svg:width="6.9236in" svg:height="3.956343in" draw:z-index="0">
<draw:image xlink:href="../Images/yкринформ/2023-03-31T-59-00-00-03-00/630_360_1578575518-950.jpg" xlink:type="simple" xlink:show="embed" xlink:actuate="onLoad" draw:mime-type="image/jpeg"/>
</draw:frame>
国际货币基金组织在周五的会议上执行，批准了乌克兰的156亿美元的一项新的EFF扩展资金计划。</text:p>
      <text:p text:style-name="P4">
这在[]中指出(https://www.imf.org/en/News/Articles/2023/03/31/pr23101-ukraine-imf-executive-board-approves-usd-billion-new-eff-part-of-overall-support-package)乌克林福姆报道，周五出版。</text:p>
      <text:p text:style-name="P4">
“执行委员会 <text:a xlink:type="simple" xlink:href="https://www.ukrinform.ua/tag-mvf" text:style-name="Internet_20_link" text:visited-style-name="Visited_20_Internet_20_Link">
</text:a>
今天批准了根据扩展资金计划的48个月扩展协议(eff)晚上116亿SDR(577％的配额或约156亿美元)”，文档中。</text:p>
      <text:p text:style-name="P4">
指定执行委员会的决定允许您支付约20亿美元的SDRS(或27亿美元).</text:p>
      <text:p text:style-name="P4">
Зазначається, що нинішня домовленість є частиною пакету підтримки Українизагальною вартістю 115 мільярдів доларів.</text:p>
      <text:p text:style-name="P4">
<text:span text:style-name="T4">
Читайте також:</text:span>
 <text:a xlink:type="simple" xlink:href="https://www.ukrinform.ua/rubric-economy/3689157-litva-priednaetsa-do-programi-mvf-z-finansuvanna-ukraini.html" text:style-name="Internet_20_link" text:visited-style-name="Visited_20_Internet_20_Link">
 </text:a>
新的EFF计划“旨在合并一项支持财政，外部，价格和金融稳定性并支持经济恢复的政策。” 同时，它应该改善公共管理，并确定乌克兰的机构，以促进战后重建的长期增长以及乌克兰对欧盟的道路。</text:p>
      <text:p text:style-name="P4">
EFF包括两个步骤。 第一阶段(2023-2024。)根据监控计划，它涉及通过加强动员货币融资和来自国内市场的目标来加强财政，外部，价格和价格稳定。 此外，还将促进长期财务稳定性，包括通过准备对班克科部门的地位进行更深入的评估，并继续在NBU独立的协助下进行协助。</text:p>
      <text:p text:style-name="P4">
第二阶段规定了旨在恢复和重建的改革，以及支持乌克兰加入欧盟的措施。 此外，长期增长的财务稳定性和加速度将增加。在第二阶段，乌克兰有望重返政治，这是对乌克兰的 - 俄罗斯之前的，其中包括灵活的汇率和通货膨胀的目标。<text:span text:style-name="T4">
另请阅读：</text:span>
 <text:a xlink:type="simple" xlink:href="https://www.ukrinform.ua/rubric-vidbudova/3688272-ukraina-potrebue-14-milardiv-na-pokritta-nagalnih-potreb-marcenko.html" text:style-name="Internet_20_link" text:visited-style-name="Visited_20_Internet_20_Link">
</text:a>
沃迪米尔·泽伦斯基(Volodymyr Zelensky)总统对托伊·乔治耶夫(Christalini Georgieva)国际货币基金会表示感谢，以批准乌克兰的新四年计划的批准。 国家元首在<text:a xlink:type="simple" xlink:href="https://twitter.com/ZelenskyyUa/status/1641860208979853313" text:style-name="Internet_20_link" text:visited-style-name="Visited_20_Internet_20_Link">
</text:a>
.</text:p>
      <text:p text:style-name="P4">
"Дякую МВФ та Крісталіні Георгієвій за затвердження нової чотирирічноїпрограми підтримки України на загальну суму $15,6 млрд", — зазначив він.</text:p>
      <text:p text:style-name="P4">
Як зауважив Президент, це важлива допомога в боротьбі України з російськоюагресією. "Разом підтримуємо українську економіку та рухаємося вперед доперемоги", — наголосив Зеленський.</text:p>
      <text:p text:style-name="P4">
Як повідомляв Укрінформ, Угода на рівні персоналу між представниками МВФ іукраїнською владою про затвердження програми розширеного фінансування (eff)上周，乌克兰到达了。 本周五会议举行了<text:a xlink:type="simple" xlink:href="https://www.ukrinform.ua/rubric-economy/3689628-mvf-u-patnicu-prijme-risenna-sodo-novoi-programi-dla-ukraini.html" text:style-name="Internet_20_link" text:visited-style-name="Visited_20_Internet_20_Link">
</text:a>
关于“作为扩展资金机制的一部分，请求扩展农业请求(eff)并随着董事会的参与而修订监测计划的结果。”</text:p>
      <text:p text:style-name="P4">
News Source: <text:a xlink:type="simple" xlink:href="https://www.ukrinform.ua/rubric-economy/3690077-mvf-shvaliv-programu-finansuvanna-dla-ukraini-na-156-milarda.html" text:style-name="Internet_20_link" text:visited-style-name="Visited_20_Internet_20_Link">
https://www.ukrinform.ua/rubric-economy/3690077-mvf-shvaliv-programu-finansuvanna-dla-ukraini-na-156-milarda.html</text:a>
</text:p>
      <!--NEWS-->
      <text:h text:style-name="P10" text:outline-level="1">
<text:span text:style-name="T4">
俄罗斯人从炮兵和无人机袭击了尼科波尔地区</text:span>
</text:h>
      <text:p text:style-name="P4">
作者: Ukrinform (Person)</text:p>
      <text:p text:style-name="P4">
出版商: Укринформ (Organization)</text:p>
      <text:p text:style-name="P4">
出版时间: 2023-03-31T-62:56:00+03:00</text:p>
      <text:p text:style-name="P4">
修改时间: 2023-03-31T20:56:00+03:00</text:p>
      <text:p text:style-name="P4">
描述: 俄罗斯军事袭击了尼科波地区。 有破坏。  - 乌克林。</text:p>
      <text:p text:style-name="P4">
图片: ["<text:a xlink:type="simple" xlink:href="https://static.ukrinform.com/photos/2023_03/thumb_files/630_360_1680285298-902.jpg" text:style-name="Internet_20_link" text:visited-style-name="Visited_20_Internet_20_Link">
630_360_16802...</text:a>
", "<text:a xlink:type="simple" xlink:href="https://static.ukrinform.com/photos/2023_03/1680285297-403.jpg" text:style-name="Internet_20_link" text:visited-style-name="Visited_20_Internet_20_Link">
1680285297-40...</text:a>
", "<text:a xlink:type="simple" xlink:href="https://static.ukrinform.com/photos/2023_03/1680285297-899.jpg" text:style-name="Internet_20_link" text:visited-style-name="Visited_20_Internet_20_Link">
1680285297-89...</text:a>
", "<text:a xlink:type="simple" xlink:href="https://static.ukrinform.com/photos/2023_03/1680285297-367.jpg" text:style-name="Internet_20_link" text:visited-style-name="Visited_20_Internet_20_Link">
1680285297-36...</text:a>
"]</text:p>
      <text:p text:style-name="P4">
标签: ['Дніпропетровщина', 'Обстріл', 'Війна з росією']</text:p>
      <text:p text:style-name="P4">
类型: Article</text:p>
      <!--METADATA-->
      <text:p text:style-name="P4">
<draw:frame draw:style-name="fr1" draw:name="Image54" text:anchor-type="as-char" svg:width="6.9236in" svg:height="3.956343in" draw:z-index="0">
<draw:image xlink:href="../Images/yкринформ/2023-03-31T-62-56-00-03-00/630_360_1680285298-902.jpg" xlink:type="simple" xlink:show="embed" xlink:actuate="onLoad" draw:mime-type="image/jpeg"/>
</draw:frame>
俄罗斯人在尼科波尔地区遭到袭击。 有破坏。</text:p>
      <text:p text:style-name="P4">
关于<text:a xlink:type="simple" xlink:href="https://t.me/dnipropetrovskaODA/3881" text:style-name="Internet_20_link" text:visited-style-name="Visited_20_Internet_20_Link">
</text:a>
乌克林福姆报道，请告知酋长 - 帕特罗夫斯克·奥瓦·谢尔盖·利萨克(Ova S​​ergei Lisak)。</text:p>
      <text:p text:style-name="P4">
“今天，敌人两次击中了尼科波尔区的玛丽甘群社区。(https://www.ukrinform.ua/tag-bezpilotnik)。 人们没有受伤。”  - 在邮报中说。</text:p>
      <text:p text:style-name="P4">
<draw:frame draw:style-name="fr1" draw:name="Image55" text:anchor-type="as-char" svg:width="6.9236in" svg:height="9.427881in" draw:z-index="0">
<draw:image xlink:href="../Images/yкринформ/2023-03-31T-62-56-00-03-00/1680285297-403.jpg" xlink:type="simple" xlink:show="embed" xlink:actuate="onLoad" draw:mime-type="image/jpeg"/>
</draw:frame>
<text:span text:style-name="T4">
另请阅读：</text:span>
 <text:a xlink:type="simple" xlink:href="https://www.ukrinform.ua/rubric-ato/3690029-unaslidok-raketnogo-udaru-po-zaporizzu-poskodzeni-55-budinkiv.html" text:style-name="Internet_20_link" text:visited-style-name="Visited_20_Internet_20_Link">
</text:a>
</text:p>
      <text:p text:style-name="P4">
<draw:frame draw:style-name="fr1" draw:name="Image56" text:anchor-type="as-char" svg:width="6.9236in" svg:height="4.67343in" draw:z-index="0">
<draw:image xlink:href="../Images/yкринформ/2023-03-31T-62-56-00-03-00/1680285297-899.jpg" xlink:type="simple" xlink:show="embed" xlink:actuate="onLoad" draw:mime-type="image/jpeg"/>
</draw:frame>
<draw:frame draw:style-name="fr1" draw:name="Image57" text:anchor-type="as-char" svg:width="6.9236in" svg:height="9.231467in" draw:z-index="0">
<draw:image xlink:href="../Images/yкринформ/2023-03-31T-62-56-00-03-00/1680285297-367.jpg" xlink:type="simple" xlink:show="embed" xlink:actuate="onLoad" draw:mime-type="image/jpeg"/>
</draw:frame>
他指出，在锰中，社会机构，汽车和几座经济建筑遭到破坏。</text:p>
      <text:p text:style-name="P4">
攻击的影响仍被阐明。</text:p>
      <text:p text:style-name="P4">
<text:span text:style-name="T5">
foto：dnipropetrovsk ova</text:span>
</text:p>
      <text:p text:style-name="P4">
News Source: <text:a xlink:type="simple" xlink:href="https://www.ukrinform.ua/rubric-ato/3690079-rosiani-vdarili-po-nikopolsini-z-artilerii-ta-bpla.html" text:style-name="Internet_20_link" text:visited-style-name="Visited_20_Internet_20_Link">
https://www.ukrinform.ua/rubric-ato/3690079-rosiani-vdarili-po-nikopolsini-z-artilerii-ta-bpla.html</text:a>
</text:p>
      <!--NEWS-->
      <text:h text:style-name="P10" text:outline-level="1">
<text:span text:style-name="T4">
Zelensky在等待与中国领导人交谈的准备的答案</text:span>
</text:h>
      <text:p text:style-name="P4">
作者: Ukrinform (Person)</text:p>
      <text:p text:style-name="P4">
出版商: Укринформ (Organization)</text:p>
      <text:p text:style-name="P4">
出版时间: 2023-03-31T-64:48:00+03:00</text:p>
      <text:p text:style-name="P4">
修改时间: 2023-03-31T20:48:00+03:00</text:p>
      <text:p text:style-name="P4">
描述: 沃迪米尔·泽伦斯基（Volodymyr Zelensky）总统认为，中国的领导人习近平是那些仍在对俄罗斯对乌克兰战争进行康复的领导人之一，并等待着他 /她对他 /她准备谈判的回答。  - 乌克林。</text:p>
      <text:p text:style-name="P4">
图片: ["<text:a xlink:type="simple" xlink:href="https://static.ukrinform.com/photos/2023_03/thumb_files/630_360_1680284875-785.jpeg" text:style-name="Internet_20_link" text:visited-style-name="Visited_20_Internet_20_Link">
630_360_16802...</text:a>
"]</text:p>
      <text:p text:style-name="P4">
标签: ['Переговори', 'Сі Цзіньпін', 'Зеленський', 'Війна з росією']</text:p>
      <text:p text:style-name="P4">
类型: Article</text:p>
      <!--METADATA-->
      <text:p text:style-name="P4">
<draw:frame draw:style-name="fr1" draw:name="Image58" text:anchor-type="as-char" svg:width="6.9236in" svg:height="3.956343in" draw:z-index="0">
<draw:image xlink:href="../Images/yкринформ/2023-03-31T-64-48-00-03-00/630_360_1680284875-785.jpeg" xlink:type="simple" xlink:show="embed" xlink:actuate="onLoad" draw:mime-type="image/jpeg"/>
</draw:frame>
总统弗拉基米尔·泽伦斯基(Vladimir Zelensky)认为，中国的领导人习近平是那些仍然对俄罗斯对乌克兰战争的战争的领导人之一，他对他 /她关于就准备就绪的信号的回答负责。</text:p>
      <text:p text:style-name="P4">
乌克林福姆报道，他在一次关于布坎峰会结果的新闻发布会上说了这一点。</text:p>
      <text:p text:style-name="P4">
“中国的领导人与我们同在？ 在我看来，那是时候，这是犹豫的蘑菇人之一，可以说。 在我看来，无论多远，我们都必须尽一切努力利用最高国家战争的胜利，”总统说。</text:p>
      <text:p text:style-name="P4">
他表达了他的信念，即这种方法将是战争中世界的胜利，也是那些考虑侵略的伟大国家的保留榜样。</text:p>
      <text:p text:style-name="P4">
<text:span text:style-name="T4">
另请阅读：</text:span>
 <text:a xlink:type="simple" xlink:href="https://www.ukrinform.ua/rubric-polytics/3689169-bilij-dim-pidtrimue-zaklik-zelenskogo-do-si-pospilkuvatisa-napramu.html" text:style-name="Internet_20_link" text:visited-style-name="Visited_20_Internet_20_Link">
</text:a>
“这就是为什么我们还向这样的州发送信号并说他们准备站起来，讨论，讲话和征服俄罗斯的侵略。 我们期望某些州的答案。” Zelensky回答了有关与中国领导人交谈的可能性的问题<text:a xlink:type="simple" xlink:href="https://www.ukrinform.ua/tag-si-czinpin" text:style-name="Internet_20_link" text:visited-style-name="Visited_20_Internet_20_Link">
</text:a>
如报道，<text:a xlink:type="simple" xlink:href="https://www.ukrinform.ua/rubric-world/3689947-premer-ispanii-zaklikav-lidera-knr-pogovoriti-iz-zelenskim.html" text:style-name="Internet_20_link" text:visited-style-name="Visited_20_Internet_20_Link">
</text:a>
乌克兰Zelensky总统，并呼吁对话者与乌克兰领导人进行对话。</text:p>
      <text:p text:style-name="P4">
_foto：op _</text:p>
      <text:p text:style-name="P4">
News Source: <text:a xlink:type="simple" xlink:href="https://www.ukrinform.ua/rubric-polytics/3690078-zelenskij-ocikue-vidpovidi-na-signali-pro-gotovnist-govoriti-z-liderom-knr.html" text:style-name="Internet_20_link" text:visited-style-name="Visited_20_Internet_20_Link">
https://www.ukrinform.ua/rubric-polytics/3690078-zelenskij-ocikue-vidpovidi-na-signali-pro-gotovnist-govoriti-z-liderom-knr.html</text:a>
</text:p>
      <!--NEWS-->
      <text:h text:style-name="P10" text:outline-level="1">
<text:span text:style-name="T4">
联合国的波罗的海国家：由军事犯罪者管理的俄罗斯无法保存在RADA中</text:span>
</text:h>
      <text:p text:style-name="P4">
作者: Ukrinform (Person)</text:p>
      <text:p text:style-name="P4">
出版商: Укринформ (Organization)</text:p>
      <text:p text:style-name="P4">
出版时间: 2023-03-31T-66:29:00+03:00</text:p>
      <text:p text:style-name="P4">
修改时间: 2023-03-31T20:29:00+03:00</text:p>
      <text:p text:style-name="P4">
描述: 波罗的海国家 - 爱沙尼亚，立陶宛和拉脱维亚 - 反对4月份联合国安理会的俄罗斯总统。  - 乌克林。</text:p>
      <text:p text:style-name="P4">
图片: ["<text:a xlink:type="simple" xlink:href="https://static.ukrinform.com/photos/2015_10/thumb_files/630_360_1445002358-2357.jpg" text:style-name="Internet_20_link" text:visited-style-name="Visited_20_Internet_20_Link">
630_360_14450...</text:a>
"]</text:p>
      <text:p text:style-name="P4">
标签: ['путін', 'Країни Балтії', 'Радбез ООН', 'Війна з росією']</text:p>
      <text:p text:style-name="P4">
类型: Article</text:p>
      <!--METADATA-->
      <text:p text:style-name="P4">
<draw:frame draw:style-name="fr1" draw:name="Image59" text:anchor-type="as-char" svg:width="6.9236in" svg:height="3.956343in" draw:z-index="0">
<draw:image xlink:href="../Images/yкринформ/2023-03-31T-66-29-00-03-00/630_360_1445002358-2357.jpg" xlink:type="simple" xlink:show="embed" xlink:actuate="onLoad" draw:mime-type="image/jpeg"/>
</draw:frame>
波罗的海国家 - 爱沙尼亚，立陶宛和拉脱维亚 - 反对4月份的俄罗斯联合国安全总统。</text:p>
      <text:p text:style-name="P4">
根据纽约的乌克林事物通讯员的说法，他在纳米特国家的名称中的一份声明中，他在联合国安理会的一次会议上在联合国押韵塔姆萨尔(Un Rhine Tammsaar)的一次会议上读到，该国管理着军队的国家枪手遭到负责世界和平与安全的国际刑事Vorgans的迫害。</text:p>
      <text:p text:style-name="P4">
“明天在俄罗斯布恰市大屠杀周年纪念日将被安理会主席占领吗？ 塔姆萨尔说：“这对身体的信任及其有效的功能是可耻的，羞辱和危险的。”</text:p>
      <text:p text:style-name="P4">
<text:span text:style-name="T4">
另请阅读：</text:span>
 <text:a xlink:type="simple" xlink:href="https://www.ukrinform.ua/rubric-world/3690056-kislica-na-radbezi-oon-putinu-znadobilosa-cotiri-dni-sob-porusiti-obicanku-danu-kitau.html" text:style-name="Internet_20_link" text:visited-style-name="Visited_20_Internet_20_Link">
</text:a>
据他说，一个领导着针对邻国的积极战争，更活泼的暴行，威胁着世界核武器，其领导人是一名战士，国际空间站为其签发了逮捕令，无法管理安全。</text:p>
      <text:p text:style-name="P4">
他补充说：“这个机构的负责任成员应该抵制俄罗斯在误解的微笑中改变国际外交的主要地位的尝试。”</text:p>
      <text:p text:style-name="P4">
<text:span text:style-name="T4">
另请阅读：</text:span>
 <text:a xlink:type="simple" xlink:href="https://www.ukrinform.ua/rubric-world/3690038-putin-porusue-svou-obicanku-kitau-sodo-adernoi-zbroi-stati-v-oon.html" text:style-name="Internet_20_link" text:visited-style-name="Visited_20_Internet_20_Link">
</text:a>
周五，安全理事会的大多数成员谴责弗拉基米尔·普京(Vladimir Putin)总统在其上陈述乌比洛鲁斯(Ubilorus)的陈述中的威胁。</text:p>
      <text:p text:style-name="P4">
安全理事会总统<text:a xlink:type="simple" xlink:href="https://www.ukrinform.ua/tag-oon" text:style-name="Internet_20_link" text:visited-style-name="Visited_20_Internet_20_Link">
</text:a>
它是在RB成员之间交替进行的，每月进行更改。 莫桑比克(Mozambik)主持了3月，洪泛区是俄罗斯联邦的转会。</text:p>
      <text:p text:style-name="P4">
News Source: <text:a xlink:type="simple" xlink:href="https://www.ukrinform.ua/rubric-world/3690074-kraini-baltii-v-oon-rosia-akou-kerue-voennij-zlocinec-ne-moze-golovuvati-v-radbezi.html" text:style-name="Internet_20_link" text:visited-style-name="Visited_20_Internet_20_Link">
https://www.ukrinform.ua/rubric-world/3690074-kraini-baltii-v-oon-rosia-akou-kerue-voennij-zlocinec-ne-moze-golovuvati-v-radbezi.html</text:a>
</text:p>
      <!--NEWS-->
      <text:h text:style-name="P10" text:outline-level="1">
<text:span text:style-name="T4">
条件后，斯洛文尼亚立即支持乌克兰在北约的会员资格</text:span>
</text:h>
      <text:p text:style-name="P4">
作者: Ukrinform (Person)</text:p>
      <text:p text:style-name="P4">
出版商: Укринформ (Organization)</text:p>
      <text:p text:style-name="P4">
出版时间: 2023-03-31T-68:19:00+03:00</text:p>
      <text:p text:style-name="P4">
修改时间: 2023-03-31T20:19:00+03:00</text:p>
      <text:p text:style-name="P4">
描述: 斯洛文尼亚在允许条件时支持乌克兰在北大西洋联盟的会员资格。  - 乌克林。</text:p>
      <text:p text:style-name="P4">
图片: ["<text:a xlink:type="simple" xlink:href="https://static.ukrinform.com/photos/2023_03/thumb_files/630_360_1680283659-612.jpeg" text:style-name="Internet_20_link" text:visited-style-name="Visited_20_Internet_20_Link">
630_360_16802...</text:a>
"]</text:p>
      <text:p text:style-name="P4">
标签: ['НАТО', 'Словенія', 'Україна']</text:p>
      <text:p text:style-name="P4">
类型: Article</text:p>
      <!--METADATA-->
      <text:p text:style-name="P4">
<draw:frame draw:style-name="fr1" draw:name="Image60" text:anchor-type="as-char" svg:width="6.9236in" svg:height="3.956343in" draw:z-index="0">
<draw:image xlink:href="../Images/yкринформ/2023-03-31T-68-19-00-03-00/630_360_1680283659-612.jpeg" xlink:type="simple" xlink:show="embed" xlink:actuate="onLoad" draw:mime-type="image/jpeg"/>
</draw:frame>
斯洛文尼亚人继续支持乌克兰在北大西洋联盟的会员资格。</text:p>
      <text:p text:style-name="P4">
这是在斯洛文尼亚共和国罗伯特·霍洛布(Robert Robert Holob)总统弗拉基米尔·泽伦斯基·伊普雷米尔(Vladimir Zelensky Ipremier)的联合宣布中指出的，该宣言发表在[]上。(https://www.president.gov.ua/news/spilna-deklaraciya-prezidenta-ukrayini-volodimira-zelenskogo-81965)。</text:p>
      <text:p text:style-name="P4">
“斯洛文尼亚共和国支持乌克兰的<text:a xlink:type="simple" xlink:href="https://www.ukrinform.ua/tag-nato" text:style-name="Internet_20_link" text:visited-style-name="Visited_20_Internet_20_Link">
</text:a>
暴力说。</text:p>
      <text:p text:style-name="P4">
领导人还谴责了俄罗斯对乌克兰的“最具决定性”的全面军事 - 破坏了联合国宪章的基础，并确认了他们对国际法原则的支持，边界的不可侵犯性和每个国家的权利选择自己的道路和安全措施。</text:p>
      <text:p text:style-name="P4">
The signatories also repeated the requirement for the Russian Federation immediately, completely the Tabaszzzzzzzzzzidnya withdrawing all their armed formations from the territory of Ukraine within the limits of international recognized borders.</text:p>
      <text:p text:style-name="P4">
<text:span text:style-name="T4">
另请阅读：</text:span>
 <text:a xlink:type="simple" xlink:href="https://www.ukrinform.ua/rubric-polytics/3689886-slovenia-gotova-vzati-ucast-u-vidnovlenni-ukraini-zustric-premeriv.html" text:style-name="Internet_20_link" text:visited-style-name="Visited_20_Internet_20_Link">
</text:a>
此外，该文件还记录了国家的决心，要求对俄罗斯针对乌克兰的激进战争犯下的军事犯罪和其他严重罪行的参考，并支持建立一个特别的国际法庭以确保责任以确保责任侵略。</text:p>
      <text:p text:style-name="P4">
在该文件中，斯洛文尼亚还支持召集和平公式峰会的想法，以促进其在条件允许的情况下有效实现。</text:p>
      <text:p text:style-name="P4">
值得注意的是，斯洛文尼亚共和国将继续为欧盟和北约对乌克兰的强大有效的政治和物质支持做出贡献，旨在确保乌克兰国家的能力，以根据不可授权的权利有效地执行其领土自卫。</text:p>
      <text:p text:style-name="P4">
<text:span text:style-name="T4">
另请阅读：</text:span>
 <text:a xlink:type="simple" xlink:href="https://www.ukrinform.ua/rubric-polytics/3690065-stefancuk-obgovoriv-iz-premerami-horvatii-ta-slovenii-stvorenna-spectribunalu-proti-rf.html" text:style-name="Internet_20_link" text:visited-style-name="Visited_20_Internet_20_Link">
</text:a>
乌克兰和斯洛文尼亚共和国表示愿意在北约成员之前就乌克兰的安全进行双边咨询。</text:p>
      <text:p text:style-name="P4">
反过来，乌克兰支持了斯洛文尼亚共和国为2024  -  2025年期间联合国安理会的候选人。_foto：op _</text:p>
      <text:p text:style-name="P4">
News Source: <text:a xlink:type="simple" xlink:href="https://www.ukrinform.ua/rubric-polytics/3690076-slovenia-pidtrimue-clenstvo-ukraini-v-nato-sojno-ce-dozvolat-umovi.html" text:style-name="Internet_20_link" text:visited-style-name="Visited_20_Internet_20_Link">
https://www.ukrinform.ua/rubric-polytics/3690076-slovenia-pidtrimue-clenstvo-ukraini-v-nato-sojno-ce-dozvolat-umovi.html</text:a>
</text:p>
      <!--NEWS-->
      <text:h text:style-name="P10" text:outline-level="1">
<text:span text:style-name="T4">
Sumska Oblast（08:05）。 红色警报：空中威胁。 警笛声。 立即掩盖！</text:span>
</text:h>
      <text:p text:style-name="P4">
作者: liveuamap (Language: en)</text:p>
      <text:p text:style-name="P4">
时间: 2023-03-31T02:06:00</text:p>
      <text:p text:style-name="P4">
地点: Sumska Oblast (Latitude:50.99903 Longtitude:34.00016)</text:p>
      <text:p text:style-name="P4">
视频: []</text:p>
      <text:p text:style-name="P4">
图片: []</text:p>
      <text:p text:style-name="P4">
标签: ["Europe", "Central and Eastern Europe"]</text:p>
      <text:p text:style-name="P4">
Id: 22552242</text:p>
      <!--METADATA-->
      <text:p text:style-name="P4">
Sumy地区(08:05). Red Alert: aerial threat. Sirens sounding. Take covernow!</text:p>
      <text:p text:style-name="P4">
News Collection Link: <text:a xlink:type="simple" xlink:href="https://liveuamap.com/en/2023/31-march-sumska-oblast0805-red-alert-aerial-tg" text:style-name="Internet_20_link" text:visited-style-name="Visited_20_Internet_20_Link">
https://liveuamap.com/en/2023/31-march-sumska-oblast0805-red-alert-aerial-tg</text:a>
</text:p>
      <text:p text:style-name="P4">
News Source: <text:a xlink:type="simple" xlink:href="https://t.me/air_alert_ua/42321" text:style-name="Internet_20_link" text:visited-style-name="Visited_20_Internet_20_Link">
https://t.me/air_alert_ua/42321</text:a>
</text:p>
      <!--NEWS-->
      <text:h text:style-name="P10" text:outline-level="1">
<text:span text:style-name="T4">
Zaporizka Oblast（08:15）。 红色警报：空中威胁。 警笛声。 立即掩盖！</text:span>
</text:h>
      <text:p text:style-name="P4">
作者: liveuamap (Language: en)</text:p>
      <text:p text:style-name="P4">
时间: 2023-03-31T02:18:00</text:p>
      <text:p text:style-name="P4">
地点: Zaporizka Oblast (Latitude:47.612001 Longtitude:35.765321)</text:p>
      <text:p text:style-name="P4">
视频: []</text:p>
      <text:p text:style-name="P4">
图片: []</text:p>
      <text:p text:style-name="P4">
标签: ["Europe", "Central and Eastern Europe"]</text:p>
      <text:p text:style-name="P4">
Id: 22552257</text:p>
      <!--METADATA-->
      <text:p text:style-name="P4">
Zaporizhzhia地区(08:15). Red Alert: aerial threat. Sirens sounding. Take covernow!</text:p>
      <text:p text:style-name="P4">
News Collection Link: <text:a xlink:type="simple" xlink:href="https://liveuamap.com/en/2023/31-march-zaporizka-oblast0815-red-alert-aeriag" text:style-name="Internet_20_link" text:visited-style-name="Visited_20_Internet_20_Link">
https://liveuamap.com/en/2023/31-march-zaporizka-oblast0815-red-alert-aeriag</text:a>
</text:p>
      <text:p text:style-name="P4">
News Source: <text:a xlink:type="simple" xlink:href="https://t.me/air_alert_ua/42322" text:style-name="Internet_20_link" text:visited-style-name="Visited_20_Internet_20_Link">
https://t.me/air_alert_ua/42322</text:a>
</text:p>
      <!--NEWS-->
      <text:h text:style-name="P10" text:outline-level="1">
<text:span text:style-name="T4">
俄罗斯在一夜之间发射9枚导弹后，在哈尔基夫的损失</text:span>
</text:h>
      <text:p text:style-name="P4">
作者: liveuamap (Language: en)</text:p>
      <text:p text:style-name="P4">
时间: 2023-03-31T02:20:44</text:p>
      <text:p text:style-name="P4">
地点: Kharkiv (Latitude:49.99042 Longtitude:36.24081)</text:p>
      <text:p text:style-name="P4">
视频: []</text:p>
      <text:p text:style-name="P4">
图片: ["<text:a xlink:type="simple" xlink:href="https://liveuamap.com/pics/2023/03/31/22552253_0.jpg" text:style-name="Internet_20_link" text:visited-style-name="Visited_20_Internet_20_Link">
22552253_0.jpg</text:a>
", "<text:a xlink:type="simple" xlink:href="https://liveuamap.com/pics/2023/03/31/22552253_1.jpg" text:style-name="Internet_20_link" text:visited-style-name="Visited_20_Internet_20_Link">
22552253_1.jpg</text:a>
", "<text:a xlink:type="simple" xlink:href="https://liveuamap.com/pics/2023/03/31/22552253_2.jpg" text:style-name="Internet_20_link" text:visited-style-name="Visited_20_Internet_20_Link">
22552253_2.jpg</text:a>
", "<text:a xlink:type="simple" xlink:href="https://liveuamap.com/pics/2023/03/31/22552253_3.jpg" text:style-name="Internet_20_link" text:visited-style-name="Visited_20_Internet_20_Link">
22552253_3.jpg</text:a>
"]</text:p>
      <text:p text:style-name="P4">
标签: []</text:p>
      <text:p text:style-name="P4">
Id: 22552253</text:p>
      <!--METADATA-->
      <text:p text:style-name="P4">
俄罗斯在一夜之间发射9枚导弹后，在哈尔基夫的损失</text:p>
      <text:p text:style-name="P4">
<draw:frame draw:style-name="fr1" draw:name="Image61" text:anchor-type="as-char" svg:width="6.9236in" svg:height="3.894525in" draw:z-index="0">
<draw:image xlink:href="../Images/liveuamap/2023-03-31T02-20-44/22552253_0.jpg" xlink:type="simple" xlink:show="embed" xlink:actuate="onLoad" draw:mime-type="image/jpeg"/>
</draw:frame>
<draw:frame draw:style-name="fr1" draw:name="Image62" text:anchor-type="as-char" svg:width="6.9236in" svg:height="3.890889in" draw:z-index="0">
<draw:image xlink:href="../Images/liveuamap/2023-03-31T02-20-44/22552253_1.jpg" xlink:type="simple" xlink:show="embed" xlink:actuate="onLoad" draw:mime-type="image/jpeg"/>
</draw:frame>
<draw:frame draw:style-name="fr1" draw:name="Image63" text:anchor-type="as-char" svg:width="6.9236in" svg:height="3.890889in" draw:z-index="0">
<draw:image xlink:href="../Images/liveuamap/2023-03-31T02-20-44/22552253_2.jpg" xlink:type="simple" xlink:show="embed" xlink:actuate="onLoad" draw:mime-type="image/jpeg"/>
</draw:frame>
<draw:frame draw:style-name="fr1" draw:name="Image64" text:anchor-type="as-char" svg:width="6.9236in" svg:height="3.890889in" draw:z-index="0">
<draw:image xlink:href="../Images/liveuamap/2023-03-31T02-20-44/22552253_3.jpg" xlink:type="simple" xlink:show="embed" xlink:actuate="onLoad" draw:mime-type="image/jpeg"/>
</draw:frame>
新闻收集链接：<text:a xlink:type="simple" xlink:href="https://liveuamap.com/en/2023/31-march-damage-in-kharkiv-after-russia-launched-9-missiles" text:style-name="Internet_20_link" text:visited-style-name="Visited_20_Internet_20_Link">
https://liveuamap.com/en/2023/31-march-damage-in-kharkiv-after-fter-russia-launched-9--9---9--9--9-Missiles</text:a>
</text:p>
      <text:p text:style-name="P4">
News Source: <text:a xlink:type="simple" xlink:href="https://twitter.com/xapkib/status/1641673208460980224" text:style-name="Internet_20_link" text:visited-style-name="Visited_20_Internet_20_Link">
https://twitter.com/xapkib/status/1641673208460980224</text:a>
</text:p>
      <!--NEWS-->
      <text:h text:style-name="P10" text:outline-level="1">
<text:span text:style-name="T4">
乌克兰防空击落了俄罗斯发射的10架Shahed无人机中的9个</text:span>
</text:h>
      <text:p text:style-name="P4">
作者: liveuamap (Language: en)</text:p>
      <text:p text:style-name="P4">
时间: 2023-03-31T02:31:48</text:p>
      <text:p text:style-name="P4">
地点: Chernihiv (Latitude:51.65171 Longtitude:32.39319)</text:p>
      <text:p text:style-name="P4">
视频: []</text:p>
      <text:p text:style-name="P4">
图片: []</text:p>
      <text:p text:style-name="P4">
标签: []</text:p>
      <text:p text:style-name="P4">
Id: 22552267</text:p>
      <!--METADATA-->
      <text:p text:style-name="P4">
乌克兰防空击落了俄罗斯夜推出的10架Shahed无人机中的9台</text:p>
      <text:p text:style-name="P4">
新闻集链接：<text:a xlink:type="simple" xlink:href="https://liveuamap.com/en/2023/31-march-ukrainian-air-defense-shot-down-9-of-10-shahed-drones" text:style-name="Internet_20_link" text:visited-style-name="Visited_20_Internet_20_Link">
https://liveuamap.com/en/2023/2023/31-march-ukrainian-air-defense-shot-down-down-down-9-of-10-shahed-drones</text:a>
</text:p>
      <text:p text:style-name="P4">
News Source: <text:a xlink:type="simple" xlink:href="https://t.me/kpszsu/2433" text:style-name="Internet_20_link" text:visited-style-name="Visited_20_Internet_20_Link">
https://t.me/kpszsu/2433</text:a>
</text:p>
      <!--NEWS-->
      <text:h text:style-name="P10" text:outline-level="1">
<text:span text:style-name="T4">
Kharkiv，Kharkivska Oblast（09:42）。 红色警报：空中威胁。 警笛声。 立即掩盖！</text:span>
</text:h>
      <text:p text:style-name="P4">
作者: liveuamap (Language: en)</text:p>
      <text:p text:style-name="P4">
时间: 2023-03-31T03:43:00</text:p>
      <text:p text:style-name="P4">
地点: Kharkiv (Latitude:49.98021 Longtitude:36.25179)</text:p>
      <text:p text:style-name="P4">
视频: []</text:p>
      <text:p text:style-name="P4">
图片: []</text:p>
      <text:p text:style-name="P4">
标签: ["Europe", "Central and Eastern Europe"]</text:p>
      <text:p text:style-name="P4">
Id: 22552308</text:p>
      <!--METADATA-->
      <text:p text:style-name="P4">
哈尔基夫(Kharkiv)，哈尔基夫地区(09:42). Red Alert: aerial threat. Sirens sounding.Take cover now!</text:p>
      <text:p text:style-name="P4">
News Collection Link: <text:a xlink:type="simple" xlink:href="https://liveuamap.com/en/2023/31-march-kharkiv-kharkivska-oblast0942-red-alg" text:style-name="Internet_20_link" text:visited-style-name="Visited_20_Internet_20_Link">
https://liveuamap.com/en/2023/31-march-kharkiv-kharkivska-oblast0942-red-alg</text:a>
</text:p>
      <text:p text:style-name="P4">
News Source: <text:a xlink:type="simple" xlink:href="https://t.me/suspilnekharkiv/23462" text:style-name="Internet_20_link" text:visited-style-name="Visited_20_Internet_20_Link">
https://t.me/suspilnekharkiv/23462</text:a>
</text:p>
      <!--NEWS-->
      <text:h text:style-name="P10" text:outline-level="1">
<text:span text:style-name="T4">
Donetsk Oblast（09:42）。 红色警报：空中威胁。 警笛声。 立即掩盖！</text:span>
</text:h>
      <text:p text:style-name="P4">
作者: liveuamap (Language: en)</text:p>
      <text:p text:style-name="P4">
时间: 2023-03-31T03:45:00</text:p>
      <text:p text:style-name="P4">
地点: Donetsk Oblast (Latitude:48.72744 Longtitude:37.5781)</text:p>
      <text:p text:style-name="P4">
视频: []</text:p>
      <text:p text:style-name="P4">
图片: []</text:p>
      <text:p text:style-name="P4">
标签: ["Europe", "Central and Eastern Europe"]</text:p>
      <text:p text:style-name="P4">
Id: 22552309</text:p>
      <!--METADATA-->
      <text:p text:style-name="P4">
Donetsk Oblast(09:42). Red Alert: aerial threat. Sirens sounding. Take covernow!</text:p>
      <text:p text:style-name="P4">
News Collection Link: <text:a xlink:type="simple" xlink:href="https://liveuamap.com/en/2023/31-march-donetsk-oblast0942-red-alert-aerial-g" text:style-name="Internet_20_link" text:visited-style-name="Visited_20_Internet_20_Link">
https://liveuamap.com/en/2023/31-march-donetsk-oblast0942-red-alert-aerial-g</text:a>
</text:p>
      <text:p text:style-name="P4">
News Source: <text:a xlink:type="simple" xlink:href="https://t.me/air_alert_ua/42326" text:style-name="Internet_20_link" text:visited-style-name="Visited_20_Internet_20_Link">
https://t.me/air_alert_ua/42326</text:a>
</text:p>
      <!--NEWS-->
      <text:h text:style-name="P10" text:outline-level="1">
<text:span text:style-name="T4">
俄罗斯军队用MLR炮击Zaporizhzhia区</text:span>
</text:h>
      <text:p text:style-name="P4">
作者: liveuamap (Language: en)</text:p>
      <text:p text:style-name="P4">
时间: 2023-03-31T04:25:00</text:p>
      <text:p text:style-name="P4">
地点: Zaporizhzhia, Zaporiz'ka oblast (Latitude:47.8316 Longtitude:35.15179)</text:p>
      <text:p text:style-name="P4">
视频: []</text:p>
      <text:p text:style-name="P4">
图片: ["<text:a xlink:type="simple" xlink:href="https://liveuamap.com/pics/2023/03/31/22552310_0.png" text:style-name="Internet_20_link" text:visited-style-name="Visited_20_Internet_20_Link">
22552310_0.png</text:a>
", "<text:a xlink:type="simple" xlink:href="https://liveuamap.com/pics/2023/03/31/22552310_1.jpg" text:style-name="Internet_20_link" text:visited-style-name="Visited_20_Internet_20_Link">
22552310_1.jpg</text:a>
"]</text:p>
      <text:p text:style-name="P4">
标签: []</text:p>
      <text:p text:style-name="P4">
Id: 22552310</text:p>
      <!--METADATA-->
      <text:p text:style-name="P4">
俄罗斯军队用MLR炮击Zaporizhzhia区</text:p>
      <text:p text:style-name="P4">
<draw:frame draw:style-name="fr1" draw:name="Image65" text:anchor-type="as-char" svg:width="6.9236in" svg:height="3.9873in" draw:z-index="0">
<draw:image xlink:href="../Images/liveuamap/2023-03-31T04-25-00/22552310_0.png" xlink:type="simple" xlink:show="embed" xlink:actuate="onLoad" draw:mime-type="image/png"/>
</draw:frame>
<draw:frame draw:style-name="fr1" draw:name="Image66" text:anchor-type="as-char" svg:width="6.9236in" svg:height="3.80798in" draw:z-index="0">
<draw:image xlink:href="../Images/liveuamap/2023-03-31T04-25-00/22552310_1.jpg" xlink:type="simple" xlink:show="embed" xlink:actuate="onLoad" draw:mime-type="image/jpeg"/>
</draw:frame>
新闻集链接：<text:a xlink:type="simple" xlink:href="https://liveuamap.com/en/2023/31-march-russian-army-shelled-zaporizhzhia-district-with" text:style-name="Internet_20_link" text:visited-style-name="Visited_20_Internet_20_Link">
https://liveuamap.com/en/2023/31-march-russian-army-shelled-zaporizhia-district-with</text:a>
</text:p>
      <text:p text:style-name="P4">
News Source: <text:a xlink:type="simple" xlink:href="https://twitter.com/hochu_dodomu/status/1641703359089352704" text:style-name="Internet_20_link" text:visited-style-name="Visited_20_Internet_20_Link">
https://twitter.com/hochu_dodomu/status/1641703359089352704</text:a>
</text:p>
      <!--NEWS-->
      <text:h text:style-name="P10" text:outline-level="1">
<text:span text:style-name="T4">
在Sivershchyna和Slobozhanschyna的指示俄罗斯军队炮击了Chernihiv地区的Hirsk ...</text:span>
</text:h>
      <text:p text:style-name="P4">
作者: liveuamap (Language: en)</text:p>
      <text:p text:style-name="P4">
时间: 2023-03-31T05:04:00</text:p>
      <text:p text:style-name="P4">
地点: Kharkiv (Latitude:50.26762 Longtitude:36.48663)</text:p>
      <text:p text:style-name="P4">
视频: []</text:p>
      <text:p text:style-name="P4">
图片: []</text:p>
      <text:p text:style-name="P4">
标签: ["Russia"]</text:p>
      <text:p text:style-name="P4">
Id: 22552341</text:p>
      <!--METADATA-->
      <text:p text:style-name="P4">
At Sivershchyna and Slobozhanschyna directions Russian army shelled Hirsk ofChernihiv region, Novovasylivka, Nova Huta, Stukalivka, Iskryskivschyna,Volfyne, Katerynivka of Sumy region, also Kozacha Lopan, Strilecha,Oliynykove, Neskuchne, Vilcha, Krasne Pershe, Topoli of Kharkiv region, -General乌克兰武装部队的工作人员在上午的报告中说</text:p>
      <text:p text:style-name="P4">
新闻集链接：(https://liveuamap.com/en/2023/31-march-at-sivershchyna-and-slobozhanschyna-directions-russian)</text:p>
      <text:p text:style-name="P4">
News Source: <text:a xlink:type="simple" xlink:href="https://t.me/lumsrc/4375" text:style-name="Internet_20_link" text:visited-style-name="Visited_20_Internet_20_Link">
https://t.me/lumsrc/4375</text:a>
</text:p>
      <!--NEWS-->
      <text:h text:style-name="P10" text:outline-level="1">
<text:span text:style-name="T4">
JSC Bakhmut Directio Rusian军队炮击Minkivka，Orikhovo-Vasylivka，Druzhkivka和Bakhma ...</text:span>
</text:h>
      <text:p text:style-name="P4">
作者: liveuamap (Language: en)</text:p>
      <text:p text:style-name="P4">
时间: 2023-03-31T05:05:00</text:p>
      <text:p text:style-name="P4">
地点: Bakhmut (Latitude:48.5891 Longtitude:37.96429)</text:p>
      <text:p text:style-name="P4">
视频: []</text:p>
      <text:p text:style-name="P4">
图片: []</text:p>
      <text:p text:style-name="P4">
标签: ["Russia"]</text:p>
      <text:p text:style-name="P4">
Id: 22552336</text:p>
      <!--METADATA-->
      <text:p text:style-name="P4">
在巴赫穆特(Bakhmut)的指示，俄罗斯军队炮击了Minkivka，Orikhovo -vasylivka，Druzhkivka和Donetsk地区的Bakhmut-</text:p>
      <text:p text:style-name="P4">
新闻集链接：<text:a xlink:type="simple" xlink:href="https://liveuamap.com/en/2023/31-march-at-bakhmut-direction-russian-army-shelled-minkivka" text:style-name="Internet_20_link" text:visited-style-name="Visited_20_Internet_20_Link">
https://liveuamap.com/en/2023/2023/31-march-at-bakhmut-direction-russian-army-shelled-minkivka</text:a>
</text:p>
      <text:p text:style-name="P4">
News Source: <text:a xlink:type="simple" xlink:href="https://t.me/lumsrc/4377" text:style-name="Internet_20_link" text:visited-style-name="Visited_20_Internet_20_Link">
https://t.me/lumsrc/4377</text:a>
</text:p>
      <!--NEWS-->
      <text:h text:style-name="P10" text:outline-level="1">
<text:span text:style-name="T4">
Zaporizka Oblast（11:49）。 红色警报：空中威胁。 警笛声。 立即掩盖！</text:span>
</text:h>
      <text:p text:style-name="P4">
作者: liveuamap (Language: en)</text:p>
      <text:p text:style-name="P4">
时间: 2023-03-31T05:51:00</text:p>
      <text:p text:style-name="P4">
地点: Zaporizka Oblast (Latitude:47.612751 Longtitude:35.765131)</text:p>
      <text:p text:style-name="P4">
视频: []</text:p>
      <text:p text:style-name="P4">
图片: []</text:p>
      <text:p text:style-name="P4">
标签: ["Europe", "Central and Eastern Europe"]</text:p>
      <text:p text:style-name="P4">
Id: 22552340</text:p>
      <!--METADATA-->
      <text:p text:style-name="P4">
Zaporizhzhia地区(11:49). Red Alert: aerial threat. Sirens sounding. Take covernow!</text:p>
      <text:p text:style-name="P4">
News Collection Link: <text:a xlink:type="simple" xlink:href="https://liveuamap.com/en/2023/31-march-zaporizka-oblast1149-red-alert-aeriag" text:style-name="Internet_20_link" text:visited-style-name="Visited_20_Internet_20_Link">
https://liveuamap.com/en/2023/31-march-zaporizka-oblast1149-red-alert-aeriag</text:a>
</text:p>
      <text:p text:style-name="P4">
News Source: <text:a xlink:type="simple" xlink:href="https://t.me/suspilnezaporizhzhya/11762" text:style-name="Internet_20_link" text:visited-style-name="Visited_20_Internet_20_Link">
https://t.me/suspilnezaporizhzhya/11762</text:a>
</text:p>
      <!--NEWS-->
      <text:h text:style-name="P10" text:outline-level="1">
<text:span text:style-name="T4">
Kherson，Khersonska Oblast（12:01）。 红色警报：空中威胁。 警笛声。 立即掩盖！</text:span>
</text:h>
      <text:p text:style-name="P4">
作者: liveuamap (Language: en)</text:p>
      <text:p text:style-name="P4">
时间: 2023-03-31T06:02:00</text:p>
      <text:p text:style-name="P4">
地点: Kherson (Latitude:46.65642 Longtitude:32.617)</text:p>
      <text:p text:style-name="P4">
视频: []</text:p>
      <text:p text:style-name="P4">
图片: []</text:p>
      <text:p text:style-name="P4">
标签: ["Europe", "Central and Eastern Europe"]</text:p>
      <text:p text:style-name="P4">
Id: 22552344</text:p>
      <!--METADATA-->
      <text:p text:style-name="P4">
赫尔森，赫森地区(12:01). Red Alert: aerial threat. Sirens sounding.Take cover now!</text:p>
      <text:p text:style-name="P4">
News Collection Link: <text:a xlink:type="simple" xlink:href="https://liveuamap.com/en/2023/31-march-kherson-khersonska-oblast1201-red-alg" text:style-name="Internet_20_link" text:visited-style-name="Visited_20_Internet_20_Link">
https://liveuamap.com/en/2023/31-march-kherson-khersonska-oblast1201-red-alg</text:a>
</text:p>
      <text:p text:style-name="P4">
News Source: <text:a xlink:type="simple" xlink:href="https://t.me/air_alert_ua/42331" text:style-name="Internet_20_link" text:visited-style-name="Visited_20_Internet_20_Link">
https://t.me/air_alert_ua/42331</text:a>
</text:p>
      <!--NEWS-->
      <text:h text:style-name="P10" text:outline-level="1">
<text:span text:style-name="T4">
Zaporizhzhia报道的爆炸</text:span>
</text:h>
      <text:p text:style-name="P4">
作者: liveuamap (Language: en)</text:p>
      <text:p text:style-name="P4">
时间: 2023-03-31T06:15:19</text:p>
      <text:p text:style-name="P4">
地点: Zaporizhzhia, Zaporiz'ka oblast (Latitude:47.81913 Longtitude:35.13462)</text:p>
      <text:p text:style-name="P4">
视频: []</text:p>
      <text:p text:style-name="P4">
图片: []</text:p>
      <text:p text:style-name="P4">
标签: []</text:p>
      <text:p text:style-name="P4">
Id: 22552345</text:p>
      <!--METADATA-->
      <text:p text:style-name="P4">
Zaporizhzhia报道的爆炸</text:p>
      <text:p text:style-name="P4">
新闻集链接：<text:a xlink:type="simple" xlink:href="https://liveuamap.com/en/2023/31-march-explosion-reported-in-zaporizhzhia-" text:style-name="Internet_20_link" text:visited-style-name="Visited_20_Internet_20_Link">
https://liveuamap.com/en/2023/31-march-explosion-reported-in-zaporizhzhia-</text:a>
</text:p>
      <text:p text:style-name="P4">
News Source: <text:a xlink:type="simple" xlink:href="https://t.me/suspilnezaporizhzhya/11764" text:style-name="Internet_20_link" text:visited-style-name="Visited_20_Internet_20_Link">
https://t.me/suspilnezaporizhzhya/11764</text:a>
</text:p>
      <!--NEWS-->
      <text:h text:style-name="P10" text:outline-level="1">
<text:span text:style-name="T4">
西班牙佩德罗·桑切斯（Pedro Sanchez）的总理：我感谢习近平总统对这次历史性旅行的欢迎...</text:span>
</text:h>
      <text:p text:style-name="P4">
作者: liveuamap (Language: en)</text:p>
      <text:p text:style-name="P4">
时间: 2023-03-31T06:44:00</text:p>
      <text:p text:style-name="P4">
地点: Beijing, Beijing Shi (Latitude:39.91461 Longtitude:116.39204)</text:p>
      <text:p text:style-name="P4">
视频: []</text:p>
      <text:p text:style-name="P4">
图片: ["<text:a xlink:type="simple" xlink:href="https://liveuamap.com/pics/2023/03/31/22552377_0.jpg" text:style-name="Internet_20_link" text:visited-style-name="Visited_20_Internet_20_Link">
22552377_0.jpg</text:a>
"]</text:p>
      <text:p text:style-name="P4">
标签: ["Spain", "China"]</text:p>
      <text:p text:style-name="P4">
Id: 22552377</text:p>
      <!--METADATA-->
      <text:p text:style-name="P4">
西班牙佩德罗·桑切斯(Pedro Sanchez)的总理：我感谢习近平总统的欢迎之旅。 这次访问促进了我们对各种全球挑战的双边关系和增强合作。 我们还对俄罗斯的坦率Exchange对乌克兰进行了侵略。</text:p>
      <text:p text:style-name="Quotations">

<text:p text:style-name="P4">
<text:a xlink:type="simple" xlink:href="https://t.co/s1AFqcQl38" text:style-name="Internet_20_link" text:visited-style-name="Visited_20_Internet_20_Link">
</text:a>
&gt;
&gt;
 — <text:a xlink:type="simple" xlink:href="https://twitter.com/sanchezcastejon/status/1641738192104611841" text:style-name="Internet_20_link" text:visited-style-name="Visited_20_Internet_20_Link">
 </text:a>
</text:p>

</text:p>
      <text:p text:style-name="P4">
<draw:frame draw:style-name="fr1" draw:name="Image67" text:anchor-type="as-char" svg:width="6.9236in" svg:height="3.894525in" draw:z-index="0">
<draw:image xlink:href="../Images/liveuamap/2023-03-31T06-44-00/22552377_0.jpg" xlink:type="simple" xlink:show="embed" xlink:actuate="onLoad" draw:mime-type="image/jpeg"/>
</draw:frame>
新闻集链接：<text:a xlink:type="simple" xlink:href="https://liveuamap.com/en/2023/31-march-pm-of-spain-pedro-sanchez-i-thank-president-xi-jinping" text:style-name="Internet_20_link" text:visited-style-name="Visited_20_Internet_20_Link">
https://liveuamap.com/en/2023/31-march-pm-of-spain-pain-pedro-sanchez-i--i--i-thank-president-president-xi- jinping</text:a>
</text:p>
      <text:p text:style-name="P4">
News Source: <text:a xlink:type="simple" xlink:href="https://twitter.com/sanchezcastejon/status/1641738192104611841" text:style-name="Internet_20_link" text:visited-style-name="Visited_20_Internet_20_Link">
https://twitter.com/sanchezcastejon/status/1641738192104611841</text:a>
</text:p>
      <!--NEWS-->
      <text:h text:style-name="P10" text:outline-level="1">
<text:span text:style-name="T4">
Zaporizka Oblast（13:35）。 红色警报：空中威胁。 警笛声。 立即掩盖！</text:span>
</text:h>
      <text:p text:style-name="P4">
作者: liveuamap (Language: en)</text:p>
      <text:p text:style-name="P4">
时间: 2023-03-31T07:36:00</text:p>
      <text:p text:style-name="P4">
地点: Zaporizka Oblast (Latitude:47.612381 Longtitude:35.765471)</text:p>
      <text:p text:style-name="P4">
视频: []</text:p>
      <text:p text:style-name="P4">
图片: []</text:p>
      <text:p text:style-name="P4">
标签: ["Europe", "Central and Eastern Europe"]</text:p>
      <text:p text:style-name="P4">
Id: 22552353</text:p>
      <!--METADATA-->
      <text:p text:style-name="P4">
Zaporizhzhia地区(13:35). Red Alert: aerial threat. Sirens sounding. Take covernow!</text:p>
      <text:p text:style-name="P4">
News Collection Link: <text:a xlink:type="simple" xlink:href="https://liveuamap.com/en/2023/31-march-zaporizka-oblast1335-red-alert-aeriag" text:style-name="Internet_20_link" text:visited-style-name="Visited_20_Internet_20_Link">
https://liveuamap.com/en/2023/31-march-zaporizka-oblast1335-red-alert-aeriag</text:a>
</text:p>
      <text:p text:style-name="P4">
News Source: <text:a xlink:type="simple" xlink:href="https://t.me/air_alert_ua/42337" text:style-name="Internet_20_link" text:visited-style-name="Visited_20_Internet_20_Link">
https://t.me/air_alert_ua/42337</text:a>
</text:p>
      <!--NEWS-->
      <text:h text:style-name="P10" text:outline-level="1">
<text:span text:style-name="T4">
摩尔多瓦·迈亚·桑杜（Molova Maia Sandu）总裁抵达乌克兰。 与Volodymyr Zelenskyi和Th ...一起</text:span>
</text:h>
      <text:p text:style-name="P4">
作者: liveuamap (Language: en)</text:p>
      <text:p text:style-name="P4">
时间: 2023-03-31T07:57:48</text:p>
      <text:p text:style-name="P4">
地点: Irpin, Kyiv region (Latitude:50.55518 Longtitude:30.21745)</text:p>
      <text:p text:style-name="P4">
视频: []</text:p>
      <text:p text:style-name="P4">
图片: ["<text:a xlink:type="simple" xlink:href="https://liveuamap.com/pics/2023/03/31/22552356_0.jpg" text:style-name="Internet_20_link" text:visited-style-name="Visited_20_Internet_20_Link">
22552356_0.jpg</text:a>
"]</text:p>
      <text:p text:style-name="P4">
标签: ["Moldova", "Europe"]</text:p>
      <text:p text:style-name="P4">
Id: 22552356</text:p>
      <!--METADATA-->
      <text:p text:style-name="P4">
摩尔多瓦·迈亚·桑杜(Molova Maia Sandu)总裁抵达乌克兰。 在布塔(Bucha of Bucha)周年纪念日之际，她与斯洛伐克和克罗地亚总理，斯洛伐克和克罗地亚的总理一起在山顶上分手</text:p>
      <text:p text:style-name="P4">
<draw:frame draw:style-name="fr1" draw:name="Image68" text:anchor-type="as-char" svg:width="6.9236in" svg:height="6.092768in" draw:z-index="0">
<draw:image xlink:href="../Images/liveuamap/2023-03-31T07-57-48/22552356_0.jpg" xlink:type="simple" xlink:show="embed" xlink:actuate="onLoad" draw:mime-type="image/jpeg"/>
</draw:frame>
新闻集链接：<text:a xlink:type="simple" xlink:href="https://liveuamap.com/en/2023/31-march-president-of-moldova-maia-sandu-arrived-in-ukraine" text:style-name="Internet_20_link" text:visited-style-name="Visited_20_Internet_20_Link">
https://liveuamap.com/en/2023/31-march-presindent-of-moldova-maia-sandu-sandu-rar.-in-in-in-ukraine</text:a>
</text:p>
      <text:p text:style-name="P4">
News Source: <text:a xlink:type="simple" xlink:href="https://twitter.com/Flash_news_ua/status/1641757279790723075" text:style-name="Internet_20_link" text:visited-style-name="Visited_20_Internet_20_Link">
https://twitter.com/Flash_news_ua/status/1641757279790723075</text:a>
</text:p>
      <!--NEWS-->
      <text:h text:style-name="P10" text:outline-level="1">
<text:span text:style-name="T4">
Donetsk Oblast（15:04）。 红色警报：空中威胁。 警笛声。 立即掩盖！</text:span>
</text:h>
      <text:p text:style-name="P4">
作者: liveuamap (Language: en)</text:p>
      <text:p text:style-name="P4">
时间: 2023-03-31T09:06:00</text:p>
      <text:p text:style-name="P4">
地点: Donetsk Oblast (Latitude:48.72693 Longtitude:37.57693)</text:p>
      <text:p text:style-name="P4">
视频: []</text:p>
      <text:p text:style-name="P4">
图片: []</text:p>
      <text:p text:style-name="P4">
标签: ["Europe", "Central and Eastern Europe"]</text:p>
      <text:p text:style-name="P4">
Id: 22552371</text:p>
      <!--METADATA-->
      <text:p text:style-name="P4">
Donetsk Oblast(15:04). Red Alert: aerial threat. Sirens sounding. Take covernow!</text:p>
      <text:p text:style-name="P4">
News Collection Link: <text:a xlink:type="simple" xlink:href="https://liveuamap.com/en/2023/31-march-donetsk-oblast1504-red-alert-aerial-g" text:style-name="Internet_20_link" text:visited-style-name="Visited_20_Internet_20_Link">
https://liveuamap.com/en/2023/31-march-donetsk-oblast1504-red-alert-aerial-g</text:a>
</text:p>
      <text:p text:style-name="P4">
News Source: <text:a xlink:type="simple" xlink:href="https://t.me/air_alert_ua/42339" text:style-name="Internet_20_link" text:visited-style-name="Visited_20_Internet_20_Link">
https://t.me/air_alert_ua/42339</text:a>
</text:p>
      <!--NEWS-->
      <text:h text:style-name="P10" text:outline-level="1">
<text:span text:style-name="T4">
2人因Zaporizhzhia的俄罗斯导弹袭击而受伤</text:span>
</text:h>
      <text:p text:style-name="P4">
作者: liveuamap (Language: en)</text:p>
      <text:p text:style-name="P4">
时间: 2023-03-31T09:10:16</text:p>
      <text:p text:style-name="P4">
地点: Zaporizhzhia, Zaporiz'ka oblast (Latitude:47.83621 Longtitude:35.12672)</text:p>
      <text:p text:style-name="P4">
视频: []</text:p>
      <text:p text:style-name="P4">
图片: ["<text:a xlink:type="simple" xlink:href="https://liveuamap.com/pics/2023/03/31/22552372_0.jpg" text:style-name="Internet_20_link" text:visited-style-name="Visited_20_Internet_20_Link">
22552372_0.jpg</text:a>
"]</text:p>
      <text:p text:style-name="P4">
标签: ["Europe", "Central and Eastern Europe"]</text:p>
      <text:p text:style-name="P4">
Id: 22552372</text:p>
      <!--METADATA-->
      <text:p text:style-name="P4">
2人因Zaporizhzhia的俄罗斯导弹袭击而受伤</text:p>
      <text:p text:style-name="P4">
<draw:frame draw:style-name="fr1" draw:name="Image69" text:anchor-type="as-char" svg:width="6.9236in" svg:height="5.1927in" draw:z-index="0">
<draw:image xlink:href="../Images/liveuamap/2023-03-31T09-10-16/22552372_0.jpg" xlink:type="simple" xlink:show="embed" xlink:actuate="onLoad" draw:mime-type="image/jpeg"/>
</draw:frame>
新闻集链接：<text:a xlink:type="simple" xlink:href="https://liveuamap.com/en/2023/31-march-2-person-wounded-as-result-of-russian-missile-strikes" text:style-name="Internet_20_link" text:visited-style-name="Visited_20_Internet_20_Link">
https://liveuamap.com/en/2023/31-march-2-person-wounded-as-result-ous of-Russian-Missia-Missile-trikes</text:a>
</text:p>
      <text:p text:style-name="P4">
News Source: <text:a xlink:type="simple" xlink:href="https://twitter.com/UKRINFORM/status/1641788169438785536" text:style-name="Internet_20_link" text:visited-style-name="Visited_20_Internet_20_Link">
https://twitter.com/UKRINFORM/status/1641788169438785536</text:a>
</text:p>
      <!--NEWS-->
      <text:h text:style-name="P10" text:outline-level="1">
<text:span text:style-name="T4">
Zaporizka Oblast（16:04）。 红色警报：空中威胁。 警笛声。 立即掩盖！</text:span>
</text:h>
      <text:p text:style-name="P4">
作者: liveuamap (Language: en)</text:p>
      <text:p text:style-name="P4">
时间: 2023-03-31T10:06:00</text:p>
      <text:p text:style-name="P4">
地点: Zaporizka Oblast (Latitude:47.611481 Longtitude:35.765611)</text:p>
      <text:p text:style-name="P4">
视频: []</text:p>
      <text:p text:style-name="P4">
图片: []</text:p>
      <text:p text:style-name="P4">
标签: ["Europe", "Central and Eastern Europe"]</text:p>
      <text:p text:style-name="P4">
Id: 22552378</text:p>
      <!--METADATA-->
      <text:p text:style-name="P4">
Zaporizhzhia地区(16:04). Red Alert: aerial threat. Sirens sounding. Take covernow!</text:p>
      <text:p text:style-name="P4">
News Collection Link: <text:a xlink:type="simple" xlink:href="https://liveuamap.com/en/2023/31-march-zaporizka-oblast1604-red-alert-aeriag" text:style-name="Internet_20_link" text:visited-style-name="Visited_20_Internet_20_Link">
https://liveuamap.com/en/2023/31-march-zaporizka-oblast1604-red-alert-aeriag</text:a>
</text:p>
      <text:p text:style-name="P4">
News Source: <text:a xlink:type="simple" xlink:href="https://t.me/air_alert_ua/42340" text:style-name="Internet_20_link" text:visited-style-name="Visited_20_Internet_20_Link">
https://t.me/air_alert_ua/42340</text:a>
</text:p>
      <!--NEWS-->
      <text:h text:style-name="P10" text:outline-level="1">
<text:span text:style-name="T4">
Donetsk Oblast（17:59）。 红色警报：空中威胁。 警笛声。 立即掩盖！</text:span>
</text:h>
      <text:p text:style-name="P4">
作者: liveuamap (Language: en)</text:p>
      <text:p text:style-name="P4">
时间: 2023-03-31T12:01:00</text:p>
      <text:p text:style-name="P4">
地点: Donetsk Oblast (Latitude:48.72738 Longtitude:37.57761)</text:p>
      <text:p text:style-name="P4">
视频: []</text:p>
      <text:p text:style-name="P4">
图片: []</text:p>
      <text:p text:style-name="P4">
标签: ["Europe", "Central and Eastern Europe"]</text:p>
      <text:p text:style-name="P4">
Id: 22552390</text:p>
      <!--METADATA-->
      <text:p text:style-name="P4">
Donetsk Oblast(17:59). Red Alert: aerial threat. Sirens sounding. Take covernow!</text:p>
      <text:p text:style-name="P4">
News Collection Link: <text:a xlink:type="simple" xlink:href="https://liveuamap.com/en/2023/31-march-donetsk-oblast1759-red-alert-aerial-g" text:style-name="Internet_20_link" text:visited-style-name="Visited_20_Internet_20_Link">
https://liveuamap.com/en/2023/31-march-donetsk-oblast1759-red-alert-aerial-g</text:a>
</text:p>
      <text:p text:style-name="P4">
News Source: <text:a xlink:type="simple" xlink:href="https://t.me/air_alert_ua/42343" text:style-name="Internet_20_link" text:visited-style-name="Visited_20_Internet_20_Link">
https://t.me/air_alert_ua/42343</text:a>
</text:p>
      <!--NEWS-->
      <text:h text:style-name="P10" text:outline-level="1">
<text:span text:style-name="T4">
Dnipro，dnipropetrovsk地区，Zaporizhzhya地区（21:05）。 红色ALRT：空中tchretate。 警笛声...</text:span>
</text:h>
      <text:p text:style-name="P4">
作者: liveuamap (Language: en)</text:p>
      <text:p text:style-name="P4">
时间: 2023-03-31T12:05:00</text:p>
      <text:p text:style-name="P4">
地点: Dnipro (Latitude:48.45930000 Longtitude:35.03865000)</text:p>
      <text:p text:style-name="P4">
视频: []</text:p>
      <text:p text:style-name="P4">
图片: []</text:p>
      <text:p text:style-name="P4">
标签: ["Europe", "Central and Eastern Europe"]</text:p>
      <text:p text:style-name="P4">
Id: 22552462</text:p>
      <!--METADATA-->
      <text:p text:style-name="P4">
Dnipro，dnipropetrovsk区域，Zaporizhzhya地区(21:05). Red Alert: aerialthreat. Sirens sounding. Take cover now!</text:p>
      <text:p text:style-name="P4">
News Collection Link: <text:a xlink:type="simple" xlink:href="https://liveuamap.com/en/2023/31-march-dnipro-dnipropetrovska-oblast-zaporig" text:style-name="Internet_20_link" text:visited-style-name="Visited_20_Internet_20_Link">
https://liveuamap.com/en/2023/31-march-dnipro-dnipropetrovska-oblast-zaporig</text:a>
</text:p>
      <text:p text:style-name="P4">
News Source: <text:a xlink:type="simple" xlink:href="https://t.me/air_alert_ua/42346" text:style-name="Internet_20_link" text:visited-style-name="Visited_20_Internet_20_Link">
https://t.me/air_alert_ua/42346</text:a>
</text:p>
      <!--NEWS-->
      <text:h text:style-name="P10" text:outline-level="1">
<text:span text:style-name="T4">
Ursula von der Liaien-关于Bucha的悲剧：处决是克里姆林宫破坏乌克兰人计划的一部分</text:span>
</text:h>
      <text:p text:style-name="P4">
作者: Ukrinform (Person)</text:p>
      <text:p text:style-name="P4">
出版商: Укринформ (Organization)</text:p>
      <text:p text:style-name="P4">
出版时间: 2023-03-31T14:44:00+03:00</text:p>
      <text:p text:style-name="P4">
修改时间: 2023-03-31T14:44:00+03:00</text:p>
      <text:p text:style-name="P4">
描述: 在布哈发生的事情是克里姆林宫对乌克兰人的更大计划的一部分。</text:p>
      <text:p text:style-name="P4">
图片: ["<text:a xlink:type="simple" xlink:href="https://static.ukrinform.com/photos/2022_09/thumb_files/630_360_1663249344-6989.jpeg" text:style-name="Internet_20_link" text:visited-style-name="Visited_20_Internet_20_Link">
630_360_16632...</text:a>
"]</text:p>
      <text:p text:style-name="P4">
标签: ['Буча', 'Воєнні злочини', 'Фон дер Ляєн', 'Війна з росією']</text:p>
      <text:p text:style-name="P4">
类型: Article</text:p>
      <!--METADATA-->
      <text:p text:style-name="P4">
<draw:frame draw:style-name="fr1" draw:name="Image70" text:anchor-type="as-char" svg:width="6.9236in" svg:height="3.956343in" draw:z-index="0">
<draw:image xlink:href="../Images/yкринформ/2023-03-31T14-44-00-03-00/630_360_1663249344-6989.jpeg" xlink:type="simple" xlink:show="embed" xlink:actuate="onLoad" draw:mime-type="image/jpeg"/>
</draw:frame>
在布恰(Bucha)的一部分是克里姆林宫(Kremlin)销毁乌克兰人的更大计划</text:p>
      <text:p text:style-name="P4">
根据乌克林福姆的说法，欧盟委员会主席Ursula von der Layen写在<text:a xlink:type="simple" xlink:href="http://twitter.com/vonderleyen/status/1641748513946992642" text:style-name="Internet_20_link" text:visited-style-name="Visited_20_Internet_20_Link">
</text:a>
布达从俄罗斯入侵者中解放出来。</text:p>
      <text:p text:style-name="P4">
“一年前在Bucha发生的事情并不是一个孤立的情节。 Tsiholosation执行是更大计划的一部分。 克里姆林宫摧毁乌克兰人的计划。 他们的民族身份。 他们生命的意思。 犯罪分子犯有战争罪将承担责任，”欧盟委员会说。</text:p>
      <text:p text:style-name="P4">
<text:span text:style-name="T4">
另请阅读：</text:span>
 <text:a xlink:type="simple" xlink:href="https://www.ukrinform.ua/rubric-ato/3689894-zelenskij-vruciv-buci-vidznaku-mistogeroj.html" text:style-name="Internet_20_link" text:visited-style-name="Visited_20_Internet_20_Link">
</text:a>
&gt;
我们将继续支持努力，以确保可以对普京保持责任&gt;
对侵略罪负责。 &gt;
&gt;
为此，我们将继续支持创建一个专门的法庭，&gt;
如果这是需要的话。 &gt;
&gt;
我们希望乌克兰和乌克兰人正义。 <text:a xlink:type="simple" xlink:href="https://t.co/QsoKzKv57l" text:style-name="Internet_20_link" text:visited-style-name="Visited_20_Internet_20_Link">
&gt;
</text:a>
&gt;
&gt;
  -  Ursula von der Leyen(@vonderleyen) <text:a xlink:type="simple" xlink:href="https://twitter.com/vonderleyen/status/1641754694526590978" text:style-name="Internet_20_link" text:visited-style-name="Visited_20_Internet_20_Link">
&gt;
 </text:a>
Ursula von der Lyen陪同她的帖子视频，介绍她参观Bunica年。 它包含大规模葬礼的人员，被俄罗斯入侵者残酷打破。</text:p>
      <text:p text:style-name="P4">
也是欧盟委员会主席<text:a xlink:type="simple" xlink:href="https://twitter.com/vonderleyen/status/1641754694526590978" text:style-name="Internet_20_link" text:visited-style-name="Visited_20_Internet_20_Link">
</text:a>
suminцзцццєїєїєїмммм</text:p>
      <text:p text:style-name="Quotations">

<text:p text:style-name="P4">
我们将继续支持努力，以确保可以对普京保持责任&gt;
对侵略罪负责。 &gt;
&gt;
为此，我们将继续支持创建一个专门的法庭，&gt;
如果这是需要的话。 &gt;
&gt;
我们希望乌克兰和乌克兰人正义。 <text:a xlink:type="simple" xlink:href="https://t.co/QsoKzKv57l" text:style-name="Internet_20_link" text:visited-style-name="Visited_20_Internet_20_Link">
&gt;
</text:a>
&gt;
&gt;
  -  Ursula von der Leyen(@vonderleyen) <text:a xlink:type="simple" xlink:href="https://twitter.com/vonderleyen/status/1641754694526590978" text:style-name="Internet_20_link" text:visited-style-name="Visited_20_Internet_20_Link">
&gt;
 </text:a>
她提醒您，在俄罗斯军队占领的乌克兰其他地区重复发生了在布加发生的大屠杀。</text:p>

</text:p>
      <text:p text:style-name="P4">
据她说，野蛮人普京计划的另一个目标是乌克兰人。 超过16200名儿童被盗并被驱逐到俄罗斯，撤回了更大的社区，剥夺了他们的童年和自己的根源。</text:p>
      <text:p text:style-name="P4">
“不能否认。 它不能原谅。 必须惩罚。”欧洲委员会主席呼吁。“我们将继续努力确保普京对侵略罪负责。 为此，我们将有一个特别法庭。 ...我们是对乌克兰和乌克兰人的权利 - 权利。”</text:p>
      <text:p text:style-name="P4">
<text:span text:style-name="T4">
另请阅读：</text:span>
 <text:a xlink:type="simple" xlink:href="https://www.ukrinform.ua/rubric-world/3689889-soricnu-dopovid-prezidentka-gruzii-pocala-z-hvilini-movcanna-u-pamat-zertv-tragedii-v-buci.html" text:style-name="Internet_20_link" text:visited-style-name="Visited_20_Internet_20_Link">
</text:a>
正如乌克林福姆报道的<text:a xlink:type="simple" xlink:href="https://www.ukrinform.ua/tag-evrosouz" text:style-name="Internet_20_link" text:visited-style-name="Visited_20_Internet_20_Link">
</text:a>
支持谴责俄罗斯侵略犯罪的专业专家，调查她在乌克兰入侵期间犯下的调查犯罪，乌克兰检察长和联合调查人员参与了几个国家的大院，这些罪行是多个国家的调查罪行在Eurasta的主持下运作。</text:p>
      <text:p text:style-name="P4">
同时，欧盟始终支持该法律案件的国际刑事调查法院关于乌克兰俄罗斯犯罪的活动。</text:p>
      <text:p text:style-name="P4">
News Source: <text:a xlink:type="simple" xlink:href="https://www.ukrinform.ua/rubric-polytics/3689902-ursula-fon-der-laen-pro-tragediu-buci-strati-buli-castinou-planu-kremla-zi-znisenna-ukrainciv.html" text:style-name="Internet_20_link" text:visited-style-name="Visited_20_Internet_20_Link">
https://www.ukrinform.ua/rubric-polytics/3689902-ursula-fon-der-laen-pro-tragediu-buci-strati-buli-castinou-planu-kremla-zi-znisenna-ukrainciv.html</text:a>
</text:p>
      <!--NEWS-->
      <text:h text:style-name="P10" text:outline-level="1">
<text:span text:style-name="T4">
超过72％的乌克兰人认为，与俄罗斯联邦的谈判现在不会导致和平</text:span>
</text:h>
      <text:p text:style-name="P4">
作者: Ukrinform (Person)</text:p>
      <text:p text:style-name="P4">
出版商: Укринформ (Organization)</text:p>
      <text:p text:style-name="P4">
出版时间: 2023-03-31T14:47:00+03:00</text:p>
      <text:p text:style-name="P4">
修改时间: 2023-03-31T14:47:00+03:00</text:p>
      <text:p text:style-name="P4">
描述: 在乌克兰，有72.5％的公民没有考虑与俄罗斯进行谈判是建立现在需要使用和平的有效方法。  - 乌克林。</text:p>
      <text:p text:style-name="P4">
图片: ["<text:a xlink:type="simple" xlink:href="https://static.ukrinform.com/photos/2023_03/thumb_files/630_360_1680253278-330.jpg" text:style-name="Internet_20_link" text:visited-style-name="Visited_20_Internet_20_Link">
630_360_16802...</text:a>
"]</text:p>
      <text:p text:style-name="P4">
标签: ['Опитування', 'Центр Разумкова', 'Війна з росією']</text:p>
      <text:p text:style-name="P4">
类型: Article</text:p>
      <!--METADATA-->
      <text:p text:style-name="P4">
<draw:frame draw:style-name="fr1" draw:name="Image71" text:anchor-type="as-char" svg:width="6.9236in" svg:height="3.956343in" draw:z-index="0">
<draw:image xlink:href="../Images/yкринформ/2023-03-31T14-47-00-03-00/630_360_1680253278-330.jpg" xlink:type="simple" xlink:show="embed" xlink:actuate="onLoad" draw:mime-type="image/jpeg"/>
</draw:frame>
在乌克兰，有72.5％的公民没有考虑与俄罗斯进行谈判是实现现在需要使用的仪表的有效方法。</text:p>
      <text:p text:style-name="P4">
这是由Razumkov中心Andriy Bychenko社会学服务主任在乌克林形式的“关于战争，胜利和安全保证的公众舆论”的结果中报道的。</text:p>
      <text:p text:style-name="P4">
“绝大多数受访者，近三分之三-72.5％，不同意与[]进行谈判(https://www.ukrinform.ua/tag-rosia)\是现在应该使用和平的有效方法。 他们也同意13％的受访者的名字，” Bichenko说。</text:p>
      <text:p text:style-name="P4">
据他说，与去年十月相比，增加了同意谈判论文的人的比例，这是一种有效的机制(十月有64％).</text:p>
      <text:p text:style-name="P4">
Опитування проводилося соціологічною службою Центру Разумкова з 22 лютого по 1березня 2023 року в межах проєкту Програми MATRA, що фінансується посольствомКоролівства Нідерландів в Україні. Дослідження реалізоване у межах Програмисприяння громадській активності «Долучайся!», яка фінансується Агентством СШАз міжнародного розвитку (你说)并由乌克兰的契约进行。</text:p>
      <text:p text:style-name="P4">
<text:span text:style-name="T4">
另请阅读：</text:span>
 <text:a xlink:type="simple" xlink:href="https://www.ukrinform.ua/rubric-society/3689814-ponad-90-ukrainciv-virat-u-peremogu.html" text:style-name="Internet_20_link" text:visited-style-name="Visited_20_Internet_20_Link">
</text:a>
这项调查是在乌克兰的所有地区进行的，除了Donetsk，Zaporizhzhya，Lugansk，Kharkiv，Kharkiv，Kherson地区，克里米亚和战斗发生的临时领土，在战斗中发生。2020年受访者年龄18岁。 抽样的理论误差不超过2.3％。</text:p>
      <text:p text:style-name="P4">
News Source: <text:a xlink:type="simple" xlink:href="https://www.ukrinform.ua/rubric-society/3689835-ponad-72-ukrainciv-ne-vvazaut-peregovori-z-rf-dievim-sposobom-dosagnenna-miru.html" text:style-name="Internet_20_link" text:visited-style-name="Visited_20_Internet_20_Link">
https://www.ukrinform.ua/rubric-society/3689835-ponad-72-ukrainciv-ne-vvazaut-peregovori-z-rf-dievim-sposobom-dosagnenna-miru.html</text:a>
</text:p>
      <!--NEWS-->
      <text:h text:style-name="P10" text:outline-level="1">
<text:span text:style-name="T4">
当他在俄罗斯占领之后看到布哈时，世界已经改变-Zelensky</text:span>
</text:h>
      <text:p text:style-name="P4">
作者: Ukrinform (Person)</text:p>
      <text:p text:style-name="P4">
出版商: Укринформ (Organization)</text:p>
      <text:p text:style-name="P4">
出版时间: 2023-03-31T14:49:00+03:00</text:p>
      <text:p text:style-name="P4">
修改时间: 2023-03-31T14:49:00+03:00</text:p>
      <text:p text:style-name="P4">
描述: 沃迪米尔总统Zelenskyy表示，在Bucha占领之后，世界看到了俄罗斯的邪恶并醒来。  - 乌克林。</text:p>
      <text:p text:style-name="P4">
图片: ["<text:a xlink:type="simple" xlink:href="https://static.ukrinform.com/photos/2023_03/thumb_files/630_360_1680262509-6444.jpeg" text:style-name="Internet_20_link" text:visited-style-name="Visited_20_Internet_20_Link">
630_360_16802...</text:a>
"]</text:p>
      <text:p text:style-name="P4">
标签: ['Буча', "Пам'ять", 'Зеленський']</text:p>
      <text:p text:style-name="P4">
类型: Article</text:p>
      <!--METADATA-->
      <text:p text:style-name="P4">
<draw:frame draw:style-name="fr1" draw:name="Image72" text:anchor-type="as-char" svg:width="6.9236in" svg:height="3.956343in" draw:z-index="0">
<draw:image xlink:href="../Images/yкринформ/2023-03-31T14-49-00-03-00/630_360_1680262509-6444.jpeg" xlink:type="simple" xlink:show="embed" xlink:actuate="onLoad" draw:mime-type="image/jpeg"/>
</draw:frame>
沃迪米尔总统Zelenskyy表示，在Bucha占领之后，他惊讶于俄罗斯邪恶并醒来。</text:p>
      <text:p text:style-name="P4">
他报道说，在埃德俄罗斯入侵者解放的周年纪念日，在庆祝活动中，他在布恰上说了这一点。</text:p>
      <text:p text:style-name="P4">
“自从俄罗斯占领者从布哈驱逐以来，这一年已经过去。 世界尚不知道的城市。 不会从那里忘记的城市。 我们不会忘记。 人类的诚实不会忘记，”国家负责人宣称。</text:p>
      <text:p text:style-name="P4">
他指出，世界上的街道上看到了俄罗斯邪恶而没有掩饰，但克里姆林宫“试图带到乌克兰的其他街道，杰弗罗普斯的其他街道和世界上可能会失去俄罗斯入侵者的街道，如果不是乌克兰人。 “</text:p>
      <text:p text:style-name="P4">
总统强调，乌克兰人民停止了“最伟大的反人类丝滑时代，这是一种鄙视并希望摧毁所有赋予人类意义的一切的力量。”</text:p>
      <text:p text:style-name="P4">
“为什么俄罗斯杀人？为什么俄罗斯嘲笑，折磨，恐吓？它试图成为人们的尊严，一个人可以表示零，以便sootactory的普通人，克里姆林宫控制只有脚下的尘埃在保留的人中，”他说。</text:p>
      <text:p text:style-name="P4">
根据Zelensky的说法，今天在俄罗斯如此。 他回忆说：“因此，在乌克兰永远不会像我们今天一样保护自己的良心，保护自己的良心，保护我们的自由的每个人的地球上永远不会有。”</text:p>
      <text:p text:style-name="P4">
总统强调：“布达成为这座城市，看到在俄罗斯人真正改变了世界之后，世界真的醒了。”</text:p>
      <text:p text:style-name="P4">
他强调，乌克兰人民反映了俄罗斯的种族灭绝侵略的400天以上，在这方面，我们得到了朋友的帮助。 。”</text:p>
      <text:p text:style-name="P4">
<text:a xlink:type="simple" xlink:href="https://www.ukrinform.ua/tag-zelenskij" text:style-name="Internet_20_link" text:visited-style-name="Visited_20_Internet_20_Link">
</text:a>
他感谢所有支持乌克兰的人民，乌克兰，在当今活动中介绍的布达庆祝活动和每个州的国家领导人。</text:p>
      <text:p text:style-name="P4">
“在我们的乌克兰土地上，是自由世界的基础之战。 我们将在这场战斗中获胜。 俄罗斯邪恶将落在乌克兰，将无法崛起。 人类将获胜。 但是人类必须记住每个乌克兰城市，其英雄主义和可持续性为任何欣赏的人带来了未来。”总统强调。<text:span text:style-name="T4">
另请阅读：</text:span>
 <text:a xlink:type="simple" xlink:href="https://www.ukrinform.ua/rubric-ato/3689894-zelenskij-vruciv-buci-vidznaku-mistogeroj.html" text:style-name="Internet_20_link" text:visited-style-name="Visited_20_Internet_20_Link">
</text:a>
据报道，基辅附近的布赫市于2022年3月31日从俄罗斯部队中解放出来。</text:p>
      <text:p text:style-name="P4">
_foto：op _</text:p>
      <text:p text:style-name="P4">
News Source: <text:a xlink:type="simple" xlink:href="https://www.ukrinform.ua/rubric-polytics/3689907-svit-zminivsa-pobacivsi-bucu-pisla-rosijskoi-okupacii-zelenskij.html" text:style-name="Internet_20_link" text:visited-style-name="Visited_20_Internet_20_Link">
https://www.ukrinform.ua/rubric-polytics/3689907-svit-zminivsa-pobacivsi-bucu-pisla-rosijskoi-okupacii-zelenskij.html</text:a>
</text:p>
      <!--NEWS-->
      <text:h text:style-name="P10" text:outline-level="1">
<text:span text:style-name="T4">
在喀尔巴阡地区，一座旧建筑变成了流离失所者的避难所</text:span>
</text:h>
      <text:p text:style-name="P4">
作者: Ukrinform (Person)</text:p>
      <text:p text:style-name="P4">
出版商: Укринформ (Organization)</text:p>
      <text:p text:style-name="P4">
出版时间: 2023-03-31T14:54:09+03:00</text:p>
      <text:p text:style-name="P4">
修改时间: 2023-03-31T14:54:09+03:00</text:p>
      <text:p text:style-name="P4">
描述: 在喀尔巴阡地区的动词村中，前教育兵团的建筑物被改造成40名流离失所者的庇护所。  - 乌克林。</text:p>
      <text:p text:style-name="P4">
图片: ["<text:a xlink:type="simple" xlink:href="https://static.ukrinform.com/photos/2023_03/thumb_files/630_360_1680263535-310.jpg" text:style-name="Internet_20_link" text:visited-style-name="Visited_20_Internet_20_Link">
630_360_16802...</text:a>
", "<text:a xlink:type="simple" xlink:href="https://static.ukrinform.com/photos/2023_03/1680263535-876.jpg" text:style-name="Internet_20_link" text:visited-style-name="Visited_20_Internet_20_Link">
1680263535-87...</text:a>
", "<text:a xlink:type="simple" xlink:href="https://static.ukrinform.com/photos/2023_03/1680263534-526.jpg" text:style-name="Internet_20_link" text:visited-style-name="Visited_20_Internet_20_Link">
1680263534-52...</text:a>
", "<text:a xlink:type="simple" xlink:href="https://static.ukrinform.com/photos/2023_03/1680263534-766.jpg" text:style-name="Internet_20_link" text:visited-style-name="Visited_20_Internet_20_Link">
1680263534-76...</text:a>
"]</text:p>
      <text:p text:style-name="P4">
标签: ['Переселенці', 'Прикарпаття']</text:p>
      <text:p text:style-name="P4">
类型: Article</text:p>
      <!--METADATA-->
      <text:p text:style-name="P4">
<draw:frame draw:style-name="fr1" draw:name="Image73" text:anchor-type="as-char" svg:width="6.9236in" svg:height="3.956343in" draw:z-index="0">
<draw:image xlink:href="../Images/yкринформ/2023-03-31T14-54-09-03-00/630_360_1680263535-310.jpg" xlink:type="simple" xlink:show="embed" xlink:actuate="onLoad" draw:mime-type="image/jpeg"/>
</draw:frame>
在喀尔巴阡地区的Seliverbovets中，前教育军团的建筑物被转变为40名移民的庇护所。</text:p>
      <text:p text:style-name="P4">
关于<text:a xlink:type="simple" xlink:href="https://www.facebook.com/groups/413466378850682/posts/2149898911874078" text:style-name="Internet_20_link" text:visited-style-name="Visited_20_Internet_20_Link">
</text:a>
乌克林福姆报道说，科西夫尤里·普罗克诺斯市长报道。</text:p>
      <text:p text:style-name="P4">
“昨天进行的最新工作是进行了 - 更换紧急出口的门，并完成了工作。 社区而不是四个墙壁和屋顶已经收到了一个场所，大约40人可以生活得很好，”扁平承运人。</text:p>
      <text:p text:style-name="P4">
<draw:frame draw:style-name="fr1" draw:name="Image74" text:anchor-type="as-char" svg:width="6.9236in" svg:height="9.231467in" draw:z-index="0">
<draw:image xlink:href="../Images/yкринформ/2023-03-31T14-54-09-03-00/1680263535-876.jpg" xlink:type="simple" xlink:show="embed" xlink:actuate="onLoad" draw:mime-type="image/jpeg"/>
</draw:frame>
据他说，最近大约有200名儿童在古老的集体农场建筑中。 但是，由于建筑物中的任何通信和内部厕所，它们被转移到另一个房间。 在社区中，一栋优质的建筑物，面积超过400平方米。 m，屋顶和面板在地板之间翻译。 在最新的维修工作中，中央污水和供水。 他们进行了化妆品维修，隔热，取代了加热系统和门。 他们还替换了自动锅炉，两层层的电线等。</text:p>
      <text:p text:style-name="P4">
<draw:frame draw:style-name="fr1" draw:name="Image75" text:anchor-type="as-char" svg:width="6.9236in" svg:height="5.198195in" draw:z-index="0">
<draw:image xlink:href="../Images/yкринформ/2023-03-31T14-54-09-03-00/1680263534-526.jpg" xlink:type="simple" xlink:show="embed" xlink:actuate="onLoad" draw:mime-type="image/jpeg"/>
</draw:frame>
“在以前的一个班级中，一间带有两个淋浴的现代浴室，在另一个班级中建造了通风系统 - 一个配备了现代厨房专业设备的厨房……前召集大厅作为居住的空间，休息，举行活动，“  - 添加平坦。</text:p>
      <text:p text:style-name="P4">
他指出，从当地预算到这些作品是从地区派遣的约100万个UAH -UAH 160万。 他们还吸引了五个不同国际组织的资金。</text:p>
      <text:p text:style-name="P4">
科索沃市长说：“总共购买材料和设备的花费超过400万UAH。”</text:p>
      <text:p text:style-name="P4">
<draw:frame draw:style-name="fr1" draw:name="Image76" text:anchor-type="as-char" svg:width="6.9236in" svg:height="9.231467in" draw:z-index="0">
<draw:image xlink:href="../Images/yкринформ/2023-03-31T14-54-09-03-00/1680263534-766.jpg" xlink:type="simple" xlink:show="embed" xlink:actuate="onLoad" draw:mime-type="image/jpeg"/>
</draw:frame>
他认为，战后，当人们返回家园时，科索夫斯卡大院将能够满足他们的需求。 毕竟，现在是当地人的资产，而不是没有手柄的行李箱的资产。</text:p>
      <text:p text:style-name="P4">
<text:span text:style-name="T4">
另请阅读：</text:span>
 <text:a xlink:type="simple" xlink:href="https://www.ukrinform.ua/rubric-vidbudova/3688477-britania-i-polsa-pobuduut-v-ukraini-dva-mistecka-dla-pereselenciv.html" text:style-name="Internet_20_link" text:visited-style-name="Visited_20_Internet_20_Link">
</text:a>
据报道，自全面战争开始以来，伊万诺 - 弗兰基夫斯克地区已采用了15万多名流离失所者。 他们设法创建了88个空白。</text:p>
      <text:p text:style-name="P4">
News Source: <text:a xlink:type="simple" xlink:href="https://www.ukrinform.ua/rubric-regions/3689911-na-prikarpatti-staru-budivlu-peretvorili-na-prihistok-dla-pereselenciv.html" text:style-name="Internet_20_link" text:visited-style-name="Visited_20_Internet_20_Link">
https://www.ukrinform.ua/rubric-regions/3689911-na-prikarpatti-staru-budivlu-peretvorili-na-prihistok-dla-pereselenciv.html</text:a>
</text:p>
      <!--NEWS-->
      <text:h text:style-name="P10" text:outline-level="1">
<text:span text:style-name="T4">
乌克兰指望斯洛文尼亚进一步参与重建预测-Zelensky</text:span>
</text:h>
      <text:p text:style-name="P4">
作者: Ukrinform (Person)</text:p>
      <text:p text:style-name="P4">
出版商: Укринформ (Organization)</text:p>
      <text:p text:style-name="P4">
出版时间: 2023-03-31T14:55:41+03:00</text:p>
      <text:p text:style-name="P4">
修改时间: 2023-03-31T14:55:41+03:00</text:p>
      <text:p text:style-name="P4">
描述: 乌克兰指望斯洛文尼亚进一步积极参与重建项目。  - 乌克林。</text:p>
      <text:p text:style-name="P4">
图片: ["<text:a xlink:type="simple" xlink:href="https://static.ukrinform.com/photos/2023_03/thumb_files/630_360_1680263661-286.jpeg" text:style-name="Internet_20_link" text:visited-style-name="Visited_20_Internet_20_Link">
630_360_16802...</text:a>
", "<text:a xlink:type="simple" xlink:href="https://static.ukrinform.com/photos/2023_03/1680263656-434.jpeg" text:style-name="Internet_20_link" text:visited-style-name="Visited_20_Internet_20_Link">
1680263656-43...</text:a>
", "<text:a xlink:type="simple" xlink:href="https://static.ukrinform.com/photos/2023_03/1680263649-861.jpeg" text:style-name="Internet_20_link" text:visited-style-name="Visited_20_Internet_20_Link">
1680263649-86...</text:a>
"]</text:p>
      <text:p text:style-name="P4">
标签: ['Словенія', 'Зеленський', 'Відбудова']</text:p>
      <text:p text:style-name="P4">
类型: Article</text:p>
      <!--METADATA-->
      <text:p text:style-name="P4">
<draw:frame draw:style-name="fr1" draw:name="Image77" text:anchor-type="as-char" svg:width="6.9236in" svg:height="3.956343in" draw:z-index="0">
<draw:image xlink:href="../Images/yкринформ/2023-03-31T14-55-41-03-00/630_360_1680263661-286.jpeg" xlink:type="simple" xlink:show="embed" xlink:actuate="onLoad" draw:mime-type="image/jpeg"/>
</draw:frame>
乌克兰涉及斯洛文尼亚在重建项目中的进一步积极参与。</text:p>
      <text:p text:style-name="P4">
乌克林福姆总统在与斯洛文尼亚罗伯特共和国总理罗伯特·霍洛博姆(Robert Holobom)会议上表示，乌克兰福姆(Ukrinform)的报道与参考新闻服务<text:a xlink:type="simple" xlink:href="http://www.president.gov.ua/news/prezident-ukrayini-proviv-zustrich-iz-premyer-ministrom-slov-81973" text:style-name="Internet_20_link" text:visited-style-name="Visited_20_Internet_20_Link">
</text:a>
“我要感谢您花时间在如此重要的日子里拜访我们 -  Bucha的放弃日。 我也感谢您向乌克兰提供的所有帮助以加强战场。”他说<text:a xlink:type="simple" xlink:href="https://www.ukrinform.ua/tag-zelenskij" text:style-name="Internet_20_link" text:visited-style-name="Visited_20_Internet_20_Link">
</text:a>
。</text:p>
      <text:p text:style-name="P4">
总统分别强调了斯洛文尼奥夫政府最近决定分配新的军事援助向乌克兰的裁决的重要性，这将有助于从俄罗斯入侵者那里释放乌克兰土地。</text:p>
      <text:p text:style-name="P4">
在这种情况下，Zelensky向斯洛文尼亚的首映式告知了前线信心的发展，并强调，在今天，所有合作伙伴和盟友对乌克兰的有效和积极的辩护支持一直很重要。</text:p>
      <text:p text:style-name="P4">
<draw:frame draw:style-name="fr1" draw:name="Image78" text:anchor-type="as-char" svg:width="6.9236in" svg:height="4.613521in" draw:z-index="0">
<draw:image xlink:href="../Images/yкринформ/2023-03-31T14-55-41-03-00/1680263656-434.jpeg" xlink:type="simple" xlink:show="embed" xlink:actuate="onLoad" draw:mime-type="image/jpeg"/>
</draw:frame>
国家元首指出，斯洛文尼亚愿意加入实施乌克兰和平公式的进一步措施，旨在实现乌克兰的可持续和和平。</text:p>
      <text:p text:style-name="P4">
当事方受到当事方之间相互作用的约束，以恢复被解放的领土的重建，该地区已经在特定的前体中发展，尤其是在Zhytomyr和Kharkiv地区。</text:p>
      <text:p text:style-name="P4">
总统说：“我们指望斯洛文尼亚进一步积极参与乌克兰的重建。”</text:p>
      <text:p text:style-name="P4">
Zelensky和Golob提出了乌克兰欧洲和欧洲 - 大西洋融合的问题。 强调建立乌克兰是要尽一切必要的，以批准从今年开始就引入NEC进行谈判的决定，并指出了支持乌克兰在这条道路上的支持的重要性。</text:p>
      <text:p text:style-name="P4">
Zelensky分别感谢斯洛文尼亚对能够通过俄罗斯入侵离开该国的乌克兰人的热情态度。</text:p>
      <text:p text:style-name="P4">
Zelensky和Golob签署了一份联合宣言，这将有助于加强国家之间的沟通。</text:p>
      <text:p text:style-name="P4">
<draw:frame draw:style-name="fr1" draw:name="Image79" text:anchor-type="as-char" svg:width="6.9236in" svg:height="4.613521in" draw:z-index="0">
<draw:image xlink:href="../Images/yкринформ/2023-03-31T14-55-41-03-00/1680263649-861.jpeg" xlink:type="simple" xlink:show="embed" xlink:actuate="onLoad" draw:mime-type="image/jpeg"/>
</draw:frame>
</text:p>
      <text:p text:style-name="P4">
正如乌克林福姆报道的那样，戈洛布在3月31日在乌克兰与工作。</text:p>
      <text:p text:style-name="P4">
News Source: <text:a xlink:type="simple" xlink:href="https://www.ukrinform.ua/rubric-polytics/3689912-ukraina-rozrahovue-na-podalse-zalucenna-slovenii-do-proektiv-vidbudovi-zelenskij.html" text:style-name="Internet_20_link" text:visited-style-name="Visited_20_Internet_20_Link">
https://www.ukrinform.ua/rubric-polytics/3689912-ukraina-rozrahovue-na-podalse-zalucenna-slovenii-do-proektiv-vidbudovi-zelenskij.html</text:a>
</text:p>
      <!--NEWS-->
      <text:h text:style-name="P10" text:outline-level="1">
<text:span text:style-name="T4">
俄罗斯带来了另一个在黑海中带有八个“口径”的火箭载体</text:span>
</text:h>
      <text:p text:style-name="P4">
作者: Ukrinform (Person)</text:p>
      <text:p text:style-name="P4">
出版商: Укринформ (Organization)</text:p>
      <text:p text:style-name="P4">
出版时间: 2023-03-31T15:01:00+03:00</text:p>
      <text:p text:style-name="P4">
修改时间: 2023-03-31T15:01:00+03:00</text:p>
      <text:p text:style-name="P4">
描述: 为了在黑海进行战斗税，俄罗斯联邦带来了另一个火箭架 - 护卫舰，其设备可以达到八个“口径”。  - 乌克林。</text:p>
      <text:p text:style-name="P4">
图片: ["<text:a xlink:type="simple" xlink:href="https://static.ukrinform.com/photos/2023_03/thumb_files/630_360_1678431987-587.jpg" text:style-name="Internet_20_link" text:visited-style-name="Visited_20_Internet_20_Link">
630_360_16784...</text:a>
"]</text:p>
      <text:p text:style-name="P4">
标签: ['Ракета', ' Чорне море', 'Корабель', 'Війна з росією']</text:p>
      <text:p text:style-name="P4">
类型: Article</text:p>
      <!--METADATA-->
      <text:p text:style-name="P4">
<draw:frame draw:style-name="fr1" draw:name="Image80" text:anchor-type="as-char" svg:width="6.9236in" svg:height="3.956343in" draw:z-index="0">
<draw:image xlink:href="../Images/yкринформ/2023-03-31T15-01-00-03-00/630_360_1678431987-587.jpg" xlink:type="simple" xlink:show="embed" xlink:actuate="onLoad" draw:mime-type="image/jpeg"/>
</draw:frame>
为了在黑海进行战斗，俄罗斯联邦带来了另一个火箭架 - 一种自由枪，其设备可以达到八个“小口径”。</text:p>
      <text:p text:style-name="P4">
根据乌克林福姆的说法，运营司令部“南”报道了<text:a xlink:type="simple" xlink:href="http://www.facebook.com/OperationalCommandSouth/posts/pfbid02qSSoqdCM9bnYYVVEbDmBGKwCpuSfnGoADMhdDpnsuv4PgBrAXtcAeu2krbJmYsuEl" text:style-name="Internet_20_link" text:visited-style-name="Visited_20_Internet_20_Link">
</text:a>
.</text:p>
      <text:p text:style-name="P4">
"Наразі в <text:a xlink:type="simple" xlink:href="https://www.ukrinform.ua/tag-corne-more" text:style-name="Internet_20_link" text:visited-style-name="Visited_20_Internet_20_Link">
 </text:a>
世界下工厂的船体组合由11艘船组成，其中包括2架潜在可能的12枚导弹的火箭载体。”</text:p>
      <text:p text:style-name="P4">
<text:span text:style-name="T4">
另请阅读：</text:span>
 <text:a xlink:type="simple" xlink:href="https://www.ukrinform.ua/rubric-ato/3689741-ignat-prokomentuvav-nicnu-ataku-rf-zastosovue-sorazu-novi-taktiki.html" text:style-name="Internet_20_link" text:visited-style-name="Visited_20_Internet_20_Link">
</text:a>
根据乌克林福姆的报道，截至3月31日上午<text:a xlink:type="simple" xlink:href="https://www.ukrinform.ua/rubric-ato/3689884-rosia-vivela-u-corne-more-odin-raketonosij-zagalnij-zalp-4-kalibri.html" text:style-name="Internet_20_link" text:visited-style-name="Visited_20_Internet_20_Link">
</text:a>
有七艘敌船，其中包括一艘齐射的火箭架 - 四个“小口径”。</text:p>
      <text:p text:style-name="P4">
News Source: <text:a xlink:type="simple" xlink:href="https://www.ukrinform.ua/rubric-ato/3689922-rosia-vivela-se-odin-raketonosij-z-vismoma-kalibrami-u-corne-more.html" text:style-name="Internet_20_link" text:visited-style-name="Visited_20_Internet_20_Link">
https://www.ukrinform.ua/rubric-ato/3689922-rosia-vivela-se-odin-raketonosij-z-vismoma-kalibrami-u-corne-more.html</text:a>
</text:p>
      <!--NEWS-->
      <text:h text:style-name="P10" text:outline-level="1">
<text:span text:style-name="T4">
安卡（Ankar）将放映电影《英雄区》</text:span>
</text:h>
      <text:p text:style-name="P4">
作者: Ukrinform (Person)</text:p>
      <text:p text:style-name="P4">
出版商: Укринформ (Organization)</text:p>
      <text:p text:style-name="P4">
出版时间: 2023-03-31T15:04:00+03:00</text:p>
      <text:p text:style-name="P4">
修改时间: 2023-03-31T15:04:00+03:00</text:p>
      <text:p text:style-name="P4">
描述: 今晚在安卡拉（Ankara），将放映电影《英雄地区》，该电影讲述了乌克兰人，他们在2022年在俄罗斯占领的地狱中挽救了数千人的生命：在布恰尔，沃尔泽尔，沃尔泽尔，戈斯托梅尔，欧文和其他城市和村庄。  - 乌克林。</text:p>
      <text:p text:style-name="P4">
图片: ["<text:a xlink:type="simple" xlink:href="https://static.ukrinform.com/photos/2023_03/thumb_files/630_360_1680264253-842.jpg" text:style-name="Internet_20_link" text:visited-style-name="Visited_20_Internet_20_Link">
630_360_16802...</text:a>
", "<text:a xlink:type="simple" xlink:href="https://static.ukrinform.com/photos/2023_03/1680264198-414.jpg" text:style-name="Internet_20_link" text:visited-style-name="Visited_20_Internet_20_Link">
1680264198-41...</text:a>
"]</text:p>
      <text:p text:style-name="P4">
标签: ['Кіно', 'Культура', 'Туреччина', 'Війна з росією']</text:p>
      <text:p text:style-name="P4">
类型: Article</text:p>
      <!--METADATA-->
      <text:p text:style-name="P4">
<draw:frame draw:style-name="fr1" draw:name="Image81" text:anchor-type="as-char" svg:width="6.9236in" svg:height="3.956343in" draw:z-index="0">
<draw:image xlink:href="../Images/yкринформ/2023-03-31T15-04-00-03-00/630_360_1680264253-842.jpg" xlink:type="simple" xlink:show="embed" xlink:actuate="onLoad" draw:mime-type="image/jpeg"/>
</draw:frame>
在今天的安卡拉斯(Ankarais)，将放映电影《英雄》(Heroes)，讲述了乌克兰人，他在2022年冒着危险的所有人，在俄罗斯占领的全部地狱中挽救了数千人的生命：在布恰尔，沃尔泽尔，沃尔泽尔，戈斯托梅尔，欧pen和其他地方和村庄。</text:p>
      <text:p text:style-name="P4">
关于它报告了乌克林福姆的所有者。</text:p>
      <text:p text:style-name="P4">
“这项活动是致力于乌尔彭，戈斯托梅尔的布恰当天。我们要求乌克兰人和乌克兰朋友展示第一部乌克兰的全日制电影，偶尔在2022年战争期间拍摄，”乌克兰联盟在安卡。</text:p>
      <text:p text:style-name="P4">
<draw:frame draw:style-name="fr1" draw:name="Image82" text:anchor-type="as-char" svg:width="6.9236in" svg:height="6.9236in" draw:z-index="0">
<draw:image xlink:href="../Images/yкринформ/2023-03-31T15-04-00-03-00/1680264198-414.jpg" xlink:type="simple" xlink:show="embed" xlink:actuate="onLoad" draw:mime-type="image/jpeg"/>
</draw:frame>
电影的作者和制片人Alexei Komarovsky。 这部电影《英雄区》是一部大型电影 - 对简单的乌克兰人的真实英雄故事的结构，他们亲自在电影院中扮演主角。 这是基于真实事件的电影的独特性：这是一部没有演员的电影。</text:p>
      <text:p text:style-name="P4">
该节目将在晚上7:00举行，献身于此(设备)这就是为什么他说：此外。 垃圾箱印迹。 否：120 / A，Changane / Ankara(MTA地铁站)免费入场。 这部电影将在乌克兰与英语Subobb一起展出。</text:p>
      <text:p text:style-name="P4">
正如乌克林福姆报道的那样，3月31日，在基辅地区安德里·尼比夫(Andriy Nebitov)的国家警察局首席部门首席部门释放之际，安德里·尼比夫(Andriy Nebitov)<text:a xlink:type="simple" xlink:href="https://www.ukrinform.ua/amp/rubric-ato/3689800-nebitov-na-kiivsini-zagarbniki-vbili-1374-ukrainciv-sered-nih-38-ditej.html" text:style-name="Internet_20_link" text:visited-style-name="Visited_20_Internet_20_Link">
</text:a>
1374名乌克兰人在基辅奇纳(Kyivshchyna)被杀，被认为失踪了280人，38名儿童被杀，34名受伤。</text:p>
      <text:p text:style-name="P4">
2022年3月31日，国防军被从基辅地区的俄罗斯灌木丛中释放出来。 布查幸存了33天的职业，执法机构9,000名俄罗斯军事犯罪。</text:p>
      <text:p text:style-name="P4">
News Source: <text:a xlink:type="simple" xlink:href="https://www.ukrinform.ua/rubric-diaspora/3689919-v-ankari-vidbudetsa-pokaz-filmu-oblast-geroiv.html" text:style-name="Internet_20_link" text:visited-style-name="Visited_20_Internet_20_Link">
https://www.ukrinform.ua/rubric-diaspora/3689919-v-ankari-vidbudetsa-pokaz-filmu-oblast-geroiv.html</text:a>
</text:p>
      <!--NEWS-->
      <text:h text:style-name="P10" text:outline-level="1">
<text:span text:style-name="T4">
2人被杀，包括婴儿，由于俄罗斯在阿夫迪夫卡的炮击而造成2人受伤</text:span>
</text:h>
      <text:p text:style-name="P4">
作者: liveuamap (Language: en)</text:p>
      <text:p text:style-name="P4">
时间: 2023-03-31T15:05:00</text:p>
      <text:p text:style-name="P4">
地点: Donetsk Oblast (Latitude:48.13436 Longtitude:37.75434)</text:p>
      <text:p text:style-name="P4">
视频: []</text:p>
      <text:p text:style-name="P4">
图片: []</text:p>
      <text:p text:style-name="P4">
标签: ["Minsk Monitor", "Europe"]</text:p>
      <text:p text:style-name="P4">
Id: 22552467</text:p>
      <!--METADATA-->
      <text:p text:style-name="P4">
2人丧生，包括婴儿，由于阿夫迪夫卡(Avdiivka)的俄罗斯雪人(Russianshelling)而受伤2人</text:p>
      <text:p text:style-name="P4">
新闻集链接：<text:a xlink:type="simple" xlink:href="https://liveuamap.com/en/2023/31-march-2-person-killed-including-an-infant-2-more-wounded" text:style-name="Internet_20_link" text:visited-style-name="Visited_20_Internet_20_Link">
https://liveuamap.com/en/2023/31-march-2-person-kill-kill-kill-including-anfant-an-infant-2-more-wound</text:a>
</text:p>
      <text:p text:style-name="P4">
News Source: <text:a xlink:type="simple" xlink:href="https://t.me/ermaka2022/2345" text:style-name="Internet_20_link" text:visited-style-name="Visited_20_Internet_20_Link">
https://t.me/ermaka2022/2345</text:a>
</text:p>
      <!--NEWS-->
      <text:h text:style-name="P10" text:outline-level="1">
<text:span text:style-name="T4">
持有人正在为ZPP中的开发方案做准备</text:span>
</text:h>
      <text:p text:style-name="P4">
作者: Ukrinform (Person)</text:p>
      <text:p text:style-name="P4">
出版商: Укринформ (Organization)</text:p>
      <text:p text:style-name="P4">
出版时间: 2023-03-31T15:06:00+03:00</text:p>
      <text:p text:style-name="P4">
修改时间: 2023-03-31T15:06:00+03:00</text:p>
      <text:p text:style-name="P4">
描述: 乌克兰国家核监管的州检查局通过国际合作伙伴在Zaporizhzhia NPP上施加可能的紧急风险。  - 乌克林。</text:p>
      <text:p text:style-name="P4">
图片: ["<text:a xlink:type="simple" xlink:href="https://static.ukrinform.com/photos/2022_09/thumb_files/630_360_1662657925-567.jpg" text:style-name="Internet_20_link" text:visited-style-name="Visited_20_Internet_20_Link">
630_360_16626...</text:a>
"]</text:p>
      <text:p text:style-name="P4">
标签: ['Аварія', 'Запорізька АЕС', 'Війна з росією']</text:p>
      <text:p text:style-name="P4">
类型: Article</text:p>
      <!--METADATA-->
      <text:p text:style-name="P4">
<draw:frame draw:style-name="fr1" draw:name="Image83" text:anchor-type="as-char" svg:width="6.9236in" svg:height="3.956343in" draw:z-index="0">
<draw:image xlink:href="../Images/yкринформ/2023-03-31T15-06-00-03-00/630_360_1662657925-567.jpg" xlink:type="simple" xlink:show="embed" xlink:actuate="onLoad" draw:mime-type="image/jpeg"/>
</draw:frame>
乌克兰通过国际合作伙伴对乌克兰的核监管检查局提供了Zaporizhzhya NPP可能的紧急风险的建模。</text:p>
      <text:p text:style-name="P4">
乌克兰Olegkorikov核监管州核监管的负责人在乌克兰媒体中心的简报中说，这</text:p>
      <text:p text:style-name="P4">
“我们在欧洲合作伙伴的帮助下(微风 - 顺序。). Відповідно, аналізується впливтаких подій на довкілля і населення. Найсерйознішою аварією є пошкодженняактивної зони і вихід радіаційних продуктів за межі герметичної оболонкиреакторної установки», – сказав Коріков.</text:p>
      <text:p text:style-name="P4">
За його словами, унаслідок такого викиду радіації в атмосферу зона відселеннянаселення становитиме до 40 км, а зона ураження матиме транскордоннийхарактер.</text:p>
      <text:p text:style-name="P4">
«Такий розвиток подій малоймовірний, але в умовах сьогоднішніх ризиків, колиокупанти перебувають на ЗАЕС і порушують вимоги безпеки, вірогідність цієїподії значно збільшується», – додав Коріков.</text:p>
      <text:p text:style-name="P4">
<text:span text:style-name="T4">
Читайте також:</text:span>
 <text:a xlink:type="simple" xlink:href="https://www.ukrinform.ua/rubric-ato/3688739-glava-magate-kaze-so-poblizu-zaporizkoi-aes-posililisa-bojovi-dii.html" text:style-name="Internet_20_link" text:visited-style-name="Visited_20_Internet_20_Link">
 </text:a>
据报道，头部<text:a xlink:type="simple" xlink:href="https://www.ukrinform.ua/tag-magate" text:style-name="Internet_20_link" text:visited-style-name="Visited_20_Internet_20_Link">
</text:a>
拉斐尔格罗斯<text:a xlink:type="simple" xlink:href="https://www.ukrinform.ua/rubric-ato/3689324-zaporizka-aes-bilse-ne-moze-buti-zahisena-ocilnik-magate.html" text:style-name="Internet_20_link" text:visited-style-name="Visited_20_Internet_20_Link">
</text:a>
在Zaporizhhya npp的地区，因此无法保护该站。</text:p>
      <text:p text:style-name="P4">
ZPP-自3月4日以来，欧洲最大的核电站被俄罗斯军队俘虏，此后在车站上，入侵者放置了军事装备和弹药，开了周围地区。</text:p>
      <text:p text:style-name="P4">
<text:span text:style-name="T5">
foto：fredrik dahl / iaea</text:span>
</text:p>
      <text:p text:style-name="P4">
News Source: <text:a xlink:type="simple" xlink:href="https://www.ukrinform.ua/rubric-economy/3689920-derzatom-gotuetsa-do-riznih-variantiv-rozvitku-podij-na-zaes.html" text:style-name="Internet_20_link" text:visited-style-name="Visited_20_Internet_20_Link">
https://www.ukrinform.ua/rubric-economy/3689920-derzatom-gotuetsa-do-riznih-variantiv-rozvitku-podij-na-zaes.html</text:a>
</text:p>
      <!--NEWS-->
      <text:h text:style-name="P10" text:outline-level="1">
<text:span text:style-name="T4">
俄罗斯人在布哈和欧彭的罪行将永远留在欧洲的集体记忆中 - 秘书长</text:span>
</text:h>
      <text:p text:style-name="P4">
作者: Ukrinform (Person)</text:p>
      <text:p text:style-name="P4">
出版商: Укринформ (Organization)</text:p>
      <text:p text:style-name="P4">
出版时间: 2023-03-31T15:07:54+03:00</text:p>
      <text:p text:style-name="P4">
修改时间: 2023-03-31T15:07:54+03:00</text:p>
      <text:p text:style-name="P4">
描述: 欧洲委员会秘书长玛丽亚·佩奇诺维奇·布里希（Maria Peychinovich-Burich）是在布达（Bucha）和欧彭（Irpen）周年纪念日纪念日强调，那些犯有针对平民罪的人应承担责任。  - 乌克林。</text:p>
      <text:p text:style-name="P4">
图片: ["<text:a xlink:type="simple" xlink:href="https://static.ukrinform.com/photos/2022_10/thumb_files/630_360_1665180314-896.jpg" text:style-name="Internet_20_link" text:visited-style-name="Visited_20_Internet_20_Link">
630_360_16651...</text:a>
"]</text:p>
      <text:p text:style-name="P4">
标签: ['Буча', 'Воєнні злочини', 'Рада Європи', 'Війна з росією']</text:p>
      <text:p text:style-name="P4">
类型: Article</text:p>
      <!--METADATA-->
      <text:p text:style-name="P4">
<draw:frame draw:style-name="fr1" draw:name="Image84" text:anchor-type="as-char" svg:width="6.9236in" svg:height="3.956343in" draw:z-index="0">
<draw:image xlink:href="../Images/yкринформ/2023-03-31T15-07-54-03-00/630_360_1665180314-896.jpg" xlink:type="simple" xlink:show="embed" xlink:actuate="onLoad" draw:mime-type="image/jpeg"/>
</draw:frame>
欧洲委员会秘书长玛丽亚·佩奇诺维奇·布里希(Maria Peychinovich-Burich)在贸易体外占领周年纪念日和欧彭(Irpen)周年纪念日强调，他们犯有针对平民罪的罪名，应承担责任。</text:p>
      <text:p text:style-name="P4">
相关陈述的文字公开了<text:a xlink:type="simple" xlink:href="https://www.coe.int/en/web/portal/-/anniversary-of-the-liberation-of-towns-bucha-and-irpin" text:style-name="Internet_20_link" text:visited-style-name="Visited_20_Internet_20_Link">
</text:a>
，报道乌克林福姆。</text:p>
      <text:p text:style-name="P4">
“如今，一年上映的俄罗斯军队犯下了布恰和伊彭的反时人口的可怕罪行。 这些罪行将永远是对欧洲的教育记忆……肇事者必须承担责任。这可能不是可持续的和平，而对这些和其他责任负责。” Burich说。</text:p>
      <text:p text:style-name="P4">
<text:span text:style-name="T4">
另请阅读：</text:span>
 <text:a xlink:type="simple" xlink:href="https://www.ukrinform.ua/rubric-society/3689907-svit-zminivsa-pobacivsi-bucu-pisla-rosijskoi-okupacii-zelenskij.html" text:style-name="Internet_20_link" text:visited-style-name="Visited_20_Internet_20_Link">
</text:a>
她强调<text:a xlink:type="simple" xlink:href="https://www.ukrinform.ua/tag-russian-aggression" text:style-name="Internet_20_link" text:visited-style-name="Visited_20_Internet_20_Link">
</text:a>
它继续进行，其他乌克兰定居点面临着类似的暴行。</text:p>
      <text:p text:style-name="P4">
Peychinovich-Burich表示，欧洲委员会“扮演并继续在与乌克兰密切合作，在为受害者提供犯罪(包括侵略)的情况下与受害者提供关键作用。”</text:p>
      <text:p text:style-name="P4">
秘书长表示支持乌克兰。</text:p>
      <text:p text:style-name="P4">
正如乌克林福姆报道的<text:a xlink:type="simple" xlink:href="https://www.ukrinform.ua/rubric-ato/3689784-rosiani-vcinili-u-bucanskomu-rajoni-ponad-9000-voennih-zlociniv-genprokuror.html" text:style-name="Internet_20_link" text:visited-style-name="Visited_20_Internet_20_Link">
</text:a>
 .</text:p>
      <text:p text:style-name="P4">
News Source: <text:a xlink:type="simple" xlink:href="https://www.ukrinform.ua/rubric-world/3689921-zlocini-rosian-u-buci-j-irpeni-nazavzdi-zalisatsa-u-kolektivnij-pamati-evropi-gensek-re.html" text:style-name="Internet_20_link" text:visited-style-name="Visited_20_Internet_20_Link">
https://www.ukrinform.ua/rubric-world/3689921-zlocini-rosian-u-buci-j-irpeni-nazavzdi-zalisatsa-u-kolektivnij-pamati-evropi-gensek-re.html</text:a>
</text:p>
      <!--NEWS-->
      <text:h text:style-name="P10" text:outline-level="1">
<text:span text:style-name="T4">
顿涅茨克地区，哈尔基夫地区，哈尔基夫地区（21:06）。 红色ALRT：空中tchretate。 警报声音...</text:span>
</text:h>
      <text:p text:style-name="P4">
作者: liveuamap (Language: en)</text:p>
      <text:p text:style-name="P4">
时间: 2023-03-31T15:08:00</text:p>
      <text:p text:style-name="P4">
地点: Donetsk Oblast (Latitude:48.72675 Longtitude:37.57836)</text:p>
      <text:p text:style-name="P4">
视频: []</text:p>
      <text:p text:style-name="P4">
图片: []</text:p>
      <text:p text:style-name="P4">
标签: ["Europe", "Central and Eastern Europe"]</text:p>
      <text:p text:style-name="P4">
Id: 22552464</text:p>
      <!--METADATA-->
      <text:p text:style-name="P4">
Kharkiv地区Kharkiv地区顿涅茨克地区(21:06). Red Alert: aerial threat.Sirens sounding. Take cover now!</text:p>
      <text:p text:style-name="P4">
News Collection Link: <text:a xlink:type="simple" xlink:href="https://liveuamap.com/en/2023/31-march-donetsk-oblast-kharkiv-kharkivska-obg" text:style-name="Internet_20_link" text:visited-style-name="Visited_20_Internet_20_Link">
https://liveuamap.com/en/2023/31-march-donetsk-oblast-kharkiv-kharkivska-obg</text:a>
</text:p>
      <text:p text:style-name="P4">
News Source: <text:a xlink:type="simple" xlink:href="https://t.me/air_alert_ua/42348" text:style-name="Internet_20_link" text:visited-style-name="Visited_20_Internet_20_Link">
https://t.me/air_alert_ua/42348</text:a>
</text:p>
      <!--NEWS-->
      <text:h text:style-name="P10" text:outline-level="1">
<text:span text:style-name="T4">
介绍-2023：从法语和西班牙语中抽出示范测试</text:span>
</text:h>
      <text:p text:style-name="P4">
作者: Ukrinform (Person)</text:p>
      <text:p text:style-name="P4">
出版商: Укринформ (Organization)</text:p>
      <text:p text:style-name="P4">
出版时间: 2023-03-31T15:11:00+03:00</text:p>
      <text:p text:style-name="P4">
修改时间: 2023-03-31T15:11:00+03:00</text:p>
      <text:p text:style-name="P4">
描述: 乌克兰教育质量评估中心已发布了法语和西班牙语测试的演示选择。  - 乌克林。</text:p>
      <text:p text:style-name="P4">
图片: ["<text:a xlink:type="simple" xlink:href="https://static.ukrinform.com/photos/2017_07/thumb_files/630_360_1500898536-1716.jpg" text:style-name="Internet_20_link" text:visited-style-name="Visited_20_Internet_20_Link">
630_360_15008...</text:a>
"]</text:p>
      <text:p text:style-name="P4">
标签: ['Вступна кампанія', 'Французька мова', 'Тест']</text:p>
      <text:p text:style-name="P4">
类型: Article</text:p>
      <!--METADATA-->
      <text:p text:style-name="P4">
<draw:frame draw:style-name="fr1" draw:name="Image85" text:anchor-type="as-char" svg:width="6.9236in" svg:height="3.956343in" draw:z-index="0">
<draw:image xlink:href="../Images/yкринформ/2023-03-31T15-11-00-03-00/630_360_1500898536-1716.jpg" xlink:type="simple" xlink:show="embed" xlink:actuate="onLoad" draw:mime-type="image/jpeg"/>
</draw:frame>
乌克兰教育质量评估中心已经以法语和西班牙语发布了演示选择。</text:p>
      <text:p text:style-name="P4">
这报告了<text:a xlink:type="simple" xlink:href="https://testportal.gov.ua/" text:style-name="Internet_20_link" text:visited-style-name="Visited_20_Internet_20_Link">
</text:a>
UCEA，报道乌克林。</text:p>
      <text:p text:style-name="P4">
通过[]通过测试(https://lv.testportal.gov.ua/demo.french/)和 <text:a xlink:type="simple" xlink:href="https://lv.testportal.gov.ua/spainTest/" text:style-name="Internet_20_link" text:visited-style-name="Visited_20_Internet_20_Link">
</text:a>
语言可以在LVIV区域教育质量评估中心的特殊在线环境中。</text:p>
      <text:p text:style-name="P4">
UCEA被警告说，提议的测试仪的接口与实际NMT的界面不同，但是根据结构，任务类型，执行的持续时间，演示变体类似于介绍性测试。</text:p>
      <text:p text:style-name="P4">
在实际测试测试中没有开放答案表的任务，因为将没有听力任务。 因此，没有测试的炼油厂版本。</text:p>
      <text:p text:style-name="P4">
您还可以通过测试测试下载文件。</text:p>
      <text:p text:style-name="P4">
目前，在LVIV区域教育质量评估中心的特殊在线环境中，您可以通过<text:a xlink:type="simple" xlink:href="https://testportal.gov.ua/demonstratsijni-varianty-nmt/" text:style-name="Internet_20_link" text:visited-style-name="Visited_20_Internet_20_Link">
</text:a>
。</text:p>
      <text:p text:style-name="P4">
<text:span text:style-name="T4">
另请阅读：</text:span>
 <text:a xlink:type="simple" xlink:href="https://www.ukrinform.ua/rubric-society/3689391-vstupna-kampania-reestracia-ekabinetiv-rozpocnetsa-1-lipna.html" text:style-name="Internet_20_link" text:visited-style-name="Visited_20_Internet_20_Link">
</text:a>
正如乌克林福姆(Ukrinform(NMT). Тестування проходитиме у дві сесії: основна: 5червня – 23 червня; додаткова: 11–24 липня.</text:p>
      <text:p text:style-name="P4">
Реєстрація для участі в Національному мультипредметному тесті розпочнеться 3квітня і триватиме до 3 травня.</text:p>
      <text:p text:style-name="P4">
News Source: <text:a xlink:type="simple" xlink:href="https://www.ukrinform.ua/rubric-society/3689926-vstup2023-opriludnili-demonstracijni-testi-z-francuzkoi-ta-ispanskoi-mov.html" text:style-name="Internet_20_link" text:visited-style-name="Visited_20_Internet_20_Link">
https://www.ukrinform.ua/rubric-society/3689926-vstup2023-opriludnili-demonstracijni-testi-z-francuzkoi-ta-ispanskoi-mov.html</text:a>
</text:p>
      <!--NEWS-->
      <text:h text:style-name="P10" text:outline-level="1">
<text:span text:style-name="T4">
斯洛文尼亚在布查纪念馆的首映：“我们今天都是乌克兰人”</text:span>
</text:h>
      <text:p text:style-name="P4">
作者: Ukrinform (Person)</text:p>
      <text:p text:style-name="P4">
出版商: Укринформ (Organization)</text:p>
      <text:p text:style-name="P4">
出版时间: 2023-03-31T15:16:00+03:00</text:p>
      <text:p text:style-name="P4">
修改时间: 2023-03-31T15:16:00+03:00</text:p>
      <text:p text:style-name="P4">
描述: 斯洛文尼亚总理罗伯特·戈洛布（Robert Golob）说，斯洛文斯（Slovenes）认为，为乌克兰（Ukraine）争取自由和惩罚俄罗斯侵略者的严重罪行。  - 乌克林。</text:p>
      <text:p text:style-name="P4">
图片: ["<text:a xlink:type="simple" xlink:href="https://static.ukrinform.com/photos/2023_03/thumb_files/630_360_1680265651-260.jpg" text:style-name="Internet_20_link" text:visited-style-name="Visited_20_Internet_20_Link">
630_360_16802...</text:a>
"]</text:p>
      <text:p text:style-name="P4">
标签: ['Буча', "Прем'єр", 'Словенія', 'Україна', 'Воєнні злочини', 'Війна з росією']</text:p>
      <text:p text:style-name="P4">
类型: Article</text:p>
      <!--METADATA-->
      <text:p text:style-name="P4">
<draw:frame draw:style-name="fr1" draw:name="Image86" text:anchor-type="as-char" svg:width="6.9236in" svg:height="3.956343in" draw:z-index="0">
<draw:image xlink:href="../Images/yкринформ/2023-03-31T15-16-00-03-00/630_360_1680265651-260.jpg" xlink:type="simple" xlink:show="embed" xlink:actuate="onLoad" draw:mime-type="image/jpeg"/>
</draw:frame>
斯洛文尼亚总理罗伯特·霍洛布(Robert Holob)表示，斯洛文斯(Slovenes)正在考虑乌克兰(Ukraine)帮助乌克兰以严重的罪行为争取自由和惩罚俄罗斯侵略者的斗争。</text:p>
      <text:p text:style-name="P4">
据乌克林福姆报道，他在俄罗斯侵略者解放周年纪念日的庆祝活动中在基辅地区的布查(Bucha)的一次演讲中说。</text:p>
      <text:p text:style-name="P4">
根据霍布(Holob)的说法，在俄罗斯占领期间发生的事情非常困难。</text:p>
      <text:p text:style-name="P4">
“乌克兰对俄罗斯没有理由。 力量不能是一个挑剔的人。 同样，俄罗斯侵略者在布恰(Bucha)与平民公民所做的事实永远不会被宽恕。 这就是为什么我们与您一起有一分钟的原因，有责任帮助您争取自由的斗争。”(https://www.ukrinform.ua/tag-slovenia)他补充说，合作伙伴还应该支持乌克兰寻求正义，因为没有侵略性的理由，那些犯下严重犯罪的人应受到惩罚。</text:p>
      <text:p text:style-name="P4">
斯洛文尼亚总理继续在乌克兰人讲话。 他指出，今天俄罗斯施加的无端战争团结了所有斯拉夫人。</text:p>
      <text:p text:style-name="P4">
<text:span text:style-name="T4">
另请阅读：</text:span>
 <text:a xlink:type="simple" xlink:href="https://www.ukrinform.ua/rubric-ato/3689904-prezidentka-moldovi-zaklikala-pracuvati-razom-sobi-rosia-vidpovila-za-zvirstva-u-buci.html" text:style-name="Internet_20_link" text:visited-style-name="Visited_20_Internet_20_Link">
</text:a>
“今天我们都是乌克兰人。 您的旗帜现在是我们的旗帜。 在斯洛文尼亚，我们在所有州机构的面前以及我的办公室前面骗了它。 今天我们比以往任何时候都更加重要。 与您和Mykozatsky家族一起。 与我们一起，您将依靠您。”戈洛布说。</text:p>
      <text:p text:style-name="P4">
根据检察长办公室的报道，<text:a xlink:type="simple" xlink:href="https://www.ukrinform.ua/rubric-ato/3689784-rosiani-vcinili-u-bucanskomu-rajoni-ponad-9000-voennih-zlociniv-genprokuror.html" text:style-name="Internet_20_link" text:visited-style-name="Visited_20_Internet_20_Link">
</text:a>
。 特别是，有1400名平民被杀，其中许多人遭受了酷刑。 在死者中 -  37个孩子。 另有52名儿童受伤。</text:p>
      <text:p text:style-name="P4">
<text:span text:style-name="T5">
foto：gov.si</text:span>
</text:p>
      <text:p text:style-name="P4">
News Source: <text:a xlink:type="simple" xlink:href="https://www.ukrinform.ua/rubric-polytics/3689928-premer-slovenii-na-pamatnih-zahodah-u-buci-sogodni-vsi-mi-ukrainci.html" text:style-name="Internet_20_link" text:visited-style-name="Visited_20_Internet_20_Link">
https://www.ukrinform.ua/rubric-polytics/3689928-premer-slovenii-na-pamatnih-zahodah-u-buci-sogodni-vsi-mi-ukrainci.html</text:a>
</text:p>
      <!--NEWS-->
      <text:h text:style-name="P10" text:outline-level="1">
<text:span text:style-name="T4">
布查的暴行向世界展示了普京的战争是肖尔茨</text:span>
</text:h>
      <text:p text:style-name="P4">
作者: Ukrinform (Person)</text:p>
      <text:p text:style-name="P4">
出版商: Укринформ (Organization)</text:p>
      <text:p text:style-name="P4">
出版时间: 2023-03-31T15:24:25+03:00</text:p>
      <text:p text:style-name="P4">
修改时间: 2023-03-31T15:24:25+03:00</text:p>
      <text:p text:style-name="P4">
描述: 俄罗斯总统弗拉基米尔·普京（Vladimir Putin）将不会成为战争的赢家，而俄罗斯在布恰（Bucha）的罪行也不会受到惩罚。  - 乌克林。</text:p>
      <text:p text:style-name="P4">
图片: ["<text:a xlink:type="simple" xlink:href="https://static.ukrinform.com/photos/2023_02/thumb_files/630_360_1677321417-359.jpg" text:style-name="Internet_20_link" text:visited-style-name="Visited_20_Internet_20_Link">
630_360_16773...</text:a>
"]</text:p>
      <text:p text:style-name="P4">
标签: ['Буча', 'Україна', 'Шольц', 'Війна з росією']</text:p>
      <text:p text:style-name="P4">
类型: Article</text:p>
      <!--METADATA-->
      <text:p text:style-name="P4">
<draw:frame draw:style-name="fr1" draw:name="Image87" text:anchor-type="as-char" svg:width="6.9236in" svg:height="3.956343in" draw:z-index="0">
<draw:image xlink:href="../Images/yкринформ/2023-03-31T15-24-25-03-00/630_360_1677321417-359.jpg" xlink:type="simple" xlink:show="embed" xlink:actuate="onLoad" draw:mime-type="image/jpeg"/>
</draw:frame>
总统弗拉基米尔·普京(Vladimir Putin)将不会成为战争的赢家，俄罗斯在布恰(Bucha)的罪行不会受到惩罚。</text:p>
      <text:p text:style-name="P4">
根据乌克林福姆的说法，德国总理奥拉夫·索尔兹(Olaf Solz)(http://twitter.com/Bundeskanzler/status/1641729422762942465?ref_src=twsrc%5Etfw%7Ctwcamp%5Etweetembed%7Ctwterm%5E1641729422762942465%7Ctwgr%5E8975a099db17cfa527eae7e2b2a4c1ec08388bbd%7Ctwcon%5Es1_&amp;ref_url=https%3A%2F%2Fwww.eurointegration.com.ua%2Fnews%2F2023%2F03%2F31%2F7158974%2F)在布达(Bucha)从俄罗斯入侵者中解放的周年纪念日。</text:p>
      <text:p text:style-name="P4">
“一年前布哈的暴行向世界展示了一场战争是什么<text:a xlink:type="simple" xlink:href="https://www.ukrinform.ua/tag-putin" text:style-name="Internet_20_link" text:visited-style-name="Visited_20_Internet_20_Link">
</text:a>
。 这些绘画被刻在我的记忆中。 这些罪行不应受到惩罚。 这就是为什么我们与乌克兰站在一起。 俄罗斯不会赢。”肖尔茨写道。</text:p>
      <text:p text:style-name="P4">
<text:span text:style-name="T4">
另请阅读：</text:span>
 <text:a xlink:type="simple" xlink:href="https://www.ukrinform.ua/rubric-world/3689921-zlocini-rosian-u-buci-j-irpeni-nazavzdi-zalisatsa-u-kolektivnij-pamati-evropi-gensek-re.html" text:style-name="Internet_20_link" text:visited-style-name="Visited_20_Internet_20_Link">
</text:a>
据报道，德国政府的负责人去年6月与法国总统伊曼纽尔·马克隆(Emmanuelmakron)一起访问了布恰(Bucha)。</text:p>
      <text:p text:style-name="P4">
基辅地区从俄罗斯军队解放了布查的俄罗斯和其他城市之后，发现了大屠杀，酷刑和强奸的事实。</text:p>
      <text:p text:style-name="P4">
在占领月中，俄罗斯人在布查损害了250万个建筑物。</text:p>
      <text:p text:style-name="P4">
<text:span text:style-name="T5">
foto：Bundeskanzler.de</text:span>
</text:p>
      <text:p text:style-name="P4">
News Source: <text:a xlink:type="simple" xlink:href="https://www.ukrinform.ua/rubric-world/3689932-zvirstva-v-buci-pokazali-svitovi-so-take-vijna-putina-solc.html" text:style-name="Internet_20_link" text:visited-style-name="Visited_20_Internet_20_Link">
https://www.ukrinform.ua/rubric-world/3689932-zvirstva-v-buci-pokazali-svitovi-so-take-vijna-putina-solc.html</text:a>
</text:p>
      <!--NEWS-->
      <text:h text:style-name="P10" text:outline-level="1">
<text:span text:style-name="T4">
基辅介绍了有关borodyanka占领的纪录片</text:span>
</text:h>
      <text:p text:style-name="P4">
作者: Ukrinform (Person)</text:p>
      <text:p text:style-name="P4">
出版商: Укринформ (Organization)</text:p>
      <text:p text:style-name="P4">
出版时间: 2023-03-31T15:24:43+03:00</text:p>
      <text:p text:style-name="P4">
修改时间: 2023-03-31T15:24:43+03:00</text:p>
      <text:p text:style-name="P4">
描述: 在基辅，基辅的纪录片《战争的生活故事》和历史学家瓦伦丁·莫森科（Valentin Moiseenko）的纪录片《毁灭，救援和生存的历史》在基辅展出了。  - 乌克林。</text:p>
      <text:p text:style-name="P4">
图片: ["<text:a xlink:type="simple" xlink:href="https://static.ukrinform.com/photos/2022_04/thumb_files/630_360_1651138187-856.jpg" text:style-name="Internet_20_link" text:visited-style-name="Visited_20_Internet_20_Link">
630_360_16511...</text:a>
"]</text:p>
      <text:p text:style-name="P4">
标签: ['Книги', 'Окупація', 'Бородянка']</text:p>
      <text:p text:style-name="P4">
类型: Article</text:p>
      <!--METADATA-->
      <text:p text:style-name="P4">
<draw:frame draw:style-name="fr1" draw:name="Image88" text:anchor-type="as-char" svg:width="6.9236in" svg:height="3.956343in" draw:z-index="0">
<draw:image xlink:href="../Images/yкринформ/2023-03-31T15-24-43-03-00/630_360_1651138187-856.jpg" xlink:type="simple" xlink:show="embed" xlink:actuate="onLoad" draw:mime-type="image/jpeg"/>
</draw:frame>
在基辅，介绍了来自Borodyanka Olga Feshenko的志愿者纪录片《战争珠宝》和历史学家Valentin Moiseenko“毁灭的历史，造成损害的救助”。</text:p>
      <text:p text:style-name="P4">
乌克林事物通讯员的报道，书籍的介绍在乌克兰的全国记者联合会举行。</text:p>
      <text:p text:style-name="P4">
“在这本书中 - 有35个普通的平民故事。他们只是在狂欢或折磨，被捕，被强奸。即使18岁的孩子说他习惯于轰炸故事，必须听到整个世界，” Feshenko。谈到了他的“生活战争故事”。</text:p>
      <text:p text:style-name="P4">
她指出，这本书还包含QR码，可以听到人们的声音。</text:p>
      <text:p text:style-name="P4">
作者补充说，目前正在研究第二本书，因为其他城市有很多故事。</text:p>
      <text:p text:style-name="P4">
《破坏，救援和生存的历史》一书概述了包裹的当地游击队，胡须的破坏，其肇事者的救赎和生存。</text:p>
      <text:p text:style-name="P4">
“我和入侵者之间的精神差异巨大。不是说他们被欺负，抢劫，杀害，被强奸。我仍然被俄罗斯的普通作品的指挥所震惊。由于他们得到了治疗，他们也对待了他们……斯科特对他的士兵的态度令人惊讶。”</text:p>
      <text:p text:style-name="P4">
<text:span text:style-name="T4">
另请阅读：</text:span>
 <text:a xlink:type="simple" xlink:href="https://www.ukrinform.ua/rubric-ato/3689633-mi-doveli-so-zvilnenna-nasih-oblastej-ne-bulo-vipadkovistu-zelenskij.html" text:style-name="Internet_20_link" text:visited-style-name="Visited_20_Internet_20_Link">
</text:a>
乌克林福姆(Ukrinform)报道，2022年3月底，乌克兰捍卫者从俄罗斯入侵者释放了基辅地区。</text:p>
      <text:p text:style-name="P4">
News Source: <text:a xlink:type="simple" xlink:href="https://www.ukrinform.ua/rubric-kyiv/3689933-u-kievi-prezentuvali-dokumentalni-knigi-pro-okupaciu-borodanki.html" text:style-name="Internet_20_link" text:visited-style-name="Visited_20_Internet_20_Link">
https://www.ukrinform.ua/rubric-kyiv/3689933-u-kievi-prezentuvali-dokumentalni-knigi-pro-okupaciu-borodanki.html</text:a>
</text:p>
      <!--NEWS-->
      <text:h text:style-name="P10" text:outline-level="1">
<text:span text:style-name="T4">
在Vasylkivska地铁站，大厅的工作将从一天开始变化</text:span>
</text:h>
      <text:p text:style-name="P4">
作者: Ukrinform (Person)</text:p>
      <text:p text:style-name="P4">
出版商: Укринформ (Organization)</text:p>
      <text:p text:style-name="P4">
出版时间: 2023-03-31T15:26:54+03:00</text:p>
      <text:p text:style-name="P4">
修改时间: 2023-03-31T15:26:54+03:00</text:p>
      <text:p text:style-name="P4">
描述: 自4月1日以来，大厅的工作将在基辅地铁上发生变化。  - 乌克林。</text:p>
      <text:p text:style-name="P4">
图片: ["<text:a xlink:type="simple" xlink:href="https://static.ukrinform.com/photos/2022_08/thumb_files/630_360_1660555572-595.jpg" text:style-name="Internet_20_link" text:visited-style-name="Visited_20_Internet_20_Link">
630_360_16605...</text:a>
", "<text:a xlink:type="simple" xlink:href="https://static.ukrinform.com/photos/2023_03/1680265326-229.jpg" text:style-name="Internet_20_link" text:visited-style-name="Visited_20_Internet_20_Link">
1680265326-22...</text:a>
", "<text:a xlink:type="simple" xlink:href="https://static.ukrinform.com/photos/2023_03/1680265325-582.jpg" text:style-name="Internet_20_link" text:visited-style-name="Visited_20_Internet_20_Link">
1680265325-58...</text:a>
", "<text:a xlink:type="simple" xlink:href="https://static.ukrinform.com/photos/2023_03/1680265325-813.jpg" text:style-name="Internet_20_link" text:visited-style-name="Visited_20_Internet_20_Link">
1680265325-81...</text:a>
"]</text:p>
      <text:p text:style-name="P4">
标签: ['КМДА', 'Метро', 'Київ']</text:p>
      <text:p text:style-name="P4">
类型: Article</text:p>
      <!--METADATA-->
      <text:p text:style-name="P4">
<draw:frame draw:style-name="fr1" draw:name="Image89" text:anchor-type="as-char" svg:width="6.9236in" svg:height="3.956343in" draw:z-index="0">
<draw:image xlink:href="../Images/yкринформ/2023-03-31T15-26-54-03-00/630_360_1660555572-595.jpg" xlink:type="simple" xlink:show="embed" xlink:actuate="onLoad" draw:mime-type="image/jpeg"/>
</draw:frame>
从4月1日起，在Vasylkivska车站，Ukiiv地铁改变了大厅的工作。</text:p>
      <text:p text:style-name="P4">
根据乌克林福姆的说法，新闻服务报告<text:a xlink:type="simple" xlink:href="http://kyivcity.gov.ua/news/iz_1_kvitnya_zminitsya_robota_vestibyuliv_na_stantsi_metro_vasilkivska/" text:style-name="Internet_20_link" text:visited-style-name="Visited_20_Internet_20_Link">
</text:a>
参考KP“基辅地铁”。</text:p>
      <text:p text:style-name="P4">
消息写道：“大厅#1将在Holosiivska站的方向上工作，并且展览中心站的Unaprryamka的大厅将关闭。”</text:p>
      <text:p text:style-name="P4">
Vasylkivska站从05:53到22:32运行。</text:p>
      <text:p text:style-name="P4">
还提醒人们，从4月1日起，“ Hydropark”车站将被恢复。大厅#1将起作用(在dnipro站的方向)从05:39到22:34。</text:p>
      <text:p text:style-name="P4">
<text:span text:style-name="T4">
另请阅读：</text:span>
 <text:a xlink:type="simple" xlink:href="https://www.ukrinform.ua/rubric-kyiv/3681978-ceskij-biznes-zacikavlenij-u-spivpraci-sodo-rozvitku-kiivskogo-metropolitenu-klicko.html" text:style-name="Internet_20_link" text:visited-style-name="Visited_20_Internet_20_Link">
</text:a>
出于安全原因，Hydropark站分别是空气警报期间的陆地。</text:p>
      <text:p text:style-name="P4">
更新的工作时间表<text:a xlink:type="simple" xlink:href="https://www.ukrinform.ua/tag-metro" text:style-name="Internet_20_link" text:visited-style-name="Visited_20_Internet_20_Link">
</text:a>
:</text:p>
      <text:p text:style-name="P4">
<draw:frame draw:style-name="fr1" draw:name="Image90" text:anchor-type="as-char" svg:width="6.9236in" svg:height="8.906742in" draw:z-index="0">
<draw:image xlink:href="../Images/yкринформ/2023-03-31T15-26-54-03-00/1680265326-229.jpg" xlink:type="simple" xlink:show="embed" xlink:actuate="onLoad" draw:mime-type="image/jpeg"/>
</draw:frame>
<draw:frame draw:style-name="fr1" draw:name="Image91" text:anchor-type="as-char" svg:width="6.9236in" svg:height="8.906742in" draw:z-index="0">
<draw:image xlink:href="../Images/yкринформ/2023-03-31T15-26-54-03-00/1680265325-582.jpg" xlink:type="simple" xlink:show="embed" xlink:actuate="onLoad" draw:mime-type="image/jpeg"/>
</draw:frame>
<draw:frame draw:style-name="fr1" draw:name="Image92" text:anchor-type="as-char" svg:width="6.9236in" svg:height="8.906742in" draw:z-index="0">
<draw:image xlink:href="../Images/yкринформ/2023-03-31T15-26-54-03-00/1680265325-813.jpg" xlink:type="simple" xlink:show="embed" xlink:actuate="onLoad" draw:mime-type="image/jpeg"/>
</draw:frame>
正如乌克林福姆报道的，在城市申请中<text:a xlink:type="simple" xlink:href="https://www.ukrinform.ua/rubric-kyiv/3676209-u-kiiv-cifrovij-mozna-peretvoruvati-poizdki-z-transportnoi-karti-na-qrkvitki.html" text:style-name="Internet_20_link" text:visited-style-name="Visited_20_Internet_20_Link">
</text:a>
增加了将运输卡转变为QR票的机会。</text:p>
      <text:p text:style-name="P4">
News Source: <text:a xlink:type="simple" xlink:href="https://www.ukrinform.ua/rubric-kyiv/3689935-na-stancii-metro-vasilkivska-vidzavtra-zminitsa-robota-vestibuliv.html" text:style-name="Internet_20_link" text:visited-style-name="Visited_20_Internet_20_Link">
https://www.ukrinform.ua/rubric-kyiv/3689935-na-stancii-metro-vasilkivska-vidzavtra-zminitsa-robota-vestibuliv.html</text:a>
</text:p>
      <!--NEWS-->
      <text:h text:style-name="P10" text:outline-level="1">
<text:span text:style-name="T4">
斯洛伐克将尽快帮助乌克兰加入欧盟并返回其领土 - 总理</text:span>
</text:h>
      <text:p text:style-name="P4">
作者: Ukrinform (Person)</text:p>
      <text:p text:style-name="P4">
出版商: Укринформ (Organization)</text:p>
      <text:p text:style-name="P4">
出版时间: 2023-03-31T15:29:00+03:00</text:p>
      <text:p text:style-name="P4">
修改时间: 2023-03-31T15:29:00+03:00</text:p>
      <text:p text:style-name="P4">
描述: 斯洛伐克总理爱德华·海格（Edward Heger）保证，他的国家将帮助乌克兰尽快加入欧盟并返回临时占领的领土。  - 乌克林。</text:p>
      <text:p text:style-name="P4">
图片: ["<text:a xlink:type="simple" xlink:href="https://static.ukrinform.com/photos/2023_03/thumb_files/630_360_1680266146-215.jpeg" text:style-name="Internet_20_link" text:visited-style-name="Visited_20_Internet_20_Link">
630_360_16802...</text:a>
"]</text:p>
      <text:p text:style-name="P4">
标签: ['Буча', 'Євросоюз', "Прем'єр", 'Словаччина']</text:p>
      <text:p text:style-name="P4">
类型: Article</text:p>
      <!--METADATA-->
      <text:p text:style-name="P4">
<draw:frame draw:style-name="fr1" draw:name="Image93" text:anchor-type="as-char" svg:width="6.9236in" svg:height="3.956343in" draw:z-index="0">
<draw:image xlink:href="../Images/yкринформ/2023-03-31T15-29-00-03-00/630_360_1680266146-215.jpeg" xlink:type="simple" xlink:show="embed" xlink:actuate="onLoad" draw:mime-type="image/jpeg"/>
</draw:frame>
斯洛伐克总理爱德华·海格(Edward Heger)保证，他的国家将帮助乌克兰加入欧盟，并返回临时占领的领土。</text:p>
      <text:p text:style-name="P4">
他在庆祝俄罗斯入侵者释放城市的范围内在基辅地区的布查(Bucha)的一次演讲中说。</text:p>
      <text:p text:style-name="P4">
<text:a xlink:type="simple" xlink:href="https://static.ukrinform.com/photos/2023_03/1680262509-4428.jpeg" text:style-name="Internet_20_link" text:visited-style-name="Visited_20_Internet_20_Link">
</text:a>
 <text:a xlink:type="simple" xlink:href="https://static.ukrinform.com/photos/2023_03/1680262509-9848.jpeg" text:style-name="Internet_20_link" text:visited-style-name="Visited_20_Internet_20_Link">
</text:a>
 <text:a xlink:type="simple" xlink:href="https://static.ukrinform.com/photos/2023_03/1680262509-7058.jpeg" text:style-name="Internet_20_link" text:visited-style-name="Visited_20_Internet_20_Link">
</text:a>
 <text:a xlink:type="simple" xlink:href="https://static.ukrinform.com/photos/2023_03/1680262509-9847.jpeg" text:style-name="Internet_20_link" text:visited-style-name="Visited_20_Internet_20_Link">
</text:a>
 <text:a xlink:type="simple" xlink:href="https://static.ukrinform.com/photos/2023_03/1680262509-8805.jpeg" text:style-name="Internet_20_link" text:visited-style-name="Visited_20_Internet_20_Link">
</text:a>
 <text:a xlink:type="simple" xlink:href="https://static.ukrinform.com/photos/2023_03/1680262509-6444.jpeg" text:style-name="Internet_20_link" text:visited-style-name="Visited_20_Internet_20_Link">
</text:a>
 <text:a xlink:type="simple" xlink:href="https://static.ukrinform.com/photos/2023_03/1680262510-9590.jpeg" text:style-name="Internet_20_link" text:visited-style-name="Visited_20_Internet_20_Link">
</text:a>
 <text:a xlink:type="simple" xlink:href="https://static.ukrinform.com/photos/2023_03/1680262510-6193.jpeg" text:style-name="Internet_20_link" text:visited-style-name="Visited_20_Internet_20_Link">
</text:a>
 <text:a xlink:type="simple" xlink:href="https://static.ukrinform.com/photos/2023_03/1680262510-8223.jpeg" text:style-name="Internet_20_link" text:visited-style-name="Visited_20_Internet_20_Link">
</text:a>
 <text:a xlink:type="simple" xlink:href="https://static.ukrinform.com/photos/2023_03/1680262510-7259.jpeg" text:style-name="Internet_20_link" text:visited-style-name="Visited_20_Internet_20_Link">
</text:a>
 <text:a xlink:type="simple" xlink:href="https://static.ukrinform.com/photos/2023_03/1680262510-3956.jpeg" text:style-name="Internet_20_link" text:visited-style-name="Visited_20_Internet_20_Link">
</text:a>
 <text:a xlink:type="simple" xlink:href="https://static.ukrinform.com/photos/2023_03/1680262510-7588.jpeg" text:style-name="Internet_20_link" text:visited-style-name="Visited_20_Internet_20_Link">
</text:a>
 <text:a xlink:type="simple" xlink:href="https://static.ukrinform.com/photos/2023_03/1680262511-2622.jpeg" text:style-name="Internet_20_link" text:visited-style-name="Visited_20_Internet_20_Link">
</text:a>
 <text:a xlink:type="simple" xlink:href="https://static.ukrinform.com/photos/2023_03/1680262511-6151.jpeg" text:style-name="Internet_20_link" text:visited-style-name="Visited_20_Internet_20_Link">
</text:a>
 <text:a xlink:type="simple" xlink:href="https://static.ukrinform.com/photos/2023_03/1680262511-4063.jpeg" text:style-name="Internet_20_link" text:visited-style-name="Visited_20_Internet_20_Link">
</text:a>
赫格指出，总统，政府和乌克兰公民已经证明，21世纪的人们应该是明智的，选择了诸如Sysvoboda，人权和民主之类的价值观。</text:p>
      <text:p text:style-name="P4">
<text:span text:style-name="T4">
另请阅读：</text:span>
 <text:a xlink:type="simple" xlink:href="https://www.ukrinform.ua/rubric-ato/3689909-zelenskij-vzav-ucast-u-vsanuvanni-pamati-ziteliv-buci-vbitih-rosianami.html" text:style-name="Internet_20_link" text:visited-style-name="Visited_20_Internet_20_Link">
</text:a>
“乌克兰应该成为一个自由的民主国家。 是托姆夫将全力支持。 我想在这里宣布乌克兰属于欧洲，乌克兰是欧洲，乌克兰应该是欧盟的成员国。 我们将为您提供尽可能多的帮助，以便表现形式将更快地加入欧盟。 您将在包裹的领土和您的自由中获得我们的支持，因为您应得的。”斯洛伐克保证。</text:p>
      <text:p text:style-name="P4">
据报道斯洛伐克<text:a xlink:type="simple" xlink:href="https://www.ukrinform.ua/rubric-polytics/3689193-slovaccina-nadala-vijskovoi-dopomogi-ukraini-na-10-svogo-oboronnogo-budzetu-kondratuk.html" text:style-name="Internet_20_link" text:visited-style-name="Visited_20_Internet_20_Link">
</text:a>
。</text:p>
      <text:p text:style-name="P4">
照片：作品</text:p>
      <text:p text:style-name="P4">
News Source: <text:a xlink:type="simple" xlink:href="https://www.ukrinform.ua/rubric-polytics/3689939-slovaccina-dopomoze-ukraini-akomoga-svidse-priednatisa-do-es-i-povernuti-svoi-teritorii-premer.html" text:style-name="Internet_20_link" text:visited-style-name="Visited_20_Internet_20_Link">
https://www.ukrinform.ua/rubric-polytics/3689939-slovaccina-dopomoze-ukraini-akomoga-svidse-priednatisa-do-es-i-povernuti-svoi-teritorii-premer.html</text:a>
</text:p>
      <!--NEWS-->
      <text:h text:style-name="P10" text:outline-level="1">
<text:span text:style-name="T4">
开发计划署的振兴赠款将在乌克兰和摩尔多瓦获得18个社区</text:span>
</text:h>
      <text:p text:style-name="P4">
作者: Ukrinform (Person)</text:p>
      <text:p text:style-name="P4">
出版商: Укринформ (Organization)</text:p>
      <text:p text:style-name="P4">
出版时间: 2023-03-31T15:30:59+03:00</text:p>
      <text:p text:style-name="P4">
修改时间: 2023-03-31T15:30:59+03:00</text:p>
      <text:p text:style-name="P4">
描述: 欧盟委员会和UNO开发计划（UNDP）在欧盟响应和更新计划中，在乌克兰和摩尔多瓦选择了18个社区，该社区将为恢复城市环境提供资金。  - 乌克林。</text:p>
      <text:p text:style-name="P4">
图片: ["<text:a xlink:type="simple" xlink:href="https://static.ukrinform.com/photos/2023_03/thumb_files/630_360_1680265721-282.jpg" text:style-name="Internet_20_link" text:visited-style-name="Visited_20_Internet_20_Link">
630_360_16802...</text:a>
"]</text:p>
      <text:p text:style-name="P4">
标签: ['Молдова', 'ПРООН', 'Тергромада', 'Україна', 'Грант']</text:p>
      <text:p text:style-name="P4">
类型: Article</text:p>
      <!--METADATA-->
      <text:p text:style-name="P4">
<draw:frame draw:style-name="fr1" draw:name="Image94" text:anchor-type="as-char" svg:width="6.9236in" svg:height="3.956343in" draw:z-index="0">
<draw:image xlink:href="../Images/yкринформ/2023-03-31T15-30-59-03-00/630_360_1680265721-282.jpg" xlink:type="simple" xlink:show="embed" xlink:actuate="onLoad" draw:mime-type="image/jpeg"/>
</draw:frame>
欧洲委员会和联合国发展计划(开发计划署)在欧盟大计划中，乌克兰塔莫尔德的18个社区将被选为恢复城市环境的资金，已选择进行回应和续约。</text:p>
      <text:p text:style-name="P4">
正如乌克林福姆报道的那样，它报告了<text:a xlink:type="simple" xlink:href="https://www.undp.org/uk/ukraine/press-releases/18-munitsypalitetiv-proyektu-mery-za-ekonomichne-zrostannya-v-ukrayini-ta-moldovi-otrymayut-dopomohu-v-mezhakh-hrantovoyi" text:style-name="Internet_20_link" text:visited-style-name="Visited_20_Internet_20_Link">
</text:a>
。</text:p>
      <text:p text:style-name="P4">
“欧洲委员会和联合国发展计划(开发计划署)他们宣布选择了乌克兰和摩尔多瓦共和国的18个市政当局，这是由于旨在恢复当地经济的当地倡议的竞争力，后者持续了欧盟大经济计划，以进行响应和更新。 该消息已被编程，以振兴受俄罗斯联邦对乌克兰战争影响的城市和社区的振兴和支持。”</text:p>
      <text:p text:style-name="P4">
有人强调，响应和更新计划将涵盖许多社区，这些社区是玛丽的经济增长网络的成员(M4EG)”。 融资总额为180万欧元。 70％的赠款部分将分配给乌克兰地方当局，摩尔多瓦30％。</text:p>
      <text:p text:style-name="P4">
该计划规定了两条融资：“紧绷的立即响应”(每个优惠的赠款规模 - 不需要3万至5万欧元，不需要合资)以及“恢复和计划”(每个提案的赠款规模 - 从7万到1万欧元，需要至少20％).</text:p>
      <text:p text:style-name="P4">
За першим напрямком відібрано сім міст: Чортків (ternopil地区)，Glukhiv(Sumy)，Kamianets-Podilskyi和Slavuta(Khmelnitskaya)，更大的亚历山德罗夫卡(赫尔森地区)在乌克兰和卡雷平和沃林蒂尔·乌姆德。</text:p>
      <text:p text:style-name="P4">
11个城市-Bucha将被带入该项目的第二个城市(基辅地区)，尼兹(切尔尼希夫)，Nova Kakhovka(赫尔森)，斯拉夫蒂奇(基辅)，大弓(跨汽车)，Voznesensk(mykolaiv地区)，乌克兰的Chernivtsi和Kharkiv，Kopchak，Khimashlius和Drocia的摩尔多瓦。</text:p>
      <text:p text:style-name="P4">
<text:span text:style-name="T4">
另请阅读：</text:span>
 <text:a xlink:type="simple" xlink:href="https://www.ukrinform.ua/rubric-economy/3688644-grantovi-kosti-vid-svitovogo-banku-pidut-na-socialni-vidatki-minfin.html" text:style-name="Internet_20_link" text:visited-style-name="Visited_20_Internet_20_Link">
</text:a>
</text:p>
      <text:p text:style-name="P4">
_foto：乌克兰的Sergey Perepelytsya / UNDP</text:p>
      <text:p text:style-name="P4">
News Source: <text:a xlink:type="simple" xlink:href="https://www.ukrinform.ua/rubric-vidbudova/3689937-granti-vid-proon-na-revitalizaciu-otrimaut-18-gromad-v-ukraini-ta-moldovi.html" text:style-name="Internet_20_link" text:visited-style-name="Visited_20_Internet_20_Link">
https://www.ukrinform.ua/rubric-vidbudova/3689937-granti-vid-proon-na-revitalizaciu-otrimaut-18-gromad-v-ukraini-ta-moldovi.html</text:a>
</text:p>
      <!--NEWS-->
      <text:h text:style-name="P10" text:outline-level="1">
<text:span text:style-name="T4">
在加拿大埃德蒙顿，侨民举行了复活节音乐会和博览会</text:span>
</text:h>
      <text:p text:style-name="P4">
作者: Ukrinform (Person)</text:p>
      <text:p text:style-name="P4">
出版商: Укринформ (Organization)</text:p>
      <text:p text:style-name="P4">
出版时间: 2023-03-31T15:32:00+03:00</text:p>
      <text:p text:style-name="P4">
修改时间: 2023-03-31T15:32:00+03:00</text:p>
      <text:p text:style-name="P4">
描述: 加拿大乌克兰妇女组织。 加拿大艾伯塔省首都埃德蒙顿的奥尔加·巴萨布（Olga Basarab）组织了一场复活节音乐会和慈善博览会“乌克兰的春天花和精神”。  - 乌克林。</text:p>
      <text:p text:style-name="P4">
图片: ["<text:a xlink:type="simple" xlink:href="https://static.ukrinform.com/photos/2023_03/thumb_files/630_360_1680262989-985.jpg" text:style-name="Internet_20_link" text:visited-style-name="Visited_20_Internet_20_Link">
630_360_16802...</text:a>
", "<text:a xlink:type="simple" xlink:href="https://static.ukrinform.com/photos/2023_03/1680263045-829.jpg" text:style-name="Internet_20_link" text:visited-style-name="Visited_20_Internet_20_Link">
1680263045-82...</text:a>
", "<text:a xlink:type="simple" xlink:href="https://static.ukrinform.com/photos/2023_03/1680263078-272.jpg" text:style-name="Internet_20_link" text:visited-style-name="Visited_20_Internet_20_Link">
1680263078-27...</text:a>
"]</text:p>
      <text:p text:style-name="P4">
标签: ['Діаспора', 'Канада', 'Культура', 'Великдень']</text:p>
      <text:p text:style-name="P4">
类型: Article</text:p>
      <!--METADATA-->
      <text:p text:style-name="P4">
<draw:frame draw:style-name="fr1" draw:name="Image95" text:anchor-type="as-char" svg:width="6.9236in" svg:height="3.956343in" draw:z-index="0">
<draw:image xlink:href="../Images/yкринформ/2023-03-31T15-32-00-03-00/630_360_1680262989-985.jpg" xlink:type="simple" xlink:show="embed" xlink:actuate="onLoad" draw:mime-type="image/jpeg"/>
</draw:frame>
加拿大乌克兰妇女组织。 加拿大艾伯塔省首都埃德蒙顿的奥尔加·巴萨布(Olga Basarab)组织了一场复活节音乐会和慈善博览会“乌克兰的春天花和精神”。</text:p>
      <text:p text:style-name="P4">
根据乌克林福姆的说法，这是在Facebook上报告的<text:a xlink:type="simple" xlink:href="https://www.facebook.com/UkrConsEdmonton/posts/pfbid02t3ozQXFysXzPhstWHqMn6GP1WATyixCvxyAcSywftq6xpQrQK2T5EnNCND4Te1Mjl" text:style-name="Internet_20_link" text:visited-style-name="Visited_20_Internet_20_Link">
</text:a>
和 <text:a xlink:type="simple" xlink:href="https://www.facebook.com/permalink.php" text:style-name="Internet_20_link" text:visited-style-name="Visited_20_Internet_20_Link">
</text:a>
.</text:p>
      <text:p text:style-name="P4">
<draw:frame draw:style-name="fr1" draw:name="Image96" text:anchor-type="as-char" svg:width="6.9236in" svg:height="8.227673in" draw:z-index="0">
<draw:image xlink:href="../Images/yкринформ/2023-03-31T15-32-00-03-00/1680263045-829.jpg" xlink:type="simple" xlink:show="embed" xlink:actuate="onLoad" draw:mime-type="image/jpeg"/>
</draw:frame>
尤其是音乐会，由三组儿童剧院工作组“ Dzherelo”，音乐合奏团“ Ruta”，Uno Edmonton的戏剧剧院“星座”参加。</text:p>
      <text:p text:style-name="P4">
<draw:frame draw:style-name="fr1" draw:name="Image97" text:anchor-type="as-char" svg:width="6.9236in" svg:height="5.1927in" draw:z-index="0">
<draw:image xlink:href="../Images/yкринформ/2023-03-31T15-32-00-03-00/1680263078-272.jpg" xlink:type="simple" xlink:show="embed" xlink:actuate="onLoad" draw:mime-type="image/jpeg"/>
</draw:frame>
乌克兰亚历山大·丹莱基科(Alexander Danileiko)总领事参加了这些活动。 在他的例外情况下，他感谢参加准备和文化活动的组织者和志愿者。</text:p>
      <text:p text:style-name="P4">
Danileyko还呼吁乌克兰和乌克兰人民对抗俄罗斯侵略。</text:p>
      <text:p text:style-name="P4">
值得注意的是，从博览会和拍卖中筹集的所有资金将支持乌克兰的人道主义需求，并为乌克兰的武装部队提供援助。</text:p>
      <text:p text:style-name="P4">
回想一下，在伟大的科布扎(Great Kobzar)209岁生日之前，在埃德蒙顿(Edmonton)<text:a xlink:type="simple" xlink:href="https://www.ukrinform.ua/rubric-diaspora/3683078-u-kanadi-vidbuvsa-sevcenkivskij-koncert-na-akomu-zibrali-kosti-dla-zsu.html" text:style-name="Internet_20_link" text:visited-style-name="Visited_20_Internet_20_Link">
</text:a>
Shevchenkivskyi音乐会“ Love Your Usraine”，在此期间收集了4.5万美元的武装部队帮助。</text:p>
      <text:p text:style-name="P4">
<text:span text:style-name="T5">
foto：乌克兰总领事馆在埃德蒙顿，乌克兰妇女组织加拿大，埃德蒙顿学会 / facebook</text:span>
</text:p>
      <text:p text:style-name="P4">
News Source: <text:a xlink:type="simple" xlink:href="https://www.ukrinform.ua/rubric-diaspora/3689906-u-kanadskomu-edmontoni-diaspora-provela-velikodnij-koncert-i-armarok.html" text:style-name="Internet_20_link" text:visited-style-name="Visited_20_Internet_20_Link">
https://www.ukrinform.ua/rubric-diaspora/3689906-u-kanadskomu-edmontoni-diaspora-provela-velikodnij-koncert-i-armarok.html</text:a>
</text:p>
      <!--NEWS-->
      <text:h text:style-name="P10" text:outline-level="1">
<text:span text:style-name="T4">
奥德萨市政厅将在最高法院辩护 - 鲁塞夫 - 特鲁克哈诺夫之家的所有权</text:span>
</text:h>
      <text:p text:style-name="P4">
作者: Ukrinform (Person)</text:p>
      <text:p text:style-name="P4">
出版商: Укринформ (Organization)</text:p>
      <text:p text:style-name="P4">
出版时间: 2023-03-31T15:39:44+03:00</text:p>
      <text:p text:style-name="P4">
修改时间: 2023-03-31T15:39:44+03:00</text:p>
      <text:p text:style-name="P4">
描述: 最高法院将审议俄罗斯市议会恢复预算基金的俄罗斯宫的注册案。  - 乌克林。</text:p>
      <text:p text:style-name="P4">
图片: ["<text:a xlink:type="simple" xlink:href="https://static.ukrinform.com/photos/2023_03/thumb_files/630_360_1680266118-951.png" text:style-name="Internet_20_link" text:visited-style-name="Visited_20_Internet_20_Link">
630_360_16802...</text:a>
"]</text:p>
      <text:p text:style-name="P4">
标签: ['Одеса', 'Верховний Суд', 'Труханов']</text:p>
      <text:p text:style-name="P4">
类型: Article</text:p>
      <!--METADATA-->
      <text:p text:style-name="P4">
<draw:frame draw:style-name="fr1" draw:name="Image98" text:anchor-type="as-char" svg:width="6.9236in" svg:height="3.956343in" draw:z-index="0">
<draw:image xlink:href="../Images/yкринформ/2023-03-31T15-39-44-03-00/630_360_1680266118-951.png" xlink:type="simple" xlink:show="embed" xlink:actuate="onLoad" draw:mime-type="image/png"/>
</draw:frame>
最高法院将考虑鲁索夫的房屋注册，奥德达市议会恢复了负担的资金。</text:p>
      <text:p text:style-name="P4">
这是由敖德萨·格纳迪·特鲁克哈诺夫市长在[]中报道的。(https://www.instagram.com/p/CqbBOXJgvw-/)，报道乌克林福姆。</text:p>
      <text:p text:style-name="P4">
“ 3月27日，最高法院批准暂停敖德萨地区经济法院和西南上诉法院的裁决。 清洁终止了鲁塞夫故居奥德萨市领土社区的所有权。 我相信最高法院将做出客观的融化决定。 至于我们的立场，这是并且仍然没有危险：俄罗斯的房子应该属于敖德萨，”特鲁克哈诺夫说。</text:p>
      <text:p text:style-name="P4">
<text:span text:style-name="T4">
另请阅读：</text:span>
 <text:a xlink:type="simple" xlink:href="https://www.ukrinform.ua/rubric-regions/3667369-sud-virisiv-vikluciti-zastupnika-truhanova-z-cleniv-zemelnoi-komisii-deputati-proignoruvali-risenna.html" text:style-name="Internet_20_link" text:visited-style-name="Visited_20_Internet_20_Link">
</text:a>
据报道，2月23日，西南上诉商业上诉法院做出了决定<text:a xlink:type="simple" xlink:href="https://www.ukrinform.ua/rubric-regions/3674769-odeskij-sud-povernuv-budinok-russova-biznesmenuvtikacu-truhanov.html" text:style-name="Internet_20_link" text:visited-style-name="Visited_20_Internet_20_Link">
</text:a>
敖德萨市政厅的所有权 - 建筑纪念碑 - 鲁塞夫之家。</text:p>
      <text:p text:style-name="P4">
在他的 <text:a xlink:type="simple" xlink:href="https://www.youtube.com/watch" text:style-name="Internet_20_link" text:visited-style-name="Visited_20_Internet_20_Link">
</text:a>
对于Trukhanovna的公民来说，这样的决定是“实际上使犯罪合法化”。</text:p>
      <text:p text:style-name="P4">
之后，西南上诉法院的法官敖德萨<text:a xlink:type="simple" xlink:href="https://swag.court.gov.ua/sud4872/pres-centr/news/1390186/" text:style-name="Internet_20_link" text:visited-style-name="Visited_20_Internet_20_Link">
</text:a>
在敖德萨市议会的压力下的GRP中。 GRP代表依次<text:a xlink:type="simple" xlink:href="https://hcj.gov.ua/news/rezultaty-rozglyadu-pytan-poryadku-dennogo-zasidannya-vyshchoyi-rady-pravosuddya-no-24-vid-30" text:style-name="Internet_20_link" text:visited-style-name="Visited_20_Internet_20_Link">
</text:a>
到总检察官办公室。 根据敖德萨法官报告中提出的事实，根据《艺术》第2部分的刑事诉讼提起了刑事诉讼。 《乌克兰刑法》的376。</text:p>
      <text:p text:style-name="P4">
Roussev House应商人Russov的要求建于1897  -  1900年。 由于Gayevsky的药房的位置，这是一家著名的制药机构，因此他获得了知名度。 1908年，盖耶夫斯基(Gayevsky)是药房的所有者，从俄罗斯购买了房屋。</text:p>
      <text:p text:style-name="P4">
未来几年发生的几起大火对这座历史建筑造成了重大破坏。 后来，市政厅开始对价值近1.5亿美元的建筑纪念碑进行大规模维修。</text:p>
      <text:p text:style-name="P4">
<text:span text:style-name="T5">
foto：wikipedia</text:span>
</text:p>
      <text:p text:style-name="P4">
News Source: <text:a xlink:type="simple" xlink:href="https://www.ukrinform.ua/rubric-regions/3689940-odeska-meria-vidstouvatime-u-verhovnomu-sudi-pravo-vlasnosti-na-budinok-russova-truhanov.html" text:style-name="Internet_20_link" text:visited-style-name="Visited_20_Internet_20_Link">
https://www.ukrinform.ua/rubric-regions/3689940-odeska-meria-vidstouvatime-u-verhovnomu-sudi-pravo-vlasnosti-na-budinok-russova-truhanov.html</text:a>
</text:p>
      <!--NEWS-->
      <text:h text:style-name="P10" text:outline-level="1">
<text:span text:style-name="T4">
在乌克兰 - 波兰边境将建立一个新的检查站“ Adamchuki-Will Wind Save”</text:span>
</text:h>
      <text:p text:style-name="P4">
作者: Ukrinform (Person)</text:p>
      <text:p text:style-name="P4">
出版商: Укринформ (Organization)</text:p>
      <text:p text:style-name="P4">
出版时间: 2023-03-31T15:40:00+03:00</text:p>
      <text:p text:style-name="P4">
修改时间: 2023-03-31T15:40:00+03:00</text:p>
      <text:p text:style-name="P4">
描述: 乌克兰和波兰人同意建立一个新的检查站“ Adamchuki -Save”。  - 乌克林。</text:p>
      <text:p text:style-name="P4">
图片: ["<text:a xlink:type="simple" xlink:href="https://static.ukrinform.com/photos/2023_03/thumb_files/630_360_1680266091-308.jpg" text:style-name="Internet_20_link" text:visited-style-name="Visited_20_Internet_20_Link">
630_360_16802...</text:a>
", "<text:a xlink:type="simple" xlink:href="https://static.ukrinform.com/photos/2023_03/1680266073-271.jpg" text:style-name="Internet_20_link" text:visited-style-name="Visited_20_Internet_20_Link">
1680266073-27...</text:a>
", "<text:a xlink:type="simple" xlink:href="https://static.ukrinform.com/photos/2023_03/1680266109-878.jpg" text:style-name="Internet_20_link" text:visited-style-name="Visited_20_Internet_20_Link">
1680266109-87...</text:a>
"]</text:p>
      <text:p text:style-name="P4">
标签: ['Польща', 'Україна', 'Кордон']</text:p>
      <text:p text:style-name="P4">
类型: Article</text:p>
      <!--METADATA-->
      <text:p text:style-name="P4">
<draw:frame draw:style-name="fr1" draw:name="Image99" text:anchor-type="as-char" svg:width="6.9236in" svg:height="3.956343in" draw:z-index="0">
<draw:image xlink:href="../Images/yкринформ/2023-03-31T15-40-00-03-00/630_360_1680266091-308.jpg" xlink:type="simple" xlink:show="embed" xlink:actuate="onLoad" draw:mime-type="image/jpeg"/>
</draw:frame>
波兰方面的乌克兰一侧已同意建立一个新的检查站“ Adamchuki -Side”。</text:p>
      <text:p text:style-name="P4">
这在消息中说明了这一点<text:a xlink:type="simple" xlink:href="https://www.facebook.com/DPSUkraine/posts/pfbid02hCYS7z7gSkSsKs9u4HRYkLTiNd5rM6W4qs1Sx2ABR1BsoYWmSoo3G3ZE6G2f3anMl" text:style-name="Internet_20_link" text:visited-style-name="Visited_20_Internet_20_Link">
</text:a>
，报道乌克林福姆。</text:p>
      <text:p text:style-name="P4">
沃尔林边境支队Sergilozinsky的负责人讨论了施工，并在卢布林·弗瓦迪(Lublin Voivodeship)的一场工作会议上由卢布林·弗弗(Lublin Voivodeship)代表团进行了讨论。</text:p>
      <text:p text:style-name="P4">
<draw:frame draw:style-name="fr1" draw:name="Image100" text:anchor-type="as-char" svg:width="6.9236in" svg:height="8.44977in" draw:z-index="0">
<draw:image xlink:href="../Images/yкринформ/2023-03-31T15-40-00-03-00/1680266073-271.jpg" xlink:type="simple" xlink:show="embed" xlink:actuate="onLoad" draw:mime-type="image/jpeg"/>
</draw:frame>
当事方还同意有关[]沿线任何军事设备的任何方式的信息交换(https://www.ukrinform.ua/tag-kordon)Zalorian领土。</text:p>
      <text:p text:style-name="P4">
<draw:frame draw:style-name="fr1" draw:name="Image101" text:anchor-type="as-char" svg:width="6.9236in" svg:height="4.615733in" draw:z-index="0">
<draw:image xlink:href="../Images/yкринформ/2023-03-31T15-40-00-03-00/1680266109-878.jpg" xlink:type="simple" xlink:show="embed" xlink:actuate="onLoad" draw:mime-type="image/jpeg"/>
</draw:frame>
此外，乌克兰和波兰边境警卫队对Yagodin-Dorogusk和Ustilug-Zosin检查站举行的试点项目的和解积极赞赏。</text:p>
      <text:p text:style-name="P4">
<text:span text:style-name="T4">
另请阅读：</text:span>
 <text:a xlink:type="simple" xlink:href="https://www.ukrinform.ua/rubric-technology/3688487-v-ukraini-zapustili-zastosunok-ecerga-dla-vodiiv-aki-peretinaut-pp-agodindorogusk.html" text:style-name="Internet_20_link" text:visited-style-name="Visited_20_Internet_20_Link">
</text:a>
正如乌克林福姆(Ukrinform)报道的那样，在Shatsk社区举行的Andublin Voivodeship的Volyn地区领导层会议上，这是关于<text:a xlink:type="simple" xlink:href="https://www.ukrinform.ua/rubric-regions/3689465-polsa-zbudue-novij-avtomobilnij-terminal-bila-kordonu-z-ukrainou.html" text:style-name="Internet_20_link" text:visited-style-name="Visited_20_Internet_20_Link">
</text:a>
照片：乌克兰国家边境服务</text:p>
      <text:p text:style-name="P4">
News Source: <text:a xlink:type="simple" xlink:href="https://www.ukrinform.ua/rubric-economy/3689943-na-ukrainskopolskomu-kordoni-zbuduut-novij-punkt-propusku-adamcuki-zbereze.html" text:style-name="Internet_20_link" text:visited-style-name="Visited_20_Internet_20_Link">
https://www.ukrinform.ua/rubric-economy/3689943-na-ukrainskopolskomu-kordoni-zbuduut-novij-punkt-propusku-adamcuki-zbereze.html</text:a>
</text:p>
      <!--NEWS-->
      <text:h text:style-name="P10" text:outline-level="1">
<text:span text:style-name="T4">
北约没有看到俄罗斯的“核位置”的变化，除了危险的言论</text:span>
</text:h>
      <text:p text:style-name="P4">
作者: Ukrinform (Person)</text:p>
      <text:p text:style-name="P4">
出版商: Укринформ (Organization)</text:p>
      <text:p text:style-name="P4">
出版时间: 2023-03-31T15:40:49+03:00</text:p>
      <text:p text:style-name="P4">
修改时间: 2023-03-31T15:40:49+03:00</text:p>
      <text:p text:style-name="P4">
描述: 北约秘书长哈维尔·科洛明（Havier Kolomin）强调，俄罗斯对核武器的任何使用都将产生严重的后果。  - 乌克林。</text:p>
      <text:p text:style-name="P4">
图片: ["<text:a xlink:type="simple" xlink:href="https://static.ukrinform.com/photos/2023_03/thumb_files/630_360_1680257602-712.jpg" text:style-name="Internet_20_link" text:visited-style-name="Visited_20_Internet_20_Link">
630_360_16802...</text:a>
"]</text:p>
      <text:p text:style-name="P4">
标签: ['НАТО', 'Ядерна зброя', 'росія']</text:p>
      <text:p text:style-name="P4">
类型: Article</text:p>
      <!--METADATA-->
      <text:p text:style-name="P4">
<draw:frame draw:style-name="fr1" draw:name="Image102" text:anchor-type="as-char" svg:width="6.9236in" svg:height="3.956343in" draw:z-index="0">
<draw:image xlink:href="../Images/yкринформ/2023-03-31T15-40-49-03-00/630_360_1680257602-712.jpg" xlink:type="simple" xlink:show="embed" xlink:actuate="onLoad" draw:mime-type="image/jpeg"/>
</draw:frame>
北约秘书长哈维尔·科洛明(Havier Kolomin)强调，任何核武器都会产生严重的后果。</text:p>
      <text:p text:style-name="P4">
他在[]中强调了(https://www.ukrinform.ua/rubric-world/3689839-haver-kolomina-zastupnik-pomicnika-genceka-nato.html)乌克林。</text:p>
      <text:p text:style-name="P4">
“俄罗斯的核言论是危险和不负责任的。 北约在看。 我们将关心情况的发展，” Kolomin强调。</text:p>
      <text:p text:style-name="P4">
他指出，北约没有看到“俄罗斯的核位置没有变化，这使我们调整了自己的调整”。</text:p>
      <text:p text:style-name="P4">
<text:span text:style-name="T4">
另请阅读：</text:span>
 <text:a xlink:type="simple" xlink:href="https://www.ukrinform.ua/rubric-world/3689839-haver-kolomina-zastupnik-pomicnika-genceka-nato.html" text:style-name="Internet_20_link" text:visited-style-name="Visited_20_Internet_20_Link">
</text:a>
秘书长助理<text:a xlink:type="simple" xlink:href="https://www.ukrinform.ua/tag-nato" text:style-name="Internet_20_link" text:visited-style-name="Visited_20_Internet_20_Link">
</text:a>
他补充说，联盟“清楚地表明，任何使用核武器都会从根本上改变冲突的本质并产生严重的后果。”</text:p>
      <text:p text:style-name="P4">
科尔米纳说：“俄罗斯必须停止其不负责任的核言论。”</text:p>
      <text:p text:style-name="P4">
同时，他补充说：“白俄罗斯应该停止将俄罗斯非法战争推广到乌克兰。”</text:p>
      <text:p text:style-name="P4">
据报道，俄罗斯总统弗拉基米尔·普京(Vladimir Putin)表示，俄罗斯已将战术核武器放在白俄罗斯。 2月，他宣布了“暂停”(新的开始)，尽管本文档的规定并未规定“暂停”的可能性。</text:p>
      <text:p text:style-name="P4">
<text:span text:style-name="T4">
另请阅读：</text:span>
 <text:a xlink:type="simple" xlink:href="https://www.ukrinform.ua/rubric-polytics/3687714-u-nato-zasudili-bezvidpovidalnu-adernu-ritoriku-kremla.html" text:style-name="Internet_20_link" text:visited-style-name="Visited_20_Internet_20_Link">
</text:a>
S-3(也称为新起点)于2010年春季在布拉格签署了10年，其有效性于2021年2月5日推迟。 2021年，美国Irosia同意在未来五年内继续该条约。</text:p>
      <text:p text:style-name="P4">
根据S-3，每个参与方承诺将1550个核战士单位的数量和最高700个单位(包括大陆导弹，潜艇和战略轰炸机)的部署手段数量。</text:p>
      <text:p text:style-name="P4">
News Source: <text:a xlink:type="simple" xlink:href="https://www.ukrinform.ua/rubric-world/3689942-u-nato-ne-bacat-zmin-u-adernih-poziciah-rosii-krim-nebezpecnoi-ritoriki.html" text:style-name="Internet_20_link" text:visited-style-name="Visited_20_Internet_20_Link">
https://www.ukrinform.ua/rubric-world/3689942-u-nato-ne-bacat-zmin-u-adernih-poziciah-rosii-krim-nebezpecnoi-ritoriki.html</text:a>
</text:p>
      <!--NEWS-->
      <text:h text:style-name="P10" text:outline-level="1">
<text:span text:style-name="T4">
西班牙总理呼吁中国领导人与Zelensky交谈</text:span>
</text:h>
      <text:p text:style-name="P4">
作者: Ukrinform (Person)</text:p>
      <text:p text:style-name="P4">
出版商: Укринформ (Organization)</text:p>
      <text:p text:style-name="P4">
出版时间: 2023-03-31T15:44:41+03:00</text:p>
      <text:p text:style-name="P4">
修改时间: 2023-03-31T15:44:41+03:00</text:p>
      <text:p text:style-name="P4">
描述: 西班牙总理佩德罗·桑切斯（Pedro Sanchez）在与中国校长习近平的会议上表达了乌克兰和平总统沃罗迪米尔·泽伦斯基（Volodymyr Zelensky）公式的支持，并呼吁对话者与乌克兰领导人进行交谈。  - 乌克林。</text:p>
      <text:p text:style-name="P4">
图片: ["<text:a xlink:type="simple" xlink:href="https://static.ukrinform.com/photos/2023_03/thumb_files/630_360_1680266234-357.jpg" text:style-name="Internet_20_link" text:visited-style-name="Visited_20_Internet_20_Link">
630_360_16802...</text:a>
"]</text:p>
      <text:p text:style-name="P4">
标签: ['Сі Цзіньпін', 'Зеленський', 'Санчес', 'Війна з росією']</text:p>
      <text:p text:style-name="P4">
类型: Article</text:p>
      <!--METADATA-->
      <text:p text:style-name="P4">
<draw:frame draw:style-name="fr1" draw:name="Image103" text:anchor-type="as-char" svg:width="6.9236in" svg:height="3.956343in" draw:z-index="0">
<draw:image xlink:href="../Images/yкринформ/2023-03-31T15-44-41-03-00/630_360_1680266234-357.jpg" xlink:type="simple" xlink:show="embed" xlink:actuate="onLoad" draw:mime-type="image/jpeg"/>
</draw:frame>
西班牙总理佩德罗·桑切斯(Pedro Sanchez)在与中华人民共和国统治下的一次会议上与乌克兰领导人进行了对话。</text:p>
      <text:p text:style-name="P4">
关于它报告<text:a xlink:type="simple" xlink:href="http://www.reuters.com/world/spanish-pm-says-he-encouraged-chinas-xi-speak-with-zelenskiy-2023-03-31/" text:style-name="Internet_20_link" text:visited-style-name="Visited_20_Internet_20_Link">
</text:a>
，报道乌克林福姆。</text:p>
      <text:p text:style-name="P4">
桑切斯在北京的一份简报中说，在会议上，“对非顾问入侵表示焦虑(俄罗斯)在乌克兰”，并鼓励这些金平与乌克兰总统联盟。</text:p>
      <text:p text:style-name="P4">
“我打电话给XI的负责人与总统交谈<text:a xlink:type="simple" xlink:href="https://www.ukrinform.ua/tag-zelenskij" text:style-name="Internet_20_link" text:visited-style-name="Visited_20_Internet_20_Link">
</text:a>
找出乌克兰政府。(http://www.france24.com/en/live-news/20230331-spain-pm-urges-xi-to-hold-talks-with-ukraine-s-zelensky)。</text:p>
      <text:p text:style-name="P4">
西班牙政府负责人还指责俄罗斯联邦弗拉基米尔·普京(Vladimir Putin)总统将欧盟“削弱”为“和平与福利的多边项目”。</text:p>
      <text:p text:style-name="P4">
<text:span text:style-name="T4">
另请阅读：</text:span>
 <text:a xlink:type="simple" xlink:href="https://www.ukrinform.ua/rubric-polytics/3688825-zelenskij-zaprosiv-si-czinpina-vidvidati-ukrainu.html" text:style-name="Internet_20_link" text:visited-style-name="Visited_20_Internet_20_Link">
</text:a>
据报道，2022年11月，总统弗拉基米尔·泽伦斯基(Vladimir Zelensky)提出了乌克兰人<text:a xlink:type="simple" xlink:href="https://www.ukrinform.ua/rubric-polytics/3614525-formula-miru-zelenskij-nazvav-10-umov-pripinenna-vijni-v-ukraini.html" text:style-name="Internet_20_link" text:visited-style-name="Visited_20_Internet_20_Link">
</text:a>
。 特别是，它是一种辐射，核，食品，能源安全，所有囚犯的释放和被驱逐出境，联合国城市地位的表现以及乌克兰领土完整性和世界秩序的恢复，撤回俄罗斯军队和敌对行动的终止，忠诚的回归，对野生动物的反对，预防升级。</text:p>
      <text:p text:style-name="P4">
相反，中国在俄罗斯对乌克兰的袭击周年纪念日<text:a xlink:type="simple" xlink:href="https://www.ukrinform.ua/rubric-polytics/3674373-mzs-kitau-opublikuvalo-poziciu-sodo-vreguluvanna-ukrainskoi-krizi-z-12-punktiv.html" text:style-name="Internet_20_link" text:visited-style-name="Visited_20_Internet_20_Link">
</text:a>
其“乌克兰危机的政治解决立场”的12点。 在访问莫斯科20-23时，中国Si Jinping的Rivne领导力主席对他们进行了讨论。 中国的这种“地位”对许多政党持怀疑态度。</text:p>
      <text:p text:style-name="P4">
照片：新华社</text:p>
      <text:p text:style-name="P4">
News Source: <text:a xlink:type="simple" xlink:href="https://www.ukrinform.ua/rubric-world/3689947-premer-ispanii-zaklikav-lidera-knr-pogovoriti-iz-zelenskim.html" text:style-name="Internet_20_link" text:visited-style-name="Visited_20_Internet_20_Link">
https://www.ukrinform.ua/rubric-world/3689947-premer-ispanii-zaklikav-lidera-knr-pogovoriti-iz-zelenskim.html</text:a>
</text:p>
      <!--NEWS-->
      <text:h text:style-name="P10" text:outline-level="1">
<text:span text:style-name="T4">
Ascet运输将在Izmail港口附近建造一个粮仓</text:span>
</text:h>
      <text:p text:style-name="P4">
作者: Ukrinform (Person)</text:p>
      <text:p text:style-name="P4">
出版商: Укринформ (Organization)</text:p>
      <text:p text:style-name="P4">
出版时间: 2023-03-31T15:53:00+03:00</text:p>
      <text:p text:style-name="P4">
修改时间: 2023-03-31T15:53:00+03:00</text:p>
      <text:p text:style-name="P4">
描述: ASCET运输于2023年计划开始建造一个粮仓，其容量为5000吨，伊兹梅尔（Izmail）是多瑙河（Danube）上最大的乌克兰港口。  - 乌克林。</text:p>
      <text:p text:style-name="P4">
图片: ["<text:a xlink:type="simple" xlink:href="https://static.ukrinform.com/photos/2023_03/thumb_files/630_360_1680266780-626.jpg" text:style-name="Internet_20_link" text:visited-style-name="Visited_20_Internet_20_Link">
630_360_16802...</text:a>
", "<text:a xlink:type="simple" xlink:href="https://static.ukrinform.com/photos/2023_03/1680266913-781.jpg" text:style-name="Internet_20_link" text:visited-style-name="Visited_20_Internet_20_Link">
1680266913-78...</text:a>
"]</text:p>
      <text:p text:style-name="P4">
标签: ['Одещина', 'Зерно', 'Ascet Shipping', 'Порт Ізмаїл']</text:p>
      <text:p text:style-name="P4">
类型: Article</text:p>
      <!--METADATA-->
      <text:p text:style-name="P4">
<draw:frame draw:style-name="fr1" draw:name="Image104" text:anchor-type="as-char" svg:width="6.9236in" svg:height="3.956343in" draw:z-index="0">
<draw:image xlink:href="../Images/yкринформ/2023-03-31T15-53-00-03-00/630_360_1680266780-626.jpg" xlink:type="simple" xlink:show="embed" xlink:actuate="onLoad" draw:mime-type="image/jpeg"/>
</draw:frame>
2023年，ASCET航运公司计划开始在纳杜奈最大的乌克兰港口伊兹梅尔附近建造5,000吨。</text:p>
      <text:p text:style-name="P4">
乌克林福姆(Ukrinform)在Aspet运送Mykolagpeev的评论中报道了这一点。</text:p>
      <text:p text:style-name="P4">
据他说，去年，“ Izmail”港口大大加速了手术室，运输速度和速度提高了。 但是，未根据[]引起的运输流量计算portiduna。(https://www.ukrinform.ua/tag-vijna)。</text:p>
      <text:p text:style-name="P4">
“现在，港口基础架构需要新的仓库，尤其是Izmail最大的港口。 但是我们知道该港口是一个国家拥有的企业。 目前，业务不要求州安装新的装载设备，即立即建造仓库。 这就是为什么我们在Izmail区购买了一块土地，然后开始建造仓库的原因。” Gapeev说。</text:p>
      <text:p text:style-name="P4">
他指出，粮仓的第一阶段设计为5000吨谷物。 领土社区将为领土社区提供50个新工作。</text:p>
      <text:p text:style-name="P4">
该公司在[]中说：“这不仅将创造新的就业机会，而且还将帮助国家拥有的企业应对在战争中急剧增加的货物流动。”(https://www.facebook.com/1321088638004816/posts/5987736704673296/) .</text:p>
      <text:p text:style-name="P4">
<draw:frame draw:style-name="fr1" draw:name="Image105" text:anchor-type="as-char" svg:width="6.9236in" svg:height="3.63489in" draw:z-index="0">
<draw:image xlink:href="../Images/yкринформ/2023-03-31T15-53-00-03-00/1680266913-781.jpg" xlink:type="simple" xlink:show="embed" xlink:actuate="onLoad" draw:mime-type="image/jpeg"/>
</draw:frame>
2022年，ASCET运输提供了500,000个Tzernov的转运，并计划在不久的将来将总数增加50％。</text:p>
      <text:p text:style-name="P4">
在全面入侵开始后，该公司从五个新港口的劳动者开始：敖德萨，伊兹梅尔，雷尼，贝尔戈罗德·德纳斯特罗夫斯基和基利岛，因为其在伯迪安斯海港的主要设施是临时职业。</text:p>
      <text:p text:style-name="P4">
<text:span text:style-name="T4">
另请阅读：</text:span>
 <text:a xlink:type="simple" xlink:href="https://www.ukrinform.ua/rubric-economy/3572413-rosiani-zrujnuvali-ponad-15-zernoshovis-v-ukraini-conflict-observatory.html" text:style-name="Internet_20_link" text:visited-style-name="Visited_20_Internet_20_Link">
</text:a>
ASCET运输专门提供乌克兰港口谷物和食品货物的物流服务 -  Uberdyansk，Nikolaev，Odessa，Mariupol，Mariupol，Kherson，Dnipro和Zaporozhye。 在全面入侵的开始时，该公司移动了乌克兰活动的生产能力，现在在乌克兰的所有港口运营。</text:p>
      <text:p text:style-name="P4">
内阁正在为敖德萨·陶斯玛利海港口的特许项目做准备。</text:p>
      <text:p text:style-name="P4">
<text:span text:style-name="T5">
foto：shutterstock.com</text:span>
</text:p>
      <text:p text:style-name="P4">
News Source: <text:a xlink:type="simple" xlink:href="https://www.ukrinform.ua/rubric-economy/3689954-ascet-shipping-pobudue-zernoshovise-bila-portu-izmail.html" text:style-name="Internet_20_link" text:visited-style-name="Visited_20_Internet_20_Link">
https://www.ukrinform.ua/rubric-economy/3689954-ascet-shipping-pobudue-zernoshovise-bila-portu-izmail.html</text:a>
</text:p>
      <!--NEWS-->
      <text:h text:style-name="P10" text:outline-level="1">
<text:span text:style-name="T4">
和平公式与重建：Zelensky会见了斯洛伐克总理</text:span>
</text:h>
      <text:p text:style-name="P4">
作者: Ukrinform (Person)</text:p>
      <text:p text:style-name="P4">
出版商: Укринформ (Organization)</text:p>
      <text:p text:style-name="P4">
出版时间: 2023-03-31T15:53:18+03:00</text:p>
      <text:p text:style-name="P4">
修改时间: 2023-03-31T15:53:18+03:00</text:p>
      <text:p text:style-name="P4">
描述: 沃迪米尔·泽伦斯基（Volodymyr Zelensky）总统会见了斯洛伐克总理爱德华·赫瑟（Edward Heser），他来到乌克兰，访问乌克兰参加了布坎峰会。  - 乌克林。</text:p>
      <text:p text:style-name="P4">
图片: ["<text:a xlink:type="simple" xlink:href="https://static.ukrinform.com/photos/2023_03/thumb_files/630_360_1680266958-412.jpeg" text:style-name="Internet_20_link" text:visited-style-name="Visited_20_Internet_20_Link">
630_360_16802...</text:a>
", "<text:a xlink:type="simple" xlink:href="https://static.ukrinform.com/photos/2023_03/1680266958-394.jpeg" text:style-name="Internet_20_link" text:visited-style-name="Visited_20_Internet_20_Link">
1680266958-39...</text:a>
", "<text:a xlink:type="simple" xlink:href="https://static.ukrinform.com/photos/2023_03/1680266957-275.jpeg" text:style-name="Internet_20_link" text:visited-style-name="Visited_20_Internet_20_Link">
1680266957-27...</text:a>
"]</text:p>
      <text:p text:style-name="P4">
标签: ['Буча', 'Євроінтеграція', 'Словаччина', 'Зеленський', 'Війна з росією', 'Відбудова']</text:p>
      <text:p text:style-name="P4">
类型: Article</text:p>
      <!--METADATA-->
      <text:p text:style-name="P4">
<draw:frame draw:style-name="fr1" draw:name="Image106" text:anchor-type="as-char" svg:width="6.9236in" svg:height="3.956343in" draw:z-index="0">
<draw:image xlink:href="../Images/yкринформ/2023-03-31T15-53-18-03-00/630_360_1680266958-412.jpeg" xlink:type="simple" xlink:show="embed" xlink:actuate="onLoad" draw:mime-type="image/jpeg"/>
</draw:frame>
Zelensky的总统鸿沟会见了斯洛伐克总理Eduardhegeger，Eduardhegeger来到乌克兰，访问乌克兰参加了布坎峰会。</text:p>
      <text:p text:style-name="P4">
关于它报告<text:a xlink:type="simple" xlink:href="https://www.president.gov.ua/news/volodimir-zelenskij-zustrivsya-z-premyer-ministrom-slovachch-81977" text:style-name="Internet_20_link" text:visited-style-name="Visited_20_Internet_20_Link">
</text:a>
，报道乌克林福姆。</text:p>
      <text:p text:style-name="P4">
Zelensky欢迎基辅斯洛伐克政府负责人，他强调他在乌克兰总是很高兴。</text:p>
      <text:p text:style-name="P4">
<draw:frame draw:style-name="fr1" draw:name="Image107" text:anchor-type="as-char" svg:width="6.9236in" svg:height="4.613521in" draw:z-index="0">
<draw:image xlink:href="../Images/yкринформ/2023-03-31T15-53-18-03-00/1680266958-394.jpeg" xlink:type="simple" xlink:show="embed" xlink:actuate="onLoad" draw:mime-type="image/jpeg"/>
</draw:frame>
总统说：“代表我们的人民，感谢您的支持，您，您的政府和总统职位以及普通百姓在这一困难的一项艰巨的挑战中都为乌克兰提供了挑战。”</text:p>
      <text:p text:style-name="P4">
<text:span text:style-name="T5">
来源：<text:a xlink:type="simple" xlink:href="https://www.youtube.com/redirect" text:style-name="Internet_20_link" text:visited-style-name="Visited_20_Internet_20_Link">
</text:a>
</text:span>
</text:p>
      <text:p text:style-name="P4">
<text:span text:style-name="T4">
另请阅读：</text:span>
 <text:a xlink:type="simple" xlink:href="https://www.ukrinform.ua/rubric-polytics/3689939-slovaccina-dopomoze-ukraini-akomoga-svidse-priednatisa-do-es-i-povernuti-svoi-teritorii-premer.html" text:style-name="Internet_20_link" text:visited-style-name="Visited_20_Internet_20_Link">
</text:a>
指出了[]的全部支持的重要性(https://www.ukrinform.ua/tag-slovaccina)乌克兰和平与准备加入的公式。 根据OP的说法，乌克兰与广泛的合作伙伴合作，准备全球和平峰会。</text:p>
      <text:p text:style-name="P4">
Zelensky和Heger还就乌克兰的欧洲和欧洲 - 大西洋融合的局部问题交换了观点。</text:p>
      <text:p text:style-name="P4">
<draw:frame draw:style-name="fr1" draw:name="Image108" text:anchor-type="as-char" svg:width="6.9236in" svg:height="4.613521in" draw:z-index="0">
<draw:image xlink:href="../Images/yкринформ/2023-03-31T15-53-18-03-00/1680266957-275.jpeg" xlink:type="simple" xlink:show="embed" xlink:actuate="onLoad" draw:mime-type="image/jpeg"/>
</draw:frame>
国家元首特别指出，就乌克兰加入乌克兰的谈判开始是对乌克兰社会的重要信号。</text:p>
      <ul>
        <li>
说：“我们指望斯洛伐克在这条道路上的积极援助。”</li>
      </ul>
      <text:p text:style-name="P4">
此外，对话者讨论了斯洛伐克参考和乌克兰重建的吸引力。 Zelensky强调，我国的紧急挑战是对邻近领土的社会基础设施的最快恢复。</text:p>
      <text:p text:style-name="P4">
总统强调说：“幼儿园，学校和医疗机构的重建对于公民返回至关重要。”</text:p>
      <text:p text:style-name="P4">
在这种情况下，国家元首感谢斯洛伐克的仁慈，他们被迫从战争中救出。如报道，<text:a xlink:type="simple" xlink:href="https://www.ukrinform.ua/rubric-ato/3689909-zelenskij-vzav-ucast-u-vsanuvanni-pamati-ziteliv-buci-vbitih-rosianami.html" text:style-name="Internet_20_link" text:visited-style-name="Visited_20_Internet_20_Link">
</text:a>
。</text:p>
      <text:p text:style-name="P4">
乌克兰沃迪米尔·泽伦斯基总统以及克罗地亚共和国共和国总理安德烈·普伦科维奇(Andrei Plenkovich)，斯洛伐克总理，斯洛文尼亚莱·戈洛布(Slovenialai Golob)总理摩尔多瓦·桑杜(Moldova May Sandu)的代表参加了庆祝活动。</text:p>
      <text:p text:style-name="P4">
_foto：op _</text:p>
      <text:p text:style-name="P4">
News Source: <text:a xlink:type="simple" xlink:href="https://www.ukrinform.ua/rubric-polytics/3689953-formula-miru-ta-vidbudova-zelenskij-proviv-zustric-iz-premerom-slovaccini.html" text:style-name="Internet_20_link" text:visited-style-name="Visited_20_Internet_20_Link">
https://www.ukrinform.ua/rubric-polytics/3689953-formula-miru-ta-vidbudova-zelenskij-proviv-zustric-iz-premerom-slovaccini.html</text:a>
</text:p>
      <!--NEWS-->
      <text:h text:style-name="P10" text:outline-level="1">
<text:span text:style-name="T4">
俄罗斯人再次击中Zaporizhzhia导弹，两名平民受伤</text:span>
</text:h>
      <text:p text:style-name="P4">
作者: Ukrinform (Person)</text:p>
      <text:p text:style-name="P4">
出版商: Укринформ (Organization)</text:p>
      <text:p text:style-name="P4">
出版时间: 2023-03-31T16:02:00+03:00</text:p>
      <text:p text:style-name="P4">
修改时间: 2023-03-31T16:02:00+03:00</text:p>
      <text:p text:style-name="P4">
描述: 在火箭袭击Zaporozhye期间，三个住宅损坏了，两人受伤。  - 乌克林。</text:p>
      <text:p text:style-name="P4">
图片: ["<text:a xlink:type="simple" xlink:href="https://static.ukrinform.com/photos/2023_03/thumb_files/630_360_1680267557-798.jpg" text:style-name="Internet_20_link" text:visited-style-name="Visited_20_Internet_20_Link">
630_360_16802...</text:a>
", "<text:a xlink:type="simple" xlink:href="https://static.ukrinform.com/photos/2023_03/1680266828-948.jpg" text:style-name="Internet_20_link" text:visited-style-name="Visited_20_Internet_20_Link">
1680266828-94...</text:a>
", "<text:a xlink:type="simple" xlink:href="https://static.ukrinform.com/photos/2023_03/1680266827-598.jpg" text:style-name="Internet_20_link" text:visited-style-name="Visited_20_Internet_20_Link">
1680266827-59...</text:a>
", "<text:a xlink:type="simple" xlink:href="https://static.ukrinform.com/photos/2023_03/1680267558-918.jpg" text:style-name="Internet_20_link" text:visited-style-name="Visited_20_Internet_20_Link">
1680267558-91...</text:a>
", "<text:a xlink:type="simple" xlink:href="https://static.ukrinform.com/photos/2023_03/1680266828-830.jpg" text:style-name="Internet_20_link" text:visited-style-name="Visited_20_Internet_20_Link">
1680266828-83...</text:a>
"]</text:p>
      <text:p text:style-name="P4">
标签: ['Запоріжжя', 'Війна з росією', 'Ракетний удар']</text:p>
      <text:p text:style-name="P4">
类型: Article</text:p>
      <!--METADATA-->
      <text:p text:style-name="P4">
<draw:frame draw:style-name="fr1" draw:name="Image109" text:anchor-type="as-char" svg:width="6.9236in" svg:height="3.956343in" draw:z-index="0">
<draw:image xlink:href="../Images/yкринформ/2023-03-31T16-02-00-03-00/630_360_1680267557-798.jpg" xlink:type="simple" xlink:show="embed" xlink:actuate="onLoad" draw:mime-type="image/jpeg"/>
</draw:frame>
在对Zaporozhye的时间袭击中，三个住宅损坏了，两个人感到惊讶。</text:p>
      <text:p text:style-name="P4">
乌克兰代表通讯员报道，乌克兰地区乌克兰州乌克兰州紧急服务部的发言人向记者报告了这一点。</text:p>
      <text:p text:style-name="P4">
<text:a xlink:type="simple" xlink:href="https://static.ukrinform.com/photos/2023_03/1680278196-3796.jpeg" text:style-name="Internet_20_link" text:visited-style-name="Visited_20_Internet_20_Link">
</text:a>
 <text:a xlink:type="simple" xlink:href="https://static.ukrinform.com/photos/2023_03/1680278197-5133.jpeg" text:style-name="Internet_20_link" text:visited-style-name="Visited_20_Internet_20_Link">
</text:a>
 <text:a xlink:type="simple" xlink:href="https://static.ukrinform.com/photos/2023_03/1680278196-2864.jpeg" text:style-name="Internet_20_link" text:visited-style-name="Visited_20_Internet_20_Link">
</text:a>
 <text:a xlink:type="simple" xlink:href="https://static.ukrinform.com/photos/2023_03/1680278195-4998.jpeg" text:style-name="Internet_20_link" text:visited-style-name="Visited_20_Internet_20_Link">
</text:a>
 <text:a xlink:type="simple" xlink:href="https://static.ukrinform.com/photos/2023_03/1680278196-7733.jpeg" text:style-name="Internet_20_link" text:visited-style-name="Visited_20_Internet_20_Link">
</text:a>
 <text:a xlink:type="simple" xlink:href="https://static.ukrinform.com/photos/2023_03/1680278196-7926.jpeg" text:style-name="Internet_20_link" text:visited-style-name="Visited_20_Internet_20_Link">
</text:a>
 <text:a xlink:type="simple" xlink:href="https://static.ukrinform.com/photos/2023_03/1680278196-4930.jpeg" text:style-name="Internet_20_link" text:visited-style-name="Visited_20_Internet_20_Link">
</text:a>
 <text:a xlink:type="simple" xlink:href="https://static.ukrinform.com/photos/2023_03/1680278197-1091.jpeg" text:style-name="Internet_20_link" text:visited-style-name="Visited_20_Internet_20_Link">
</text:a>
 <text:a xlink:type="simple" xlink:href="https://static.ukrinform.com/photos/2023_03/1680278197-2701.jpeg" text:style-name="Internet_20_link" text:visited-style-name="Visited_20_Internet_20_Link">
</text:a>
巴里什娃说：“今天在13:00 Zaporozhye再次遭受了火箭袭击。三人居民受伤，两人被摧毁。牢房来到了墓地。”</text:p>
      <text:p text:style-name="P4">
<draw:frame draw:style-name="fr1" draw:name="Image110" text:anchor-type="as-char" svg:width="6.9236in" svg:height="5.1927in" draw:z-index="0">
<draw:image xlink:href="../Images/yкринформ/2023-03-31T16-02-00-03-00/1680266828-948.jpg" xlink:type="simple" xlink:show="embed" xlink:actuate="onLoad" draw:mime-type="image/jpeg"/>
</draw:frame>
据她说，两个人受伤。 他们得到了医疗服务，他们不需要住院。</text:p>
      <text:p text:style-name="P4">
<draw:frame draw:style-name="fr1" draw:name="Image111" text:anchor-type="as-char" svg:width="6.9236in" svg:height="5.1927in" draw:z-index="0">
<draw:image xlink:href="../Images/yкринформ/2023-03-31T16-02-00-03-00/1680266827-598.jpg" xlink:type="simple" xlink:show="embed" xlink:actuate="onLoad" draw:mime-type="image/jpeg"/>
</draw:frame>
<text:span text:style-name="T4">
另请阅读：</text:span>
 <text:a xlink:type="simple" xlink:href="https://www.ukrinform.ua/rubric-regions/3689774-ataka-sahedami-raketi-s300-ta-artobstrili-ak-projsla-doba-u-regionah.html" text:style-name="Internet_20_link" text:visited-style-name="Visited_20_Internet_20_Link">
</text:a>
此外，根据SES的说法，在被封锁的房屋中，有一名妇女，有2022年的孩子。 救援人员切开了门，把它们带出了。</text:p>
      <text:p text:style-name="P4">
<draw:frame draw:style-name="fr1" draw:name="Image112" text:anchor-type="as-char" svg:width="6.9236in" svg:height="5.1927in" draw:z-index="0">
<draw:image xlink:href="../Images/yкринформ/2023-03-31T16-02-00-03-00/1680267558-918.jpg" xlink:type="simple" xlink:show="embed" xlink:actuate="onLoad" draw:mime-type="image/jpeg"/>
</draw:frame>
救援人员和警察在现场工作，Zaporozhyeoblener的员工受到损坏的线路损坏<text:a xlink:type="simple" xlink:href="https://www.ukrinform.ua/tag-elektroenergia" text:style-name="Internet_20_link" text:visited-style-name="Visited_20_Internet_20_Link">
</text:a>
.</text:p>
      <text:p text:style-name="P4">
<draw:frame draw:style-name="fr1" draw:name="Image113" text:anchor-type="as-char" svg:width="6.9236in" svg:height="5.1927in" draw:z-index="0">
<draw:image xlink:href="../Images/yкринформ/2023-03-31T16-02-00-03-00/1680266828-830.jpg" xlink:type="simple" xlink:show="embed" xlink:actuate="onLoad" draw:mime-type="image/jpeg"/>
</draw:frame>
在Zaporozhye的墓地中，俄罗斯军队释放了“ Iskander”。 据报道，在Zaporizhzhia地区的Sunp报道了Tsukrukrinform。</text:p>
      <text:p text:style-name="P4">
执法机构“爆炸物说敌对军队是由伊斯坎德(Iskander)释放的”。</text:p>
      <text:p text:style-name="P4">
如报道，<text:a xlink:type="simple" xlink:href="https://www.ukrinform.ua/rubric-ato/3689914-vorog-dvici-vdariv-raketami-po-orihovu-na-zaporizzi-dvoe-poranenih.html" text:style-name="Internet_20_link" text:visited-style-name="Visited_20_Internet_20_Link">
</text:a>
，两个人被卖掉。</text:p>
      <text:p text:style-name="P4">
Olga Zvonaryova_</text:p>
      <text:p text:style-name="P4">
News Source: <text:a xlink:type="simple" xlink:href="https://www.ukrinform.ua/rubric-ato/3689958-rosiani-znovu-vdarili-raketami-po-zaporizzu-poraneni-dvoe-civilnih.html" text:style-name="Internet_20_link" text:visited-style-name="Visited_20_Internet_20_Link">
https://www.ukrinform.ua/rubric-ato/3689958-rosiani-znovu-vdarili-raketami-po-zaporizzu-poraneni-dvoe-civilnih.html</text:a>
</text:p>
      <!--NEWS-->
      <text:h text:style-name="P10" text:outline-level="1">
<text:span text:style-name="T4">
俄罗斯和白俄罗斯的代表被接纳为温布尔登</text:span>
</text:h>
      <text:p text:style-name="P4">
作者: Ukrinform (Person)</text:p>
      <text:p text:style-name="P4">
出版商: Укринформ (Organization)</text:p>
      <text:p text:style-name="P4">
出版时间: 2023-03-31T16:04:00+03:00</text:p>
      <text:p text:style-name="P4">
修改时间: 2023-03-31T16:04:00+03:00</text:p>
      <text:p text:style-name="P4">
描述: 英国网球协会（LTA）将承认俄罗斯人和白俄罗斯人参加温布尔登和其他中立比赛。  - 乌克林。</text:p>
      <text:p text:style-name="P4">
图片: ["<text:a xlink:type="simple" xlink:href="https://static.ukrinform.com/photos/2023_03/thumb_files/630_360_1680267739-515.jpeg" text:style-name="Internet_20_link" text:visited-style-name="Visited_20_Internet_20_Link">
630_360_16802...</text:a>
"]</text:p>
      <text:p text:style-name="P4">
标签: ['Теніс']</text:p>
      <text:p text:style-name="P4">
类型: Article</text:p>
      <!--METADATA-->
      <text:p text:style-name="P4">
<draw:frame draw:style-name="fr1" draw:name="Image114" text:anchor-type="as-char" svg:width="6.9236in" svg:height="3.956343in" draw:z-index="0">
<draw:image xlink:href="../Images/yкринформ/2023-03-31T16-04-00-03-00/630_360_1680267739-515.jpeg" xlink:type="simple" xlink:show="embed" xlink:actuate="onLoad" draw:mime-type="image/jpeg"/>
</draw:frame>
英国网球协会(LTA)将允许俄罗斯人和白俄罗斯参加Vimbledon和其他中立比赛。</text:p>
      <text:p text:style-name="P4">
据报道<text:a xlink:type="simple" xlink:href="https://www.lta.org.uk/news/statement-on-russian-and-belarusian-players-at-events-in-2023/" text:style-name="Internet_20_link" text:visited-style-name="Visited_20_Internet_20_Link">
</text:a>
协会，乌克林福姆报告。</text:p>
      <text:p text:style-name="P4">
“ 2022年4月20日，LTA宣布决定禁止所有俄罗斯白俄罗斯球员参加他们的活动。 正如当时所说，我们想发表“俄罗斯和白俄罗斯国家的明确信号，他们在乌克兰的行动是国际谴责的主题”。 我们继续认为这是正确的行动，我们要感谢支持它的每个人。 当下，乌克兰人民因其国家的战争而遭受的苦难没有烘烤。 网球或运动问题相对较小。 但是，我们一年禁止俄罗斯和白俄罗斯球员参加比赛的决定导致对美国ATP和WTA实施的重大制裁，包括如果我们在2023年在2023年重复终止会员的真正观点，”消息读到。</text:p>
      <text:p text:style-name="P4">
该协会还解释说，他们的立场没有改变，而牺牲了乌克兰的支持。</text:p>
      <text:p text:style-name="P4">
“我们支持乌克兰人民的立场在2023年保持不变，我们担心俄罗斯和白俄罗斯政权获得声誉和其他优势，试图与球员联系在一起。 此外，我们知道去年俄罗斯和白俄罗斯球员参加了中立运动员。 我们共同考虑了这些考虑，我们同意希望在2023年参加我们的活动中参加活动的所有俄罗斯和白俄罗斯球员以及辅助人员都必须签署Proneutatti声明。 这与英国政府的指示相对应，是其他运动中使用的一种方法。”该协会解释说。</text:p>
      <text:p text:style-name="P4">
<text:span text:style-name="T4">
另请阅读：</text:span>
 <text:a xlink:type="simple" xlink:href="https://www.ukrinform.ua/rubric-sports/3689768-vladislav-orlov-dijsov-do-pivfinalu-parnogo-rozradu-turniru-itf-v-indii.html" text:style-name="Internet_20_link" text:visited-style-name="Visited_20_Internet_20_Link">
</text:a>
乌克兰Dmytro Kuleba外交部长称Vymboldon的不道德决定参加了来自俄罗斯和白俄罗斯的网球运动员的比赛。 外交大臣在[]中写道(https://twitter.com/DmytroKuleba/status/1641789759356907527) .</text:p>
      <text:p text:style-name="P4">
据报道，乌克兰运动员不会在国际游客上竞争，那里的运动员将代表来自俄罗斯或白俄罗斯的运动员。 相应的决定得到了乌克兰部长内阁的批准。</text:p>
      <text:p text:style-name="P4">
照片：盖蒂图像</text:p>
      <text:p text:style-name="P4">
News Source: <text:a xlink:type="simple" xlink:href="https://www.ukrinform.ua/rubric-sports/3689960-predstavnikiv-rf-i-rb-dopustili-do-vimbldonu.html" text:style-name="Internet_20_link" text:visited-style-name="Visited_20_Internet_20_Link">
https://www.ukrinform.ua/rubric-sports/3689960-predstavnikiv-rf-i-rb-dopustili-do-vimbldonu.html</text:a>
</text:p>
      <!--NEWS-->
      <text:h text:style-name="P10" text:outline-level="1">
<text:span text:style-name="T4">
副助理斯托尔滕贝格：乌克兰的未来 - 北约</text:span>
</text:h>
      <text:p text:style-name="P4">
作者: Ukrinform (Person)</text:p>
      <text:p text:style-name="P4">
出版商: Укринформ (Organization)</text:p>
      <text:p text:style-name="P4">
出版时间: 2023-03-31T16:04:32+03:00</text:p>
      <text:p text:style-name="P4">
修改时间: 2023-03-31T16:04:32+03:00</text:p>
      <text:p text:style-name="P4">
描述: 数十年来，乌克兰一直在争取一直是欧洲稳定基础的原则。  - 乌克林。</text:p>
      <text:p text:style-name="P4">
图片: ["<text:a xlink:type="simple" xlink:href="https://static.ukrinform.com/photos/2023_03/thumb_files/630_360_1680257602-712.jpg" text:style-name="Internet_20_link" text:visited-style-name="Visited_20_Internet_20_Link">
630_360_16802...</text:a>
"]</text:p>
      <text:p text:style-name="P4">
标签: ['НАТО', 'Столтенберг', 'Коломіна']</text:p>
      <text:p text:style-name="P4">
类型: Article</text:p>
      <!--METADATA-->
      <text:p text:style-name="P4">
<draw:frame draw:style-name="fr1" draw:name="Image115" text:anchor-type="as-char" svg:width="6.9236in" svg:height="3.956343in" draw:z-index="0">
<draw:image xlink:href="../Images/yкринформ/2023-03-31T16-04-32-03-00/630_360_1680257602-712.jpg" xlink:type="simple" xlink:show="embed" xlink:actuate="onLoad" draw:mime-type="image/jpeg"/>
</draw:frame>
乌克兰人将成为数十年来一直是欧洲稳定基础的原则。</text:p>
      <text:p text:style-name="P4">
关于<text:a xlink:type="simple" xlink:href="http://www.ukrinform.ua/rubric-world/3689839-haver-kolomina-zastupnik-pomicnika-genceka-nato.html" text:style-name="Internet_20_link" text:visited-style-name="Visited_20_Internet_20_Link">
</text:a>
北约秘书长哈维尔·科洛明(Havier Kolomin)的副助理，他正式在基辅30 Bereznya访问。</text:p>
      <text:p text:style-name="P4">
Kolomin说，回答乌克兰的问题是否应在限制俄罗斯侵略的行动中应得的位置，他说：“北约的重新策略概念，在马德里上一年的一次 - 年度 - 年度 - 年度批准中批准。</text:p>
      <text:p text:style-name="P4">
<text:span text:style-name="T4">
另请阅读：</text:span>
 <text:a xlink:type="simple" xlink:href="https://www.ukrinform.ua/rubric-ato/3679344-kraini-nato-nadavatimut-ukraini-vse-so-potribno-dla-peremogi-stoltenberg.html" text:style-name="Internet_20_link" text:visited-style-name="Visited_20_Internet_20_Link">
</text:a>
他承认：“乌克兰正在争取欧洲和平与稳定的基础的价值观和原则。”</text:p>
      <text:p text:style-name="P4">
这位官员强调说：“乌克兰的未来是在欧洲 - 大西洋家族中，并补充说，联盟成员将遵守我们2008年乌克兰将成为北约成员的开放式政策。”</text:p>
      <text:p text:style-name="P4">
<text:span text:style-name="T4">
另请阅读：</text:span>
 <text:a xlink:type="simple" xlink:href="https://www.ukrinform.ua/rubric-world/3685513-navit-akso-vijna-zakincitsa-zavtra-bezpekove-seredovise-zminilosa-nadovgo-stoltenberg.html" text:style-name="Internet_20_link" text:visited-style-name="Visited_20_Internet_20_Link">
</text:a>
据报道，今年1月指的是达沃斯世界经济论坛的参与者，乌克兰沃罗迪米尔·泽伦斯基总裁Zelensky表示，他认为北约是乌克兰及其人民安全安全的最佳保证。</text:p>
      <text:p text:style-name="P4">
北约秘书长詹斯·斯托尔滕贝格(Jens Stoltenberg)在今年2月18日在慕尼黑安全论坛上发表讲话说，在今天向乌克兰援助的背景下，全能者最相关的任务是确保其赢得七个独立国家的胜利。</text:p>
      <text:p text:style-name="P4">
否则“讨论[]之间没有任何关系是没有意义的。(https://www.ukrinform.ua/tag-nato)Bytoltenberg补充说：“将来，乌克兰回答了一个问题，即在北约下一次援助期间是否可以加快乌克兰进入联盟的过程，这应该在今年7月11日至12日在维尔纽斯举行。</text:p>
      <text:p text:style-name="P4">
News Source: <text:a xlink:type="simple" xlink:href="https://www.ukrinform.ua/rubric-polytics/3689961-zastupnik-pomicnika-stoltenberga-majbutne-ukraini-u-nato.html" text:style-name="Internet_20_link" text:visited-style-name="Visited_20_Internet_20_Link">
https://www.ukrinform.ua/rubric-polytics/3689961-zastupnik-pomicnika-stoltenberga-majbutne-ukraini-u-nato.html</text:a>
</text:p>
      <!--NEWS-->
      <text:h text:style-name="P10" text:outline-level="1">
<text:span text:style-name="T4">
北约完全更新了基辅代表的工作</text:span>
</text:h>
      <text:p text:style-name="P4">
作者: Ukrinform (Person)</text:p>
      <text:p text:style-name="P4">
出版商: Укринформ (Organization)</text:p>
      <text:p text:style-name="P4">
出版时间: 2023-03-31T16:09:04+03:00</text:p>
      <text:p text:style-name="P4">
修改时间: 2023-03-31T16:09:04+03:00</text:p>
      <text:p text:style-name="P4">
描述: 北约返回其在乌克兰的实体存在，并在北约萨米特（Vilnius）在维尔纽斯（Vilnius）举行的北约峰会（Nato Summit）将有助于加深对话的三个月之前，全面续签了联盟代表。  - 乌克林。</text:p>
      <text:p text:style-name="P4">
图片: ["<text:a xlink:type="simple" xlink:href="https://static.ukrinform.com/photos/2023_03/thumb_files/630_360_1680257603-455.jpg" text:style-name="Internet_20_link" text:visited-style-name="Visited_20_Internet_20_Link">
630_360_16802...</text:a>
"]</text:p>
      <text:p text:style-name="P4">
标签: ['НАТО', 'Україна', 'Коломіна']</text:p>
      <text:p text:style-name="P4">
类型: Article</text:p>
      <!--METADATA-->
      <text:p text:style-name="P4">
<draw:frame draw:style-name="fr1" draw:name="Image116" text:anchor-type="as-char" svg:width="6.9236in" svg:height="3.956343in" draw:z-index="0">
<draw:image xlink:href="../Images/yкринформ/2023-03-31T16-09-04-03-00/630_360_1680257603-455.jpg" xlink:type="simple" xlink:show="embed" xlink:actuate="onLoad" draw:mime-type="image/jpeg"/>
</draw:frame>
事实证明，它在乌克兰的身体存在，在北约在维尔纽斯举行的峰会之前，联盟在基辅的代表权的全部续签将阻止对话加深。</text:p>
      <text:p text:style-name="P4">
关于<text:a xlink:type="simple" xlink:href="http://www.ukrinform.ua/rubric-world/3689839-haver-kolomina-zastupnik-pomicnika-genceka-nato.html" text:style-name="Internet_20_link" text:visited-style-name="Visited_20_Internet_20_Link">
</text:a>
北约卡维尔·科洛明(Nato Kavier Kolomin)于3月30日在基辅(Kyiv)正式拜访，他报道了北约·科罗明(Nato Colomin)的副助理，他于3月30日在基辅(Kyiv)进行了正式访问。</text:p>
      <text:p text:style-name="P4">
“我们从来没有离开过乌克兰，因为我们一直在支持它，但是Yarad宣称我们正在基辅返回我们的身体存在 - 以帮助我们的对话加深与合作，并在峰会[]前夕加深和合作。(https://www.ukrinform.ua/tag-nato)联盟报道说，今年7月在维尔纽斯。</text:p>
      <text:p text:style-name="P4">
他解释说，他访问的目的是“确认北约的乌克兰的团结和支持，并继续与乌克兰代表进行密切协商。”</text:p>
      <text:p text:style-name="P4">
Kolomina补充说，在他在基辅逗留期间，他举行了许多会议，特别是与Viceremier-Minister Olga Stefanyshyn，他协调了Zevro-Atlantic Inteptimation的工作国家安全，国防与情报委员会。</text:p>
      <text:p text:style-name="P4">
此外，北约秘书长助理会见了外交部长和国防部的代表。</text:p>
      <text:p text:style-name="P4">
<text:span text:style-name="T4">
另请阅读：</text:span>
 <text:a xlink:type="simple" xlink:href="https://www.ukrinform.ua/rubric-polytics/3689961-zastupnik-pomicnika-stoltenberga-majbutne-ukraini-u-nato.html" text:style-name="Internet_20_link" text:visited-style-name="Visited_20_Internet_20_Link">
</text:a>
据报道，今年1月指的是达沃斯世界经济论坛的参与者，乌克兰Volodymyr Zelensky总裁Zelensky表示，北约认为，北约是乌克兰及其人民安全的最佳保证。</text:p>
      <text:p text:style-name="P4">
News Source: <text:a xlink:type="simple" xlink:href="https://www.ukrinform.ua/rubric-polytics/3689962-nato-povnocinno-ponovlue-robotu-predstavnictva-u-kievi.html" text:style-name="Internet_20_link" text:visited-style-name="Visited_20_Internet_20_Link">
https://www.ukrinform.ua/rubric-polytics/3689962-nato-povnocinno-ponovlue-robotu-predstavnictva-u-kievi.html</text:a>
</text:p>
      <!--NEWS-->
      <text:h text:style-name="P10" text:outline-level="1">
<text:span text:style-name="T4">
Usika发起人：我们的团队发起了一条摆脱愤怒的战斗谈判的方式</text:span>
</text:h>
      <text:p text:style-name="P4">
作者: Ukrinform (Person)</text:p>
      <text:p text:style-name="P4">
出版商: Укринформ (Organization)</text:p>
      <text:p text:style-name="P4">
出版时间: 2023-03-31T16:11:44+03:00</text:p>
      <text:p text:style-name="P4">
修改时间: 2023-03-31T16:11:44+03:00</text:p>
      <text:p text:style-name="P4">
描述: Oleksandr Krasyuk，WBA，WBO，IBO和IBF冠军推动者Alexander Usik（20-0，13 KOS）说，乌克兰队在与泰森·弗里（Tyson Fury）的战斗中从佩尔戈瓦斯出来（33-0-1，24，24，24，24，24， 24，24 COP）。  - 乌克林。</text:p>
      <text:p text:style-name="P4">
图片: ["<text:a xlink:type="simple" xlink:href="https://static.ukrinform.com/photos/2023_03/thumb_files/630_360_1680268244-224.jpg" text:style-name="Internet_20_link" text:visited-style-name="Visited_20_Internet_20_Link">
630_360_16802...</text:a>
"]</text:p>
      <text:p text:style-name="P4">
标签: ['Бокс', 'Усик']</text:p>
      <text:p text:style-name="P4">
类型: Article</text:p>
      <!--METADATA-->
      <text:p text:style-name="P4">
<draw:frame draw:style-name="fr1" draw:name="Image117" text:anchor-type="as-char" svg:width="6.9236in" svg:height="3.956343in" draw:z-index="0">
<draw:image xlink:href="../Images/yкринформ/2023-03-31T16-11-44-03-00/630_360_1680268244-224.jpg" xlink:type="simple" xlink:show="embed" xlink:actuate="onLoad" draw:mime-type="image/jpeg"/>
</draw:frame>
Alexandrausik的超重体重(20-0，13 KO)说，乌克兰团队来自与泰森·弗里(Tyson Fury)的第一场战斗。(33-0-1，24 KO).</text:p>
      <text:p text:style-name="P4">
Він розповів про це для <text:a xlink:type="simple" xlink:href="https://boxing-social.com/news/usyks-promoter-clear-on-fury-fight-pull-out/" text:style-name="Internet_20_link" text:visited-style-name="Visited_20_Internet_20_Link">
 </text:a>
，报道乌克林福姆。</text:p>
      <text:p text:style-name="P4">
“有一个最常问的问题，我想利用这个机会说我们是出于谈判而出来的。 USIK团队做到了这一点，当我们理解并收到证据表明将没有战斗的证据时，我们就做出了这一决定。 因此，问题是，Usika团队是出于谈判而进行的，我们正在治愈。 这很重要，因为有些人一直在问USoSocial网络：“谁做了，发生了什么事？” 因此，现在绝对清楚，Usika团队是出于谈判而出来的。” Krasuk说。</text:p>
      <text:p text:style-name="P4">
<text:span text:style-name="T4">
另请阅读：</text:span>
 <text:a xlink:type="simple" xlink:href="https://www.ukrinform.ua/rubric-sports/3689513-zahareev-zdobuv-peremogu-nad-molodanom-na-turniri-v-litvi.html" text:style-name="Internet_20_link" text:visited-style-name="Visited_20_Internet_20_Link">
</text:a>
根据乌克林福姆的说法，USIK与愤怒的战役不会在4月29日举行，乌克兰人关闭了训练营。</text:p>
      <text:p text:style-name="P4">
照片：盖蒂图像</text:p>
      <text:p text:style-name="P4">
News Source: <text:a xlink:type="simple" xlink:href="https://www.ukrinform.ua/rubric-sports/3689965-promouter-usika-nasa-komanda-iniciuvala-vihid-z-peregovoriv-sodo-bou-proti-furi.html" text:style-name="Internet_20_link" text:visited-style-name="Visited_20_Internet_20_Link">
https://www.ukrinform.ua/rubric-sports/3689965-promouter-usika-nasa-komanda-iniciuvala-vihid-z-peregovoriv-sodo-bou-proti-furi.html</text:a>
</text:p>
      <!--NEWS-->
      <text:h text:style-name="P10" text:outline-level="1">
<text:span text:style-name="T4">
在顿涅茨克地区，边防部队从小武器上击倒了俄罗斯人的战斗无人机</text:span>
</text:h>
      <text:p text:style-name="P4">
作者: Ukrinform (Person)</text:p>
      <text:p text:style-name="P4">
出版商: Укринформ (Organization)</text:p>
      <text:p text:style-name="P4">
出版时间: 2023-03-31T16:11:48+03:00</text:p>
      <text:p text:style-name="P4">
修改时间: 2023-03-31T16:11:48+03:00</text:p>
      <text:p text:style-name="P4">
描述: 在顿涅茨克地区，乌克兰国家边境部队的战斗机用小武器射击了一架俄罗斯无人机，该武器旨在排放弹药。  - 乌克林。</text:p>
      <text:p text:style-name="P4">
图片: ["<text:a xlink:type="simple" xlink:href="https://static.ukrinform.com/photos/2023_03/thumb_files/630_360_1680268219-230.jpg" text:style-name="Internet_20_link" text:visited-style-name="Visited_20_Internet_20_Link">
630_360_16802...</text:a>
"]</text:p>
      <text:p text:style-name="P4">
标签: ['Донеччина', 'Прикордонники', 'Дрон', 'Війна з росією']</text:p>
      <text:p text:style-name="P4">
类型: Article</text:p>
      <!--METADATA-->
      <text:p text:style-name="P4">
<draw:frame draw:style-name="fr1" draw:name="Image118" text:anchor-type="as-char" svg:width="6.9236in" svg:height="3.956343in" draw:z-index="0">
<draw:image xlink:href="../Images/yкринформ/2023-03-31T16-11-48-03-00/630_360_1680268219-230.jpg" xlink:type="simple" xlink:show="embed" xlink:actuate="onLoad" draw:mime-type="image/jpeg"/>
</draw:frame>
在Udoney地区，乌克兰国家边境部队的战斗机击落了俄罗斯无人机，该无人机旨在排放弹药。</text:p>
      <text:p text:style-name="P4">
SSSU在[]中报告了这一点(https://t.me/DPSUkr/10362)，报道乌克林福姆。</text:p>
      <text:p text:style-name="P4">
无人机飞越边境支撑点。</text:p>
      <text:p text:style-name="P4">
除了射击中的铲子中“受伤” <text:a xlink:type="simple" xlink:href="https://www.ukrinform.ua/tag-zbroa" text:style-name="Internet_20_link" text:visited-style-name="Visited_20_Internet_20_Link">
</text:a>
，她没有遭受损害，因此她很快就会为Boatsidobra服务。”州税务局说。</text:p>
      <text:p text:style-name="P4">
<text:span text:style-name="T4">
另请阅读：</text:span>
 <text:a xlink:type="simple" xlink:href="https://www.ukrinform.ua/rubric-ato/3688260-povitrani-sili-zsu-pokazali-ak-zbivaut-vorozij-bezpilotnik.html" text:style-name="Internet_20_link" text:visited-style-name="Visited_20_Internet_20_Link">
</text:a>
据乌克林福姆报道，在顿涅茨克地区，边境警卫与乌克兰脆弱的部队共同发现并摧毁了敌人的射击位置，消除了五名俄罗斯入侵者。</text:p>
      <text:p text:style-name="P4">
News Source: <text:a xlink:type="simple" xlink:href="https://www.ukrinform.ua/rubric-ato/3689966-na-doneccini-prikordonnik-zbiv-bojovij-dron-rosian-zi-strileckoi-zbroi.html" text:style-name="Internet_20_link" text:visited-style-name="Visited_20_Internet_20_Link">
https://www.ukrinform.ua/rubric-ato/3689966-na-doneccini-prikordonnik-zbiv-bojovij-dron-rosian-zi-strileckoi-zbroi.html</text:a>
</text:p>
      <!--NEWS-->
      <text:h text:style-name="P10" text:outline-level="1">
<text:span text:style-name="T4">
联合国儿童基金会已向乌克兰发送了3.5万剂麻疹疫苗</text:span>
</text:h>
      <text:p text:style-name="P4">
作者: Ukrinform (Person)</text:p>
      <text:p text:style-name="P4">
出版商: Укринформ (Organization)</text:p>
      <text:p text:style-name="P4">
出版时间: 2023-03-31T16:14:50+03:00</text:p>
      <text:p text:style-name="P4">
修改时间: 2023-03-31T16:14:50+03:00</text:p>
      <text:p text:style-name="P4">
描述: 联合国（联合国儿童基金会）儿童基金已向乌克兰发送了35.2万剂剂量的麻疹疫苗，腮腺炎和风疹（CCP）。  - 乌克林。</text:p>
      <text:p text:style-name="P4">
图片: ["<text:a xlink:type="simple" xlink:href="https://static.ukrinform.com/photos/2020_10/thumb_files/630_360_1602504676-119.jpeg" text:style-name="Internet_20_link" text:visited-style-name="Visited_20_Internet_20_Link">
630_360_16025...</text:a>
"]</text:p>
      <text:p text:style-name="P4">
标签: ['Кір', 'ЮНІСЕФ', 'Вакцина']</text:p>
      <text:p text:style-name="P4">
类型: Article</text:p>
      <!--METADATA-->
      <text:p text:style-name="P4">
<draw:frame draw:style-name="fr1" draw:name="Image119" text:anchor-type="as-char" svg:width="6.9236in" svg:height="3.956343in" draw:z-index="0">
<draw:image xlink:href="../Images/yкринформ/2023-03-31T16-14-50-03-00/630_360_1602504676-119.jpeg" xlink:type="simple" xlink:show="embed" xlink:actuate="onLoad" draw:mime-type="image/jpeg"/>
</draw:frame>
联合国儿童基金(联合国儿童基金会)在乌克兰，有35.2万剂的麻疹，腮腺炎和风疹疫苗(CCP).</text:p>
      <text:p text:style-name="P4">
Про це повідомляє <text:a xlink:type="simple" xlink:href="https://moz.gov.ua/article/news/junisef-dostaviv-ponad-35-tisjach-doz-vakcini-vid-koru-v-ukrainu" text:style-name="Internet_20_link" text:visited-style-name="Visited_20_Internet_20_Link">
 </text:a>
，报道乌克林福姆。</text:p>
      <text:p text:style-name="P4">
正如所指出的那样，一批疫苗应对乌克兰的两个确认案件而到达。 免费提供疫苗作为人道主义援助。 4月，将支持另外6.57万剂剂量，以支持国家免疫计划缺失疫苗接种。</text:p>
      <text:p text:style-name="P4">
“现在，我们面临着乌克兰最闪闪发光的感染之一的新爆发的风险。 这场战争造成了医疗基础设施的破坏和炸弹收容所的积累，这使情况变得显着复杂。 为了支持乌克兰儿童，联合国儿童基金会继续支持乌克兰政府提供必要的疫苗。</text:p>
      <text:p text:style-name="P4">
卫生部强调麻疹是一种非常具有传染性和危险疾病，可能导致残疾甚至死亡。 在未接种疫苗的孕妇中，它会引起过早出生或导致低体重儿童。</text:p>
      <text:p text:style-name="P4">
没有麻疹的特定治疗方法。 对这种疾病的唯一保护是疫苗接种。 两次剂量(在1年和6年时)提供了可靠的保护。由于疫苗接种水平不足，麻疹循环的蒸蒸，每5  -  6年一次。 乌克兰的最后一次爆发持续了2017  -  2019年。</text:p>
      <text:p text:style-name="P4">
<text:span text:style-name="T4">
另请阅读：</text:span>
 <text:a xlink:type="simple" xlink:href="https://www.ukrinform.ua/rubric-society/3685524-z-dodatka-helsi-teper-mozna-zavantaziti-dokument-pro-vakcinaciu.html" text:style-name="Internet_20_link" text:visited-style-name="Visited_20_Internet_20_Link">
</text:a>
根据乌克林福姆的说法，公共卫生中心从今年年初开始注册2种麻疹疾病。</text:p>
      <text:p text:style-name="P4">
News Source: <text:a xlink:type="simple" xlink:href="https://www.ukrinform.ua/rubric-society/3689967-unisef-dopraviv-v-ukrainu-ponad-35-tisac-doz-vakcini-proti-koru.html" text:style-name="Internet_20_link" text:visited-style-name="Visited_20_Internet_20_Link">
https://www.ukrinform.ua/rubric-society/3689967-unisef-dopraviv-v-ukrainu-ponad-35-tisac-doz-vakcini-proti-koru.html</text:a>
</text:p>
      <!--NEWS-->
      <text:h text:style-name="P10" text:outline-level="1">
<text:span text:style-name="T4">
在基辅，藏在UOC MP修道院的Pro -Kremlivsky博客作者将尝试</text:span>
</text:h>
      <text:p text:style-name="P4">
作者: Ukrinform (Person)</text:p>
      <text:p text:style-name="P4">
出版商: Укринформ (Organization)</text:p>
      <text:p text:style-name="P4">
出版时间: 2023-03-31T16:19:43+03:00</text:p>
      <text:p text:style-name="P4">
修改时间: 2023-03-31T16:19:43+03:00</text:p>
      <text:p text:style-name="P4">
描述: 法院将在国家叛国罪中忍受被告，即科莱姆利夫博客作者，他躲在基辅莫斯科莫斯科祖先的乌克兰东正教教堂的修道院中。  - 乌克林。</text:p>
      <text:p text:style-name="P4">
图片: ["<text:a xlink:type="simple" xlink:href="https://static.ukrinform.com/photos/2023_03/thumb_files/630_360_1680268607-275.jpg" text:style-name="Internet_20_link" text:visited-style-name="Visited_20_Internet_20_Link">
630_360_16802...</text:a>
"]</text:p>
      <text:p text:style-name="P4">
标签: ['Блогер', 'Суд', 'УПЦ МП', 'Київ']</text:p>
      <text:p text:style-name="P4">
类型: Article</text:p>
      <!--METADATA-->
      <text:p text:style-name="P4">
<draw:frame draw:style-name="fr1" draw:name="Image120" text:anchor-type="as-char" svg:width="6.9236in" svg:height="3.956343in" draw:z-index="0">
<draw:image xlink:href="../Images/yкринформ/2023-03-31T16-19-43-03-00/630_360_1680268607-275.jpg" xlink:type="simple" xlink:show="embed" xlink:actuate="onLoad" draw:mime-type="image/jpeg"/>
</draw:frame>
审前将是叛国罪名是普罗克里夫斯基(Prokremlivsky)博客作者，他躲在基辅乌克兰乌克兰东正教教堂的修道院中。</text:p>
      <text:p text:style-name="P4">
根据乌克林福姆的说法，基辅城市检察官办公室在[]中报道(https://t.me/kyiv_pro_office/1837)。</text:p>
      <text:p text:style-name="P4">
向法院，针对参与对乌克兰进行信息和颠覆活动的事实的人的起诉(艺术的第1部分。 《乌克兰刑法》 111).</text:p>
      <text:p text:style-name="P4">
За даними слідства, ще до початку повномасштабного вторгнення російськоїфедерації обвинувачений почав активно допомагати країні-агресору у проведенніпідривної діяльності проти України.</text:p>
      <text:p text:style-name="P4">
На виконання завдань «кураторів» з рф чоловік готував і надсилав дляпублікації статті, у яких висловлював проросійські погляди. Вказані публікаціїрозміщувалися на російських сайтах, активно «розганялися» пропагандистами вінтернеті й соціальних мережах та були доступними необмеженій кількостікористувачів.</text:p>
      <text:p text:style-name="P4">
<text:span text:style-name="T4">
Читайте також:</text:span>
 <text:a xlink:type="simple" xlink:href="https://www.ukrinform.ua/rubric-kyiv/3689381-na-vizdi-do-kieva-zatrimali-svasennika-z-rosijskimi-dokumentami-jogo-peredali-policii.html" text:style-name="Internet_20_link" text:visited-style-name="Visited_20_Internet_20_Link">
 </text:a>
在上述文章中，被告否认乌克兰的存在是乌克兰人民的状态，作为一个完整的独立族裔，普及了俄罗斯及其总统，强调了俄罗斯教育的“高级使命” “牺牲”。</text:p>
      <text:p text:style-name="P4">
同时，攻击者对国家拥有的国家，乌克兰语言和文化有负面和偏见。</text:p>
      <text:p text:style-name="P4">
专业知识表明，这些演讲包含旨在点燃民族，种族间，社会仇恨和仇恨的信息，使军队与人民之间的不和谐，对公众产生了负面影响，促成了俄罗斯宣传在乌克兰的传播并受到威胁。</text:p>
      <text:p text:style-name="P4">
2022年8月，该人涉嫌叛国罪，此后他想躲避正义并被通缉。 截至那时，一个人被拘留。</text:p>
      <text:p text:style-name="P4">
被告面临12到15年的监禁。</text:p>
      <text:p text:style-name="P4">
<text:span text:style-name="T4">
另请阅读：</text:span>
 <text:a xlink:type="simple" xlink:href="https://www.ukrinform.ua/rubric-society/3689846-kapitanu-rosijskogo-sudna-ogolosili-pidozru-perevoziv-kradene-ukrainske-zerno.html" text:style-name="Internet_20_link" text:visited-style-name="Visited_20_Internet_20_Link">
</text:a>
</text:p>
      <text:p text:style-name="P4">
<text:span text:style-name="T5">
foto：基辅城市检察官办公室的电报</text:span>
</text:p>
      <text:p text:style-name="P4">
News Source: <text:a xlink:type="simple" xlink:href="https://www.ukrinform.ua/rubric-kyiv/3689969-u-kievi-suditimut-prokremlivskogo-blogera-akij-perehovuvavsa-v-monastiri-upc-mp.html" text:style-name="Internet_20_link" text:visited-style-name="Visited_20_Internet_20_Link">
https://www.ukrinform.ua/rubric-kyiv/3689969-u-kievi-suditimut-prokremlivskogo-blogera-akij-perehovuvavsa-v-monastiri-upc-mp.html</text:a>
</text:p>
      <!--NEWS-->
      <text:h text:style-name="P10" text:outline-level="1">
<text:span text:style-name="T4">
特朗普不会去调查 - 律师</text:span>
</text:h>
      <text:p text:style-name="P4">
作者: Ukrinform (Person)</text:p>
      <text:p text:style-name="P4">
出版商: Укринформ (Organization)</text:p>
      <text:p text:style-name="P4">
出版时间: 2023-03-31T16:22:26+03:00</text:p>
      <text:p text:style-name="P4">
修改时间: 2023-03-31T16:22:26+03:00</text:p>
      <text:p text:style-name="P4">
描述: 美国律师唐纳德·特朗普（Donald Trump）表示，他的委托人不会去调查。  - 乌克林。</text:p>
      <text:p text:style-name="P4">
图片: ["<text:a xlink:type="simple" xlink:href="https://static.ukrinform.com/photos/2020_10/thumb_files/630_360_1601635017-297.jpg" text:style-name="Internet_20_link" text:visited-style-name="Visited_20_Internet_20_Link">
630_360_16016...</text:a>
"]</text:p>
      <text:p text:style-name="P4">
标签: ['Адвокат', 'США', 'Суд', 'Трамп']</text:p>
      <text:p text:style-name="P4">
类型: Article</text:p>
      <!--METADATA-->
      <text:p text:style-name="P4">
<draw:frame draw:style-name="fr1" draw:name="Image121" text:anchor-type="as-char" svg:width="6.9236in" svg:height="3.956343in" draw:z-index="0">
<draw:image xlink:href="../Images/yкринформ/2023-03-31T16-22-26-03-00/630_360_1601635017-297.jpg" xlink:type="simple" xlink:show="embed" xlink:actuate="onLoad" draw:mime-type="image/jpeg"/>
</draw:frame>
美国律师唐纳德·特朗普(Donald Trump)表示，他的委托人不会签订协议。</text:p>
      <text:p text:style-name="P4">
关于它报告<text:a xlink:type="simple" xlink:href="http://news.sky.com/story/donald-trump-latest-prosecutors-vote-to-indict-donald-trump-as-part-of-hush-money-investigation-12840161" text:style-name="Internet_20_link" text:visited-style-name="Visited_20_Internet_20_Link">
</text:a>
，报道乌克林福姆。</text:p>
      <text:p text:style-name="P4">
乔·高普(Joe Takopin)的律师说，特朗普(Trump)被法院裁定推动他感到震惊。</text:p>
      <text:p text:style-name="P4">
“总统 <text:a xlink:type="simple" xlink:href="https://www.ukrinform.ua/tag-tramp" text:style-name="Internet_20_link" text:visited-style-name="Visited_20_Internet_20_Link">
</text:a>
在这种情况下，将不会达成内gui的协议。 这不会发生。 这里没有犯罪。”特朗普代表说。</text:p>
      <text:p text:style-name="P4">
据报道，大陪审团在2016年大选期间通过Stormi Daniels的秘书付款投票赞成美国侨民唐纳德·特朗普的刑事起诉。</text:p>
      <text:p text:style-name="P4">
<text:span text:style-name="T4">
另请阅读：</text:span>
 <text:a xlink:type="simple" xlink:href="https://www.ukrinform.ua/rubric-world/3686169-tramp-volie-naditi-narucniki-v-sudi-abi-stati-mucenikom-zmi.html" text:style-name="Internet_20_link" text:visited-style-name="Visited_20_Internet_20_Link">
</text:a>
起诉是对地区检察官Gangengetten Elvin Bragg进行调查的结果。 他通过前Lawyajikel Cohen调查了成人Stormi Daniels支付130,000美元的明星的有效性。</text:p>
      <text:p text:style-name="P4">
特朗普的公司对科恩进行了补偿，将其标记为法律支出，并且没有在针对竞选费用的报告中透露它们，这是起诉。</text:p>
      <text:p text:style-name="P4">
News Source: <text:a xlink:type="simple" xlink:href="https://www.ukrinform.ua/rubric-world/3689970-tramp-ne-pide-na-ugodu-zi-slidstvom-advokat.html" text:style-name="Internet_20_link" text:visited-style-name="Visited_20_Internet_20_Link">
https://www.ukrinform.ua/rubric-world/3689970-tramp-ne-pide-na-ugodu-zi-slidstvom-advokat.html</text:a>
</text:p>
      <!--NEWS-->
      <text:h text:style-name="P10" text:outline-level="1">
<text:span text:style-name="T4">
乌克林福姆再次进入IMI的最高质量在线媒体的“白色列表”</text:span>
</text:h>
      <text:p text:style-name="P4">
作者: Ukrinform (Person)</text:p>
      <text:p text:style-name="P4">
出版商: Укринформ (Organization)</text:p>
      <text:p text:style-name="P4">
出版时间: 2023-03-31T16:23:23+03:00</text:p>
      <text:p text:style-name="P4">
修改时间: 2023-03-31T16:23:23+03:00</text:p>
      <text:p text:style-name="P4">
描述: 据大众媒体研究所的专家称，乌克兰福姆再次进入了九种质量和负责任的乌克兰在线媒体。  - 乌克林。</text:p>
      <text:p text:style-name="P4">
图片: ["<text:a xlink:type="simple" xlink:href="https://static.ukrinform.com/photos/2016_12/thumb_files/630_360_1481102266-5112.jpg" text:style-name="Internet_20_link" text:visited-style-name="Visited_20_Internet_20_Link">
630_360_14811...</text:a>
", "<text:a xlink:type="simple" xlink:href="https://static.ukrinform.com/photos/2023_03/1680268245-834.png" text:style-name="Internet_20_link" text:visited-style-name="Visited_20_Internet_20_Link">
1680268245-83...</text:a>
"]</text:p>
      <text:p text:style-name="P4">
标签: ['Рейтинг', 'Укрінформ', 'ЗМІ', 'Онлайн', 'Медіа']</text:p>
      <text:p text:style-name="P4">
类型: Article</text:p>
      <!--METADATA-->
      <text:p text:style-name="P4">
<draw:frame draw:style-name="fr1" draw:name="Image122" text:anchor-type="as-char" svg:width="6.9236in" svg:height="3.956343in" draw:z-index="0">
<draw:image xlink:href="../Images/yкринформ/2023-03-31T16-23-23-03-00/630_360_1481102266-5112.jpg" xlink:type="simple" xlink:show="embed" xlink:actuate="onLoad" draw:mime-type="image/jpeg"/>
</draw:frame>
大众媒体研究所的专家说，乌克兰的乌克兰人是九种质量和负责任的乌克兰在线媒体。</text:p>
      <text:p text:style-name="P4">
正如乌克林福姆报道的那样，它报告了<text:a xlink:type="simple" xlink:href="https://imi.org.ua/monitorings/onlajn-media-shho-staly-najyakisnishymy-monitoryng-imi-i51820" text:style-name="Internet_20_link" text:visited-style-name="Visited_20_Internet_20_Link">
</text:a>
.</text:p>
      <text:p text:style-name="P4">
"До Списку найякісніших і відповідальних українських онлайн-медіа, якийпідготували експерти ІМІ на основі моніторингових досліджень, увійшли такіредакції: Суспільне, Громадське, Ліга, Українська правда, Укрінформ, Дзеркалотижня, Бабель, НВ та Еспресо", - ідеться у повідомленні.</text:p>
      <text:p text:style-name="P4">
<draw:frame draw:style-name="fr1" draw:name="Image123" text:anchor-type="as-char" svg:width="6.9236in" svg:height="8.6545in" draw:z-index="0">
<draw:image xlink:href="../Images/yкринформ/2023-03-31T16-23-23-03-00/1680268245-834.png" xlink:type="simple" xlink:show="embed" xlink:actuate="onLoad" draw:mime-type="image/png"/>
</draw:frame>
这些是在2023年2月3月实施的两阶段深层在线媒体监控的结果。</text:p>
      <text:p text:style-name="P4">
<text:span text:style-name="T4">
另请阅读：</text:span>
 <text:a xlink:type="simple" xlink:href="https://www.ukrinform.ua/rubric-society/3689787-v-ukraini-nabuvae-cinnosti-zakon-pro-media.html" text:style-name="Internet_20_link" text:visited-style-name="Visited_20_Internet_20_Link">
</text:a>
在研究的第一阶段，根据先前的IMI监测，SamelyWeb和Gemius的数据选择了50个受欢迎的乌克兰在线媒体，评估了操纵，假货，敌意，黑公关语言，道德障碍和订单材料的主题。</text:p>
      <text:p text:style-name="P4">
在通过第一阶段的媒体研究的第二阶段中，通过感谢您的标准进行了分析：符合余额标准，事实对评论的可靠性以及透明度的可靠性 - 联系人的可用性网站，编辑政策，所有者数据，负责内容的信息等。</text:p>
      <text:p text:style-name="P4">
“根据分析，在白色列表中包含的纳尔斯的专业标准的遵守水平平均约为95％。国家在这些网站上对监视样本的新闻提要没有达到打击(尽管标记不当的材料被击中)同样，这些材料的这些遗址遵守新闻伦理学，”在IMI中。</text:p>
      <text:p text:style-name="P4">
据报道，去年<text:a xlink:type="simple" xlink:href="https://www.ukrinform.ua/tag-ukrinform" text:style-name="Internet_20_link" text:visited-style-name="Visited_20_Internet_20_Link">
</text:a>
根据IMI的说法，他还进入了质量最高的媒体名单。</text:p>
      <text:p text:style-name="P4">
News Source: <text:a xlink:type="simple" xlink:href="https://www.ukrinform.ua/rubric-society/3689971-ukrinform-znov-uvijsov-do-bilogo-spisku-najakisnisih-onlajnmedia-za-versieu-imi.html" text:style-name="Internet_20_link" text:visited-style-name="Visited_20_Internet_20_Link">
https://www.ukrinform.ua/rubric-society/3689971-ukrinform-znov-uvijsov-do-bilogo-spisku-najakisnisih-onlajnmedia-za-versieu-imi.html</text:a>
</text:p>
      <!--NEWS-->
      <text:h text:style-name="P10" text:outline-level="1">
<text:span text:style-name="T4">
在布查犯的犯罪表明了俄罗斯侵略的真实面孔 - 克罗地亚总理</text:span>
</text:h>
      <text:p text:style-name="P4">
作者: Ukrinform (Person)</text:p>
      <text:p text:style-name="P4">
出版商: Укринформ (Organization)</text:p>
      <text:p text:style-name="P4">
出版时间: 2023-03-31T16:29:00+03:00</text:p>
      <text:p text:style-name="P4">
修改时间: 2023-03-31T16:29:00+03:00</text:p>
      <text:p text:style-name="P4">
描述: 在布加犯下的罪行表明了俄罗斯侵略的真实面孔，应惩罚他们的罪名。  - 乌克林。</text:p>
      <text:p text:style-name="P4">
图片: ["<text:a xlink:type="simple" xlink:href="https://static.ukrinform.com/photos/2023_03/thumb_files/630_360_1680266146-215.jpeg" text:style-name="Internet_20_link" text:visited-style-name="Visited_20_Internet_20_Link">
630_360_16802...</text:a>
"]</text:p>
      <text:p text:style-name="P4">
标签: ['Буча', 'Хорватія', 'Війна з росією']</text:p>
      <text:p text:style-name="P4">
类型: Article</text:p>
      <!--METADATA-->
      <text:p text:style-name="P4">
<draw:frame draw:style-name="fr1" draw:name="Image124" text:anchor-type="as-char" svg:width="6.9236in" svg:height="3.956343in" draw:z-index="0">
<draw:image xlink:href="../Images/yкринформ/2023-03-31T16-29-00-03-00/630_360_1680266146-215.jpeg" xlink:type="simple" xlink:show="embed" xlink:actuate="onLoad" draw:mime-type="image/jpeg"/>
</draw:frame>
犯下的罪行表明了俄罗斯侵略的真实面孔，应惩罚他们的罪名。</text:p>
      <text:p text:style-name="P4">
乌克利·苏格兰(Ukinform)的通讯员报告，克罗地亚总理安德烈·普伦科维奇(Andrey Plenkovich)在基辅地区布钦(Buchin)在庆祝活动的庆祝活动中在埃德·俄罗斯侵略者解放周年之际举行的演讲中指出。</text:p>
      <text:p text:style-name="P4">
“在布查犯的犯罪表明了俄罗斯侵略的真实面孔。 如果国际社会以前有过怀疑，并且无法决定这对他们来说可能并不明显，尽管我们从2月24日起仍然很明显，那么他们就会理解真正的目的(俄罗斯。  -  ed。) - 恐吓，解决他们的灵魂恐惧并征服乌克兰人，”  - 普伦科维奇说。</text:p>
      <text:p text:style-name="P4">
他指出，俄罗斯人失败了，因为乌克兰人向世界展示了他们想为自由而战，成为爱国者并在斗争过程中获胜。</text:p>
      <text:p text:style-name="P4">
克罗地亚总理指出，乌克兰从国际社会上史无前例的团结，“我们已经有很多年了。”</text:p>
      <text:p text:style-name="P4">
“这种团结将保持强大，您应该得到乌克兰恢复其领土完整性并解放了临时性的领土。 这就是为什么我们对乌克兰的支持 - 政治，人道主义，金融或军事 - 将继续继续。”  -  Napovplenkovich。</text:p>
      <text:p text:style-name="P4">
他强调，俄罗斯犯下的罪行要求惩罚，正义，肇事者将对他们负责。</text:p>
      <text:p text:style-name="P4">
“这就是为什么今天在您的主动行动中，我们签署了Buchansk宣言，我们呼吁对犯下这些罪行的人进行惩罚。 这些是我们今天从Bucha出发的非常重要的，”总理强调<text:a xlink:type="simple" xlink:href="https://www.ukrinform.ua/tag-horvatia" text:style-name="Internet_20_link" text:visited-style-name="Visited_20_Internet_20_Link">
</text:a>
。</text:p>
      <text:p text:style-name="P4">
<text:span text:style-name="T4">
另请阅读：</text:span>
 <text:a xlink:type="simple" xlink:href="https://www.ukrinform.ua/rubric-ato/3689928-premer-slovenii-na-pamatnih-zahodah-u-buci-sogodni-vsi-mi-ukrainci.html" text:style-name="Internet_20_link" text:visited-style-name="Visited_20_Internet_20_Link">
</text:a>
根据检察长办公室的说法，俄罗斯入侵者在基夫地区的Vbuchansky地区犯下了9,000多次军事犯罪。 尤其， <text:a xlink:type="simple" xlink:href="https://www.ukrinform.ua/rubric-ato/3689743-ponad-1400-smertej-zelenskij-pokazav-kadri-33-dniv-okupacii-buci.html" text:style-name="Internet_20_link" text:visited-style-name="Visited_20_Internet_20_Link">
</text:a>
。 死者中有37个孩子。 另有52名儿童受伤。</text:p>
      <text:p text:style-name="P4">
_foto：op _</text:p>
      <text:p text:style-name="P4">
News Source: <text:a xlink:type="simple" xlink:href="https://www.ukrinform.ua/rubric-polytics/3689975-skoeni-v-buci-zlocini-pokazali-spravzne-oblicca-rosijskoi-agresii-premer-horvatii.html" text:style-name="Internet_20_link" text:visited-style-name="Visited_20_Internet_20_Link">
https://www.ukrinform.ua/rubric-polytics/3689975-skoeni-v-buci-zlocini-pokazali-spravzne-oblicca-rosijskoi-agresii-premer-horvatii.html</text:a>
</text:p>
      <!--NEWS-->
      <text:h text:style-name="P10" text:outline-level="1">
<text:span text:style-name="T4">
XI书阿森纳将于6月22日至25日举行</text:span>
</text:h>
      <text:p text:style-name="P4">
作者: Ukrinform (Person)</text:p>
      <text:p text:style-name="P4">
出版商: Укринформ (Organization)</text:p>
      <text:p text:style-name="P4">
出版时间: 2023-03-31T16:29:37+03:00</text:p>
      <text:p text:style-name="P4">
修改时间: 2023-03-31T16:29:37+03:00</text:p>
      <text:p text:style-name="P4">
描述: XI国际书籍阿森纳节将于6月22日晚上（正式开放）今年至6月25日举行。  - 乌克林。</text:p>
      <text:p text:style-name="P4">
图片: ["<text:a xlink:type="simple" xlink:href="https://static.ukrinform.com/photos/2019_05/thumb_files/630_360_1558542096-5518.jpeg" text:style-name="Internet_20_link" text:visited-style-name="Visited_20_Internet_20_Link">
630_360_15585...</text:a>
"]</text:p>
      <text:p text:style-name="P4">
标签: ['Книги', 'Книжковий Арсенал', 'Література', 'Мистецький Арсенал']</text:p>
      <text:p text:style-name="P4">
类型: Article</text:p>
      <!--METADATA-->
      <text:p text:style-name="P4">
<draw:frame draw:style-name="fr1" draw:name="Image125" text:anchor-type="as-char" svg:width="6.9236in" svg:height="3.956343in" draw:z-index="0">
<draw:image xlink:href="../Images/yкринформ/2023-03-31T16-29-37-03-00/630_360_1558542096-5518.jpeg" xlink:type="simple" xlink:show="embed" xlink:actuate="onLoad" draw:mime-type="image/jpeg"/>
</draw:frame>
今年的国际节日“阿森纳”将于6月22日晚上举行(正式开业)到6月25日。</text:p>
      <text:p text:style-name="P4">
关于它报告<text:a xlink:type="simple" xlink:href="http://book.artarsenal.in.ua/knyzhkovyj-arsenal-2023-vidbudetsya/" text:style-name="Internet_20_link" text:visited-style-name="Visited_20_Internet_20_Link">
</text:a>
节日，乌克林福姆报道。</text:p>
      <text:p text:style-name="P4">
“我们确信这本书比以往任何时候都需要阿森纳。他必须支持，增强可持续性并激发我们所有人。想想NAPH的场景。</text:p>
      <text:p text:style-name="P4">
该活动将包括节日的软件部分和第二部分的书展。</text:p>
      <text:p text:style-name="P4">
今年，这本书博览会将以另一种方式组织，节日的书籍的运营商将不是独立的出版商，而是当地的基辅。 特别是，“ Sens”将介绍“非战斗”部分，书店“ Book Lion”  - 部分“小说”，书店“ Zakapelok”  - 部分“儿童文学”，“漫画书籍和图形小说”。</text:p>
      <text:p text:style-name="P4">
<text:span text:style-name="T4">
另请阅读：</text:span>
 <text:a xlink:type="simple" xlink:href="https://www.ukrinform.ua/rubric-ato/3683839-ukraina-predstavila-svij-stend-na-bolonskomu-knizkovomu-armarku.html" text:style-name="Internet_20_link" text:visited-style-name="Visited_20_Internet_20_Link">
</text:a>
Artkniga部分的运营商将是与艺术武器库机构间合作伙伴关系框架内的Dovzhenko中心。</text:p>
      <text:p text:style-name="P4">
“阿森纳传统上特别关注军事文献部分。战争退伍军人创建的一系列版本，敌对行动的参与者，他们的家人，一本预计的书籍将在2014年之后发表，在博览会的空间中介绍，” - 节日的新闻服务说。</text:p>
      <text:p text:style-name="P4">
该书的软件部分将邀请策展人。焦点主题，主要文学计划，儿童和青少年计划，表演性，专业活动将有50个活动。</text:p>
      <text:p text:style-name="P4">
对于最简单的庇护所艺术武器库的公平参与者和活动计划的安全，配备了国际文艺复兴基金会的支持。</text:p>
      <text:p text:style-name="P4">
<text:span text:style-name="T4">
另请阅读：</text:span>
 <text:a xlink:type="simple" xlink:href="https://www.ukrinform.ua/rubric-society/3685953-onoviti-knizkovij-fond-mozna-za-povnocinnoi-roboti-nacionalnih-vidavnictv-tkacenko.html" text:style-name="Internet_20_link" text:visited-style-name="Visited_20_Internet_20_Link">
</text:a>
自2011年以来，这本书是由艺术库创立的。</text:p>
      <text:p text:style-name="P4">
2019年<text:a xlink:type="simple" xlink:href="https://www.ukrinform.ua/tag-festival" text:style-name="Internet_20_link" text:visited-style-name="Visited_20_Internet_20_Link">
</text:a>
这本书赢得了“世界最佳文学节”的冠军。  照片说明性</text:p>
      <text:p text:style-name="P4">
News Source: <text:a xlink:type="simple" xlink:href="https://www.ukrinform.ua/rubric-culture/3689973-hi-knizkovij-arsenal-vidbudetsa-2225-cervna.html" text:style-name="Internet_20_link" text:visited-style-name="Visited_20_Internet_20_Link">
https://www.ukrinform.ua/rubric-culture/3689973-hi-knizkovij-arsenal-vidbudetsa-2225-cervna.html</text:a>
</text:p>
      <!--NEWS-->
      <text:h text:style-name="P10" text:outline-level="1">
<text:span text:style-name="T4">
在Transcarpathia的山河中发现了45米长的交通堵塞</text:span>
</text:h>
      <text:p text:style-name="P4">
作者: Ukrinform (Person)</text:p>
      <text:p text:style-name="P4">
出版商: Укринформ (Organization)</text:p>
      <text:p text:style-name="P4">
出版时间: 2023-03-31T16:30:26+03:00</text:p>
      <text:p text:style-name="P4">
修改时间: 2023-03-31T16:30:26+03:00</text:p>
      <text:p text:style-name="P4">
描述: 在山河的跨汽车中，有45米长的交通堵塞。  - 乌克林。</text:p>
      <text:p text:style-name="P4">
图片: ["<text:a xlink:type="simple" xlink:href="https://static.ukrinform.com/photos/2023_03/thumb_files/630_360_1680269251-386.jpg" text:style-name="Internet_20_link" text:visited-style-name="Visited_20_Internet_20_Link">
630_360_16802...</text:a>
", "<text:a xlink:type="simple" xlink:href="https://static.ukrinform.com/photos/2023_03/1680269251-947.jpg" text:style-name="Internet_20_link" text:visited-style-name="Visited_20_Internet_20_Link">
1680269251-94...</text:a>
", "<text:a xlink:type="simple" xlink:href="https://static.ukrinform.com/photos/2023_03/1680269250-384.jpg" text:style-name="Internet_20_link" text:visited-style-name="Visited_20_Internet_20_Link">
1680269250-38...</text:a>
", "<text:a xlink:type="simple" xlink:href="https://static.ukrinform.com/photos/2023_03/1680269250-713.jpg" text:style-name="Internet_20_link" text:visited-style-name="Visited_20_Internet_20_Link">
1680269250-71...</text:a>
", "<text:a xlink:type="simple" xlink:href="https://static.ukrinform.com/photos/2023_03/1680269250-710.jpg" text:style-name="Internet_20_link" text:visited-style-name="Visited_20_Internet_20_Link">
1680269250-71...</text:a>
"]</text:p>
      <text:p text:style-name="P4">
标签: ['Ріка', 'Сміття', 'Закарпаття']</text:p>
      <text:p text:style-name="P4">
类型: Article</text:p>
      <!--METADATA-->
      <text:p text:style-name="P4">
<draw:frame draw:style-name="fr1" draw:name="Image126" text:anchor-type="as-char" svg:width="6.9236in" svg:height="3.956343in" draw:z-index="0">
<draw:image xlink:href="../Images/yкринформ/2023-03-31T16-30-26-03-00/630_360_1680269251-386.jpg" xlink:type="simple" xlink:show="embed" xlink:actuate="onLoad" draw:mime-type="image/jpeg"/>
</draw:frame>
Nazakarpattia在一条山河中发现了45米的交通堵塞。</text:p>
      <text:p text:style-name="P4">
关于<text:a xlink:type="simple" xlink:href="https://www.facebook.com/MyroslavBiletskyi.official/posts/pfbid02pSnMichLyEuMWdZh6oajKmYyQBX8e5sZzNuy96W8Dg3tzZwjwb2DJcRBX8TYhwp2l" text:style-name="Internet_20_link" text:visited-style-name="Visited_20_Internet_20_Link">
</text:a>
乌克林福姆报道说，跨电视传统的第一任副主席Ova Miroslav Biletsky报道说。</text:p>
      <text:p text:style-name="P4">
“传统上，在自来水行业的春季，检查了该地区的海岸和鲁斯拉奇克，以识别和记录自然废物垃圾场和垃圾。</text:p>
      <text:p text:style-name="P4">
<draw:frame draw:style-name="fr1" draw:name="Image127" text:anchor-type="as-char" svg:width="6.9236in" svg:height="5.198195in" draw:z-index="0">
<draw:image xlink:href="../Images/yкринформ/2023-03-31T16-30-26-03-00/1680269251-947.jpg" xlink:type="simple" xlink:show="embed" xlink:actuate="onLoad" draw:mime-type="image/jpeg"/>
</draw:frame>
根据比莱斯基的说法，交通拥堵是由两个较小的交通量组成的，尚未记录下来。</text:p>
      <text:p text:style-name="P4">
他说：“直到水位在床上睡觉之前，就无法清除它们。”</text:p>
      <text:p text:style-name="P4">
<draw:frame draw:style-name="fr1" draw:name="Image128" text:anchor-type="as-char" svg:width="6.9236in" svg:height="9.231467in" draw:z-index="0">
<draw:image xlink:href="../Images/yкринформ/2023-03-31T16-30-26-03-00/1680269250-384.jpg" xlink:type="simple" xlink:show="embed" xlink:actuate="onLoad" draw:mime-type="image/jpeg"/>
</draw:frame>
这位官员告知，在伊尔沙瓦河上形成了另一个垃圾交通拥堵。 kamianske。 “这导致了下K -1通道的堵塞，这导致了从当地企业的领土上出现过多的地面径流，这是一种园艺。</text:p>
      <text:p text:style-name="P4">
<draw:frame draw:style-name="fr1" draw:name="Image129" text:anchor-type="as-char" svg:width="6.9236in" svg:height="4.12119in" draw:z-index="0">
<draw:image xlink:href="../Images/yкринформ/2023-03-31T16-30-26-03-00/1680269250-713.jpg" xlink:type="simple" xlink:show="embed" xlink:actuate="onLoad" draw:mime-type="image/jpeg"/>
</draw:frame>
同时，在Mizhhirya镇的河岸上，记录了未经授权的饺子，这也应被清除。</text:p>
      <text:p text:style-name="P4">
<draw:frame draw:style-name="fr1" draw:name="Image130" text:anchor-type="as-char" svg:width="6.9236in" svg:height="5.198195in" draw:z-index="0">
<draw:image xlink:href="../Images/yкринформ/2023-03-31T16-30-26-03-00/1680269250-710.jpg" xlink:type="simple" xlink:show="embed" xlink:actuate="onLoad" draw:mime-type="image/jpeg"/>
</draw:frame>
根据比莱斯基(Biletsky)的说法，该地区储层的调查仍在继续，因此这项工作的结果将在稍后再闻名。</text:p>
      <text:p text:style-name="P4">
<text:span text:style-name="T4">
另请阅读：</text:span>
 <text:a xlink:type="simple" xlink:href="https://www.ukrinform.ua/rubric-regions/3689328-ugorska-firma-mento-zbudue-na-zakarpatti-smittepererobnij-zavod.html" text:style-name="Internet_20_link" text:visited-style-name="Visited_20_Internet_20_Link">
</text:a>
如前所述，大约40％的跨汽车社区没有组织固体废物的出口，人们习惯于将羊毛扔进河流和森林。</text:p>
      <text:p text:style-name="P4">
<text:span text:style-name="T5">
foto：Miroslav Biletsky Facebook</text:span>
</text:p>
      <text:p text:style-name="P4">
News Source: <text:a xlink:type="simple" xlink:href="https://www.ukrinform.ua/rubric-regions/3689976-u-girskij-ricci-na-zakarpatti-viavili-smittevij-zator-zavdovzki-45-metriv.html" text:style-name="Internet_20_link" text:visited-style-name="Visited_20_Internet_20_Link">
https://www.ukrinform.ua/rubric-regions/3689976-u-girskij-ricci-na-zakarpatti-viavili-smittevij-zator-zavdovzki-45-metriv.html</text:a>
</text:p>
      <!--NEWS-->
      <text:h text:style-name="P10" text:outline-level="1">
<text:span text:style-name="T4">
在乌克兰，将创建特别调查小组，该小组将收集俄罗斯犯罪的证据</text:span>
</text:h>
      <text:p text:style-name="P4">
作者: Ukrinform (Person)</text:p>
      <text:p text:style-name="P4">
出版商: Укринформ (Organization)</text:p>
      <text:p text:style-name="P4">
出版时间: 2023-03-31T16:44:30+03:00</text:p>
      <text:p text:style-name="P4">
修改时间: 2023-03-31T16:44:30+03:00</text:p>
      <text:p text:style-name="P4">
描述: 在乌克兰，将创建特别调查小组（工作队），以收集俄罗斯罪行的基于证据的基础，后来将转移给国际刑事法院。  - 乌克林。</text:p>
      <text:p text:style-name="P4">
图片: ["<text:a xlink:type="simple" xlink:href="https://static.ukrinform.com/photos/2023_01/thumb_files/630_360_1674839280-972.jpeg" text:style-name="Internet_20_link" text:visited-style-name="Visited_20_Internet_20_Link">
630_360_16748...</text:a>
"]</text:p>
      <text:p text:style-name="P4">
标签: ['росія', 'Воєнні злочини', 'Міжнародний кримінальний суд', 'Андрій Костін']</text:p>
      <text:p text:style-name="P4">
类型: Article</text:p>
      <!--METADATA-->
      <text:p text:style-name="P4">
<draw:frame draw:style-name="fr1" draw:name="Image131" text:anchor-type="as-char" svg:width="6.9236in" svg:height="3.956343in" draw:z-index="0">
<draw:image xlink:href="../Images/yкринформ/2023-03-31T16-44-30-03-00/630_360_1674839280-972.jpeg" xlink:type="simple" xlink:show="embed" xlink:actuate="onLoad" draw:mime-type="image/jpeg"/>
</draw:frame>
特别调查小组将在乌克兰人(特种部队)收集俄罗斯犯罪的证据基础，随后将提交国际刑事法院。</text:p>
      <text:p text:style-name="P4">
检察官安德里·科斯汀(Andriy Kostin)在布恰(Bucha)举行的联合临时会议上报告了这一点，并致力于俄罗斯军方释放的周年纪念日。</text:p>
      <text:p text:style-name="P4">
“我们已经同意(与国际刑事法院的检察官一起。)几天前，今天我们宣布，我们将在某些刑事诉讼中建立工作组，我们将准备将其转移到国际刑事法院。”</text:p>
      <text:p text:style-name="P4">
科斯汀指出，国际空间站最近发布了逮捕总统的逮捕令<text:a xlink:type="simple" xlink:href="https://www.ukrinform.ua/tag-rosia" text:style-name="Internet_20_link" text:visited-style-name="Visited_20_Internet_20_Link">
</text:a>
沃迪米尔·普京(Volodymyr Putin)，因为乌克兰执法系统由于他作为总统的豁免而无法谴责他。</text:p>
      <text:p text:style-name="P4">
“因此，在这种情况下，是ISS可以帮助乌克兰，但是可能有一些事情要做，已经获得了世界阶级的意识，我们正在考虑将它们转移到IC的可能性。 包括这些关于布坎斯基地区领土内军事犯罪的案件。”检察长补充说。</text:p>
      <text:p text:style-name="P4">
他说，总检察长在国际刑事法院的工作是当年这种合作的计划和策略。</text:p>
      <text:p text:style-name="P4">
<text:span text:style-name="T4">
另请阅读：</text:span>
 <text:a xlink:type="simple" xlink:href="https://www.ukrinform.ua/rubric-polytics/3689641-genocid-ukrainciv-zadokumentuut-u-ramkah-moskovskogo-mehanizmu-cimbaluk.html" text:style-name="Internet_20_link" text:visited-style-name="Visited_20_Internet_20_Link">
</text:a>
据报道，3月17日，国际刑事法院的审前诉讼会议厅<text:a xlink:type="simple" xlink:href="https://www.ukrinform.ua/rubric-world/3683849-miznarodnij-kriminalnij-sud-vidav-order-na-arest-putina.html" text:style-name="Internet_20_link" text:visited-style-name="Visited_20_Internet_20_Link">
</text:a>
俄罗斯普京和玛丽亚·利维夫·贝洛娃(Maria Lviv-Belova)总裁。 他们被怀疑是军事率 - 在乌克兰被占领领土上的非法驱逐和人口的非法驱逐和行动。</text:p>
      <text:p text:style-name="P4">
现在，国际刑事法院的所有成员国都必须在法律上被转移到普京法院。</text:p>
      <text:p text:style-name="P4">
3月23日在国际刑事法院大楼(MKS)现场开放协议已签署(字段 -  ed。)乌克兰ISS检察官办公室。</text:p>
      <text:p text:style-name="P4">
<text:span text:style-name="T5">
foto：检察官办公室</text:span>
</text:p>
      <text:p text:style-name="P4">
News Source: <text:a xlink:type="simple" xlink:href="https://www.ukrinform.ua/rubric-society/3689981-v-ukraini-stvorat-specialni-slidci-grupi-aki-zbiratimut-dokazi-zlociniv-rosii-dla-mks.html" text:style-name="Internet_20_link" text:visited-style-name="Visited_20_Internet_20_Link">
https://www.ukrinform.ua/rubric-society/3689981-v-ukraini-stvorat-specialni-slidci-grupi-aki-zbiratimut-dokazi-zlociniv-rosii-dla-mks.html</text:a>
</text:p>
      <!--NEWS-->
      <text:h text:style-name="P10" text:outline-level="1">
<text:span text:style-name="T4">
“黄色丝带”的激进主义者交出了字母，带有克里米亚抵抗的故事到那个时代</text:span>
</text:h>
      <text:p text:style-name="P4">
作者: Ukrinform (Person)</text:p>
      <text:p text:style-name="P4">
出版商: Укринформ (Organization)</text:p>
      <text:p text:style-name="P4">
出版时间: 2023-03-31T16:48:12+03:00</text:p>
      <text:p text:style-name="P4">
修改时间: 2023-03-31T16:48:12+03:00</text:p>
      <text:p text:style-name="P4">
描述: 黄丝带运动的激进主义者将信件从乌克兰和克里米亚塔塔尔人的人物转移到了有关克里米亚俄罗斯入侵者的抗拒的故事，以及未来铁路的门票到解放的半岛。  - 乌克林。</text:p>
      <text:p text:style-name="P4">
图片: ["<text:a xlink:type="simple" xlink:href="https://static.ukrinform.com/photos/2022_12/thumb_files/630_360_1670323070-377.jpg" text:style-name="Internet_20_link" text:visited-style-name="Visited_20_Internet_20_Link">
630_360_16703...</text:a>
"]</text:p>
      <text:p text:style-name="P4">
标签: ['Європарламент', 'Крим', 'Рух опору «Жовта стрічка»']</text:p>
      <text:p text:style-name="P4">
类型: Article</text:p>
      <!--METADATA-->
      <text:p text:style-name="P4">
<draw:frame draw:style-name="fr1" draw:name="Image132" text:anchor-type="as-char" svg:width="6.9236in" svg:height="3.956343in" draw:z-index="0">
<draw:image xlink:href="../Images/yкринформ/2023-03-31T16-48-12-03-00/630_360_1670323070-377.jpg" xlink:type="simple" xlink:show="embed" xlink:actuate="onLoad" draw:mime-type="image/jpeg"/>
</draw:frame>
黄色丝带激活从乌克兰克里米亚塔塔尔人的人物转移到了欧洲议会的欧洲议会议员，讲述了俄罗斯入侵者对乌里姆的抵抗，以及未来铁路飞往解放的半岛的门票。</text:p>
      <text:p text:style-name="P4">
这在发行中指出，抵抗运动的组织者是由乌克林福姆传播的。</text:p>
      <text:p text:style-name="P4">
“由于俄罗斯宣传在欧洲仍然活跃，欧洲人惊讶地了解克里米亚的抵抗。 根据官方数据，俄罗斯的克里米亚有近200人。 欧洲议会的支持不仅对乌克兰人，而且对基米拉(Kimila)而言非常重要，对于基米拉(Kimila)来说，半岛是一个单一的家。 我们运动代表传递给布鲁塞尔的欧洲议会的信应该成为克里米亚抵抗的强大声音，不仅会听到外交官，而且还会听到欧洲国家的普通居民，”黄色丝带的创始人被分配。</text:p>
      <text:p text:style-name="P4">
<text:span text:style-name="T4">
另请阅读：</text:span>
 <text:a xlink:type="simple" xlink:href="https://www.ukrinform.ua/rubric-crimea/3684219-u-krimu-aktivisti-zovtoi-stricki-za-tizden-rozvisili-ponad-300-plakativ.html" text:style-name="Internet_20_link" text:visited-style-name="Visited_20_Internet_20_Link">
</text:a>
据报道，这封信特别是给欧洲议会莫佐利的负责人，致波兰的四名代表 -  Radoslav Sikorsky，Robertbedron，Vitold Vashchikovsky和Anna Fotiga，以及来自德国的三名： 。 此外，在收件人中 - 来自立陶宛Pyatras Autryvichus的议员，拉脱维亚的Andrews Kubilus，Sandra Kalnaya和Estonia -Rigo Terras。 来自比利时的Vergofstadt和来自法国的Natalie Luazo也将收到信件。</text:p>
      <text:p text:style-name="P4">
新闻强调：“加上欧洲议会的来信，未来飞往被解放半岛的铁路航班被视为礼物的门票。”</text:p>
      <text:p text:style-name="P4">
还指出，给欧洲人的信得到了乌克兰文化的政策的支持。 其中包括乌克兰总统在犯罪分子塔赛夫(Crimemil Tashev)的常设代表，电影总监Akhtem Seitablaev，NGO“ Crimea Sos” Sevgil Musayev的共同创始人，乌克兰Emine Dzhaparova的第一任副董事兼编剧。<text:span text:style-name="T4">
另请阅读：</text:span>
 <text:a xlink:type="simple" xlink:href="https://www.ukrinform.ua/rubric-crimea/3683685-ukrainska-simvolika-zamist-rosijskoi-u-krimu-trivae-flesmob-nablizaetsa-cas-svobodi.html" text:style-name="Internet_20_link" text:visited-style-name="Visited_20_Internet_20_Link">
</text:a>
正如乌克林福姆报道的那样，黄丝带运动的参与者显示<text:a xlink:type="simple" xlink:href="https://www.ukrinform.ua/rubric-crimea/3686360-simferopol-ta-sevastopol-trivae-sprotiv-zovta-stricka-pokazala-novi-listivki-ta-grafiti.html" text:style-name="Internet_20_link" text:visited-style-name="Visited_20_Internet_20_Link">
</text:a>
他们在暂时被占领的家庭和塞瓦斯托波尔上传播。</text:p>
      <text:p text:style-name="P4">
<text:span text:style-name="T5">
foto：电报黄色丝带</text:span>
</text:p>
      <text:p text:style-name="P4">
News Source: <text:a xlink:type="simple" xlink:href="https://www.ukrinform.ua/rubric-crimea/3689983-aktivisti-zovtoi-stricki-peredali-evrodeputatam-listi-z-istoriami-sprotivu-u-krimu.html" text:style-name="Internet_20_link" text:visited-style-name="Visited_20_Internet_20_Link">
https://www.ukrinform.ua/rubric-crimea/3689983-aktivisti-zovtoi-stricki-peredali-evrodeputatam-listi-z-istoriami-sprotivu-u-krimu.html</text:a>
</text:p>
      <!--NEWS-->
      <text:h text:style-name="P10" text:outline-level="1">
<text:span text:style-name="T4">
LAVRA的激情，乌克兰国旗为埃特纳（Etna）和婚礼复苏</text:span>
</text:h>
      <text:p text:style-name="P4">
作者: Ukrinform (Person)</text:p>
      <text:p text:style-name="P4">
出版商: Укринформ (Organization)</text:p>
      <text:p text:style-name="P4">
出版时间: 2023-03-31T16:55:00+03:00</text:p>
      <text:p text:style-name="P4">
修改时间: 2023-03-31T16:55:00+03:00</text:p>
      <text:p text:style-name="P4">
描述: 乌克兰继续抵制俄罗斯联邦的全面入侵。 战争期间的生活捕获了乌克林福姆照片恢复。  - 乌克林。</text:p>
      <text:p text:style-name="P4">
图片: ["<text:a xlink:type="simple" xlink:href="https://static.ukrinform.com/photos/2023_03/thumb_files/630_360_1680265893-857.jpg" text:style-name="Internet_20_link" text:visited-style-name="Visited_20_Internet_20_Link">
630_360_16802...</text:a>
", "<text:a xlink:type="simple" xlink:href="https://static.ukrinform.com/photos/2023_03/1680261113-614.jpg" text:style-name="Internet_20_link" text:visited-style-name="Visited_20_Internet_20_Link">
1680261113-61...</text:a>
", "<text:a xlink:type="simple" xlink:href="https://static.ukrinform.com/photos/2023_03/1680261099-887.jpg" text:style-name="Internet_20_link" text:visited-style-name="Visited_20_Internet_20_Link">
1680261099-88...</text:a>
", "<text:a xlink:type="simple" xlink:href="https://static.ukrinform.com/photos/2023_03/1680261114-694.jpg" text:style-name="Internet_20_link" text:visited-style-name="Visited_20_Internet_20_Link">
1680261114-69...</text:a>
", "<text:a xlink:type="simple" xlink:href="https://static.ukrinform.com/photos/2023_03/1680261114-162.jpg" text:style-name="Internet_20_link" text:visited-style-name="Visited_20_Internet_20_Link">
1680261114-16...</text:a>
", "<text:a xlink:type="simple" xlink:href="https://static.ukrinform.com/photos/2023_03/1680261100-397.jpg" text:style-name="Internet_20_link" text:visited-style-name="Visited_20_Internet_20_Link">
1680261100-39...</text:a>
", "<text:a xlink:type="simple" xlink:href="https://static.ukrinform.com/photos/2023_03/1680261087-759.jpg" text:style-name="Internet_20_link" text:visited-style-name="Visited_20_Internet_20_Link">
1680261087-75...</text:a>
", "<text:a xlink:type="simple" xlink:href="https://static.ukrinform.com/photos/2023_03/1680261140-604.jpg" text:style-name="Internet_20_link" text:visited-style-name="Visited_20_Internet_20_Link">
1680261140-60...</text:a>
", "<text:a xlink:type="simple" xlink:href="https://static.ukrinform.com/photos/2023_03/1680261129-371.jpg" text:style-name="Internet_20_link" text:visited-style-name="Visited_20_Internet_20_Link">
1680261129-37...</text:a>
", "<text:a xlink:type="simple" xlink:href="https://static.ukrinform.com/photos/2023_03/1680266711-671.jpg" text:style-name="Internet_20_link" text:visited-style-name="Visited_20_Internet_20_Link">
1680266711-67...</text:a>
", "<text:a xlink:type="simple" xlink:href="https://static.ukrinform.com/photos/2023_03/1680261101-807.jpg" text:style-name="Internet_20_link" text:visited-style-name="Visited_20_Internet_20_Link">
1680261101-80...</text:a>
", "<text:a xlink:type="simple" xlink:href="https://static.ukrinform.com/photos/2023_03/1680261128-365.jpg" text:style-name="Internet_20_link" text:visited-style-name="Visited_20_Internet_20_Link">
1680261128-36...</text:a>
", "<text:a xlink:type="simple" xlink:href="https://static.ukrinform.com/photos/2023_03/1680261085-664.jpg" text:style-name="Internet_20_link" text:visited-style-name="Visited_20_Internet_20_Link">
1680261085-66...</text:a>
", "<text:a xlink:type="simple" xlink:href="https://static.ukrinform.com/photos/2023_03/1680261127-715.jpg" text:style-name="Internet_20_link" text:visited-style-name="Visited_20_Internet_20_Link">
1680261127-71...</text:a>
", "<text:a xlink:type="simple" xlink:href="https://static.ukrinform.com/photos/2023_03/1680261140-516.jpg" text:style-name="Internet_20_link" text:visited-style-name="Visited_20_Internet_20_Link">
1680261140-51...</text:a>
", "<text:a xlink:type="simple" xlink:href="https://static.ukrinform.com/photos/2023_03/1680261086-180.jpg" text:style-name="Internet_20_link" text:visited-style-name="Visited_20_Internet_20_Link">
1680261086-18...</text:a>
", "<text:a xlink:type="simple" xlink:href="https://static.ukrinform.com/photos/2023_03/1680261101-843.jpg" text:style-name="Internet_20_link" text:visited-style-name="Visited_20_Internet_20_Link">
1680261101-84...</text:a>
", "<text:a xlink:type="simple" xlink:href="https://static.ukrinform.com/photos/2023_03/1680261086-534.jpg" text:style-name="Internet_20_link" text:visited-style-name="Visited_20_Internet_20_Link">
1680261086-53...</text:a>
", "<text:a xlink:type="simple" xlink:href="https://static.ukrinform.com/photos/2023_03/1680261113-511.jpg" text:style-name="Internet_20_link" text:visited-style-name="Visited_20_Internet_20_Link">
1680261113-51...</text:a>
", "<text:a xlink:type="simple" xlink:href="https://static.ukrinform.com/photos/2023_03/1680261100-968.jpg" text:style-name="Internet_20_link" text:visited-style-name="Visited_20_Internet_20_Link">
1680261100-96...</text:a>
", "<text:a xlink:type="simple" xlink:href="https://static.ukrinform.com/photos/2023_03/1680261128-557.jpg" text:style-name="Internet_20_link" text:visited-style-name="Visited_20_Internet_20_Link">
1680261128-55...</text:a>
"]</text:p>
      <text:p text:style-name="P4">
标签: ['Безпілотник', 'Фото', 'Ірпінь', 'Похорон', 'Танк', 'Театр', 'УПЦ МП', 'Київська Лавра', 'РПЦ', 'Київська пектораль']</text:p>
      <text:p text:style-name="P4">
类型: Article</text:p>
      <!--METADATA-->
      <text:p text:style-name="P4">
<draw:frame draw:style-name="fr1" draw:name="Image133" text:anchor-type="as-char" svg:width="6.9236in" svg:height="3.956343in" draw:z-index="0">
<draw:image xlink:href="../Images/yкринформ/2023-03-31T16-55-00-03-00/630_360_1680265893-857.jpg" xlink:type="simple" xlink:show="embed" xlink:actuate="onLoad" draw:mime-type="image/jpeg"/>
</draw:frame>
乌克兰恰恰承受俄罗斯联邦的全面入侵。 战争期间的生活将由乌克林福姆的摄影记者记录。</text:p>
      <text:p text:style-name="P4">
本周进入镜头的东西 - 查看一些照片。</text:p>
      <text:p text:style-name="P4">
<draw:frame draw:style-name="fr1" draw:name="Image134" text:anchor-type="as-char" svg:width="6.9236in" svg:height="4.615733in" draw:z-index="0">
<draw:image xlink:href="../Images/yкринформ/2023-03-31T16-55-00-03-00/1680261113-614.jpg" xlink:type="simple" xlink:show="embed" xlink:actuate="onLoad" draw:mime-type="image/jpeg"/>
</draw:frame>
_照片：yevgenkotenko _</text:p>
      <text:p text:style-name="P4">
大都会保罗大都会帕夫洛(天鹅)它经过了2023年3月29日，基辅拉瓦拉的一群信徒。</text:p>
      <text:p text:style-name="P4">
<draw:frame draw:style-name="fr1" draw:name="Image135" text:anchor-type="as-char" svg:width="6.9236in" svg:height="4.615733in" draw:z-index="0">
<draw:image xlink:href="../Images/yкринформ/2023-03-31T16-55-00-03-00/1680261099-887.jpg" xlink:type="simple" xlink:show="embed" xlink:actuate="onLoad" draw:mime-type="image/jpeg"/>
</draw:frame>
_照片：yevgenkotenko _</text:p>
      <text:p text:style-name="P4">
UOC-MP的信徒聚集在312023年3月，基辅基辅拉夫拉的墙壁下。</text:p>
      <text:p text:style-name="P4">
<draw:frame draw:style-name="fr1" draw:name="Image136" text:anchor-type="as-char" svg:width="6.9236in" svg:height="4.615733in" draw:z-index="0">
<draw:image xlink:href="../Images/yкринформ/2023-03-31T16-55-00-03-00/1680261114-694.jpg" xlink:type="simple" xlink:show="embed" xlink:actuate="onLoad" draw:mime-type="image/jpeg"/>
</draw:frame>
_照片：Pavlobagmut _</text:p>
      <text:p text:style-name="P4">
2023年3月26日，敌对行动期间，在敌对行动期间，敌对行动期间，在敌对行动期间准备不同情况的平民公民的框架内开火演习的参与者。</text:p>
      <text:p text:style-name="P4">
<draw:frame draw:style-name="fr1" draw:name="Image137" text:anchor-type="as-char" svg:width="6.9236in" svg:height="4.602912in" draw:z-index="0">
<draw:image xlink:href="../Images/yкринформ/2023-03-31T16-55-00-03-00/1680261114-162.jpg" xlink:type="simple" xlink:show="embed" xlink:actuate="onLoad" draw:mime-type="image/jpeg"/>
</draw:frame>
_照片：dmytrosmolynko _</text:p>
      <text:p text:style-name="P4">
在坦克机械化部队的攻势的工作中，一名军人在2023年3月29日在其中一个多边形上保持专业技能。</text:p>
      <text:p text:style-name="P4">
<draw:frame draw:style-name="fr1" draw:name="Image138" text:anchor-type="as-char" svg:width="6.9236in" svg:height="4.602912in" draw:z-index="0">
<draw:image xlink:href="../Images/yкринформ/2023-03-31T16-55-00-03-00/1680261100-397.jpg" xlink:type="simple" xlink:show="embed" xlink:actuate="onLoad" draw:mime-type="image/jpeg"/>
</draw:frame>
_照片：dmytrosmolynko _</text:p>
      <text:p text:style-name="P4">
Aero -Intelligence官员展示了2023年3月23日，Zaporizhia地区乌克兰狂暴无人机的工作。</text:p>
      <text:p text:style-name="P4">
<draw:frame draw:style-name="fr1" draw:name="Image139" text:anchor-type="as-char" svg:width="6.9236in" svg:height="4.615733in" draw:z-index="0">
<draw:image xlink:href="../Images/yкринформ/2023-03-31T16-55-00-03-00/1680261087-759.jpg" xlink:type="simple" xlink:show="embed" xlink:actuate="onLoad" draw:mime-type="image/jpeg"/>
</draw:frame>
_照片：gennadyminchenko _</text:p>
      <text:p text:style-name="P4">
Kalush Orchestra成为乌克兰“ Lyut”的联合攻击Brigadine的大使，以及2023年3月30日的新闻发布会后的旅队战斗机。</text:p>
      <text:p text:style-name="P4">
<draw:frame draw:style-name="fr1" draw:name="Image140" text:anchor-type="as-char" svg:width="6.9236in" svg:height="4.615733in" draw:z-index="0">
<draw:image xlink:href="../Images/yкринформ/2023-03-31T16-55-00-03-00/1680261140-604.jpg" xlink:type="simple" xlink:show="embed" xlink:actuate="onLoad" draw:mime-type="image/jpeg"/>
</draw:frame>
<text:span text:style-name="T5">
照片：西里略布丁</text:span>
</text:p>
      <text:p text:style-name="P4">
为了纪念已故后卫的记忆活动，乌克兰国民警卫队战斗特种部队特种部队的指挥官Olegagram的欧米茄(Omega of Omega of Omega of Omega ，2023年。</text:p>
      <text:p text:style-name="P4">
<draw:frame draw:style-name="fr1" draw:name="Image141" text:anchor-type="as-char" svg:width="6.9236in" svg:height="4.615733in" draw:z-index="0">
<draw:image xlink:href="../Images/yкринформ/2023-03-31T16-55-00-03-00/1680261129-371.jpg" xlink:type="simple" xlink:show="embed" xlink:actuate="onLoad" draw:mime-type="image/jpeg"/>
</draw:frame>
_照片：Ninalhokon _</text:p>
      <text:p text:style-name="P4">
这个女孩在与36岁的狙击手，高级Sooldat Dmitry Ivanov和34岁的所谓的告别仪式上哭泣。 2023年3月27日，奥德萨(Odesa)官员之家附近的第二名飞行员公司Andriy Samusenko的消防支持的指挥官。</text:p>
      <text:p text:style-name="P4">
<draw:frame draw:style-name="fr1" draw:name="Image142" text:anchor-type="as-char" svg:width="6.9236in" svg:height="4.615733in" draw:z-index="0">
<draw:image xlink:href="../Images/yкринформ/2023-03-31T16-55-00-03-00/1680266711-671.jpg" xlink:type="simple" xlink:show="embed" xlink:actuate="onLoad" draw:mime-type="image/jpeg"/>
</draw:frame>
照片：mykolayakshikov</text:p>
      <text:p text:style-name="P4">
<draw:frame draw:style-name="fr1" draw:name="Image143" text:anchor-type="as-char" svg:width="6.9236in" svg:height="4.692662in" draw:z-index="0">
<draw:image xlink:href="../Images/yкринформ/2023-03-31T16-55-00-03-00/1680261101-807.jpg" xlink:type="simple" xlink:show="embed" xlink:actuate="onLoad" draw:mime-type="image/jpeg"/>
</draw:frame>
_照片：gennadyminchenko _</text:p>
      <text:p text:style-name="P4">
在教育主管中俄罗斯侵略的结果纪念儿童的记忆的仪式上(不是)佩切斯克堡垒上莫斯科大门领土上的Edcampkyiv会议被剥夺了多媒体项目“儿童……”，基辅，2023年3月26日。</text:p>
      <text:p text:style-name="P4">
<draw:frame draw:style-name="fr1" draw:name="Image144" text:anchor-type="as-char" svg:width="6.9236in" svg:height="4.596501in" draw:z-index="0">
<draw:image xlink:href="../Images/yкринформ/2023-03-31T16-55-00-03-00/1680261128-365.jpg" xlink:type="simple" xlink:show="embed" xlink:actuate="onLoad" draw:mime-type="image/jpeg"/>
</draw:frame>
_照片：ruslananyuk _</text:p>
      <text:p text:style-name="P4">
有孩子的男子在2023年3月26日，基辅地区欧丁市州税大学。</text:p>
      <text:p text:style-name="P4">
<draw:frame draw:style-name="fr1" draw:name="Image145" text:anchor-type="as-char" svg:width="6.9236in" svg:height="4.378536in" draw:z-index="0">
<draw:image xlink:href="../Images/yкринформ/2023-03-31T16-55-00-03-00/1680261085-664.jpg" xlink:type="simple" xlink:show="embed" xlink:actuate="onLoad" draw:mime-type="image/jpeg"/>
</draw:frame>
_照片：ruslananyuk _</text:p>
      <text:p text:style-name="P4">
在“如何修复战争的悲惨事件，为什么重要？”的简报中，战争片段博物馆的展品？</text:p>
      <text:p text:style-name="P4">
<draw:frame draw:style-name="fr1" draw:name="Image146" text:anchor-type="as-char" svg:width="6.9236in" svg:height="4.692662in" draw:z-index="0">
<draw:image xlink:href="../Images/yкринформ/2023-03-31T16-55-00-03-00/1680261127-715.jpg" xlink:type="simple" xlink:show="embed" xlink:actuate="onLoad" draw:mime-type="image/jpeg"/>
</draw:frame>
_照片：ruslananyuk _</text:p>
      <text:p text:style-name="P4">
2023年3月26日，欧丁，欧平地区俄罗斯入侵者的瓦砾拆卸期间，志愿组织的代表“大胆地恢复”。</text:p>
      <text:p text:style-name="P4">
<draw:frame draw:style-name="fr1" draw:name="Image147" text:anchor-type="as-char" svg:width="6.9236in" svg:height="4.615733in" draw:z-index="0">
<draw:image xlink:href="../Images/yкринформ/2023-03-31T16-55-00-03-00/1680261140-516.jpg" xlink:type="simple" xlink:show="embed" xlink:actuate="onLoad" draw:mime-type="image/jpeg"/>
</draw:frame>
_照片：Pavlobagmut _</text:p>
      <text:p text:style-name="P4">
2023年3月27日，基辅，乌克兰兹尼特(Ukrzaliznytsia)的特殊卫生火车转换为乌克兰兹尼特(Ukrzaliznytsia)的特殊卫生列车。</text:p>
      <text:p text:style-name="P4">
<draw:frame draw:style-name="fr1" draw:name="Image148" text:anchor-type="as-char" svg:width="6.9236in" svg:height="4.795234in" draw:z-index="0">
<draw:image xlink:href="../Images/yкринформ/2023-03-31T16-55-00-03-00/1680261086-180.jpg" xlink:type="simple" xlink:show="embed" xlink:actuate="onLoad" draw:mime-type="image/jpeg"/>
</draw:frame>
_照片：gennadyminchenko _</text:p>
      <text:p text:style-name="P4">
在基辅国家学术年轻剧院的舞台上，第30剧院奖“基夫·帕佩拉尔”的庄严仪式被剥夺了2022年，基辅，2023年3月27日。</text:p>
      <text:p text:style-name="P4">
<draw:frame draw:style-name="fr1" draw:name="Image149" text:anchor-type="as-char" svg:width="6.9236in" svg:height="4.615733in" draw:z-index="0">
<draw:image xlink:href="../Images/yкринформ/2023-03-31T16-55-00-03-00/1680261101-843.jpg" xlink:type="simple" xlink:show="embed" xlink:actuate="onLoad" draw:mime-type="image/jpeg"/>
</draw:frame>
_照片：gennadyminchenko _</text:p>
      <text:p text:style-name="P4">
演员在音乐童话故事“ TSAP-KATSAP”的一部分演示中，由乌克兰民间故事“ Cossu-Derez”的舒适创作，在第30剧院奖的“ Kyiv Pectoral”舞台上的庄严仪式中，在舞台2022年之后基辅国家学术年轻剧院，基辅，2023年3月27日。</text:p>
      <text:p text:style-name="P4">
<draw:frame draw:style-name="fr1" draw:name="Image150" text:anchor-type="as-char" svg:width="6.9236in" svg:height="4.615733in" draw:z-index="0">
<draw:image xlink:href="../Images/yкринформ/2023-03-31T16-55-00-03-00/1680261086-534.jpg" xlink:type="simple" xlink:show="embed" xlink:actuate="onLoad" draw:mime-type="image/jpeg"/>
</draw:frame>
_照片：Vyacheslavmadievsky _</text:p>
      <text:p text:style-name="P4">
2023年3月26日，在哈尔基夫国家学术歌剧院和芭蕾舞剧院芭蕾舞剧院的大战中，独奏家尤里亚·法赛克(Yulia Farsyuk)在音乐会的第一场战争中。演员Alexei Bogdanovich和Natalia Sumskaya在首映式“访问”访问“访问”访问“访问“老太太”，F。Durrenmatt在2023年3月29日，学位伊万·弗兰科国家学术戏剧剧院舞台上。</text:p>
      <text:p text:style-name="P4">
<draw:frame draw:style-name="fr1" draw:name="Image151" text:anchor-type="as-char" svg:width="6.9236in" svg:height="4.615733in" draw:z-index="0">
<draw:image xlink:href="../Images/yкринформ/2023-03-31T16-55-00-03-00/1680261100-968.jpg" xlink:type="simple" xlink:show="embed" xlink:actuate="onLoad" draw:mime-type="image/jpeg"/>
</draw:frame>
_照片：gennadyminchenko _</text:p>
      <text:p text:style-name="P4">
扎马伊丹尼独立的死者“阿佐夫”，京夫的蓝色和黄色旗帜，2023年3月29日。</text:p>
      <text:p text:style-name="P4">
<draw:frame draw:style-name="fr1" draw:name="Image152" text:anchor-type="as-char" svg:width="6.9236in" svg:height="4.615733in" draw:z-index="0">
<draw:image xlink:href="../Images/yкринформ/2023-03-31T16-55-00-03-00/1680261128-557.jpg" xlink:type="simple" xlink:show="embed" xlink:actuate="onLoad" draw:mime-type="image/jpeg"/>
</draw:frame>
_照片：irakachenko _</text:p>
      <text:p text:style-name="P4">
乌克兰形式的伊戈尔·特卡奇科(Igor Tkachenko)的摄影恢复与乌克兰的旗帜，位于埃特纳(Etna)的顶部 - 欧洲最活跃和活跃的火山，意大利，2023年3月21日。</text:p>
      <text:p text:style-name="P4">
News Source: <text:a xlink:type="simple" xlink:href="https://www.ukrinform.ua/rubric-society/3689980-strasti-za-lavru-ukrainskij-prapor-na-etni-ta-vesilla-u-reanimacii.html" text:style-name="Internet_20_link" text:visited-style-name="Visited_20_Internet_20_Link">
https://www.ukrinform.ua/rubric-society/3689980-strasti-za-lavru-ukrainskij-prapor-na-etni-ta-vesilla-u-reanimacii.html</text:a>
</text:p>
      <!--NEWS-->
      <text:h text:style-name="P10" text:outline-level="1">
<text:span text:style-name="T4">
欧洲刑警组织在乌克兰确定了150起战争犯罪嫌疑人</text:span>
</text:h>
      <text:p text:style-name="P4">
作者: Ukrinform (Person)</text:p>
      <text:p text:style-name="P4">
出版商: Укринформ (Organization)</text:p>
      <text:p text:style-name="P4">
出版时间: 2023-03-31T17:00:00+03:00</text:p>
      <text:p text:style-name="P4">
修改时间: 2023-03-31T17:00:00+03:00</text:p>
      <text:p text:style-name="P4">
描述: 欧洲刑警组织分析了7,000张照片和视频片段，并能够在乌克兰战争期间在战争犯罪中识别150名嫌疑人。  - 乌克林。</text:p>
      <text:p text:style-name="P4">
图片: ["<text:a xlink:type="simple" xlink:href="https://static.ukrinform.com/photos/2022_04/thumb_files/630_360_1649246846-820.jpg" text:style-name="Internet_20_link" text:visited-style-name="Visited_20_Internet_20_Link">
630_360_16492...</text:a>
"]</text:p>
      <text:p text:style-name="P4">
标签: ['Буча', 'Європол', 'Воєнні злочини', 'Війна з росією']</text:p>
      <text:p text:style-name="P4">
类型: Article</text:p>
      <!--METADATA-->
      <text:p text:style-name="P4">
<draw:frame draw:style-name="fr1" draw:name="Image153" text:anchor-type="as-char" svg:width="6.9236in" svg:height="3.956343in" draw:z-index="0">
<draw:image xlink:href="../Images/yкринформ/2023-03-31T17-00-00-03-00/630_360_1649246846-820.jpg" xlink:type="simple" xlink:show="embed" xlink:actuate="onLoad" draw:mime-type="image/jpeg"/>
</draw:frame>
欧洲刑警组织分析了7,000张照片和视频，并能够在俄罗斯在乌克兰战争期间识别150次战争罪。</text:p>
      <text:p text:style-name="P4">
这是由欧洲刑警组织在联合司法期间的欧洲刑警组织执行董事据报道的，该司法在布达举行，并从俄罗斯军方(通讯员)致力于多尔奇纳(Dorchyna)对这座城市的解放。</text:p>
      <text:p text:style-name="P4">
“目前，我们已经分析了欧洲证人的7,000张照片和视频片段和550个证词。 现在，我们已经能够确定150名犯罪犯罪犯罪。 与国际刑事法院一起，我们还为乌克兰保护证人的能力的发展做出了贡献。”她说。</text:p>
      <text:p text:style-name="P4">
<text:span text:style-name="T4">
另请阅读：</text:span>
 <text:a xlink:type="simple" xlink:href="https://www.ukrinform.ua/rubric-world/3686167-u-mks-prokomentuvali-rosijski-pogrozi-cerez-order-na-arest-putina.html" text:style-name="Internet_20_link" text:visited-style-name="Visited_20_Internet_20_Link">
</text:a>
凯瑟琳·德·博尔(Catherine de Bolle)强调，欧洲刑警组织优先考虑乌克兰俄罗斯联邦军事犯罪，收集信息和标识符。</text:p>
      <text:p text:style-name="P4">
“我们处理信息，并尝试在不同国家 /地区拥有的不同信息之间建立联系。 这是我们对乌克兰检察长，乌克兰执法人员以及国际刑事法院的主要支持。”</text:p>
      <text:p text:style-name="P4">
<text:span text:style-name="T4">
另请阅读：</text:span>
 <text:a xlink:type="simple" xlink:href="https://www.ukrinform.ua/rubric-society/3689981-v-ukraini-stvorat-specialni-slidci-grupi-aki-zbiratimut-dokazi-zlociniv-rosii-dla-mks.html" text:style-name="Internet_20_link" text:visited-style-name="Visited_20_Internet_20_Link">
</text:a>
据报道，2022年3月31日部队<text:a xlink:type="simple" xlink:href="https://www.ukrinform.ua/tag-oborona" text:style-name="Internet_20_link" text:visited-style-name="Visited_20_Internet_20_Link">
</text:a>
基辅地区的布恰市被俄罗斯入侵者释放。 布查(Bucha)在职业33天中幸存下来。</text:p>
      <text:p text:style-name="P4">
在布坎地区的领土上，执法人员记录了超过9000次犯罪。 超过1,400名平民被杀，其中637名是Bucha。 死者中有37个孩子。 也有3800多个房屋被摧毁。</text:p>
      <text:p text:style-name="P4">
直到在布坎地区，向97人报告了战争罪。 关于35人，起诉被送往法院。 两个已经安排了句子。</text:p>
      <text:p text:style-name="P4">
News Source: <text:a xlink:type="simple" xlink:href="https://www.ukrinform.ua/rubric-ato/3689989-evropol-identifikuvav-150-pidozruvanih-u-voennih-zlocinah-v-ukraini.html" text:style-name="Internet_20_link" text:visited-style-name="Visited_20_Internet_20_Link">
https://www.ukrinform.ua/rubric-ato/3689989-evropol-identifikuvav-150-pidozruvanih-u-voennih-zlocinah-v-ukraini.html</text:a>
</text:p>
      <!--NEWS-->
      <text:h text:style-name="P10" text:outline-level="1">
<text:span text:style-name="T4">
乌克兰从加拿大获得18亿加元 - 财政部</text:span>
</text:h>
      <text:p text:style-name="P4">
作者: Ukrinform (Person)</text:p>
      <text:p text:style-name="P4">
出版商: Укринформ (Organization)</text:p>
      <text:p text:style-name="P4">
出版时间: 2023-03-31T17:04:13+03:00</text:p>
      <text:p text:style-name="P4">
修改时间: 2023-03-31T17:04:13+03:00</text:p>
      <text:p text:style-name="P4">
描述: 加拿大乌克兰州的国家预算以优惠的条件获得了24亿加元（18亿加元）的24亿加元。  - 乌克林。</text:p>
      <text:p text:style-name="P4">
图片: ["<text:a xlink:type="simple" xlink:href="https://static.ukrinform.com/photos/2016_11/thumb_files/630_360_1479315536-2490.jpg" text:style-name="Internet_20_link" text:visited-style-name="Visited_20_Internet_20_Link">
630_360_14793...</text:a>
"]</text:p>
      <text:p text:style-name="P4">
标签: ['Канада', 'Кредит', 'Мінфін', 'Україна']</text:p>
      <text:p text:style-name="P4">
类型: Article</text:p>
      <!--METADATA-->
      <text:p text:style-name="P4">
<draw:frame draw:style-name="fr1" draw:name="Image154" text:anchor-type="as-char" svg:width="6.9236in" svg:height="3.956343in" draw:z-index="0">
<draw:image xlink:href="../Images/yкринформ/2023-03-31T17-04-13-03-00/630_360_1479315536-2490.jpg" xlink:type="simple" xlink:show="embed" xlink:actuate="onLoad" draw:mime-type="image/jpeg"/>
</draw:frame>
加拿大乌克兰的国家预算在加拿大获得了24亿加元(18亿美元。 美国)以优惠的条件为单位。</text:p>
      <text:p text:style-name="P4">
正如乌克林福姆报道的那样，它报告了<text:a xlink:type="simple" xlink:href="http://www.mof.gov.ua/uk/news/minfin_ukraina_otrimala_vid_kanadi_24_mlrd_kanadskikh_dolariv-3910" text:style-name="Internet_20_link" text:visited-style-name="Visited_20_Internet_20_Link">
</text:a>
</text:p>
      <text:p text:style-name="P4">
« <text:a xlink:type="simple" xlink:href="https://www.ukrinform.ua/tag-kanada" text:style-name="Internet_20_link" text:visited-style-name="Visited_20_Internet_20_Link">
 </text:a>
她再次证明自己是乌克兰的现有合作伙伴 - 今天，我们在加拿大获得了24亿加元，这将主要旨在为国家预算的优先支出提供资金。 这些资金将使乌克兰的公民在战争条件下坦率地使我们击败俄罗斯侵略者的胜利。</text:p>
      <text:p text:style-name="P4">
财政部指出，提供了10年的额外贷款，百分比为1.5％。</text:p>
      <text:p text:style-name="P4">
值得注意的是，贷款是根据第二次额外订单的优先条款授予的，这是乌克兰部长的内阁，日期为14.03.2023 No. 245，“ 2023年通过吸引加拿大贷款的国家外部借款的名称”。</text:p>
      <text:p text:style-name="P4">
资金是通过IMF行政帐户的机制提供的。</text:p>
      <text:p text:style-name="P4">
<text:span text:style-name="T4">
另请阅读：</text:span>
 <text:a xlink:type="simple" xlink:href="https://www.ukrinform.ua/rubric-economy/3689215-stati-pererahuvali-do-derzbudzetu-ukraini-grant-u-rozmiri-125-milarda.html" text:style-name="Internet_20_link" text:visited-style-name="Visited_20_Internet_20_Link">
</text:a>
据报道，2022年6月，乌克兰和加拿大之间签署了信贷机构，以优先条款向乌克兰提供贷款，并于2022年12月13日的第一份额外金额，乌克兰的国家预算以此资金为此。加拿大美元19.5亿加元。 总贷款为加拿大43.5亿加元。</text:p>
      <text:p text:style-name="P4">
News Source: <text:a xlink:type="simple" xlink:href="https://www.ukrinform.ua/rubric-economy/3689991-ukraina-otrimala-vid-kanadi-18-milarda-minfin.html" text:style-name="Internet_20_link" text:visited-style-name="Visited_20_Internet_20_Link">
https://www.ukrinform.ua/rubric-economy/3689991-ukraina-otrimala-vid-kanadi-18-milarda-minfin.html</text:a>
</text:p>
      <!--NEWS-->
      <text:h text:style-name="P10" text:outline-level="1">
<text:span text:style-name="T4">
Zelensky和外国领导人参观了Bucha Street，俄罗斯联邦专栏被摧毁了</text:span>
</text:h>
      <text:p text:style-name="P4">
作者: Ukrinform (Person)</text:p>
      <text:p text:style-name="P4">
出版商: Укринформ (Organization)</text:p>
      <text:p text:style-name="P4">
出版时间: 2023-03-31T17:10:00+03:00</text:p>
      <text:p text:style-name="P4">
修改时间: 2023-03-31T17:10:00+03:00</text:p>
      <text:p text:style-name="P4">
描述: 沃迪米尔·泽伦斯基（Volodymyr Zelensky）总统与外国客人一起，他们在基辅地区俄罗斯俄罗斯侵略者的解放周年纪念日来到乌克兰，穿过沃克萨尔纳亚街（Vokzalnaya Street），那里摧毁了一堆敌对设备。  - 乌克林。</text:p>
      <text:p text:style-name="P4">
图片: ["<text:a xlink:type="simple" xlink:href="https://static.ukrinform.com/photos/2023_03/thumb_files/630_360_1680272895-445.jpeg" text:style-name="Internet_20_link" text:visited-style-name="Visited_20_Internet_20_Link">
630_360_16802...</text:a>
", "<text:a xlink:type="simple" xlink:href="https://static.ukrinform.com/photos/2023_03/1680273705-678.jpeg" text:style-name="Internet_20_link" text:visited-style-name="Visited_20_Internet_20_Link">
1680273705-67...</text:a>
", "<text:a xlink:type="simple" xlink:href="https://static.ukrinform.com/photos/2023_03/1680273705-428.jpeg" text:style-name="Internet_20_link" text:visited-style-name="Visited_20_Internet_20_Link">
1680273705-42...</text:a>
", "<text:a xlink:type="simple" xlink:href="https://static.ukrinform.com/photos/2023_03/1680273705-340.jpeg" text:style-name="Internet_20_link" text:visited-style-name="Visited_20_Internet_20_Link">
1680273705-34...</text:a>
"]</text:p>
      <text:p text:style-name="P4">
标签: ['Буча', 'Зеленський', 'Війна з росією']</text:p>
      <text:p text:style-name="P4">
类型: Article</text:p>
      <!--METADATA-->
      <text:p text:style-name="P4">
<draw:frame draw:style-name="fr1" draw:name="Image155" text:anchor-type="as-char" svg:width="6.9236in" svg:height="3.956343in" draw:z-index="0">
<draw:image xlink:href="../Images/yкринформ/2023-03-31T17-10-00-03-00/630_360_1680272895-445.jpeg" xlink:type="simple" xlink:show="embed" xlink:actuate="onLoad" draw:mime-type="image/jpeg"/>
</draw:frame>
总统的洛里尔·泽伦斯基(Lordir Zelensky)与外国客人一起来到了乌克兰，从基辅地区布恰市俄罗斯入侵者释放，穿过Vokzalnaya街，那里摧毁了一堆敌意的设备。</text:p>
      <text:p text:style-name="P4">
国家元首在[]中报告了这一点(https://t.me/V_Zelenskiy_official/5697)，报道乌克林福姆。</text:p>
      <text:p text:style-name="P4">
“与领导人一起访问了布查的Vokzalnaya街。 2022年2月27日，乌克兰街乌克兰的捍卫者摧毁了戈斯托梅尔(Gostomel)搬到基辅(Kiev)的俄罗斯军队。”(https://www.ukrinform.ua/tag-zelenskij) .</text:p>
      <text:p text:style-name="P4">
<draw:frame draw:style-name="fr1" draw:name="Image156" text:anchor-type="as-char" svg:width="6.9236in" svg:height="4.617948in" draw:z-index="0">
<draw:image xlink:href="../Images/yкринформ/2023-03-31T17-10-00-03-00/1680273705-678.jpeg" xlink:type="simple" xlink:show="embed" xlink:actuate="onLoad" draw:mime-type="image/jpeg"/>
</draw:frame>
<draw:frame draw:style-name="fr1" draw:name="Image157" text:anchor-type="as-char" svg:width="6.9236in" svg:height="4.617948in" draw:z-index="0">
<draw:image xlink:href="../Images/yкринформ/2023-03-31T17-10-00-03-00/1680273705-428.jpeg" xlink:type="simple" xlink:show="embed" xlink:actuate="onLoad" draw:mime-type="image/jpeg"/>
</draw:frame>
他回忆说，战斗期间有215座建筑物受伤。</text:p>
      <text:p text:style-name="P4">
总统还与85岁的格里格里·扎莫吉尼(Grigori Zamogilny)的一位居民进行了交谈，后者在布达(Bucha)的捐款中留在家里。</text:p>
      <text:p text:style-name="P4">
国家负责人强调说：“人类必须记住每个乌克兰城市，这是每个重视生命的人的英雄主义未来的街道。”</text:p>
      <text:p text:style-name="P4">
<draw:frame draw:style-name="fr1" draw:name="Image158" text:anchor-type="as-char" svg:width="6.9236in" svg:height="5.352505in" draw:z-index="0">
<draw:image xlink:href="../Images/yкринформ/2023-03-31T17-10-00-03-00/1680273705-340.jpeg" xlink:type="simple" xlink:show="embed" xlink:actuate="onLoad" draw:mime-type="image/jpeg"/>
</draw:frame>
<text:span text:style-name="T4">
另请阅读：</text:span>
 <text:a xlink:type="simple" xlink:href="https://www.ukrinform.ua/rubric-polytics/3689907-svit-zminivsa-pobacivsi-bucu-pisla-rosijskoi-okupacii-zelenskij.html" text:style-name="Internet_20_link" text:visited-style-name="Visited_20_Internet_20_Link">
</text:a>
据报道在星期五<text:a xlink:type="simple" xlink:href="https://www.ukrinform.ua/rubric-ato/3689909-zelenskij-vzav-ucast-u-vsanuvanni-pamati-ziteliv-buci-vbitih-rosianami.html" text:style-name="Internet_20_link" text:visited-style-name="Visited_20_Internet_20_Link">
</text:a>
。</text:p>
      <text:p text:style-name="P4">
乌克兰沃迪米尔·泽伦斯基总统以及克罗地亚共和国共和国总理安德烈·普伦科维奇(Andrei Plenkovich)，斯洛伐克总理，斯洛文尼亚莱·戈洛布(Slovenialai Golob)总理摩尔多瓦·桑杜(Moldova May Sandu)的代表参加了庆祝活动。</text:p>
      <text:p text:style-name="P4">
<text:span text:style-name="T5">
foto：总统办公室</text:span>
</text:p>
      <text:p text:style-name="P4">
News Source: <text:a xlink:type="simple" xlink:href="https://www.ukrinform.ua/rubric-ato/3690003-zelenskij-ta-inozemni-lideri-vidvidali-u-buci-vulicu-vokzalnu-de-bula-znisena-kolona-tehniki-rf.html" text:style-name="Internet_20_link" text:visited-style-name="Visited_20_Internet_20_Link">
https://www.ukrinform.ua/rubric-ato/3690003-zelenskij-ta-inozemni-lideri-vidvidali-u-buci-vulicu-vokzalnu-de-bula-znisena-kolona-tehniki-rf.html</text:a>
</text:p>
      <!--NEWS-->
      <text:h text:style-name="P10" text:outline-level="1">
<text:span text:style-name="T4">
立陶宛采访了300多名证人和90名乌克兰难民的受害者 - 检察官将军</text:span>
</text:h>
      <text:p text:style-name="P4">
作者: Ukrinform (Person)</text:p>
      <text:p text:style-name="P4">
出版商: Укринформ (Organization)</text:p>
      <text:p text:style-name="P4">
出版时间: 2023-03-31T17:10:18+03:00</text:p>
      <text:p text:style-name="P4">
修改时间: 2023-03-31T17:10:18+03:00</text:p>
      <text:p text:style-name="P4">
描述: 立陶宛采访了俄罗斯入侵者在乌克兰犯下的犯罪的300多名证人和90名受害者。  - 乌克林。</text:p>
      <text:p text:style-name="P4">
图片: ["<text:a xlink:type="simple" xlink:href="https://static.ukrinform.com/photos/2019_05/thumb_files/630_360_1557316245-702.jpg" text:style-name="Internet_20_link" text:visited-style-name="Visited_20_Internet_20_Link">
630_360_15573...</text:a>
"]</text:p>
      <text:p text:style-name="P4">
标签: ['Литва', 'Злочин', 'Біженці']</text:p>
      <text:p text:style-name="P4">
类型: Article</text:p>
      <!--METADATA-->
      <text:p text:style-name="P4">
<draw:frame draw:style-name="fr1" draw:name="Image159" text:anchor-type="as-char" svg:width="6.9236in" svg:height="3.949857in" draw:z-index="0">
<draw:image xlink:href="../Images/yкринформ/2023-03-31T17-10-18-03-00/630_360_1557316245-702.jpg" xlink:type="simple" xlink:show="embed" xlink:actuate="onLoad" draw:mime-type="image/jpeg"/>
</draw:frame>
俄罗斯灰烬在乌克兰犯下的犯罪犯罪的300多名证人和90名受害者。</text:p>
      <text:p text:style-name="P4">
乌克林代表通讯员报告说，这是由立陶宛Nida Strskine的检察长在Bucha举行的会议司法期间指出的，并从俄罗斯军方致力于该市周年纪念日。</text:p>
      <text:p text:style-name="P4">
“我们已经接受了来自乌克兰的70,000多名难民，因此我们的当局转向了一个好人，并与所有人交谈，以尽可能多地收集Thardozes的信息。 今天，我们采访了300多名证人。 有90多名受害者被认为是乌克兰犯下的罪行的受害者，</text:p>
      <text:p text:style-name="P4">
她强调，立陶宛当局的职责是收集更多信息和证据，采访尽可能多的人，尤其是记录所有视频和照片材料，并最终将其传递给乌克兰当局。</text:p>
      <text:p text:style-name="P4">
立陶宛检察长还告知，她的国家已将一名检察官派往国际空间站，该国将收集针对乌克兰犯下的罪行的证据，去年，波戈夫斯基检察官，调查员，调查员和专家就裁定了乌克兰官员的Thadvi官员小组。 他们的任务是协助证据和调查。</text:p>
      <text:p text:style-name="P4">
<text:span text:style-name="T4">
另请阅读：</text:span>
 <text:a xlink:type="simple" xlink:href="https://www.ukrinform.ua/rubric-economy/3689157-litva-priednaetsa-do-programi-mvf-z-finansuvanna-ukraini.html" text:style-name="Internet_20_link" text:visited-style-name="Visited_20_Internet_20_Link">
</text:a>
据报道，2022年3月31日，国防部队释放了基辅地区的布恰市。 布查幸存了33天的占领，执法人员记录了9,000名俄罗斯军事犯罪。</text:p>
      <text:p text:style-name="P4">
News Source: <text:a xlink:type="simple" xlink:href="https://www.ukrinform.ua/rubric-society/3689993-litva-opitala-ponad-300-svidkiv-ta-90-zertv-zlociniv-sered-ukrainskih-bizenciv-genprokuror.html" text:style-name="Internet_20_link" text:visited-style-name="Visited_20_Internet_20_Link">
https://www.ukrinform.ua/rubric-society/3689993-litva-opitala-ponad-300-svidkiv-ta-90-zertv-zlociniv-sered-ukrainskih-bizenciv-genprokuror.html</text:a>
</text:p>
      <!--NEWS-->
      <text:h text:style-name="P10" text:outline-level="1">
<text:span text:style-name="T4">
NASA为火星和月球开设了新的宣教办公室</text:span>
</text:h>
      <text:p text:style-name="P4">
作者: Ukrinform (Person)</text:p>
      <text:p text:style-name="P4">
出版商: Укринформ (Organization)</text:p>
      <text:p text:style-name="P4">
出版时间: 2023-03-31T17:12:02+03:00</text:p>
      <text:p text:style-name="P4">
修改时间: 2023-03-31T17:12:02+03:00</text:p>
      <text:p text:style-name="P4">
描述: 华盛顿的NASA总部于周四从月球到火星找到了一个新的办公室，以便为人类的利益开展该机构在月球和火星上的研究活动。  - 乌克林。</text:p>
      <text:p text:style-name="P4">
图片: ["<text:a xlink:type="simple" xlink:href="https://static.ukrinform.com/photos/2015_12/thumb_files/630_360_1451517854-3412.jpg" text:style-name="Internet_20_link" text:visited-style-name="Visited_20_Internet_20_Link">
630_360_14515...</text:a>
"]</text:p>
      <text:p text:style-name="P4">
标签: ['Марс', 'Місяць', 'NASA']</text:p>
      <text:p text:style-name="P4">
类型: Article</text:p>
      <!--METADATA-->
      <text:p text:style-name="P4">
<draw:frame draw:style-name="fr1" draw:name="Image160" text:anchor-type="as-char" svg:width="6.9236in" svg:height="3.956343in" draw:z-index="0">
<draw:image xlink:href="../Images/yкринформ/2023-03-31T17-12-02-03-00/630_360_1451517854-3412.jpg" xlink:type="simple" xlink:show="embed" xlink:actuate="onLoad" draw:mime-type="image/jpeg"/>
</draw:frame>
华盛顿的NASA总部周四在Marsea Marse计划的新办公室找到了新办事处，以便为人类的利益开展Navias和Mars机构的研究活动。</text:p>
      <text:p text:style-name="P4">
正如乌克林福姆报道的那样，这在[]的规定中指出(https://www.nasa.gov/press-release/new-program-office-leads-nasa-s-path-forward-for-moon-mars)机构。</text:p>
      <text:p text:style-name="P4">
管理员[(https://www.ukrinform.ua/tag-nasa)比尔·尼尔森。</text:p>
      <text:p text:style-name="P4">
新创建的办公室的第一任负责人的职责将由Amit Kshatriya执行。</text:p>
      <text:p text:style-name="P4">
新办公室正在研究研究系统的发展任务(ESMD)他向助理管理员吉姆(Jim Free)报告。</text:p>
      <text:p text:style-name="P4">
<text:span text:style-name="T4">
另请阅读：</text:span>
 <text:a xlink:type="simple" xlink:href="https://www.ukrinform.ua/rubric-technology/3683381-u-nasa-pokazali-skafandr-dla-persoi-visadki-astronavtiv-na-misac-iz-1972-roku.html" text:style-name="Internet_20_link" text:visited-style-name="Visited_20_Internet_20_Link">
</text:a>
根据《美国国家航空航天局关于2022年授权法》的规定，该计划“ pdomy to Mars”办公室着重于硬件的开发，使命的整合和风险管理功能的计划，这对于研究方法至关重要，这对于研究方法至关重要为火星的人类任务开始的发现和准备。</text:p>
      <text:p text:style-name="P4">
特别是，它包括太空发射系统，猎户座航天器，辅助着陆系统，着陆系统，空间空间，Gateweyyyeyey与远处太空研究有关的内容。</text:p>
      <text:p text:style-name="P4">
新的NASA办公室还将管理长期发展的计划和分析，以支持对火星的任务。</text:p>
      <text:p text:style-name="P4">
根据乌克林福姆的说法，美国宇航局的毅力漫游者在红色星球上拍摄了第47架Ingenuity直升机飞行的一部分。</text:p>
      <text:p text:style-name="P4">
News Source: <text:a xlink:type="simple" xlink:href="https://www.ukrinform.ua/rubric-technology/3689994-nasa-vidkrivae-novij-ofis-programi-misij-na-mars-ta-misac.html" text:style-name="Internet_20_link" text:visited-style-name="Visited_20_Internet_20_Link">
https://www.ukrinform.ua/rubric-technology/3689994-nasa-vidkrivae-novij-ofis-programi-misij-na-mars-ta-misac.html</text:a>
</text:p>
      <!--NEWS-->
      <text:h text:style-name="P10" text:outline-level="1">
<text:span text:style-name="T4">
拜登敦促莫斯科释放被捕的记者WSJ</text:span>
</text:h>
      <text:p text:style-name="P4">
作者: Ukrinform (Person)</text:p>
      <text:p text:style-name="P4">
出版商: Укринформ (Organization)</text:p>
      <text:p text:style-name="P4">
出版时间: 2023-03-31T17:14:43+03:00</text:p>
      <text:p text:style-name="P4">
修改时间: 2023-03-31T17:14:43+03:00</text:p>
      <text:p text:style-name="P4">
描述: 美国总统乔·拜登（Joe Biden）回应了在俄罗斯对一名美国记者的拘留。  - 乌克林。</text:p>
      <text:p text:style-name="P4">
图片: ["<text:a xlink:type="simple" xlink:href="https://static.ukrinform.com/photos/2022_04/thumb_files/630_360_1649828033-438.jpg" text:style-name="Internet_20_link" text:visited-style-name="Visited_20_Internet_20_Link">
630_360_16498...</text:a>
"]</text:p>
      <text:p text:style-name="P4">
标签: ['Арешт', 'США', 'Журналіст', 'росія']</text:p>
      <text:p text:style-name="P4">
类型: Article</text:p>
      <!--METADATA-->
      <text:p text:style-name="P4">
<draw:frame draw:style-name="fr1" draw:name="Image161" text:anchor-type="as-char" svg:width="6.9236in" svg:height="3.956343in" draw:z-index="0">
<draw:image xlink:href="../Images/yкринформ/2023-03-31T17-14-43-03-00/630_360_1649828033-438.jpg" xlink:type="simple" xlink:show="embed" xlink:actuate="onLoad" draw:mime-type="image/jpeg"/>
</draw:frame>
总统乔·拜登(Joe Biden)对俄罗斯一名美国记者的拘留做出了回应。</text:p>
      <text:p text:style-name="P4">
关于IT报告乌克林福姆，参考<text:a xlink:type="simple" xlink:href="https://edition.cnn.com/europe/live-news/russia-ukraine-war-news-03-31-23/h_7d0f28690d937a7e3b83ea76759d047e" text:style-name="Internet_20_link" text:visited-style-name="Visited_20_Internet_20_Link">
</text:a>
。</text:p>
      <text:p text:style-name="P4">
CNN要求拜登总统在《华尔街日报》记者埃文·格什科维奇(Evan Gershkovich)的记者之后，他想对俄罗斯的讲话说。</text:p>
      <text:p text:style-name="P4">
拜登指出，他敦促莫斯科释放记者。</text:p>
      <text:p text:style-name="P4">
“释放他，”他说<text:a xlink:type="simple" xlink:href="https://www.ukrinform.ua/tag-bajden" text:style-name="Internet_20_link" text:visited-style-name="Visited_20_Internet_20_Link">
</text:a>
星期五早上离开白宫。</text:p>
      <text:p text:style-name="P4">
这是拜登第一次在俄罗斯当局拘留并指控赫什科维奇的间谍活动之后，第一次公开评论了这一问题。</text:p>
      <text:p text:style-name="P4">
<text:span text:style-name="T4">
另请阅读：</text:span>
 <text:a xlink:type="simple" xlink:href="https://www.ukrinform.ua/rubric-world/3689661-bilij-dim-vvazae-bezpidstavnimi-zvinuvacenna-u-spigunstvi-proti-zurnalista-wsj.html" text:style-name="Internet_20_link" text:visited-style-name="Visited_20_Internet_20_Link">
</text:a>
后来，关于另一位记者的问题，美国是由于被格什科维奇拘留而发送俄罗斯的展示还是记者，拜登说：“没有这样的计划。”</text:p>
      <text:p text:style-name="P4">
据报道：莫斯科的勒福洛夫法院应FSB的要求逮捕了《华尔街日报》的记者美国公民埃文·格什科维奇(Evan Gershkovich)，他被指控“间谍活动”。</text:p>
      <text:p text:style-name="P4">
3月30日上午，俄罗斯的FSB表示，前一天，埃文·格什科维奇(Evan Gershkovich)被拘留。 情报部门声称，记者《华尔街日报》收集了有关俄罗斯VPK企业之一的秘密信息。 克里姆林宫补充说，格什科维奇“在犯罪现场被带走”。</text:p>
      <text:p text:style-name="P4">
俄罗斯媒体报道说，WSJ通讯员从事材料工作，访问了Yekaterinburg和Lower Tagil(有一个企业InkuralVagonzavod). Піарник Ярослав Ширшиков із Єкатеринбурга розповідав, щоГершкович приїжджав у місто, щоб написати матеріал про ставлення місцевихжителів до пвк вагнера та війни проти України. Ширшиков супроводжувавжурналіста в Єкатеринбурзі та знайомив із деякими персонами, що було потрібнодля підготовки тексту.</text:p>
      <text:p text:style-name="P4">
<text:span text:style-name="T4">
Читайте також:</text:span>
 <text:a xlink:type="simple" xlink:href="https://www.ukrinform.ua/rubric-world/3689669-u-evrosouzi-zasudili-arest-zurnalista-wsj-u-rosii.html" text:style-name="Internet_20_link" text:visited-style-name="Visited_20_Internet_20_Link">
 </text:a>
埃文·格什科维奇(Evan Gershkovich)在俄罗斯生活了大约六年，并在莫斯科局的《华尔街日报》工作。 记者已获得外交部的认可。 早些时候，格斯科维奇(Gershkovich)在法国 - 普雷斯(Agence France-Presse)，《莫斯科时报》(Moscow Times)和当时的约克时报(York York Times)工作。 Gershkovich的最后一篇文章于3月28日发表。</text:p>
      <text:p text:style-name="P4">
News Source: <text:a xlink:type="simple" xlink:href="https://www.ukrinform.ua/rubric-world/3689995-bajden-zaklikav-moskvu-zvilniti-zaarestovanogo-zurnalista-wsj.html" text:style-name="Internet_20_link" text:visited-style-name="Visited_20_Internet_20_Link">
https://www.ukrinform.ua/rubric-world/3689995-bajden-zaklikav-moskvu-zvilniti-zaarestovanogo-zurnalista-wsj.html</text:a>
</text:p>
      <!--NEWS-->
      <text:h text:style-name="P10" text:outline-level="1">
<text:span text:style-name="T4">
摩尔多瓦没有由与乌克兰作战的军队释放</text:span>
</text:h>
      <text:p text:style-name="P4">
作者: Ukrinform (Person)</text:p>
      <text:p text:style-name="P4">
出版商: Укринформ (Organization)</text:p>
      <text:p text:style-name="P4">
出版时间: 2023-03-31T17:19:01+03:00</text:p>
      <text:p text:style-name="P4">
修改时间: 2023-03-31T17:19:01+03:00</text:p>
      <text:p text:style-name="P4">
描述: 摩尔多瓦的边境服役并没有错过乘飞机抵达奇西诺的俄罗斯军队的国家。  - 乌克林。</text:p>
      <text:p text:style-name="P4">
图片: ["<text:a xlink:type="simple" xlink:href="https://static.ukrinform.com/photos/2023_03/thumb_files/630_360_1680272186-334.jpg" text:style-name="Internet_20_link" text:visited-style-name="Visited_20_Internet_20_Link">
630_360_16802...</text:a>
", "<text:a xlink:type="simple" xlink:href="https://static.ukrinform.com/photos/2023_03/1680272179-646.jpg" text:style-name="Internet_20_link" text:visited-style-name="Visited_20_Internet_20_Link">
1680272179-64...</text:a>
", "<text:a xlink:type="simple" xlink:href="https://static.ukrinform.com/photos/2023_03/1680272281-824.jpg" text:style-name="Internet_20_link" text:visited-style-name="Visited_20_Internet_20_Link">
1680272281-82...</text:a>
"]</text:p>
      <text:p text:style-name="P4">
标签: ['Молдова', "Придністров'я", 'Прикордонники', 'росія']</text:p>
      <text:p text:style-name="P4">
类型: Article</text:p>
      <!--METADATA-->
      <text:p text:style-name="P4">
<draw:frame draw:style-name="fr1" draw:name="Image162" text:anchor-type="as-char" svg:width="6.9236in" svg:height="3.956343in" draw:z-index="0">
<draw:image xlink:href="../Images/yкринформ/2023-03-31T17-19-01-03-00/630_360_1680272186-334.jpg" xlink:type="simple" xlink:show="embed" xlink:actuate="onLoad" draw:mime-type="image/jpeg"/>
</draw:frame>
摩尔多瓦的边境服役并没有错过乘飞机抵达奇西诺的俄罗斯军队的国家。</text:p>
      <text:p text:style-name="P4">
正如乌克林福姆报道的那样，它报告了<text:a xlink:type="simple" xlink:href="http://newsmaker.md/rus/novosti/foto-v-moldovu-ne-pustili-rossiyskogo-voennogo-voevavshego-v-ukraine/" text:style-name="Internet_20_link" text:visited-style-name="Visited_20_Internet_20_Link">
</text:a>
。</text:p>
      <text:p text:style-name="P4">
“在谈话中，该男子用自己的证词感到困惑，试图介绍边境警察。 消息说：“他被拒绝进入摩尔多瓦，并派出一架飞机到达他到达的国家。”</text:p>
      <text:p text:style-name="P4">
根据边境警卫的说法，被拘留的是公民<text:a xlink:type="simple" xlink:href="https://www.ukrinform.ua/tag-rosia" text:style-name="Internet_20_link" text:visited-style-name="Visited_20_Internet_20_Link">
</text:a>
参加了针对乌克兰的战争。  <draw:frame draw:style-name="fr1" draw:name="Image163" text:anchor-type="as-char" svg:width="6.9236in" svg:height="9.711627in" draw:z-index="0">
<draw:image xlink:href="../Images/yкринформ/2023-03-31T17-19-01-03-00/1680272179-646.jpg" xlink:type="simple" xlink:show="embed" xlink:actuate="onLoad" draw:mime-type="image/jpeg"/>
</draw:frame>
<draw:frame draw:style-name="fr1" draw:name="Image164" text:anchor-type="as-char" svg:width="6.9236in" svg:height="4.346482in" draw:z-index="0">
<draw:image xlink:href="../Images/yкринформ/2023-03-31T17-19-01-03-00/1680272281-824.jpg" xlink:type="simple" xlink:show="embed" xlink:actuate="onLoad" draw:mime-type="image/jpeg"/>
</draw:frame>
俄罗斯公民计划去蒂拉斯波尔(Tiraspol)的基希内夫(Kishinev)。</text:p>
      <text:p text:style-name="P4">
<text:span text:style-name="T4">
另请阅读：</text:span>
 <text:a xlink:type="simple" xlink:href="https://www.ukrinform.ua/rubric-world/3682736-kreml-planuvav-poetapno-vstanoviti-politicnij-kontrol-nad-moldovou-do-2030-roku-zmi.html" text:style-name="Internet_20_link" text:visited-style-name="Visited_20_Internet_20_Link">
</text:a>
据乌克林福姆称，摩尔多瓦总统梅·桑杜(May Sandu)表示，俄罗斯希望像白俄罗斯一样使用摩尔多瓦对乌克兰。</text:p>
      <text:p text:style-name="P4">
News Source: <text:a xlink:type="simple" xlink:href="https://www.ukrinform.ua/rubric-world/3689997-do-moldovi-ne-pustili-vijskovogo-rf-akij-vouvav-proti-ukraini.html" text:style-name="Internet_20_link" text:visited-style-name="Visited_20_Internet_20_Link">
https://www.ukrinform.ua/rubric-world/3689997-do-moldovi-ne-pustili-vijskovogo-rf-akij-vouvav-proti-ukraini.html</text:a>
</text:p>
      <!--NEWS-->
      <text:h text:style-name="P10" text:outline-level="1">
<text:span text:style-name="T4">
乌克兰的防守者是创伤的重训练，并准备与Fulgem一起比赛</text:span>
</text:h>
      <text:p text:style-name="P4">
作者: Ukrinform (Person)</text:p>
      <text:p text:style-name="P4">
出版商: Укринформ (Organization)</text:p>
      <text:p text:style-name="P4">
出版时间: 2023-03-31T17:25:00+03:00</text:p>
      <text:p text:style-name="P4">
修改时间: 2023-03-31T17:25:00+03:00</text:p>
      <text:p text:style-name="P4">
描述: 伯纳莫塔（Bournemuta）主教练哈里·奥尼尔（Harry O'Nil）说，后卫伊利亚·扎巴尼（Ilya Zabarny）受伤后恢复了比赛，并准备在APL vs. Fulham的第29轮比赛中踢球。  - 乌克林。</text:p>
      <text:p text:style-name="P4">
图片: ["<text:a xlink:type="simple" xlink:href="https://static.ukrinform.com/photos/2023_03/thumb_files/630_360_1680272678-842.jpg" text:style-name="Internet_20_link" text:visited-style-name="Visited_20_Internet_20_Link">
630_360_16802...</text:a>
"]</text:p>
      <text:p text:style-name="P4">
标签: ['Футбол', 'Ілля Забарний']</text:p>
      <text:p text:style-name="P4">
类型: Article</text:p>
      <!--METADATA-->
      <text:p text:style-name="P4">
<draw:frame draw:style-name="fr1" draw:name="Image165" text:anchor-type="as-char" svg:width="6.9236in" svg:height="3.956343in" draw:z-index="0">
<draw:image xlink:href="../Images/yкринформ/2023-03-31T17-25-00-03-00/630_360_1680272678-842.jpg" xlink:type="simple" xlink:show="embed" xlink:actuate="onLoad" draw:mime-type="image/jpeg"/>
</draw:frame>
伯尼穆特(Bournemut)的首席绳索哈里·奥尼尔(Cord Harry O'Nil)说，后卫伊利亚·扎巴尔(Ilya Zabar)受伤后被恢复，并准备在APL vs. Fulham的第29轮比赛中比赛。</text:p>
      <text:p text:style-name="P4">
据报道<text:a xlink:type="simple" xlink:href="https://www.afcb.co.uk/news/first-team/injury-news-tavernier-and-zabarnyi-available/" text:style-name="Internet_20_link" text:visited-style-name="Visited_20_Internet_20_Link">
</text:a>
Bournemuta，乌克林福姆报道。</text:p>
      <text:p text:style-name="P4">
“以利亚在国家队停顿时与我们同在。 现在是加快他康复的好时机。 我们花了这两个星期的时间很好。” oo'nil说。</text:p>
      <text:p text:style-name="P4">
据报道，APL俱乐部于1月31日签下了一名20岁的乌克兰人，但由于伤害他没有首次亮相。</text:p>
      <text:p text:style-name="P4">
<text:span text:style-name="T4">
另请阅读：</text:span>
 <text:a xlink:type="simple" xlink:href="https://www.ukrinform.ua/rubric-sports/3689851-denis-ignatenko-pidpisav-novij-kontrakt-z-dinamo.html" text:style-name="Internet_20_link" text:visited-style-name="Visited_20_Internet_20_Link">
</text:a>
据乌克林福姆报道，Bournemut在APL中排名第19，在27场比赛后拥有24个分支。</text:p>
      <text:p text:style-name="P4">
照片：afcb.co.uk</text:p>
      <text:p text:style-name="P4">
News Source: <text:a xlink:type="simple" xlink:href="https://www.ukrinform.ua/rubric-sports/3690000-ukrainskij-zahisnik-zabarnij-vidnovivsa-vid-travmi-i-gotovij-zigrati-z-fulgemom.html" text:style-name="Internet_20_link" text:visited-style-name="Visited_20_Internet_20_Link">
https://www.ukrinform.ua/rubric-sports/3690000-ukrainskij-zahisnik-zabarnij-vidnovivsa-vid-travmi-i-gotovij-zigrati-z-fulgemom.html</text:a>
</text:p>
      <!--NEWS-->
      <text:h text:style-name="P10" text:outline-level="1">
<text:span text:style-name="T4">
在四月的第一个周末，乌克兰升至+15°，在某些时候</text:span>
</text:h>
      <text:p text:style-name="P4">
作者: Ukrinform (Person)</text:p>
      <text:p text:style-name="P4">
出版商: Укринформ (Organization)</text:p>
      <text:p text:style-name="P4">
出版时间: 2023-03-31T17:31:00+03:00</text:p>
      <text:p text:style-name="P4">
修改时间: 2023-03-31T17:31:00+03:00</text:p>
      <text:p text:style-name="P4">
描述: 在乌克兰，预计周末的天气将是真正温暖的，但在下雨中会发生变化。 夜间霜冻退缩，但在某些地区，温度计将显示约0°。  - 乌克林。</text:p>
      <text:p text:style-name="P4">
图片: ["<text:a xlink:type="simple" xlink:href="https://static.ukrinform.com/photos/2021_05/thumb_files/630_360_1620973780-231.jpg" text:style-name="Internet_20_link" text:visited-style-name="Visited_20_Internet_20_Link">
630_360_16209...</text:a>
"]</text:p>
      <text:p text:style-name="P4">
标签: ['Погода', 'Тепло', 'Весна']</text:p>
      <text:p text:style-name="P4">
类型: Article</text:p>
      <!--METADATA-->
      <text:p text:style-name="P4">
<draw:frame draw:style-name="fr1" draw:name="Image166" text:anchor-type="as-char" svg:width="6.9236in" svg:height="3.956343in" draw:z-index="0">
<draw:image xlink:href="../Images/yкринформ/2023-03-31T17-31-00-03-00/630_360_1620973780-231.jpg" xlink:type="simple" xlink:show="embed" xlink:actuate="onLoad" draw:mime-type="image/jpeg"/>
</draw:frame>
在乌克兰，预计周末将是真正温暖的，盟友，中度降雨。 夜间霜冻退缩，但在某些温度计中将显示约0°。</text:p>
      <text:p text:style-name="P4">
乌克林福姆在[]中报道(https://sinoptik.ua/)。</text:p>
      <text:p text:style-name="P4">
因此，在4月1日(星期六)的塔斯尼吉德(Tasnigads)的减去温度下，春季将返回乌克兰的大多数地区。 在南部和空气中心，在乌克兰其他地区，它的温暖至 +13…+15° - 最多 +9…+12°。 到了晚上，温度将主要为正 - 高达+3…+5°(这 <text:a xlink:type="simple" xlink:href="https://www.ukrinform.ua/tag-zakarpatta" text:style-name="Internet_20_link" text:visited-style-name="Visited_20_Internet_20_Link">
</text:a>
 -  +6… +8°). Лише уХарківській та Луганській областях термометри вночі покажуть близько 0°.</text:p>
      <text:p text:style-name="P4">
На всій правобережній Україні, а також на Чернігівщині в суботу пройдутьпомірні дощі. На Сумщині, Харківщині, Донеччині, Луганщині, в Запорізькій,Полтавській та Дніпропетровській областях буде хмарно з проясненнями, опадималоймовірні.</text:p>
      <text:p text:style-name="P4">
<text:span text:style-name="T4">
Читайте також:</text:span>
 <text:a xlink:type="simple" xlink:href="https://www.ukrinform.ua/rubric-world/3679796-lid-navkolo-antarktidi-sagnuv-najnizcogo-rivna-za-ostanni-45-rokiv-klimatologi.html" text:style-name="Internet_20_link" text:visited-style-name="Visited_20_Internet_20_Link">
 </text:a>
4月2日，星期日，除卢汉斯克地区以外的乌克兰所有地区。 大多数区域的预期大约是 +10…+12°(这 <text:a xlink:type="simple" xlink:href="http://ua.sinoptik.ua/%D0%BF%D0%BE%D0%B3%D0%BE%D0%B4%D0%B0-%D0%BE%D0%B4%D0%B5%D1%81%D0%B0" text:style-name="Internet_20_link" text:visited-style-name="Visited_20_Internet_20_Link">
</text:a>
 - 最多+15°). Найпрохолодніше буде на Волині, Львівщині, Рівненщині таЗакарпатті — не більше +5…+7°. Уночі в Луганській та Харківській областяхтермометри покажуть близько 0°, на Волині, Полтавщині та у західних регіонах —+3…+5°. На решті території країни середня нічна температура становитиме+5…+7°.</text:p>
      <text:p text:style-name="P4">
Перший квітневий тиждень розпочнеться з хмарної погоди без опадів. На Волині,Буковині та Закарпатті, а також у Рівненській, Житомирській, Львівській,Тернопільській, Хмельницькій, Вінницькій областях буде прохолодно — лише+3…+5° удень та близько 0° уночі. У <text:a xlink:type="simple" xlink:href="http://ua.sinoptik.ua/%D0%BF%D0%BE%D0%B3%D0%BE%D0%B4%D0%B0-%D0%BA%D0%B8%D1%97%D0%B2" text:style-name="Internet_20_link" text:visited-style-name="Visited_20_Internet_20_Link">
</text:a>
中部和北部地区本周初的天气也不会被舒适的热量舒适 -  +7… +9°在夜间+9°。 最温暖的将在东部，东南和南部 - 周一，空气温暖到 +13…+15°(晚上 -  +3…+5°).</text:p>
      <text:p text:style-name="P4">
<text:span text:style-name="T4">
另请阅读：</text:span>
 <text:a xlink:type="simple" xlink:href="https://www.ukrinform.ua/rubric-kyiv/3688086-u-kievi-tri-dni-pospil-fiksuut-temperaturni-rekordi.html" text:style-name="Internet_20_link" text:visited-style-name="Visited_20_Internet_20_Link">
</text:a>
温暖而阳光(Svetlana)，4月2日，在下周附近预示了一个好天气。 如果那天下雨，他们会预计丰收。</text:p>
      <text:p text:style-name="P4">
News Source: <text:a xlink:type="simple" xlink:href="https://www.ukrinform.ua/rubric-regions/3689825-u-persi-vihidni-kvitna-ukrainu-progrie-do-15-miscami-dos.html" text:style-name="Internet_20_link" text:visited-style-name="Visited_20_Internet_20_Link">
https://www.ukrinform.ua/rubric-regions/3689825-u-persi-vihidni-kvitna-ukrainu-progrie-do-15-miscami-dos.html</text:a>
</text:p>
      <!--NEWS-->
      <text:h text:style-name="P10" text:outline-level="1">
<text:span text:style-name="T4">
从基辅-Pechersk Lavra驱逐UOC -MP可以持续数月 - 专家</text:span>
</text:h>
      <text:p text:style-name="P4">
作者: Ukrinform (Person)</text:p>
      <text:p text:style-name="P4">
出版商: Укринформ (Organization)</text:p>
      <text:p text:style-name="P4">
出版时间: 2023-03-31T17:44:00+03:00</text:p>
      <text:p text:style-name="P4">
修改时间: 2023-03-31T17:44:00+03:00</text:p>
      <text:p text:style-name="P4">
描述: 乌克兰东正教教堂（莫斯科父权制）的基辅 - 佩奇克·拉夫拉（Kiev-Pechersk Lavra）的驱逐过程可以持续数月，直到法院判决为止。  - 乌克林。</text:p>
      <text:p text:style-name="P4">
图片: ["<text:a xlink:type="simple" xlink:href="https://static.ukrinform.com/photos/2023_03/thumb_files/630_360_1680273801-584.jpg" text:style-name="Internet_20_link" text:visited-style-name="Visited_20_Internet_20_Link">
630_360_16802...</text:a>
", "<text:a xlink:type="simple" xlink:href="https://static.ukrinform.com/photos/2023_03/1680273793-985.jpg" text:style-name="Internet_20_link" text:visited-style-name="Visited_20_Internet_20_Link">
1680273793-98...</text:a>
"]</text:p>
      <text:p text:style-name="P4">
标签: ['Суд', 'УПЦ МП', 'Київська Лавра']</text:p>
      <text:p text:style-name="P4">
类型: Article</text:p>
      <!--METADATA-->
      <text:p text:style-name="P4">
<draw:frame draw:style-name="fr1" draw:name="Image167" text:anchor-type="as-char" svg:width="6.9236in" svg:height="3.956343in" draw:z-index="0">
<draw:image xlink:href="../Images/yкринформ/2023-03-31T17-44-00-03-00/630_360_1680273801-584.jpg" xlink:type="simple" xlink:show="embed" xlink:actuate="onLoad" draw:mime-type="image/jpeg"/>
</draw:frame>
乌克兰东正教教堂的基辅 - 佩奇克·拉维拉(Kiev-Pechersk Lavra)的驱逐过程(莫斯科宗主)它可以持续数月才能在法院裁决之前。</text:p>
      <text:p text:style-name="P4">
宗教学者，历史科学博士Andriy Smirnov这么说。</text:p>
      <text:p text:style-name="P4">
“这个过程可以持续几个月。当局做出政治决定，马拉布很好地计算了所有风险。因为西方媒体，国际组织，当地教会对劳雷尔的事件有非常负面的反应，因为他们确实如此Smirnov说：“不知道乌克兰宗教生活的细节，在其中，印象是UOC -MP存在歧视。”</text:p>
      <text:p text:style-name="P4">
按照他的说法， <text:a xlink:type="simple" xlink:href="https://www.ukrinform.ua/tag-upc-mp" text:style-name="Internet_20_link" text:visited-style-name="Visited_20_Internet_20_Link">
</text:a>
3月30日，她不清楚，将来不会自愿离开该处和科珀西斯克·拉夫拉(Copusi-Pechersk Lavra)。 他指出，诉讼将继续。 没有人会驱逐任何人或强迫法院迫使桂冠。</text:p>
      <text:p text:style-name="P4">
“当涉及到寺庙时，应该有法院的裁决，法院必须向州主要入场委员会成员提供有机会到达某些物体的机会。在牢房的所有centons之后，其中一些牢房已注册Lavra的地址可以自愿或法院判决。只是来，并通过驱逐他们的力量，或者被迫离开房屋。法院，国家执法人员必须执行此决定。是否再次决定，是决定，是否决定，是决定，是决定的决定。斯米尔诺夫说：“将被执行是一个完全不同的故事。因为信徒会抵抗。</text:p>
      <text:p text:style-name="P4">
<draw:frame draw:style-name="fr1" draw:name="Image168" text:anchor-type="as-char" svg:width="6.9236in" svg:height="4.615733in" draw:z-index="0">
<draw:image xlink:href="../Images/yкринформ/2023-03-31T17-44-00-03-00/1680273793-985.jpg" xlink:type="simple" xlink:show="embed" xlink:actuate="onLoad" draw:mime-type="image/jpeg"/>
</draw:frame>
<text:span text:style-name="T4">
另请阅读：</text:span>
 <text:a xlink:type="simple" xlink:href="https://www.ukrinform.ua/rubric-society/3689845-do-cerkvi-u-kievopecerskij-lavri-komisiu-mkip-ne-puskali-nevidomi-v-cernecih-rasah.html" text:style-name="Internet_20_link" text:visited-style-name="Visited_20_Internet_20_Link">
</text:a>
正如乌克林福姆(Ukrinform)报道的那样，文化与信息部委员会关于接受和转让国家财产的委员会<text:a xlink:type="simple" xlink:href="https://www.ukrinform.ua/rubric-society/3689829-komisia-mkip-znovu-ne-zmogla-potrapiti-do-kievopecerskoi-lavri.html" text:style-name="Internet_20_link" text:visited-style-name="Visited_20_Internet_20_Link">
</text:a>
。</text:p>
      <text:p text:style-name="P4">
Kyiv-Pechersk Lavra National Reserve <text:a xlink:type="simple" xlink:href="https://www.ukrinform.ua/rubric-society/3680840-kievopecerska-lavra-rozrivae-dogovir-z-upc-mp-pro-orendu.html" text:style-name="Internet_20_link" text:visited-style-name="Visited_20_Internet_20_Link">
</text:a>
关于UOC的租金(MP)自3月29日以来。同时，基辅 - 佩奇斯克拉夫拉大都会的州长保罗(UOC(MP)他说，这个教堂的女儿不会搬出Lavra。</text:p>
      <text:p text:style-name="P4">
3月30日乌克兰东正教教堂的支持者(莫斯科宗主) <text:a xlink:type="simple" xlink:href="https://www.ukrinform.ua/rubric-society/3689374-pribicniki-upc-mp-pereskodzaut-dialnosti-komisii-mkip-z-peredanna-majna-lavri.html" text:style-name="Internet_20_link" text:visited-style-name="Visited_20_Internet_20_Link">
 </text:a>
文化和信息政策部委员会，该委员会是基辅 - 佩奇斯克·拉夫拉(Kiev-Pechersk Lavra)财产的清单。</text:p>
      <text:p text:style-name="P4">
News Source: <text:a xlink:type="simple" xlink:href="https://www.ukrinform.ua/rubric-society/3690008-viselenna-upc-mp-iz-kievopecerskoi-lavri-moze-trivati-misacami-ekspert.html" text:style-name="Internet_20_link" text:visited-style-name="Visited_20_Internet_20_Link">
https://www.ukrinform.ua/rubric-society/3690008-viselenna-upc-mp-iz-kievopecerskoi-lavri-moze-trivati-misacami-ekspert.html</text:a>
</text:p>
      <!--NEWS-->
      <text:h text:style-name="P10" text:outline-level="1">
<text:span text:style-name="T4">
Zelensky参加了在Bucha举行的国旗并颁发了州奖</text:span>
</text:h>
      <text:p text:style-name="P4">
作者: Ukrinform (Person)</text:p>
      <text:p text:style-name="P4">
出版商: Укринформ (Organization)</text:p>
      <text:p text:style-name="P4">
出版时间: 2023-03-31T17:45:00+03:00</text:p>
      <text:p text:style-name="P4">
修改时间: 2023-03-31T17:45:00+03:00</text:p>
      <text:p text:style-name="P4">
描述: 沃迪米尔·泽伦斯基（Volodymyr Zelensky）总统参加了俄罗斯入侵者的布塔（Bucha）在乌克兰国家旗帜上释放，这是在纪念布坎市领土社区捍卫者的纪念纪念馆中，并获得了州奖。  - 乌克林。</text:p>
      <text:p text:style-name="P4">
图片: ["<text:a xlink:type="simple" xlink:href="https://static.ukrinform.com/photos/2023_03/thumb_files/630_360_1680273997-463.jpeg" text:style-name="Internet_20_link" text:visited-style-name="Visited_20_Internet_20_Link">
630_360_16802...</text:a>
", "<text:a xlink:type="simple" xlink:href="https://static.ukrinform.com/photos/2023_03/1680273937-656.jpeg" text:style-name="Internet_20_link" text:visited-style-name="Visited_20_Internet_20_Link">
1680273937-65...</text:a>
", "<text:a xlink:type="simple" xlink:href="https://static.ukrinform.com/photos/2023_03/1680273937-932.jpeg" text:style-name="Internet_20_link" text:visited-style-name="Visited_20_Internet_20_Link">
1680273937-93...</text:a>
", "<text:a xlink:type="simple" xlink:href="https://static.ukrinform.com/photos/2023_03/1680273936-397.jpeg" text:style-name="Internet_20_link" text:visited-style-name="Visited_20_Internet_20_Link">
1680273936-39...</text:a>
", "<text:a xlink:type="simple" xlink:href="https://static.ukrinform.com/photos/2023_03/1680273937-984.jpeg" text:style-name="Internet_20_link" text:visited-style-name="Visited_20_Internet_20_Link">
1680273937-98...</text:a>
"]</text:p>
      <text:p text:style-name="P4">
标签: ['Буча', 'Нагорода', 'Зеленський', 'Війна з росією']</text:p>
      <text:p text:style-name="P4">
类型: Article</text:p>
      <!--METADATA-->
      <text:p text:style-name="P4">
<draw:frame draw:style-name="fr1" draw:name="Image169" text:anchor-type="as-char" svg:width="6.9236in" svg:height="3.956343in" draw:z-index="0">
<draw:image xlink:href="../Images/yкринформ/2023-03-31T17-45-00-03-00/630_360_1680273997-463.jpeg" xlink:type="simple" xlink:show="embed" xlink:actuate="onLoad" draw:mime-type="image/jpeg"/>
</draw:frame>
总统洛德米尔·泽伦斯基(Lordimir Zelensky)在俄罗斯侵略者解放的周年纪念日是为了在恢复的旗舰赛上升起乌克兰的国家旗帜 - 对布坎市领土社区的捍卫者的记忆力承受。</text:p>
      <text:p text:style-name="P4">
正如乌克林福姆报道的那样，它报告了<text:a xlink:type="simple" xlink:href="https://www.president.gov.ua/news/prezident-ukrayini-vzyav-uchast-u-pidnyatti-derzhavnogo-prap-81981" text:style-name="Internet_20_link" text:visited-style-name="Visited_20_Internet_20_Link">
</text:a>
OP表示，旗杆位于布奇多·沃泽尔镇(Buchaido Vorzel Township)的道路十字路口的广场上。 在2022年3月3日的这个地方，乌克兰的武装部队和志愿者停止了一场俄罗斯兔子的巨大战斗，这是俄罗斯兔子的柱子，该兔子正在从鲍迪纳卡和沃泽尔迁出。 使用轻型武器，志愿者继续对俄罗斯人的力量进行循环防御，这些力量被量化。</text:p>
      <text:p text:style-name="P4">
<draw:frame draw:style-name="fr1" draw:name="Image170" text:anchor-type="as-char" svg:width="6.9236in" svg:height="4.617948in" draw:z-index="0">
<draw:image xlink:href="../Images/yкринформ/2023-03-31T17-45-00-03-00/1680273937-656.jpeg" xlink:type="simple" xlink:show="embed" xlink:actuate="onLoad" draw:mime-type="image/jpeg"/>
</draw:frame>
早些时候，该地区乌克兰最大的国旗位于该地区，该地区在占领期间被摧毁。 现在，在总统和高级客人在场的情况下，这张国旗得以恢复和庄严。</text:p>
      <text:p text:style-name="P4">
<draw:frame draw:style-name="fr1" draw:name="Image171" text:anchor-type="as-char" svg:width="6.9236in" svg:height="4.617948in" draw:z-index="0">
<draw:image xlink:href="../Images/yкринформ/2023-03-31T17-45-00-03-00/1680273937-932.jpeg" xlink:type="simple" xlink:show="embed" xlink:actuate="onLoad" draw:mime-type="image/jpeg"/>
</draw:frame>
摩尔多瓦总统玛雅·桑杜(Maya Sandu)，斯洛伐克·海格(Slovakiapedard Heger)总理，斯洛文尼亚总理罗伯特·戈洛布(Robert Golob)，总理克罗地亚·普伦科维奇(Croatia Plenkovich)，韦尔科夫纳·拉达(Verkhovna Rada Rada)主席鲁斯兰·史蒂芬恰克(Ruslan Stefanchuk)，总理施米加尔(Schmigal)参加了这项活动。</text:p>
      <text:p text:style-name="P4">
<text:span text:style-name="T4">
另请阅读：</text:span>
 <text:a xlink:type="simple" xlink:href="https://www.ukrinform.ua/rubric-ato/3690003-zelenskij-ta-inozemni-lideri-vidvidali-u-buci-vulicu-vokzalnu-de-bula-znisena-kolona-tehniki-rf.html" text:style-name="Internet_20_link" text:visited-style-name="Visited_20_Internet_20_Link">
</text:a>
国家元首向城市负责人阿纳托利·费多鲁克(Anatoly Fedoruk)提出了名誉“城市 - 乌克兰英雄”。</text:p>
      <text:p text:style-name="P4">
总统还向军事人员颁发了州奖。</text:p>
      <text:p text:style-name="P4">
<draw:frame draw:style-name="fr1" draw:name="Image172" text:anchor-type="as-char" svg:width="6.9236in" svg:height="4.617948in" draw:z-index="0">
<draw:image xlink:href="../Images/yкринформ/2023-03-31T17-45-00-03-00/1680273936-397.jpeg" xlink:type="simple" xlink:show="embed" xlink:actuate="onLoad" draw:mime-type="image/jpeg"/>
</draw:frame>
特别是，金星的秩序被移交给了乌克兰英雄塞尔吉乌斯顿斯基上校，后者通过对2022年俄罗斯联邦的武装侵略进行了战斗任务。 上校曾多次在密集的炮击下行动。 在他的领导下的团体被大量军事装备和敌人的活力摧毁。</text:p>
      <text:p text:style-name="P4">
<draw:frame draw:style-name="fr1" draw:name="Image173" text:anchor-type="as-char" svg:width="6.9236in" svg:height="4.617948in" draw:z-index="0">
<draw:image xlink:href="../Images/yкринформ/2023-03-31T17-45-00-03-00/1680273937-984.jpeg" xlink:type="simple" xlink:show="embed" xlink:actuate="onLoad" draw:mime-type="image/jpeg"/>
</draw:frame>
</text:p>
      <text:p text:style-name="P4">
<text:span text:style-name="T4">
另请阅读：</text:span>
 <text:a xlink:type="simple" xlink:href="https://www.ukrinform.ua/rubric-polytics/3689975-skoeni-v-buci-zlocini-pokazali-spravzne-oblicca-rosijskoi-agresii-premer-horvatii.html" text:style-name="Internet_20_link" text:visited-style-name="Visited_20_Internet_20_Link">
</text:a>
一名士兵Konstantinamrochka在金星总统的手中接待了当地的油轮，他也于3月8日在马卡里夫地区的一场战斗中去世，并由乌克兰英雄的头衔于死后建造。 一次，康斯坦丁·姆罗奇科(Konstantin Mrochko)勇敢参加Marinka，Mariupol，Debaltseve和Ilovaysk的战斗，在初中士官Mykola Tishik的指挥下与作品作战。 在俄罗斯联邦到乌克兰联邦之后，他从国外返回，进入了以罗马维利王子命名的第14个独立的机械旅。</text:p>
      <text:p text:style-name="P4">
此外，总统还提出了Bohdan Khmelnitsky III的命令，“为勇气”，“勇气”，Danylo Halytsky的命令和“乌克兰的Zavian Service of Ukraine”，“祖国的捍卫者”，“为完美的服务” III位置。</text:p>
      <text:p text:style-name="P4">
其中包括武装部队的军队，国防部情报部门的主要局，国民警卫队，国家警察，乌克兰州急诊局和安全局。</text:p>
      <text:p text:style-name="P4">
据报道，周五在布恰(Bucha)，俄罗斯入侵者周年纪念日发生了事件。</text:p>
      <text:p text:style-name="P4">
_foto：op _</text:p>
      <text:p text:style-name="P4">
News Source: <text:a xlink:type="simple" xlink:href="https://www.ukrinform.ua/rubric-regions/3690014-zelenskij-uzav-ucast-u-pidnatti-prapora-v-buci-i-vruciv-derzavni-nagorodi.html" text:style-name="Internet_20_link" text:visited-style-name="Visited_20_Internet_20_Link">
https://www.ukrinform.ua/rubric-regions/3690014-zelenskij-uzav-ucast-u-pidnatti-prapora-v-buci-i-vruciv-derzavni-nagorodi.html</text:a>
</text:p>
      <!--NEWS-->
      <text:h text:style-name="P10" text:outline-level="1">
<text:span text:style-name="T4">
在塔塔尔街（Tatar Street），由于维修而部分限制了流量</text:span>
</text:h>
      <text:p text:style-name="P4">
作者: Ukrinform (Person)</text:p>
      <text:p text:style-name="P4">
出版商: Укринформ (Organization)</text:p>
      <text:p text:style-name="P4">
出版时间: 2023-03-31T17:47:55+03:00</text:p>
      <text:p text:style-name="P4">
修改时间: 2023-03-31T17:47:55+03:00</text:p>
      <text:p text:style-name="P4">
描述: 从4月1日到5月31日，首都的Tatarskaya街将部分限制由于重大维修而限制交通。  - 乌克林。</text:p>
      <text:p text:style-name="P4">
图片: ["<text:a xlink:type="simple" xlink:href="https://static.ukrinform.com/photos/2023_03/thumb_files/630_360_1678897393-922.jpg" text:style-name="Internet_20_link" text:visited-style-name="Visited_20_Internet_20_Link">
630_360_16788...</text:a>
"]</text:p>
      <text:p text:style-name="P4">
标签: ['Дороги', 'Київ', 'Ремонт']</text:p>
      <text:p text:style-name="P4">
类型: Article</text:p>
      <!--METADATA-->
      <text:p text:style-name="P4">
<draw:frame draw:style-name="fr1" draw:name="Image174" text:anchor-type="as-char" svg:width="6.9236in" svg:height="3.956343in" draw:z-index="0">
<draw:image xlink:href="../Images/yкринформ/2023-03-31T17-47-55-03-00/630_360_1678897393-922.jpg" xlink:type="simple" xlink:show="embed" xlink:actuate="onLoad" draw:mime-type="image/jpeg"/>
</draw:frame>
从4月1日到5月31日，首都的Tatarskaya街将通过资本维修部分限制。</text:p>
      <text:p text:style-name="P4">
关于<text:a xlink:type="simple" xlink:href="https://t.me/KyivCityOfficial/6407" text:style-name="Internet_20_link" text:visited-style-name="Visited_20_Internet_20_Link">
</text:a>
乌克林福姆报道说，基辅城市政府报道。</text:p>
      <text:p text:style-name="P4">
“从4月1日到5月31日，塔塔尔卡亚街将部分受到路线的交通维修的部分限制，将在奥托·施密特(Otto Schmidt)和波洛维斯卡亚街(Polovetskaya Street)的现场工作。 这些作品将持续到草药结束为止。”消息写道。</text:p>
      <text:p text:style-name="P4">
值得注意的是，这项工作后来将在塔塔尔街的其他地区进行。</text:p>
      <text:p text:style-name="P4">
<text:span text:style-name="T4">
另请阅读：</text:span>
 <text:a xlink:type="simple" xlink:href="https://www.ukrinform.ua/rubric-kyiv/3689606-u-kievi-sklali-perelik-vulic-aki-kapitalno-vidremontuut-cogoric.html" text:style-name="Internet_20_link" text:visited-style-name="Visited_20_Internet_20_Link">
</text:a>
正如乌克林福姆报道的那样，在冬季仅三个月的时间里，基瓦夫特郡的雇员几乎对[]造成了损害<text:a xlink:type="simple" xlink:href="https://www.ukrinform.ua/rubric-kyiv/3689606-u-kievi-sklali-perelik-vulic-aki-kapitalno-vidremontuut-cogoric.html" text:style-name="Internet_20_link" text:visited-style-name="Visited_20_Internet_20_Link">
</text:a>
路面。 而且，今年计划在首都进行大修的街道清单已经被草拟了。</text:p>
      <text:p text:style-name="P4">
News Source: <text:a xlink:type="simple" xlink:href="https://www.ukrinform.ua/rubric-kyiv/3690010-na-vulici-tatarskij-castkovo-obmezat-ruh-cerez-remont.html" text:style-name="Internet_20_link" text:visited-style-name="Visited_20_Internet_20_Link">
https://www.ukrinform.ua/rubric-kyiv/3690010-na-vulici-tatarskij-castkovo-obmezat-ruh-cerez-remont.html</text:a>
</text:p>
      <!--NEWS-->
      <text:h text:style-name="P10" text:outline-level="1">
<text:span text:style-name="T4">
基辅地区的解放向世界表明，乌克兰人不会屈服于任何土地-Zaluzhny</text:span>
</text:h>
      <text:p text:style-name="P4">
作者: Ukrinform (Person)</text:p>
      <text:p text:style-name="P4">
出版商: Укринформ (Organization)</text:p>
      <text:p text:style-name="P4">
出版时间: 2023-03-31T17:53:27+03:00</text:p>
      <text:p text:style-name="P4">
修改时间: 2023-03-31T17:53:27+03:00</text:p>
      <text:p text:style-name="P4">
描述: 俄罗斯入侵者的解放表明，乌克兰人不会屈服于其任何土地。  - 乌克林。</text:p>
      <text:p text:style-name="P4">
图片: ["<text:a xlink:type="simple" xlink:href="https://static.ukrinform.com/photos/2022_01/thumb_files/630_360_1642423929-477.jpg" text:style-name="Internet_20_link" text:visited-style-name="Visited_20_Internet_20_Link">
630_360_16424...</text:a>
"]</text:p>
      <text:p text:style-name="P4">
标签: ['Деокупація', 'Київщина', 'Валерій Залужний', 'Війна з росією']</text:p>
      <text:p text:style-name="P4">
类型: Article</text:p>
      <!--METADATA-->
      <text:p text:style-name="P4">
<draw:frame draw:style-name="fr1" draw:name="Image175" text:anchor-type="as-char" svg:width="6.9236in" svg:height="3.956343in" draw:z-index="0">
<draw:image xlink:href="../Images/yкринформ/2023-03-31T17-53-27-03-00/630_360_1642423929-477.jpg" xlink:type="simple" xlink:show="embed" xlink:actuate="onLoad" draw:mime-type="image/jpeg"/>
</draw:frame>
从俄罗斯的入侵者那里解放了基辅地区，这表明乌克兰人不会屈服于其土地的任何土地。</text:p>
      <text:p text:style-name="P4">
乌克兰武装部队的指挥官 - 乌克兰瓦莱里·扎卢兹尼(Zaluzhny)的主持人在<text:a xlink:type="simple" xlink:href="http://t.me/CinCAFU/446" text:style-name="Internet_20_link" text:visited-style-name="Visited_20_Internet_20_Link">
</text:a>
，报道乌克林福姆。</text:p>
      <text:p text:style-name="P4">
“ Bucha。首都的郊区。整个国防区的重要结<text:a xlink:type="simple" xlink:href="https://www.ukrinform.ua/tag-kiiv" text:style-name="Internet_20_link" text:visited-style-name="Visited_20_Internet_20_Link">
</text:a>
。 乌克兰抵抗的象征。 在DNIEPER中，有33个记录了9,000多个俄罗斯军事犯罪。 他们永远在民族记忆中永远蚀刻。 所有的有罪应受到惩罚，”他强调。</text:p>
      <text:p text:style-name="P4">
<text:span text:style-name="T4">
另请阅读：</text:span>
 <text:a xlink:type="simple" xlink:href="https://www.ukrinform.ua/rubric-world/3689932-zvirstva-v-buci-pokazali-svitovi-so-take-vijna-putina-solc.html" text:style-name="Internet_20_link" text:visited-style-name="Visited_20_Internet_20_Link">
</text:a>
据武装部队的指挥官 - 在武装部队的总司令中，敌人设法淘汰了乌克兰，志愿者，志愿者和当地人的联合行动。</text:p>
      <text:p text:style-name="P4">
Zalazhuzhny“我们记得为乌克兰的未来献出生命的英雄。”</text:p>
      <text:p text:style-name="P4">
<text:span text:style-name="T4">
另请阅读：</text:span>
 <text:a xlink:type="simple" xlink:href="https://www.ukrinform.ua/rubric-ato/3690003-zelenskij-ta-inozemni-lideri-vidvidali-u-buci-vulicu-vokzalnu-de-bula-znisena-kolona-tehniki-rf.html" text:style-name="Internet_20_link" text:visited-style-name="Visited_20_Internet_20_Link">
</text:a>
据报道，乌克兰部队于2022年3月31日释放了俄罗斯入侵者。</text:p>
      <text:p text:style-name="P4">
News Source: <text:a xlink:type="simple" xlink:href="https://www.ukrinform.ua/rubric-society/3690015-vizvolenna-kiivsini-pokazalo-svitu-so-ukrainci-ne-postuplatsa-zodnim-klaptikom-zemli-zaluznij.html" text:style-name="Internet_20_link" text:visited-style-name="Visited_20_Internet_20_Link">
https://www.ukrinform.ua/rubric-society/3690015-vizvolenna-kiivsini-pokazalo-svitu-so-ukrainci-ne-postuplatsa-zodnim-klaptikom-zemli-zaluznij.html</text:a>
</text:p>
      <!--NEWS-->
      <text:h text:style-name="P10" text:outline-level="1">
<text:span text:style-name="T4">
关于在乌克兰俄罗斯联邦的黑海舰队安置的协议将检查CCU</text:span>
</text:h>
      <text:p text:style-name="P4">
作者: Ukrinform (Person)</text:p>
      <text:p text:style-name="P4">
出版商: Укринформ (Organization)</text:p>
      <text:p text:style-name="P4">
出版时间: 2023-03-31T17:57:04+03:00</text:p>
      <text:p text:style-name="P4">
修改时间: 2023-03-31T17:57:04+03:00</text:p>
      <text:p text:style-name="P4">
描述: 乌克兰宪法法院因遵守乌克兰与俄罗斯联合会在我们国家的俄罗斯联邦黑海舰队之间的乌克兰宪法而受到了49名议员的宪法诉讼。  - 乌克林。</text:p>
      <text:p text:style-name="P4">
图片: ["<text:a xlink:type="simple" xlink:href="https://static.ukrinform.com/photos/2020_10/thumb_files/630_360_1604043729-9473.jpeg" text:style-name="Internet_20_link" text:visited-style-name="Visited_20_Internet_20_Link">
630_360_16040...</text:a>
"]</text:p>
      <text:p text:style-name="P4">
标签: ['Україна', 'Конституційний Суд', 'росія', 'Флот']</text:p>
      <text:p text:style-name="P4">
类型: Article</text:p>
      <!--METADATA-->
      <text:p text:style-name="P4">
<draw:frame draw:style-name="fr1" draw:name="Image176" text:anchor-type="as-char" svg:width="6.9236in" svg:height="3.956343in" draw:z-index="0">
<draw:image xlink:href="../Images/yкринформ/2023-03-31T17-57-04-03-00/630_360_1604043729-9473.jpeg" xlink:type="simple" xlink:show="embed" xlink:actuate="onLoad" draw:mime-type="image/jpeg"/>
</draw:frame>
乌克兰宪法法院遵守乌克兰与俄罗斯联邦之间乌克兰宪法的49名议员的宪法诉讼，内容涉及俄罗斯在我们州领土上的俄罗斯黑海舰队问题。</text:p>
      <text:p text:style-name="P4">
关于<text:a xlink:type="simple" xlink:href="http://t.me/Constitutional_Court_of_Ukraine/830" text:style-name="Internet_20_link" text:visited-style-name="Visited_20_Internet_20_Link">
</text:a>
乌克林福姆报道说，警察报告说。</text:p>
      <text:p text:style-name="P4">
“ 3月31日，宪法法院遵守了49名人代表的宪法，符合《乌克兰宪法》(合宪)乌克兰联邦在2010年4月21日在乌克兰领土上达成的协议，该协议获得了2010年4月27日的乌克兰法律批准的№2153-VI“起诉乌克兰与乌克兰乌克兰联邦俄罗斯联合会之间的协议”，这是在消息中。</text:p>
      <text:p text:style-name="P4">
值得注意的是，宪法提交权利的主题认为，本协议对乌克兰基本法第17条中的七项概不负责，并指出该协议违反了国家安全原则。</text:p>
      <text:p text:style-name="P4">
声明说：“此外，乌克兰人民代表表明，没有法律框架来达成这种内容的国际协议。”</text:p>
      <text:p text:style-name="P4">
因此，根据宪法提交权的主题，有理由承认该决定违宪的原因。</text:p>
      <text:p text:style-name="P4">
宪法提交的文本可以在官方[]中找到(https://ccu.gov.ua/sites/default/files/3_125_2023.pdf)法庭。</text:p>
      <text:p text:style-name="P4">
<text:span text:style-name="T4">
另请阅读：</text:span>
 <text:a xlink:type="simple" xlink:href="https://www.ukrinform.ua/rubric-polytics/3680907-konkurs-iz-vidboru-suddiv-ksu-pocnetsa-naprikinci-kvitna-stefanisina.html" text:style-name="Internet_20_link" text:visited-style-name="Visited_20_Internet_20_Link">
</text:a>
正如乌克林福姆报道的，3月17日之前<text:a xlink:type="simple" xlink:href="https://www.ukrinform.ua/tag-konstitucijnij-sud" text:style-name="Internet_20_link" text:visited-style-name="Visited_20_Internet_20_Link">
</text:a>
最高法院已提交有关强制性国家社会保险法律的合宪性。</text:p>
      <text:p text:style-name="P4">
News Source: <text:a xlink:type="simple" xlink:href="https://www.ukrinform.ua/rubric-polytics/3690017-ugodu-pro-rozmisenna-cornomorskogo-flotu-rf-v-ukraini-perevirit-ksu.html" text:style-name="Internet_20_link" text:visited-style-name="Visited_20_Internet_20_Link">
https://www.ukrinform.ua/rubric-polytics/3690017-ugodu-pro-rozmisenna-cornomorskogo-flotu-rf-v-ukraini-perevirit-ksu.html</text:a>
</text:p>
      <!--NEWS-->
      <text:h text:style-name="P10" text:outline-level="1">
<text:span text:style-name="T4">
ISS检察官呼吁俄罗斯返回被盗的乌克兰儿童</text:span>
</text:h>
      <text:p text:style-name="P4">
作者: Ukrinform (Person)</text:p>
      <text:p text:style-name="P4">
出版商: Укринформ (Organization)</text:p>
      <text:p text:style-name="P4">
出版时间: 2023-03-31T18:02:00+03:00</text:p>
      <text:p text:style-name="P4">
修改时间: 2023-03-31T18:02:00+03:00</text:p>
      <text:p text:style-name="P4">
描述: 国际刑事法院的检察官卡里姆·汗（Karim Khan）呼吁俄罗斯返回乌克兰被盗儿童。  - 乌克林。</text:p>
      <text:p text:style-name="P4">
图片: ["<text:a xlink:type="simple" xlink:href="https://static.ukrinform.com/photos/2022_03/thumb_files/630_360_1646676712-283.jpg" text:style-name="Internet_20_link" text:visited-style-name="Visited_20_Internet_20_Link">
630_360_16466...</text:a>
"]</text:p>
      <text:p text:style-name="P4">
标签: ['Діти', 'Права людини', 'росія', 'Міжнародний кримінальний суд', 'Війна з росією']</text:p>
      <text:p text:style-name="P4">
类型: Article</text:p>
      <!--METADATA-->
      <text:p text:style-name="P4">
<draw:frame draw:style-name="fr1" draw:name="Image177" text:anchor-type="as-char" svg:width="6.9236in" svg:height="3.956343in" draw:z-index="0">
<draw:image xlink:href="../Images/yкринформ/2023-03-31T18-02-00-03-00/630_360_1646676712-283.jpg" xlink:type="simple" xlink:show="embed" xlink:actuate="onLoad" draw:mime-type="image/jpeg"/>
</draw:frame>
国际刑事法院检察官刑事法院呼吁俄罗斯返回乌克兰儿童。</text:p>
      <text:p text:style-name="P4">
他在布奇亚举行的联合司法会议上表示，这是乌克兰代表通讯员从俄罗斯军方解放的周年纪念日。</text:p>
      <text:p text:style-name="P4">
“我显然敦促俄罗斯联邦返回<text:a xlink:type="simple" xlink:href="https://www.ukrinform.ua/tag-diti" text:style-name="Internet_20_link" text:visited-style-name="Visited_20_Internet_20_Link">
</text:a>
… 给(可能性 -  ed。)尽快返回乌克兰。 就在乌克兰或通过第三方，但让孩子们返回家园……应该优先考虑孩子的权利。”汗说。</text:p>
      <text:p text:style-name="P4">
他还再次敦促俄罗斯提供有关他办公室工作的信息。</text:p>
      <text:p text:style-name="P4">
<text:span text:style-name="T4">
另请阅读：</text:span>
 <text:a xlink:type="simple" xlink:href="https://www.ukrinform.ua/rubric-society/3688821-v-ukrainu-z-pocatku-povnomasstabnoi-vijni-povernuli-327-ditej.html" text:style-name="Internet_20_link" text:visited-style-name="Visited_20_Internet_20_Link">
</text:a>
ISS检察官补充说，签发逮捕弗拉基米尔·普京的逮捕令和lviv-bielova的监察员没有使他感到高兴，因为该国的负责人被集中了，这是联合国安全的永久成员理事会。</text:p>
      <text:p text:style-name="P4">
据汗，普京和利维夫·贝洛夫(Lviv-Belov)称，正义对起诉作出回应。</text:p>
      <text:p text:style-name="P4">
正如乌克林福姆报道的那样，3月17日，国际刑事法院的初步诉讼会议厅(MKS)发布 <text:a xlink:type="simple" xlink:href="https://www.ukrinform.ua/rubric-world/3683849-miznarodnij-kriminalnij-sud-vidav-order-na-arest-putina.html" text:style-name="Internet_20_link" text:visited-style-name="Visited_20_Internet_20_Link">
</text:a>
。</text:p>
      <text:p text:style-name="P4">
俄罗斯联合会主席和俄罗斯事务俄罗斯联合会主席的局长涉嫌战争罪 - 至少从乌克兰被占领的领土上的非法驱逐和行动，特别是从2月24日起， 2022。</text:p>
      <text:p text:style-name="P4">
News Source: <text:a xlink:type="simple" xlink:href="https://www.ukrinform.ua/rubric-ato/3690021-prokuror-mks-zaklikav-rosiu-povernuti-vikradenih-ukrainskih-ditej.html" text:style-name="Internet_20_link" text:visited-style-name="Visited_20_Internet_20_Link">
https://www.ukrinform.ua/rubric-ato/3690021-prokuror-mks-zaklikav-rosiu-povernuti-vikradenih-ukrainskih-ditej.html</text:a>
</text:p>
      <!--NEWS-->
      <text:h text:style-name="P10" text:outline-level="1">
<text:span text:style-name="T4">
司法部解释了与法律生效有关的印刷媒体重新注册的特殊性</text:span>
</text:h>
      <text:p text:style-name="P4">
作者: Ukrinform (Person)</text:p>
      <text:p text:style-name="P4">
出版商: Укринформ (Organization)</text:p>
      <text:p text:style-name="P4">
出版时间: 2023-03-31T18:04:26+03:00</text:p>
      <text:p text:style-name="P4">
修改时间: 2023-03-31T18:04:26+03:00</text:p>
      <text:p text:style-name="P4">
描述: 关于媒体的某些法律规则在不同的时间生效。 特别是，印刷媒体的重新注册条款的特殊性。  - 乌克林。</text:p>
      <text:p text:style-name="P4">
图片: ["<text:a xlink:type="simple" xlink:href="https://static.ukrinform.com/photos/2019_12/thumb_files/630_360_1576552952-532.jpg" text:style-name="Internet_20_link" text:visited-style-name="Visited_20_Internet_20_Link">
630_360_15765...</text:a>
"]</text:p>
      <text:p text:style-name="P4">
标签: ["Мін'юст", 'Закон', 'Медіа', 'Закон про медіа']</text:p>
      <text:p text:style-name="P4">
类型: Article</text:p>
      <!--METADATA-->
      <text:p text:style-name="P4">
<draw:frame draw:style-name="fr1" draw:name="Image178" text:anchor-type="as-char" svg:width="6.9236in" svg:height="3.956343in" draw:z-index="0">
<draw:image xlink:href="../Images/yкринформ/2023-03-31T18-04-26-03-00/630_360_1576552952-532.jpg" xlink:type="simple" xlink:show="embed" xlink:actuate="onLoad" draw:mime-type="image/jpeg"/>
</draw:frame>
媒体法律分开在不同的时间生效。 特别是，印刷媒体的重新注册条款的特殊性。</text:p>
      <text:p text:style-name="P4">
关于它报告<text:a xlink:type="simple" xlink:href="https://minjust.gov.ua/news/ministry/zakon-ukraini-pro-media-nabuv-chinnosti" text:style-name="Internet_20_link" text:visited-style-name="Visited_20_Internet_20_Link">
</text:a>
他报告了乌克林福姆。</text:p>
      <text:p text:style-name="P4">
注意到，由于有效(按)在乌克兰”和“信息机构”。</text:p>
      <text:p text:style-name="P4">
“乌克兰司法部在州注册领域行使权力(重新注册)打印媒体和信息代理作为信息活动的主题，最高为30.03.2023。 特别是，关于印刷媒体重新注册的Histrots的特殊性。</text:p>
      <text:p text:style-name="P4">
该部解释说，当时由艺术的第1部分确定。 该法律的118(特定州乌克兰的Verkhovna Rada的认可行动(占领状态)自从Verkhovna Rada决定取消此类状态之日起五年之内)，在喷涂媒体中的受试者的注册是强制性的，并且是根据ART制定的程序进行的。 第63条媒体法，包括本文第8部分，涉及支付注册费的义务。</text:p>
      <text:p text:style-name="P4">
为了注册，应收取截至年1月1日的自给自足者的注册费最低限度的最低限度的注册费。</text:p>
      <text:p text:style-name="P4">
<text:span text:style-name="T4">
另请阅读：</text:span>
 <text:a xlink:type="simple" xlink:href="https://www.ukrinform.ua/rubric-society/3689860-zakon-pro-media-posilit-informacijnij-front-u-borotbi-z-propagandou-rf-tkacenko.html" text:style-name="Internet_20_link" text:visited-style-name="Visited_20_Internet_20_Link">
</text:a>
司法部补充说，截至2023年1月1日，这种生存最低将根据“乌克兰法律为2023年的国家预算”的第7条，将UAH 2684设置为2684。</text:p>
      <text:p text:style-name="P4">
还指出，根据上述法律的最终和过渡条款的第21条，请根据印刷媒体信息的注册证书在法律“ Promadia”生效时行事的受试者，有必要在一年内按照法律第63条的要求进行注册。</text:p>
      <text:p text:style-name="P4">
如指定，不收取此类注册的费用。 印刷媒体注册证书到期后，它们将是有效的。“信息机构应在法律之日起一年内以其身份和更新为媒体实体定义 - 到2024年3月31日。 该新闻说：“重新注册是通过信息活动信息机构信息局的国家注册证书进行的，并且是免费的。”</text:p>
      <text:p text:style-name="P4">
值得注意的是，在此日期之后，信息机构作为信息活动主题的州注册证书将丢失。</text:p>
      <text:p text:style-name="P4">
<text:span text:style-name="T4">
另请阅读：</text:span>
 <text:a xlink:type="simple" xlink:href="https://www.ukrinform.ua/rubric-polytics/3689861-zakon-pro-media-vagomij-krok-u-zahisti-ukrainskomovnogo-informacijnogo-prostoru.html" text:style-name="Internet_20_link" text:visited-style-name="Visited_20_Internet_20_Link">
</text:a>
据报道，乌克兰法律“ []于2023年3月31日生效。(https://www.ukrinform.ua/rubric-society/3689787-v-ukraini-nabuvae-cinnosti-zakon-pro-media.html)»，该»对乌克兰媒体领域的媒体加卢扎卢扎(Mediagaluzaluza)进行了彻底的改革，以及该领域的公共管理，法规和监督的形成。</text:p>
      <text:p text:style-name="P4">
News Source: <text:a xlink:type="simple" xlink:href="https://www.ukrinform.ua/rubric-society/3690020-u-minusti-rozasnili-osoblivosti-perereestracii-drukovanih-media-u-zvazku-z-nabuttam-cinnosti-zakonu.html" text:style-name="Internet_20_link" text:visited-style-name="Visited_20_Internet_20_Link">
https://www.ukrinform.ua/rubric-society/3690020-u-minusti-rozasnili-osoblivosti-perereestracii-drukovanih-media-u-zvazku-z-nabuttam-cinnosti-zakonu.html</text:a>
</text:p>
      <!--NEWS-->
      <text:h text:style-name="P10" text:outline-level="1">
<text:span text:style-name="T4">
乌克兰开发了支持分布式“绿色”一代的概念</text:span>
</text:h>
      <text:p text:style-name="P4">
作者: Ukrinform (Person)</text:p>
      <text:p text:style-name="P4">
出版商: Укринформ (Organization)</text:p>
      <text:p text:style-name="P4">
出版时间: 2023-03-31T18:11:21+03:00</text:p>
      <text:p text:style-name="P4">
修改时间: 2023-03-31T18:11:21+03:00</text:p>
      <text:p text:style-name="P4">
描述: 能源部已经发展，在不久的将来将发布国家针对性计划的概念，用于支持可再生能源（RES）的分布生成。  - 乌克林。</text:p>
      <text:p text:style-name="P4">
图片: ["<text:a xlink:type="simple" xlink:href="https://static.ukrinform.com/photos/2019_12/thumb_files/630_360_1575260160-486.png" text:style-name="Internet_20_link" text:visited-style-name="Visited_20_Internet_20_Link">
630_360_15752...</text:a>
"]</text:p>
      <text:p text:style-name="P4">
标签: ['Електроенергія', 'Міненерго', 'Сонячна електростанція', 'Вітрові електростанції']</text:p>
      <text:p text:style-name="P4">
类型: Article</text:p>
      <!--METADATA-->
      <text:p text:style-name="P4">
<draw:frame draw:style-name="fr1" draw:name="Image179" text:anchor-type="as-char" svg:width="6.9236in" svg:height="3.956343in" draw:z-index="0">
<draw:image xlink:href="../Images/yкринформ/2023-03-31T18-11-21-03-00/630_360_1575260160-486.png" xlink:type="simple" xlink:show="embed" xlink:actuate="onLoad" draw:mime-type="image/png"/>
</draw:frame>
能源部已经发展，在不久的将来将发布国家针对性计划的概念，该计划支持可再生能源的分布生成(res).</text:p>
      <text:p text:style-name="P4">
Про це повідомляє кореспондент Укрінформу за результатами круглого столу натему «Розвиток розподіленої «зеленої» генерації та самовиробництво електричноїенергії як елемент сучасної енергосистеми», проведеного в Комітеті з питаньенергетики та житлово-комунальних послуг.</text:p>
      <text:p text:style-name="P4">
Метою програми виступає будівництво об’єктів малої відновлювальної енергетики– сонячних та вітрових електростанцій разом з установками зберігання (拍摄)为了确保关键基础设施和家庭(包括离线，不少于4小时)对电力消耗的覆盖范围，并在市场上出售“过量”。</text:p>
      <text:p text:style-name="P4">
<text:span text:style-name="T4">
另请阅读：</text:span>
 <text:a xlink:type="simple" xlink:href="https://www.ukrinform.ua/rubric-economy/3689106-ukrainski-gromadi-zacikavleni-v-budivnictvi-sonacnih-elektrostancij-ekspert.html" text:style-name="Internet_20_link" text:visited-style-name="Visited_20_Internet_20_Link">
</text:a>
可以预见，关键的基础设施对象将能够安装高达500 kW的相关装置以及uze容量：集中式供水，污水，供热； 医疗对象是公寓楼的战术消费者。</text:p>
      <text:p text:style-name="P4">
私人农场 - 最高10千瓦。 公共和公共场所将有足够的建立小型可再生物品来满足基本需求。</text:p>
      <text:p text:style-name="P4">
在第一阶段(2022-2025)计划在第二个安装20万个RES对象以及消费者存储设施 - (到2030年)多达100万此类物体。</text:p>
      <text:p text:style-name="P4">
小型分散生成运作的法律和经济基础是净计费模型。 它将允许消费者直接或通过在UIE中加载电力。 在消毒过多的电力时，它是按市场出售给网络的。</text:p>
      <text:p text:style-name="P4">
在确定建立以下物体的其他激励措施的机制中，可以确定：提供优先贷款，偿还部分贷款的部分贷款，设备的供应，牺牲捐助者为代价，以及法律不禁止的其他机制。</text:p>
      <text:p text:style-name="P4">
该部预计该计划的直接效果是在紧急/小时关闭时间表的条件下进行的关键基础设施，这在技术上很困难且经济上不适合与火箭发射器和无人机-Kamikadze发生故障。同样在中期超过3 GWH SES或35亿千瓦时。每年清洁能源和Rakhunokuse UES的其他监管能力。</text:p>
      <text:p text:style-name="P4">
伴随的效果：增加对电力消耗的限制，简化“开关”给药的可能性； 开发自己的设备生产； 减少州立电力消耗物品的财务负担，包括减少对化石燃料的需求。</text:p>
      <text:p text:style-name="P4">
2月，在最高Radisaconoproect#9011上注册的部长内阁，“改善了通过使用消费者产生安装的替代能源生产电能生产的条件”。</text:p>
      <text:p text:style-name="P4">
政府还注册了第9012号法案，该法案旨在创建有效的发行，使用和终止机制(https://www.ukrinform.ua/tag-elektroenergia)由Res制成。</text:p>
      <text:p text:style-name="P4">
News Source: <text:a xlink:type="simple" xlink:href="https://www.ukrinform.ua/rubric-economy/3690024-v-ukraini-rozrobili-koncepciu-programi-pidtrimki-rozpodilenoi-zelenoi-generacii.html" text:style-name="Internet_20_link" text:visited-style-name="Visited_20_Internet_20_Link">
https://www.ukrinform.ua/rubric-economy/3690024-v-ukraini-rozrobili-koncepciu-programi-pidtrimki-rozpodilenoi-zelenoi-generacii.html</text:a>
</text:p>
      <!--NEWS-->
      <text:h text:style-name="P10" text:outline-level="1">
<text:span text:style-name="T4">
乌克兰哈尔马托夫在土耳其的柔道的大满贯赢得了银牌</text:span>
</text:h>
      <text:p text:style-name="P4">
作者: Ukrinform (Person)</text:p>
      <text:p text:style-name="P4">
出版商: Укринформ (Organization)</text:p>
      <text:p text:style-name="P4">
出版时间: 2023-03-31T18:13:00+03:00</text:p>
      <text:p text:style-name="P4">
修改时间: 2023-03-31T18:13:00+03:00</text:p>
      <text:p text:style-name="P4">
描述: 在安塔利亚（土耳其），与柔道的大满贯的下一个阶段开始。  - 乌克林。</text:p>
      <text:p text:style-name="P4">
图片: ["<text:a xlink:type="simple" xlink:href="https://static.ukrinform.com/photos/2023_03/thumb_files/630_360_1680275382-832.jpg" text:style-name="Internet_20_link" text:visited-style-name="Visited_20_Internet_20_Link">
630_360_16802...</text:a>
"]</text:p>
      <text:p text:style-name="P4">
标签: ['Дзюдо']</text:p>
      <text:p text:style-name="P4">
类型: Article</text:p>
      <!--METADATA-->
      <text:p text:style-name="P4">
<draw:frame draw:style-name="fr1" draw:name="Image180" text:anchor-type="as-char" svg:width="6.9236in" svg:height="3.956343in" draw:z-index="0">
<draw:image xlink:href="../Images/yкринформ/2023-03-31T18-13-00-03-00/630_360_1680275382-832.jpg" xlink:type="simple" xlink:show="embed" xlink:actuate="onLoad" draw:mime-type="image/jpeg"/>
</draw:frame>
在安塔利亚(火鸡)与柔道的大满贯的下一个阶段开始。</text:p>
      <text:p text:style-name="P4">
乌克兰福姆据报道，在比赛的银色舞台竞赛的第一天，乌克兰哈尔马托夫·罗斯(Ukrinian Halmatov Rose)报道。</text:p>
      <text:p text:style-name="P4">
这位25岁的基辅居民达到了重量类别的决赛，最高60公斤，在那里，东京奥林匹克奥林匹克运动会的铜牌获得者是Lituka Mheidze的乔治亚人乔治亚人起源。</text:p>
      <text:p text:style-name="P4">
达里亚·比洛迪德(Daria Bilodid)(57公斤)她进入了四分之一决赛，但由于她被取消资格并获得第七名的原因。</text:p>
      <text:p text:style-name="P4">
Artem Lesiuk(60公斤)那个Bogdan Yadov(66公斤)在1/8决赛中完成了表演，卡罗·玛兰迪恩(66公斤)和玛丽亚·布鲁克(Maria Buyok)(48公斤) - 在1/16决赛中。</text:p>
      <text:p text:style-name="P4">
<text:span text:style-name="T4">
另请阅读：</text:span>
 <text:a xlink:type="simple" xlink:href="https://www.ukrinform.ua/rubric-sports/3688158-lider-zbirnoi-ukraini-z-dzudo-hammo-vibuv-do-kinca-roku.html" text:style-name="Internet_20_link" text:visited-style-name="Visited_20_Internet_20_Link">
</text:a>
4月1-2日，在乌克兰大满贯系列的土耳其舞台上，将代表尤利亚格·雷本诺佐科(63公斤)，Ruslana Bulavina(超过78公斤)，Vladislav Kazimirov(73公斤)，乔治·麦基安(Georg Manukian)，谢尔盖·克里维查奇(Sergey Krivchach)(得分-81公斤)，Artem Bubir，Marathkryzhansky(进攻-90公斤)，安东·萨维茨基(100公斤)，Yevgeny Balavsky Taandri Kolesnik(两者都超过100公斤).</text:p>
      <text:p text:style-name="P4">
<text:span text:style-name="T4">
Читайте також:</text:span>
 <text:a xlink:type="simple" xlink:href="https://www.ukrinform.ua/rubric-sports/3688171-dara-bilodid-vistupit-na-etapi-serii-grand-slam-iz-dzudo-u-tureccini.html" text:style-name="Internet_20_link" text:visited-style-name="Visited_20_Internet_20_Link">
 </text:a>
请注意，柔道世界锦标赛将举行(排队)从7天到14天。</text:p>
      <text:p text:style-name="P4">
照片 -  Facebook。</text:p>
      <text:p text:style-name="P4">
News Source: <text:a xlink:type="simple" xlink:href="https://www.ukrinform.ua/rubric-sports/3690025-ukrainec-halmatov-vigrav-sriblo-na-etapi-serii-grand-slam-iz-dzudo-u-tureccini.html" text:style-name="Internet_20_link" text:visited-style-name="Visited_20_Internet_20_Link">
https://www.ukrinform.ua/rubric-sports/3690025-ukrainec-halmatov-vigrav-sriblo-na-etapi-serii-grand-slam-iz-dzudo-u-tureccini.html</text:a>
</text:p>
      <!--NEWS-->
      <text:h text:style-name="P10" text:outline-level="1">
<text:span text:style-name="T4">
在Mariupol，入侵者将军事设备远离可能损坏的线</text:span>
</text:h>
      <text:p text:style-name="P4">
作者: Ukrinform (Person)</text:p>
      <text:p text:style-name="P4">
出版商: Укринформ (Organization)</text:p>
      <text:p text:style-name="P4">
出版时间: 2023-03-31T18:16:17+03:00</text:p>
      <text:p text:style-name="P4">
修改时间: 2023-03-31T18:16:17+03:00</text:p>
      <text:p text:style-name="P4">
描述: 在暂时捕获的俄罗斯入侵者中，Mariupol将军事设备向左岸的移动固定在远离可能造成的损害的路线上。  - 乌克林。</text:p>
      <text:p text:style-name="P4">
图片: ["<text:a xlink:type="simple" xlink:href="https://static.ukrinform.com/photos/2022_03/thumb_files/630_360_1647797618-934.jpg" text:style-name="Internet_20_link" text:visited-style-name="Visited_20_Internet_20_Link">
630_360_16477...</text:a>
"]</text:p>
      <text:p text:style-name="P4">
标签: ['Маріуполь', 'Військова техніка', 'Війна з росією']</text:p>
      <text:p text:style-name="P4">
类型: Article</text:p>
      <!--METADATA-->
      <text:p text:style-name="P4">
<draw:frame draw:style-name="fr1" draw:name="Image181" text:anchor-type="as-char" svg:width="6.9236in" svg:height="3.956343in" draw:z-index="0">
<draw:image xlink:href="../Images/yкринформ/2023-03-31T18-16-17-03-00/630_360_1647797618-934.jpg" xlink:type="simple" xlink:show="embed" xlink:actuate="onLoad" draw:mime-type="image/jpeg"/>
</draw:frame>
俄罗斯的玛丽波尔入侵者及时捕获了军事装备在左岸的移动 - 远离可能损坏的路线。</text:p>
      <text:p text:style-name="P4">
正如乌克林福姆报道的那样，关于<text:a xlink:type="simple" xlink:href="http://t.me/andriyshTime/8208" text:style-name="Internet_20_link" text:visited-style-name="Visited_20_Internet_20_Link">
</text:a>
Mariupol Petro Andryushchenko市长报告并发布了相关视频。</text:p>
      <text:p text:style-name="P4">
“俄罗斯人再次移动布克防空系统的一部分(充电部分)批准区域。 远离可能的病变线，” Andryushchenko写道。</text:p>
      <text:p text:style-name="P4">
据报道，Mariupol和周围定居点是由俄罗斯军队的Naiysk-Logistics Hub转变的。</text:p>
      <text:p text:style-name="P4">
在这座城市，自今年2月20日以来，经常听到爆炸，当地人报告了军事设备军事装备仓库中的热情。</text:p>
      <text:p text:style-name="P4">
<text:span text:style-name="T4">
另请阅读：</text:span>
 <text:a xlink:type="simple" xlink:href="https://www.ukrinform.ua/rubric-regions/3688635-u-mariupoli-zagarbniki-provodat-totalni-perevirki-na-vulicah-andrusenko.html" text:style-name="Internet_20_link" text:visited-style-name="Visited_20_Internet_20_Link">
</text:a>
运营司令部联合新闻中心“南”纳塔利亚格曼努克(Nataliagmenyuk(https://www.ukrinform.ua/tag-mariupol)可以证明，国防军无法实现遥远的敌对。</text:p>
      <text:p text:style-name="P4">
<text:span text:style-name="T5">
foto：Styinger，AA</text:span>
</text:p>
      <text:p text:style-name="P4">
News Source: <text:a xlink:type="simple" xlink:href="https://www.ukrinform.ua/rubric-ato/3690026-u-mariupoli-zagarbniki-peremisuut-vijskovu-tehniku-podali-vid-linii-mozlivogo-urazenna.html" text:style-name="Internet_20_link" text:visited-style-name="Visited_20_Internet_20_Link">
https://www.ukrinform.ua/rubric-ato/3690026-u-mariupoli-zagarbniki-peremisuut-vijskovu-tehniku-podali-vid-linii-mozlivogo-urazenna.html</text:a>
</text:p>
      <!--NEWS-->
      <text:h text:style-name="P10" text:outline-level="1">
<text:span text:style-name="T4">
社会政策部已宣布购买“婴儿套餐”的招标</text:span>
</text:h>
      <text:p text:style-name="P4">
作者: Ukrinform (Person)</text:p>
      <text:p text:style-name="P4">
出版商: Укринформ (Organization)</text:p>
      <text:p text:style-name="P4">
出版时间: 2023-03-31T18:17:54+03:00</text:p>
      <text:p text:style-name="P4">
修改时间: 2023-03-31T18:17:54+03:00</text:p>
      <text:p text:style-name="P4">
描述: Prozorro平台已宣布购买近615000个“婴儿套餐”的招标。  - 乌克林。</text:p>
      <text:p text:style-name="P4">
图片: ["<text:a xlink:type="simple" xlink:href="https://static.ukrinform.com/photos/2018_09/thumb_files/630_360_1537281349-2111.jpg" text:style-name="Internet_20_link" text:visited-style-name="Visited_20_Internet_20_Link">
630_360_15372...</text:a>
"]</text:p>
      <text:p text:style-name="P4">
标签: ['Мінсоцполітики', 'Тендер', 'Пакунок малюка']</text:p>
      <text:p text:style-name="P4">
类型: Article</text:p>
      <!--METADATA-->
      <text:p text:style-name="P4">
<draw:frame draw:style-name="fr1" draw:name="Image182" text:anchor-type="as-char" svg:width="6.9236in" svg:height="3.956343in" draw:z-index="0">
<draw:image xlink:href="../Images/yкринформ/2023-03-31T18-17-54-03-00/630_360_1537281349-2111.jpg" xlink:type="simple" xlink:show="embed" xlink:actuate="onLoad" draw:mime-type="image/jpeg"/>
</draw:frame>
Prozorro宣布购买近615,000千名“ Packkokmalyuk”的招标。</text:p>
      <text:p text:style-name="P4">
根据乌克林(Ukrinfrom)的说法，新闻服务报告(http://www.msp.gov.ua/news/22715.html?fbclid=IwAR3JGJbZy4_xWuHE1cEcfz3oixQMI7dfz95Q_1YtZ7yXc6w4ih56aHWQFeQ).</text:p>
      <text:p text:style-name="P4">
«31 березня 2023 року Міністерством соціальної політики оголошено тендер назакупівлю одноразової натуральної допомоги «пакунок малюка», - йдеться вповідомленні.</text:p>
      <text:p text:style-name="P4">
Оголошення про закупівлю розміщено на електронній платформі Prozorro.Передбачається закупівля одноразової допомоги «пакунок малюка» в кількості 61456 комплектів.</text:p>
      <text:p text:style-name="P4">
Тендерні пропозиції приймаються до 10 квітня 2023 року.</text:p>
      <text:p text:style-name="P4">
Орієнтовний термін укладення договору з постачальником, який переможе утендерній процедурі, – з 24 квітня до 2 травня 2023 року.</text:p>
      <text:p text:style-name="P4">
У міністерстві нагадують, що у бюджеті на 2023 рік закладено 1,43 млрд грн назакупівлю «пакунків», а також на надання грошової компенсації родині заневикористані пакунки.</text:p>
      <text:p text:style-name="P4">
<text:span text:style-name="T4">
Читайте також:</text:span>
 <text:a xlink:type="simple" xlink:href="https://www.ukrinform.ua/rubric-society/3681829-ak-oformiti-pensiu-ukraincam-za-kordonom-rozasnenna-minsocpolitiki.html" text:style-name="Internet_20_link" text:visited-style-name="Visited_20_Internet_20_Link">
 </text:a>
政府报告说，社会政策部开发的解决方案，该解决方案允许在戒严令中使用“婴儿套餐”的货币补偿。</text:p>
      <text:p text:style-name="P4">
News Source: <text:a xlink:type="simple" xlink:href="https://www.ukrinform.ua/rubric-society/3690027-minsocpolitiki-ogolosilo-tender-na-zakupivlu-pakunkiv-maluka.html" text:style-name="Internet_20_link" text:visited-style-name="Visited_20_Internet_20_Link">
https://www.ukrinform.ua/rubric-society/3690027-minsocpolitiki-ogolosilo-tender-na-zakupivlu-pakunkiv-maluka.html</text:a>
</text:p>
      <!--NEWS-->
      <text:h text:style-name="P10" text:outline-level="1">
<text:span text:style-name="T4">
由于Zaporozhye上的火箭中风，有55套房屋损坏</text:span>
</text:h>
      <text:p text:style-name="P4">
作者: Ukrinform (Person)</text:p>
      <text:p text:style-name="P4">
出版商: Укринформ (Organization)</text:p>
      <text:p text:style-name="P4">
出版时间: 2023-03-31T18:20:00+03:00</text:p>
      <text:p text:style-name="P4">
修改时间: 2023-03-31T18:20:00+03:00</text:p>
      <text:p text:style-name="P4">
描述: 由于火箭袭击了Zaporozhye，损坏了55个住宅，其中4个遭受了巨大破坏。  - 乌克林。</text:p>
      <text:p text:style-name="P4">
图片: ["<text:a xlink:type="simple" xlink:href="https://static.ukrinform.com/photos/2023_03/thumb_files/630_360_1680275709-975.jpg" text:style-name="Internet_20_link" text:visited-style-name="Visited_20_Internet_20_Link">
630_360_16802...</text:a>
", "<text:a xlink:type="simple" xlink:href="https://static.ukrinform.com/photos/2023_03/1680275708-491.jpg" text:style-name="Internet_20_link" text:visited-style-name="Visited_20_Internet_20_Link">
1680275708-49...</text:a>
", "<text:a xlink:type="simple" xlink:href="https://static.ukrinform.com/photos/2023_03/1680275709-971.jpg" text:style-name="Internet_20_link" text:visited-style-name="Visited_20_Internet_20_Link">
1680275709-97...</text:a>
", "<text:a xlink:type="simple" xlink:href="https://static.ukrinform.com/photos/2023_03/1680275867-159.jpg" text:style-name="Internet_20_link" text:visited-style-name="Visited_20_Internet_20_Link">
1680275867-15...</text:a>
"]</text:p>
      <text:p text:style-name="P4">
标签: ['Обстріл', 'Запоріжжя', 'Війна з росією', 'Пошкодження']</text:p>
      <text:p text:style-name="P4">
类型: Article</text:p>
      <!--METADATA-->
      <text:p text:style-name="P4">
<draw:frame draw:style-name="fr1" draw:name="Image183" text:anchor-type="as-char" svg:width="6.9236in" svg:height="3.956343in" draw:z-index="0">
<draw:image xlink:href="../Images/yкринформ/2023-03-31T18-20-00-03-00/630_360_1680275709-975.jpg" xlink:type="simple" xlink:show="embed" xlink:actuate="onLoad" draw:mime-type="image/jpeg"/>
</draw:frame>
下午，Zaporozhye损坏了55个房屋，其中4个遭受了巨大破坏。</text:p>
      <text:p text:style-name="P4">
关于<text:a xlink:type="simple" xlink:href="https://www.facebook.com/anatoliikurtiev/posts/pfbid0vvgiEf2sgwHieDhFMGz7NUKhHxiJyMQRqo7oaE14PGSDyGhU6QzLyAwJHU4Qe7qKl" text:style-name="Internet_20_link" text:visited-style-name="Visited_20_Internet_20_Link">
</text:a>
据报道，通知Zaporizhzhia Anatoliy Kurb的代理市长。</text:p>
      <text:p text:style-name="P4">
该帖子写道：“总共有55家私人房屋损坏。其中四个有相当大的方法，其余的窗户，门，屋顶都受损。”</text:p>
      <text:p text:style-name="P4">
<draw:frame draw:style-name="fr1" draw:name="Image184" text:anchor-type="as-char" svg:width="6.9236in" svg:height="3.89773in" draw:z-index="0">
<draw:image xlink:href="../Images/yкринформ/2023-03-31T18-20-00-03-00/1680275708-491.jpg" xlink:type="simple" xlink:show="embed" xlink:actuate="onLoad" draw:mime-type="image/jpeg"/>
</draw:frame>
<draw:frame draw:style-name="fr1" draw:name="Image185" text:anchor-type="as-char" svg:width="6.9236in" svg:height="3.89773in" draw:z-index="0">
<draw:image xlink:href="../Images/yкринформ/2023-03-31T18-20-00-03-00/1680275709-971.jpg" xlink:type="simple" xlink:show="embed" xlink:actuate="onLoad" draw:mime-type="image/jpeg"/>
</draw:frame>
到位 <text:a xlink:type="simple" xlink:href="https://www.ukrinform.ua/tag-raketnij-udar" text:style-name="Internet_20_link" text:visited-style-name="Visited_20_Internet_20_Link">
 </text:a>
市议会帐篷帐篷，社会工作者在安排的房屋中注册居民，并提供人道主义援助。 心理学家工作。 七个人转向他们。 有两个带有发电机的公用事业，您可以在其中热身，喝食物和饮料。</text:p>
      <text:p text:style-name="P4">
<draw:frame draw:style-name="fr1" draw:name="Image186" text:anchor-type="as-char" svg:width="6.9236in" svg:height="3.89773in" draw:z-index="0">
<draw:image xlink:href="../Images/yкринформ/2023-03-31T18-20-00-03-00/1680275867-159.jpg" xlink:type="simple" xlink:show="embed" xlink:actuate="onLoad" draw:mime-type="image/jpeg"/>
</draw:frame>
现在众所周知，两个人寻求医疗帮助。 男人受伤轻巧，他们放弃了住院治疗。</text:p>
      <text:p text:style-name="P4">
<text:span text:style-name="T4">
另请阅读：</text:span>
 <text:a xlink:type="simple" xlink:href="https://www.ukrinform.ua/rubric-ato/3689750-dsns-pokazala-naslidki-nicnogo-obstrilu-zaporizza-poskodzeni-ditsadok-i-budinki.html" text:style-name="Internet_20_link" text:visited-style-name="Visited_20_Internet_20_Link">
</text:a>
同样在到达现场的是执法人员，乌克兰州紧急服务的员工，城市专门的紧急救援服务，“ Zaporizhremservice”，“ Vodokanal”，“ Eluas”，“ Zaporizhzhgaz”，“ Zaporizhzhzhgaz”，“ Zaporizhzhzhiaoblenergo”，Folunteers。关闭窗户，给人们OSB板。 修复的材料(即用遮阳篷篷布)人道主义使命“ plariska”的代表也有帮助。</text:p>
      <text:p text:style-name="P4">
据报道<text:a xlink:type="simple" xlink:href="https://www.ukrinform.ua/rubric-ato/3689958-rosiani-znovu-vdarili-raketami-po-zaporizzu-poraneni-dvoe-civilnih.html" text:style-name="Internet_20_link" text:visited-style-name="Visited_20_Internet_20_Link">
</text:a>
<text:span text:style-name="T5">
foto：Facebook anatoly kurtev</text:span>
</text:p>
      <text:p text:style-name="P4">
News Source: <text:a xlink:type="simple" xlink:href="https://www.ukrinform.ua/rubric-ato/3690029-unaslidok-raketnogo-udaru-po-zaporizzu-poskodzeni-55-budinkiv.html" text:style-name="Internet_20_link" text:visited-style-name="Visited_20_Internet_20_Link">
https://www.ukrinform.ua/rubric-ato/3690029-unaslidok-raketnogo-udaru-po-zaporizzu-poskodzeni-55-budinkiv.html</text:a>
</text:p>
      <!--NEWS-->
      <text:h text:style-name="P10" text:outline-level="1">
<text:span text:style-name="T4">
Kyiv-Pechersk Lavra Reserve对UOC MP提起诉讼</text:span>
</text:h>
      <text:p text:style-name="P4">
作者: Ukrinform (Person)</text:p>
      <text:p text:style-name="P4">
出版商: Укринформ (Organization)</text:p>
      <text:p text:style-name="P4">
出版时间: 2023-03-31T18:22:00+03:00</text:p>
      <text:p text:style-name="P4">
修改时间: 2023-03-31T18:22:00+03:00</text:p>
      <text:p text:style-name="P4">
描述: 基辅 - 佩奇斯克·拉夫拉（Kyiv-Pechersk Lavra）国家保护区向商业法院提起诉讼，以消除UOC代表（MP）在收到Lavra财产转移时承诺的障碍。  - 乌克林。</text:p>
      <text:p text:style-name="P4">
图片: ["<text:a xlink:type="simple" xlink:href="https://static.ukrinform.com/photos/2021_04/thumb_files/630_360_1618812805-889.jpg" text:style-name="Internet_20_link" text:visited-style-name="Visited_20_Internet_20_Link">
630_360_16188...</text:a>
"]</text:p>
      <text:p text:style-name="P4">
标签: ['Суд', 'Ткаченко', 'УПЦ МП', 'Київська Лавра']</text:p>
      <text:p text:style-name="P4">
类型: Article</text:p>
      <!--METADATA-->
      <text:p text:style-name="P4">
<draw:frame draw:style-name="fr1" draw:name="Image187" text:anchor-type="as-char" svg:width="6.9236in" svg:height="3.956343in" draw:z-index="0">
<draw:image xlink:href="../Images/yкринформ/2023-03-31T18-22-00-03-00/630_360_1618812805-889.jpg" xlink:type="simple" xlink:show="embed" xlink:actuate="onLoad" draw:mime-type="image/jpeg"/>
</draw:frame>
Kyiv-Pechersk Lavra National Reserve呼吁商业法院消除UOC代表的障碍(MP)在接待Lavra财产期间。</text:p>
      <text:p text:style-name="P4">
文化和信息政策部长亚历山大·特卡肯科夫(Alexander Tkachenkov)报告了这一点<text:a xlink:type="simple" xlink:href="https://t.me/otkachenkokyiv/3336" text:style-name="Internet_20_link" text:visited-style-name="Visited_20_Internet_20_Link">
</text:a>
，报道乌克林福姆。</text:p>
      <text:p text:style-name="P4">
“今天，国家储备的国家财产接受和转让委员会“基夫 - 佩奇斯克·拉维拉”(MP). Через це заповідник звернувся до Господарського суду м.Києва, щоб усунути численні перешкоди, які чинить УПЦ (MP)在转移的途中，拉夫拉财产向合法所有者的合法方式是国家。”部长说。</text:p>
      <text:p text:style-name="P4">
<text:span text:style-name="T4">
另请阅读：</text:span>
 <text:a xlink:type="simple" xlink:href="https://www.ukrinform.ua/rubric-society/3689845-do-cerkvi-u-kievopecerskij-lavri-komisiu-mkip-ne-puskali-nevidomi-v-cernecih-rasah.html" text:style-name="Internet_20_link" text:visited-style-name="Visited_20_Internet_20_Link">
</text:a>
Tkachenko指出，根据艺术。 第381号乌克兰民法典的所有者有权在行使使用和处置其财产的权利时消除障碍。</text:p>
      <text:p text:style-name="P4">
他强调说：“我们将以合法的方式解决局势。”</text:p>
      <text:p text:style-name="P4">
据报道，法院驳回了乌克兰东正教教堂的主张(莫斯科宗主)对于拒绝继续使用国有建筑物和其他财产的交易无效的国家预备役“ Kyiv-Pechersk Lavra”。</text:p>
      <text:p text:style-name="P4">
基辅 - 佩奇斯克·拉夫拉(Kyiv-Pechersk)拉夫拉(Lavra National Reserve)宣布与29岁的乌克兰乌克兰东正教教堂(Ukrainian Orthox Church)从29岁开始享受租约。</text:p>
      <text:p text:style-name="P4">
3月30日，基辅 - 佩奇斯克·拉维拉(Kiev-Pechersk Lavra)财产的文化和信息政策委员会委员会。 但是，UOC的支持者(MP)阻止了委员会的活动。</text:p>
      <text:p text:style-name="P4">
<text:span text:style-name="T4">
另请阅读：</text:span>
 <text:a xlink:type="simple" xlink:href="https://www.ukrinform.ua/rubric-society/3689582-risenna-pro-peredacu-u-koristuvanna-upc-mp-budivel-lavri-vtratilo-cinnist-kabmin.html" text:style-name="Internet_20_link" text:visited-style-name="Visited_20_Internet_20_Link">
</text:a>
执法人员<text:a xlink:type="simple" xlink:href="https://www.ukrinform.ua/rubric-society/3689492-policia-porusila-spravu-za-faktom-pereskodzanna-roboti-zurnalistiv-na-teritorii-lavri.html" text:style-name="Internet_20_link" text:visited-style-name="Visited_20_Internet_20_Link">
</text:a>
关于在基沃 - 佩奇克·拉夫拉(Kievo-Pechersk Lavra)领土上妨碍新闻活动的事实。 申请人报告说，在枪击事件中，一位成圣的仆人之一损坏了操作员的设备。</text:p>
      <text:p text:style-name="P4">
News Source: <text:a xlink:type="simple" xlink:href="https://www.ukrinform.ua/rubric-society/3690030-zapovidnik-kievopecerska-lavra-podav-pozov-proti-upc-mp.html" text:style-name="Internet_20_link" text:visited-style-name="Visited_20_Internet_20_Link">
https://www.ukrinform.ua/rubric-society/3690030-zapovidnik-kievopecerska-lavra-podav-pozov-proti-upc-mp.html</text:a>
</text:p>
      <!--NEWS-->
      <text:h text:style-name="P10" text:outline-level="1">
<text:span text:style-name="T4">
核武器：联合国副秘书长呼叫俄罗斯遵守条约</text:span>
</text:h>
      <text:p text:style-name="P4">
作者: Ukrinform (Person)</text:p>
      <text:p text:style-name="P4">
出版商: Укринформ (Organization)</text:p>
      <text:p text:style-name="P4">
出版时间: 2023-03-31T18:26:00+03:00</text:p>
      <text:p text:style-name="P4">
修改时间: 2023-03-31T18:26:00+03:00</text:p>
      <text:p text:style-name="P4">
描述: 副秘书长，即伊祖米·纳卡米萨（Izumi Nakamitsa）裁军的高级代表呼吁俄罗斯，白俄罗斯和其他州遵守核武器不扩散条约（日）。  - 乌克林。</text:p>
      <text:p text:style-name="P4">
图片: ["<text:a xlink:type="simple" xlink:href="https://static.ukrinform.com/photos/2023_03/thumb_files/630_360_1680276266-697.jpg" text:style-name="Internet_20_link" text:visited-style-name="Visited_20_Internet_20_Link">
630_360_16802...</text:a>
"]</text:p>
      <text:p text:style-name="P4">
标签: ['білорусь', 'ООН', 'Ядерна зброя', 'росія']</text:p>
      <text:p text:style-name="P4">
类型: Article</text:p>
      <!--METADATA-->
      <text:p text:style-name="P4">
<draw:frame draw:style-name="fr1" draw:name="Image188" text:anchor-type="as-char" svg:width="6.9236in" svg:height="3.956343in" draw:z-index="0">
<draw:image xlink:href="../Images/yкринформ/2023-03-31T18-26-00-03-00/630_360_1680276266-697.jpg" xlink:type="simple" xlink:show="embed" xlink:actuate="onLoad" draw:mime-type="image/jpeg"/>
</draw:frame>
副手希格斯克(Higshensk)，高级联合国代表伊祖米·纳卡米兹(Izumi Nakamitz Callusia)，白俄罗斯(Belarus)和其他州的裁军代表(DIDDATES).</text:p>
      <text:p text:style-name="P4">
Як передає власний кореспондент Укрінформу в Нью-Йорку, про це вона заявила назасіданні Ради Безпеки ООН у п’ятницю, присвяченому обговоренню погрозпрезидента рф володимира путіна щодо розміщення ядерної зброї у Білорусі.</text:p>
      <text:p text:style-name="P4">
«Я хочу внести ясність від самого початку, – сказала вона. – Усі державиповинні уникати будь-яких дій, які можуть призвести до ескалації, помилки абопрорахунку. Усі держави – учасниці Договору про нерозповсюдження ядерної зброї– ті, що володіють ядерною зброєю, і ті, що не володіють нею, повинні сувородотримуватися зобов'язань, які вони взяли на себе. Виконання цих зобов'язань єнайважливішим елементом запобігання розповсюдженню та застосуванню ядерноїзброї та забезпечення її ліквідації».</text:p>
      <text:p text:style-name="P4">
Накаміцу нагадала, що ці принципи лежать в основі міжнародного миру і безпекиі є одним з найважливіших пріоритетів <text:a xlink:type="simple" xlink:href="https://www.ukrinform.ua/tag-oon" text:style-name="Internet_20_link" text:visited-style-name="Visited_20_Internet_20_Link">
 </text:a>
和“所有成员国的目的”。</text:p>
      <text:p text:style-name="P4">
联合国秘书长说：“自冷战以来，核武器的风险比以往任何时候都比以往任何时候都如此。”</text:p>
      <text:p text:style-name="P4">
国家应避免任何可能导致升级，错误或错误估计的行动。</text:p>
      <text:p text:style-name="P4">
Nakamitsa说：“因此，我呼吁当天的所有参与者 - 完全遵守合同下的义务，并立即努力降低核风险和降低紧张局势。”</text:p>
      <text:p text:style-name="P4">
她还敦促俄罗斯联邦和美国返回签订降低战略进攻武器的合同(新的开始).</text:p>
      <text:p text:style-name="P4">
<text:span text:style-name="T4">
Читайте також:</text:span>
 <text:a xlink:type="simple" xlink:href="https://www.ukrinform.ua/rubric-world/3689828-lukasenko-zaaviv-so-rozmisenna-adernoi-zbroi-v-bilorusi-e-jogo-iniciativou.html" text:style-name="Internet_20_link" text:visited-style-name="Visited_20_Internet_20_Link">
 </text:a>
正如乌克林福姆报道的那样，3月25日，国际空间站为侵略者国家弗拉基米尔特汀(Vladimirputin)的总统签发了逮捕令，他说<text:a xlink:type="simple" xlink:href="https://www.ukrinform.ua/rubric-world/3687449-putin-zaaviv-so-rosia-rozmistit-takticnu-adernu-zbrou-u-bilorusi.html" text:style-name="Internet_20_link" text:visited-style-name="Visited_20_Internet_20_Link">
</text:a>
。 早些时候，今年2月，他宣布了莫斯科参与减少美国战略进攻武器合同的“停工”。</text:p>
      <text:p text:style-name="P4">
当今的参与者几乎是世界上所有的州 - 除了以色列，印度和塔皮氏韩国的巴基斯坦。</text:p>
      <text:p text:style-name="P4">
<text:span text:style-name="T5">
foto：联合国照片</text:span>
</text:p>
      <text:p text:style-name="P4">
News Source: <text:a xlink:type="simple" xlink:href="https://www.ukrinform.ua/rubric-world/3690031-nerozpovsudzenna-adernoi-zbroi-zastupnica-genseka-oon-zaklikala-rosiu-dotrimuvatisa-dogovoru.html" text:style-name="Internet_20_link" text:visited-style-name="Visited_20_Internet_20_Link">
https://www.ukrinform.ua/rubric-world/3690031-nerozpovsudzenna-adernoi-zbroi-zastupnica-genseka-oon-zaklikala-rosiu-dotrimuvatisa-dogovoru.html</text:a>
</text:p>
      <!--NEWS-->
      <text:h text:style-name="P10" text:outline-level="1">
<text:span text:style-name="T4">
乌干达被派遣部队保护莫斯科</text:span>
</text:h>
      <text:p text:style-name="P4">
作者: Ukrinform (Person)</text:p>
      <text:p text:style-name="P4">
出版商: Укринформ (Organization)</text:p>
      <text:p text:style-name="P4">
出版时间: 2023-03-31T18:27:00+03:00</text:p>
      <text:p text:style-name="P4">
修改时间: 2023-03-31T18:27:00+03:00</text:p>
      <text:p text:style-name="P4">
描述: 乌干达总统穆库兹·基尼加布（Mukhuz Kinerugab）的儿子想派遣部队前往俄罗斯捍卫莫斯科。  - 乌克林。</text:p>
      <text:p text:style-name="P4">
图片: ["<text:a xlink:type="simple" xlink:href="https://static.ukrinform.com/photos/2019_10/thumb_files/630_360_1570600638-882.jpg" text:style-name="Internet_20_link" text:visited-style-name="Visited_20_Internet_20_Link">
630_360_15706...</text:a>
"]</text:p>
      <text:p text:style-name="P4">
标签: ['Армія', 'Москва', 'росія', 'Уганда']</text:p>
      <text:p text:style-name="P4">
类型: Article</text:p>
      <!--METADATA-->
      <text:p text:style-name="P4">
<draw:frame draw:style-name="fr1" draw:name="Image189" text:anchor-type="as-char" svg:width="6.9236in" svg:height="3.956343in" draw:z-index="0">
<draw:image xlink:href="../Images/yкринформ/2023-03-31T18-27-00-03-00/630_360_1570600638-882.jpg" xlink:type="simple" xlink:show="embed" xlink:actuate="onLoad" draw:mime-type="image/jpeg"/>
</draw:frame>
乌干达共列赛将军Mukhuzi Kinerugab希望将部队派往莫斯科的保护。</text:p>
      <text:p text:style-name="P4">
正如乌克林福姆报道的那样，他在[]中报道(https://t.me/yigal_levin/43430)以色列国防军伊加尔·莱文(Igal Levin)。</text:p>
      <text:p text:style-name="P4">
“如果您愿意，您可以称我为普京主义者，但我们<text:a xlink:type="simple" xlink:href="https://www.ukrinform.ua/tag-uganda" text:style-name="Internet_20_link" text:visited-style-name="Visited_20_Internet_20_Link">
</text:a>
，如果帝国主义者曾经威胁她，让我们派士兵捍卫莫斯科。” Kinerugab说。</text:p>
      <text:p text:style-name="P4">
<text:span text:style-name="T4">
另请阅读：</text:span>
 <text:a xlink:type="simple" xlink:href="https://www.ukrinform.ua/rubric-polytics/3673711-vperse-v-istorii-dvostoronnih-vidnosin-zelenskij-proviv-rozmovu-z-prezidentom-ugandi.html" text:style-name="Internet_20_link" text:visited-style-name="Visited_20_Internet_20_Link">
</text:a>
据报道，联合国法院命令乌干达支付刚果股票的3.25亿美元，以赔偿参与该国领土的占领。</text:p>
      <text:p text:style-name="P4">
News Source: <text:a xlink:type="simple" xlink:href="https://www.ukrinform.ua/rubric-world/3690033-v-ugandi-proponuut-vidpraviti-vijska-dla-zahistu-moskvi.html" text:style-name="Internet_20_link" text:visited-style-name="Visited_20_Internet_20_Link">
https://www.ukrinform.ua/rubric-world/3690033-v-ugandi-proponuut-vidpraviti-vijska-dla-zahistu-moskvi.html</text:a>
</text:p>
      <!--NEWS-->
      <text:h text:style-name="P10" text:outline-level="1">
<text:span text:style-name="T4">
诺克·斯洛文尼亚（Nok Slovenia）支持IOC的建议，以允许俄罗斯人和白俄罗斯竞争</text:span>
</text:h>
      <text:p text:style-name="P4">
作者: Ukrinform (Person)</text:p>
      <text:p text:style-name="P4">
出版商: Укринформ (Organization)</text:p>
      <text:p text:style-name="P4">
出版时间: 2023-03-31T18:28:14+03:00</text:p>
      <text:p text:style-name="P4">
修改时间: 2023-03-31T18:28:14+03:00</text:p>
      <text:p text:style-name="P4">
描述: 斯洛文尼亚国家奥林匹克委员会支持国际奥林匹克委员会的建议，允许俄罗斯人和白俄罗斯人参加国际比赛。  - 乌克林。</text:p>
      <text:p text:style-name="P4">
图片: ["<text:a xlink:type="simple" xlink:href="https://static.ukrinform.com/photos/2023_03/thumb_files/630_360_1680276419-337.jpg" text:style-name="Internet_20_link" text:visited-style-name="Visited_20_Internet_20_Link">
630_360_16802...</text:a>
"]</text:p>
      <text:p text:style-name="P4">
标签: ['Олімпіада', 'НОК України']</text:p>
      <text:p text:style-name="P4">
类型: Article</text:p>
      <!--METADATA-->
      <text:p text:style-name="P4">
<draw:frame draw:style-name="fr1" draw:name="Image190" text:anchor-type="as-char" svg:width="6.9236in" svg:height="3.956343in" draw:z-index="0">
<draw:image xlink:href="../Images/yкринформ/2023-03-31T18-28-14-03-00/630_360_1680276419-337.jpg" xlink:type="simple" xlink:show="embed" xlink:actuate="onLoad" draw:mime-type="image/jpeg"/>
</draw:frame>
斯洛文尼亚国家奥林匹克委员会支持国际奥林匹克委员会的建议，允许俄罗斯人和白俄罗斯参加国际比赛。</text:p>
      <text:p text:style-name="P4">
据报道<text:a xlink:type="simple" xlink:href="https://www.olympic.si/novica/2233" text:style-name="Internet_20_link" text:visited-style-name="Visited_20_Internet_20_Link">
</text:a>
斯洛文尼亚NOC，乌克林福姆报道。</text:p>
      <text:p text:style-name="P4">
“国际奥委会认为，逐渐承认俄罗斯和白俄罗斯对以中立地位的国际竞争和没有民族象征的竞争的可能性。 同时，国际奥委会给出了一个明确的信息，即我们还完全支持乌克兰的战争和侵略值得谴责，并且有必要证明对乌克兰和乌克兰出口的所有团结和支持。 即使在斯洛文尼亚奥运会家族中，我们从体育俱乐部的一开始就开始了乌克兰运动员的派对，并帮助他们继续活动。”倡导说。</text:p>
      <text:p text:style-name="P4">
The President of the National Olympic Committee of Slovenia Frankio Bobinazazazazazazazazazazazazazazazazazazazazazazazazazazzzzzuziacid that he supports the recommendations of the NOC and opposes a possible boycotolipiad.</text:p>
      <text:p text:style-name="P4">
“为了尽快在乌克兰结束战争并在困难时期帮助乌克兰运动员，也有必要牢记和解联合国。 这是国际体育组织追求的目标，其中一部分也是斯洛文尼亚奥运会委员会。 运动应结合起来，而不是分开。 这项运动中没有任何地方，因此在我们的奥林匹克家庭中，我们一直在寻求不同的支持，并有明确的规则，并且每个人都可以访问。 没有理想的解决方案解决这种困难情况。 因此，在斯洛文尼亚奥林匹克委员会中，我在进一步寻求支持运动的决定中担任国际奥委会的立场，但在同一情况下，我们不支持对世界上最大的体育赛事抵制的任何想法。” NOC总裁Frango Bobinz。</text:p>
      <text:p text:style-name="P4">
据报道，国际奥林匹克委员会做出了决定，建议国际联盟允许俄罗斯和白俄罗斯的运动员参加国际比赛。</text:p>
      <text:p text:style-name="P4">
<text:span text:style-name="T4">
另请阅读：</text:span>
 <text:a xlink:type="simple" xlink:href="https://www.ukrinform.ua/rubric-sports/3689051-minmolodsportu-vistupilo-iz-zaavou-stosovno-risenna-vikonkomu-mok-vid-28-berezna.html" text:style-name="Internet_20_link" text:visited-style-name="Visited_20_Internet_20_Link">
</text:a>
</text:p>
      <text:p text:style-name="P4">
照片：奥运会</text:p>
      <text:p text:style-name="P4">
News Source: <text:a xlink:type="simple" xlink:href="https://www.ukrinform.ua/rubric-sports/3690032-nok-slovenii-pidtrimav-rekomendacii-mok-dopustiti-rosian-i-bilorusiv-do-zmagan.html" text:style-name="Internet_20_link" text:visited-style-name="Visited_20_Internet_20_Link">
https://www.ukrinform.ua/rubric-sports/3690032-nok-slovenii-pidtrimav-rekomendacii-mok-dopustiti-rosian-i-bilorusiv-do-zmagan.html</text:a>
</text:p>
      <!--NEWS-->
      <text:h text:style-name="P10" text:outline-level="1">
<text:span text:style-name="T4">
在意大利阻止了非法数据收集的Chatgpt</text:span>
</text:h>
      <text:p text:style-name="P4">
作者: Ukrinform (Person)</text:p>
      <text:p text:style-name="P4">
出版商: Укринформ (Organization)</text:p>
      <text:p text:style-name="P4">
出版时间: 2023-03-31T18:35:00+03:00</text:p>
      <text:p text:style-name="P4">
修改时间: 2023-03-31T18:35:00+03:00</text:p>
      <text:p text:style-name="P4">
描述: 周五，意大利隐私保护服务阻止了Chatgpt人工智能聊天，指责其非法收集意大利用户的个人数据。  - 乌克林。</text:p>
      <text:p text:style-name="P4">
图片: ["<text:a xlink:type="simple" xlink:href="https://static.ukrinform.com/photos/2023_02/thumb_files/630_360_1676713184-792.png" text:style-name="Internet_20_link" text:visited-style-name="Visited_20_Internet_20_Link">
630_360_16767...</text:a>
"]</text:p>
      <text:p text:style-name="P4">
标签: ['Італія', 'Штучний інтелект', 'ChatGPT']</text:p>
      <text:p text:style-name="P4">
类型: Article</text:p>
      <!--METADATA-->
      <text:p text:style-name="P4">
<draw:frame draw:style-name="fr1" draw:name="Image191" text:anchor-type="as-char" svg:width="6.9236in" svg:height="3.956343in" draw:z-index="0">
<draw:image xlink:href="../Images/yкринформ/2023-03-31T18-35-00-03-00/630_360_1676713184-792.png" xlink:type="simple" xlink:show="embed" xlink:actuate="onLoad" draw:mime-type="image/png"/>
</draw:frame>
星期五，意大利Casol Protection周五阻止了Chatgpt人造摊位，指控它非法收集了Hitralian用户的个人数据。</text:p>
      <text:p text:style-name="P4">
正如乌克林福姆报道的那样，它报告了<text:a xlink:type="simple" xlink:href="https://www.ansa.it/english/news/2023/03/31/privacy-watchdog-blocks-chatgpt-for-illegal-data-harvesting_5343c6cf-5cd6-492e-a9c0-88a46e4144b1.html" text:style-name="Internet_20_link" text:visited-style-name="Visited_20_Internet_20_Link">
</text:a>
该服务指出，在意大利，由美国公司Openai开发的聊天机器人的活动将被暂停。 只要Winne符合意大利标准和隐私规则，该机器人块将有效。 监管调查开始了。</text:p>
      <text:p text:style-name="P4">
在停止功能的原因之一<text:a xlink:type="simple" xlink:href="https://www.ukrinform.ua/tag-chatgpt" text:style-name="Internet_20_link" text:visited-style-name="Visited_20_Internet_20_Link">
</text:a>
意大利隐私保护机构称缺乏通知用户和所有数据的信息。 还有 - 法律依据的参考，这证明了个人数据的收集并保存它们。</text:p>
      <text:p text:style-name="P4">
<text:span text:style-name="T4">
另请阅读：</text:span>
 <text:a xlink:type="simple" xlink:href="https://www.ukrinform.ua/rubric-technology/3686270-u-chatgpt-cerez-zbij-stali-vidimi-rozmovi-koristuvaciv-iz-botom.html" text:style-name="Internet_20_link" text:visited-style-name="Visited_20_Internet_20_Link">
</text:a>
正如乌克林福姆报道的那样，超过一千人，包括亿万富翁面具和前苹果公司 - 史蒂夫·沃兹尼亚克(Steve Wozniak)，<text:a xlink:type="simple" xlink:href="https://www.ukrinform.ua/rubric-technology/3689003-ponad-tisaca-ekspertiv-zaklikaut-prizupiniti-rozrobku-sistem-zi-stucnim-intelektom.html" text:style-name="Internet_20_link" text:visited-style-name="Visited_20_Internet_20_Link">
</text:a>
确保确保其安全性。</text:p>
      <text:p text:style-name="P4">
News Source: <text:a xlink:type="simple" xlink:href="https://www.ukrinform.ua/rubric-technology/3690019-v-italii-zablokuvali-chatgpt-za-nezakonnij-zbir-danih.html" text:style-name="Internet_20_link" text:visited-style-name="Visited_20_Internet_20_Link">
https://www.ukrinform.ua/rubric-technology/3690019-v-italii-zablokuvali-chatgpt-za-nezakonnij-zbir-danih.html</text:a>
</text:p>
      <!--NEWS-->
      <text:h text:style-name="P10" text:outline-level="1">
<text:span text:style-name="T4">
布查站起来栩栩如生 -  shmigal</text:span>
</text:h>
      <text:p text:style-name="P4">
作者: Ukrinform (Person)</text:p>
      <text:p text:style-name="P4">
出版商: Укринформ (Organization)</text:p>
      <text:p text:style-name="P4">
出版时间: 2023-03-31T18:37:00+03:00</text:p>
      <text:p text:style-name="P4">
修改时间: 2023-03-31T18:37:00+03:00</text:p>
      <text:p text:style-name="P4">
描述: 一年前发布的镜头震惊了整个世界，现在这座城市继续恢复并栩栩如生。  - 乌克林。</text:p>
      <text:p text:style-name="P4">
图片: ["<text:a xlink:type="simple" xlink:href="https://static.ukrinform.com/photos/2023_03/thumb_files/630_360_1680276820-952.jpg" text:style-name="Internet_20_link" text:visited-style-name="Visited_20_Internet_20_Link">
630_360_16802...</text:a>
", "<text:a xlink:type="simple" xlink:href="https://static.ukrinform.com/photos/2023_03/1680276820-129.jpg" text:style-name="Internet_20_link" text:visited-style-name="Visited_20_Internet_20_Link">
1680276820-12...</text:a>
"]</text:p>
      <text:p text:style-name="P4">
标签: ['Буча', 'Шмигаль', 'Війна з росією', 'Трагедія']</text:p>
      <text:p text:style-name="P4">
类型: Article</text:p>
      <!--METADATA-->
      <text:p text:style-name="P4">
<draw:frame draw:style-name="fr1" draw:name="Image192" text:anchor-type="as-char" svg:width="6.9236in" svg:height="3.956343in" draw:z-index="0">
<draw:image xlink:href="../Images/yкринформ/2023-03-31T18-37-00-03-00/630_360_1680276820-952.jpg" xlink:type="simple" xlink:show="embed" xlink:actuate="onLoad" draw:mime-type="image/jpeg"/>
</draw:frame>
全世界震惊了一年前的虐待框架，现在这座城市继续恢复并栩栩如生。</text:p>
      <text:p text:style-name="P4">
根据乌克林福姆的说法，总理丹尼斯·施米加尔(Denis Shmigal)在[]中写道(http://t.me/Denys_Smyhal/4874)。</text:p>
      <text:p text:style-name="P4">
他回忆说，一年前，当敌人看到敌人看到街道时，痛苦，悲伤和仇恨吞没了每个乌克兰人，当时他们用枪声生存了街道，当时数百名无辜杀害的平民被从大众坟墓中挖掘出来。</text:p>
      <text:p text:style-name="P4">
政府负责人补充说：“尽管如此，布达就站起来了。感谢我们的捍卫者。多亏了这种漠不关心。乌扎扎拉兹，我们看到了这座城市如何栩栩如生的。房屋，基础设施如何逐渐恢复。”</text:p>
      <text:p text:style-name="P4">
<draw:frame draw:style-name="fr1" draw:name="Image193" text:anchor-type="as-char" svg:width="6.9236in" svg:height="4.92986in" draw:z-index="0">
<draw:image xlink:href="../Images/yкринформ/2023-03-31T18-37-00-03-00/1680276820-129.jpg" xlink:type="simple" xlink:show="embed" xlink:actuate="onLoad" draw:mime-type="image/jpeg"/>
</draw:frame>
他指出，他今天一起访问了Buch <text:a xlink:type="simple" xlink:href="https://www.ukrinform.ua/tag-prezident" text:style-name="Internet_20_link" text:visited-style-name="Visited_20_Internet_20_Link">
</text:a>
乌克兰·沃罗迪米尔·泽伦斯基(Ukraine Volodymyr Zelensky)，维克霍夫纳(Verkhovna Rada)主席鲁斯兰·斯特凡库克(Ruslan Stefanchuk)它。</text:p>
      <text:p text:style-name="P4">
Smigal说：“可怕的罪行和暴行。那些站在他们身后的人肯定会受到启发。正义将是不可避免的。就像我们的胜利一样，在这里迈出了第一步。在这里，在Bucha。”</text:p>
      <text:p text:style-name="P4">
<text:span text:style-name="T4">
另请阅读：</text:span>
 <text:a xlink:type="simple" xlink:href="https://www.ukrinform.ua/rubric-polytics/3689928-premer-slovenii-na-pamatnih-zahodah-u-buci-sogodni-vsi-mi-ukrainci.html" text:style-name="Internet_20_link" text:visited-style-name="Visited_20_Internet_20_Link">
</text:a>
政府负责人对乌克兰的辩护部队以及所有接近获胜者的人表示感谢。</text:p>
      <text:p text:style-name="P4">
据报道，在3月31日星期五，在俄罗斯入侵者解放城市时，发生了事件。</text:p>
      <text:p text:style-name="P4">
布查(Bucha)在职业33天中幸存下来。 国防军于2022年3月31日从俄罗斯入侵中解放了这座城市。 在布坎斯基地区保护领土上记录了9000多个军事犯罪。 超过1,400人被杀，其中有637人在Bucha。 在死者37个日期中。 也有3800多个房屋被摧毁。</text:p>
      <text:p text:style-name="P4">
<text:span text:style-name="T4">
另请阅读：</text:span>
 <text:a xlink:type="simple" xlink:href="https://www.ukrinform.ua/rubric-ato/3689909-zelenskij-vzav-ucast-u-vsanuvanni-pamati-ziteliv-buci-vbitih-rosianami.html" text:style-name="Internet_20_link" text:visited-style-name="Visited_20_Internet_20_Link">
</text:a>
直到在布坎地区，向97人报告了战争罪。 关于35人，起诉被送往法院。 两个已经安排了句子。</text:p>
      <text:p text:style-name="P4">
News Source: <text:a xlink:type="simple" xlink:href="https://www.ukrinform.ua/rubric-regions/3690036-buca-vistoala-j-ozivae-smigal.html" text:style-name="Internet_20_link" text:visited-style-name="Visited_20_Internet_20_Link">
https://www.ukrinform.ua/rubric-regions/3690036-buca-vistoala-j-ozivae-smigal.html</text:a>
</text:p>
      <!--NEWS-->
      <text:h text:style-name="P10" text:outline-level="1">
<text:span text:style-name="T4">
普京违反了中国对核武器的承诺 - 联合国的国家</text:span>
</text:h>
      <text:p text:style-name="P4">
作者: Ukrinform (Person)</text:p>
      <text:p text:style-name="P4">
出版商: Укринформ (Organization)</text:p>
      <text:p text:style-name="P4">
出版时间: 2023-03-31T18:49:13+03:00</text:p>
      <text:p text:style-name="P4">
修改时间: 2023-03-31T18:49:13+03:00</text:p>
      <text:p text:style-name="P4">
描述: 普京宣称的意图是将战术核武器放在白俄罗斯直接散开，与不到两周前签署的联合宣言，俄罗斯领导人和中国在不扩散方面，并降低了核战争的风险。  - 乌克林。</text:p>
      <text:p text:style-name="P4">
图片: ["<text:a xlink:type="simple" xlink:href="https://static.ukrinform.com/photos/2023_03/thumb_files/630_360_1680277588-691.jpg" text:style-name="Internet_20_link" text:visited-style-name="Visited_20_Internet_20_Link">
630_360_16802...</text:a>
"]</text:p>
      <text:p text:style-name="P4">
标签: ['ООН', 'США', 'Ядерна зброя', 'Війна з росією']</text:p>
      <text:p text:style-name="P4">
类型: Article</text:p>
      <!--METADATA-->
      <text:p text:style-name="P4">
<draw:frame draw:style-name="fr1" draw:name="Image194" text:anchor-type="as-char" svg:width="6.9236in" svg:height="3.956343in" draw:z-index="0">
<draw:image xlink:href="../Images/yкринформ/2023-03-31T18-49-13-03-00/630_360_1680277588-691.jpg" xlink:type="simple" xlink:show="embed" xlink:actuate="onLoad" draw:mime-type="image/jpeg"/>
</draw:frame>
普京的宣言将战术核武器放在白俄罗斯的宣言直接分歧为联合宣言，不到两周前就签署了俄罗斯领导人Ikitai对不扩散的宣言，并降低了核战争的风险。</text:p>
      <text:p text:style-name="P4">
这是在联合国安理会安全委员会在美国副常设代表[]的星期五所说的。(https://www.ukrinform.ua/tag-oon)罗伯特伍德，乌克林通讯员报告。</text:p>
      <text:p text:style-name="P4">
“不到两周前普京总统与(头 -  ed。)CPRZ具有降低核战争风险的有效方法，并愤世嫉俗地声称“拥有核武器的国家应在国外维持此类武器，并带来核武器，部署，部署，”美国代表提醒。</text:p>
      <text:p text:style-name="P4">
<text:span text:style-name="T4">
另请阅读：</text:span>
 <text:a xlink:type="simple" xlink:href="https://www.ukrinform.ua/rubric-world/3690031-nerozpovsudzenna-adernoi-zbroi-zastupnica-genseka-oon-zaklikala-rosiu-dotrimuvatisa-dogovoru.html" text:style-name="Internet_20_link" text:visited-style-name="Visited_20_Internet_20_Link">
</text:a>
他强调说，不断忽略普京的合同，包括他的朋友，以及忽视乌克兰侵略率的战略稳定“是支持国际和平与安全的议程的风险。”</text:p>
      <text:p text:style-name="P4">
在这方面，伍德大使指出：“克里姆林宫正试图操纵核冲突，以帮助自己在违反联合国宪章的同时赢得针对乌克兰战争的战争。” 他还感到遗憾的是，安全理事会的一些成员在这种背景下仍然坚持政治上无视俄罗斯对乌克兰人民的侵略。 据他说，俄罗斯联邦，加剧冲突和和平的距离更有可能导致进一步侵犯。</text:p>
      <text:p text:style-name="P4">
伍德还强调，普京再次证明了世界对包括《联合国宪章》在内的国际法的忽视。 “俄罗斯的论点说这是潜在的部署(核武器 -  ed。)美国代表说，某种程度上是因为使用装甲弹药很有趣。”</text:p>
      <text:p text:style-name="P4">
但是，他说，现实是克里姆林宫根本不希望乌克兰能够捍卫自己免受俄罗斯坦克的侵害。 在这种情况下，美国代表们强调，如果俄罗斯的坦克不在乌克兰的主权领土上，俄罗斯坦克就不会受到约束力。“我们敦促俄罗斯修改我们的意图，以放置颤音者的核武器，并再次敦促俄罗斯联邦从乌克兰撤军。 俄罗斯应该停止围绕核武器的潜在使用升级的言论。”美国代表说。</text:p>
      <text:p text:style-name="P4">
他还敦促Lukashenko的政权阻止俄罗斯反乌克兰联合会的同谋。</text:p>
      <text:p text:style-name="P4">
<text:span text:style-name="T4">
另请阅读：</text:span>
 <text:a xlink:type="simple" xlink:href="https://www.ukrinform.ua/rubric-world/3689580-ssa-vveli-sankcii-proti-koordinatora-postavok-zbroi-v-rosiu-z-kndr.html" text:style-name="Internet_20_link" text:visited-style-name="Visited_20_Internet_20_Link">
</text:a>
正如乌克林福姆(Ukrinform)报道的那样，周五，联合国普京安全理事会的普京会议涉及在白俄罗斯的核武器。</text:p>
      <text:p text:style-name="P4">
News Source: <text:a xlink:type="simple" xlink:href="https://www.ukrinform.ua/rubric-world/3690038-putin-porusue-svou-obicanku-kitau-sodo-adernoi-zbroi-stati-v-oon.html" text:style-name="Internet_20_link" text:visited-style-name="Visited_20_Internet_20_Link">
https://www.ukrinform.ua/rubric-world/3690038-putin-porusue-svou-obicanku-kitau-sodo-adernoi-zbroi-stati-v-oon.html</text:a>
</text:p>
      <!--NEWS-->
      <text:h text:style-name="P10" text:outline-level="1">
<text:span text:style-name="T4">
立陶宛要求停止白俄罗斯核电</text:span>
</text:h>
      <text:p text:style-name="P4">
作者: Ukrinform (Person)</text:p>
      <text:p text:style-name="P4">
出版商: Укринформ (Organization)</text:p>
      <text:p text:style-name="P4">
出版时间: 2023-03-31T18:55:00+03:00</text:p>
      <text:p text:style-name="P4">
修改时间: 2023-03-31T18:55:00+03:00</text:p>
      <text:p text:style-name="P4">
描述: 立陶宛外交部发表了一份明斯克的记录，以立即停止距维尔纽斯50公里的核电站，以解决国际任务揭示的所有核安全问题。  - 乌克林。</text:p>
      <text:p text:style-name="P4">
图片: ["<text:a xlink:type="simple" xlink:href="https://static.ukrinform.com/photos/2023_03/thumb_files/630_360_1680278212-420.jpg" text:style-name="Internet_20_link" text:visited-style-name="Visited_20_Internet_20_Link">
630_360_16802...</text:a>
"]</text:p>
      <text:p text:style-name="P4">
标签: ['АЕС', 'білорусь', 'Литва']</text:p>
      <text:p text:style-name="P4">
类型: Article</text:p>
      <!--METADATA-->
      <text:p text:style-name="P4">
<draw:frame draw:style-name="fr1" draw:name="Image195" text:anchor-type="as-char" svg:width="6.9236in" svg:height="3.956343in" draw:z-index="0">
<draw:image xlink:href="../Images/yкринформ/2023-03-31T18-55-00-03-00/630_360_1680278212-420.jpg" xlink:type="simple" xlink:show="embed" xlink:actuate="onLoad" draw:mime-type="image/jpeg"/>
</draw:frame>
立陶宛外交部已发表了明斯克抗议的记录，要求阻止核电站的核电站(占据了50公里)，以解决国际地区揭示的所有核安全问题。</text:p>
      <text:p text:style-name="P4">
关于它报告了乌克林福姆，参考了立陶宛语<text:a xlink:type="simple" xlink:href="http://www.lrt.lt/ru/novosti/17/1952469/mid-litvy-zaiavil-minsku-protest-s-trebovaniem-ostanovit-belorusskuiu-aes" text:style-name="Internet_20_link" text:visited-style-name="Visited_20_Internet_20_Link">
</text:a>
。</text:p>
      <text:p text:style-name="P4">
“准备 <text:a xlink:type="simple" xlink:href="https://www.ukrinform.ua/tag-bilorus" text:style-name="Internet_20_link" text:visited-style-name="Visited_20_Internet_20_Link">
</text:a>
在推出第二能源阻止核电站之前，该核电站存在缺陷，隐藏了一系列事件和缺陷，俄罗斯总统威胁要在白俄罗斯放置核武器，谈到不负责任的行为</text:p>
      <text:p text:style-name="P4">
Bilaes项目仍然存在许多尚未解决的安全问题，例如异常和立陶宛人口的影响，安全文化和国际建议的实施，外交部。</text:p>
      <text:p text:style-name="P4">
根据立陶宛的情报，去年白俄罗斯和罗萨托姆在第一和第二个单位上采取了反应。去年4月，第一个比拉斯被停止进行计划维修，但在维修过程中发现的缺陷尚未报道。</text:p>
      <text:p text:style-name="P4">
外交部认为，即使在引入第二个动力部队之后，车站的技术缺陷也将是一个风险。</text:p>
      <text:p text:style-name="P4">
<text:span text:style-name="T4">
另请阅读：</text:span>
 <text:a xlink:type="simple" xlink:href="https://www.ukrinform.ua/rubric-world/3689828-lukasenko-zaaviv-so-rozmisenna-adernoi-zbroi-v-bilorusi-e-jogo-iniciativou.html" text:style-name="Internet_20_link" text:visited-style-name="Visited_20_Internet_20_Link">
</text:a>
第一个Bilaes反应堆建于2020年。 立陶宛是该电台和国际专家的站点之一，声称建筑严重违反了技术和环境标准。</text:p>
      <text:p text:style-name="P4">
<text:span text:style-name="T5">
foto：vida press</text:span>
</text:p>
      <text:p text:style-name="P4">
News Source: <text:a xlink:type="simple" xlink:href="https://www.ukrinform.ua/rubric-world/3690041-litva-vimagae-zupiniti-bilorusku-aes.html" text:style-name="Internet_20_link" text:visited-style-name="Visited_20_Internet_20_Link">
https://www.ukrinform.ua/rubric-world/3690041-litva-vimagae-zupiniti-bilorusku-aes.html</text:a>
</text:p>
      <!--NEWS-->
      <text:h text:style-name="P10" text:outline-level="1">
<text:span text:style-name="T4">
最激烈的战斗是在Bigorivka，Bakhmut，Avdiivka和Marinka</text:span>
</text:h>
      <text:p text:style-name="P4">
作者: Ukrinform (Person)</text:p>
      <text:p text:style-name="P4">
出版商: Укринформ (Organization)</text:p>
      <text:p text:style-name="P4">
出版时间: 2023-03-31T18:57:54+03:00</text:p>
      <text:p text:style-name="P4">
修改时间: 2023-03-31T18:57:54+03:00</text:p>
      <text:p text:style-name="P4">
描述: 俄罗斯军队将手集中在四个方向上，最激烈的是为Bigorivka，Bakhmut，Avdiivka和Marinka的战斗。  - 乌克林。</text:p>
      <text:p text:style-name="P4">
图片: ["<text:a xlink:type="simple" xlink:href="https://static.ukrinform.com/photos/2023_03/thumb_files/630_360_1679140260-730.jpg" text:style-name="Internet_20_link" text:visited-style-name="Visited_20_Internet_20_Link">
630_360_16791...</text:a>
"]</text:p>
      <text:p text:style-name="P4">
标签: ['Генштаб', 'ЗСУ', 'Війна з росією']</text:p>
      <text:p text:style-name="P4">
类型: Article</text:p>
      <!--METADATA-->
      <text:p text:style-name="P4">
<draw:frame draw:style-name="fr1" draw:name="Image196" text:anchor-type="as-char" svg:width="6.9236in" svg:height="3.956343in" draw:z-index="0">
<draw:image xlink:href="../Images/yкринформ/2023-03-31T18-57-54-03-00/630_360_1679140260-730.jpg" xlink:type="simple" xlink:show="embed" xlink:actuate="onLoad" draw:mime-type="image/jpeg"/>
</draw:frame>
Ruskivskaya专注于领导进攻四个方向，最激烈的是与Bigorivka，Bakhmut，Avdiivka和Marinka的战斗。</text:p>
      <text:p text:style-name="P4">
乌克兰武装部队的总参谋部在[]中报道了这一点(http://www.facebook.com/GeneralStaff.ua/posts/pfbid02ZYpcMJzGe2SnzeuGHtFEFNZdd8poP5ETtoFiGLHEZKHspVEKRARYy1BWyn64yQExl)乌克林福姆报告说，截至3月31日星期五的18:00发布了及时的信息。</text:p>
      <text:p text:style-name="P4">
正如所指出的那样，入侵者继续集中在莱曼(Lyman)，巴赫穆特(Bakhmut)，阿夫迪夫斯基·塔玛林(Avdiivsky Tamarin)方向上的进攻行动的基本努力。 在当前，乌克兰国防军部队选择了30多次敌人袭击。</text:p>
      <text:p text:style-name="P4">
乌克兰航空每天在俄罗斯军队的人员和军事装备折旧领域赢得了六杆。</text:p>
      <text:p text:style-name="P4">
就导弹部队和炮兵部队的部队而言，就敌人的活力，武器和军事装备，折叠和润滑剂，两个防空导弹综合大楼，炮兵部队，处于射击位置的炮兵部队，袭击了第十八区，武器，武器和军事装备，两名炮兵和润滑油。 ，以及无线电电子战。</text:p>
      <text:p text:style-name="P4">
俄罗斯军队在白天进行了五枚导弹和12次航空罢工，以及20多个火箭发射器的炮击。</text:p>
      <text:p text:style-name="P4">
总参谋部说：“没有在战场上取得理想的结果，敌人继续愤世嫉俗地恐吓我们国家的平民。”</text:p>
      <text:p text:style-name="P4">
特别是，在3月31日，弹道导弹，俄罗斯军队在Zaporozhye和乌克兰其他定居点的民用遗址上袭击了下一个情绪。 敌人还涉及六架冲击无人机，例如Shahaned-136，用于航空罢工 - 所有人都被国防军摧毁。</text:p>
      <text:p text:style-name="P4">
进一步的导弹和乌克兰射击的航空袭击的可能性仍然很高。</text:p>
      <text:p text:style-name="P4">
在_ <text:span text:style-name="T4">
 volyn，polissya，Siversky和Slobozhansky的方向</text:span>
 _ <text:span text:style-name="T5">
 _ </text:span>
 _ _ _ _尚未发生重大变化。 对战斗训练对白俄罗斯共和国武装部队特种作战部队部队的训练有所增加。</text:p>
      <text:p text:style-name="P4">
同时，上述政治领导<text:a xlink:type="simple" xlink:href="https://www.ukrinform.ua/tag-bilorus" text:style-name="Internet_20_link" text:visited-style-name="Visited_20_Internet_20_Link">
</text:a>
继续支持俄罗斯的侵略，使敌人空气简单领域。 白俄罗斯垃圾填埋场继续为俄罗斯联邦武装部队的大学做好准备，但没有确定敌人进攻性团体的迹象。From enemy shelling during the day, Baranivka of Chernihiv region, Sosnovka, Volfine, Kindrativka, Novomykolaivka, Popivka and Alexandrovkum region, as well as veterinary, hoptovka, shooter, deep, barrel and builders of Kharkiv region were suffering from enemy shelling during the day 。</text:p>
      <text:p text:style-name="P4">
<text:span text:style-name="T4">
另请阅读：</text:span>
 <text:a xlink:type="simple" xlink:href="https://www.ukrinform.ua/rubric-ato/3689794-britanska-rozvidka-povidomila-skilki-sistem-zoopark1m-vtratila-rf-v-ukraini.html" text:style-name="Internet_20_link" text:visited-style-name="Visited_20_Internet_20_Link">
</text:a>
在_ <text:span text:style-name="T4">
 kupyansk方向</text:span>
 _ _俄罗斯军队的罢工是Kamianka，Figolivka，Sinkivka和Kharkiv地区的淀粉，以及Novoselovsk Luhansk地区。</text:p>
      <text:p text:style-name="P4">
在_ <text:span text:style-name="T4">
 liman方向</text:span>
 _ _白天，俄罗斯人在Makeevka，Kreminna，Dibrovy和Bigorevka以及Raffrobryansky Forestry附近进行了连续的连续行动。 敌方炮兵的打击遭受了内维斯科(Nevskoye)，迪布罗瓦(Dibrova)和卢汉斯克(Luhansk)地区的比格里瓦卡(Bigorivka)以及有争议的顿涅茨克地区。</text:p>
      <text:p text:style-name="P4">
在_ <text:span text:style-name="T4">
 bakhmut方向</text:span>
 _ _ _俄罗斯军队不会停止冲进Citybakhmut，试图将其完全控制。 白天，敌人被Poorikhovo-vasylivtsi，Novomarkov，Grigorivka，Bakhmut，Ivanovsky，Pazarivka和Mayorsk Donetsk地区击败。</text:p>
      <text:p text:style-name="P4">
<text:span text:style-name="T4">
另请阅读：</text:span>
 <text:a xlink:type="simple" xlink:href="https://www.ukrinform.ua/rubric-ato/3689796-u-bahmuti-vorog-pisov-na-princip-i-pidnav-stavki-malar.html" text:style-name="Internet_20_link" text:visited-style-name="Visited_20_Internet_20_Link">
</text:a>
在_ <text:span text:style-name="T4">
 Avdiivsky和Marinsky的方向上</text:span>
 _ _侵略者在Novobakhmutivka，Avdiivka和Pervomaisky附近率领以下情况，但他们没有成功。也向Steppe，Tonenko，Tonenko，Marinka和Novomikhailivka Donetsk地区开枪。</text:p>
      <text:p text:style-name="P4">
在<text:span text:style-name="T4">
 _ <text:span text:style-name="T5">
挖掘方向</text:span>
 </text:span>
白天，俄罗斯人积极地用于调整炮兵消防人，撞击了干衣机，煤炭，Veliky Novosilka，Krasnogorivka和Novosilka Donetsk地区。</text:p>
      <text:p text:style-name="P4">
在_ <text:span text:style-name="T4">
 Zaporizhzhya和Kherson方向</text:span>
 _ X的俄罗斯联邦活动并不活跃，改善了防御力的国防边界和位置。Taspinogorsk，Zaporizhzhia地区以及Kherson。</text:p>
      <text:p text:style-name="P4">
<text:span text:style-name="T4">
另请阅读：</text:span>
 <text:a xlink:type="simple" xlink:href="https://www.ukrinform.ua/rubric-ato/3688195-pat-broneavtomobiliv-z-vijskovimi-rf-ne-doihali-do-zoni-bojovih-dij-rozvidka.html" text:style-name="Internet_20_link" text:visited-style-name="Visited_20_Internet_20_Link">
</text:a>
据总裁称，俄罗斯军队人员逃离部队和军事部队的逃脱案件的趋势仍在继续。正如乌克林福姆报道的那样，3月31日晚上，俄罗斯军队通过Shahhed-136/131的罢工无人机袭击了乌克兰。 还记录了另外五个进球，可能是气球。</text:p>
      <text:p text:style-name="P4">
十架敌人中有9架被国防军摧毁。</text:p>
      <text:p text:style-name="P4">
News Source: <text:a xlink:type="simple" xlink:href="https://www.ukrinform.ua/rubric-ato/3690042-najzapeklisi-boi-tocatsa-za-bilogorivku-bahmut-avdiivku-ta-marinku.html" text:style-name="Internet_20_link" text:visited-style-name="Visited_20_Internet_20_Link">
https://www.ukrinform.ua/rubric-ato/3690042-najzapeklisi-boi-tocatsa-za-bilogorivku-bahmut-avdiivku-ta-marinku.html</text:a>
</text:p>
      <!--NEWS-->
      <text:h text:style-name="P10" text:outline-level="1">
<text:span text:style-name="T4">
Zelensky会见了Sanda-谈论了制裁，特殊法庭和局势</text:span>
</text:h>
      <text:p text:style-name="P4">
作者: Ukrinform (Person)</text:p>
      <text:p text:style-name="P4">
出版商: Укринформ (Organization)</text:p>
      <text:p text:style-name="P4">
出版时间: 2023-03-31T18:59:00+03:00</text:p>
      <text:p text:style-name="P4">
修改时间: 2023-03-31T18:59:00+03:00</text:p>
      <text:p text:style-name="P4">
描述: 沃迪米尔·泽伦斯基（Volodymyr Zelensky）总统与摩尔多瓦（Moldova）负责人讨论了，我有合作问题来抵消俄罗斯联邦的威胁，并告知了前线情况。  - 乌克林。</text:p>
      <text:p text:style-name="P4">
图片: ["<text:a xlink:type="simple" xlink:href="https://static.ukrinform.com/photos/2023_03/thumb_files/630_360_1680278576-907.jpeg" text:style-name="Internet_20_link" text:visited-style-name="Visited_20_Internet_20_Link">
630_360_16802...</text:a>
", "<text:a xlink:type="simple" xlink:href="https://static.ukrinform.com/photos/2023_03/1680278575-280.jpeg" text:style-name="Internet_20_link" text:visited-style-name="Visited_20_Internet_20_Link">
1680278575-28...</text:a>
", "<text:a xlink:type="simple" xlink:href="https://static.ukrinform.com/photos/2023_03/1680278576-824.jpeg" text:style-name="Internet_20_link" text:visited-style-name="Visited_20_Internet_20_Link">
1680278576-82...</text:a>
"]</text:p>
      <text:p text:style-name="P4">
标签: ['Молдова', 'Зеленський', 'Санду', 'Війна з росією']</text:p>
      <text:p text:style-name="P4">
类型: Article</text:p>
      <!--METADATA-->
      <text:p text:style-name="P4">
<draw:frame draw:style-name="fr1" draw:name="Image197" text:anchor-type="as-char" svg:width="6.9236in" svg:height="3.956343in" draw:z-index="0">
<draw:image xlink:href="../Images/yкринформ/2023-03-31T18-59-00-03-00/630_360_1680278576-907.jpeg" xlink:type="simple" xlink:show="embed" xlink:actuate="onLoad" draw:mime-type="image/jpeg"/>
</draw:frame>
总统的洛尔迪尔·泽伦斯基(Lordir Zelensky)与摩尔多瓦(Moldova)负责人讨论了，我有一个桑多(Sandu)的问题来打击俄罗斯联邦的威胁，并告知了前线情况。</text:p>
      <text:p text:style-name="P4">
关于它报告<text:a xlink:type="simple" xlink:href="https://www.president.gov.ua/news/prezident-ukrayini-proviv-zustrich-iz-prezidentom-moldovi-81997" text:style-name="Internet_20_link" text:visited-style-name="Visited_20_Internet_20_Link">
</text:a>
，报道乌克林福姆。</text:p>
      <text:p text:style-name="P4">
Zelensky指出，摩尔多瓦与俄罗斯侵略的乌克兰人民团结起来的重要性，该人继续进行，并强调建立并继续竭尽所能，以发展我们国家之间友好和紧密的关系。</text:p>
      <text:p text:style-name="P4">
<draw:frame draw:style-name="fr1" draw:name="Image198" text:anchor-type="as-char" svg:width="6.9236in" svg:height="4.604691in" draw:z-index="0">
<draw:image xlink:href="../Images/yкринформ/2023-03-31T18-59-00-03-00/1680278575-280.jpeg" xlink:type="simple" xlink:show="embed" xlink:actuate="onLoad" draw:mime-type="image/jpeg"/>
</draw:frame>
他称赞摩尔多瓦一侧的信号，以支持乌克兰俄罗斯俄罗斯入侵者摩尔多瓦受害者总统的坦维维德术。</text:p>
      <text:p text:style-name="P4">
乌克兰国家负责人向一位同事通报了前面的情况。</text:p>
      <text:p text:style-name="P4">
根据OU的说法，领导人表示准备在俄罗斯的挑战中提高合作，并就需要对莫斯科施加更好的制裁压力的看法。</text:p>
      <text:p text:style-name="P4">
<text:span text:style-name="T4">
另请阅读：</text:span>
 <text:a xlink:type="simple" xlink:href="https://www.ukrinform.ua/rubric-ato/3690003-zelenskij-ta-inozemni-lideri-vidvidali-u-buci-vulicu-vokzalnu-de-bula-znisena-kolona-tehniki-rf.html" text:style-name="Internet_20_link" text:visited-style-name="Visited_20_Internet_20_Link">
</text:a>
Zelensky和Sandu讨论了双边交叉的局部问题。</text:p>
      <text:p text:style-name="P4">
同时，乌克兰总统祝贺运输基础设施发展的联合进展，包括将摩尔多瓦敖德萨地区与新铁路走廊与联合边境和海关控制的新联系。</text:p>
      <text:p text:style-name="P4">
双方还积极地指出了两国各个部门的工作，旨在提高个人边防人员的能力。</text:p>
      <text:p text:style-name="P4">
<draw:frame draw:style-name="fr1" draw:name="Image199" text:anchor-type="as-char" svg:width="6.9236in" svg:height="4.617948in" draw:z-index="0">
<draw:image xlink:href="../Images/yкринформ/2023-03-31T18-59-00-03-00/1680278576-824.jpeg" xlink:type="simple" xlink:show="embed" xlink:actuate="onLoad" draw:mime-type="image/jpeg"/>
</draw:frame>
特别注意建立针对乌克兰侵略的特别法庭。</text:p>
      <text:p text:style-name="P4">
<text:span text:style-name="T4">
另请阅读：</text:span>
 <text:a xlink:type="simple" xlink:href="https://www.ukrinform.ua/rubric-polytics/3689953-formula-miru-ta-vidbudova-zelenskij-proviv-zustric-iz-premerom-slovaccini.html" text:style-name="Internet_20_link" text:visited-style-name="Visited_20_Internet_20_Link">
</text:a>
乌克兰和摩尔多瓦总统还通过欧洲一体化讨论了两个州的进步和进一步前景。</text:p>
      <text:p text:style-name="P4">
在会议期间<text:a xlink:type="simple" xlink:href="https://www.ukrinform.ua/tag-zelenskij" text:style-name="Internet_20_link" text:visited-style-name="Visited_20_Internet_20_Link">
</text:a>
他对科莫尔多夫一方的感谢表示，国家议会决定将乌克兰人民的种族灭绝行为承认乌克兰的声音。乌克兰沃迪米尔·泽伦斯基总统以及克罗地亚共和国共和国总理安德烈·普伦科维奇(Andrei Plenkovich)，斯洛伐克总理，斯洛文尼亚莱·戈洛布(Slovenialai Golob)总理摩尔多瓦·桑杜(Moldova May Sandu)的代表参加了庆祝活动。</text:p>
      <text:p text:style-name="P4">
_foto：op _</text:p>
      <text:p text:style-name="P4">
News Source: <text:a xlink:type="simple" xlink:href="https://www.ukrinform.ua/rubric-polytics/3690045-zelenskij-zustrivsa-iz-sandu-govorili-pro-sankcii-spectribunal-i-situaciu-na-fronti.html" text:style-name="Internet_20_link" text:visited-style-name="Visited_20_Internet_20_Link">
https://www.ukrinform.ua/rubric-polytics/3690045-zelenskij-zustrivsa-iz-sandu-govorili-pro-sankcii-spectribunal-i-situaciu-na-fronti.html</text:a>
</text:p>
      <!--NEWS-->
      <text:h text:style-name="P10" text:outline-level="1">
<text:span text:style-name="T4">
在立陶宛，北约崛起的公牛的训练开始</text:span>
</text:h>
      <text:p text:style-name="P4">
作者: Ukrinform (Person)</text:p>
      <text:p text:style-name="P4">
出版商: Укринформ (Organization)</text:p>
      <text:p text:style-name="P4">
出版时间: 2023-03-31T19:04:00+03:00</text:p>
      <text:p text:style-name="P4">
修改时间: 2023-03-31T19:04:00+03:00</text:p>
      <text:p text:style-name="P4">
描述: 驻留在立陶宛的北约部队开始上升公牛的为期12天的训练，在此期间，北约盟国将进行防守和进攻性行动。  - 乌克林。</text:p>
      <text:p text:style-name="P4">
图片: ["<text:a xlink:type="simple" xlink:href="https://static.ukrinform.com/photos/2023_03/thumb_files/630_360_1680278305-857.jpg" text:style-name="Internet_20_link" text:visited-style-name="Visited_20_Internet_20_Link">
630_360_16802...</text:a>
"]</text:p>
      <text:p text:style-name="P4">
标签: ['Литва', 'НАТО', 'Військові навчання']</text:p>
      <text:p text:style-name="P4">
类型: Article</text:p>
      <!--METADATA-->
      <text:p text:style-name="P4">
<draw:frame draw:style-name="fr1" draw:name="Image200" text:anchor-type="as-char" svg:width="6.9236in" svg:height="3.956343in" draw:z-index="0">
<draw:image xlink:href="../Images/yкринформ/2023-03-31T19-04-00-03-00/630_360_1680278305-857.jpg" xlink:type="simple" xlink:show="embed" xlink:actuate="onLoad" draw:mime-type="image/jpeg"/>
</draw:frame>
驻留在立陶宛的北约部队开始了为期12天的崛起布尔的为期12天的练习，在此期间，北约盟国将以防御性和进攻性训练。</text:p>
      <text:p text:style-name="P4">
关于它报告了乌克林福姆，参考了立陶宛广播公司<text:a xlink:type="simple" xlink:href="https://www.lrt.lt/ru/novosti/17/1952329/nachinaiutsia-ucheniia-sil-nato-v-litve-po-dorogam-budet-peredvigat-sia-voennaia-tekhnika" text:style-name="Internet_20_link" text:visited-style-name="Visited_20_Internet_20_Link">
</text:a>
周六，运动和军事设备的参与者将从Uionava区的袖子中移动(北约基地在哪里)在练习的地点 - 施甘珍科区的多边形锡尔夫斯拉斯Zhukauskas。 4月11日，军事装备将返回。 官兵将伴随着专栏的连接。</text:p>
      <text:p text:style-name="P4">
总的来说<text:a xlink:type="simple" xlink:href="https://www.ukrinform.ua/tag-vijskovi-navcanna" text:style-name="Internet_20_link" text:visited-style-name="Visited_20_Internet_20_Link">
</text:a>
将涉及1.3,000。 军人和250个军事装备。</text:p>
      <text:p text:style-name="P4">
崛起的公牛训练是为了为未来的铁狼2023-1的未来学者做准备，这是一些年度最大的立陶宛释放部队。</text:p>
      <text:p text:style-name="P4">
<text:span text:style-name="T4">
另请阅读：</text:span>
 <text:a xlink:type="simple" xlink:href="https://www.ukrinform.ua/rubric-world/3688001-moldova-rozpocala-spilni-zi-ssa-j-britanieu-vijskovi-navcanna.html" text:style-name="Internet_20_link" text:visited-style-name="Visited_20_Internet_20_Link">
</text:a>
在练习过程中，北约的基于高级的战斗小组和Waidotas王子步兵步兵旅Gelezinis Vilkas(“铁狼”)他们将根据“部队”原则进行训练。</text:p>
      <text:p text:style-name="P4">
正如乌克林福姆报道的<text:a xlink:type="simple" xlink:href="https://www.ukrinform.ua/rubric-world/3686809-polsa-iz-souznikami-provede-vijskovi-navcanna-poblizu-kordoniv-rosii.html" text:style-name="Internet_20_link" text:visited-style-name="Visited_20_Internet_20_Link">
</text:a>
s</text:p>
      <text:p text:style-name="P4">
<text:span text:style-name="T5">
foto：siklosihirek.hu</text:span>
</text:p>
      <text:p text:style-name="P4">
News Source: <text:a xlink:type="simple" xlink:href="https://www.ukrinform.ua/rubric-world/3690044-u-litvi-pocinautsa-navcanna-sil-nato-rising-bull.html" text:style-name="Internet_20_link" text:visited-style-name="Visited_20_Internet_20_Link">
https://www.ukrinform.ua/rubric-world/3690044-u-litvi-pocinautsa-navcanna-sil-nato-rising-bull.html</text:a>
</text:p>
      <!--NEWS-->
      <text:h text:style-name="P10" text:outline-level="1">
<text:span text:style-name="T4">
十名国防军旅从欧洲和美国获得了慈善家的SUV</text:span>
</text:h>
      <text:p text:style-name="P4">
作者: Ukrinform (Person)</text:p>
      <text:p text:style-name="P4">
出版商: Укринформ (Organization)</text:p>
      <text:p text:style-name="P4">
出版时间: 2023-03-31T19:14:00+03:00</text:p>
      <text:p text:style-name="P4">
修改时间: 2023-03-31T19:14:00+03:00</text:p>
      <text:p text:style-name="P4">
描述: 在基辅地区，将13辆汽车转移到国防军旅的需求中，国防军旅的需求是以来自约10个欧盟国家和美国的普通公民为代价的。  - 乌克林。</text:p>
      <text:p text:style-name="P4">
图片: ["<text:a xlink:type="simple" xlink:href="https://static.ukrinform.com/photos/2023_03/thumb_files/630_360_1680278543-3648.jpeg" text:style-name="Internet_20_link" text:visited-style-name="Visited_20_Internet_20_Link">
630_360_16802...</text:a>
"]</text:p>
      <text:p text:style-name="P4">
标签: ['Автомобіль', 'ЗСУ', 'допомога']</text:p>
      <text:p text:style-name="P4">
类型: Article</text:p>
      <!--METADATA-->
      <text:p text:style-name="P4">
<draw:frame draw:style-name="fr1" draw:name="Image201" text:anchor-type="as-char" svg:width="6.9236in" svg:height="3.956343in" draw:z-index="0">
<draw:image xlink:href="../Images/yкринформ/2023-03-31T19-14-00-03-00/630_360_1680278543-3648.jpeg" xlink:type="simple" xlink:show="embed" xlink:actuate="onLoad" draw:mime-type="image/jpeg"/>
</draw:frame>
Naikiv地区已将13辆汽车转移到国防军旅的需求下，这些汽车是由约有10个欧盟国家和美国的普通公民付出的。</text:p>
      <text:p text:style-name="P4">
特别是，这次，SUV收到了“医院”，“ Kraken”，“ Davinchi的狼”和另外7个国防军旅。</text:p>
      <text:p text:style-name="P4">
该活动的主要组织者是HELP9999999999999999999999999999999999999999999999999999999999999999. 自2018年以来，他一直在乌克兰初创企业中获得Vininvest，并鼓励欧洲的泰米他士合作伙伴发现乌克兰人才。 为此，他开设了Lift9999的共同工作，并建立了一个对乌克兰初创企业 - 企业家精神消毒的平台，在那里经常有积极资助乌克兰团队的投资者。</text:p>
      <text:p text:style-name="P4">
<text:a xlink:type="simple" xlink:href="https://static.ukrinform.com/photos/2023_03/1680278544-6795.jpeg" text:style-name="Internet_20_link" text:visited-style-name="Visited_20_Internet_20_Link">
</text:a>
 <text:a xlink:type="simple" xlink:href="https://static.ukrinform.com/photos/2023_03/1680278542-3582.jpeg" text:style-name="Internet_20_link" text:visited-style-name="Visited_20_Internet_20_Link">
</text:a>
 <text:a xlink:type="simple" xlink:href="https://static.ukrinform.com/photos/2023_03/1680278542-8724.jpeg" text:style-name="Internet_20_link" text:visited-style-name="Visited_20_Internet_20_Link">
</text:a>
 <text:a xlink:type="simple" xlink:href="https://static.ukrinform.com/photos/2023_03/1680278542-9448.jpeg" text:style-name="Internet_20_link" text:visited-style-name="Visited_20_Internet_20_Link">
</text:a>
 <text:a xlink:type="simple" xlink:href="https://static.ukrinform.com/photos/2023_03/1680278542-4938.jpeg" text:style-name="Internet_20_link" text:visited-style-name="Visited_20_Internet_20_Link">
</text:a>
 <text:a xlink:type="simple" xlink:href="https://static.ukrinform.com/photos/2023_03/1680278542-2475.jpeg" text:style-name="Internet_20_link" text:visited-style-name="Visited_20_Internet_20_Link">
</text:a>
 <text:a xlink:type="simple" xlink:href="https://static.ukrinform.com/photos/2023_03/1680278542-6579.jpeg" text:style-name="Internet_20_link" text:visited-style-name="Visited_20_Internet_20_Link">
</text:a>
 <text:a xlink:type="simple" xlink:href="https://static.ukrinform.com/photos/2023_03/1680278543-3648.jpeg" text:style-name="Internet_20_link" text:visited-style-name="Visited_20_Internet_20_Link">
</text:a>
 <text:a xlink:type="simple" xlink:href="https://static.ukrinform.com/photos/2023_03/1680278543-9827.jpeg" text:style-name="Internet_20_link" text:visited-style-name="Visited_20_Internet_20_Link">
</text:a>
 <text:a xlink:type="simple" xlink:href="https://static.ukrinform.com/photos/2023_03/1680278543-5644.jpeg" text:style-name="Internet_20_link" text:visited-style-name="Visited_20_Internet_20_Link">
</text:a>
 <text:a xlink:type="simple" xlink:href="https://static.ukrinform.com/photos/2023_03/1680278543-8683.jpeg" text:style-name="Internet_20_link" text:visited-style-name="Visited_20_Internet_20_Link">
</text:a>
 <text:a xlink:type="simple" xlink:href="https://static.ukrinform.com/photos/2023_03/1680278543-2454.jpeg" text:style-name="Internet_20_link" text:visited-style-name="Visited_20_Internet_20_Link">
</text:a>
 <text:a xlink:type="simple" xlink:href="https://static.ukrinform.com/photos/2023_03/1680278543-8148.jpeg" text:style-name="Internet_20_link" text:visited-style-name="Visited_20_Internet_20_Link">
</text:a>
正如活动期间所指出的那样，从对Lift99命令的全面入侵开始，就将自己的任务设定为使用乌克兰胜利的所有可用资源。 那些在和平时期的投资者开始在乌克兰军队中创办资金，并购买了160多个SUV，70次无人机，37个发电机和大量其他军事和民用机构，用于70个军事部队。<text:span text:style-name="T4">
另请阅读：</text:span>
 <text:a xlink:type="simple" xlink:href="https://www.ukrinform.ua/rubric-ato/3687076-polski-lisivniki-peredali-ukrainskim-vijskovim-24-pozaslahoviki-ta-20-generatoriv.html" text:style-name="Internet_20_link" text:visited-style-name="Visited_20_Internet_20_Link">
</text:a>
69个抢劫旅慈善基金会的经理尼基塔·蒂利里克(Nikita Tylyurik)指出，如果没有来自世界各地的永久公民的参与，对乌克兰军队的慈善援助将是不可能的。</text:p>
      <text:p text:style-name="P4">
“我为普通百姓帮助我们而感到自豪。 也就是说，我们经常这样做，我们宣布一辆汽车的收藏品，来自爱沙尼亚，芬兰和其他国家的人们将被添加，并为此车队收集。 在两周内，我们设法筹集了资金。 欧洲人非常理解这是他们自由的战争，因此他们真正的帮助。” Tsylyurik说，并补充说，SUV是从弗兰克，芬兰，爱沙尼亚拿走的。 他还补充说，有许多初创公司分配了大量的钱来购买具有特定团队或特定特殊部门的汽车。</text:p>
      <text:p text:style-name="P4">
他回答了如何提供这种援助的团队，他指出，这是一个普通的人际关系问题，互相舔了舔他们的需求。 不幸的是，并非所有需求都可以立即满足，但是志愿者试图在最需要的地方提供帮助。</text:p>
      <text:p text:style-name="P4">
Lift99 Ragnar Sass的所有者在回答乌克林福称欧洲人所谓的“疲劳”的问题上强调，这位俄罗斯海军与现实无关，当前的事件是最好的确认。</text:p>
      <text:p text:style-name="P4">
<text:span text:style-name="T4">
另请阅读：</text:span>
 <text:a xlink:type="simple" xlink:href="https://www.ukrinform.ua/rubric-uarazom/3673158-blagodijniki-peredali-pozaslahoviki-dla-vidnovlenna-nacionalnoi-sistemi-medicini-katastrof.html" text:style-name="Internet_20_link" text:visited-style-name="Visited_20_Internet_20_Link">
</text:a>
“当然，波罗的海国家 - 拉脱维亚，立陶宛，爱沙尼亚 - 总是会提供帮助，但许多国家的代表加入了车队。 因为公民认为也许他们的政府做得不够，这是我们的普遍，我们将支持乌克兰赢得胜利。”萨斯保证。</text:p>
      <text:p text:style-name="P4">
目前，已经在10个国家 /地区筹集了13辆SUV：爱沙尼亚，拉脱维亚，瑞典，芬兰，加拿大，美国，澳大利亚，德国，比利时tukraine。 此外，该活动的参与者在其他国家培养了，因此几乎所有欧盟国家的公民都参与了乌克兰捍卫者的需求收集。根据活动的组织者的说法，在乌克兰开车的汽车司机是投资大量购买的人。 是的，其中一位驱动程序是爱沙尼亚统一螺栓的创始人(Zoing公司超过10亿美元)70岁的比利时资深莫尔皮奇马丁·威尔(Martin Will)，对其他独角兽的更高管理(Veriff，Pipedrive)以及发展的创始人。</text:p>
      <text:p text:style-name="P4">
正如乌克林福姆(Ukrinform)报道的，3月21日<text:a xlink:type="simple" xlink:href="https://www.ukrinform.ua/rubric-ato/3685581-svedski-volonteri-peredali-sturmovij-brigadi-lut-specializovani-avto.html" text:style-name="Internet_20_link" text:visited-style-name="Visited_20_Internet_20_Link">
</text:a>
。 此外，志愿者从德国开车到Zaporizhhya 8车辆，该车辆将被转移到军队前。</text:p>
      <text:p text:style-name="P4">
News Source: <text:a xlink:type="simple" xlink:href="https://www.ukrinform.ua/rubric-ato/3690049-desat-brigad-sil-oboroni-otrimali-pozaslahoviki-vid-blagodijnikiv-z-evropi-ta-ssa.html" text:style-name="Internet_20_link" text:visited-style-name="Visited_20_Internet_20_Link">
https://www.ukrinform.ua/rubric-ato/3690049-desat-brigad-sil-oboroni-otrimali-pozaslahoviki-vid-blagodijnikiv-z-evropi-ta-ssa.html</text:a>
</text:p>
      <!--NEWS-->
      <text:h text:style-name="P10" text:outline-level="1">
<text:span text:style-name="T4">
德国代表敦促乌克兰支持马歇尔计划</text:span>
</text:h>
      <text:p text:style-name="P4">
作者: Ukrinform (Person)</text:p>
      <text:p text:style-name="P4">
出版商: Укринформ (Organization)</text:p>
      <text:p text:style-name="P4">
出版时间: 2023-03-31T19:21:40+03:00</text:p>
      <text:p text:style-name="P4">
修改时间: 2023-03-31T19:21:40+03:00</text:p>
      <text:p text:style-name="P4">
描述: 大多数政府代表认为，在1940年代末对阵乌克兰的战后恢复经验是适当的，这受到俄罗斯战争的严重影响。  - 乌克林。</text:p>
      <text:p text:style-name="P4">
图片: ["<text:a xlink:type="simple" xlink:href="https://static.ukrinform.com/photos/2021_07/thumb_files/630_360_1627644191-104.jpg" text:style-name="Internet_20_link" text:visited-style-name="Visited_20_Internet_20_Link">
630_360_16276...</text:a>
"]</text:p>
      <text:p text:style-name="P4">
标签: ['Бундестаг', 'Німеччина', 'План Маршалла']</text:p>
      <text:p text:style-name="P4">
类型: Article</text:p>
      <!--METADATA-->
      <text:p text:style-name="P4">
<draw:frame draw:style-name="fr1" draw:name="Image202" text:anchor-type="as-char" svg:width="6.9236in" svg:height="3.956343in" draw:z-index="0">
<draw:image xlink:href="../Images/yкринформ/2023-03-31T19-21-40-03-00/630_360_1627644191-104.jpg" xlink:type="simple" xlink:show="embed" xlink:actuate="onLoad" draw:mime-type="image/jpeg"/>
</draw:frame>
联邦政府的大多数代表被认为是在1940年代末对欧洲恢复欧洲对乌克兰的恢复经验的适当使用的，欧洲对乌克兰受到严重影响。</text:p>
      <text:p text:style-name="P4">
乌克利福通讯员的报告中，在3月31日的一次会议上讨论了这一点，该会议旨在庆祝马歇尔(Marshall)成立75周年。</text:p>
      <text:p text:style-name="P4">
为了支持乌克兰今天采取类似计划，努力成为欧盟的法定和宪法成员，正确的联盟和最大的反对派的当事方是保守派。</text:p>
      <text:p text:style-name="P4">
“马歇尔计划的思想如今一如既往地相关，无处可比乌克兰的支持。 我们无法拒绝我们攻击的国家的帮助。 这不仅是我们的历史责任，而且是我们自己的利益，以保护我们自己的安全和自尊。” Agnieszka Brugger特别是(联盟90/“绿色”).</text:p>
      <text:p text:style-name="P4">
« <text:a xlink:type="simple" xlink:href="https://www.ukrinform.ua/tag-nimeccina" text:style-name="Internet_20_link" text:visited-style-name="Visited_20_Internet_20_Link">
 </text:a>
与美国，欧盟和加拿大的美国，有必要支持乌克兰 - 军事，人道主义，财务 - 乌克兰人民实际上赢得了这场生存斗争，”迈克尔·乔治·林克(Michael Georg Link)从自由民主党派系中说。</text:p>
      <text:p text:style-name="P4">
社会民主党人迈克尔·罗特(Michael Rot)说：“我们必须以民主和主权国家为乌克兰做一切，而对于这一战争，乌克兰是胜利的高度。 为此，我们现在必须为乌克兰准备一架新的马歇尔飞机。 战争结束后，乌克兰需要可靠的安全保证，也许是北约会员资格。”</text:p>
      <text:p text:style-name="P4">
他的一名成员Metin Gakverdi补充说，如果在上个世纪中叶“今天帮助每个人 - 每个人都帮助一个人”。</text:p>
      <text:p text:style-name="P4">
CDU/CSU Johann David Vadeful反对派的代表引起了Nate的关注，即在美国的帮助下，德国目前是世界第四经济体。 这种援助也有助于欧洲的进一步统一。 取而代之的是，苏联不仅为被占领的异性恋的经济增长做出了贡献，而且还为“去世界化”，他驱使人们在独裁统治的框架内，并发布了自由移动的机会。 捷克斯洛伐克和匈牙利有兴趣成为当时美国的帮助的获得者，并以威胁予以禁止。 这位政客说：“我们需要欧洲马歇尔计划2.0，”强调德国应该成为其一部分。第一个呼吁联邦政府与欧洲跨大西洋民间伙伴一起开始准备“乌克兰乌克兰”多边捐助者协调平台的马歇尔计划，该平台旨在支持乌克兰的重建和建立联盟的途中。</text:p>
      <text:p text:style-name="P4">
CDU/CSU副集团呼吁联邦政府与塔普特人合作，制定马歇尔乌克兰计划的制定，该计划基于美国马歇尔的科学模型。 代表们说，他应该将措施与长期竞争力与和平的激励措施相结合。 议会强调，乌克兰需要为防御俄罗斯侵略的所有部队提供支持。肥胖的武器应尽快到达乌克兰，根据保守派文件，现有的蚂蚁症制裁得到加强，必须记录并迫害军事犯罪。</text:p>
      <text:p text:style-name="P4">
<text:span text:style-name="T4">
另请阅读：</text:span>
 <text:a xlink:type="simple" xlink:href="https://www.ukrinform.ua/rubric-polytics/3674724-smigal-nazvav-vidbudovu-osnovnim-zavdannam-pisla-peremogi.html" text:style-name="Internet_20_link" text:visited-style-name="Visited_20_Internet_20_Link">
</text:a>
回想一下，1947年由美国国务卿乔治·K·马歇尔(George K.</text:p>
      <text:p text:style-name="P4">
News Source: <text:a xlink:type="simple" xlink:href="https://www.ukrinform.ua/rubric-world/3690050-nimecki-deputati-zaklikaut-pidtrimati-ukrainu-planom-marsalla.html" text:style-name="Internet_20_link" text:visited-style-name="Visited_20_Internet_20_Link">
https://www.ukrinform.ua/rubric-world/3690050-nimecki-deputati-zaklikaut-pidtrimati-ukrainu-planom-marsalla.html</text:a>
</text:p>
      <!--NEWS-->
      <text:h text:style-name="P10" text:outline-level="1">
<text:span text:style-name="T4">
Zelensky与克罗地亚的首映式讨论了武装部队的需求和战后重建乌克兰</text:span>
</text:h>
      <text:p text:style-name="P4">
作者: Ukrinform (Person)</text:p>
      <text:p text:style-name="P4">
出版商: Укринформ (Organization)</text:p>
      <text:p text:style-name="P4">
出版时间: 2023-03-31T19:22:00+03:00</text:p>
      <text:p text:style-name="P4">
修改时间: 2023-03-31T19:22:00+03:00</text:p>
      <text:p text:style-name="P4">
描述: 总统弗拉基米尔·泽伦斯基（Vladimir Zelensky）与克罗地亚共和国总理安德烈·普伦科维奇（Andrey Plenkovich）讨论了前线的局势以及乌克兰军方的需求，俄罗斯的压力问题，包括乌克兰的恢复，包括计划在秋季举行捐助者会议。  - 乌克林。</text:p>
      <text:p text:style-name="P4">
图片: ["<text:a xlink:type="simple" xlink:href="https://static.ukrinform.com/photos/2023_03/thumb_files/630_360_1680278844-110.jpeg" text:style-name="Internet_20_link" text:visited-style-name="Visited_20_Internet_20_Link">
630_360_16802...</text:a>
"]</text:p>
      <text:p text:style-name="P4">
标签: ['Хорватія', 'Зеленський', 'Війна з росією', 'Відбудова']</text:p>
      <text:p text:style-name="P4">
类型: Article</text:p>
      <!--METADATA-->
      <text:p text:style-name="P4">
<draw:frame draw:style-name="fr1" draw:name="Image203" text:anchor-type="as-char" svg:width="6.9236in" svg:height="3.956343in" draw:z-index="0">
<draw:image xlink:href="../Images/yкринформ/2023-03-31T19-22-00-03-00/630_360_1680278844-110.jpeg" xlink:type="simple" xlink:show="embed" xlink:actuate="onLoad" draw:mime-type="image/jpeg"/>
</draw:frame>
总统洛尔迪尔·泽伦斯基(Lordir Zelensky)与共和国克罗地亚总理讨论了前线和乌克兰军方的局势，俄罗斯恢复俄罗斯的压力问题，包括计划在秋天举行捐助者会议的施加压力问题。</text:p>
      <text:p text:style-name="P4">
正如乌克林福姆报道的那样，它报告了<text:a xlink:type="simple" xlink:href="http://www.president.gov.ua/news/prezident-ukrayini-proviv-peregovori-z-premyer-ministrom-hor-81993" text:style-name="Internet_20_link" text:visited-style-name="Visited_20_Internet_20_Link">
</text:a>
。</text:p>
      <text:p text:style-name="P4">
Zelensky感谢总理在俄罗斯侵略者释放Bucha周年纪念日的乌布昌斯基峰会的访问和参与。</text:p>
      <text:p text:style-name="P4">
“我们是朋友，我们感到。 总统说：“这对我们的人民来说非常重要。</text:p>
      <text:p text:style-name="P4">
他强调了克罗地亚政府在抵抗俄罗斯侵略期间在乌克兰和我们人民的支持下的持续立场。</text:p>
      <text:p text:style-name="P4">
<text:span text:style-name="T5">
viso：<text:a xlink:type="simple" xlink:href="https://t.me/V_Zelenskiy_official/5698" text:style-name="Internet_20_link" text:visited-style-name="Visited_20_Internet_20_Link">
</text:a>
</text:span>
</text:p>
      <text:p text:style-name="P4">
Zelensky向Plenkovich告知了前线情况，吸引了我们捍卫者的优先需求。</text:p>
      <text:p text:style-name="P4">
克罗地亚提供的重大防御援助的重要性提供了乌克兰，并强调了其继续进行的必要性。</text:p>
      <text:p text:style-name="P4">
双方讨论了包括制裁在内的俄罗斯压力增加的问题。</text:p>
      <text:p text:style-name="P4">
特别关注进一步的努力，以建立一个特别法庭来调查俄罗斯联邦对乌克兰的侵略罪。</text:p>
      <text:p text:style-name="P4">
正义对人们非常重要。 去年，乌克兰人失去了许多亲戚及其熟人。 Zelensky说：“走到最后是非常重要的。”</text:p>
      <text:p text:style-name="P4">
国家元首还强调了互动在恢复乌克兰侵略者释放的乌克兰地区战后重建中的重要性。</text:p>
      <text:p text:style-name="P4">
总统注意到克罗地亚在人道主义者中的领导层在人道主义者中，萨格勒布打算打算在今年举行适当的国际捐助者会议。</text:p>
      <text:p text:style-name="P4">
乌克兰总统和克罗地亚共和国总理还讨论了乌克兰欧洲和欧洲大西洋融合道路的程度。</text:p>
      <text:p text:style-name="P4">
Volodymyr Zelensky感谢克罗地亚的支持，授予乌克兰候选人向欧盟成员的身份，并指出了安德烈·普伦科维奇在此过程中的个人角色。</text:p>
      <text:p text:style-name="P4">
<text:span text:style-name="T4">
另请阅读：</text:span>
 <text:a xlink:type="simple" xlink:href="https://www.ukrinform.ua/rubric-polytics/3690045-zelenskij-zustrivsa-iz-sandu-govorili-pro-sankcii-spectribunal-i-situaciu-na-fronti.html" text:style-name="Internet_20_link" text:visited-style-name="Visited_20_Internet_20_Link">
</text:a>
</text:p>
      <text:p text:style-name="P4">
_foto：op _</text:p>
      <text:p text:style-name="P4">
News Source: <text:a xlink:type="simple" xlink:href="https://www.ukrinform.ua/rubric-polytics/3690047-zelenskij-obgovoriv-iz-premerom-horvatii-potrebi-zsu-ta-povoennu-vidbudovu-ukraini.html" text:style-name="Internet_20_link" text:visited-style-name="Visited_20_Internet_20_Link">
https://www.ukrinform.ua/rubric-polytics/3690047-zelenskij-obgovoriv-iz-premerom-horvatii-potrebi-zsu-ta-povoennu-vidbudovu-ukraini.html</text:a>
</text:p>
      <!--NEWS-->
      <text:h text:style-name="P10" text:outline-level="1">
<text:span text:style-name="T4">
中国在联合国安理会宣布，反对其他国家的核武器</text:span>
</text:h>
      <text:p text:style-name="P4">
作者: Ukrinform (Person)</text:p>
      <text:p text:style-name="P4">
出版商: Укринформ (Organization)</text:p>
      <text:p text:style-name="P4">
出版时间: 2023-03-31T19:27:32+03:00</text:p>
      <text:p text:style-name="P4">
修改时间: 2023-03-31T19:27:32+03:00</text:p>
      <text:p text:style-name="P4">
描述: 中国主张所有国家拥有的所有州在国外核心。  - 乌克林。</text:p>
      <text:p text:style-name="P4">
图片: ["<text:a xlink:type="simple" xlink:href="https://static.ukrinform.com/photos/2023_03/thumb_files/630_360_1680279950-832.jpeg" text:style-name="Internet_20_link" text:visited-style-name="Visited_20_Internet_20_Link">
630_360_16802...</text:a>
"]</text:p>
      <text:p text:style-name="P4">
标签: ['Китай', 'ООН', 'Ядерна зброя', 'росія']</text:p>
      <text:p text:style-name="P4">
类型: Article</text:p>
      <!--METADATA-->
      <text:p text:style-name="P4">
<draw:frame draw:style-name="fr1" draw:name="Image204" text:anchor-type="as-char" svg:width="6.9236in" svg:height="3.956343in" draw:z-index="0">
<draw:image xlink:href="../Images/yкринформ/2023-03-31T19-27-32-03-00/630_360_1680279950-832.jpeg" xlink:type="simple" xlink:show="embed" xlink:actuate="onLoad" draw:mime-type="image/jpeg"/>
</draw:frame>
中国拒绝将拥有它的所有州放置在国外的核武器。</text:p>
      <text:p text:style-name="P4">
联合国安理会的一次会议上，中国的永久代表在联合国绝经委员会的一次会议上宣布了这一点，致力于讨论总统弗拉基米尔·普京(Vladimir Putin)在纽约州白俄罗斯(Belarus)安置战术核武器的威胁。</text:p>
      <text:p text:style-name="P4">
他说：“我们呼吁取消有关使用核武器的共享协议，我们拒绝向国外放置核武器所有州的核武器。”</text:p>
      <text:p text:style-name="P4">
<text:span text:style-name="T4">
另请阅读：</text:span>
 <text:a xlink:type="simple" xlink:href="https://www.ukrinform.ua/rubric-world/3690038-putin-porusue-svou-obicanku-kitau-sodo-adernoi-zbroi-stati-v-oon.html" text:style-name="Internet_20_link" text:visited-style-name="Visited_20_Internet_20_Link">
</text:a>
中国还呼吁所有核武器，“有效地冒着核战争的风险，避免与核武器间的任何武装冲突。”</text:p>
      <text:p text:style-name="P4">
Post -press提醒他的国家“在乌克兰问题上”的地位，根据其“清晰且一致”的话。</text:p>
      <text:p text:style-name="P4">
据他介绍，中国的提议“包括有关对核电厂和其他和平核设施的反甲袭击的方面。”</text:p>
      <text:p text:style-name="P4">
他补充说：“核武器的威胁或使用的威胁应被抵抗”，并“防止核武器和核危机的传播”。</text:p>
      <text:p text:style-name="P4">
根据 <text:a xlink:type="simple" xlink:href="https://www.ukrinform.ua/tag-kitaj" text:style-name="Internet_20_link" text:visited-style-name="Visited_20_Internet_20_Link">
 </text:a>
，“国际社会是要有一种紧急促进和平谈判的敏锐感，以创造迅速恢复谈判的条件。”</text:p>
      <text:p text:style-name="P4">
<text:span text:style-name="T4">
另请阅读：</text:span>
 <text:a xlink:type="simple" xlink:href="https://www.ukrinform.ua/rubric-world/3690031-nerozpovsudzenna-adernoi-zbroi-zastupnica-genseka-oon-zaklikala-rosiu-dotrimuvatisa-dogovoru.html" text:style-name="Internet_20_link" text:visited-style-name="Visited_20_Internet_20_Link">
</text:a>
作为 <text:a xlink:type="simple" xlink:href="https://www.ukrinform.ua/rubric-world/3689455-fon-der-laen-es-u-vidnosinah-iz-kitaem-zvazatime-na-stavlenna-pekina-do-putinskoi-vijni.html" text:style-name="Internet_20_link" text:visited-style-name="Visited_20_Internet_20_Link">
 </text:a>
欧盟委员会主席Ukrinform在布鲁塞尔欧洲政策中心期间(EPC)她说，中国在联合国安理会的常任成员应捍卫联合国宪章塔斯罗特(Tasrot)世界稳定与和平的规定和原则。 因此，他对俄罗斯对乌克兰战争的态度将是互动与中国关系进一步发展的决定性因素。</text:p>
      <text:p text:style-name="P4">
News Source: <text:a xlink:type="simple" xlink:href="https://www.ukrinform.ua/rubric-world/3690053-kitaj-zaaviv-na-radbezi-oon-so-vistupae-proti-rozmisenna-adernoi-zbroi-v-insih-krainah.html" text:style-name="Internet_20_link" text:visited-style-name="Visited_20_Internet_20_Link">
https://www.ukrinform.ua/rubric-world/3690053-kitaj-zaaviv-na-radbezi-oon-so-vistupae-proti-rozmisenna-adernoi-zbroi-v-insih-krainah.html</text:a>
</text:p>
      <!--NEWS-->
      <text:h text:style-name="P10" text:outline-level="1">
<text:span text:style-name="T4">
Shmigal感谢斯洛伐克的首映</text:span>
</text:h>
      <text:p text:style-name="P4">
作者: Ukrinform (Person)</text:p>
      <text:p text:style-name="P4">
出版商: Укринформ (Organization)</text:p>
      <text:p text:style-name="P4">
出版时间: 2023-03-31T19:28:00+03:00</text:p>
      <text:p text:style-name="P4">
修改时间: 2023-03-31T19:28:00+03:00</text:p>
      <text:p text:style-name="P4">
描述: 乌克兰丹尼斯·施米加尔（Denis Shmigal）总理感谢斯洛伐克爱德华·赫格（Slovakia Edward Heger）总理决定将MIG-29飞机移交给乌克兰。  - 乌克林。</text:p>
      <text:p text:style-name="P4">
图片: ["<text:a xlink:type="simple" xlink:href="https://static.ukrinform.com/photos/2023_03/thumb_files/630_360_1680279552-994.jpg" text:style-name="Internet_20_link" text:visited-style-name="Visited_20_Internet_20_Link">
630_360_16802...</text:a>
", "<text:a xlink:type="simple" xlink:href="https://static.ukrinform.com/photos/2023_03/1680279552-248.jpg" text:style-name="Internet_20_link" text:visited-style-name="Visited_20_Internet_20_Link">
1680279552-24...</text:a>
", "<text:a xlink:type="simple" xlink:href="https://static.ukrinform.com/photos/2023_03/1680279551-665.jpg" text:style-name="Internet_20_link" text:visited-style-name="Visited_20_Internet_20_Link">
1680279551-66...</text:a>
", "<text:a xlink:type="simple" xlink:href="https://static.ukrinform.com/photos/2023_03/1680279867-753.jpg" text:style-name="Internet_20_link" text:visited-style-name="Visited_20_Internet_20_Link">
1680279867-75...</text:a>
"]</text:p>
      <text:p text:style-name="P4">
标签: ['Україна', 'Словаччина', 'Винищувач', 'допомога', 'Стефанчук', 'Шмигаль']</text:p>
      <text:p text:style-name="P4">
类型: Article</text:p>
      <!--METADATA-->
      <text:p text:style-name="P4">
<draw:frame draw:style-name="fr1" draw:name="Image205" text:anchor-type="as-char" svg:width="6.9236in" svg:height="3.956343in" draw:z-index="0">
<draw:image xlink:href="../Images/yкринформ/2023-03-31T19-28-00-03-00/630_360_1680279552-994.jpg" xlink:type="simple" xlink:show="embed" xlink:actuate="onLoad" draw:mime-type="image/jpeg"/>
</draw:frame>
乌克兰丹尼斯·施米加尔(Denis Schmigal)总理感谢斯洛伐克Eduardiegeger总理决定移交给乌克兰Mig-29飞机。</text:p>
      <text:p text:style-name="P4">
正如乌克林福姆报道的那样，Shmigal在[]中报道(https://t.me/Denys_Smyhal/4885)。</text:p>
      <text:p text:style-name="P4">
Shmigal说：“我在乌克兰表示祝贺斯洛伐克爱德华·赫格(Slovakia Edward Heger)的首映。斯洛伐克共和国一直在表现出对我们的团结，捍卫和民主的价值观。”</text:p>
      <text:p text:style-name="P4">
<draw:frame draw:style-name="fr1" draw:name="Image206" text:anchor-type="as-char" svg:width="6.9236in" svg:height="4.275964in" draw:z-index="0">
<draw:image xlink:href="../Images/yкринформ/2023-03-31T19-28-00-03-00/1680279552-248.jpg" xlink:type="simple" xlink:show="embed" xlink:actuate="onLoad" draw:mime-type="image/jpeg"/>
</draw:frame>
据他说，今天乌克兰的关键任务是那不勒斯男孩的敌人的胜利。</text:p>
      <text:p text:style-name="P4">
“我们感谢斯洛伐克政府通过Mig-29飞机(Cub Sam和其他武器的发射器)的决定。这一切都将帮助我们的士兵在乌克兰地区解放中，之后与斯洛伐克朋友和所有欧洲人一起一家人，我们意识到了大陆最大的恢复。”](https://www.ukrinform.ua/tag-smigal)</text:p>
      <text:p text:style-name="P4">
<draw:frame draw:style-name="fr1" draw:name="Image207" text:anchor-type="as-char" svg:width="6.9236in" svg:height="4.615733in" draw:z-index="0">
<draw:image xlink:href="../Images/yкринформ/2023-03-31T19-28-00-03-00/1680279551-665.jpg" xlink:type="simple" xlink:show="embed" xlink:actuate="onLoad" draw:mime-type="image/jpeg"/>
</draw:frame>
Heger还与乌克兰Ruslan Stefanchuk的Verkhovna Rada主席会面，发言人在<text:a xlink:type="simple" xlink:href="https://www.facebook.com/stefanchuk.official/posts/pfbid02nbYDEqBm9ghujVmyMw2cWCtkLaovCXTvkY1uVLeA3fPSBa4yJqU5ofypQcGEBdEEl" text:style-name="Internet_20_link" text:visited-style-name="Visited_20_Internet_20_Link">
</text:a>
Stefanchuk还感谢斯洛伐克决定将其移交给乌克兰飞机29。</text:p>
      <text:p text:style-name="P4">
<text:span text:style-name="T4">
另请阅读：</text:span>
 <text:a xlink:type="simple" xlink:href="https://www.ukrinform.ua/rubric-polytics/3689939-slovaccina-dopomoze-ukraini-akomoga-svidse-priednatisa-do-es-i-povernuti-svoi-teritorii-premer.html" text:style-name="Internet_20_link" text:visited-style-name="Visited_20_Internet_20_Link">
</text:a>
“在会议期间，他们讨论了许多重要问题。首先，这是一个支持性的和平。他表示感谢斯洛伐克加入那些支持总统弗拉基米尔·泽伦斯基和平的国家的国家。我还保证斯洛伐克的积极参与实施这项倡议。”  - 说。</text:p>
      <text:p text:style-name="P4">
<draw:frame draw:style-name="fr1" draw:name="Image208" text:anchor-type="as-char" svg:width="6.9236in" svg:height="4.615733in" draw:z-index="0">
<draw:image xlink:href="../Images/yкринформ/2023-03-31T19-28-00-03-00/1680279867-753.jpg" xlink:type="simple" xlink:show="embed" xlink:actuate="onLoad" draw:mime-type="image/jpeg"/>
</draw:frame>
对话者在对俄罗斯联邦的制裁压力下大大停止了。 “我指出，我们正在关注几个方面：加强对已经投资的制裁的控制，打击制裁限制的旁路，通过超越制裁联盟来工作，”  - 强调说。</text:p>
      <text:p text:style-name="P4">
<text:span text:style-name="T4">
另请阅读：</text:span>
 <text:a xlink:type="simple" xlink:href="https://www.ukrinform.ua/rubric-ato/3686489-slovaccina-peredala-ukraini-cotiri-vinisuvaci-mig29.html" text:style-name="Internet_20_link" text:visited-style-name="Visited_20_Internet_20_Link">
</text:a>
</text:p>
      <text:p text:style-name="P4">
据乌克林福姆称，沃罗迪米尔·泽伦斯基总统在斯洛伐克爱德华德·海格(Slovakia Eduard Heger)的Sprremier-Minister举行了一次会议，后者拜访了杜普林(Dupraine)参加布坎峰会。</text:p>
      <text:p text:style-name="P4">
<text:span text:style-name="T5">
foto：Facebook denis shmigal</text:span>
</text:p>
      <text:p text:style-name="P4">
News Source: <text:a xlink:type="simple" xlink:href="https://www.ukrinform.ua/rubric-ato/3690054-smigal-podakuvav-premeru-slovaccini-za-risenna-peredati-ukraini-litaki-mig29.html" text:style-name="Internet_20_link" text:visited-style-name="Visited_20_Internet_20_Link">
https://www.ukrinform.ua/rubric-ato/3690054-smigal-podakuvav-premeru-slovaccini-za-risenna-peredati-ukraini-litaki-mig29.html</text:a>
</text:p>
      <!--NEWS-->
      <text:h text:style-name="P10" text:outline-level="1">
<text:span text:style-name="T4">
布加勒斯特九人讨论了乌克兰的进一步支持</text:span>
</text:h>
      <text:p text:style-name="P4">
作者: Ukrinform (Person)</text:p>
      <text:p text:style-name="P4">
出版商: Укринформ (Organization)</text:p>
      <text:p text:style-name="P4">
出版时间: 2023-03-31T19:35:00+03:00</text:p>
      <text:p text:style-name="P4">
修改时间: 2023-03-31T19:35:00+03:00</text:p>
      <text:p text:style-name="P4">
描述: 布加勒斯特九（B9）外交部的负责人周五在波兰城市洛兹举行的一次会议上讨论了乌克兰的进一步支持。  - 乌克林。</text:p>
      <text:p text:style-name="P4">
图片: ["<text:a xlink:type="simple" xlink:href="https://static.ukrinform.com/photos/2023_03/thumb_files/630_360_1680280366-263.jpg" text:style-name="Internet_20_link" text:visited-style-name="Visited_20_Internet_20_Link">
630_360_16802...</text:a>
"]</text:p>
      <text:p text:style-name="P4">
标签: ['Польща', 'Україна', "Бухарестська дев'ятка", 'Війна з росією']</text:p>
      <text:p text:style-name="P4">
类型: Article</text:p>
      <!--METADATA-->
      <text:p text:style-name="P4">
<draw:frame draw:style-name="fr1" draw:name="Image209" text:anchor-type="as-char" svg:width="6.9236in" svg:height="3.956343in" draw:z-index="0">
<draw:image xlink:href="../Images/yкринформ/2023-03-31T19-35-00-03-00/630_360_1680280366-263.jpg" xlink:type="simple" xlink:show="embed" xlink:actuate="onLoad" draw:mime-type="image/jpeg"/>
</draw:frame>
布加勒斯特九的外交部负责人(看)在波兰城市洛兹的会议上，乌克兰讨论了乌克兰的进一步支持。</text:p>
      <text:p text:style-name="P4">
Zbigenev Rau的Glavopol外交宣布了新闻发布会期间的会议结果，他报告了他自己的乌克林福音通讯员。</text:p>
      <text:p text:style-name="P4">
“今天，我们的讨论集中在三个问题上：首先，欧洲的安全状况恶化，这与我们为了解北约东部侧面的努力以及对乌克兰的政治和实际支持。 其次，北约适应了为未来北约会议准备的当前和未来挑战，即法学部长会议，下周和七月联盟峰会，该联盟将在维尔纽斯发布。”劳说。</text:p>
      <text:p text:style-name="P4">
部长讨论的第三个重要问题是北约与欧盟之间合作的前景，以及对危机的更有效反应。</text:p>
      <text:p text:style-name="P4">
据他说，部长们还讨论了国防国家的辩护成本的增加<text:a xlink:type="simple" xlink:href="https://www.ukrinform.ua/tag-buharestska-devatka" text:style-name="Internet_20_link" text:visited-style-name="Visited_20_Internet_20_Link">
</text:a>
在一个使他们能够在集体辩护领域履行义务的水平。</text:p>
      <text:p text:style-name="P4">
劳强调，B9国家将继续在乌克兰在Inevi和军事方面的支持。</text:p>
      <text:p text:style-name="P4">
<text:span text:style-name="T4">
另请阅读：</text:span>
 <text:a xlink:type="simple" xlink:href="https://www.ukrinform.ua/rubric-polytics/3689354-glavi-mzs-buharestskoi-devatki-obgovorat-podalsu-dopomogu-ukraini.html" text:style-name="Internet_20_link" text:visited-style-name="Visited_20_Internet_20_Link">
</text:a>
“对于波兰和许多其他盟友来说，第二个方面尤其重要。 B9国家是这里的领导人，包括乡村采取更具决定性行动，因为它是随着MIG -29飞机的转移而进行的，”波兰外交负责人说。</text:p>
      <text:p text:style-name="P4">
正如乌克林福姆报道的那样，在2月底在华沙举行了一场B9国家国家和政府元首的会议。 根据其结果，它被批准<text:a xlink:type="simple" xlink:href="https://www.ukrinform.ua/rubric-world/3673764-buharestska-devatka-rosia-e-najserjoznisou-i-pramou-zagrozou.html" text:style-name="Internet_20_link" text:visited-style-name="Visited_20_Internet_20_Link">
</text:a>
因此，B9国家将尽最大努力加强北约在东部联盟侧面的军事存在。</text:p>
      <text:p text:style-name="P4">
B9格式(Bucharest Nine)于2015年11月在罗马尼亚和波兰的倡议上创建，涵盖了北约东部佛特。 除这两个国家外，B9还包括保加利亚，匈牙利，斯洛伐克，捷克共和国，立陶宛，拉脱维亚，爱沙尼亚。</text:p>
      <text:p text:style-name="P4">
<text:span text:style-name="T5">
foto：phar</text:span>
</text:p>
      <text:p text:style-name="P4">
News Source: <text:a xlink:type="simple" xlink:href="https://www.ukrinform.ua/rubric-polytics/3690057-buharestska-devatka-obgovorila-podalsu-pidtrimku-ukraini.html" text:style-name="Internet_20_link" text:visited-style-name="Visited_20_Internet_20_Link">
https://www.ukrinform.ua/rubric-polytics/3690057-buharestska-devatka-obgovorila-podalsu-pidtrimku-ukraini.html</text:a>
</text:p>
      <!--NEWS-->
      <text:h text:style-name="P10" text:outline-level="1">
<text:span text:style-name="T4">
在布查仍然是未知的70个被俄罗斯人杀死的人</text:span>
</text:h>
      <text:p text:style-name="P4">
作者: Ukrinform (Person)</text:p>
      <text:p text:style-name="P4">
出版商: Укринформ (Organization)</text:p>
      <text:p text:style-name="P4">
出版时间: 2023-03-31T19:45:00+03:00</text:p>
      <text:p text:style-name="P4">
修改时间: 2023-03-31T19:45:00+03:00</text:p>
      <text:p text:style-name="P4">
描述: 在Bucha，在全面入侵乌克兰时，有70个被俄罗斯入侵者杀害的人仍然未知。  - 乌克林。</text:p>
      <text:p text:style-name="P4">
图片: ["<text:a xlink:type="simple" xlink:href="https://static.ukrinform.com/photos/2022_04/thumb_files/630_360_1649146584-905.jpg" text:style-name="Internet_20_link" text:visited-style-name="Visited_20_Internet_20_Link">
630_360_16491...</text:a>
"]</text:p>
      <text:p text:style-name="P4">
标签: ['Буча', 'Прокуратура', 'Ексгумація', 'росія', 'Воєнні злочини', 'Війна з росією', 'Єдині новини']</text:p>
      <text:p text:style-name="P4">
类型: Article</text:p>
      <!--METADATA-->
      <text:p text:style-name="P4">
<draw:frame draw:style-name="fr1" draw:name="Image210" text:anchor-type="as-char" svg:width="6.9236in" svg:height="3.956343in" draw:z-index="0">
<draw:image xlink:href="../Images/yкринформ/2023-03-31T19-45-00-03-00/630_360_1649146584-905.jpg" xlink:type="simple" xlink:show="embed" xlink:actuate="onLoad" draw:mime-type="image/jpeg"/>
</draw:frame>
在布奇纳拉斯，在全面入侵乌克兰时，有70个被俄罗斯灰杀死的人仍然未知。</text:p>
      <text:p text:style-name="P4">
乌克林福姆报道，这是由布坎地区检察官办公室的负责人据报道的“统一新闻”的Ruslan Kravchenko Vifiri报道的。</text:p>
      <text:p text:style-name="P4">
他说：“迄今为止，仍然存在70个未知的尸体。”</text:p>
      <text:p text:style-name="P4">
检察官办公室的负责人解释说，并非所有死亡公民都能够在第一次检查后建立，因此检察官办公室和预审调查分配了进一步的分子基因检查。</text:p>
      <text:p text:style-name="P4">
<text:span text:style-name="T4">
另请阅读：</text:span>
 <text:a xlink:type="simple" xlink:href="https://www.ukrinform.ua/rubric-ato/3689743-ponad-1400-smertej-zelenskij-pokazav-kadri-33-dniv-okupacii-buci.html" text:style-name="Internet_20_link" text:visited-style-name="Visited_20_Internet_20_Link">
</text:a>
此外，Kravchenko指出，他们正在寻找死者的亲戚，以对遗传材料进行采样进行检查。</text:p>
      <text:p text:style-name="P4">
同时，地区检察官办公室的负责人提醒，总的来说，在布坎地区发现，确定和收集了97名军人。 35个刑事诉讼已被送往法院，两个人已被定罪。</text:p>
      <text:p text:style-name="P4">
Kravchenko补充说<text:a xlink:type="simple" xlink:href="https://www.ukrinform.ua/tag-vijskovi-zlocini" text:style-name="Internet_20_link" text:visited-style-name="Visited_20_Internet_20_Link">
</text:a>
有一个限制期。</text:p>
      <text:p text:style-name="P4">
根据检察长办公室的报道，<text:a xlink:type="simple" xlink:href="https://www.ukrinform.ua/rubric-ato/3689784-rosiani-vcinili-u-bucanskomu-rajoni-ponad-9000-voennih-zlociniv-genprokuror.html" text:style-name="Internet_20_link" text:visited-style-name="Visited_20_Internet_20_Link">
</text:a>
周五，布恰是在乌克罗斯市解放的周年纪念日，乌克罗斯·沃罗迪米尔·泽伦斯基(Ukraine Volodymyr Zelensky)的总统，克罗地亚总理安德烈·普伦科维奇(Andrey Plenkovich)的斯洛文尼亚罗伯特·霍洛布(Slovenia Robert Holob)总理摩尔达·麦·桑杜(Molda Mai Sandu)总统，摩尔德·迈·桑杜(Molda Mai Sandu)总统爱德华的斯洛文尼亚部长。</text:p>
      <text:p text:style-name="P4">
<text:span text:style-name="T5">
foto：Oleg Reva</text:span>
</text:p>
      <text:p text:style-name="P4">
News Source: <text:a xlink:type="simple" xlink:href="https://www.ukrinform.ua/rubric-regions/3690061-u-buci-dosi-neopiznani-70-til-ludej-ubitih-rosianami.html" text:style-name="Internet_20_link" text:visited-style-name="Visited_20_Internet_20_Link">
https://www.ukrinform.ua/rubric-regions/3690061-u-buci-dosi-neopiznani-70-til-ludej-ubitih-rosianami.html</text:a>
</text:p>
      <!--NEWS-->
      <text:h text:style-name="P10" text:outline-level="1">
<text:span text:style-name="T4">
Medzhlis呼吁加入Kara-Dag旅和进攻卫队的其他部队</text:span>
</text:h>
      <text:p text:style-name="P4">
作者: Ukrinform (Person)</text:p>
      <text:p text:style-name="P4">
出版商: Укринформ (Organization)</text:p>
      <text:p text:style-name="P4">
出版时间: 2023-03-31T19:55:49+03:00</text:p>
      <text:p text:style-name="P4">
修改时间: 2023-03-31T19:55:49+03:00</text:p>
      <text:p text:style-name="P4">
描述: 克里米亚塔塔尔人民的玛利亚人呼吁乌克兰公民加入卡拉 - 达格旅和进攻后卫的其他部队。  - 乌克林。</text:p>
      <text:p text:style-name="P4">
图片: ["<text:a xlink:type="simple" xlink:href="https://static.ukrinform.com/photos/2021_07/thumb_files/630_360_1625586413-133.jpg" text:style-name="Internet_20_link" text:visited-style-name="Visited_20_Internet_20_Link">
630_360_16255...</text:a>
"]</text:p>
      <text:p text:style-name="P4">
标签: ['Чубаров', 'Крим', 'Гвардія наступу']</text:p>
      <text:p text:style-name="P4">
类型: Article</text:p>
      <!--METADATA-->
      <text:p text:style-name="P4">
<draw:frame draw:style-name="fr1" draw:name="Image211" text:anchor-type="as-char" svg:width="6.9236in" svg:height="3.956343in" draw:z-index="0">
<draw:image xlink:href="../Images/yкринформ/2023-03-31T19-55-49-03-00/630_360_1625586413-133.jpg" xlink:type="simple" xlink:show="embed" xlink:actuate="onLoad" draw:mime-type="image/jpeg"/>
</draw:frame>
Majlisc-Tatar人呼吁乌克兰公民加入Kara-Dag旅和进攻后卫的其他部队。</text:p>
      <text:p text:style-name="P4">
克里米亚塔塔尔人的玛格丽斯总统的相应声明被置于<text:a xlink:type="simple" xlink:href="http://t.me/chubarov_refat/1616" text:style-name="Internet_20_link" text:visited-style-name="Visited_20_Internet_20_Link">
</text:a>
据报道，Majlis Refat Chubarov的负责人据报道。</text:p>
      <text:p text:style-name="P4">
“克里米亚塔塔尔人民的玛利亚人继续与将为克里米亚居民服务的乌克兰武装部队和其他军事军队的单位合作，也以15个运营目的的命令建立了互动乌克兰国民警卫队的“ Kara-Dag”。 Majlisukhrim Tatar的主席团呼吁乌克兰公民 -  Okupovny Crym的居民，暂时流离失所的人：克里米亚塔塔尔人，乌克兰人和其他民族的代表，加入了Kara -Dag -dag旅和其他部队的行列进攻。 让我们一起释放克里米亚!”  - 陈述读了。</text:p>
      <text:p text:style-name="P4">
Majlis指出，有一个战争阶段，当时乌克兰的武装部队，乌克兰国民警卫队，其他军事形态，为解放目的而准备突破<text:a xlink:type="simple" xlink:href="https://www.ukrinform.ua/tag-krim" text:style-name="Internet_20_link" text:visited-style-name="Visited_20_Internet_20_Link">
</text:a>
还有其他被占领的领土，他们需要强大而充满活力的人，他们将在战斗中勇敢而坚强地成为肩膀，这要归功于俄罗斯野蛮人的进攻选择和挖掘。</text:p>
      <text:p text:style-name="P4">
声明指出，在乌克兰武装部队内的全国武装宽恕中到乌克兰领土的主要部分 - 也积极参与活跃的部分。</text:p>
      <text:p text:style-name="P4">
“乌克兰士兵 - 克里米亚的居民表现出勇气和奉献精神，并尽快释放其当地克里米亚。 其中重要的是授予命令，奖牌，并受到非凡的军事头衔的鼓励。 克里米亚塔塔尔人民的玛利亚人对乌克兰国家的每个后卫表示感谢。 在与俄罗斯侵略者战斗期间英勇死亡的乌克兰士兵中，有一个谋生。”据报道，对于“进攻后卫”的入口，<text:a xlink:type="simple" xlink:href="https://www.ukrinform.ua/rubric-ato/3689599-gvardia-nastupu-otrimala-ponad-35-tisac-zaavok.html" text:style-name="Internet_20_link" text:visited-style-name="Visited_20_Internet_20_Link">
</text:a>
他们中有超过16,000人 - 到国民警卫队的一部分。</text:p>
      <text:p text:style-name="P4">
News Source: <text:a xlink:type="simple" xlink:href="https://www.ukrinform.ua/rubric-crimea/3690064-medzlis-zaklikae-dolucatisa-do-lav-brigadi-karadag-ta-insih-pidrozdiliv-gvardii-nastupu.html" text:style-name="Internet_20_link" text:visited-style-name="Visited_20_Internet_20_Link">
https://www.ukrinform.ua/rubric-crimea/3690064-medzlis-zaklikae-dolucatisa-do-lav-brigadi-karadag-ta-insih-pidrozdiliv-gvardii-nastupu.html</text:a>
</text:p>
      <!--NEWS-->
      <text:h text:style-name="P10" text:outline-level="1">
<text:span text:style-name="T4">
联合国理事会的消息人士：普京花了四天的时间破坏了给中国的诺言</text:span>
</text:h>
      <text:p text:style-name="P4">
作者: Ukrinform (Person)</text:p>
      <text:p text:style-name="P4">
出版商: Укринформ (Organization)</text:p>
      <text:p text:style-name="P4">
出版时间: 2023-03-31T19:56:00+03:00</text:p>
      <text:p text:style-name="P4">
修改时间: 2023-03-31T19:56:00+03:00</text:p>
      <text:p text:style-name="P4">
描述: 克里姆林宫甚至忽略了那些宣布其朋友和战略合作伙伴的人。  - 乌克林。</text:p>
      <text:p text:style-name="P4">
图片: ["<text:a xlink:type="simple" xlink:href="https://static.ukrinform.com/photos/2023_03/thumb_files/630_360_1680280564-694.jpg" text:style-name="Internet_20_link" text:visited-style-name="Visited_20_Internet_20_Link">
630_360_16802...</text:a>
"]</text:p>
      <text:p text:style-name="P4">
标签: ['Ядерна зброя', 'росія', 'Кислиця']</text:p>
      <text:p text:style-name="P4">
类型: Article</text:p>
      <!--METADATA-->
      <text:p text:style-name="P4">
<draw:frame draw:style-name="fr1" draw:name="Image212" text:anchor-type="as-char" svg:width="6.9236in" svg:height="3.956343in" draw:z-index="0">
<draw:image xlink:href="../Images/yкринформ/2023-03-31T19-56-00-03-00/630_360_1680280564-694.jpg" xlink:type="simple" xlink:show="embed" xlink:actuate="onLoad" draw:mime-type="image/jpeg"/>
</draw:frame>
克里姆布雷什(Kremlbresh)甚至忽略了那些宣布他的朋友和战略伙伴的人。</text:p>
      <text:p text:style-name="P4">
乌克林福姆报告说，这是由联合国安理会联合国谢尔盖·基斯利特·纳兹达纳(Un Sergey Kislytsa Nazidana)的乌克兰永久代表所说的，讨论俄罗斯总统弗拉基米拉普汀(Vladimirapoutin)在白俄罗斯(Berarus)施加核武器的威胁。</text:p>
      <text:p text:style-name="P4">
“ <text:a xlink:type="simple" xlink:href="https://www.ukrinform.ua/tag-putin" text:style-name="Internet_20_link" text:visited-style-name="Visited_20_Internet_20_Link">
</text:a>
他最近仅花了四天的时间才释放了另一项义务，他最近在2023年3月22日与中国领导人一起签署了这一义务。 该文件宣称：“所有具有核武器的州都必须避免在其国家领土之外开发核武器”。</text:p>
      <text:p text:style-name="P4">
为了纪念中国方面，基斯利察(Kyslitsa)补充说：“提醒一个事实，即不能赢得核战争并发动工资，这是非常合理的，有必要防止核武器的分配。”</text:p>
      <text:p text:style-name="P4">
与俄罗斯不同，中国在核武器上的立场是坚实而明确的，后施加在强调。</text:p>
      <text:p text:style-name="P4">
Kyslytsya提醒乌克兰是《核安排协议》的参与者，并于1994年签署了布达佩斯备忘录，以提供与当天至今的加入有关的安全保证。</text:p>
      <text:p text:style-name="P4">
他强调说，乌克兰放弃了世界第三大核武库。 但是，根据Kislytsya的说法，俄罗斯的担保人联邦之一没有履行其对布达佩斯备忘录的义务，这表明他将核武器视为威胁和恐吓的工具，而不是阻止战争的方法。</text:p>
      <text:p text:style-name="P4">
<text:span text:style-name="T4">
另请阅读：</text:span>
 <text:a xlink:type="simple" xlink:href="https://www.ukrinform.ua/rubric-world/3690031-nerozpovsudzenna-adernoi-zbroi-zastupnica-genseka-oon-zaklikala-rosiu-dotrimuvatisa-dogovoru.html" text:style-name="Internet_20_link" text:visited-style-name="Visited_20_Internet_20_Link">
</text:a>
正如乌克林福姆报道的那样，3月25日，国际空间站为侵略者国家弗拉基米尔特汀(Vladimirputin)的总统签发了逮捕令，他说<text:a xlink:type="simple" xlink:href="https://www.ukrinform.ua/rubric-world/3687449-putin-zaaviv-so-rosia-rozmistit-takticnu-adernu-zbrou-u-bilorusi.html" text:style-name="Internet_20_link" text:visited-style-name="Visited_20_Internet_20_Link">
</text:a>
。 早些时候，今年2月，他宣布了莫斯科参与减少美国战略进攻武器合同的“停工”。</text:p>
      <text:p text:style-name="P4">
当天的参与者几乎是世界上所有州，除了以色列，印度，taponic韩国的巴基斯坦。</text:p>
      <text:p text:style-name="P4">
News Source: <text:a xlink:type="simple" xlink:href="https://www.ukrinform.ua/rubric-world/3690056-kislica-na-radbezi-oon-putinu-znadobilosa-cotiri-dni-sob-porusiti-obicanku-danu-kitau.html" text:style-name="Internet_20_link" text:visited-style-name="Visited_20_Internet_20_Link">
https://www.ukrinform.ua/rubric-world/3690056-kislica-na-radbezi-oon-putinu-znadobilosa-cotiri-dni-sob-porusiti-obicanku-danu-kitau.html</text:a>
</text:p>
      <!--NEWS-->
      <text:h text:style-name="P10" text:outline-level="1">
<text:span text:style-name="T4">
普京必须支付战争罪 - 伯雷尔</text:span>
</text:h>
      <text:p text:style-name="P4">
作者: Ukrinform (Person)</text:p>
      <text:p text:style-name="P4">
出版商: Укринформ (Organization)</text:p>
      <text:p text:style-name="P4">
出版时间: 2023-03-31T19:58:00+03:00</text:p>
      <text:p text:style-name="P4">
修改时间: 2023-03-31T19:58:00+03:00</text:p>
      <text:p text:style-name="P4">
描述: 俄罗斯总统弗拉基米尔·普京（Vladimir Putin）必须支付他所负责的战争罪，包括乌克兰儿童的暴力绑架。  - 乌克林。</text:p>
      <text:p text:style-name="P4">
图片: ["<text:a xlink:type="simple" xlink:href="https://static.ukrinform.com/photos/2020_05/thumb_files/630_360_1590751799-568.jpg" text:style-name="Internet_20_link" text:visited-style-name="Visited_20_Internet_20_Link">
630_360_15907...</text:a>
"]</text:p>
      <text:p text:style-name="P4">
标签: ['путін', 'Суд', 'Злочин', 'Боррель']</text:p>
      <text:p text:style-name="P4">
类型: Article</text:p>
      <!--METADATA-->
      <text:p text:style-name="P4">
<draw:frame draw:style-name="fr1" draw:name="Image213" text:anchor-type="as-char" svg:width="6.9236in" svg:height="3.956343in" draw:z-index="0">
<draw:image xlink:href="../Images/yкринформ/2023-03-31T19-58-00-03-00/630_360_1590751799-568.jpg" xlink:type="simple" xlink:show="embed" xlink:actuate="onLoad" draw:mime-type="image/jpeg"/>
</draw:frame>
主席Volodymyr Putin必须为他不承担任何责任的军事犯罪费用，包括乌克兰儿童的暴力绑架。</text:p>
      <text:p text:style-name="P4">
根据乌克林福姆的说法，这在欧盟高级代表的文章中指出，欧洲委员会副总统约瑟巴·波雷尔(Josepa Borrel)为奥地利报纸<text:a xlink:type="simple" xlink:href="http://www.derstandard.at/story/2000145060987/josep-borrell-europa-ruestet-auf-nicht-nur-fuer-die-ukraine" text:style-name="Internet_20_link" text:visited-style-name="Visited_20_Internet_20_Link">
</text:a>
。</text:p>
      <text:p text:style-name="P4">
鲍尔塞尔写道：“这就是国际刑事法院的刑事法院重要的原因：普京应该为他不承担任何责任的战争罪。在其中，乌克兰许多儿童的暴力绑架。”</text:p>
      <text:p text:style-name="P4">
他强调说：“在这场战争历史和正义中 - 在乌克兰方面。”但是我们必须加速历史的历史。我们的军事支持和压倒性地购买弹药一起为案件代表服务<text:a xlink:type="simple" xlink:href="https://www.ukrinform.ua/tag-evrosouz" text:style-name="Internet_20_link" text:visited-style-name="Visited_20_Internet_20_Link">
</text:a>
。</text:p>
      <text:p text:style-name="P4">
博雷尔指出，乌克兰不仅需要政治和财政支持，而且需要所有武器和弹药才能保护自己，释放自己，并给俄罗斯侵略者保护俄罗斯侵略者。 他强调：“对乌克兰主权的保护本质上都是存在的 - 无论是乌克兰还是整个欧洲。如果没有给乌克兰实现这一目标，我们就无法达到这一目标。”</text:p>
      <text:p text:style-name="P4">
在这种背景下，欧盟的高级代表提醒，上周，欧洲领导人同意提出三分，以购买，生产和转让以及他们转移到乌克兰，并补充自己的股票。</text:p>
      <text:p text:style-name="P4">
“在过去的20年中，欧洲人减少了对国防行业的投资。与彻底改变的安全环境有关，我们需要再次增加它们。特别是，我们希望与乌克兰和平。在薪酬为50％至60％的情况下，我们可以通过这一新套餐动员近40亿欧元，” Borrel说。</text:p>
      <text:p text:style-name="P4">
据他说，这表明欧盟“在必要时能够迅速采取行动”，并且证明了欧洲国家的果断性，使乌克兰对法律自我防卫的需求。同时，他强调说，欧盟，当然，在乌克兰，也要和平。</text:p>
      <text:p text:style-name="P4">
“但是我们不想要任何和平。我们希望基于联合国特许。俄罗斯将其部队从其所占所占据的所有乌克兰地区带来的和平。这就是为什么我们还支持弗拉基米尔·泽伦斯基总统的和平公式。用言语来看，战争将如何结束，而不仅仅是将以这场激进的战争的领土和其他成就而结束的，”博雷尔补充说。</text:p>
      <text:p text:style-name="P4">
<text:span text:style-name="T4">
另请阅读：</text:span>
 <text:a xlink:type="simple" xlink:href="https://www.ukrinform.ua/rubric-polytics/3689902-ursula-fon-der-laen-pro-tragediu-buci-strati-buli-castinou-planu-kremla-zi-znisenna-ukrainciv.html" text:style-name="Internet_20_link" text:visited-style-name="Visited_20_Internet_20_Link">
</text:a>
正如乌克林福姆报道的那样，3月17日，ISS的初步发行商会发行了<text:a xlink:type="simple" xlink:href="https://www.ukrinform.ua/rubric-world/3683849-miznarodnij-kriminalnij-sud-vidav-order-na-arest-putina.html" text:style-name="Internet_20_link" text:visited-style-name="Visited_20_Internet_20_Link">
</text:a>
。</text:p>
      <text:p text:style-name="P4">
俄罗斯联邦总统及其被授权涉嫌战争罪的授权 - 包括乌克兰被占领领土在内的人口非法行动驱逐出境。</text:p>
      <text:p text:style-name="P4">
<text:span text:style-name="T5">
foto：部长de asuntos外观y decooperación</text:span>
</text:p>
      <text:p text:style-name="P4">
News Source: <text:a xlink:type="simple" xlink:href="https://www.ukrinform.ua/rubric-world/3690060-putin-mae-zaplatiti-za-voenni-zlocini-borrel.html" text:style-name="Internet_20_link" text:visited-style-name="Visited_20_Internet_20_Link">
https://www.ukrinform.ua/rubric-world/3690060-putin-mae-zaplatiti-za-voenni-zlocini-borrel.html</text:a>
</text:p>
      <!--NEWS-->
      <text:h text:style-name="P10" text:outline-level="1">
<text:span text:style-name="T4">
Stefanchuk与克罗地亚和斯洛文尼亚的首映式讨论了创作</text:span>
</text:h>
      <text:p text:style-name="P4">
作者: Ukrinform (Person)</text:p>
      <text:p text:style-name="P4">
出版商: Укринформ (Organization)</text:p>
      <text:p text:style-name="P4">
出版时间: 2023-03-31T19:59:08+03:00</text:p>
      <text:p text:style-name="P4">
修改时间: 2023-03-31T19:59:08+03:00</text:p>
      <text:p text:style-name="P4">
描述: Verkhovna Rada Ruslan Stefanchuk的主席与克罗地亚共和国总理安德烈·普伦科维奇（Andrey Plenkovich）和斯洛文尼亚共和国罗伯特·戈洛布（Robert Golob）讨论了乌克兰的军事援助问题，并将俄罗斯宣布为司法，尤其是创建了一个特殊的联合。  - 乌克林。</text:p>
      <text:p text:style-name="P4">
图片: ["<text:a xlink:type="simple" xlink:href="https://static.ukrinform.com/photos/2023_03/thumb_files/630_360_1680281706-719.jpg" text:style-name="Internet_20_link" text:visited-style-name="Visited_20_Internet_20_Link">
630_360_16802...</text:a>
", "<text:a xlink:type="simple" xlink:href="https://static.ukrinform.com/photos/2023_03/1680281708-802.jpg" text:style-name="Internet_20_link" text:visited-style-name="Visited_20_Internet_20_Link">
1680281708-80...</text:a>
", "<text:a xlink:type="simple" xlink:href="https://static.ukrinform.com/photos/2023_03/1680281707-216.jpg" text:style-name="Internet_20_link" text:visited-style-name="Visited_20_Internet_20_Link">
1680281707-21...</text:a>
", "<text:a xlink:type="simple" xlink:href="https://static.ukrinform.com/photos/2023_03/1680281706-904.jpg" text:style-name="Internet_20_link" text:visited-style-name="Visited_20_Internet_20_Link">
1680281706-90...</text:a>
", "<text:a xlink:type="simple" xlink:href="https://static.ukrinform.com/photos/2023_03/1680281706-403.jpg" text:style-name="Internet_20_link" text:visited-style-name="Visited_20_Internet_20_Link">
1680281706-40...</text:a>
", "<text:a xlink:type="simple" xlink:href="https://static.ukrinform.com/photos/2023_03/1680281707-745.jpg" text:style-name="Internet_20_link" text:visited-style-name="Visited_20_Internet_20_Link">
1680281707-74...</text:a>
"]</text:p>
      <text:p text:style-name="P4">
标签: ['Хорватія', 'Словенія', 'Трибунал', 'Стефанчук', 'Війна з росією']</text:p>
      <text:p text:style-name="P4">
类型: Article</text:p>
      <!--METADATA-->
      <text:p text:style-name="P4">
<draw:frame draw:style-name="fr1" draw:name="Image214" text:anchor-type="as-char" svg:width="6.9236in" svg:height="3.956343in" draw:z-index="0">
<draw:image xlink:href="../Images/yкринформ/2023-03-31T19-59-08-03-00/630_360_1680281706-719.jpg" xlink:type="simple" xlink:show="embed" xlink:actuate="onLoad" draw:mime-type="image/jpeg"/>
</draw:frame>
Ruslan Stefanchuk，Golovverkhkhovna Rada与共和国总理，安德烈·普伦科维奇(Andrey Plenkovich)和斯洛文尼亚共和国罗伯特·戈洛布(Robert Golob)讨论了乌克兰问卷的罗伯特·戈洛布(Robert Golob)，尤其是持有俄罗斯，特别是创建了一个特别杂志。</text:p>
      <text:p text:style-name="P4">
乌克林福姆报道，演讲者在Facebook上报告了这一点。</text:p>
      <text:p text:style-name="P4">
尤其是Stefanchuk，<text:a xlink:type="simple" xlink:href="https://www.facebook.com/stefanchuk.official/posts/pfbid0KiM6QZjaFc8yG4B7F8fxeARFbiKTJ2D7viL9iCFDoXLd7g8sy38px1tJiV9mgeq6l" text:style-name="Internet_20_link" text:visited-style-name="Visited_20_Internet_20_Link">
</text:a>
克罗地亚获得了重要的防御性支持，它为乌克兰和克罗地亚政府的祝贺向武装部队的需求转移了MI-8直升机。</text:p>
      <text:p text:style-name="P4">
<draw:frame draw:style-name="fr1" draw:name="Image215" text:anchor-type="as-char" svg:width="6.9236in" svg:height="4.615733in" draw:z-index="0">
<draw:image xlink:href="../Images/yкринформ/2023-03-31T19-59-08-03-00/1680281708-802.jpg" xlink:type="simple" xlink:show="embed" xlink:actuate="onLoad" draw:mime-type="image/jpeg"/>
</draw:frame>
Verkhovna Rada的董事长还与Plenkovich加强了乌克兰在乌克兰乌克兰欧洲融合和欧洲 - 大西洋课程的军事援助[] <text:a xlink:type="simple" xlink:href="https://www.ukrinform.ua/tag-ukraina" text:style-name="Internet_20_link" text:visited-style-name="Visited_20_Internet_20_Link">
</text:a>
 .</text:p>
      <text:p text:style-name="P4">
<draw:frame draw:style-name="fr1" draw:name="Image216" text:anchor-type="as-char" svg:width="6.9236in" svg:height="4.615733in" draw:z-index="0">
<draw:image xlink:href="../Images/yкринформ/2023-03-31T19-59-08-03-00/1680281707-216.jpg" xlink:type="simple" xlink:show="embed" xlink:actuate="onLoad" draw:mime-type="image/jpeg"/>
</draw:frame>
“注意的重点也是正义的问题。 他敦促团结努力，以建立一个有关俄罗斯针对乌克兰罪行的特别法庭，并认识到俄罗斯人民联合会犯罪，”演讲者说。</text:p>
      <text:p text:style-name="P4">
<text:span text:style-name="T4">
另请阅读：</text:span>
 <text:a xlink:type="simple" xlink:href="https://www.ukrinform.ua/rubric-ato/3690054-smigal-podakuvav-premeru-slovaccini-za-risenna-peredati-ukraini-litaki-mig29.html" text:style-name="Internet_20_link" text:visited-style-name="Visited_20_Internet_20_Link">
</text:a>
还有Stefanchuk <text:a xlink:type="simple" xlink:href="https://www.facebook.com/stefanchuk.official/posts/pfbid0yo1gFKVdbgDmVY6psUEdcbRLTjTSxxHWsbaC1h35ukbymMudL75oHXCLKdJFV94sl" text:style-name="Internet_20_link" text:visited-style-name="Visited_20_Internet_20_Link">
</text:a>
斯洛文尼亚为军事和人道主义援助提供了重大帮助，以恢复能源部门，乌克兰人的庇护所，对军事人员的镇痛。</text:p>
      <text:p text:style-name="P4">
<draw:frame draw:style-name="fr1" draw:name="Image217" text:anchor-type="as-char" svg:width="6.9236in" svg:height="4.615733in" draw:z-index="0">
<draw:image xlink:href="../Images/yкринформ/2023-03-31T19-59-08-03-00/1680281706-904.jpg" xlink:type="simple" xlink:show="embed" xlink:actuate="onLoad" draw:mime-type="image/jpeg"/>
</draw:frame>
此外，在与斯洛文尼亚政府负责人的对话中，Verkhovna Rada的主席提出了针对俄罗斯联邦的敬拜问题，并实施了乌克兰和平公式，并吸引了俄罗斯俄罗斯联邦对战争的司法公正，以争取在战争中为战争中的战争乌克兰。</text:p>
      <text:p text:style-name="P4">
<text:span text:style-name="T4">
另请阅读：</text:span>
 <text:a xlink:type="simple" xlink:href="https://www.ukrinform.ua/rubric-regions/3690014-zelenskij-uzav-ucast-u-pidnatti-prapora-v-buci-i-vruciv-derzavni-nagorodi.html" text:style-name="Internet_20_link" text:visited-style-name="Visited_20_Internet_20_Link">
</text:a>
</text:p>
      <text:p text:style-name="P4">
<draw:frame draw:style-name="fr1" draw:name="Image218" text:anchor-type="as-char" svg:width="6.9236in" svg:height="4.615733in" draw:z-index="0">
<draw:image xlink:href="../Images/yкринформ/2023-03-31T19-59-08-03-00/1680281706-403.jpg" xlink:type="simple" xlink:show="embed" xlink:actuate="onLoad" draw:mime-type="image/jpeg"/>
</draw:frame>
“感谢斯洛文尼亚加入一群国家(核心组)从关于俄罗斯联邦对乌克兰的侵略犯罪的简要介绍。 这位法庭的建立将为将俄罗斯联邦的最高政治塔维斯领导人带到司法上奠定基础。”发言人补充说。如报道，<text:a xlink:type="simple" xlink:href="https://www.ukrinform.ua/rubric-ato/3689909-zelenskij-vzav-ucast-u-vsanuvanni-pamati-ziteliv-buci-vbitih-rosianami.html" text:style-name="Internet_20_link" text:visited-style-name="Visited_20_Internet_20_Link">
</text:a>
。 乌克兰沃迪米尔·泽伦斯基(Volodymyr Zelensky)总统以及摩尔多瓦共和国，玛雅·桑杜(Maya Sandu)，克罗地亚共和国共和国总理斯洛多克·霍洛布(Slovenialabert Holob)总理安德烈·普伦科维奇(Andrey Plenkovich)，斯洛伐克共和国总理，参加了耳朵。</text:p>
      <text:p text:style-name="P4">
News Source: <text:a xlink:type="simple" xlink:href="https://www.ukrinform.ua/rubric-polytics/3690065-stefancuk-obgovoriv-iz-premerami-horvatii-ta-slovenii-stvorenna-spectribunalu-proti-rf.html" text:style-name="Internet_20_link" text:visited-style-name="Visited_20_Internet_20_Link">
https://www.ukrinform.ua/rubric-polytics/3690065-stefancuk-obgovoriv-iz-premerami-horvatii-ta-slovenii-stvorenna-spectribunalu-proti-rf.html</text:a>
</text:p>
      <!--NEWS-->
      <text:h text:style-name="P10" text:outline-level="1">
<text:span text:style-name="T4">
乌克兰拳击手扎克哈里耶夫（Zakhareyev）参加了拳击锦标赛决赛</text:span>
</text:h>
      <text:p text:style-name="P4">
作者: Ukrinform (Person)</text:p>
      <text:p text:style-name="P4">
出版商: Укринформ (Organization)</text:p>
      <text:p text:style-name="P4">
出版时间: 2023-03-31T20:17:02+03:00</text:p>
      <text:p text:style-name="P4">
修改时间: 2023-03-31T20:17:02+03:00</text:p>
      <text:p text:style-name="P4">
描述: 乌克兰拳击手尤里·扎哈里耶夫（Yuri Zakhareyev）进入了立陶宛考纳斯（Kaunas）的Algrdas Shotsycas国际锦标赛的决赛。  - 乌克林。</text:p>
      <text:p text:style-name="P4">
图片: ["<text:a xlink:type="simple" xlink:href="https://static.ukrinform.com/photos/2023_03/thumb_files/630_360_1680282940-895.jpg" text:style-name="Internet_20_link" text:visited-style-name="Visited_20_Internet_20_Link">
630_360_16802...</text:a>
"]</text:p>
      <text:p text:style-name="P4">
标签: ['Бокс']</text:p>
      <text:p text:style-name="P4">
类型: Article</text:p>
      <!--METADATA-->
      <text:p text:style-name="P4">
<draw:frame draw:style-name="fr1" draw:name="Image219" text:anchor-type="as-char" svg:width="6.9236in" svg:height="3.956343in" draw:z-index="0">
<draw:image xlink:href="../Images/yкринформ/2023-03-31T20-17-02-03-00/630_360_1680282940-895.jpg" xlink:type="simple" xlink:show="embed" xlink:actuate="onLoad" draw:mime-type="image/jpeg"/>
</draw:frame>
乌克兰拳击手尤里·扎哈里夫(Yuri Zakhareev)被释放到立陶宛考纳斯(Kaunas)的阿尔加达斯·肖卡斯(Algardas Shocyas)国际锦标赛的决赛中。</text:p>
      <text:p text:style-name="P4">
正如乌克林福姆报道的那样，参考<text:a xlink:type="simple" xlink:href="https://www.facebook.com/411023051028819/posts/672346614896460" text:style-name="Internet_20_link" text:visited-style-name="Visited_20_Internet_20_Link">
</text:a>
。</text:p>
      <text:p text:style-name="P4">
在体重高达71公斤的体重类别中，运动员赢得了苏格兰加里·麦格伦特拉(Garry McGrentra)的评委。</text:p>
      <text:p text:style-name="P4">
据报道，由于昨天击败了同胞马克西米洛丹·扎克哈里夫(Maximimolodan Zakhareev)的胜利进入了波兰的2023年欧洲运动会，在那里将启动2024年奥运会的许可。</text:p>
      <text:p text:style-name="P4">
<text:span text:style-name="T4">
另请阅读：</text:span>
 <text:a xlink:type="simple" xlink:href="https://www.ukrinform.ua/rubric-sports/3689513-zahareev-zdobuv-peremogu-nad-molodanom-na-turniri-v-litvi.html" text:style-name="Internet_20_link" text:visited-style-name="Visited_20_Internet_20_Link">
</text:a>
Kaunas锦标赛将持续到4月2日。</text:p>
      <text:p text:style-name="P4">
照片：fbu.org.ua</text:p>
      <text:p text:style-name="P4">
News Source: <text:a xlink:type="simple" xlink:href="https://www.ukrinform.ua/rubric-sports/3690073-ukrainskij-bokser-zahareev-vijsov-do-finalu-bokserskogo-turniru.html" text:style-name="Internet_20_link" text:visited-style-name="Visited_20_Internet_20_Link">
https://www.ukrinform.ua/rubric-sports/3690073-ukrainskij-bokser-zahareev-vijsov-do-finalu-bokserskogo-turniru.html</text:a>
</text:p>
      <!--NEWS-->
      <text:h text:style-name="P10" text:outline-level="1">
<text:span text:style-name="T4">
条件后，斯洛文尼亚立即支持乌克兰在北约的会员资格</text:span>
</text:h>
      <text:p text:style-name="P4">
作者: Ukrinform (Person)</text:p>
      <text:p text:style-name="P4">
出版商: Укринформ (Organization)</text:p>
      <text:p text:style-name="P4">
出版时间: 2023-03-31T20:19:00+03:00</text:p>
      <text:p text:style-name="P4">
修改时间: 2023-03-31T20:19:00+03:00</text:p>
      <text:p text:style-name="P4">
描述: 斯洛文尼亚在允许条件时支持乌克兰在北大西洋联盟的会员资格。  - 乌克林。</text:p>
      <text:p text:style-name="P4">
图片: ["<text:a xlink:type="simple" xlink:href="https://static.ukrinform.com/photos/2023_03/thumb_files/630_360_1680283659-612.jpeg" text:style-name="Internet_20_link" text:visited-style-name="Visited_20_Internet_20_Link">
630_360_16802...</text:a>
"]</text:p>
      <text:p text:style-name="P4">
标签: ['НАТО', 'Словенія', 'Україна']</text:p>
      <text:p text:style-name="P4">
类型: Article</text:p>
      <!--METADATA-->
      <text:p text:style-name="P4">
<draw:frame draw:style-name="fr1" draw:name="Image220" text:anchor-type="as-char" svg:width="6.9236in" svg:height="3.956343in" draw:z-index="0">
<draw:image xlink:href="../Images/yкринформ/2023-03-31T20-19-00-03-00/630_360_1680283659-612.jpeg" xlink:type="simple" xlink:show="embed" xlink:actuate="onLoad" draw:mime-type="image/jpeg"/>
</draw:frame>
斯洛文尼亚人继续支持乌克兰在北大西洋联盟的会员资格。</text:p>
      <text:p text:style-name="P4">
这是在斯洛文尼亚共和国罗伯特·霍洛布(Robert Robert Holob)总统弗拉基米尔·泽伦斯基·伊普雷米尔(Vladimir Zelensky Ipremier)的联合宣布中指出的，该宣言发表在[]上。(https://www.president.gov.ua/news/spilna-deklaraciya-prezidenta-ukrayini-volodimira-zelenskogo-81965)。</text:p>
      <text:p text:style-name="P4">
“斯洛文尼亚共和国支持乌克兰的<text:a xlink:type="simple" xlink:href="https://www.ukrinform.ua/tag-nato" text:style-name="Internet_20_link" text:visited-style-name="Visited_20_Internet_20_Link">
</text:a>
暴力说。</text:p>
      <text:p text:style-name="P4">
领导人还谴责了俄罗斯对乌克兰的“最具决定性”的全面军事 - 破坏了联合国宪章的基础，并确认了他们对国际法原则的支持，边界的不可侵犯性和每个国家的权利选择自己的道路和安全措施。</text:p>
      <text:p text:style-name="P4">
The signatories also repeated the requirement for the Russian Federation immediately, completely the Tabaszzzzzzzzzzidnya withdrawing all their armed formations from the territory of Ukraine within the limits of international recognized borders.</text:p>
      <text:p text:style-name="P4">
<text:span text:style-name="T4">
另请阅读：</text:span>
 <text:a xlink:type="simple" xlink:href="https://www.ukrinform.ua/rubric-polytics/3689886-slovenia-gotova-vzati-ucast-u-vidnovlenni-ukraini-zustric-premeriv.html" text:style-name="Internet_20_link" text:visited-style-name="Visited_20_Internet_20_Link">
</text:a>
此外，该文件还记录了国家的决心，要求对俄罗斯针对乌克兰的激进战争犯下的军事犯罪和其他严重罪行的参考，并支持建立一个特别的国际法庭以确保责任以确保责任侵略。</text:p>
      <text:p text:style-name="P4">
在该文件中，斯洛文尼亚还支持召集和平公式峰会的想法，以促进其在条件允许的情况下有效实现。</text:p>
      <text:p text:style-name="P4">
值得注意的是，斯洛文尼亚共和国将继续为欧盟和北约对乌克兰的强大有效的政治和物质支持做出贡献，旨在确保乌克兰国家的能力，以根据不可授权的权利有效地执行其领土自卫。</text:p>
      <text:p text:style-name="P4">
<text:span text:style-name="T4">
另请阅读：</text:span>
 <text:a xlink:type="simple" xlink:href="https://www.ukrinform.ua/rubric-polytics/3690065-stefancuk-obgovoriv-iz-premerami-horvatii-ta-slovenii-stvorenna-spectribunalu-proti-rf.html" text:style-name="Internet_20_link" text:visited-style-name="Visited_20_Internet_20_Link">
</text:a>
乌克兰和斯洛文尼亚共和国表示愿意在北约成员之前就乌克兰的安全进行双边咨询。</text:p>
      <text:p text:style-name="P4">
反过来，乌克兰支持了斯洛文尼亚共和国为2024  -  2025年期间联合国安理会的候选人。_foto：op _</text:p>
      <text:p text:style-name="P4">
News Source: <text:a xlink:type="simple" xlink:href="https://www.ukrinform.ua/rubric-polytics/3690076-slovenia-pidtrimue-clenstvo-ukraini-v-nato-sojno-ce-dozvolat-umovi.html" text:style-name="Internet_20_link" text:visited-style-name="Visited_20_Internet_20_Link">
https://www.ukrinform.ua/rubric-polytics/3690076-slovenia-pidtrimue-clenstvo-ukraini-v-nato-sojno-ce-dozvolat-umovi.html</text:a>
</text:p>
      <!--NEWS-->
      <text:h text:style-name="P10" text:outline-level="1">
<text:span text:style-name="T4">
联合国的波罗的海国家：由军事犯罪者管理的俄罗斯无法保存在RADA中</text:span>
</text:h>
      <text:p text:style-name="P4">
作者: Ukrinform (Person)</text:p>
      <text:p text:style-name="P4">
出版商: Укринформ (Organization)</text:p>
      <text:p text:style-name="P4">
出版时间: 2023-03-31T20:29:00+03:00</text:p>
      <text:p text:style-name="P4">
修改时间: 2023-03-31T20:29:00+03:00</text:p>
      <text:p text:style-name="P4">
描述: 波罗的海国家 - 爱沙尼亚，立陶宛和拉脱维亚 - 反对4月份联合国安理会的俄罗斯总统。  - 乌克林。</text:p>
      <text:p text:style-name="P4">
图片: ["<text:a xlink:type="simple" xlink:href="https://static.ukrinform.com/photos/2015_10/thumb_files/630_360_1445002358-2357.jpg" text:style-name="Internet_20_link" text:visited-style-name="Visited_20_Internet_20_Link">
630_360_14450...</text:a>
"]</text:p>
      <text:p text:style-name="P4">
标签: ['путін', 'Країни Балтії', 'Радбез ООН', 'Війна з росією']</text:p>
      <text:p text:style-name="P4">
类型: Article</text:p>
      <!--METADATA-->
      <text:p text:style-name="P4">
<draw:frame draw:style-name="fr1" draw:name="Image221" text:anchor-type="as-char" svg:width="6.9236in" svg:height="3.956343in" draw:z-index="0">
<draw:image xlink:href="../Images/yкринформ/2023-03-31T20-29-00-03-00/630_360_1445002358-2357.jpg" xlink:type="simple" xlink:show="embed" xlink:actuate="onLoad" draw:mime-type="image/jpeg"/>
</draw:frame>
波罗的海国家 - 爱沙尼亚，立陶宛和拉脱维亚 - 反对4月份的俄罗斯联合国安全总统。</text:p>
      <text:p text:style-name="P4">
根据纽约的乌克林事物通讯员的说法，他在纳米特国家的名称中的一份声明中，他在联合国安理会的一次会议上在联合国押韵塔姆萨尔(Un Rhine Tammsaar)的一次会议上读到，该国管理着军队的国家枪手遭到负责世界和平与安全的国际刑事Vorgans的迫害。</text:p>
      <text:p text:style-name="P4">
“明天在俄罗斯布恰市大屠杀周年纪念日将被安理会主席占领吗？ 塔姆萨尔说：“这对身体的信任及其有效的功能是可耻的，羞辱和危险的。”</text:p>
      <text:p text:style-name="P4">
<text:span text:style-name="T4">
另请阅读：</text:span>
 <text:a xlink:type="simple" xlink:href="https://www.ukrinform.ua/rubric-world/3690056-kislica-na-radbezi-oon-putinu-znadobilosa-cotiri-dni-sob-porusiti-obicanku-danu-kitau.html" text:style-name="Internet_20_link" text:visited-style-name="Visited_20_Internet_20_Link">
</text:a>
据他说，一个领导着针对邻国的积极战争，更活泼的暴行，威胁着世界核武器，其领导人是一名战士，国际空间站为其签发了逮捕令，无法管理安全。</text:p>
      <text:p text:style-name="P4">
他补充说：“这个机构的负责任成员应该抵制俄罗斯在误解的微笑中改变国际外交的主要地位的尝试。”</text:p>
      <text:p text:style-name="P4">
<text:span text:style-name="T4">
另请阅读：</text:span>
 <text:a xlink:type="simple" xlink:href="https://www.ukrinform.ua/rubric-world/3690038-putin-porusue-svou-obicanku-kitau-sodo-adernoi-zbroi-stati-v-oon.html" text:style-name="Internet_20_link" text:visited-style-name="Visited_20_Internet_20_Link">
</text:a>
周五，安全理事会的大多数成员谴责弗拉基米尔·普京(Vladimir Putin)总统在其上陈述乌比洛鲁斯(Ubilorus)的陈述中的威胁。</text:p>
      <text:p text:style-name="P4">
安全理事会总统<text:a xlink:type="simple" xlink:href="https://www.ukrinform.ua/tag-oon" text:style-name="Internet_20_link" text:visited-style-name="Visited_20_Internet_20_Link">
</text:a>
它是在RB成员之间交替进行的，每月进行更改。 莫桑比克(Mozambik)主持了3月，洪泛区是俄罗斯联邦的转会。</text:p>
      <text:p text:style-name="P4">
News Source: <text:a xlink:type="simple" xlink:href="https://www.ukrinform.ua/rubric-world/3690074-kraini-baltii-v-oon-rosia-akou-kerue-voennij-zlocinec-ne-moze-golovuvati-v-radbezi.html" text:style-name="Internet_20_link" text:visited-style-name="Visited_20_Internet_20_Link">
https://www.ukrinform.ua/rubric-world/3690074-kraini-baltii-v-oon-rosia-akou-kerue-voennij-zlocinec-ne-moze-golovuvati-v-radbezi.html</text:a>
</text:p>
      <!--NEWS-->
      <text:h text:style-name="P10" text:outline-level="1">
<text:span text:style-name="T4">
Zelensky在等待与中国领导人交谈的准备的答案</text:span>
</text:h>
      <text:p text:style-name="P4">
作者: Ukrinform (Person)</text:p>
      <text:p text:style-name="P4">
出版商: Укринформ (Organization)</text:p>
      <text:p text:style-name="P4">
出版时间: 2023-03-31T20:48:00+03:00</text:p>
      <text:p text:style-name="P4">
修改时间: 2023-03-31T20:48:00+03:00</text:p>
      <text:p text:style-name="P4">
描述: 沃迪米尔·泽伦斯基（Volodymyr Zelensky）总统认为，中国的领导人习近平是那些仍在对俄罗斯对乌克兰战争进行康复的领导人之一，并等待着他 /她对他 /她准备谈判的回答。  - 乌克林。</text:p>
      <text:p text:style-name="P4">
图片: ["<text:a xlink:type="simple" xlink:href="https://static.ukrinform.com/photos/2023_03/thumb_files/630_360_1680284875-785.jpeg" text:style-name="Internet_20_link" text:visited-style-name="Visited_20_Internet_20_Link">
630_360_16802...</text:a>
"]</text:p>
      <text:p text:style-name="P4">
标签: ['Переговори', 'Сі Цзіньпін', 'Зеленський', 'Війна з росією']</text:p>
      <text:p text:style-name="P4">
类型: Article</text:p>
      <!--METADATA-->
      <text:p text:style-name="P4">
<draw:frame draw:style-name="fr1" draw:name="Image222" text:anchor-type="as-char" svg:width="6.9236in" svg:height="3.956343in" draw:z-index="0">
<draw:image xlink:href="../Images/yкринформ/2023-03-31T20-48-00-03-00/630_360_1680284875-785.jpeg" xlink:type="simple" xlink:show="embed" xlink:actuate="onLoad" draw:mime-type="image/jpeg"/>
</draw:frame>
Zelensky的总统庭认为，中国的领导人XI Jinping是速滴之一，这仍然对俄罗斯对乌克兰的战争犹豫不决，并等待着他 /她准备谈判的信号的答案。</text:p>
      <text:p text:style-name="P4">
乌克林福姆报道，他在一次关于布坎峰会结果的新闻发布会上说了这一点。</text:p>
      <text:p text:style-name="P4">
“中国的领导人与我们同在？ 在我看来，那是时候，这是犹豫的蘑菇人之一，可以说。 在我看来，无论多远，我们都必须尽一切努力利用最高国家战争的胜利，”总统说。</text:p>
      <text:p text:style-name="P4">
他表达了他的信念，即这种方法将是战争中世界的胜利，也是那些考虑侵略的伟大国家的保留榜样。</text:p>
      <text:p text:style-name="P4">
<text:span text:style-name="T4">
另请阅读：</text:span>
 <text:a xlink:type="simple" xlink:href="https://www.ukrinform.ua/rubric-polytics/3689169-bilij-dim-pidtrimue-zaklik-zelenskogo-do-si-pospilkuvatisa-napramu.html" text:style-name="Internet_20_link" text:visited-style-name="Visited_20_Internet_20_Link">
</text:a>
“这就是为什么我们还向这样的州发送信号并说他们准备站起来，讨论，讲话和征服俄罗斯的侵略。 我们期望某些州的答案。” Zelensky回答了有关与中国领导人交谈的可能性的问题<text:a xlink:type="simple" xlink:href="https://www.ukrinform.ua/tag-si-czinpin" text:style-name="Internet_20_link" text:visited-style-name="Visited_20_Internet_20_Link">
</text:a>
如报道，<text:a xlink:type="simple" xlink:href="https://www.ukrinform.ua/rubric-world/3689947-premer-ispanii-zaklikav-lidera-knr-pogovoriti-iz-zelenskim.html" text:style-name="Internet_20_link" text:visited-style-name="Visited_20_Internet_20_Link">
</text:a>
乌克兰Zelensky总统，并呼吁对话者与乌克兰领导人进行对话。</text:p>
      <text:p text:style-name="P4">
_foto：op _</text:p>
      <text:p text:style-name="P4">
News Source: <text:a xlink:type="simple" xlink:href="https://www.ukrinform.ua/rubric-polytics/3690078-zelenskij-ocikue-vidpovidi-na-signali-pro-gotovnist-govoriti-z-liderom-knr.html" text:style-name="Internet_20_link" text:visited-style-name="Visited_20_Internet_20_Link">
https://www.ukrinform.ua/rubric-polytics/3690078-zelenskij-ocikue-vidpovidi-na-signali-pro-gotovnist-govoriti-z-liderom-knr.html</text:a>
</text:p>
      <!--NEWS-->
      <text:h text:style-name="P10" text:outline-level="1">
<text:span text:style-name="T4">
俄罗斯人从炮兵和无人机袭击了尼科波尔地区</text:span>
</text:h>
      <text:p text:style-name="P4">
作者: Ukrinform (Person)</text:p>
      <text:p text:style-name="P4">
出版商: Укринформ (Organization)</text:p>
      <text:p text:style-name="P4">
出版时间: 2023-03-31T20:56:00+03:00</text:p>
      <text:p text:style-name="P4">
修改时间: 2023-03-31T20:56:00+03:00</text:p>
      <text:p text:style-name="P4">
描述: 俄罗斯军事袭击了尼科波地区。 有破坏。  - 乌克林。</text:p>
      <text:p text:style-name="P4">
图片: ["<text:a xlink:type="simple" xlink:href="https://static.ukrinform.com/photos/2023_03/thumb_files/630_360_1680285298-902.jpg" text:style-name="Internet_20_link" text:visited-style-name="Visited_20_Internet_20_Link">
630_360_16802...</text:a>
", "<text:a xlink:type="simple" xlink:href="https://static.ukrinform.com/photos/2023_03/1680285297-403.jpg" text:style-name="Internet_20_link" text:visited-style-name="Visited_20_Internet_20_Link">
1680285297-40...</text:a>
", "<text:a xlink:type="simple" xlink:href="https://static.ukrinform.com/photos/2023_03/1680285297-899.jpg" text:style-name="Internet_20_link" text:visited-style-name="Visited_20_Internet_20_Link">
1680285297-89...</text:a>
", "<text:a xlink:type="simple" xlink:href="https://static.ukrinform.com/photos/2023_03/1680285297-367.jpg" text:style-name="Internet_20_link" text:visited-style-name="Visited_20_Internet_20_Link">
1680285297-36...</text:a>
"]</text:p>
      <text:p text:style-name="P4">
标签: ['Дніпропетровщина', 'Обстріл', 'Війна з росією']</text:p>
      <text:p text:style-name="P4">
类型: Article</text:p>
      <!--METADATA-->
      <text:p text:style-name="P4">
<draw:frame draw:style-name="fr1" draw:name="Image223" text:anchor-type="as-char" svg:width="6.9236in" svg:height="3.956343in" draw:z-index="0">
<draw:image xlink:href="../Images/yкринформ/2023-03-31T20-56-00-03-00/630_360_1680285298-902.jpg" xlink:type="simple" xlink:show="embed" xlink:actuate="onLoad" draw:mime-type="image/jpeg"/>
</draw:frame>
俄罗斯人在尼科波尔地区遭到袭击。 有破坏。</text:p>
      <text:p text:style-name="P4">
关于<text:a xlink:type="simple" xlink:href="https://t.me/dnipropetrovskaODA/3881" text:style-name="Internet_20_link" text:visited-style-name="Visited_20_Internet_20_Link">
</text:a>
乌克林福姆报道，请告知酋长 - 帕特罗夫斯克·奥瓦·谢尔盖·利萨克(Ova S​​ergei Lisak)。</text:p>
      <text:p text:style-name="P4">
“今天，敌人两次击中了尼科波尔区的玛丽甘群社区。(https://www.ukrinform.ua/tag-bezpilotnik)。 人们没有受伤。”  - 在邮报中说。</text:p>
      <text:p text:style-name="P4">
<draw:frame draw:style-name="fr1" draw:name="Image224" text:anchor-type="as-char" svg:width="6.9236in" svg:height="9.427881in" draw:z-index="0">
<draw:image xlink:href="../Images/yкринформ/2023-03-31T20-56-00-03-00/1680285297-403.jpg" xlink:type="simple" xlink:show="embed" xlink:actuate="onLoad" draw:mime-type="image/jpeg"/>
</draw:frame>
<text:span text:style-name="T4">
另请阅读：</text:span>
 <text:a xlink:type="simple" xlink:href="https://www.ukrinform.ua/rubric-ato/3690029-unaslidok-raketnogo-udaru-po-zaporizzu-poskodzeni-55-budinkiv.html" text:style-name="Internet_20_link" text:visited-style-name="Visited_20_Internet_20_Link">
</text:a>
</text:p>
      <text:p text:style-name="P4">
<draw:frame draw:style-name="fr1" draw:name="Image225" text:anchor-type="as-char" svg:width="6.9236in" svg:height="4.67343in" draw:z-index="0">
<draw:image xlink:href="../Images/yкринформ/2023-03-31T20-56-00-03-00/1680285297-899.jpg" xlink:type="simple" xlink:show="embed" xlink:actuate="onLoad" draw:mime-type="image/jpeg"/>
</draw:frame>
<draw:frame draw:style-name="fr1" draw:name="Image226" text:anchor-type="as-char" svg:width="6.9236in" svg:height="9.231467in" draw:z-index="0">
<draw:image xlink:href="../Images/yкринформ/2023-03-31T20-56-00-03-00/1680285297-367.jpg" xlink:type="simple" xlink:show="embed" xlink:actuate="onLoad" draw:mime-type="image/jpeg"/>
</draw:frame>
他指出，在锰中，社会机构，汽车和几座经济建筑遭到破坏。</text:p>
      <text:p text:style-name="P4">
攻击的影响仍被阐明。</text:p>
      <text:p text:style-name="P4">
<text:span text:style-name="T5">
foto：dnipropetrovsk ova</text:span>
</text:p>
      <text:p text:style-name="P4">
News Source: <text:a xlink:type="simple" xlink:href="https://www.ukrinform.ua/rubric-ato/3690079-rosiani-vdarili-po-nikopolsini-z-artilerii-ta-bpla.html" text:style-name="Internet_20_link" text:visited-style-name="Visited_20_Internet_20_Link">
https://www.ukrinform.ua/rubric-ato/3690079-rosiani-vdarili-po-nikopolsini-z-artilerii-ta-bpla.html</text:a>
</text:p>
      <!--NEWS-->
      <text:h text:style-name="P10" text:outline-level="1">
<text:span text:style-name="T4">
IMF以156亿美元的价格批准了乌克兰的融资计划</text:span>
</text:h>
      <text:p text:style-name="P4">
作者: Ukrinform (Person)</text:p>
      <text:p text:style-name="P4">
出版商: Укринформ (Organization)</text:p>
      <text:p text:style-name="P4">
出版时间: 2023-03-31T21:00:00+03:00</text:p>
      <text:p text:style-name="P4">
修改时间: 2023-03-31T21:00:00+03:00</text:p>
      <text:p text:style-name="P4">
描述: 在周五的一次会议上，国际货币基金组织执行委员会批准了156亿美元的新的EFF资助计划。  - 乌克林。</text:p>
      <text:p text:style-name="P4">
图片: ["<text:a xlink:type="simple" xlink:href="https://static.ukrinform.com/photos/2020_01/thumb_files/630_360_1578575518-950.jpg" text:style-name="Internet_20_link" text:visited-style-name="Visited_20_Internet_20_Link">
630_360_15785...</text:a>
"]</text:p>
      <text:p text:style-name="P4">
标签: ['МВФ', 'Україна', 'Гроші']</text:p>
      <text:p text:style-name="P4">
类型: Article</text:p>
      <!--METADATA-->
      <text:p text:style-name="P4">
<draw:frame draw:style-name="fr1" draw:name="Image227" text:anchor-type="as-char" svg:width="6.9236in" svg:height="3.956343in" draw:z-index="0">
<draw:image xlink:href="../Images/yкринформ/2023-03-31T21-00-00-03-00/630_360_1578575518-950.jpg" xlink:type="simple" xlink:show="embed" xlink:actuate="onLoad" draw:mime-type="image/jpeg"/>
</draw:frame>
国际货币基金组织在周五的会议上执行，批准了乌克兰的156亿美元的一项新的EFF扩展资金计划。</text:p>
      <text:p text:style-name="P4">
这在[]中指出(https://www.imf.org/en/News/Articles/2023/03/31/pr23101-ukraine-imf-executive-board-approves-usd-billion-new-eff-part-of-overall-support-package)乌克林福姆报道，周五出版。</text:p>
      <text:p text:style-name="P4">
“执行委员会 <text:a xlink:type="simple" xlink:href="https://www.ukrinform.ua/tag-mvf" text:style-name="Internet_20_link" text:visited-style-name="Visited_20_Internet_20_Link">
</text:a>
今天批准了根据扩展资金计划的48个月扩展协议(eff)晚上116亿SDR(577％的配额或约156亿美元)”，文档中。</text:p>
      <text:p text:style-name="P4">
指定执行委员会的决定允许您支付约20亿美元的SDRS(或27亿美元).</text:p>
      <text:p text:style-name="P4">
Зазначається, що нинішня домовленість є частиною пакету підтримки Українизагальною вартістю 115 мільярдів доларів.</text:p>
      <text:p text:style-name="P4">
<text:span text:style-name="T4">
Читайте також:</text:span>
 <text:a xlink:type="simple" xlink:href="https://www.ukrinform.ua/rubric-economy/3689157-litva-priednaetsa-do-programi-mvf-z-finansuvanna-ukraini.html" text:style-name="Internet_20_link" text:visited-style-name="Visited_20_Internet_20_Link">
 </text:a>
新的EFF计划“旨在合并一项支持财政，外部，价格和金融稳定性并支持经济恢复的政策。” 同时，它应该改善公共管理，并确定乌克兰的机构，以促进战后重建的长期增长以及乌克兰对欧盟的道路。</text:p>
      <text:p text:style-name="P4">
EFF包括两个步骤。 第一阶段(2023-2024。)根据监控计划，它涉及通过加强动员货币融资和来自国内市场的目标来加强财政，外部，价格和价格稳定。 此外，还将促进长期财务稳定性，包括通过准备对班克科部门的地位进行更深入的评估，并继续在NBU独立的协助下进行协助。</text:p>
      <text:p text:style-name="P4">
第二阶段规定了旨在恢复和重建的改革，以及支持乌克兰加入欧盟的措施。 此外，长期增长的财务稳定性和加速度将增加。在第二阶段，乌克兰有望重返政治，这是对乌克兰的 - 俄罗斯之前的，其中包括灵活的汇率和通货膨胀的目标。<text:span text:style-name="T4">
另请阅读：</text:span>
 <text:a xlink:type="simple" xlink:href="https://www.ukrinform.ua/rubric-vidbudova/3688272-ukraina-potrebue-14-milardiv-na-pokritta-nagalnih-potreb-marcenko.html" text:style-name="Internet_20_link" text:visited-style-name="Visited_20_Internet_20_Link">
</text:a>
沃迪米尔·泽伦斯基(Volodymyr Zelensky)总统对托伊·乔治耶夫(Christalini Georgieva)国际货币基金会表示感谢，以批准乌克兰的新四年计划的批准。 国家元首在<text:a xlink:type="simple" xlink:href="https://twitter.com/ZelenskyyUa/status/1641860208979853313" text:style-name="Internet_20_link" text:visited-style-name="Visited_20_Internet_20_Link">
</text:a>
.</text:p>
      <text:p text:style-name="P4">
"Дякую МВФ та Крісталіні Георгієвій за затвердження нової чотирирічноїпрограми підтримки України на загальну суму $15,6 млрд", — зазначив він.</text:p>
      <text:p text:style-name="P4">
Як зауважив Президент, це важлива допомога в боротьбі України з російськоюагресією. "Разом підтримуємо українську економіку та рухаємося вперед доперемоги", — наголосив Зеленський.</text:p>
      <text:p text:style-name="P4">
Як повідомляв Укрінформ, Угода на рівні персоналу між представниками МВФ іукраїнською владою про затвердження програми розширеного фінансування (eff)上周，乌克兰到达了。 本周五会议举行了<text:a xlink:type="simple" xlink:href="https://www.ukrinform.ua/rubric-economy/3689628-mvf-u-patnicu-prijme-risenna-sodo-novoi-programi-dla-ukraini.html" text:style-name="Internet_20_link" text:visited-style-name="Visited_20_Internet_20_Link">
</text:a>
关于“作为扩展资金机制的一部分，请求扩展农业请求(eff)并随着董事会的参与而修订监测计划的结果。”</text:p>
      <text:p text:style-name="P4">
News Source: <text:a xlink:type="simple" xlink:href="https://www.ukrinform.ua/rubric-economy/3690077-mvf-shvaliv-programu-finansuvanna-dla-ukraini-na-156-milarda.html" text:style-name="Internet_20_link" text:visited-style-name="Visited_20_Internet_20_Link">
https://www.ukrinform.ua/rubric-economy/3690077-mvf-shvaliv-programu-finansuvanna-dla-ukraini-na-156-milarda.html</text:a>
</text:p>
      <!--NEWS-->
      <text:h text:style-name="P10" text:outline-level="1">
<text:span text:style-name="T4">
Zelensky认为在俄罗斯将在不战斗的情况下将部队从乌克兰撤离后可能会进行谈判</text:span>
</text:h>
      <text:p text:style-name="P4">
作者: Ukrinform (Person)</text:p>
      <text:p text:style-name="P4">
出版商: Укринформ (Organization)</text:p>
      <text:p text:style-name="P4">
出版时间: 2023-03-31T21:10:00+03:00</text:p>
      <text:p text:style-name="P4">
修改时间: 2023-03-31T21:10:00+03:00</text:p>
      <text:p text:style-name="P4">
描述: 沃迪米尔总统Zelensky认为，在“体面”国家在场的情况下，外交形式的开始并在俄罗斯对乌克兰的战争结束时，只能是俄罗斯在没有战斗的情况下将其部队从乌克兰移走。  - 乌克林。</text:p>
      <text:p text:style-name="P4">
图片: ["<text:a xlink:type="simple" xlink:href="https://static.ukrinform.com/photos/2023_03/thumb_files/630_360_1680286610-590.jpeg" text:style-name="Internet_20_link" text:visited-style-name="Visited_20_Internet_20_Link">
630_360_16802...</text:a>
"]</text:p>
      <text:p text:style-name="P4">
标签: ['Переговори', 'Зеленський', 'Війна з росією']</text:p>
      <text:p text:style-name="P4">
类型: Article</text:p>
      <!--METADATA-->
      <text:p text:style-name="P4">
<draw:frame draw:style-name="fr1" draw:name="Image228" text:anchor-type="as-char" svg:width="6.9236in" svg:height="3.956343in" draw:z-index="0">
<draw:image xlink:href="../Images/yкринформ/2023-03-31T21-10-00-03-00/630_360_1680286610-590.jpeg" xlink:type="simple" xlink:show="embed" xlink:actuate="onLoad" draw:mime-type="image/jpeg"/>
</draw:frame>
Zelensky的总统司认为，外交形式的开始和俄罗斯对乌克兰战争在“体面”国家的大桌子上的固定才能是，只有俄罗斯没有与乌克兰的部队作斗争。</text:p>
      <text:p text:style-name="P4">
但是，乌克林福姆报道，国家负责人在准备大会上关于布坎峰会结果的准备会议上说，尚不清楚谁将代表俄罗斯联邦。</text:p>
      <text:p text:style-name="P4">
“是的，战争结束将有一个固定。 但是，只有在这张大桌子上，体面的国家才会坐在那里，而俄罗斯联邦的代表对我来说很难当时成为俄罗斯的代表，他们将带领所有部队从我们的领土上带领所有部队战斗，然后开始外交格式。”他说<text:a xlink:type="simple" xlink:href="https://www.ukrinform.ua/tag-zelenskij" text:style-name="Internet_20_link" text:visited-style-name="Visited_20_Internet_20_Link">
</text:a>
。</text:p>
      <text:p text:style-name="P4">
同时，他强调，如果乌克兰“将被武力击中(俄罗斯人 -  ed。)一切都到最后，那么与这样的人无话可说，”因为人们会迷路。</text:p>
      <text:p text:style-name="P4">
<text:span text:style-name="T4">
另请阅读：</text:span>
 <text:a xlink:type="simple" xlink:href="https://www.ukrinform.ua/rubric-polytics/3690078-zelenskij-ocikue-vidpovidi-na-signali-pro-gotovnist-govoriti-z-liderom-knr.html" text:style-name="Internet_20_link" text:visited-style-name="Visited_20_Internet_20_Link">
</text:a>
“会有很多人员伤亡。与整个人说什么？他们是孤立的，谁不按手。</text:p>
      <text:p text:style-name="P4">
Zelensky还回忆说，他以前提出了和平的公式，据其言论，“绝对具体的行动顺序，这肯定会导致战争的兴起，因为我们想要和平。”</text:p>
      <text:p text:style-name="P4">
_foto：op _</text:p>
      <text:p text:style-name="P4">
News Source: <text:a xlink:type="simple" xlink:href="https://www.ukrinform.ua/rubric-polytics/3690082-zelenskij-vvazae-peregovori-mozlivimi-pisla-togo-ak-rosia-bez-bou-vivede-z-ukraini-vijska.html" text:style-name="Internet_20_link" text:visited-style-name="Visited_20_Internet_20_Link">
https://www.ukrinform.ua/rubric-polytics/3690082-zelenskij-vvazae-peregovori-mozlivimi-pisla-togo-ak-rosia-bez-bou-vivede-z-ukraini-vijska.html</text:a>
</text:p>
      <!--NEWS-->
      <text:h text:style-name="P10" text:outline-level="1">
<text:span text:style-name="T4">
入侵者再次在Sumy和Chernihiv地区的定居点开火</text:span>
</text:h>
      <text:p text:style-name="P4">
作者: Ukrinform (Person)</text:p>
      <text:p text:style-name="P4">
出版商: Укринформ (Organization)</text:p>
      <text:p text:style-name="P4">
出版时间: 2023-03-31T21:17:00+03:00</text:p>
      <text:p text:style-name="P4">
修改时间: 2023-03-31T21:17:00+03:00</text:p>
      <text:p text:style-name="P4">
描述: 俄罗斯军队从炮兵中开火了，苏米和切尼希夫地区的两个边界定居点。  - 乌克林。</text:p>
      <text:p text:style-name="P4">
图片: ["<text:a xlink:type="simple" xlink:href="https://static.ukrinform.com/photos/2022_11/thumb_files/630_360_1667727136-729.jpeg" text:style-name="Internet_20_link" text:visited-style-name="Visited_20_Internet_20_Link">
630_360_16677...</text:a>
"]</text:p>
      <text:p text:style-name="P4">
标签: ['Обстріл', 'Сумщина', 'Агресія РФ', 'Чернігівщина', 'Війна з росією']</text:p>
      <text:p text:style-name="P4">
类型: Article</text:p>
      <!--METADATA-->
      <text:p text:style-name="P4">
<draw:frame draw:style-name="fr1" draw:name="Image229" text:anchor-type="as-char" svg:width="6.9236in" svg:height="3.956343in" draw:z-index="0">
<draw:image xlink:href="../Images/yкринформ/2023-03-31T21-17-00-03-00/630_360_1667727136-729.jpeg" xlink:type="simple" xlink:show="embed" xlink:actuate="onLoad" draw:mime-type="image/jpeg"/>
</draw:frame>
Ruskivska从炮兵那里解雇了Sumy和Chernyhiv地区的两个边界定居点。</text:p>
      <text:p text:style-name="P4">
根据乌克林福姆的说法，[<text:a xlink:type="simple" xlink:href="https://t.me/ok_pivnich1/1619" text:style-name="Internet_20_link" text:visited-style-name="Visited_20_Internet_20_Link">
</text:a>
。</text:p>
      <text:p text:style-name="P4">
特别是，在盖尼希夫地区的盖伊村(Guy Village of Chernihiv)地区，可能是从15:22到16:10进行的16次命中，可能是从自推动的炮兵装置中进行的。</text:p>
      <text:p text:style-name="P4">
从下午4:25到下午5:00，有24次击中，可能来自苏米地区Baranivka村的枪管炮兵。</text:p>
      <text:p text:style-name="P4">
<text:span text:style-name="T4">
另请阅读：</text:span>
 <text:span text:style-name="T4">
 <text:a xlink:type="simple" xlink:href="https://www.ukrinform.ua/rubric-ato/3689810-rosia-za-dobu-obstrilala-117-naselenih-punktiv-ukraini-zaginuli-dvoe-civilnih-20-poraneni.html" text:style-name="Internet_20_link" text:visited-style-name="Visited_20_Internet_20_Link">
</text:a>
</text:span>
</text:p>
      <text:p text:style-name="P4">
在这两种情况下，均未收到有关当地人口损失或对民用基础设施损失的信息。</text:p>
      <text:p text:style-name="P4">
据报道，在3月31日星期五上半年，俄罗斯入侵者<text:span text:style-name="T4">
 <text:a xlink:type="simple" xlink:href="https://www.ukrinform.ua/tag-obstril" text:style-name="Internet_20_link" text:visited-style-name="Visited_20_Internet_20_Link">
</text:a>
</text:span>
六个摘要和切尔尼希夫地区，总共进行了80多次命中。</text:p>
      <text:p text:style-name="P4">
News Source: <text:a xlink:type="simple" xlink:href="https://www.ukrinform.ua/rubric-ato/3690083-zagarbniki-vkotre-obstrilali-naseleni-punkti-sumsini-ta-cernigivsini.html" text:style-name="Internet_20_link" text:visited-style-name="Visited_20_Internet_20_Link">
https://www.ukrinform.ua/rubric-ato/3690083-zagarbniki-vkotre-obstrilali-naseleni-punkti-sumsini-ta-cernigivsini.html</text:a>
</text:p>
      <!--NEWS-->
      <text:h text:style-name="P10" text:outline-level="1">
<text:span text:style-name="T4">
俄罗斯人被大炮覆盖，杀死了婴儿和她的祖母</text:span>
</text:h>
      <text:p text:style-name="P4">
作者: Ukrinform (Person)</text:p>
      <text:p text:style-name="P4">
出版商: Укринформ (Organization)</text:p>
      <text:p text:style-name="P4">
出版时间: 2023-03-31T21:25:00+03:00</text:p>
      <text:p text:style-name="P4">
修改时间: 2023-03-31T21:25:00+03:00</text:p>
      <text:p text:style-name="P4">
描述: 由于唐内茨克地区的俄罗斯阿夫迪夫卡（Avdiivka）的俄罗斯入侵者炮击，其中两人被杀，其中包括一个2022年的孩子，又有两人受伤。  - 乌克林。</text:p>
      <text:p text:style-name="P4">
图片: ["<text:a xlink:type="simple" xlink:href="https://static.ukrinform.com/photos/2018_10/thumb_files/630_360_1538997483-946.jpg" text:style-name="Internet_20_link" text:visited-style-name="Visited_20_Internet_20_Link">
630_360_15389...</text:a>
"]</text:p>
      <text:p text:style-name="P4">
标签: ['Обстріл', 'Авдіївка', 'Війна з росією']</text:p>
      <text:p text:style-name="P4">
类型: Article</text:p>
      <!--METADATA-->
      <text:p text:style-name="P4">
<draw:frame draw:style-name="fr1" draw:name="Image230" text:anchor-type="as-char" svg:width="6.9236in" svg:height="3.956343in" draw:z-index="0">
<draw:image xlink:href="../Images/yкринформ/2023-03-31T21-25-00-03-00/630_360_1538997483-946.jpg" xlink:type="simple" xlink:show="embed" xlink:actuate="onLoad" draw:mime-type="image/jpeg"/>
</draw:frame>
除了顿涅茨克地区的阿夫迪夫卡(Avdiivka)的俄罗斯入侵者外，两人被杀，包括2022年的孩子，还有两人受伤。</text:p>
      <text:p text:style-name="P4">
总统办公室Andriy Ermak在[]中报道了这一点。(https://t.me/ermaka2022/2345)，报道乌克林福姆。</text:p>
      <text:p text:style-name="P4">
“俄罗斯人被解雇了<text:a xlink:type="simple" xlink:href="https://www.ukrinform.ua/tag-avdiivka" text:style-name="Internet_20_link" text:visited-style-name="Visited_20_Internet_20_Link">
</text:a>
从炮兵那里 - 两个人都受到了欢迎，其中一个是在2022年出生的。 另外两个人受伤。”他说。</text:p>
      <text:p text:style-name="P4">
<text:span text:style-name="T4">
另请阅读：</text:span>
 <text:a xlink:type="simple" xlink:href="https://www.ukrinform.ua/rubric-ato/3690029-unaslidok-raketnogo-udaru-po-zaporizzu-poskodzeni-55-budinkiv.html" text:style-name="Internet_20_link" text:visited-style-name="Visited_20_Internet_20_Link">
</text:a>
据Yermak称，私人住宅遭到破坏。</text:p>
      <text:p text:style-name="P4">
顿涅茨克地区军事行政部门负责人Pavel Kirilenko讲述。 一个五个月的男孩和他的祖母被杀，他的母亲和孩子的父亲被焊接了。 昨天，警方再次说服了他们的母亲离开这座城市。</text:p>
      <text:p text:style-name="P4">
他发布了一段视频，警察说服一名妇女离开被城市敌人发射的婴儿，她拒绝了。</text:p>
      <text:p text:style-name="P4">
“在阿夫迪夫卡发生的一场可怕的悲剧：一个5个月大的男人和他的祖母在俄罗斯军队的大火下被杀。 孩子的母亲和父亲受伤。 很难意识到，在这场可怕的战争面前，俄罗斯人在反对我们的情况下，这场悲剧是可以避免的：昨天，警察再次说服了妈妈们考虑他们的儿子并离开，” []的地区写道。(https://t.me/pavlokyrylenko_donoda/7302)。</text:p>
      <text:p text:style-name="P4">
他指出，不幸的是，即使是一场严格的谈话也没有导致所需的抵抗 - 该女子再次拒绝去一个更安全的地方，“今天发生了不可弥补的事情。”</text:p>
      <text:p text:style-name="P4">
“不幸的是，有些人似乎仍然是难以理解和非凡的。 但这是唯一可以挽救生命的事情。”基里伦科强调。</text:p>
      <text:p text:style-name="P4">
他再次转向平民，与常识相反，他仍然是一个prifrontov地区：“撤离!我们提供您需要的一切。执法人员冒着自己的生命冒着挽救自己的生命的风险 - 不要忽略它。救救自己和您的孩子。”</text:p>
      <text:p text:style-name="P4">
根据乌克林福姆的报道，根据<text:a xlink:type="simple" xlink:href="https://dn.npu.gov.ua/news/do-14-raket-na-dobu-shchodnia-khtos-hyne-politseiski-pid-vohnem-evakuiuiut-meshkantsiv-avdiivky" text:style-name="Internet_20_link" text:visited-style-name="Visited_20_Internet_20_Link">
</text:a>
在顿涅茨克地区的阿夫迪夫卡(Avdiivka)的敌人中，有五个孩子被解雇。 每天，离开城市变得越来越困难。警方试图尽快说服父母。</text:p>
      <text:p text:style-name="P4">
News Source: <text:a xlink:type="simple" xlink:href="https://www.ukrinform.ua/rubric-ato/3690088-rosiani-nakrili-z-artilerii-avdiivku-zaginula-ditina.html" text:style-name="Internet_20_link" text:visited-style-name="Visited_20_Internet_20_Link">
https://www.ukrinform.ua/rubric-ato/3690088-rosiani-nakrili-z-artilerii-avdiivku-zaginula-ditina.html</text:a>
</text:p>
      <!--NEWS-->
      <text:h text:style-name="P10" text:outline-level="1">
<text:span text:style-name="T4">
Zelensky关于白俄罗斯俄罗斯联邦的核武器：信号表明与中国的会面失败</text:span>
</text:h>
      <text:p text:style-name="P4">
作者: Ukrinform (Person)</text:p>
      <text:p text:style-name="P4">
出版商: Укринформ (Organization)</text:p>
      <text:p text:style-name="P4">
出版时间: 2023-03-31T21:27:00+03:00</text:p>
      <text:p text:style-name="P4">
修改时间: 2023-03-31T21:27:00+03:00</text:p>
      <text:p text:style-name="P4">
描述: 沃迪米尔总统Zelenskyy坚信，俄罗斯联邦关于在白俄罗斯放置核武器的意图的陈述表明与中国的会议失败了。  - 乌克林。</text:p>
      <text:p text:style-name="P4">
图片: ["<text:a xlink:type="simple" xlink:href="https://static.ukrinform.com/photos/2022_09/thumb_files/630_360_1664318178-802.jpg" text:style-name="Internet_20_link" text:visited-style-name="Visited_20_Internet_20_Link">
630_360_16643...</text:a>
"]</text:p>
      <text:p text:style-name="P4">
标签: ['білорусь', 'Ядерна зброя', 'Агресія РФ', 'Зеленський', 'Війна з росією']</text:p>
      <text:p text:style-name="P4">
类型: Article</text:p>
      <!--METADATA-->
      <text:p text:style-name="P4">
<draw:frame draw:style-name="fr1" draw:name="Image231" text:anchor-type="as-char" svg:width="6.9236in" svg:height="3.956343in" draw:z-index="0">
<draw:image xlink:href="../Images/yкринформ/2023-03-31T21-27-00-03-00/630_360_1664318178-802.jpg" xlink:type="simple" xlink:show="embed" xlink:actuate="onLoad" draw:mime-type="image/jpeg"/>
</draw:frame>
总统洛德米尔·泽伦斯基(Lordimir Zelensky)坚信，俄罗斯联邦关于在白俄罗斯展示核武器的意图的陈述表明，一次会议失败。</text:p>
      <text:p text:style-name="P4">
乌克林福姆报道，他在一次关于布坎峰会结果的新闻发布会上说了这一点。</text:p>
      <text:p text:style-name="P4">
“俄罗斯将在白俄罗斯放置核武器的信号说，与中国的一次失败了。 表现出某种个性的第一件事，在普京总统的管理下，这完全失去了。 但是他无法在战场上做到这一点。 甚至关于他们发动了这样一场血腥战争的事实 - 绝对清楚它已经变成了什么。 问题是他根本不后悔我们的人民并杀死他，但他不算他的人民。 但这是俄罗斯联邦的事务，”泽伦斯基说。</text:p>
      <text:p text:style-name="P4">
<text:span text:style-name="T4">
另请阅读：</text:span>
 <text:span text:style-name="T4">
 <text:a xlink:type="simple" xlink:href="https://www.ukrinform.ua/rubric-polytics/3690082-zelenskij-vvazae-peregovori-mozlivimi-pisla-togo-ak-rosia-bez-bou-vivede-z-ukraini-vijska.html" text:style-name="Internet_20_link" text:visited-style-name="Visited_20_Internet_20_Link">
</text:a>
</text:span>
</text:p>
      <text:p text:style-name="P4">
总统还强调，普京的陈述完全丧失了任何主观性和白俄罗斯·亚历山大·卢卡申科(Belarus Alexander Lukashenko)的总统。</text:p>
      <text:p text:style-name="P4">
“他(Lukashenko-编辑。)，我认为，不再确定哪种武器是最大的区域。” Zelensky补充说。</text:p>
      <text:p text:style-name="P4">
同时，国家元首强调普京仍在威胁世界，因为如果乌克兰不忍受，俄罗斯独裁者将进一步前往其他国家。</text:p>
      <text:p text:style-name="P4">
<text:span text:style-name="T4">
另请阅读：</text:span>
 <text:span text:style-name="T4">
 <text:a xlink:type="simple" xlink:href="https://www.ukrinform.ua/rubric-polytics/3690078-zelenskij-ocikue-vidpovidi-na-signali-pro-gotovnist-govoriti-z-liderom-knr.html" text:style-name="Internet_20_link" text:visited-style-name="Visited_20_Internet_20_Link">
</text:a>
</text:span>
</text:p>
      <text:p text:style-name="P4">
据报道，俄罗斯总统弗拉基米尔·普京(Vladimir Putin)表示，俄罗斯已将战术核武器放在白俄罗斯。 早些时候，今年2月，普托诺夫(Putinov(新的开始)，尽管本文档的位置并不能规定“暂停”的可能性。</text:p>
      <text:p text:style-name="P4">
自称为白俄罗斯·奥尔克斯德(Belarus Oleksandr Lukashenko)的总统说，在他的倡议中，在白俄罗斯的核武器放置在他的倡议中，这不是恐吓，而是卸载，而是“保护白俄罗斯国家”的机会。</text:p>
      <text:p text:style-name="P4">
<text:span text:style-name="T4">
另请阅读：</text:span>
 <text:span text:style-name="T4">
 <text:a xlink:type="simple" xlink:href="https://www.ukrinform.ua/rubric-world/3690053-kitaj-zaaviv-na-radbezi-oon-so-vistupae-proti-rozmisenna-adernoi-zbroi-v-insih-krainah.html" text:style-name="Internet_20_link" text:visited-style-name="Visited_20_Internet_20_Link">
</text:a>
 </text:span>
</text:p>
      <text:p text:style-name="P4">
News Source: <text:a xlink:type="simple" xlink:href="https://www.ukrinform.ua/rubric-ato/3690089-zelenskij-pro-adernu-zbrou-rf-u-bilorusi-signal-govorit-pro-nevdalu-zustric-iz-kitaem.html" text:style-name="Internet_20_link" text:visited-style-name="Visited_20_Internet_20_Link">
https://www.ukrinform.ua/rubric-ato/3690089-zelenskij-pro-adernu-zbrou-rf-u-bilorusi-signal-govorit-pro-nevdalu-zustric-iz-kitaem.html</text:a>
</text:p>
      <!--NEWS-->
      <text:h text:style-name="P10" text:outline-level="1">
<text:span text:style-name="T4">
Shevchenko访问了Ohmatdit儿童医院</text:span>
</text:h>
      <text:p text:style-name="P4">
作者: Ukrinform (Person)</text:p>
      <text:p text:style-name="P4">
出版商: Укринформ (Organization)</text:p>
      <text:p text:style-name="P4">
出版时间: 2023-03-31T21:32:00+03:00</text:p>
      <text:p text:style-name="P4">
修改时间: 2023-03-31T21:32:00+03:00</text:p>
      <text:p text:style-name="P4">
描述: 乌克兰国家队的前任主教练，曼联大使Andriy Shevchenko参观了儿童医院“ Okhmatdit”。  - 乌克林。</text:p>
      <text:p text:style-name="P4">
图片: ["<text:a xlink:type="simple" xlink:href="https://static.ukrinform.com/photos/2023_03/thumb_files/630_360_1680287019-360.jpg" text:style-name="Internet_20_link" text:visited-style-name="Visited_20_Internet_20_Link">
630_360_16802...</text:a>
", "<text:a xlink:type="simple" xlink:href="https://static.ukrinform.com/photos/2023_03/1680286973-134.jpg" text:style-name="Internet_20_link" text:visited-style-name="Visited_20_Internet_20_Link">
1680286973-13...</text:a>
", "<text:a xlink:type="simple" xlink:href="https://static.ukrinform.com/photos/2023_03/1680286974-567.jpg" text:style-name="Internet_20_link" text:visited-style-name="Visited_20_Internet_20_Link">
1680286974-56...</text:a>
"]</text:p>
      <text:p text:style-name="P4">
标签: ['Футбол', 'Андрій Шевченко']</text:p>
      <text:p text:style-name="P4">
类型: Article</text:p>
      <!--METADATA-->
      <text:p text:style-name="P4">
<draw:frame draw:style-name="fr1" draw:name="Image232" text:anchor-type="as-char" svg:width="6.9236in" svg:height="3.956343in" draw:z-index="0">
<draw:image xlink:href="../Images/yкринформ/2023-03-31T21-32-00-03-00/630_360_1680287019-360.jpg" xlink:type="simple" xlink:show="embed" xlink:actuate="onLoad" draw:mime-type="image/jpeg"/>
</draw:frame>
乌克兰国家队的前首席教练，曼联大使Andriy Shevchenko访问了Ohmatdit医院。</text:p>
      <text:p text:style-name="P4">
据报道<text:a xlink:type="simple" xlink:href="https://www.instagram.com/p/CqdJC-gNkXy/" text:style-name="Internet_20_link" text:visited-style-name="Visited_20_Internet_20_Link">
</text:a>
United24 Winstagram，Ukrinform报告。</text:p>
      <text:p text:style-name="P4">
<draw:frame draw:style-name="fr1" draw:name="Image233" text:anchor-type="as-char" svg:width="6.9236in" svg:height="7.551853in" draw:z-index="0">
<draw:image xlink:href="../Images/yкринформ/2023-03-31T21-32-00-03-00/1680286973-134.jpg" xlink:type="simple" xlink:show="embed" xlink:actuate="onLoad" draw:mime-type="image/jpeg"/>
</draw:frame>
乌克兰国家队的逃避事件会见了年轻的患者，他的6岁的马纳林(Manarin)来自霍尔森地区，甚至踢足球。</text:p>
      <text:p text:style-name="P4">
<draw:frame draw:style-name="fr1" draw:name="Image234" text:anchor-type="as-char" svg:width="6.9236in" svg:height="7.539031in" draw:z-index="0">
<draw:image xlink:href="../Images/yкринформ/2023-03-31T21-32-00-03-00/1680286974-567.jpg" xlink:type="simple" xlink:show="embed" xlink:actuate="onLoad" draw:mime-type="image/jpeg"/>
</draw:frame>
<text:span text:style-name="T4">
另请阅读：</text:span>
 <text:a xlink:type="simple" xlink:href="https://www.ukrinform.ua/rubric-vidbudova/3689022-britanec-ber-grillz-stav-ambasadorom-united24-i-prosuvatime-napramok-vidbudovi-ukraini.html" text:style-name="Internet_20_link" text:visited-style-name="Visited_20_Internet_20_Link">
</text:a>
俄罗斯火箭被码头的家人击中。 由于俄罗斯的炮击，该女孩是第一个成为妓女的孩子，俄罗斯炮击在乌克兰进行了假肢。</text:p>
      <text:p text:style-name="P4">
照片：Instagram.com</text:p>
      <text:p text:style-name="P4">
News Source: <text:a xlink:type="simple" xlink:href="https://www.ukrinform.ua/rubric-sports/3690086-sevcenko-vidvidav-ditacu-likarnu-ohmatdit.html" text:style-name="Internet_20_link" text:visited-style-name="Visited_20_Internet_20_Link">
https://www.ukrinform.ua/rubric-sports/3690086-sevcenko-vidvidav-ditacu-likarnu-ohmatdit.html</text:a>
</text:p>
      <!--NEWS-->
      <text:h text:style-name="P10" text:outline-level="1">
<text:span text:style-name="T4">
Bucha可以成为针对俄罗斯的法庭的平台 - 总统</text:span>
</text:h>
      <text:p text:style-name="P4">
作者: Ukrinform (Person)</text:p>
      <text:p text:style-name="P4">
出版商: Укринформ (Organization)</text:p>
      <text:p text:style-name="P4">
出版时间: 2023-03-31T21:37:00+03:00</text:p>
      <text:p text:style-name="P4">
修改时间: 2023-03-31T21:37:00+03:00</text:p>
      <text:p text:style-name="P4">
描述: 为了恢复正义，Bucha可以成为法庭将要依据的遗址之一，应谴责俄罗斯对乌克兰，普京及其环境的侵略。  - 乌克林。</text:p>
      <text:p text:style-name="P4">
图片: ["<text:a xlink:type="simple" xlink:href="https://static.ukrinform.com/photos/2023_03/thumb_files/630_360_1680286610-590.jpeg" text:style-name="Internet_20_link" text:visited-style-name="Visited_20_Internet_20_Link">
630_360_16802...</text:a>
"]</text:p>
      <text:p text:style-name="P4">
标签: ['Буча', 'Трибунал', 'Україна', 'Агресія РФ', 'Зеленський', 'Війна з росією']</text:p>
      <text:p text:style-name="P4">
类型: Article</text:p>
      <!--METADATA-->
      <text:p text:style-name="P4">
<draw:frame draw:style-name="fr1" draw:name="Image235" text:anchor-type="as-char" svg:width="6.9236in" svg:height="3.956343in" draw:z-index="0">
<draw:image xlink:href="../Images/yкринформ/2023-03-31T21-37-00-03-00/630_360_1680286610-590.jpeg" xlink:type="simple" xlink:show="embed" xlink:actuate="onLoad" draw:mime-type="image/jpeg"/>
</draw:frame>
为了恢复正义，布恰可以成为谴责法庭的遗址之一，这应该谴责俄罗斯对乌克兰，普京及其环境的侵略。</text:p>
      <text:p text:style-name="P4">
乌克林福姆报道，乌克兰沃迪米尔·泽伦斯基(Ukraine Volodymyr Zelensky)总统在布坎峰会向梦想家的上诉中指出，这是由此表示的。(https://t.me/V_Zelenskiy_official/5700)在国家元首的电报上。</text:p>
      <text:p text:style-name="P4">
“当我们考虑了这次峰会的想法时，我们认为将来会受到惩罚，Bucha可能会成为法庭反对俄罗斯侵略的遗址之一，这是对总统的侵略的侵略他的圈子带到了我们的土地上。”  - 他说。</text:p>
      <text:p text:style-name="P4">
<text:span text:style-name="T4">
另请阅读：</text:span>
 <text:span text:style-name="T4">
 <text:a xlink:type="simple" xlink:href="https://www.ukrinform.ua/rubric-regions/3690061-u-buci-dosi-neopiznani-70-til-ludej-ubitih-rosianami.html" text:style-name="Internet_20_link" text:visited-style-name="Visited_20_Internet_20_Link">
</text:a>
</text:span>
</text:p>
      <text:p text:style-name="P4">
同时，Zelensky强调，其他布坎尼亚国家的支持是肯定的指标。 据他说，大约50个国家和组织参加了组成的阿萨米特。 他感谢来到西方的领导人以及加入在线的人。</text:p>
      <text:p text:style-name="P4">
总统说：“这对每个乌克兰和乌克兰都很重要，因为有优先事项 - 胜利的正义。我们必须实现这两个步骤，我们将实现。”</text:p>
      <text:p text:style-name="P4">
<text:span text:style-name="T4">
另请阅读：</text:span>
 <text:span text:style-name="T4">
 <text:a xlink:type="simple" xlink:href="https://www.ukrinform.ua/rubric-polytics/3689975-skoeni-v-buci-zlocini-pokazali-spravzne-oblicca-rosijskoi-agresii-premer-horvatii.html" text:style-name="Internet_20_link" text:visited-style-name="Visited_20_Internet_20_Link">
</text:a>
</text:span>
</text:p>
      <text:p text:style-name="P4">
Zelensky还感谢记者的工作，这些记者涵盖了俄罗斯联邦部队的后果。</text:p>
      <text:p text:style-name="P4">
总统说：“全世界都了解到了布达：关于士兵街头杀害的乌克兰人，关于在地窖中折磨的人，关于在道路，差距上开枪的道路，关于在布达坟墓中发现尸体的孩子的道路。”</text:p>
      <text:p text:style-name="P4">
<text:span text:style-name="T4">
另请阅读：</text:span>
 <text:span text:style-name="T4">
 <text:a xlink:type="simple" xlink:href="https://www.ukrinform.ua/rubric-world/3689932-zvirstva-v-buci-pokazali-svitovi-so-take-vijna-putina-solc.html" text:style-name="Internet_20_link" text:visited-style-name="Visited_20_Internet_20_Link">
</text:a>
</text:span>
</text:p>
      <text:p text:style-name="P4">
同时，他强调，对于乌克兰，欧洲和全世界来说，布达应该成为正义的象征，以便“每个俄罗斯杀手，execution骨和恐怖分子都尊重对我们人民犯罪的尊重”。</text:p>
      <text:p text:style-name="P4">
正如乌克林福姆报道的那样，Zelensky与外国客人一起在解放周年纪念日从俄罗斯入侵者那里到达乌克兰<text:span text:style-name="T4">
 [] [] [] <text:a xlink:type="simple" xlink:href="https://www.ukrinform.ua/tag-buca" text:style-name="Internet_20_link" text:visited-style-name="Visited_20_Internet_20_Link">
</text:a>
</text:span>
在基辅地区，他们走在街道上，俄罗斯军事装备的柱子被摧毁了。</text:p>
      <text:p text:style-name="P4">
News Source: <text:a xlink:type="simple" xlink:href="https://www.ukrinform.ua/rubric-ato/3690090-buca-moze-stati-majdancikom-dla-tribunalu-proti-rosii-prezident.html" text:style-name="Internet_20_link" text:visited-style-name="Visited_20_Internet_20_Link">
https://www.ukrinform.ua/rubric-ato/3690090-buca-moze-stati-majdancikom-dla-tribunalu-proti-rosii-prezident.html</text:a>
</text:p>
      <!--NEWS-->
      <text:h text:style-name="P10" text:outline-level="1">
<text:span text:style-name="T4">
在赫尔森地区，平民在船上航行</text:span>
</text:h>
      <text:p text:style-name="P4">
作者: Ukrinform (Person)</text:p>
      <text:p text:style-name="P4">
出版商: Укринформ (Organization)</text:p>
      <text:p text:style-name="P4">
出版时间: 2023-03-31T21:43:20+03:00</text:p>
      <text:p text:style-name="P4">
修改时间: 2023-03-31T21:43:20+03:00</text:p>
      <text:p text:style-name="P4">
描述: 由于俄罗斯的炮击，在赫尔森地区，受伤是由在船上乘船航行的平民收到的。  - 乌克林。</text:p>
      <text:p text:style-name="P4">
图片: ["<text:a xlink:type="simple" xlink:href="https://static.ukrinform.com/photos/2019_12/thumb_files/630_360_1576566501-892.jpg" text:style-name="Internet_20_link" text:visited-style-name="Visited_20_Internet_20_Link">
630_360_15765...</text:a>
"]</text:p>
      <text:p text:style-name="P4">
标签: ['Херсонщина', 'Обстріл', 'Війна з росією']</text:p>
      <text:p text:style-name="P4">
类型: Article</text:p>
      <!--METADATA-->
      <text:p text:style-name="P4">
<draw:frame draw:style-name="fr1" draw:name="Image236" text:anchor-type="as-char" svg:width="6.9236in" svg:height="3.956343in" draw:z-index="0">
<draw:image xlink:href="../Images/yкринформ/2023-03-31T21-43-20-03-00/630_360_1576566501-892.jpg" xlink:type="simple" xlink:show="embed" xlink:actuate="onLoad" draw:mime-type="image/jpeg"/>
</draw:frame>
由于俄罗斯的炮击，乌森地区受到平民的伤害，他们在船上航行。</text:p>
      <text:p text:style-name="P4">
乌克林福姆(Ukrinform(https://t.me/khersonskaODA/4789)。</text:p>
      <text:p text:style-name="P4">
“在大火之下，试图得到的人来了<text:a xlink:type="simple" xlink:href="https://www.ukrinform.ua/tag-herson" text:style-name="Internet_20_link" text:visited-style-name="Visited_20_Internet_20_Link">
</text:a>
在船上。 他们是从离开Dniep​​er河岸的Dachas航行的。”消息写道。</text:p>
      <text:p text:style-name="P4">
<text:span text:style-name="T4">
另请阅读：</text:span>
 <text:a xlink:type="simple" xlink:href="https://www.ukrinform.ua/rubric-ato/3690088-rosiani-nakrili-z-artilerii-avdiivku-zaginula-ditina.html" text:style-name="Internet_20_link" text:visited-style-name="Visited_20_Internet_20_Link">
</text:a>
根据初步数据，两个人受伤。 紧急服务离开了这个地方。</text:p>
      <text:p text:style-name="P4">
正如乌克林福姆报道的俄罗斯军队<text:a xlink:type="simple" xlink:href="https://www.ukrinform.ua/rubric-ato/3690088-rosiani-nakrili-z-artilerii-avdiivku-zaginula-ditina.html" text:style-name="Internet_20_link" text:visited-style-name="Visited_20_Internet_20_Link">
</text:a>
在顿涅茨克地区的Avdiivka上，杀死了两个居民，其中包括2022年的一个孩子。</text:p>
      <text:p text:style-name="P4">
News Source: <text:a xlink:type="simple" xlink:href="https://www.ukrinform.ua/rubric-regions/3690092-na-hersonsini-pid-vorozij-obstril-potrapili-civilni-aki-plivli-na-covni-po-dnipru.html" text:style-name="Internet_20_link" text:visited-style-name="Visited_20_Internet_20_Link">
https://www.ukrinform.ua/rubric-regions/3690092-na-hersonsini-pid-vorozij-obstril-potrapili-civilni-aki-plivli-na-covni-po-dnipru.html</text:a>
</text:p>
      <!--NEWS-->
      <text:h text:style-name="P10" text:outline-level="1">
<text:span text:style-name="T4">
新的IMF计划将有助于维持乌克兰的宏观 - 财务稳定性-Shmigal</text:span>
</text:h>
      <text:p text:style-name="P4">
作者: Ukrinform (Person)</text:p>
      <text:p text:style-name="P4">
出版商: Укринформ (Organization)</text:p>
      <text:p text:style-name="P4">
出版时间: 2023-03-31T21:55:00+03:00</text:p>
      <text:p text:style-name="P4">
修改时间: 2023-03-31T21:55:00+03:00</text:p>
      <text:p text:style-name="P4">
描述: 国际货币基金组织的新支持将有助于政府为所有关键支出提供资金并维持乌克兰的宏观金融稳定，这是不久的将来的第一笔。  - 乌克林。</text:p>
      <text:p text:style-name="P4">
图片: ["<text:a xlink:type="simple" xlink:href="https://static.ukrinform.com/photos/2023_02/thumb_files/630_360_1677604002-692.jpg" text:style-name="Internet_20_link" text:visited-style-name="Visited_20_Internet_20_Link">
630_360_16776...</text:a>
"]</text:p>
      <text:p text:style-name="P4">
标签: ['Економіка', 'МВФ', 'Україна', 'Шмигаль']</text:p>
      <text:p text:style-name="P4">
类型: Article</text:p>
      <!--METADATA-->
      <text:p text:style-name="P4">
<draw:frame draw:style-name="fr1" draw:name="Image237" text:anchor-type="as-char" svg:width="6.9236in" svg:height="3.956343in" draw:z-index="0">
<draw:image xlink:href="../Images/yкринформ/2023-03-31T21-55-00-03-00/630_360_1677604002-692.jpg" xlink:type="simple" xlink:show="embed" xlink:actuate="onLoad" draw:mime-type="image/jpeg"/>
</draw:frame>
国际货币基金组织的新支持计划将帮助政府支付所有关键支出，并维持乌克兰的宏观财务稳定，这是不久的将来的第一笔。</text:p>
      <text:p text:style-name="P4">
总理丹尼斯·施米加尔(Denis Shmigal)在[]中报道了这一点(https://t.me/Denys_Smyhal/4886?fbclid=IwAR1wtY-QS-EZUYLqCxY11YJQNDDy53ciSFKfEMLJ9ej-JpywZD22J1IxauY)，报道乌克林福姆。</text:p>
      <text:p text:style-name="P4">
“该计划将由两个部分组成。第一个是战争中压倒性胜利的紧急资金。第二部分是乌克兰塔特转运的战后重建。预计将在第一批超过27亿美元的销售中。不久的将来。”他说。</text:p>
      <text:p text:style-name="P4">
<text:span text:style-name="T4">
另请阅读：</text:span>
 <text:span text:style-name="T4">
 <text:a xlink:type="simple" xlink:href="https://www.ukrinform.ua/rubric-economy/3690077-mvf-shvaliv-programu-finansuvanna-dla-ukraini-na-156-milarda.html" text:style-name="Internet_20_link" text:visited-style-name="Visited_20_Internet_20_Link">
</text:a>
</text:span>
</text:p>
      <text:p text:style-name="P4">
政府负责人还感谢财政部和乌克兰国家银行，国际货币基金组织以及所有参与的团队。</text:p>
      <text:p text:style-name="P4">
正如乌克林福姆报道的，执行委员会3月31日_ <text:span text:style-name="T4">
 <text:a xlink:type="simple" xlink:href="https://www.ukrinform.ua/rubric-economy/3690077-mvf-shvaliv-programu-finansuvanna-dla-ukraini-na-156-milarda.html" text:style-name="Internet_20_link" text:visited-style-name="Visited_20_Internet_20_Link">
</text:a>
</text:span>
 _ 15.6亿多拉尔的数量。</text:p>
      <text:p text:style-name="P4">
News Source: <text:a xlink:type="simple" xlink:href="https://www.ukrinform.ua/rubric-economy/3690093-nova-programa-mvf-dopomoze-zberegti-makrofinansovu-stabilnist-ukraini-smigal.html" text:style-name="Internet_20_link" text:visited-style-name="Visited_20_Internet_20_Link">
https://www.ukrinform.ua/rubric-economy/3690093-nova-programa-mvf-dopomoze-zberegti-makrofinansovu-stabilnist-ukraini-smigal.html</text:a>
</text:p>
      <!--NEWS-->
      <text:h text:style-name="P10" text:outline-level="1">
<text:span text:style-name="T4">
俄罗斯核勒索不会阻止乌克兰的支持 - 英国</text:span>
</text:h>
      <text:p text:style-name="P4">
作者: Ukrinform (Person)</text:p>
      <text:p text:style-name="P4">
出版商: Укринформ (Organization)</text:p>
      <text:p text:style-name="P4">
出版时间: 2023-03-31T22:04:00+03:00</text:p>
      <text:p text:style-name="P4">
修改时间: 2023-03-31T22:04:00+03:00</text:p>
      <text:p text:style-name="P4">
描述: 即使在核勒索中，俄罗斯也将无法削弱乌克兰对其国际合作伙伴的支持。  - 乌克林。</text:p>
      <text:p text:style-name="P4">
图片: ["<text:a xlink:type="simple" xlink:href="https://static.ukrinform.com/photos/2022_01/thumb_files/630_360_1643649621-813.jpg" text:style-name="Internet_20_link" text:visited-style-name="Visited_20_Internet_20_Link">
630_360_16436...</text:a>
"]</text:p>
      <text:p text:style-name="P4">
标签: ['Британія', 'ООН', 'росія', 'Війна з росією', 'Ядерний шантаж']</text:p>
      <text:p text:style-name="P4">
类型: Article</text:p>
      <!--METADATA-->
      <text:p text:style-name="P4">
<draw:frame draw:style-name="fr1" draw:name="Image238" text:anchor-type="as-char" svg:width="6.9236in" svg:height="3.956343in" draw:z-index="0">
<draw:image xlink:href="../Images/yкринформ/2023-03-31T22-04-00-03-00/630_360_1643649621-813.jpg" xlink:type="simple" xlink:show="embed" xlink:actuate="onLoad" draw:mime-type="image/jpeg"/>
</draw:frame>
即使在核勒索中，俄罗斯也将无法削弱其国际合作伙伴对乌克兰的支持。</text:p>
      <text:p text:style-name="P4">
乌克兰代表通讯员在安全委员会的一次会议上，讨论弗拉基米尔·普京在白俄罗斯发射战术核武器的威胁时，英国代表在詹姆斯·卡里伊(James Kariii)组织中说。</text:p>
      <text:p text:style-name="P4">
“普京总统宣布3月25日(关于将战术核武器放置在白俄罗斯的意图。) - 这是恐吓和力量的另一种尝试。 Tsene曾经工作过，将来将不工作。 我们将继续支持乌克兰的自卫。”卡里说。</text:p>
      <text:p text:style-name="P4">
<text:span text:style-name="T4">
另请阅读：</text:span>
 <text:span text:style-name="T4">
 <text:a xlink:type="simple" xlink:href="https://www.ukrinform.ua/rubric-world/3687778-litva-vimagatime-novih-sankcij-u-vidpovid-na-adernij-santaz-rosii.html" text:style-name="Internet_20_link" text:visited-style-name="Visited_20_Internet_20_Link">
</text:a>
</text:span>
</text:p>
      <text:p text:style-name="P4">
他强调，在乌克兰战争期间，俄罗斯只违反了可能使用核武器的话题。 “我们将强烈主张乌克兰人民，并敦促俄罗斯减轻紧张局势。 这应该从终止这种非法和未使用的入侵开始。”外交官说。</text:p>
      <text:p text:style-name="P4">
卡里基(Kariuky)还呼吁白俄罗斯总统“放弃俄罗斯昂贵行动的支持，导致升级”。</text:p>
      <text:p text:style-name="P4">
<text:span text:style-name="T4">
另请阅读：</text:span>
 <text:span text:style-name="T4">
 <text:a xlink:type="simple" xlink:href="https://www.ukrinform.ua/rubric-ato/3688271-putin-brazkae-adernou-zbroeu-vid-rozpacu-pered-kontrnastupom-zsu-linkavicus.html" text:style-name="Internet_20_link" text:visited-style-name="Visited_20_Internet_20_Link">
</text:a>
</text:span>
</text:p>
      <text:p text:style-name="P4">
据乌克林福姆报道，3月25日，国际空间站签发了逮捕令的侵略者国家Volodymyrputin的总统说，俄罗斯将在白俄罗斯放置战术核武器。 早些时候，今年2月，他宣布了莫斯科参与该条约的“暂停”，以减少美国的战略意义武器。</text:p>
      <text:p text:style-name="P4">
<text:span text:style-name="T4">
另请阅读：</text:span>
 <text:span text:style-name="T4">
 <text:a xlink:type="simple" xlink:href="https://www.ukrinform.ua/rubric-society/3689379-aderni-pogrozi-rosii-e-castinou-psihologicnoi-vijni-pokalcuk.html" text:style-name="Internet_20_link" text:visited-style-name="Visited_20_Internet_20_Link">
</text:a>
</text:span>
</text:p>
      <text:p text:style-name="P4">
当天的参与者几乎是世界上所有州，除了以色列，印度，taponic韩国的巴基斯坦。</text:p>
      <text:p text:style-name="P4">
_foto：提供</text:p>
      <text:p text:style-name="P4">
News Source: <text:a xlink:type="simple" xlink:href="https://www.ukrinform.ua/rubric-polytics/3690094-adernij-santaz-rf-ne-zavadit-pidtrimci-ukraini-britania-v-oon.html" text:style-name="Internet_20_link" text:visited-style-name="Visited_20_Internet_20_Link">
https://www.ukrinform.ua/rubric-polytics/3690094-adernij-santaz-rf-ne-zavadit-pidtrimci-ukraini-britania-v-oon.html</text:a>
</text:p>
      <!--NEWS-->
      <text:h text:style-name="P10" text:outline-level="1">
<text:span text:style-name="T4">
摩尔多瓦支持针对俄罗斯联邦的特殊旅程的想法，并准备协助收集信息-Sandu</text:span>
</text:h>
      <text:p text:style-name="P4">
作者: Ukrinform (Person)</text:p>
      <text:p text:style-name="P4">
出版商: Укринформ (Organization)</text:p>
      <text:p text:style-name="P4">
出版时间: 2023-03-31T22:12:00+03:00</text:p>
      <text:p text:style-name="P4">
修改时间: 2023-03-31T22:12:00+03:00</text:p>
      <text:p text:style-name="P4">
描述: 摩尔多瓦共和国总统梅·桑杜（May Sandu）表示支持该倡议，以建立针对俄罗斯的特别法庭，并准备帮助收集有关针对乌克兰人的犯罪的数据。  - 乌克林。</text:p>
      <text:p text:style-name="P4">
图片: ["<text:a xlink:type="simple" xlink:href="https://static.ukrinform.com/photos/2022_04/thumb_files/630_360_1649072093-943.jpg" text:style-name="Internet_20_link" text:visited-style-name="Visited_20_Internet_20_Link">
630_360_16490...</text:a>
"]</text:p>
      <text:p text:style-name="P4">
标签: ['Буча', 'Трибунал', 'Агресія РФ', 'Воєнні злочини', 'Санду', 'Війна з росією']</text:p>
      <text:p text:style-name="P4">
类型: Article</text:p>
      <!--METADATA-->
      <text:p text:style-name="P4">
<draw:frame draw:style-name="fr1" draw:name="Image239" text:anchor-type="as-char" svg:width="6.9236in" svg:height="3.956343in" draw:z-index="0">
<draw:image xlink:href="../Images/yкринформ/2023-03-31T22-12-00-03-00/630_360_1649072093-943.jpg" xlink:type="simple" xlink:show="embed" xlink:actuate="onLoad" draw:mime-type="image/jpeg"/>
</draw:frame>
摩尔多瓦共和国梅·桑杜(May Sandu)的总统表示支持建立针对俄罗斯的特别法庭的倡议，并准备帮助收集针对乌克兰人的丹麦 - 丹麦罪行。</text:p>
      <text:p text:style-name="P4">
乌克林福姆报道，她在一场新闻发布会上对此表示了这一点。</text:p>
      <text:p text:style-name="P4">
“我们在这里提醒世界俄罗斯犯罪并支持我们的责任。 我们支持布坎宣言，我们支持建立国际法庭，以便对所有犯罪 - 危害人类犯罪，反乌克兰人民进行调查和惩罚。 为此，我们在这里，甚至区分我们支持乌克兰的意愿。 我们所有人都需要帮助乌克兰在这场战争中获胜，恢复领土的完整性并保持其持久和民主。”桑杜说。</text:p>
      <text:p text:style-name="P4">
<text:span text:style-name="T4">
另请阅读：</text:span>
 <text:span text:style-name="T4">
 <text:a xlink:type="simple" xlink:href="https://www.ukrinform.ua/rubric-polytics/3690045-zelenskij-zustrivsa-iz-sandu-govorili-pro-sankcii-spectribunal-i-situaciu-na-fronti.html" text:style-name="Internet_20_link" text:visited-style-name="Visited_20_Internet_20_Link">
</text:a>
</text:span>
</text:p>
      <text:p text:style-name="P4">
同时，她说现在摩尔多瓦大约有100,000名乌克兰难民，摩尔多瓦可以协助信息。</text:p>
      <text:p text:style-name="P4">
摩尔多瓦总统补充说：“我们可以与目睹危害人类罪的人以及犯下这些罪行的人一起工作。”</text:p>
      <text:p text:style-name="P4">
<text:span text:style-name="T4">
另请阅读：</text:span>
 <text:span text:style-name="T4">
 <text:a xlink:type="simple" xlink:href="https://www.ukrinform.ua/rubric-ato/3690090-buca-moze-stati-majdancikom-dla-tribunalu-proti-rosii-prezident.html" text:style-name="Internet_20_link" text:visited-style-name="Visited_20_Internet_20_Link">
</text:a>
</text:span>
</text:p>
      <text:p text:style-name="P4">
据报道，乌克兰指望联合国关于乌克兰军事犯罪责任的决议的收养，并支持针对俄罗斯的特殊工作。</text:p>
      <text:p text:style-name="P4">
2022年9月，沃迪米尔·泽伦斯基(Volodymyr Zelenskyy)总统组建了一个与安德里·耶尔马克(Andriy Yermak)领导的工作组，该工作组正在处理创建一个特别的<text:span text:style-name="T4">
 [] [] [] [] <text:a xlink:type="simple" xlink:href="https://www.ukrinform.ua/tag-tribunal" text:style-name="Internet_20_link" text:visited-style-name="Visited_20_Internet_20_Link">
</text:a>
</text:span>
将俄罗斯联邦的领导层施加犯罪责任，以对乌克兰造成侵略罪。 欧洲议会议会，欧洲议会，北约议会议会，欧安组织议会议会和个别州的建立得到了建立。</text:p>
      <text:p text:style-name="P4">
<text:span text:style-name="T5">
foto：tv8.md</text:span>
</text:p>
      <text:p text:style-name="P4">
News Source: <text:a xlink:type="simple" xlink:href="https://www.ukrinform.ua/rubric-polytics/3690097-moldova-pidtrimue-ideu-spectribunalu-proti-rf-i-gotova-dopomogti-u-zbori-informacii-sandu.html" text:style-name="Internet_20_link" text:visited-style-name="Visited_20_Internet_20_Link">
https://www.ukrinform.ua/rubric-polytics/3690097-moldova-pidtrimue-ideu-spectribunalu-proti-rf-i-gotova-dopomogti-u-zbori-informacii-sandu.html</text:a>
</text:p>
      <!--NEWS-->
      <text:h text:style-name="P10" text:outline-level="1">
<text:span text:style-name="T4">
Zelensky：俄罗斯的全面责任应为三个要素</text:span>
</text:h>
      <text:p text:style-name="P4">
作者: Ukrinform (Person)</text:p>
      <text:p text:style-name="P4">
出版商: Укринформ (Organization)</text:p>
      <text:p text:style-name="P4">
出版时间: 2023-03-31T22:20:00+03:00</text:p>
      <text:p text:style-name="P4">
修改时间: 2023-03-31T22:20:00+03:00</text:p>
      <text:p text:style-name="P4">
描述: 乌克兰国家法官，国际刑事法院和特别法庭将确保俄罗斯作为侵略国家的全部责任。  - 乌克林。</text:p>
      <text:p text:style-name="P4">
图片: ["<text:a xlink:type="simple" xlink:href="https://static.ukrinform.com/photos/2023_03/thumb_files/630_360_1680284781-892.jpeg" text:style-name="Internet_20_link" text:visited-style-name="Visited_20_Internet_20_Link">
630_360_16802...</text:a>
"]</text:p>
      <text:p text:style-name="P4">
标签: ['Трибунал', 'Агресія РФ', 'Зеленський', 'Війна з росією']</text:p>
      <text:p text:style-name="P4">
类型: Article</text:p>
      <!--METADATA-->
      <text:p text:style-name="P4">
<draw:frame draw:style-name="fr1" draw:name="Image240" text:anchor-type="as-char" svg:width="6.9236in" svg:height="3.956343in" draw:z-index="0">
<draw:image xlink:href="../Images/yкринформ/2023-03-31T22-20-00-03-00/630_360_1680284781-892.jpeg" xlink:type="simple" xlink:show="embed" xlink:actuate="onLoad" draw:mime-type="image/jpeg"/>
</draw:frame>
乌克兰的全国大法官，国际刑事法院和特别法庭将确保俄罗斯作为侵略国的全部责任。</text:p>
      <text:p text:style-name="P4">
乌克兰峰会向梦想家的上诉期间，乌克兰沃迪米尔·泽伦斯基总统宣布了这一点。(https://t.me/V_Zelenskiy_official/5700)国家元首。</text:p>
      <text:p text:style-name="P4">
“应该有三个全部责任。第一个是乌克兰的统计司法，这将确保责任 - 该要素是个人领导人的Cespec法庭。它将持有阻止侵略犯罪的肇事者，这使得这使得这是如此对于所有其他罪行来说，可能。”他说。</text:p>
      <text:p text:style-name="P4">
<text:span text:style-name="T4">
另请阅读：</text:span>
 <text:span text:style-name="T4">
 <text:a xlink:type="simple" xlink:href="https://www.ukrinform.ua/rubric-polytics/3690082-zelenskij-vvazae-peregovori-mozlivimi-pisla-togo-ak-rosia-bez-bou-vivede-z-ukraini-vijska.html" text:style-name="Internet_20_link" text:visited-style-name="Visited_20_Internet_20_Link">
</text:a>
</text:span>
</text:p>
      <text:p text:style-name="P4">
Zelensky强调正义是和平的基础。 当完全确保摧毁和平的人的责任将在很长一段时间内保持和平。 他在乌克兰和平公式的基础上说，正义。</text:p>
      <text:p text:style-name="P4">
总统说：“纯粹是国际法的正式规则，没有公平，他们不起作用。”</text:p>
      <text:p text:style-name="P4">
<text:span text:style-name="T4">
另请阅读：</text:span>
 <text:span text:style-name="T4">
 <text:a xlink:type="simple" xlink:href="https://www.ukrinform.ua/rubric-ato/3690097-moldova-pidtrimue-ideu-spectribunalu-proti-rf-i-gotova-dopomogti-u-zbori-informacii-sandu.html" text:style-name="Internet_20_link" text:visited-style-name="Visited_20_Internet_20_Link">
</text:a>
</text:span>
</text:p>
      <text:p text:style-name="P4">
同时，他感谢所有没有妥协的人。 Zelensky回忆说，在布坎斯基地区只有数千起犯罪，在入侵者手中丧生1400多名平民。 637名平民在这座城市被杀，其中包括37名儿童。</text:p>
      <text:p text:style-name="P4">
“世界需要一种有效的惩罚侵略罪的机制，为所有邪恶打开大门。每个不想重复此事的人都必须与乌克兰合作，以建立有关俄罗斯犯罪的特别法庭，以创建一种补偿赔偿机制来补偿赔偿机制总统强调，俄罗斯是从他们的资产中。据报道，沃迪米尔Zelenskyy总统指出_ <text:span text:style-name="T4">
 <text:a xlink:type="simple" xlink:href="https://www.ukrinform.ua/rubric-ato/3690090-buca-moze-stati-majdancikom-dla-tribunalu-proti-rosii-prezident.html" text:style-name="Internet_20_link" text:visited-style-name="Visited_20_Internet_20_Link">
</text:a>
</text:span>
 _，将基于<text:span text:style-name="T4">
 <text:a xlink:type="simple" xlink:href="https://www.ukrinform.ua/tag-tribunal" text:style-name="Internet_20_link" text:visited-style-name="Visited_20_Internet_20_Link">
</text:a>
</text:span>
，这应该谴责俄罗斯对乌克兰，普京及其环境的侵略。</text:p>
      <text:p text:style-name="P4">
News Source: <text:a xlink:type="simple" xlink:href="https://www.ukrinform.ua/rubric-ato/3690100-zelenskij-u-povnocinnij-vidpovidalnosti-rosii-mae-buti-tri-elementi.html" text:style-name="Internet_20_link" text:visited-style-name="Visited_20_Internet_20_Link">
https://www.ukrinform.ua/rubric-ato/3690100-zelenskij-u-povnocinnij-vidpovidalnosti-rosii-mae-buti-tri-elementi.html</text:a>
</text:p>
      <!--NEWS-->
      <text:h text:style-name="P10" text:outline-level="1">
<text:span text:style-name="T4">
布坎峰会的参与者已就乌克兰犯下的犯罪的俄罗斯联合会的责任声明</text:span>
</text:h>
      <text:p text:style-name="P4">
作者: Ukrinform (Person)</text:p>
      <text:p text:style-name="P4">
出版商: Укринформ (Organization)</text:p>
      <text:p text:style-name="P4">
出版时间: 2023-03-31T22:25:00+03:00</text:p>
      <text:p text:style-name="P4">
修改时间: 2023-03-31T22:25:00+03:00</text:p>
      <text:p text:style-name="P4">
描述: 大约有50个州和国际组织得出结论，就俄罗斯对乌克兰犯下的犯罪责任责任的宣言。  - 乌克林。</text:p>
      <text:p text:style-name="P4">
图片: ["<text:a xlink:type="simple" xlink:href="https://static.ukrinform.com/photos/2022_04/thumb_files/630_360_1649797549-494.jpg" text:style-name="Internet_20_link" text:visited-style-name="Visited_20_Internet_20_Link">
630_360_16497...</text:a>
"]</text:p>
      <text:p text:style-name="P4">
标签: ['Буча', 'Трибунал', 'Агресія РФ', 'Воєнні злочини']</text:p>
      <text:p text:style-name="P4">
类型: Article</text:p>
      <!--METADATA-->
      <text:p text:style-name="P4">
<draw:frame draw:style-name="fr1" draw:name="Image241" text:anchor-type="as-char" svg:width="6.9236in" svg:height="3.956343in" draw:z-index="0">
<draw:image xlink:href="../Images/yкринформ/2023-03-31T22-25-00-03-00/630_360_1649797549-494.jpg" xlink:type="simple" xlink:show="embed" xlink:actuate="onLoad" draw:mime-type="image/jpeg"/>
</draw:frame>
约有50个州和国际组织得出结论，布坎关于俄罗斯犯罪的宣言。</text:p>
      <text:p text:style-name="P4">
该文件是由于布坎峰会签署的，并在[]上发布了(https://www.president.gov.ua/news/buchanska-deklaraciya-shodo-vidpovidalnosti-za-najtyazhchi-z-82005)峰会的参与者强烈谴责了国际法下的严重罪行，这是乌克兰领土上的布科尼，其中包括在俄罗斯侵略的恐怖中陷入困境的布恰斯大屠杀，并表示支持检察官刑事法院的努力和对刑事刑事法院的努力和感谢他们有罪不罚的特殊和重要。</text:p>
      <text:p text:style-name="P4">
<text:span text:style-name="T4">
另请阅读：</text:span>
 <text:span text:style-name="T4">
 <text:a xlink:type="simple" xlink:href="https://www.ukrinform.ua/rubric-ato/3690097-moldova-pidtrimue-ideu-spectribunalu-proti-rf-i-gotova-dopomogti-u-zbori-informacii-sandu.html" text:style-name="Internet_20_link" text:visited-style-name="Visited_20_Internet_20_Link">
</text:a>
</text:span>
</text:p>
      <text:p text:style-name="P4">
也在<text:span text:style-name="T4">
 <text:a xlink:type="simple" xlink:href="https://www.president.gov.ua/news/buchanska-deklaraciya-shodo-vidpovidalnosti-za-najtyazhchi-z-82005" text:style-name="Internet_20_link" text:visited-style-name="Visited_20_Internet_20_Link">
</text:a>
</text:span>
支持各州的努力，包括乌克兰在调查和刑事起诉的范围内，在乌克兰领土或反对乌克兰的犯罪管辖范围内，负责国家立法和国际法；</text:p>
      <text:p text:style-name="P4">
峰会的参与者支持建立国际机制，以赔偿俄罗斯联邦在乌克兰国际行为造成的损害或损失，或支持创建国际注册机制，该机制将记录有关任务或投诉的证据和投诉失去所有感兴趣的人。</text:p>
      <text:p text:style-name="P4">
<text:span text:style-name="T4">
另请阅读：</text:span>
 <text:span text:style-name="T4">
 <text:a xlink:type="simple" xlink:href="https://www.ukrinform.ua/rubric-ato/3690090-buca-moze-stati-majdancikom-dla-tribunalu-proti-rosii-prezident.html" text:style-name="Internet_20_link" text:visited-style-name="Visited_20_Internet_20_Link">
</text:a>
</text:span>
</text:p>
      <text:p text:style-name="P4">
该宣言强调有必要通过在国际级别的未来国际级别的未来罪行进行适当，公正和独立的调查和刑事起诉，以确保根据乌克兰被造成的国际法犯下的最严重罪行的全部责任。</text:p>
      <text:p text:style-name="P4">
<text:span text:style-name="T4">
另请阅读：</text:span>
 <text:span text:style-name="T4">
 <text:a xlink:type="simple" xlink:href="https://www.ukrinform.ua/rubric-polytics/3689312-ssa-vperse-pidtrimali-stvorenna-tribunalu-akij-suditime-vladu-insoi-kraini-za-zlocin-agresii-op.html" text:style-name="Internet_20_link" text:visited-style-name="Visited_20_Internet_20_Link">
</text:a>
 </text:span>
</text:p>
      <text:p text:style-name="P4">
News Source: <text:a xlink:type="simple" xlink:href="https://www.ukrinform.ua/rubric-ato/3690101-ucasniki-bucanskogo-samitu-uklali-deklaraciu-sodo-vidpovidalnosti-rf-za-skoeni-v-ukraini-zlocini.html" text:style-name="Internet_20_link" text:visited-style-name="Visited_20_Internet_20_Link">
https://www.ukrinform.ua/rubric-ato/3690101-ucasniki-bucanskogo-samitu-uklali-deklaraciu-sodo-vidpovidalnosti-rf-za-skoeni-v-ukraini-zlocini.html</text:a>
</text:p>
      <!--NEWS-->
      <text:h text:style-name="P10" text:outline-level="1">
<text:span text:style-name="T4">
欧盟已批准在人道主义行动期间的制裁应用中排除</text:span>
</text:h>
      <text:p text:style-name="P4">
作者: Ukrinform (Person)</text:p>
      <text:p text:style-name="P4">
出版商: Укринформ (Organization)</text:p>
      <text:p text:style-name="P4">
出版时间: 2023-03-31T22:37:00+03:00</text:p>
      <text:p text:style-name="P4">
修改时间: 2023-03-31T22:37:00+03:00</text:p>
      <text:p text:style-name="P4">
描述: 欧盟委员会宣布澄清其先前关于欧盟制裁的决定的一些决定：在人道主义行动或提供人道主义援助方面，使用制裁的某些例外。  - 乌克林。</text:p>
      <text:p text:style-name="P4">
图片: ["<text:a xlink:type="simple" xlink:href="https://static.ukrinform.com/photos/2019_07/thumb_files/630_360_1562308257-367.jpg" text:style-name="Internet_20_link" text:visited-style-name="Visited_20_Internet_20_Link">
630_360_15623...</text:a>
"]</text:p>
      <text:p text:style-name="P4">
标签: ['Антиросійські санкції', 'Євросоюз', 'Санкції']</text:p>
      <text:p text:style-name="P4">
类型: Article</text:p>
      <!--METADATA-->
      <text:p text:style-name="P4">
<draw:frame draw:style-name="fr1" draw:name="Image242" text:anchor-type="as-char" svg:width="6.9236in" svg:height="3.956343in" draw:z-index="0">
<draw:image xlink:href="../Images/yкринформ/2023-03-31T22-37-00-03-00/630_360_1562308257-367.jpg" xlink:type="simple" xlink:show="embed" xlink:actuate="onLoad" draw:mime-type="image/jpeg"/>
</draw:frame>
该理事会宣布澄清其先前的一些决定，并有资格使用欧盟制裁：在涉及人道主义行动或提供人道主义援助方面的制裁时，可以提出某些例外。</text:p>
      <text:p text:style-name="P4">
根据乌克林福姆的说法，这些信息是<text:a xlink:type="simple" xlink:href="https://www.consilium.europa.eu/en/press/press-releases/2023/03/31/humanitarian-action-eu-introduces-exemptions-to-sanctions-to-facilitate-the-delivery-of-assistance/" text:style-name="Internet_20_link" text:visited-style-name="Visited_20_Internet_20_Link">
</text:a>
在欧洲理事会的地点。</text:p>
      <text:p text:style-name="P4">
“欧盟理事会已决定在联合国安理会2664号决议的背景下修改有关欧盟限制措施的几项欧盟委员会法案。(2022)这为人道主义的例外提供了帐户的使用，日常的宗教信仰制度。”消息写道。</text:p>
      <text:p text:style-name="P4">
<text:span text:style-name="T4">
另请阅读：</text:span>
 <text:span text:style-name="T4">
 <text:a xlink:type="simple" xlink:href="https://www.ukrinform.ua/rubric-world/3689789-avstralia-vvela-novi-sankcii-proti-rosijskih-cinovnikiv.html" text:style-name="Internet_20_link" text:visited-style-name="Visited_20_Internet_20_Link">
</text:a>
</text:span>
</text:p>
      <text:p text:style-name="P4">
由于这种“人道主义例外”，特别是在未经任何初步批准的情况下实施联合国人道主义反应计划的联合国计划，可能会采取某些行动和制裁清单中包含的机构的行动，如果这样的目的是提供人道主义援助或对旨在满足人的基本需求的其他行动的支持。</text:p>
      <text:p text:style-name="P4">
如前所述，今天的决定完成了对联合国第14届制裁制度应用例外的过程，该制度反映在欧盟立法中。 这些例外还扩展到了欧盟的自主制裁清单，该清单补充了联合国的限制。 这为市场运营商创建了一个明确的法律领域，该领域将能够使用制裁中的例外情况，而没有任何差异到联合国和欧盟的制裁清单。</text:p>
      <text:p text:style-name="P4">
<text:span text:style-name="T4">
另请阅读：</text:span>
 <text:span text:style-name="T4">
 <text:a xlink:type="simple" xlink:href="https://www.ukrinform.ua/rubric-world/3688634-proti-bilorusi-zaprovadat-dodatkovi-sankcii-u-razi-rozmisenna-adernoi-zbroi-rf-moraveckij.html" text:style-name="Internet_20_link" text:visited-style-name="Visited_20_Internet_20_Link">
</text:a>
 </text:span>
</text:p>
      <text:p text:style-name="P4">
<text:span text:style-name="T4">
另请阅读：</text:span>
 <text:span text:style-name="T4">
 <text:a xlink:type="simple" xlink:href="https://www.ukrinform.ua/rubric-world/3688876-cerez-vijnu-ta-sankcii-ekonomika-rosii-pocinae-rozvaluvatisa-wsj.html" text:style-name="Internet_20_link" text:visited-style-name="Visited_20_Internet_20_Link">
</text:a>
</text:span>
</text:p>
      <text:p text:style-name="P4">
联合国安理会决议<text:a xlink:type="simple" xlink:href="https://documents-dds-ny.un.org/doc/UNDOC/GEN/N22/736/77/PDF/N2273677.pdf" text:style-name="Internet_20_link" text:visited-style-name="Visited_20_Internet_20_Link">
</text:a>
它于2022年12月9日获得批准。 该文件呼吁联合国采取制裁，包括在反恐斗争的背景下提供的制裁，考虑到根据国际人道主义法，国际人权立法的规定遵守其义务。</text:p>
      <text:p text:style-name="P4">
News Source: <text:a xlink:type="simple" xlink:href="https://www.ukrinform.ua/rubric-economy/3690102-es-zatverdiv-viklucenna-u-zastosuvanni-sankcij-pid-cas-gumanitarnih-operacij.html" text:style-name="Internet_20_link" text:visited-style-name="Visited_20_Internet_20_Link">
https://www.ukrinform.ua/rubric-economy/3690102-es-zatverdiv-viklucenna-u-zastosuvanni-sankcij-pid-cas-gumanitarnih-operacij.html</text:a>
</text:p>
      <!--NEWS-->
      <text:h text:style-name="P10" text:outline-level="1">
<text:span text:style-name="T4">
谋杀婴儿和祖母在阿夫迪夫卡（Avdiivka）：检察官办公室开始诉讼</text:span>
</text:h>
      <text:p text:style-name="P4">
作者: Ukrinform (Person)</text:p>
      <text:p text:style-name="P4">
出版商: Укринформ (Organization)</text:p>
      <text:p text:style-name="P4">
出版时间: 2023-03-31T22:45:00+03:00</text:p>
      <text:p text:style-name="P4">
修改时间: 2023-03-31T22:45:00+03:00</text:p>
      <text:p text:style-name="P4">
描述: 在阿夫迪夫卡（Avdiivka），俄罗斯联邦的军队杀害了一名69岁的妇女和她的5个月孙子，执法人员开始了刑事诉讼。  - 乌克林。</text:p>
      <text:p text:style-name="P4">
图片: ["<text:a xlink:type="simple" xlink:href="https://static.ukrinform.com/photos/2023_03/thumb_files/630_360_1680292022-631.jpg" text:style-name="Internet_20_link" text:visited-style-name="Visited_20_Internet_20_Link">
630_360_16802...</text:a>
", "<text:a xlink:type="simple" xlink:href="https://static.ukrinform.com/photos/2023_03/1680292022-631.jpg" text:style-name="Internet_20_link" text:visited-style-name="Visited_20_Internet_20_Link">
1680292022-63...</text:a>
", "<text:a xlink:type="simple" xlink:href="https://static.ukrinform.com/photos/2023_03/1680292023-126.jpg" text:style-name="Internet_20_link" text:visited-style-name="Visited_20_Internet_20_Link">
1680292023-12...</text:a>
", "<text:a xlink:type="simple" xlink:href="https://static.ukrinform.com/photos/2023_03/1680292023-109.jpg" text:style-name="Internet_20_link" text:visited-style-name="Visited_20_Internet_20_Link">
1680292023-10...</text:a>
"]</text:p>
      <text:p text:style-name="P4">
标签: ['Обстріл', 'Прокуратура', 'Смерть', 'Авдіївка', 'Війна з росією']</text:p>
      <text:p text:style-name="P4">
类型: Article</text:p>
      <!--METADATA-->
      <text:p text:style-name="P4">
<draw:frame draw:style-name="fr1" draw:name="Image243" text:anchor-type="as-char" svg:width="6.9236in" svg:height="3.956343in" draw:z-index="0">
<draw:image xlink:href="../Images/yкринформ/2023-03-31T22-45-00-03-00/630_360_1680292022-631.jpg" xlink:type="simple" xlink:show="embed" xlink:actuate="onLoad" draw:mime-type="image/jpeg"/>
</draw:frame>
俄罗斯联邦的Avdeeviarmia杀死了一名69岁的妇女，而她的5个月孙子执法机构开始了文书诉讼。</text:p>
      <text:p text:style-name="P4">
关于<text:a xlink:type="simple" xlink:href="https://t.me/pgo_gov_ua/10932" text:style-name="Internet_20_link" text:visited-style-name="Visited_20_Internet_20_Link">
</text:a>
乌克林福姆报道说，办公室检察官的新闻服务报道。</text:p>
      <text:p text:style-name="P4">
“根据调查，在2023年3月31日晚上，阿夫迪夫卡(Avdiivka)的RFZATTI炮弹炮击部队。 弹丸袭击了家庭居住的私人房屋。 讯息说：“ A69岁的妇女和她5个月大的孙子在席卷住宅的火焰中被杀。”</text:p>
      <text:p text:style-name="P4">
<draw:frame draw:style-name="fr1" draw:name="Image244" text:anchor-type="as-char" svg:width="6.9236in" svg:height="5.1927in" draw:z-index="0">
<draw:image xlink:href="../Images/yкринформ/2023-03-31T22-45-00-03-00/1680292022-631.jpg" xlink:type="simple" xlink:show="embed" xlink:actuate="onLoad" draw:mime-type="image/jpeg"/>
</draw:frame>
<text:span text:style-name="T4">
另请阅读：</text:span>
 <text:span text:style-name="T4">
 <text:a xlink:type="simple" xlink:href="https://www.ukrinform.ua/rubric-ato/3690088-rosiani-nakrili-z-artilerii-avdiivku-zaginula-ditina.html" text:style-name="Internet_20_link" text:visited-style-name="Visited_20_Internet_20_Link">
</text:a>
</text:span>
</text:p>
      <text:p text:style-name="P4">
根据初步数据，婴儿的母亲和父亲在院子里也受伤。 搜救工作目前正在进行中。 执法人员和救援人员在这个地方工作。</text:p>
      <text:p text:style-name="P4">
<draw:frame draw:style-name="fr1" draw:name="Image245" text:anchor-type="as-char" svg:width="6.9236in" svg:height="9.231467in" draw:z-index="0">
<draw:image xlink:href="../Images/yкринформ/2023-03-31T22-45-00-03-00/1680292023-126.jpg" xlink:type="simple" xlink:show="embed" xlink:actuate="onLoad" draw:mime-type="image/jpeg"/>
</draw:frame>
在顿涅茨克地区检察官办公室的程序领导下，执法机构在刑事调查中扩展了这一事实</text:p>
      <text:p text:style-name="P4">
<draw:frame draw:style-name="fr1" draw:name="Image246" text:anchor-type="as-char" svg:width="6.9236in" svg:height="9.231467in" draw:z-index="0">
<draw:image xlink:href="../Images/yкринформ/2023-03-31T22-45-00-03-00/1680292023-109.jpg" xlink:type="simple" xlink:show="embed" xlink:actuate="onLoad" draw:mime-type="image/jpeg"/>
</draw:frame>
<text:span text:style-name="T4">
另请阅读：</text:span>
 <text:span text:style-name="T4">
 <text:a xlink:type="simple" xlink:href="https://www.ukrinform.ua/rubric-regions/3690092-na-hersonsini-pid-vorozij-obstril-potrapili-civilni-aki-plivli-na-covni-po-dnipru.html" text:style-name="Internet_20_link" text:visited-style-name="Visited_20_Internet_20_Link">
</text:a>
</text:span>
</text:p>
      <text:p text:style-name="P4">
根据乌克林的说法，根据地区警察的说法，在被解雇的敌人中<text:span text:style-name="T4">
 <text:a xlink:type="simple" xlink:href="https://www.ukrinform.ua/tag-avdiivka" text:style-name="Internet_20_link" text:visited-style-name="Visited_20_Internet_20_Link">
</text:a>
</text:span>
顿涅茨克地区有五个孩子。 每天，离开城市变得更加复杂。 警察试图尽快说服父母。</text:p>
      <text:p text:style-name="P4">
News Source: <text:a xlink:type="simple" xlink:href="https://www.ukrinform.ua/rubric-ato/3690103-vbivstvo-nemovla-ta-babusi-u-avdiivci-prokuratura-rozpocala-provadzenna.html" text:style-name="Internet_20_link" text:visited-style-name="Visited_20_Internet_20_Link">
https://www.ukrinform.ua/rubric-ato/3690103-vbivstvo-nemovla-ta-babusi-u-avdiivci-prokuratura-rozpocala-provadzenna.html</text:a>
</text:p>
      <!--NEWS-->
      <text:h text:style-name="P10" text:outline-level="1">
<text:span text:style-name="T4">
克罗地亚的首映式命名了乌克兰胜利的三个组成部分</text:span>
</text:h>
      <text:p text:style-name="P4">
作者: Ukrinform (Person)</text:p>
      <text:p text:style-name="P4">
出版商: Укринформ (Organization)</text:p>
      <text:p text:style-name="P4">
出版时间: 2023-03-31T22:53:00+03:00</text:p>
      <text:p text:style-name="P4">
修改时间: 2023-03-31T22:53:00+03:00</text:p>
      <text:p text:style-name="P4">
描述: 在针对俄罗斯战争中胜利乌克兰需要乌克兰人的爱国主义和热情，国际支持国家以及西方伙伴的统一。  - 乌克林。</text:p>
      <text:p text:style-name="P4">
图片: ["<text:a xlink:type="simple" xlink:href="https://static.ukrinform.com/photos/2022_05/thumb_files/630_360_1652012094-445.jpeg" text:style-name="Internet_20_link" text:visited-style-name="Visited_20_Internet_20_Link">
630_360_16520...</text:a>
"]</text:p>
      <text:p text:style-name="P4">
标签: ['Хорватія', "Прем'єр", 'Україна', 'Війна з росією']</text:p>
      <text:p text:style-name="P4">
类型: Article</text:p>
      <!--METADATA-->
      <text:p text:style-name="P4">
<draw:frame draw:style-name="fr1" draw:name="Image247" text:anchor-type="as-char" svg:width="6.9236in" svg:height="3.956343in" draw:z-index="0">
<draw:image xlink:href="../Images/yкринформ/2023-03-31T22-53-00-03-00/630_360_1652012094-445.jpeg" xlink:type="simple" xlink:show="embed" xlink:actuate="onLoad" draw:mime-type="image/jpeg"/>
</draw:frame>
为了在针对俄罗斯的战争中获胜，乌克兰人的爱国主义和热情，需要国际对国家的支持和西方伙伴团结。</text:p>
      <text:p text:style-name="P4">
乌克林福姆报道，克罗地亚总理安德里·普伦科维奇(Andriy Plenkovich)在对布坎峰会的结果进行会议期间指出。</text:p>
      <text:p text:style-name="P4">
“我认为乌克兰需要三个重要方面。 捍卫乌克兰军队乌克兰人民国家是爱国主义和热情。”普伦科维奇说。</text:p>
      <text:p text:style-name="P4">
<text:span text:style-name="T4">
另请阅读：</text:span>
 <text:span text:style-name="T4">
 <text:a xlink:type="simple" xlink:href="https://www.ukrinform.ua/rubric-polytics/3690065-stefancuk-obgovoriv-iz-premerami-horvatii-ta-slovenii-stvorenna-spectribunalu-proti-rf.html" text:style-name="Internet_20_link" text:visited-style-name="Visited_20_Internet_20_Link">
</text:a>
</text:span>
</text:p>
      <text:p text:style-name="P4">
克罗地亚政府主席指出，乌克兰胜利所需的第二件事是它的不断支持。 他认为，现在比几十年来都比以往任何时候都更强大，并允许乌克兰在这种情况下尽可能地为社会和经济体系提供资金，并在军事支持的帮助下保护Sebeza。</text:p>
      <text:p text:style-name="P4">
克罗地亚总理强调：“第三，西方国家的政府必须确保我们在国家的凝聚力，并且我们不允许在我们的国家造成内在缺陷，这可能会损害现有的政治统一。”</text:p>
      <text:p text:style-name="P4">
<text:span text:style-name="T4">
另请阅读：</text:span>
 <text:span text:style-name="T4">
 <text:a xlink:type="simple" xlink:href="https://www.ukrinform.ua/rubric-polytics/3690047-zelenskij-obgovoriv-iz-premerom-horvatii-potrebi-zsu-ta-povoennu-vidbudovu-ukraini.html" text:style-name="Internet_20_link" text:visited-style-name="Visited_20_Internet_20_Link">
</text:a>
</text:span>
</text:p>
      <text:p text:style-name="P4">
据报道，有82％的乌克兰人对乌克兰排斥俄罗斯联邦袭击的能力充满信心。 毕业生研究对完整战争周年纪念日进行的调查结果证明了这一点。</text:p>
      <text:p text:style-name="P4">
News Source: <text:a xlink:type="simple" xlink:href="https://www.ukrinform.ua/rubric-polytics/3690104-premer-horvatii-nazvav-tri-skladovi-peremogi-ukraini.html" text:style-name="Internet_20_link" text:visited-style-name="Visited_20_Internet_20_Link">
https://www.ukrinform.ua/rubric-polytics/3690104-premer-horvatii-nazvav-tri-skladovi-peremogi-ukraini.html</text:a>
</text:p>
      <!--NEWS-->
      <text:h text:style-name="P10" text:outline-level="1">
<text:span text:style-name="T4">
Zelensky：将有一个关于Rashists的新纽伦堡</text:span>
</text:h>
      <text:p text:style-name="P4">
作者: Ukrinform (Person)</text:p>
      <text:p text:style-name="P4">
出版商: Укринформ (Organization)</text:p>
      <text:p text:style-name="P4">
出版时间: 2023-03-31T23:00:00+03:00</text:p>
      <text:p text:style-name="P4">
修改时间: 2023-03-31T23:00:00+03:00</text:p>
      <text:p text:style-name="P4">
描述: 今天的主要词是正义，对于我们的国家和通过俄罗斯侵略遭受损失的人民。  - 乌克林。</text:p>
      <text:p text:style-name="P4">
图片: ["<text:a xlink:type="simple" xlink:href="https://static.ukrinform.com/photos/2023_03/thumb_files/630_360_1679682020-565.jpeg" text:style-name="Internet_20_link" text:visited-style-name="Visited_20_Internet_20_Link">
630_360_16796...</text:a>
"]</text:p>
      <text:p text:style-name="P4">
标签: None</text:p>
      <text:p text:style-name="P4">
类型: Article</text:p>
      <!--METADATA-->
      <text:p text:style-name="P4">
<draw:frame draw:style-name="fr1" draw:name="Image248" text:anchor-type="as-char" svg:width="6.9236in" svg:height="3.956343in" draw:z-index="0">
<draw:image xlink:href="../Images/yкринформ/2023-03-31T23-00-00-03-00/630_360_1679682020-565.jpeg" xlink:type="simple" xlink:show="embed" xlink:actuate="onLoad" draw:mime-type="image/jpeg"/>
</draw:frame>
今天的主要是正义，对于我们的国家和经历了俄罗斯侵略的人民。</text:p>
      <text:p text:style-name="P4">
在您的[]中(https://www.youtube.com/watch?v=No-VknL17CU)乌克兰·弗拉基米尔斯基总统说，在全面战争的第401天结束时，乌克兰福姆说。</text:p>
      <text:p text:style-name="P4">
<text:span text:style-name="T5">
viso：<text:a xlink:type="simple" xlink:href="https://t.me/OP_UA/9138" text:style-name="Internet_20_link" text:visited-style-name="Visited_20_Internet_20_Link">
</text:a>
</text:span>
</text:p>
      <text:p text:style-name="P4">
<text:span text:style-name="T4">
乌克兰人!乌克兰妇女!</text:span>
</text:p>
      <text:p text:style-name="P4">
今天的主要词是正义。 正义适用于我们国家，对于所有失去亲人，通过俄罗斯侵略，占领者的恐怖而失去健康，家庭和正常生活的人民。</text:p>
      <text:p text:style-name="P4">
我们的特别活动发生在城市解放周年纪念日和沃基耶夫(Vokiev)的周年纪念日。 首脑会议和谈判，第二次会议司法联合会 - “统一的司法伊萨拉德” ...</text:p>
      <text:p text:style-name="P4">
这一切 - 为了加速，为了为俄罗斯的法庭侵略而进行更激烈的全球工作，为了获得国际刑事法院的新逮捕令，俄罗斯军事罪犯的逮捕，以法律和公正的判决所有俄罗斯杀手和执行者都必须获得。</text:p>
      <text:p text:style-name="P4">
他们会得到。 百分之一百。 我们将提供它。 我们找到格式，找到工具。</text:p>
      <text:p text:style-name="P4">
我感谢所有帮助我们的人。 每个州，每个领导者，每个国际组织。</text:p>
      <text:p text:style-name="P4">
如今，几乎是英国国国家的代表参加了我们的第一次布坎斯基峰会。 而这仅仅是个开始。</text:p>
      <text:p text:style-name="P4">
我感谢斯洛文尼亚，斯洛伐克，克罗地亚和摩尔多瓦的领导人，他们今天访问了亲自支持布恰的乌克兰 - 尊重所有在俄罗斯占领中死亡的人的记忆。</text:p>
      <text:p text:style-name="P4">
当然 - 我感谢我们的士兵。 现在所有为乌克兰而战的人。 自14日以来一直为乌克兰而战的人。 对所有人的生命从字面上赋予乌克兰的生命。</text:p>
      <text:p text:style-name="P4">
乌克兰人将站在这场战争中。 我们将解放我们的土地和所有的爱德利亚人囚禁。 有一天，世界将听到乌克兰的正义被转移。</text:p>
      <text:p text:style-name="P4">
将有一个新的纽伦堡 - 关于种族主义者。</text:p>
      <text:p text:style-name="P4">
<text:span text:style-name="T4">
 <text:span text:style-name="T5">
荣耀所有乌克兰英雄!</text:span>
 </text:span>
</text:p>
      <text:p text:style-name="P4">
<text:span text:style-name="T4">
 <text:span text:style-name="T5">
荣耀我们坚强的人!</text:span>
 </text:span>
</text:p>
      <text:p text:style-name="P4">
<text:span text:style-name="T4">
 <text:span text:style-name="T5">
荣耀与乌克兰!</text:span>
 </text:span>
</text:p>
      <text:p text:style-name="P4">
News Source: <text:a xlink:type="simple" xlink:href="https://www.ukrinform.ua/rubric-ato/3690106-zelenskij-bude-novij-nurnberg-sodo-rasistiv.html" text:style-name="Internet_20_link" text:visited-style-name="Visited_20_Internet_20_Link">
https://www.ukrinform.ua/rubric-ato/3690106-zelenskij-bude-novij-nurnberg-sodo-rasistiv.html</text:a>
</text:p>
      <!--NEWS-->
      <text:h text:style-name="P10" text:outline-level="1">
<text:span text:style-name="T4">
国家不会忘记战争中的受害者和被俄罗斯人杀害的乌克兰人 - 眨眼</text:span>
</text:h>
      <text:p text:style-name="P4">
作者: Ukrinform (Person)</text:p>
      <text:p text:style-name="P4">
出版商: Укринформ (Organization)</text:p>
      <text:p text:style-name="P4">
出版时间: 2023-03-31T23:12:00+03:00</text:p>
      <text:p text:style-name="P4">
修改时间: 2023-03-31T23:12:00+03:00</text:p>
      <text:p text:style-name="P4">
描述: 美国充分支持乌克兰执法机构的努力，以及国际机构，以收集，记录和调查俄罗斯人犯下的战争罪和危害人类犯罪的证据。  - 乌克林。</text:p>
      <text:p text:style-name="P4">
图片: ["<text:a xlink:type="simple" xlink:href="https://static.ukrinform.com/photos/2022_02/thumb_files/630_360_1645570164-465.jpg" text:style-name="Internet_20_link" text:visited-style-name="Visited_20_Internet_20_Link">
630_360_16455...</text:a>
"]</text:p>
      <text:p text:style-name="P4">
标签: ['Буча', 'США', 'Трибунал', 'Україна', 'Агресія РФ', 'Воєнні злочини', 'Війна з росією']</text:p>
      <text:p text:style-name="P4">
类型: Article</text:p>
      <!--METADATA-->
      <text:p text:style-name="P4">
<draw:frame draw:style-name="fr1" draw:name="Image249" text:anchor-type="as-char" svg:width="6.9236in" svg:height="3.956343in" draw:z-index="0">
<draw:image xlink:href="../Images/yкринформ/2023-03-31T23-12-00-03-00/630_360_1645570164-465.jpg" xlink:type="simple" xlink:show="embed" xlink:actuate="onLoad" draw:mime-type="image/jpeg"/>
</draw:frame>
乌克兰执法机构的努力以及国际机构收集，记录和调查俄罗斯人犯下的战争和危害人类犯罪的证据。</text:p>
      <text:p text:style-name="P4">
乌克林福音通讯员报告说，这是美国国务卿眨眼的周五在周五举行的。</text:p>
      <text:p text:style-name="P4">
“美国支持乌克兰和国际努力，以记录对这些暴行的调查。 今天，我们加入了世界各地的国家和组织，继续要求乌克兰人和乌克兰的正义。”美国外交负责人强调。</text:p>
      <text:p text:style-name="P4">
<text:span text:style-name="T4">
另请阅读：</text:span>
 <text:span text:style-name="T4">
 <text:a xlink:type="simple" xlink:href="https://www.ukrinform.ua/rubric-ato/3690101-ucasniki-bucanskogo-samitu-uklali-deklaraciu-sodo-vidpovidalnosti-rf-za-skoeni-v-ukraini-zlocini.html" text:style-name="Internet_20_link" text:visited-style-name="Visited_20_Internet_20_Link">
</text:a>
</text:span>
</text:p>
      <text:p text:style-name="P4">
他指出，俄罗斯人的罪行是针对平民的大规模系统性暴力运动的一部分。 也就是说，据报道，酷刑，暴力失踪，被迫驱逐儿童，处决以及对房屋，学校，医院的攻击。</text:p>
      <text:p text:style-name="P4">
“那些犯下这些暴行的人应该负责，”  - 眨眼说。</text:p>
      <text:p text:style-name="P4">
<text:span text:style-name="T4">
另请阅读：</text:span>
 <text:span text:style-name="T4">
 <text:a xlink:type="simple" xlink:href="https://www.ukrinform.ua/rubric-ato/3690090-buca-moze-stati-majdancikom-dla-tribunalu-proti-rosii-prezident.html" text:style-name="Internet_20_link" text:visited-style-name="Visited_20_Internet_20_Link">
</text:a>
</text:span>
</text:p>
      <text:p text:style-name="P4">
据他说，<text:span text:style-name="T4">
 []发生了什么(https://www.ukrinform.ua/tag-buca)</text:span>
在其他城市，乌克兰继续发生的事情都是不可接受的。</text:p>
      <text:p text:style-name="P4">
美国总部说：“美国将继续支持保护其人民的乌克兰，为其主权，其领土完整性，我们的民主奋斗。我们不会忘记受影响和杀害乌克兰人的乌克兰人。”</text:p>
      <text:p text:style-name="P4">
<text:span text:style-name="T4">
另请阅读：</text:span>
 <text:span text:style-name="T4">
 <text:a xlink:type="simple" xlink:href="https://www.ukrinform.ua/rubric-ato/3690097-moldova-pidtrimue-ideu-spectribunalu-proti-rf-i-gotova-dopomogti-u-zbori-informacii-sandu.html" text:style-name="Internet_20_link" text:visited-style-name="Visited_20_Internet_20_Link">
</text:a>
</text:span>
</text:p>
      <text:p text:style-name="P4">
在这方面，他强调说，美国方面将继续为实现责任和正义而努力。</text:p>
      <text:p text:style-name="P4">
据乌克林福姆称，布坎斯基峰会于周五在乌克兰举行。 大约50个州和国际组织的结果总结了俄罗斯对乌克兰犯罪的责任的声明。</text:p>
      <text:p text:style-name="P4">
News Source: <text:a xlink:type="simple" xlink:href="https://www.ukrinform.ua/rubric-polytics/3690107-stati-ne-zabudut-postrazdalih-vid-vijni-ta-vbitih-rosianami-ukrainciv-blinken.html" text:style-name="Internet_20_link" text:visited-style-name="Visited_20_Internet_20_Link">
https://www.ukrinform.ua/rubric-polytics/3690107-stati-ne-zabudut-postrazdalih-vid-vijni-ta-vbitih-rosianami-ukrainciv-blinken.html</text:a>
</text:p>
      <!--NEWS-->
      <text:h text:style-name="P10" text:outline-level="1">
<text:span text:style-name="T4">
美国正在以26亿美元的价格为乌克兰准备新的军事援助计划 - 路透社</text:span>
</text:h>
      <text:p text:style-name="P4">
作者: Ukrinform (Person)</text:p>
      <text:p text:style-name="P4">
出版商: Укринформ (Organization)</text:p>
      <text:p text:style-name="P4">
出版时间: 2023-03-31T23:27:00+03:00</text:p>
      <text:p text:style-name="P4">
修改时间: 2023-03-31T23:27:00+03:00</text:p>
      <text:p text:style-name="P4">
描述: 美国政府正在为乌克兰准备新的军事援助计划，预付了26亿美元，其中可能包括雷达，防空导弹，反坦克，物流设备。  - 乌克林。</text:p>
      <text:p text:style-name="P4">
图片: ["<text:a xlink:type="simple" xlink:href="https://static.ukrinform.com/photos/2022_08/thumb_files/630_360_1661308385-380.jpg" text:style-name="Internet_20_link" text:visited-style-name="Visited_20_Internet_20_Link">
630_360_16613...</text:a>
"]</text:p>
      <text:p text:style-name="P4">
标签: ['Оборона', 'США', 'Україна', 'Зброя', 'ЗСУ', 'допомога', 'Війна з росією']</text:p>
      <text:p text:style-name="P4">
类型: Article</text:p>
      <!--METADATA-->
      <text:p text:style-name="P4">
<draw:frame draw:style-name="fr1" draw:name="Image250" text:anchor-type="as-char" svg:width="6.9236in" svg:height="3.956343in" draw:z-index="0">
<draw:image xlink:href="../Images/yкринформ/2023-03-31T23-27-00-03-00/630_360_1661308385-380.jpg" xlink:type="simple" xlink:show="embed" xlink:actuate="onLoad" draw:mime-type="image/jpeg"/>
</draw:frame>
美国政府正在为乌克兰准备新的军事援助计划，预付了26亿美元，其中可能包括雷达，PPO导弹，反坦克，物流设备。</text:p>
      <text:p text:style-name="P4">
预计白宫将不早于周一正式宣布，乌克林福姆报道说，路透社报道。</text:p>
      <text:p text:style-name="P4">
“预计将达到设备清单(对于乌克兰 - 编辑。)，也将对包括储罐在内的不同类型的弹药感到怀疑。”出版物。</text:p>
      <text:p text:style-name="P4">
<text:span text:style-name="T4">
另请阅读：</text:span>
 <text:span text:style-name="T4">
 <text:a xlink:type="simple" xlink:href="https://www.ukrinform.ua/rubric-ato/3689624-nimeccina-peredala-ukraini-cergovij-paket-vijskovoi-dopomogi.html" text:style-name="Internet_20_link" text:visited-style-name="Visited_20_Internet_20_Link">
</text:a>
</text:span>
</text:p>
      <text:p text:style-name="P4">
此外，该包装可能包括高精确航空弹药，桥梁设备，撤离机器，用于空气填充系统的其他外壳和其他设备。</text:p>
      <text:p text:style-name="P4">
根据知识渊博的消息来源，该软件包最终将在此案中形成。 此外，融资的总数以及特定类型的设备可能会在最终版本中改变。</text:p>
      <text:p text:style-name="P4">
<text:span text:style-name="T4">
另请阅读：</text:span>
 <text:span text:style-name="T4">
 <text:a xlink:type="simple" xlink:href="https://www.ukrinform.ua/rubric-ato/3688748-glava-pentagonu-virimo-so-ukraina-v-majbutnomu-otrimae-zahidni-litaki-iv-pokolinna.html" text:style-name="Internet_20_link" text:visited-style-name="Visited_20_Internet_20_Link">
</text:a>
</text:span>
</text:p>
      <text:p text:style-name="P4">
武器和设备价值21亿美元(后). Рештадопомоги на $500 мільйонів має надійти у вигляді виділення за президентськимповноваженням.</text:p>
      <text:p text:style-name="P4">
Як повідомлялося, від моменту повномасштабного вторгнення рф Сполучені Штатиоголосили про виділення понад $30 мільярдів військової допомоги Україні.</text:p>
      <text:p text:style-name="P4">
News Source: <text:a xlink:type="simple" xlink:href="https://www.ukrinform.ua/rubric-ato/3690109-ssa-gotuut-novij-paket-vijskovoi-dopomogi-ukraini-na-26-milarda-reuters.html" text:style-name="Internet_20_link" text:visited-style-name="Visited_20_Internet_20_Link">
https://www.ukrinform.ua/rubric-ato/3690109-ssa-gotuut-novij-paket-vijskovoi-dopomogi-ukraini-na-26-milarda-reuters.html</text:a>
</text:p>
      <!--NEWS-->
      <text:h text:style-name="P10" text:outline-level="1">
<text:span text:style-name="T4">
该委员会已决定国防部反腐败委员会的候选人</text:span>
</text:h>
      <text:p text:style-name="P4">
作者: Ukrinform (Person)</text:p>
      <text:p text:style-name="P4">
出版商: Укринформ (Organization)</text:p>
      <text:p text:style-name="P4">
出版时间: 2023-03-31T23:35:00+03:00</text:p>
      <text:p text:style-name="P4">
修改时间: 2023-03-31T23:35:00+03:00</text:p>
      <text:p text:style-name="P4">
描述: 竞争委员会发布了乌克兰国防部的公共反腐败委员会的候选人名单。  - 乌克林。</text:p>
      <text:p text:style-name="P4">
图片: ["<text:a xlink:type="simple" xlink:href="https://static.ukrinform.com/photos/2023_02/thumb_files/630_360_1675274147-718.jpeg" text:style-name="Internet_20_link" text:visited-style-name="Visited_20_Internet_20_Link">
630_360_16752...</text:a>
"]</text:p>
      <text:p text:style-name="P4">
标签: ['Міноборони', 'антикорупційна рада']</text:p>
      <text:p text:style-name="P4">
类型: Article</text:p>
      <!--METADATA-->
      <text:p text:style-name="P4">
<draw:frame draw:style-name="fr1" draw:name="Image251" text:anchor-type="as-char" svg:width="6.9236in" svg:height="3.956343in" draw:z-index="0">
<draw:image xlink:href="../Images/yкринформ/2023-03-31T23-35-00-03-00/630_360_1675274147-718.jpeg" xlink:type="simple" xlink:show="embed" xlink:actuate="onLoad" draw:mime-type="image/jpeg"/>
</draw:frame>
竞争组合已发布了乌克兰国防部公共反腐败委员会的候选人名单。</text:p>
      <text:p text:style-name="P4">
国防部在[]中报告了这一点(https://www.facebook.com/MinistryofDefence.UA/posts/pfbid02jPE6B5cFMUVMxz5siGPzrBjEG8hFRAo3vjN9CqW2jEkM8p5YTqBv8xBaFfhibUxul)，报道乌克林福姆。</text:p>
      <text:p text:style-name="P4">
值得注意的是，竞争委员会在国防部国防部国防部国防部的数字发展，数字化转型和网络安全局中熟悉了基夫斯塔尔电信公司，公共组织“ E-民主”局的报告乌克兰。</text:p>
      <text:p text:style-name="P4">
据报道，没有任何技术干预措施可以受到投票的显着影响。</text:p>
      <text:p text:style-name="P4">
<text:span text:style-name="T4">
另请阅读：</text:span>
 <text:span text:style-name="T4">
 <text:a xlink:type="simple" xlink:href="https://www.ukrinform.ua/rubric-society/3689898-sud-viznav-vinnim-ekscinovnika-minoboroni-akij-ne-nadav-nazk-zvitu-pro-derzzakupivli.html" text:style-name="Internet_20_link" text:visited-style-name="Visited_20_Internet_20_Link">
</text:a>
</text:span>
</text:p>
      <text:p text:style-name="P4">
同时，国防部的国务卿康斯坦丁·瓦什肯科(Konstantin Vashchenko)告知邀请人，截至3月31日，自3月31日17:00，收到了11名竞赛参与者和公共组织的10个书面投诉和呼吁。</text:p>
      <text:p text:style-name="P4">
根据申请人的说法，竞争性程序在准备阶段包含了许多违规和利益冲突的迹象，以及在投票过程中串谋干预的迹象。</text:p>
      <text:p text:style-name="P4">
鉴于此，申请人向国防部申请，要求不决定理事会的成立。 否则，他们将根据当前的立法对其进行挑战。</text:p>
      <text:p text:style-name="P4">
"On the basis of paragraph 17 of the Regulations on the Public Anti -Corruption Council, the commission was considered to be considered elected candidates for the Public Anti -Corruption Council at the Ministry of Defense of Ukraine, who gained the highest number of voices with投票结果，”该部指出。</text:p>
      <text:p text:style-name="P4">
<text:span text:style-name="T4">
另请阅读：</text:span>
 <text:span text:style-name="T4">
 <text:a xlink:type="simple" xlink:href="https://www.ukrinform.ua/rubric-polytics/3689107-oficijni-rezultati-golosuvanna-do-antikorupcijnoi-radi-pri-minoboroni-budut-31-berezna.html" text:style-name="Internet_20_link" text:visited-style-name="Visited_20_Internet_20_Link">
</text:a>
</text:span>
</text:p>
      <text:p text:style-name="P4">
因此，候选人名单包括Bohdan Yarov，Tatiana Nikolaenko，Olegzirko，Anastasia Shuba，Victor Prudkovsky，Vitaliy Kalnitsky，Konstantininpintivsky，Yevgeny Hrushovets，Yevgeny Hrushovets，vitaly hrushy hrushyy hrushy ostapenko，vitalyaa，artakgrigoyak，artakgrigoyik，vitaly。国防部关于其个人仓库塔萨特公共反腐败委员会成立的决定将在考虑到已收到的书面要求后。</text:p>
      <text:p text:style-name="P4">
在国防部的相关决定将宣布之后，理事会将获得授权。</text:p>
      <text:p text:style-name="P4">
<text:span text:style-name="T4">
另请阅读：</text:span>
 <text:span text:style-name="T4">
 <text:a xlink:type="simple" xlink:href="https://www.ukrinform.ua/rubric-society/3687329-ukrainci-progolosuvali-za-kandidativ-do-antikorupcijnoi-radi-pri-minoboroni.html" text:style-name="Internet_20_link" text:visited-style-name="Visited_20_Internet_20_Link">
</text:a>
</text:span>
</text:p>
      <text:p text:style-name="P4">
根据乌克林福姆的说法，国防部的反腐败委员会是为公众更积极参与确保城市地区评估腐败风险和形成适当的反腐败措施的。</text:p>
      <text:p text:style-name="P4">
乌克兰国防部公共反腐败委员会候选人的国家在线投票持续了24-25桦木。</text:p>
      <text:p text:style-name="P4">
News Source: <text:a xlink:type="simple" xlink:href="https://www.ukrinform.ua/rubric-society/3690111-komisia-viznacilasa-z-kandidatami-do-antikorupcijnoi-radi-pri-minoboroni.html" text:style-name="Internet_20_link" text:visited-style-name="Visited_20_Internet_20_Link">
https://www.ukrinform.ua/rubric-society/3690111-komisia-viznacilasa-z-kandidatami-do-antikorupcijnoi-radi-pri-minoboroni.html</text:a>
</text:p>
      <!--NEWS-->
      <text:h text:style-name="P10" text:outline-level="1">
<text:span text:style-name="T4">
“猎鹰”是乌克兰的曲棍球冠军</text:span>
</text:h>
      <text:p text:style-name="P4">
作者: Ukrinform (Person)</text:p>
      <text:p text:style-name="P4">
出版商: Укринформ (Organization)</text:p>
      <text:p text:style-name="P4">
出版时间: 2023-03-31T23:39:00+03:00</text:p>
      <text:p text:style-name="P4">
修改时间: 2023-03-31T23:39:00+03:00</text:p>
      <text:p text:style-name="P4">
描述: 今天，3月31日，Sokil在乌克兰曲棍球锦标赛的决定性比赛中击败了Kremenchuk。  - 乌克林。</text:p>
      <text:p text:style-name="P4">
图片: ["<text:a xlink:type="simple" xlink:href="https://static.ukrinform.com/photos/2023_03/thumb_files/630_360_1680294952-895.jpg" text:style-name="Internet_20_link" text:visited-style-name="Visited_20_Internet_20_Link">
630_360_16802...</text:a>
"]</text:p>
      <text:p text:style-name="P4">
标签: ['хокей']</text:p>
      <text:p text:style-name="P4">
类型: Article</text:p>
      <!--METADATA-->
      <text:p text:style-name="P4">
<draw:frame draw:style-name="fr1" draw:name="Image252" text:anchor-type="as-char" svg:width="6.9236in" svg:height="3.956343in" draw:z-index="0">
<draw:image xlink:href="../Images/yкринформ/2023-03-31T23-39-00-03-00/630_360_1680294952-895.jpg" xlink:type="simple" xlink:show="embed" xlink:actuate="onLoad" draw:mime-type="image/jpeg"/>
</draw:frame>
今天，3月31日，Sokil在曲棍球锦标赛的决定性比赛中击败了Kremenchuk。</text:p>
      <text:p text:style-name="P4">
在最后的系列赛中，在Ortimemima的决定性比赛中，“ Falcon”得分为2：2，由“ Kremenchuk”扮演-1：0，据报道。</text:p>
      <text:p text:style-name="P4">
“金色”洗衣机的作者是谢尔盖·巴宾(Sergey Babinets)，他还获得了季后赛中最有价值球员的头衔(MVP).</text:p>
      <text:p text:style-name="P4">
<text:span text:style-name="T4">
Читайте також:</text:span>
 <text:span text:style-name="T4">
<text:a xlink:type="simple" xlink:href="https://www.ukrinform.ua/rubric-sports/3689806-boston-vigrav-regularnij-cempionat-nhl.html" text:style-name="Internet_20_link" text:visited-style-name="Visited_20_Internet_20_Link">
 </text:a>
</text:span>
</text:p>
      <text:p text:style-name="P4">
对于首都俱乐部而言，这是连续第二次冠军，也是第十四个冠军。</text:p>
      <text:p text:style-name="P4">
<text:span text:style-name="T5">
照片：fhu</text:span>
</text:p>
      <text:p text:style-name="P4">
News Source: <text:a xlink:type="simple" xlink:href="https://www.ukrinform.ua/rubric-sports/3690110-sokil-cempion-ukraini-z-hokeu.html" text:style-name="Internet_20_link" text:visited-style-name="Visited_20_Internet_20_Link">
https://www.ukrinform.ua/rubric-sports/3690110-sokil-cempion-ukraini-z-hokeu.html</text:a>
</text:p>
      <!--NEWS-->
      <text:h text:style-name="P10" text:outline-level="1">
<text:span text:style-name="T4">
捷克共和国希望特别法庭能谴责俄罗斯领导人</text:span>
</text:h>
      <text:p text:style-name="P4">
作者: Ukrinform (Person)</text:p>
      <text:p text:style-name="P4">
出版商: Укринформ (Organization)</text:p>
      <text:p text:style-name="P4">
出版时间: 2023-03-31T23:47:00+03:00</text:p>
      <text:p text:style-name="P4">
修改时间: 2023-03-31T23:47:00+03:00</text:p>
      <text:p text:style-name="P4">
描述: 侵略性罪，它的葡萄酒是俄罗斯军事政治领导最高的葡萄酒，俄罗斯军方在乌克兰领土上犯下的具体罪行不应受到惩罚。  - 乌克林。</text:p>
      <text:p text:style-name="P4">
图片: ["<text:a xlink:type="simple" xlink:href="https://static.ukrinform.com/photos/2018_03/thumb_files/630_360_1521674726-5790-petr-pavel-foto-dpa.jpg" text:style-name="Internet_20_link" text:visited-style-name="Visited_20_Internet_20_Link">
630_360_15216...</text:a>
"]</text:p>
      <text:p text:style-name="P4">
标签: ['Буча', 'Чехія', 'Трибунал', 'Агресія РФ', 'Війна з росією', 'Петр Павел']</text:p>
      <text:p text:style-name="P4">
类型: Article</text:p>
      <!--METADATA-->
      <text:p text:style-name="P4">
<draw:frame draw:style-name="fr1" draw:name="Image253" text:anchor-type="as-char" svg:width="6.9236in" svg:height="3.956343in" draw:z-index="0">
<draw:image xlink:href="../Images/yкринформ/2023-03-31T23-47-00-03-00/630_360_1521674726-5790-petr-pavel-foto-dpa.jpg" xlink:type="simple" xlink:show="embed" xlink:actuate="onLoad" draw:mime-type="image/jpeg"/>
</draw:frame>
侵略罪是俄罗斯俄罗斯政治领导的最高罪，俄罗斯军方在乌克兰领土上犯下的具体罪行不应受到惩罚。</text:p>
      <text:p text:style-name="P4">
乌克利芬通讯员报道，这是捷克总统彼得·帕维尔(Peter Pavel)在3月31日布坎人格峰会上指出的。</text:p>
      <text:p text:style-name="P4">
“俄罗斯士兵的野蛮行为给我们留下了深刻的印象。 不可能找到明确的谴责，而不是国际刑事法院的裁决中所说的。 这些是犯有可怕后果的罪行。 他们不应该受到惩罚。”帕维尔说。</text:p>
      <text:p text:style-name="P4">
<text:span text:style-name="T4">
另请阅读：</text:span>
 <text:span text:style-name="T4">
 <text:a xlink:type="simple" xlink:href="https://www.ukrinform.ua/rubric-world/3689819-u-polsi-rozpocalasa-zustric-glav-mzs-buharestskoi-devatki.html" text:style-name="Internet_20_link" text:visited-style-name="Visited_20_Internet_20_Link">
</text:a>
</text:span>
</text:p>
      <text:p text:style-name="P4">
捷克共和国总统指出，犯罪应在国家和国际合作中受到迫害。 捷克领导人支持国际刑事法院在乌克兰的调查，因为它是唯一持续的刑事法院，它是“最适合调查在乌克兰发生的大规模战争犯罪的犯罪”。</text:p>
      <text:p text:style-name="P4">
“我们最近看到了第一个结果 - 该命令已逮捕。 让我们继续继续支持国际空间站的对抗有罪不罚的。”保罗保证。</text:p>
      <text:p text:style-name="P4">
<text:span text:style-name="T4">
另请阅读：</text:span>
 <text:span text:style-name="T4">
 <text:a xlink:type="simple" xlink:href="https://www.ukrinform.ua/rubric-polytics/3689647-kuleba-privitav-zapusk-moskovskogo-mehanizmu-obse.html" text:style-name="Internet_20_link" text:visited-style-name="Visited_20_Internet_20_Link">
</text:a>
</text:span>
</text:p>
      <text:p text:style-name="P4">
他还强调，“毫无疑问，根据国际法，她对乌克兰的侵略性增强”，打破了联合国法规，国际社会遭到了违法行为。 但是，除了国家的责任外，捷克共和国的负责人还指出，俄罗斯犯罪领导人的个人刑事责任并未扩大ISS管辖权。</text:p>
      <text:p text:style-name="P4">
“我希望通过创建一个特殊的亲信来正确评估可用的证据并起诉肇事者，从而填补这一差距。 帕维尔说：“那些没有犯罪的人，侵略犯罪不应受到惩罚。”</text:p>
      <text:p text:style-name="P4">
<text:span text:style-name="T4">
另请阅读：</text:span>
 <text:span text:style-name="T4">
 <text:a xlink:type="simple" xlink:href="https://www.ukrinform.ua/rubric-ato/3690106-zelenskij-bude-novij-nurnberg-sodo-rasistiv.html" text:style-name="Internet_20_link" text:visited-style-name="Visited_20_Internet_20_Link">
</text:a>
 </text:span>
</text:p>
      <text:p text:style-name="P4">
据报道，乌克兰指望联合国关于乌克兰军事犯罪责任的决议的收养，并支持针对俄罗斯的特殊工作。</text:p>
      <text:p text:style-name="P4">
News Source: <text:a xlink:type="simple" xlink:href="https://www.ukrinform.ua/rubric-polytics/3690113-cehia-spodivaetsa-so-specialnij-tribunal-zasudit-rosijske-kerivnictvo.html" text:style-name="Internet_20_link" text:visited-style-name="Visited_20_Internet_20_Link">
https://www.ukrinform.ua/rubric-polytics/3690113-cehia-spodivaetsa-so-specialnij-tribunal-zasudit-rosijske-kerivnictvo.html</text:a>
</text:p>
      <!--NEWS-->
      <text:h text:style-name="P10" text:outline-level="1">
<text:span text:style-name="T4">
欧盟呼吁白俄罗斯拒绝俄罗斯在其领土上放置核武器</text:span>
</text:h>
      <text:p text:style-name="P4">
作者: Ukrinform (Person)</text:p>
      <text:p text:style-name="P4">
出版商: Укринформ (Organization)</text:p>
      <text:p text:style-name="P4">
出版时间: 2023-03-31T23:58:00+03:00</text:p>
      <text:p text:style-name="P4">
修改时间: 2023-03-31T23:58:00+03:00</text:p>
      <text:p text:style-name="P4">
描述: 白俄罗斯当局应决定拒绝将俄罗斯核武器放在其领土上。  - 乌克林。</text:p>
      <text:p text:style-name="P4">
图片: ["<text:a xlink:type="simple" xlink:href="https://static.ukrinform.com/photos/2019_07/thumb_files/630_360_1562308141-294.jpg" text:style-name="Internet_20_link" text:visited-style-name="Visited_20_Internet_20_Link">
630_360_15623...</text:a>
"]</text:p>
      <text:p text:style-name="P4">
标签: ['білорусь', 'Євросоюз', 'Ядерна зброя', 'Ядерний шантаж']</text:p>
      <text:p text:style-name="P4">
类型: Article</text:p>
      <!--METADATA-->
      <text:p text:style-name="P4">
<draw:frame draw:style-name="fr1" draw:name="Image254" text:anchor-type="as-char" svg:width="6.9236in" svg:height="3.956343in" draw:z-index="0">
<draw:image xlink:href="../Images/yкринформ/2023-03-31T23-58-00-03-00/630_360_1562308141-294.jpg" xlink:type="simple" xlink:show="embed" xlink:actuate="onLoad" draw:mime-type="image/jpeg"/>
</draw:frame>
Vladabilorus应该决定拒绝将其放置在其领土上的俄罗斯核武器上。</text:p>
      <text:p text:style-name="P4">
根据乌克林的通讯员的说法，这是在安全理事会会议上讨论俄罗斯联邦总统弗拉基米尔·普京(Vladimir Putin)在白俄罗斯(Belarus)发射战术核武器时的威胁，当时奥拉夫·斯科格(Olaf Skog)表示，ESU的永久代表说。</text:p>
      <text:p text:style-name="P4">
“白俄罗斯仍然可以决定放置俄罗斯核武器。因此，我们敦促白俄罗斯的权力立即阻止警察对乌克兰的激进战争的支持，并改变我们的决定(关于放置核武器-ED。)这只会增加该地区的张力。”斯科格说。</text:p>
      <text:p text:style-name="P4">
<text:span text:style-name="T4">
另请阅读：</text:span>
 <text:span text:style-name="T4">
 <text:a xlink:type="simple" xlink:href="https://www.ukrinform.ua/rubric-world/3689942-u-nato-ne-bacat-zmin-u-adernih-poziciah-rosii-krim-nebezpecnoi-ritoriki.html" text:style-name="Internet_20_link" text:visited-style-name="Visited_20_Internet_20_Link">
</text:a>
</text:span>
</text:p>
      <text:p text:style-name="P4">
他强调，核武器的威胁是“不可接受的”。</text:p>
      <text:p text:style-name="P4">
Dymplomat说：“俄罗斯的决定不会削弱我们支持乌克兰的决心。”</text:p>
      <text:p text:style-name="P4">
此外，SKOG敦促俄罗斯联邦返回措施实施合同，以减少和限制SISS的战略进攻武器。</text:p>
      <text:p text:style-name="P4">
<text:span text:style-name="T4">
另请阅读：</text:span>
 <text:span text:style-name="T4">
 <text:a xlink:type="simple" xlink:href="https://www.ukrinform.ua/rubric-world/3690053-kitaj-zaaviv-na-radbezi-oon-so-vistupae-proti-rozmisenna-adernoi-zbroi-v-insih-krainah.html" text:style-name="Internet_20_link" text:visited-style-name="Visited_20_Internet_20_Link">
</text:a>
</text:span>
</text:p>
      <text:p text:style-name="P4">
据乌克林福姆报道，3月25日，国际空间站签发了逮捕令的侵略者国家Volodymyrputin的总统说，俄罗斯将在白俄罗斯放置战术核武器。 早些时候，今年2月，他宣布了莫斯科参与该条约的“暂停”，以减少美国的战略意义武器。</text:p>
      <text:p text:style-name="P4">
<text:span text:style-name="T4">
另请阅读：</text:span>
 <text:span text:style-name="T4">
 <text:a xlink:type="simple" xlink:href="https://www.ukrinform.ua/rubric-polytics/3690094-adernij-santaz-rf-ne-zavadit-pidtrimci-ukraini-britania-v-oon.html" text:style-name="Internet_20_link" text:visited-style-name="Visited_20_Internet_20_Link">
</text:a>
</text:span>
</text:p>
      <text:p text:style-name="P4">
当天的参与者几乎是世界上所有州，除了以色列，印度，taponic韩国的巴基斯坦。</text:p>
      <text:p text:style-name="P4">
News Source: <text:a xlink:type="simple" xlink:href="https://www.ukrinform.ua/rubric-world/3690114-es-zaklikae-bilorus-vidmoviti-rosii-u-rozmisenni-adernoi-zbroi-na-svoij-teritorii.html" text:style-name="Internet_20_link" text:visited-style-name="Visited_20_Internet_20_Link">
https://www.ukrinform.ua/rubric-world/3690114-es-zaklikae-bilorus-vidmoviti-rosii-u-rozmisenni-adernoi-zbroi-na-svoij-teritorii.html</text:a>
</text:p>
      <!--NEWS-->
      <text:h text:style-name="P10" text:outline-level="1">
<text:span text:style-name="T4">
复活节后，西班牙将将前六个豹2A4坦克送到乌克兰</text:span>
</text:h>
      <text:p text:style-name="P4">
作者: ['АРМІЯINFORM']</text:p>
      <text:p text:style-name="P4">
时间: 2023-03-31T34:00:00-04:00</text:p>
      <text:p text:style-name="P4">
描述: “乌克兰人的户外要求 - 防御这种避免。 至关重要...与乌克兰2022年的战争，与乌克兰的战争是今天的最新消息，今天与乌克兰2022年的新闻战争，今天的最后一场新闻是乌克兰和俄罗斯之间的战争，当与乌克兰与乌克兰战争之间的战争是否会发生2022年，他们是否会在不久的将来与乌克兰发生战争，他们说，与乌克兰的战争，今天的乌克兰新闻，乌克兰新闻，乌克兰媒体在俄罗斯的乌克兰新闻</text:p>
      <text:p text:style-name="P4">
图片: ['<text:a xlink:type="simple" xlink:href="https://armyinform.com.ua/wp-content/uploads/2023/03/ispani.jpeg" text:style-name="Internet_20_link" text:visited-style-name="Visited_20_Internet_20_Link">
ispani.jpeg</text:a>
']</text:p>
      <text:p text:style-name="P4">
标签: ['STOPRUSSIA', 'АГРЕСІЯ РФ', 'ВТОРГНЕННЯ РФ', 'ДОПОМОГА ПАРТНЕРІВ', 'СВІТ ПІДТРИМУЄ УКРАЇНУ']</text:p>
      <text:p text:style-name="P4">
类别: News</text:p>
      <!--METADATA-->
      <text:p text:style-name="P4">
<draw:frame draw:style-name="fr1" draw:name="Image255" text:anchor-type="as-char" svg:width="6.9236in" svg:height="3.956343in" draw:z-index="0">
<draw:image xlink:href="../Images/AРМІЯINFORM/2023-03-31T34-00-00-04-00/ispani.jpeg" xlink:type="simple" xlink:show="embed" xlink:actuate="onLoad" draw:mime-type="image/jpeg"/>
</draw:frame>
“现在，乌克兰人的主要需求是防空。 这在战场上至关重要。 他们还需要长长的武器。 我们给他们提供了相当多的此类机会。 我们还研究它们并保证提供的武器提供。” Glavrapenthane Lloyd Austin说。 关于乌克兰收到现代战斗机的收到，乌克兰人将来会得到战斗机吗？ 我们都相信是的。 它可能是F16或其他第四架飞机。” 奥斯汀还认为，乌克兰有一个“非常好的机会”在2023年春季成功进行矛盾，而牺牲了俄罗斯军队和西方武器的巨大耗尽。</text:p>
      <text:p text:style-name="P4">
今年加拿大将向乌克兰提供加拿大24亿加元的贷款(18亿美元)支持预算。</text:p>
      <text:p text:style-name="P4">
复活节后，西班牙将将前六个豹2A4坦克送到乌克兰。</text:p>
      <text:p text:style-name="P4">
波兰计划在反攻势的前夕增加弹药的产量。 据总理马特斯·莫拉维斯基(Mateusz Moravtsky)称，波兰计划分配4.625亿美元的预算投资。</text:p>
      <text:p text:style-name="P4">
马里乌斯·布拉斯查克(Mariusz Blaschak)说，波兰已缔结了一份价值超过10亿个Zlotys的合同，用于生产22个移动性Bystra雷达站，以“保护自己免受俄罗斯的侵害”。</text:p>
      <text:p text:style-name="P4">
在波兰，将很快安装边界上的电子屏障，包括相机和运动传感器的系统。</text:p>
      <text:p text:style-name="P4">
波兰总理马特努斯·摩拉维茨基(Mateusz Moravetsky)批评国际奥林匹克委员会的决定，允许在某些条件下俄罗斯和白俄罗斯运动员的绿叶运动员。</text:p>
      <text:p text:style-name="P4">
塞尔维亚政府在欧盟的支持下，用绿色能力设备派出四辆卡车前往乌克兰，以支持乌克兰的能源部门。</text:p>
      <text:p text:style-name="P4">
欧洲能源联盟Ientso-E决定将乌克兰进口能力进一步提高到目前700兆瓦的850兆瓦。</text:p>
      <text:p text:style-name="P4">
法国国民议会是法国议会的下庭，采用了一项决议，在其中认可了1932  -  1933年的种族隔离人群的全体态度。</text:p>
      <text:p text:style-name="P4">
欧洲议会对占领乌克兰黄丝带的抵抗运动的行动一直保持着团结。</text:p>
      <text:p text:style-name="P4">
斯洛伐克议会谴责了俄罗斯联邦的罪行，犯下了针对乌克兰妇女观念的罪行。</text:p>
      <text:p text:style-name="P4">
美国总统乔·拜登(Joe Biden)表示，他担心俄罗斯计划将战术核武器放置在邻国白俄罗斯。在俄罗斯释放战略进攻武器后，美国停止了有关其核力量的数据传输。</text:p>
      <text:p text:style-name="P4">
布鲁塞尔正式确认了欧盟成员国自愿减少气体消耗15％的政治协议一年。</text:p>
      <text:p text:style-name="P4">
资料来源：<text:a xlink:type="simple" xlink:href="https://szru.gov.ua/news-media/publications/300323-ukraina-i-svit--proty-rosiiskoi-ahresii-sanktsii-v-dii" text:style-name="Internet_20_link" text:visited-style-name="Visited_20_Internet_20_Link">
乌克兰的外部情报服务</text:a>
</text:p>
      <text:p text:style-name="P4">
News Source: <text:a xlink:type="simple" xlink:href="https://armyinform.com.ua/2023/03/31/ispaniya-vidpravyt-pershi-shist-tankiv-leopard-2a4-v-ukrayinu-pislya-velykodnya/" text:style-name="Internet_20_link" text:visited-style-name="Visited_20_Internet_20_Link">
https://armyinform.com.ua/2023/03/31/ispaniya-vidpravyt-pershi-shist-tankiv-leopard-2a4-v-ukrayinu-pislya-velykodnya/</text:a>
</text:p>
      <!--NEWS-->
      <text:h text:style-name="P10" text:outline-level="1">
<text:span text:style-name="T4">
据怀疑</text:span>
</text:h>
      <text:p text:style-name="P4">
作者: ['АРМІЯINFORM']</text:p>
      <text:p text:style-name="P4">
时间: 2023-03-31T35:00:00-04:00</text:p>
      <text:p text:style-name="P4">
描述: 对于专有的Kerivnitva办公室，已确定的检察长，与乌克兰2022的战争，与乌克兰的战争是今天的最新消息，今天与乌克兰2022年的新闻战，将于今天与乌克兰2022年，乌克兰和俄罗斯之间以及俄罗斯与俄罗斯之间的战争将是一场战争他们说，与乌克兰与乌克兰的战争将在不久的将来与乌克兰战争，他们说，与乌克兰的战争，今天的乌克兰新闻，乌克兰的新闻，乌克兰媒体在俄罗斯的乌克兰新闻</text:p>
      <text:p text:style-name="P4">
图片: ['<text:a xlink:type="simple" xlink:href="https://armyinform.com.ua/wp-content/uploads/2023/03/ofgen.jpeg" text:style-name="Internet_20_link" text:visited-style-name="Visited_20_Internet_20_Link">
ofgen.jpeg</text:a>
']</text:p>
      <text:p text:style-name="P4">
标签: ['STOPRUSSIA', 'АГРЕСІЯ РФ', 'ВТОРГНЕННЯ РФ', 'ОФІС ГЕНЕРАЛЬНОГО ПРОКУРОРА УКРАЇНИ']</text:p>
      <text:p text:style-name="P4">
类别: News</text:p>
      <!--METADATA-->
      <text:p text:style-name="P4">
<draw:frame draw:style-name="fr1" draw:name="Image256" text:anchor-type="as-char" svg:width="6.9236in" svg:height="4.661891in" draw:z-index="0">
<draw:image xlink:href="../Images/AРМІЯINFORM/2023-03-31T35-00-00-04-00/ofgen.jpeg" xlink:type="simple" xlink:show="embed" xlink:actuate="onLoad" draw:mime-type="image/jpeg"/>
</draw:frame>
在检察长办公室的程序指导下，确定俄罗斯联邦武装部队违反了战争的法律。(艺术的第2部分。 28，艺术第1部分。 乌克兰《刑法》的438).</text:p>
      <text:p text:style-name="P4">
Про це<text:a xlink:type="simple" xlink:href="https://www.facebook.com/pgo.gov.ua/posts/pfbid02A3LJ3183wuZsrh6wJoJw1oZWtV6EME4srQp6YA469WErUjBhoKA6Nve7rr7p8TaGl" text:style-name="Internet_20_link" text:visited-style-name="Visited_20_Internet_20_Link">
повідомляє</text:a>
检察长办公室。</text:p>
      <text:p text:style-name="P4">
嫌疑人 - 第37卫队的军队机动步枪Don-Budapest Red Banner of Brigade红星的命令(37 OMSBR，军事单位69647)俄罗斯联邦，俄罗斯共和国的土著人，俄罗斯联邦蒂尔库特地区的奇塔地区。</text:p>
      <text:p text:style-name="P4">
根据调查，2022年3月，犯罪嫌疑人与其他军事人员一起是基夫地区的定居点之一。 他们恐吓和平，是由反恐怖主义行动力量的人和参与者寻求的，不断检查平民房屋的所有前提。</text:p>
      <text:p text:style-name="P4">
经过20天的占领，包括嫌疑人在内的俄罗斯军队开始闯入一个私人住宅的庭院，两个妇女在那里生活了一个年轻女孩。 它始终以三个人的成分不断变化。</text:p>
      <text:p text:style-name="P4">
犯罪嫌疑人不断地证明武器的存在，考虑到房屋中男人的看法，将其中一名妇女带到了他们被强奸的车库中。 目前，其他人仍在街上，以支持其亲戚和邻居的可能抵抗。</text:p>
      <text:p text:style-name="P4">
其中一个在占领期间犯下了性质的暴力行为，另一个在每天的一周中采取了两次此类行动，而第三次采取了这种行动。</text:p>
      <text:p text:style-name="P4">
预审调查是由乌克兰国家警察进行的。</text:p>
      <text:p text:style-name="P4">
News Source: <text:a xlink:type="simple" xlink:href="https://armyinform.com.ua/2023/03/31/trom-rashystam-yaki-pid-chas-okupacziyi-gvaltuvaly-zhinku-na-kyyivshhyni-povidomleno-pro-pidozru/" text:style-name="Internet_20_link" text:visited-style-name="Visited_20_Internet_20_Link">
https://armyinform.com.ua/2023/03/31/trom-rashystam-yaki-pid-chas-okupacziyi-gvaltuvaly-zhinku-na-kyyivshhyni-povidomleno-pro-pidozru/</text:a>
</text:p>
      <!--NEWS-->
      <text:h text:style-name="P10" text:outline-level="1">
<text:span text:style-name="T4">
麦当劳的俄罗斯模仿在工作的第一年是无利可图的</text:span>
</text:h>
      <text:p text:style-name="P4">
作者: ['АРМІЯINFORM']</text:p>
      <text:p text:style-name="P4">
时间: 2023-03-31T36:00:00-04:00</text:p>
      <text:p text:style-name="P4">
描述: Svist -post -post -Algrades中的新产品之一是美国同伴...与乌克兰2022年的战争，与乌克兰的最新新闻，今天与乌克兰2022年的新闻战争，今天将在乌克兰和俄罗斯之间发生战争当他们与乌克兰的战争将在2022年与乌克兰战争时，他们说，在不久的将来，将与乌克兰发动战争，他们说，与乌克兰的战争，今天的乌克兰新闻，乌克兰的新闻，乌克兰媒体在俄罗斯的乌克兰新闻</text:p>
      <text:p text:style-name="P4">
图片: ['<text:a xlink:type="simple" xlink:href="https://armyinform.com.ua/wp-content/uploads/2023/03/tochka_1.jpg" text:style-name="Internet_20_link" text:visited-style-name="Visited_20_Internet_20_Link">
tochka_1.jpg</text:a>
']</text:p>
      <text:p text:style-name="P4">
标签: ['STOPRUSSIA', 'АГРЕСІЯ РФ', 'ВТОРГНЕННЯ РФ', 'ЕКОНОМІКА РФ', 'КРАХ РОСІЙСЬКОЇ ЕКОНОМІКИ', 'СЛУЖБА ЗОВНІШНЬОЇ РОЗВІДКИ УКРАЇНИ']</text:p>
      <text:p text:style-name="P4">
类别: News</text:p>
      <!--METADATA-->
      <text:p text:style-name="P4">
<draw:frame draw:style-name="fr1" draw:name="Image257" text:anchor-type="as-char" svg:width="6.9236in" svg:height="4.519361in" draw:z-index="0">
<draw:image xlink:href="../Images/AРМІЯINFORM/2023-03-31T36-00-00-04-00/tochka_1.jpg" xlink:type="simple" xlink:show="embed" xlink:actuate="onLoad" draw:mime-type="image/jpeg"/>
</draw:frame>
嘉吉是世界上最大的农业供应商之一，它是俄罗斯谷物十大出口商的一部分，它将停止从下一个农业年份出口谷物(12023年7月至2024年6月30日).</text:p>
      <text:p text:style-name="P4">
Австрійські інвестори вимагають від банківської групи Raiffeisen BankInternational під час загальних зборів зробити чіткі заяви щодо подальшої долібізнесу в росії.</text:p>
      <text:p text:style-name="P4">
уряд рф всіляко намагається завадити іноземним компаніям позбутися бізнесу наросії та додатково нажитися на їхньому капіталі: останнім рішенням є вимогасплати до російського бюджету 10 % вартості активів компаній, оцінених під часпродажу.</text:p>
      <text:p text:style-name="P4">
Видобуток газу на найбільших родовищах західного сибіру впаде на третину до2040 року через виснаження запасів, що легко видобуваються, попередив урядглава міненерго ніколай шульгінов. До 2040 року показник видобутку газу внадим-пур-тазовському регіоні ямало-ненецького автономного округу скоротитьсядо 255 млрд. За даними росстату, 2022 року в росії було видобуто близько 672млрд кубометрів газу. З урахуванням прогнозу шульгінова щодо падіння видобуткув янао, загальний показник може впасти до 460 млрд куб. м, або більш як на 30%. При цьому обсяг внутрішнього споживання газу в росії становить 470 млрд.куб. м, як раніше оцінював віце-прем’єр алєксандр новак. Таким чином, росіяможе не мати вільних обсягів для експорту. Падіння видобутку на 30 % можепризвести до скорочення надходжень до бюджету на 1 трлн руб.</text:p>
      <text:p text:style-name="P4">
Продажі на рф мобільних пристроїв (耳机，“智能”手表，健身追踪器)第一季度将减少20％。 去年夏天开始的伪造设备的数量是由俄罗斯造成的。 鲜为人知的制造商的技术已经占据了几乎一半的俄罗斯，一些电子商店认识到其与著名外国品牌的生产的视觉相似性，但警告说，它只是一个“复制品”。 还有很高的风险是，为其他国家设计的设备将在俄罗斯不起作用，或者以后会关闭。非营利组织“ Rosian System倾销”在检查日本美食，商店，高级级零售网络的著名网络餐厅期间，在40％的产品中发现了40％的大肠杆菌，以及一家Listeriabacterium，一家Listeriabacterium，可能导致李斯特氏病。</text:p>
      <text:p text:style-name="P4">
在2022年第四季度，按国际财务报告按国际标准的俄罗斯伦塔大型超市的净利润为95％ - 高达2.07亿卢布； 根据年度结果，64.5％ - 高达4.85毫升卢布。</text:p>
      <text:p text:style-name="P4">
莫斯科物理学和技术大学的学生被迫教中文。 从课程中排除了西班牙语，德国Tafntzuz。 相反，为学生提供了两个小时的英语。 该大学的新闻服务指出，毕业生应依靠其科学和研究工作在最新的科学出版物上，其中27％是用中文编写的。 此外，大学打算教学生阅读技术文档，俄罗斯联合会越来越多地以中文存在。</text:p>
      <text:p text:style-name="P4">
联邦服务局局长伊斯波尼亚(Ispolnia)下令Zheyev向Rosttek Corporation的负责人派出了一张正式传单，并提出了生产生产的定罪者，并为军事工业综合体的需求提供各种服务。 同时，Tambov面包店开始生产无人机，因为需要在乌克兰战斗的俄罗斯联邦占领部队。</text:p>
      <text:p text:style-name="P4">
在所谓的“东部垃圾填埋场”上，其中包括克拉斯诺亚尔斯克，极端西伯利亚人，跨杆人和俄罗斯的达内沃斯塔铁路，引入了货物运输的优先级：军事货物，紧急情况，紧急情况，货物，代表普京和煤炭。 石油和天然气公司抱怨运输组织中的“系统困难”，这导致了向消费者供应原材料的供应，并要求政府将其添加到第四组运输序列中。</text:p>
      <text:p text:style-name="P4">
俄罗斯的移动运营商将废除伊扎克斯坦，吉尔吉扎和亚美尼亚的漫游。</text:p>
      <text:p text:style-name="P4">
资料来源：<text:a xlink:type="simple" xlink:href="https://szru.gov.ua/news-media/publications/300323-ukraina-i-svit--proty-rosiiskoi-ahresii-sanktsii-v-dii" text:style-name="Internet_20_link" text:visited-style-name="Visited_20_Internet_20_Link">
乌克兰的外部情报服务</text:a>
</text:p>
      <text:p text:style-name="P4">
News Source: <text:a xlink:type="simple" xlink:href="https://armyinform.com.ua/2023/03/31/rosijska-parodiya-na-mcdonalds-vyyavylasya-zbytkovoyu-u-pershyj-zhe-rik-roboty/" text:style-name="Internet_20_link" text:visited-style-name="Visited_20_Internet_20_Link">
https://armyinform.com.ua/2023/03/31/rosijska-parodiya-na-mcdonalds-vyyavylasya-zbytkovoyu-u-pershyj-zhe-rik-roboty/</text:a>
</text:p>
      <!--NEWS-->
      <text:h text:style-name="P10" text:outline-level="1">
<text:span text:style-name="T4">
内阁批准从可能的敌对行动的领土上提供业务赠款</text:span>
</text:h>
      <text:p text:style-name="P4">
作者: ['АРМІЯINFORM']</text:p>
      <text:p text:style-name="P4">
时间: 2023-03-31T37:00:00-04:00</text:p>
      <text:p text:style-name="P4">
描述: 支队正在阐明voznutsky oses的标准，雅基·梅（Yaki May）乌克兰和俄罗斯以及2022年与乌克兰战争时，是否会在不久的将来与乌克兰进行战争，他们说，乌克兰与乌克兰的战争，今天的乌克兰新闻，乌克兰的新闻，乌克兰媒体在俄罗斯媒体的乌克兰新闻</text:p>
      <text:p text:style-name="P4">
图片: ['<text:a xlink:type="simple" xlink:href="https://armyinform.com.ua/wp-content/uploads/2022/06/fejk-groshi-1.jpg" text:style-name="Internet_20_link" text:visited-style-name="Visited_20_Internet_20_Link">
fejk-groshi-1.jpg</text:a>
']</text:p>
      <text:p text:style-name="P4">
标签: ['STOPRUSSIA', 'АГРЕСІЯ РФ', 'ВТОРГНЕННЯ РФ', 'МІНРЕІНТЕГРАЦІЇ']</text:p>
      <text:p text:style-name="P4">
类别: News</text:p>
      <!--METADATA-->
      <text:p text:style-name="P4">
<draw:frame draw:style-name="fr1" draw:name="Image258" text:anchor-type="as-char" svg:width="6.9236in" svg:height="4.33302in" draw:z-index="0">
<draw:image xlink:href="../Images/AРМІЯINFORM/2023-03-31T37-00-00-04-00/fejk-groshi-1.jpg" xlink:type="simple" xlink:show="embed" xlink:actuate="onLoad" draw:mime-type="image/jpeg"/>
</draw:frame>
政府已经阐明了确定有权申请赠款以创建或发展自己的业务的人的标准。</text:p>
      <text:p text:style-name="P4">
关于它<text:a xlink:type="simple" xlink:href="https://minre.gov.ua/2023/03/30/kabmin-shvalyv-nadannya-grantiv-biznesu-z-terytorij-mozhlyvyh-bojovyh-dij/" text:style-name="Internet_20_link" text:visited-style-name="Visited_20_Internet_20_Link">
报告</text:a>
乌克兰暂时占领领土的重新融入部。</text:p>
      <text:p text:style-name="P4">
相应的变化是由经济部根据免疫改善的倡议开发的。 从现在开始，来自可能的战斗人员领土领土的商业实体也将能够索取赠款。</text:p>
      <text:p text:style-name="P4">
例如，这些领土包括哈尔基夫地区的很大一部分，但同时没有经济和商业活动。</text:p>
      <text:p text:style-name="P4">
仅针对在主动敌对行动的临时占领领土上进行的实体提供限制，该实体未根据重返社会命令的部门确定完成的日期或敌对行动的日期。</text:p>
      <text:p text:style-name="P4">
<text:span text:style-name="T4">
采用更改涉及以下状态计划：</text:span>
</text:p>
      <text:p text:style-name="P4">
<text:span text:style-name="T5">
为创建或开发自己的业务提供微观奖励； </text:span>
为园艺，浆果和葡萄栽培的创造或发展提供赠款； *授予建立或开发温室的赠款。</text:p>
      <text:p text:style-name="P4">
此外，部长的内阁批准了为敌对行动，由于战争及其家人而授予参与者的程序。 根据员工人数，退伍军人将能够获得2.5亿至100万的Hryvnias的赠款。 这是为了促进国内流离失所者的新工作，并由退伍军人解释。</text:p>
      <text:p text:style-name="P4">
News Source: <text:a xlink:type="simple" xlink:href="https://armyinform.com.ua/2023/03/31/kabmin-shvalyv-nadannya-grantiv-biznesu-z-terytorij-mozhlyvyh-bojovyh-dij/" text:style-name="Internet_20_link" text:visited-style-name="Visited_20_Internet_20_Link">
https://armyinform.com.ua/2023/03/31/kabmin-shvalyv-nadannya-grantiv-biznesu-z-terytorij-mozhlyvyh-bojovyh-dij/</text:a>
</text:p>
      <!--NEWS-->
      <text:h text:style-name="P10" text:outline-level="1">
<text:span text:style-name="T4">
打击错误信息的中心揭示了白天被占用者传播的操纵</text:span>
</text:h>
      <text:p text:style-name="P4">
作者: ['АРМІЯINFORM']</text:p>
      <text:p text:style-name="P4">
时间: 2023-03-31T38:00:00-04:00</text:p>
      <text:p text:style-name="P4">
描述: Wizin -Formati Viyaviv中心将于2010年3月30日缝制：假...与乌克兰2022年的战争，与乌克兰的战争，今天与乌克兰的最新新闻，新闻战争，乌克兰2022年最后一次与乌克兰的新闻，今天，将在今天发生战争，将在乌克兰和俄罗斯以及2022年与乌克兰战争时，是否会在不久的将来与乌克兰进行战争，他们说，乌克兰与乌克兰的战争，今天的乌克兰新闻，乌克兰的新闻，乌克兰媒体在俄罗斯媒体的乌克兰新闻</text:p>
      <text:p text:style-name="P4">
图片: ['<text:a xlink:type="simple" xlink:href="https://armyinform.com.ua/wp-content/uploads/2023/03/336794006_763070498543766_3832786597724948784_n.jpg" text:style-name="Internet_20_link" text:visited-style-name="Visited_20_Internet_20_Link">
336794006_763070498543766_3832786597724948784_n.jpg</text:a>
']</text:p>
      <text:p text:style-name="P4">
标签: ['ДЕЗІНФОРМАЦІЯ', 'РОСІЙСЬКІ ФЕЙКИ', 'ФЕЙКИ РФ', 'ЦЕНТР ПРОТИДІЇ ДЕЗІНФОРМАЦІЇ']</text:p>
      <text:p text:style-name="P4">
类别: News</text:p>
      <!--METADATA-->
      <text:p text:style-name="P4">
<draw:frame draw:style-name="fr1" draw:name="Image259" text:anchor-type="as-char" svg:width="6.9236in" svg:height="5.683122in" draw:z-index="0">
<draw:image xlink:href="../Images/AРМІЯINFORM/2023-03-31T38-00-00-04-00/336794006_763070498543766_3832786597724948784_n.jpg" xlink:type="simple" xlink:show="embed" xlink:actuate="onLoad" draw:mime-type="image/jpeg"/>
</draw:frame>
打击错误信息中心发现，在30.03.2023中，入侵者传播：</text:p>
      <text:p text:style-name="P4">
<text:span text:style-name="T4">
 伪造的 </text:span>
</text:p>
      <text:p text:style-name="P4">
俄罗斯外交部外交部的副手说：“在基辅，他们忽略了Zaporizhzhya NPP的安全问题，并准备隐瞒其政治野心。”</text:p>
      <text:p text:style-name="P4">
<text:span text:style-name="T4">
错误信息</text:span>
</text:p>
      <text:p text:style-name="P4">
卢甘斯克(Lugansk)合作者A. Marochko表示：“乌克兰已在巴赫穆特瓦(Bakhmutversion-Reconnaissance)团体下转移，穿着俄罗斯联邦武装部队的形式。 …在角色下，他们执行总部的单独任务，并用作快速响应的组。”</text:p>
      <text:p text:style-name="P4">
<text:span text:style-name="T4">
操纵</text:span>
</text:p>
      <text:p text:style-name="P4">
扎克哈罗夫(RFM)的外交部发言人终止了基辅 - 佩奇斯克·拉夫拉(Kiev-Pechersk Lavra)的租赁。 Zelensky和其他乌克兰神 - 破坏者对问题不感兴趣，他们仅由个人丰富的愿望来管理。 …这是美国和君士坦丁堡支持的任意性。 这种行动以最糟糕的一词浸入了中世纪的乌克兰。”</text:p>
      <text:p text:style-name="P4">
News Source: <text:a xlink:type="simple" xlink:href="https://armyinform.com.ua/2023/03/31/czentr-protydiyi-dezinformacziyi-vyyavyv-yaki-manipulyacziyi-okupanty-poshyryly-30-bereznya/" text:style-name="Internet_20_link" text:visited-style-name="Visited_20_Internet_20_Link">
https://armyinform.com.ua/2023/03/31/czentr-protydiyi-dezinformacziyi-vyyavyv-yaki-manipulyacziyi-okupanty-poshyryly-30-bereznya/</text:a>
</text:p>
      <!--NEWS-->
      <text:h text:style-name="P10" text:outline-level="1">
<text:span text:style-name="T4">
关于白俄罗斯，经济中雇用的数量记录了另一种反记录</text:span>
</text:h>
      <text:p text:style-name="P4">
作者: ['АРМІЯINFORM']</text:p>
      <text:p text:style-name="P4">
时间: 2023-03-31T39:00:00-04:00</text:p>
      <text:p text:style-name="P4">
描述: 美国国会有一项新的民主法律，主权是正确的...与乌克兰2022年的战争，与乌克兰的最新新闻，今天与乌克兰的新闻战争，今天与乌克兰的新闻战争最后一次，乌克兰和俄罗斯之间的战争是否会发生战争他们说，与乌克兰与乌克兰的战争将在不久是否会在不久的将来与乌克兰战争，他们说，与乌克兰与乌克兰的战争，今天的乌克兰新闻，乌克兰的新闻，乌克兰媒体在俄罗斯的乌克兰新闻</text:p>
      <text:p text:style-name="P4">
图片: ['<text:a xlink:type="simple" xlink:href="https://armyinform.com.ua/wp-content/uploads/2023/01/lukashenko-breshe.jpg" text:style-name="Internet_20_link" text:visited-style-name="Visited_20_Internet_20_Link">
lukashenko-breshe.jpg</text:a>
']</text:p>
      <text:p text:style-name="P4">
标签: ['STOPRUSSIA', 'АГРЕСІЯ РФ', 'БІЛОРУСЬ', 'ВТОРГНЕННЯ РФ']</text:p>
      <text:p text:style-name="P4">
类别: News</text:p>
      <!--METADATA-->
      <text:p text:style-name="P4">
<draw:frame draw:style-name="fr1" draw:name="Image260" text:anchor-type="as-char" svg:width="6.9236in" svg:height="4.3161in" draw:z-index="0">
<draw:image xlink:href="../Images/AРМІЯINFORM/2023-03-31T39-00-00-04-00/lukashenko-breshe.jpg" xlink:type="simple" xlink:show="embed" xlink:actuate="onLoad" draw:mime-type="image/jpeg"/>
</draw:frame>
美国国会正在制定关于民主的新法律，白俄罗斯人类主权的主权。 法律的更新将使白俄罗斯民主运动和民间社会的帮助更加有效。</text:p>
      <text:p text:style-name="P4">
拉脱维亚国家公司LatvijasDzelzceļš(拉脱维亚铁路)她对Belzhd Wagon Park的所有货物运输进行了无限期禁令。 它适用于装载和空杆，以及向其他承运人出租的棒。 现在将在拉脱维亚联系。</text:p>
      <text:p text:style-name="P4">
立陶宛国家安全与国防部的SEJM委员会已更新了针对乌克兰的军事侵略的法律草案。除其他外，该项目包括禁止塔罗西亚进口塔罗西亚进口塔罗西亚的人。 早些时候，立陶宛服务记录了白俄罗斯塔罗士(Belarus Tarosia)的乌克兰货币现金流量增加。 他们认为，在战斗人员期间，乌克兰可以偷钱，现在他们正试图在立陶宛合法化。</text:p>
      <text:p text:style-name="P4">
2月，白俄罗斯在欧亚国家的年度农产品价格上涨方面首先出现了，到去年2月，这一价格上涨了19.7％。 为了进行比较：在亚美尼亚，在哈萨克斯坦，价格上涨了8.4％，增长了7.3％。</text:p>
      <text:p text:style-name="P4">
据Belstat称，白俄罗斯的下一个反记录是经济剂量的记录。 2月，有400万人1.724亿人。 较早的数字在去年12月记录。 对于经济中的这一数量的员工，低于400万人的标记不反对。 3月28日，该国共有1万名工人不够</text:p>
      <text:p text:style-name="P4">
根据白俄罗斯理事会的决定，国防部于2023年举行了9000名军人的军事会议。</text:p>
      <text:p text:style-name="P4">
资料来源：<text:a xlink:type="simple" xlink:href="https://szru.gov.ua/news-media/publications/300323-ukraina-i-svit--proty-rosiiskoi-ahresii-sanktsii-v-dii" text:style-name="Internet_20_link" text:visited-style-name="Visited_20_Internet_20_Link">
乌克兰的外部情报服务</text:a>
</text:p>
      <text:p text:style-name="P4">
News Source: <text:a xlink:type="simple" xlink:href="https://armyinform.com.ua/2023/03/31/na-bilorusi-zafiksuvaly-chergovyj-antyrekord-za-kilkistyu-zajnyatyh-v-ekonomiczi/" text:style-name="Internet_20_link" text:visited-style-name="Visited_20_Internet_20_Link">
https://armyinform.com.ua/2023/03/31/na-bilorusi-zafiksuvaly-chergovyj-antyrekord-za-kilkistyu-zajnyatyh-v-ekonomiczi/</text:a>
</text:p>
      <!--NEWS-->
      <text:h text:style-name="P10" text:outline-level="1">
<text:span text:style-name="T4">
俄罗斯联邦将乌克兰人附加到所谓的“人道主义”任务中的努力 - 敌对宣传的另一种行为</text:span>
</text:h>
      <text:p text:style-name="P4">
作者: ['АРМІЯINFORM']</text:p>
      <text:p text:style-name="P4">
时间: 2023-03-31T40:00:00-04:00</text:p>
      <text:p text:style-name="P4">
描述: dezhava-agresorkoy我被自己的“人道主义者”绘制在自己的特里特（Teritor），……与乌克兰2022年的战争，与乌克兰与乌克兰的最新新闻，今天与乌克兰的新闻战争，乌克兰2022年最后一次，将在今天，乌克兰和俄罗斯之间的战争将是一场战争当他们在2022年与乌克兰战争时，他们是否会在不久的将来与乌克兰进行战争，他们说，今天与乌克兰的战争，今天的乌克兰新闻，乌克兰媒体在俄罗斯的乌克兰新闻</text:p>
      <text:p text:style-name="P4">
图片: ['<text:a xlink:type="simple" xlink:href="https://armyinform.com.ua/wp-content/uploads/2023/01/koordshtab.jpg" text:style-name="Internet_20_link" text:visited-style-name="Visited_20_Internet_20_Link">
koordshtab.jpg</text:a>
']</text:p>
      <text:p text:style-name="P4">
标签: ['STOPRUSSIA', 'АГРЕСІЯ РФ', 'ВТОРГНЕННЯ РФ', 'КООРДИНАЦІЙНИЙ ШТАБ']</text:p>
      <text:p text:style-name="P4">
类别: News</text:p>
      <!--METADATA-->
      <text:p text:style-name="P4">
<draw:frame draw:style-name="fr1" draw:name="Image261" text:anchor-type="as-char" svg:width="6.9236in" svg:height="5.971605in" draw:z-index="0">
<draw:image xlink:href="../Images/AРМІЯINFORM/2023-03-31T40-00-00-04-00/koordshtab.jpg" xlink:type="simple" xlink:show="embed" xlink:actuate="onLoad" draw:mime-type="image/jpeg"/>
</draw:frame>
Dezhava-Gagressor开始自行发起所谓的“人道主义措施”，该作品宣布乌克兰官员的参与，包括协调总部的代表，负责战俘管理。</text:p>
      <text:p text:style-name="P4">
关于它<text:a xlink:type="simple" xlink:href="https://koordshtab.gov.ua/archive/1295" text:style-name="Internet_20_link" text:visited-style-name="Visited_20_Internet_20_Link">
告知</text:a>
战俘的协调总部。</text:p>
      <text:p text:style-name="P4">
有关参与俄罗斯一方发起的任何眼睛或信函事件的信息，乌克兰的代表并非如此。 这样的匿名和陈述旨在抹黑乌克兰官员。</text:p>
      <text:p text:style-name="P4">
类似的挑衅是敌人IPSO的一种形式。 在人道目标的掩护下，他们确实被要求复制国际组织的工作，即侵略者国家不允许将囚犯和平民人质和被驱逐的儿童置于侵略者国家。</text:p>
      <text:p text:style-name="P4">
我们敦促俄罗斯一方履行日内瓦公约，以确保Chervonoro -Rrest国际委员会代表的精致和完整地进入拘留所，而不是出于宣传目的进行伪造。</text:p>
      <text:p text:style-name="P4">
协调总部进行的工作以解放我们所有挑衅性囚禁的公民是在封闭的模式下进行的，并且不涉及参与这一无与伦比的人。</text:p>
      <text:p text:style-name="P4">
侵略者国家代表将乌克兰人附加到所谓的“人道主义”措施或任务中只是俄罗斯宣传的另一种行为。</text:p>
      <text:p text:style-name="P4">
News Source: <text:a xlink:type="simple" xlink:href="https://armyinform.com.ua/2023/03/31/namagannya-rf-doluchyty-ukrayincziv-do-tak-zvanyh-gumanitarnyh-misij-chergovyj-akt-vorozhoyi-propagandy/" text:style-name="Internet_20_link" text:visited-style-name="Visited_20_Internet_20_Link">
https://armyinform.com.ua/2023/03/31/namagannya-rf-doluchyty-ukrayincziv-do-tak-zvanyh-gumanitarnyh-misij-chergovyj-akt-vorozhoyi-propagandy/</text:a>
</text:p>
      <!--NEWS-->
      <text:h text:style-name="P10" text:outline-level="1">
<text:span text:style-name="T4">
我们的战士白天击退了80多次敌人袭击</text:span>
</text:h>
      <text:p text:style-name="P4">
作者: ['АРМІЯINFORM']</text:p>
      <text:p text:style-name="P4">
时间: 2023-03-31T41:00:00-04:00</text:p>
      <text:p text:style-name="P4">
描述: 在Teritarian，Bilorus Trivay，与Pidogotovka Pidrozhiv作战...与乌克兰2022年的战争，与乌克兰的最新新闻战争，今天与乌克兰2022年最后一次与乌克兰的新闻战争，乌克兰和俄罗斯之间的战争将与俄罗斯和俄罗斯之间发生战争，他们说，乌克兰将在2022年，是否会在不久的将来与乌克兰战争，他们说，乌克兰与乌克兰的战争，今天的乌克兰新闻，乌克兰的新闻，乌克兰媒体在俄罗斯的乌克兰媒体</text:p>
      <text:p text:style-name="P4">
图片: ['<text:a xlink:type="simple" xlink:href="https://armyinform.com.ua/wp-content/uploads/2023/01/zsu-1.jpg" text:style-name="Internet_20_link" text:visited-style-name="Visited_20_Internet_20_Link">
zsu-1.jpg</text:a>
']</text:p>
      <text:p text:style-name="P4">
标签: ['STOPRUSSIA', 'АГРЕСІЯ РФ', 'ВТОРГНЕННЯ РФ', 'ГШ ЗСУ', 'ОПЕРАТИВНА ІНФОРМАЦІЯ', 'РАНКОВЕ ЗВЕДЕННЯ', 'ХРОНІКА ОБОРОНИ']</text:p>
      <text:p text:style-name="P4">
类别: News</text:p>
      <!--METADATA-->
      <text:p text:style-name="P4">
<draw:frame draw:style-name="fr1" draw:name="Image262" text:anchor-type="as-char" svg:width="6.9236in" svg:height="3.894525in" draw:z-index="0">
<draw:image xlink:href="../Images/AРМІЯINFORM/2023-03-31T41-00-00-04-00/zsu-1.jpg" xlink:type="simple" xlink:show="embed" xlink:actuate="onLoad" draw:mime-type="image/jpeg"/>
</draw:frame>
**🔥i</text:p>
      <text:p text:style-name="P4">
在白俄罗斯共和国领土上，有对俄罗斯联邦武装部队领土部队的战斗训练的措施。 对手精确地在库尔斯克塔布尔戈罗德地区的边界地区维持军事存在。</text:p>
      <text:p text:style-name="P4">
在Facebook上关于它<text:a xlink:type="simple" xlink:href="https://www.facebook.com/GeneralStaff.ua/posts/pfbid0WXsJZroUpoxWQgybrgHzchfP1GcEYcwE8nsYzFoM4pYWAWnzzz3gqho9UoZJKVRvl" text:style-name="Internet_20_link" text:visited-style-name="Visited_20_Internet_20_Link">
报告</text:a>
武装部队的总人员。</text:p>
      <text:p text:style-name="P4">
“敌人专注于纳兹皮扬斯基，莱曼，巴赫穆特，阿夫迪夫斯基和马林斯卡亚的进攻行动的主要努力。 乌克兰国防军部队反映了80多次敌方袭击。 Bigorivka，Bakhmut，Avdiivka和Marinka定居点仍然是敌对行动的蔬菜。”</text:p>
      <text:p text:style-name="P4">
News Source: <text:a xlink:type="simple" xlink:href="https://armyinform.com.ua/2023/03/31/nashi-voyiny-protyagom-doby-vidbyly-ponad-80-vorozhyh-atak/" text:style-name="Internet_20_link" text:visited-style-name="Visited_20_Internet_20_Link">
https://armyinform.com.ua/2023/03/31/nashi-voyiny-protyagom-doby-vidbyly-ponad-80-vorozhyh-atak/</text:a>
</text:p>
      <!--NEWS-->
      <text:h text:style-name="P10" text:outline-level="1">
<text:span text:style-name="T4">
乌克兰的国防军中和9个敌对的无人机“ Shahaned-136”</text:span>
</text:h>
      <text:p text:style-name="P4">
作者: ['АРМІЯINFORM']</text:p>
      <text:p text:style-name="P4">
时间: 2023-03-31T42:00:00-04:00</text:p>
      <text:p text:style-name="P4">
描述: 在Kurkiyansky ta Limanskoye，Vorog Viv的前进不成功...与乌克兰2022年的战争，与乌克兰的最新新闻战争，今天与乌克兰2022年的新闻战争，乌克兰与乌克兰和俄罗斯之间的战争将与乌克兰之间的战争，当在不久的将来，是否会与乌克兰进行战争，与乌克兰的战争，今天的乌克兰新闻，乌克兰新闻在俄罗斯的乌克兰新闻</text:p>
      <text:p text:style-name="P4">
图片: ['<text:a xlink:type="simple" xlink:href="https://armyinform.com.ua/wp-content/uploads/2023/03/ataka-droniv-1.jpg" text:style-name="Internet_20_link" text:visited-style-name="Visited_20_Internet_20_Link">
ataka-droniv-1.jpg</text:a>
']</text:p>
      <text:p text:style-name="P4">
标签: ['STOPRUSSIA', 'АГРЕСІЯ РФ', 'ВТОРГНЕННЯ РФ', 'ГШ ЗСУ', 'ОПЕРАТИВНА ІНФОРМАЦІЯ', 'ХРОНІКА ОБОРОНИ']</text:p>
      <text:p text:style-name="P4">
类别: News</text:p>
      <!--METADATA-->
      <text:p text:style-name="P4">
<draw:frame draw:style-name="fr1" draw:name="Image263" text:anchor-type="as-char" svg:width="6.9236in" svg:height="3.894525in" draw:z-index="0">
<draw:image xlink:href="../Images/AРМІЯINFORM/2023-03-31T42-00-00-04-00/ataka-droniv-1.jpg" xlink:type="simple" xlink:show="embed" xlink:actuate="onLoad" draw:mime-type="image/jpeg"/>
</draw:frame>
Shahamed Type UAV。 说明性照片<text:span text:style-name="T4">
🔥俄罗斯完成的情况</text:span>
</text:p>
      <text:p text:style-name="P4">
在库皮斯克(Kupyansk)和利曼(Liman)的指示中，敌人领导了斯特尔马基夫卡(Stelmakhivka)，库兹明(Kuzmin)和贝雷斯托夫(Berestov)地区的不成功进攻活动。 炮兵剪切是一个两年两年，西方，两年，Masyutivka，Sinkivka Kupyansk Ikrohmal Kharkiv地区； Novoselovskoye，Nevskoye和Bigoriv Kalugansk地区，以及Rozdolivka，Wells，Torke，Siversk，并提供给Donetsk地区。</text:p>
      <text:p text:style-name="P4">
在Facebook上关于它<text:a xlink:type="simple" xlink:href="https://www.facebook.com/GeneralStaff.ua/posts/pfbid0WXsJZroUpoxWQgybrgHzchfP1GcEYcwE8nsYzFoM4pYWAWnzzz3gqho9UoZJKVRvl" text:style-name="Internet_20_link" text:visited-style-name="Visited_20_Internet_20_Link">
报告</text:a>
武装部队的总人员。</text:p>
      <text:p text:style-name="P4">
“敌人继续忽略战争的法律和习俗，利用我国平民公民的恐怖分子对应的策略。 到了晚上，随着S-300项目的使用，在城市的平民基础设施上制作了9个火箭发射器。 对于航空罢工的任务，他使用了1036年的10次冲击无人机，其中9个摧毁了我们的捍卫者。”</text:p>
      <text:p text:style-name="P4">
News Source: <text:a xlink:type="simple" xlink:href="https://armyinform.com.ua/2023/03/31/syly-oborony-ukrayiny-zneshkodyly-9-vorozhyh-bpla-shahed-136/" text:style-name="Internet_20_link" text:visited-style-name="Visited_20_Internet_20_Link">
https://armyinform.com.ua/2023/03/31/syly-oborony-ukrayiny-zneshkodyly-9-vorozhyh-bpla-shahed-136/</text:a>
</text:p>
      <!--NEWS-->
      <text:h text:style-name="P10" text:outline-level="1">
<text:span text:style-name="T4">
乌克兰炮兵袭击了管理点和敌人的6个重点领域</text:span>
</text:h>
      <text:p text:style-name="P4">
作者: ['АРМІЯINFORM']</text:p>
      <text:p text:style-name="P4">
时间: 2023-03-31T43:00:00-04:00</text:p>
      <text:p text:style-name="P4">
描述: 在巴赫穆特州，Vorog是袭击对我们Zahisniki Mista Bakhmut的袭击...与2022年与乌克兰的战争，与乌克兰的战争是今天的最新新闻，这是与乌克兰2022年与乌克兰的新闻，今天将有今天，将会有乌克兰和俄罗斯之间的战争以及2022年与乌克兰的战争是一年在俄罗斯的乌克兰媒体</text:p>
      <text:p text:style-name="P4">
图片: ['<text:a xlink:type="simple" xlink:href="https://armyinform.com.ua/wp-content/uploads/2022/09/raketni-vijska-ta-artyleriya-nazemnyh-ugrupovan-vijsk.jpg" text:style-name="Internet_20_link" text:visited-style-name="Visited_20_Internet_20_Link">
raketni-vijska-ta-artyleriya-nazemnyh-ugrupovan-vijsk.jpg</text:a>
']</text:p>
      <text:p text:style-name="P4">
标签: ['STOPRUSSIA', 'АГРЕСІЯ РФ', 'ВТОРГНЕННЯ РФ', 'ГШ ЗСУ', 'ОПЕРАТИВНА ІНФОРМАЦІЯ', 'РАНКОВЕ ЗВЕДЕННЯ', 'ХРОНІКА ОБОРОНИ']</text:p>
      <text:p text:style-name="P4">
类别: News</text:p>
      <!--METADATA-->
      <text:p text:style-name="P4">
<draw:frame draw:style-name="fr1" draw:name="Image264" text:anchor-type="as-char" svg:width="6.9236in" svg:height="3.80798in" draw:z-index="0">
<draw:image xlink:href="../Images/AРМІЯINFORM/2023-03-31T43-00-00-04-00/raketni-vijska-ta-artyleriya-nazemnyh-ugrupovan-vijsk.jpg" xlink:type="simple" xlink:show="embed" xlink:actuate="onLoad" draw:mime-type="image/jpeg"/>
</draw:frame>
说明性照片<text:span text:style-name="T4">
🔥俄罗斯入侵的情况</text:span>
</text:p>
      <text:p text:style-name="P4">
在巴赫穆特(Bakhmut)的方向上，敌人继续袭击巴赫穆特(Bakhmut)，我们的组织击退了22次袭击。 同时，敌人在顿涅茨克地区的Orikhovo-vasylivka地区领导了不成功的进攻。</text:p>
      <text:p text:style-name="P4">
在Facebook上关于它<text:a xlink:type="simple" xlink:href="https://www.facebook.com/GeneralStaff.ua/posts/pfbid0WXsJZroUpoxWQgybrgHzchfP1GcEYcwE8nsYzFoM4pYWAWnzzz3gqho9UoZJKVRvl" text:style-name="Internet_20_link" text:visited-style-name="Visited_20_Internet_20_Link">
报告</text:a>
武装部队的总人员。</text:p>
      <text:p text:style-name="P4">
“在过去的一天中，国防军的航空在集中力量中袭击了6杆。 该消息写道。</text:p>
      <text:p text:style-name="P4">
News Source: <text:a xlink:type="simple" xlink:href="https://armyinform.com.ua/2023/03/31/ukrayinski-artylerysty-vrazyly-punkt-upravlinnya-ta-6-rajoniv-zoseredzhennya-protyvnyka/" text:style-name="Internet_20_link" text:visited-style-name="Visited_20_Internet_20_Link">
https://armyinform.com.ua/2023/03/31/ukrayinski-artylerysty-vrazyly-punkt-upravlinnya-ta-6-rajoniv-zoseredzhennya-protyvnyka/</text:a>
</text:p>
      <!--NEWS-->
      <text:h text:style-name="P10" text:outline-level="1">
<text:span text:style-name="T4">
乌克兰为退伍军人提出了“战争无形后果”的最新指南</text:span>
</text:h>
      <text:p text:style-name="P4">
作者: ['АРМІЯINFORM']</text:p>
      <text:p text:style-name="P4">
时间: 2023-03-31T44:00:00-04:00</text:p>
      <text:p text:style-name="P4">
描述: Dovidnik Bulo Pid是由2020年Rotski Nato Zviskovokova Kar'ri制作的...与乌克兰2022年的战争，与乌克兰的最新新闻，今天与乌克兰的新闻战争，今天与乌克兰2022年的新闻战争，今天将在乌克兰和俄罗斯之间发生战争，何时，何时，何时，何时，何时，何时，何时，何时，何时，何时与乌克兰战争在2022年，是否会在不久的将来与乌克兰进行战争，与乌克兰与乌克兰的战争，今天，乌克兰的新闻，今天乌克兰新闻在俄罗斯的乌克兰媒体</text:p>
      <text:p text:style-name="P4">
图片: ['<text:a xlink:type="simple" xlink:href="https://armyinform.com.ua/wp-content/uploads/2022/12/630_360_1462927657-8164.jpg" text:style-name="Internet_20_link" text:visited-style-name="Visited_20_Internet_20_Link">
630_360_1462927657-8164.jpg</text:a>
']</text:p>
      <text:p text:style-name="P4">
标签: ['ВЕТЕРАНИ', 'МІНВЕТЕРАНІВ', 'ПТСР']</text:p>
      <text:p text:style-name="P4">
类别: News</text:p>
      <!--METADATA-->
      <text:p text:style-name="P4">
<draw:frame draw:style-name="fr1" draw:name="Image265" text:anchor-type="as-char" svg:width="6.9236in" svg:height="3.954686in" draw:z-index="0">
<draw:image xlink:href="../Images/AРМІЯINFORM/2023-03-31T44-00-00-04-00/630_360_1462927657-8164.jpg" xlink:type="simple" xlink:show="embed" xlink:actuate="onLoad" draw:mime-type="image/jpeg"/>
</draw:frame>
该目录由北约的课程职业计划于2020年为乌克兰的北约民用办公室编写，这是乌克兰退伍军人部建设的一部分。 鉴于目录的实际利益和相关性，在2023年，它是针对医生，社会和社会雇员，公共和志愿组织成员的众多要求，这些要求在其恢复的不同阶段被退伍军人烘烤。</text:p>
      <text:p text:style-name="P4">
关于它<text:a xlink:type="simple" xlink:href="https://mva.gov.ua/ua/news/minveteraniv-prezentuye-onovlenij-pislya-shirokomasshtabnoyi-agresiyi-rf-dovidnik-nevidimi-naslidki-vijni" text:style-name="Internet_20_link" text:visited-style-name="Visited_20_Internet_20_Link">
报告</text:a>
乌克兰退伍军人部。</text:p>
      <text:p text:style-name="P4">
该出版物是根据与家庭的退伍军人合作，科学工作和国际经验的实践经验准备的，专门致力于处理创伤及其后果的各个方面。 此<text:a xlink:type="simple" xlink:href="https://mva.gov.ua/storage/app/sites/1/uploaded-files/%D0%9D%D0%B5%D0%B2%D0%B8%D0%B4%D0%B8%D0%BC%D1%96%20%D0%BD%D0%B0%D1%81%D0%BB%D1%96%D0%B4%D0%BA%D0%B8%20%D0%B2%D1%96%D0%B9%D0%BD%D0%B8%202023.pdf" text:style-name="Internet_20_link" text:visited-style-name="Visited_20_Internet_20_Link">
手册</text:a>
这是一个有用且有效的工具，以可访问的形式提供了逐步的指示和建议，以识别和克服PTSD以及发生战争的人的其他非负性心理条件的后果。</text:p>
      <text:p text:style-name="P4">
News Source: <text:a xlink:type="simple" xlink:href="https://armyinform.com.ua/2023/03/31/v-ukrayini-prezentuvaly-onovlenyj-dovidnyk-dlya-veteraniv-nevydymi-naslidky-vijny/" text:style-name="Internet_20_link" text:visited-style-name="Visited_20_Internet_20_Link">
https://armyinform.com.ua/2023/03/31/v-ukrayini-prezentuvaly-onovlenyj-dovidnyk-dlya-veteraniv-nevydymi-naslidky-vijny/</text:a>
</text:p>
      <!--NEWS-->
      <text:h text:style-name="P10" text:outline-level="1">
<text:span text:style-name="T4">
国防军一天淘汰了近500名入侵者，摧毁了5个坦克和9个无人机</text:span>
</text:h>
      <text:p text:style-name="P4">
作者: ['АРМІЯINFORM']</text:p>
      <text:p text:style-name="P4">
时间: 2023-03-31T45:00:00-04:00</text:p>
      <text:p text:style-name="P4">
描述: Zagalni Boyov，在02.24.22至03/31/23 Orintovo成为：...与乌克兰2022年战争，与乌克兰的战争，今天与乌克兰的最新新闻，今天与乌克兰的新闻战争，今天与乌克兰2022年，乌克兰会在乌克兰之间发生战争和俄罗斯以及2022年与乌克兰战争时，是否会在不久的将来与乌克兰进行战争，他们说，今天与乌克兰的战争，今天的乌克兰新闻，乌克兰媒体在俄罗斯的乌克兰新闻</text:p>
      <text:p text:style-name="P4">
图片: ['<text:a xlink:type="simple" xlink:href="https://armyinform.com.ua/wp-content/uploads/2023/03/vtraty_03-31-2023-scaled.jpg" text:style-name="Internet_20_link" text:visited-style-name="Visited_20_Internet_20_Link">
vtraty_03-31-2023-scaled.jpg</text:a>
']</text:p>
      <text:p text:style-name="P4">
标签: ['ВТРАТИ ВОРОГА', 'ГШ ЗС УКРАЇНИ']</text:p>
      <text:p text:style-name="P4">
类别: News</text:p>
      <!--METADATA-->
      <text:p text:style-name="P4">
<draw:frame draw:style-name="fr1" draw:name="Image266" text:anchor-type="as-char" svg:width="6.9236in" svg:height="6.975527in" draw:z-index="0">
<draw:image xlink:href="../Images/AРМІЯINFORM/2023-03-31T45-00-00-04-00/vtraty_03-31-2023-scaled.jpg" xlink:type="simple" xlink:show="embed" xlink:actuate="onLoad" draw:mime-type="image/jpeg"/>
</draw:frame>
从24.02.22到31.03.23的敌人的总损失将定向：</text:p>
      <text:p text:style-name="P4">
<text:span text:style-name="T4">
<text:span text:style-name="T5">
人员 -  </text:span>
* 173360(+460)淘汰的人</text:span>
<text:span text:style-name="T5">
坦克 -  </text:span>
<text:span text:style-name="T5">
 3615(+5)</text:span>
<text:span text:style-name="T4">
战斗装甲车 -  </text:span>
 6977(+3)<text:span text:style-name="T4">
<text:span text:style-name="T5">
炮兵系统 -  </text:span>
<text:span text:style-name="T5">
 2675(+4)</text:span>
 </text:span>
 rszv- <text:span text:style-name="T4">
 526(0)</text:span>
<text:span text:style-name="T5">
防防防防防空防 -  </text:span>
<text:span text:style-name="T5">
 278(0)</text:span>
<text:span text:style-name="T4">
飞机 -  </text:span>
 306(0)<text:span text:style-name="T4">
<text:span text:style-name="T5">
直升机 -  </text:span>
* 291(0)</text:span>
<text:span text:style-name="T5">
无人机手术战术水平 -  </text:span>
<text:span text:style-name="T5">
 2248(+9)</text:span>
<text:span text:style-name="T4">
有翼的导弹 -  </text:span>
 911(0)<text:span text:style-name="T4">
<text:span text:style-name="T5">
船 /船 -  </text:span>
* 18(0)</text:span>
<text:span text:style-name="T5">
汽车设备和坦克 -  </text:span>
<text:span text:style-name="T5">
 5521(+3)</text:span>
<text:span text:style-name="T4">
特殊技术 -  </text:span>
 294(+3)指定数据...</text:p>
      <text:p text:style-name="P4">
击败占用者!让我们一起赢!我们的力量真实!</text:p>
      <text:p text:style-name="P4">
<text:span text:style-name="T4">
资料来源：</text:span>
 <text:a xlink:type="simple" xlink:href="https://www.facebook.com/GeneralStaff.ua" text:style-name="Internet_20_link" text:visited-style-name="Visited_20_Internet_20_Link">
武装部队总参谋部</text:a>
截至31.03.23。</text:p>
      <text:p text:style-name="P4">
News Source: <text:a xlink:type="simple" xlink:href="https://armyinform.com.ua/2023/03/31/syly-oborony-likviduvaly-za-dobu-majzhe-500-okupantiv-znyshhyly-5-tankiv-i-9-bpla/" text:style-name="Internet_20_link" text:visited-style-name="Visited_20_Internet_20_Link">
https://armyinform.com.ua/2023/03/31/syly-oborony-likviduvaly-za-dobu-majzhe-500-okupantiv-znyshhyly-5-tankiv-i-9-bpla/</text:a>
</text:p>
      <!--NEWS-->
      <text:h text:style-name="P10" text:outline-level="1">
<text:span text:style-name="T4">
45个欧安组织国家对绑架俄罗斯儿童的绑架进行了调查-DmytroKuleba</text:span>
</text:h>
      <text:p text:style-name="P4">
作者: ['АРМІЯINFORM']</text:p>
      <text:p text:style-name="P4">
时间: 2023-03-31T46:00:00-04:00</text:p>
      <text:p text:style-name="P4">
描述: 45个在єvropi（obsn）Initziyu的组织废话的权力成员...与乌克兰2022年的战争，与乌克兰与乌克兰的最新消息，今天与乌克兰2022年的战争，今天最后一次与乌克兰战争，乌克兰和俄罗斯和战争之间的战争将发生他们说，与乌克兰在2022年将在不久的将来与乌克兰战争，他们说，今天与乌克兰的战争，今天的乌克兰新闻，乌克兰媒体在俄罗斯的乌克兰新闻</text:p>
      <text:p text:style-name="P4">
图片: ['<text:a xlink:type="simple" xlink:href="https://armyinform.com.ua/wp-content/uploads/2022/10/dmytro-kuleba.jpg" text:style-name="Internet_20_link" text:visited-style-name="Visited_20_Internet_20_Link">
dmytro-kuleba.jpg</text:a>
']</text:p>
      <text:p text:style-name="P4">
标签: ['STOPRUSSIA', 'ДМИТРО КУЛЕБА', 'ОБСЄ']</text:p>
      <text:p text:style-name="P4">
类别: News</text:p>
      <!--METADATA-->
      <text:p text:style-name="P4">
<draw:frame draw:style-name="fr1" draw:name="Image267" text:anchor-type="as-char" svg:width="6.9236in" svg:height="4.608521in" draw:z-index="0">
<draw:image xlink:href="../Images/AРМІЯINFORM/2023-03-31T46-00-00-04-00/dmytro-kuleba.jpg" xlink:type="simple" xlink:show="embed" xlink:actuate="onLoad" draw:mime-type="image/jpeg"/>
</draw:frame>
Dmytro Kuleba。 照片：乌克兰外交部</text:p>
      <text:p text:style-name="P4">
45欧洲安全与合作组织的成员国(奥斯科)他们启动了使用SO称为莫斯科的机制来调查乌克兰占领俄罗斯地区儿童的驱逐出境。</text:p>
      <text:p text:style-name="P4">
关于它<text:a xlink:type="simple" xlink:href="https://twitter.com/DmytroKuleba/status/1641472732591210497" text:style-name="Internet_20_link" text:visited-style-name="Visited_20_Internet_20_Link">
陈述</text:a>
外交大臣德米特里·库莱布(Dmitry Kuleb)在Twitter上。</text:p>
      <text:p text:style-name="P4">
“我祝贺莫斯科机制的45个国家的启动，以解决俄罗斯乌克兰儿童的暴力运动问题。”</text:p>
      <text:p text:style-name="P4">
他补充说，乌克兰需要果断的联合行动来阻止这种种族隔离，将儿童带回乌克兰，并确保带来有罪的参考。</text:p>
      <text:p text:style-name="P4">
News Source: <text:a xlink:type="simple" xlink:href="https://armyinform.com.ua/2023/03/31/45-krayin-obsye-inicziyuvaly-rozsliduvannya-shhodo-vykradennya-rf-ukrayinskyh-ditej-dmytro-kuleba/" text:style-name="Internet_20_link" text:visited-style-name="Visited_20_Internet_20_Link">
https://armyinform.com.ua/2023/03/31/45-krayin-obsye-inicziyuvaly-rozsliduvannya-shhodo-vykradennya-rf-ukrayinskyh-ditej-dmytro-kuleba/</text:a>
</text:p>
      <!--NEWS-->
      <text:h text:style-name="P10" text:outline-level="1">
<text:span text:style-name="T4">
Alexei Reznikov会见了欧盟政策与安全委员会</text:span>
</text:h>
      <text:p text:style-name="P4">
作者: ['АРМІЯINFORM']</text:p>
      <text:p text:style-name="P4">
时间: 2023-03-31T47:00:00-04:00</text:p>
      <text:p text:style-name="P4">
描述: 乌克兰Oleki Reznikov的最低限度辩护30桦木标记Zustych Iz代表团Komiz ...与乌克兰2022年的战争，与乌克兰与乌克兰的最新新闻，今天与乌克兰2022年的新闻战争，今天，乌克兰和俄罗斯之间的战争将是一场战争与乌克兰的战争将是不久的</text:p>
      <text:p text:style-name="P4">
图片: ['<text:a xlink:type="simple" xlink:href="https://armyinform.com.ua/wp-content/uploads/2023/03/02268487acec2e032776e04a4000815559e4250b.jpg" text:style-name="Internet_20_link" text:visited-style-name="Visited_20_Internet_20_Link">
02268487acec2e032776e04a4000815559e4250b.jpg</text:a>
', '<text:a xlink:type="simple" xlink:href="https://armyinform.com.ua/wp-content/uploads/2023/03/cfa4c0ed4d5ac5fd03b6b5c43d9e5929e90aa108.jpg" text:style-name="Internet_20_link" text:visited-style-name="Visited_20_Internet_20_Link">
cfa4c0ed4d5ac5fd03b6b5c43d9e5929e90aa108.jpg</text:a>
', '<text:a xlink:type="simple" xlink:href="https://armyinform.com.ua/wp-content/uploads/2023/03/5a8072c006d1bf6914fb74904596ef5aa2677d8e.jpg" text:style-name="Internet_20_link" text:visited-style-name="Visited_20_Internet_20_Link">
5a8072c006d1bf6914fb74904596ef5aa2677d8e.jpg</text:a>
']</text:p>
      <text:p text:style-name="P4">
标签: ['КОМІТЕТ ЄВРОПЕЙСЬКОГО СОЮЗУ', 'МІНІСТР ОБОРОНИ УКРАЇНИ ОЛЕКСІЙ РЕЗНІКОВ']</text:p>
      <text:p text:style-name="P4">
类别: News</text:p>
      <!--METADATA-->
      <text:p text:style-name="P4">
<draw:frame draw:style-name="fr1" draw:name="Image268" text:anchor-type="as-char" svg:width="6.9236in" svg:height="4.615733in" draw:z-index="0">
<draw:image xlink:href="../Images/AРМІЯINFORM/2023-03-31T47-00-00-04-00/02268487acec2e032776e04a4000815559e4250b.jpg" xlink:type="simple" xlink:show="embed" xlink:actuate="onLoad" draw:mime-type="image/jpeg"/>
</draw:frame>
3月30日，乌克兰国防部长Oleksiy Reznikov与Dolphin Pronk委员会主席Choliiz的政策与安全委员会举行了一次会议。</text:p>
      <text:p text:style-name="P4">
关于它<text:a xlink:type="simple" xlink:href="https://www.mil.gov.ua/news/2023/03/31/ukraina-%E2%80%93-klyuchovij-element-micznoi-sistemi-mizhnarodnoi-bezpekovoi-arhitekturi-oleksij-reznikov-delegaczii-komitetu-es-z-pitan-politiki-ta-bezpeki/" text:style-name="Internet_20_link" text:visited-style-name="Visited_20_Internet_20_Link">
告知</text:a>
国防部乌克兰。</text:p>
      <text:p text:style-name="P4">
国防部长向欧洲合作伙伴通报了当前情况，特别是在北部，东部和南部的方向。 欧盟和国外乌克兰军人的准备也将引起人们的注意，以协助乌克兰国防军。</text:p>
      <text:p text:style-name="P4">
Alexei Reznikov感谢外国合作伙伴的事实，即从俄罗斯大型入侵的头几天开始，欧洲联盟在乌克兰是团结的，并为我们的国家提供了在政治，经济，军事和人道主义领域的全面支持和援助。</text:p>
      <text:p text:style-name="P4">
<draw:frame draw:style-name="fr1" draw:name="Image269" text:anchor-type="as-char" svg:width="6.9236in" svg:height="4.615733in" draw:z-index="0">
<draw:image xlink:href="../Images/AРМІЯINFORM/2023-03-31T47-00-00-04-00/cfa4c0ed4d5ac5fd03b6b5c43d9e5929e90aa108.jpg" xlink:type="simple" xlink:show="embed" xlink:actuate="onLoad" draw:mime-type="image/jpeg"/>
</draw:frame>
 - 我感谢您的国家系统的支持和工作。 由于武装部队的西方武器的供应，他们在战场上取得了成功。 但是，我们眨了眨眼，首先是乌克兰需要的，因此，乌克兰需要首先，重型设备和准备好的储备。 我们有兴趣对乌克兰军队进行各个级别的培训：从对旅级单位进行集体培训的士兵进行个人培训。 我个人说服乌克兰的捍卫者和捍卫者士气很高。 Alexei Reznikov说，我会自信地说，我们的男孩和女孩准备继续争夺乌克兰。</text:p>
      <text:p text:style-name="P4">
国防部长强调，乌克兰预计将有未来的维尔纽斯·萨米特纳托(Vilnius Samitnato)，这应该证明我们的州不仅是可靠的伙伴，而且还应该对俄罗斯侵略者进行了很好的研究并能够与之抗争。</text:p>
      <ul>
        <li>
俄罗斯是对北约的主要威胁。 只有乌克兰在实践中才知道如何从整个文明世界的敌人开始。 因此，我们在北大西洋联盟和欧盟的收购是乌克兰国防机构是强大的国际安全建筑体系的关键要素之一。</li>
      </ul>
      <text:p text:style-name="P4">
<draw:frame draw:style-name="fr1" draw:name="Image270" text:anchor-type="as-char" svg:width="6.9236in" svg:height="4.615733in" draw:z-index="0">
<draw:image xlink:href="../Images/AРМІЯINFORM/2023-03-31T47-00-00-04-00/5a8072c006d1bf6914fb74904596ef5aa2677d8e.jpg" xlink:type="simple" xlink:show="embed" xlink:actuate="onLoad" draw:mime-type="image/jpeg"/>
</draw:frame>
欧盟代表在取得胜利的途中表示支持乌克兰。</text:p>
      <ul>
        <li>
乌克兰国防部长先生!我代表出席会议的欧洲国家的40多名代表，对乌克兰的所有捍卫者表示感谢和尊重，他们不仅捍卫了自己的国家，而且捍卫整个欧洲的内容。 Delphin Pronk说，我们将与您赢得胜利。</li>
      </ul>
      <text:p text:style-name="P4">
News Source: <text:a xlink:type="simple" xlink:href="https://armyinform.com.ua/2023/03/31/oleksij-reznikov-proviv-zustrich-iz-delegacziyeyu-komitetu-yes-z-pytan-polityky-ta-bezpeky/" text:style-name="Internet_20_link" text:visited-style-name="Visited_20_Internet_20_Link">
https://armyinform.com.ua/2023/03/31/oleksij-reznikov-proviv-zustrich-iz-delegacziyeyu-komitetu-yes-z-pytan-polityky-ta-bezpeky/</text:a>
</text:p>
      <!--NEWS-->
      <text:h text:style-name="P10" text:outline-level="1">
<text:span text:style-name="T4">
在乌克兰沉默的时刻</text:span>
</text:h>
      <text:p text:style-name="P4">
作者: ['АРМІЯINFORM']</text:p>
      <text:p text:style-name="P4">
时间: 2023-03-31T48:00:00-04:00</text:p>
      <text:p text:style-name="P4">
描述: ZGISDNU由乌克兰Volodimir Zelensky总统143/2022号法令，Khvilina Movchannya ...与乌克兰2022年的战争，与乌克兰与乌克兰的最新新闻，与乌克兰新闻，与乌克兰的新闻战争，与乌克兰的2022年2022年的最后一场战争，这将是今天的最后一场战争。乌克兰和俄罗斯以及2022年与乌克兰战争时，是否会在不久的将来与乌克兰进行战争，他们说，乌克兰与乌克兰的战争，今天的乌克兰新闻，乌克兰的新闻，乌克兰媒体在俄罗斯媒体的乌克兰新闻</text:p>
      <text:p text:style-name="P4">
图片: ['<text:a xlink:type="simple" xlink:href="https://armyinform.com.ua/wp-content/uploads/2022/10/candle.gif" text:style-name="Internet_20_link" text:visited-style-name="Visited_20_Internet_20_Link">
candle.gif</text:a>
']</text:p>
      <text:p text:style-name="P4">
标签: ['ВТОРГНЕННЯ РФ', 'ХВИЛИНА МОВЧАННЯ']</text:p>
      <text:p text:style-name="P4">
类别: News</text:p>
      <!--METADATA-->
      <text:p text:style-name="P4">
<draw:frame draw:style-name="fr1" draw:name="Image271" text:anchor-type="as-char" svg:width="6.9236in" svg:height="3.895992in" draw:z-index="0">
<draw:image xlink:href="../Images/AРМІЯINFORM/2023-03-31T48-00-00-04-00/candle.gif" xlink:type="simple" xlink:show="embed" xlink:actuate="onLoad" draw:mime-type="image/gif"/>
</draw:frame>
根据<text:a xlink:type="simple" xlink:href="https://www.president.gov.ua/documents/1432022-41729" text:style-name="Internet_20_link" text:visited-style-name="Visited_20_Internet_20_Link">
总统法令</text:a>
Volodymyrazellensky No. 143/2022，每天9:00花费一分钟的沉默，这是媒体之外的。</text:p>
      <text:p text:style-name="P4">
“为了纪念光明的记忆，公民勇气和奉献，精神的力量，稳定和英勇的勇士的壮举，这些勇士死于逃亡的任务，以保护国家主权和领土的兼容性，以在9点发起一天在全国范围内，全国一分钟的寂静中的歌曲是俄罗斯联邦的武装侵略，乌克兰在所有媒体上宣布，无论所有权如何，俄罗斯联邦的武装侵略。”</text:p>
      <text:p text:style-name="P4">
News Source: <text:a xlink:type="simple" xlink:href="https://armyinform.com.ua/2023/03/31/v-ukrayini-hvylyna-movchannya/" text:style-name="Internet_20_link" text:visited-style-name="Visited_20_Internet_20_Link">
https://armyinform.com.ua/2023/03/31/v-ukrayini-hvylyna-movchannya/</text:a>
</text:p>
      <!--NEWS-->
      <text:h text:style-name="P10" text:outline-level="1">
<text:span text:style-name="T4">
俄罗斯人的“巨大进攻”失败了，他们没有得到任何重大结果-Gur</text:span>
</text:h>
      <text:p text:style-name="P4">
作者: ['АРМІЯINFORM']</text:p>
      <text:p text:style-name="P4">
时间: 2023-03-31T49:00:00-04:00</text:p>
      <text:p text:style-name="P4">
描述: Rosisyan Viyavavu“ Pshik”，Prote Mary Resource ...与乌克兰2022年的战争，与乌克兰的最新新闻，今天与乌克兰2022年的新闻战争，今天将在今天上次与乌克兰的新闻战争，乌克兰与俄罗斯与俄罗斯和俄罗斯和俄罗斯与俄罗斯与俄罗斯与俄罗斯与俄罗斯之间的战争将在何时，何时，何时，何时，何时，何时，何时，何时与乌克兰在2022年与乌克兰进行战争，是否会在不久的将来与乌克兰进行战争，与乌克兰的战争，乌克兰今天的新闻，乌克兰的新闻，乌克兰媒体的新闻在俄罗斯</text:p>
      <text:p text:style-name="P4">
图片: ['<text:a xlink:type="simple" xlink:href="https://armyinform.com.ua/wp-content/uploads/2023/03/20230331-1-e1680244016247.jpg" text:style-name="Internet_20_link" text:visited-style-name="Visited_20_Internet_20_Link">
20230331-1-e1680244016247.jpg</text:a>
']</text:p>
      <text:p text:style-name="P4">
标签: ['ГУР МІНОБОРОНИ УКРАЇНИ', 'ШИРОКОМАСШТАБНИЙ НАСТУП РФ']</text:p>
      <text:p text:style-name="P4">
类别: News</text:p>
      <!--METADATA-->
      <text:p text:style-name="P4">
<draw:frame draw:style-name="fr1" draw:name="Image272" text:anchor-type="as-char" svg:width="6.9236in" svg:height="3.4618in" draw:z-index="0">
<draw:image xlink:href="../Images/AРМІЯINFORM/2023-03-31T49-00-00-04-00/20230331-1-e1680244016247.jpg" xlink:type="simple" xlink:show="embed" xlink:actuate="onLoad" draw:mime-type="image/jpeg"/>
</draw:frame>
在俄罗斯人的“大进攻”冬季宣布是“污染”，但他们在2023年和2024年继续战争。</text:p>
      <text:p text:style-name="P4">
关于它<text:a xlink:type="simple" xlink:href="https://gur.gov.ua/content/velykyi-nastup-obernuvsia-dlia-rosii-pshykom.html" text:style-name="Internet_20_link" text:visited-style-name="Visited_20_Internet_20_Link">
报告</text:a>
乌克兰国防部安德里·安德里·切尔尼克(Andriy Chernyak)的国防部智力部主要局代表。</text:p>
      <text:p text:style-name="P4">
“现在，我们看到俄罗斯军队已被证明无法进行战略交通运营。 安德烈·切尔尼克(Andrey Chernyak)说，宣布宣传几个月，这种“大进攻”变成了俄罗斯的“污染”  - 他们没有得到重大的重大结果。”</text:p>
      <text:p text:style-name="P4">
乌克兰军事情报的代表补充说，现在俄罗斯人正试图将任何东西输入顿涅茨克和卢汉斯克地区的行政边界，但是该协会的情报允许乌克兰的武装部队对最大损失的侵略者使用有效的对策。</text:p>
      <text:p text:style-name="P4">
“如果我们谈论惯性的情况，也就是说，何时将保持敌对行动的强度，俄罗斯人的现有资源将在2023年以及2024年的常规战争中足够。 但是，如果侵略者国家的关键困难将早些时候开始，”安德烈·切尔尼克(Andrey Chernyak)强调。</text:p>
      <text:p text:style-name="P4">
乌克兰国防部宗师的代表还指出，即使现在，制裁对侵略国的背景的影响也非常明显。 现在，俄罗斯人在战争的所有时期遭受最大的损失，由于布拉科(Braco)的努力，他们的生产无法弥补它。</text:p>
      <text:p text:style-name="P4">
News Source: <text:a xlink:type="simple" xlink:href="https://armyinform.com.ua/2023/03/31/velykyj-nastup-rosiyan-provalyvsya-vony-ne-otrymaly-zhodnogo-znachushhogo-rezultatu-gur/" text:style-name="Internet_20_link" text:visited-style-name="Visited_20_Internet_20_Link">
https://armyinform.com.ua/2023/03/31/velykyj-nastup-rosiyan-provalyvsya-vony-ne-otrymaly-zhodnogo-znachushhogo-rezultatu-gur/</text:a>
</text:p>
      <!--NEWS-->
      <text:h text:style-name="P10" text:outline-level="1">
<text:span text:style-name="T4">
在Zaporozhye NPP，俄罗斯入侵者停止隐藏其军事装备</text:span>
</text:h>
      <text:p text:style-name="P4">
作者: ['АРМІЯINFORM']</text:p>
      <text:p text:style-name="P4">
时间: 2023-03-31T50:00:00-04:00</text:p>
      <text:p text:style-name="P4">
描述: 在Timchasovo上，Obrojorzkyki Aes RosiSkes付费-Biezka Mayzha挑衅地……与乌克兰2022年的战争，与乌克兰的最新新闻，《与乌克兰的新闻》 2022年与乌克兰的新闻战争，今天是乌克兰和俄罗斯和俄罗斯和俄罗斯之间的最后一场战争， ，他们在2022年与乌克兰与乌克兰的战争，是否会在不久的将来与乌克兰战争，他们说，与乌克兰的战争，今天的乌克兰新闻，乌克兰的新闻，乌克兰媒体在俄罗斯的乌克兰新闻</text:p>
      <text:p text:style-name="P4">
图片: ['<text:a xlink:type="simple" xlink:href="https://armyinform.com.ua/wp-content/uploads/2023/03/d3fd9a9b-0feb-4933-8a42-a487eb490839.jpg" text:style-name="Internet_20_link" text:visited-style-name="Visited_20_Internet_20_Link">
d3fd9a9b-0feb-4933-8a42-a487eb490839.jpg</text:a>
', '<text:a xlink:type="simple" xlink:href="https://armyinform.com.ua/wp-content/uploads/2023/03/0fd0bb7b-7eb4-40d6-84b1-b759a283051b-150x150.jpg" text:style-name="Internet_20_link" text:visited-style-name="Visited_20_Internet_20_Link">
0fd0bb7b-7eb4-40d6-84b1-b759a283051b-150x150.jpg</text:a>
', '<text:a xlink:type="simple" xlink:href="https://armyinform.com.ua/wp-content/uploads/2023/03/76aff38e-3d13-4c2e-af36-c61ec86687e2-150x150.jpg" text:style-name="Internet_20_link" text:visited-style-name="Visited_20_Internet_20_Link">
76aff38e-3d13-4c2e-af36-c61ec86687e2-150x150.jpg</text:a>
', '<text:a xlink:type="simple" xlink:href="https://armyinform.com.ua/wp-content/uploads/2023/03/298009a9-4e03-4564-9927-1752ffa84741-150x150.jpg" text:style-name="Internet_20_link" text:visited-style-name="Visited_20_Internet_20_Link">
298009a9-4e03-4564-9927-1752ffa84741-150x150.jpg</text:a>
']</text:p>
      <text:p text:style-name="P4">
标签: ['STOPRUSSIA', 'АГРЕСІЯ РФ', 'ВТОРГНЕННЯ РФ', 'ЗАЕС', 'МАГАТЕ', 'НАЕК ЕНЕРГОАТОМ', 'ЯДЕРНА БЕЗПЕКА']</text:p>
      <text:p text:style-name="P4">
类别: News</text:p>
      <!--METADATA-->
      <text:p text:style-name="P4">
<draw:frame draw:style-name="fr1" draw:name="Image273" text:anchor-type="as-char" svg:width="6.9236in" svg:height="4.61393in" draw:z-index="0">
<draw:image xlink:href="../Images/AРМІЯINFORM/2023-03-31T50-00-00-04-00/d3fd9a9b-0feb-4933-8a42-a487eb490839.jpg" xlink:type="simple" xlink:show="embed" xlink:actuate="onLoad" draw:mime-type="image/jpeg"/>
</draw:frame>
在暂时占领的Zaporizhhya NPP中，军事装甲车，卡车和祝福展示了俄罗斯占领军。</text:p>
      <text:p text:style-name="P4">
关于它<text:a xlink:type="simple" xlink:href="https://web.telegram.org/z/#-1260680132" text:style-name="Internet_20_link" text:visited-style-name="Visited_20_Internet_20_Link">
报告</text:a>
se nnegc“ energoatom”。</text:p>
      <text:p text:style-name="P4">
<text:a xlink:type="simple" xlink:href="https://armyinform.com.ua/wp-content/uploads/2023/03/0fd0bb7b-7eb4-40d6-84b1-b759a283051b.jpg" text:style-name="Internet_20_link" text:visited-style-name="Visited_20_Internet_20_Link">
!(Images/AРМІЯINFORM/2023-03-31T50-00-00-04-00/0fd0bb7b-7eb4-40d6-84b1-b759a283051b-150x150.jpg)</text:a>
</text:p>
      <text:p text:style-name="P4">
<text:a xlink:type="simple" xlink:href="https://armyinform.com.ua/wp-content/uploads/2023/03/76aff38e-3d13-4c2e-af36-c61ec86687e2.jpg" text:style-name="Internet_20_link" text:visited-style-name="Visited_20_Internet_20_Link">
<draw:frame draw:style-name="fr1" draw:name="Image274" text:anchor-type="as-char" svg:width="6.9236in" svg:height="6.9236in" draw:z-index="0">
<draw:image xlink:href="../Images/AРМІЯINFORM/2023-03-31T50-00-00-04-00/76aff38e-3d13-4c2e-af36-c61ec86687e2-150x150.jpg" xlink:type="simple" xlink:show="embed" xlink:actuate="onLoad" draw:mime-type="image/jpeg"/>
</draw:frame>
</text:a>
</text:p>
      <text:p text:style-name="P4">
<text:a xlink:type="simple" xlink:href="https://armyinform.com.ua/wp-content/uploads/2023/03/298009a9-4e03-4564-9927-1752ffa84741.jpg" text:style-name="Internet_20_link" text:visited-style-name="Visited_20_Internet_20_Link">
<draw:frame draw:style-name="fr1" draw:name="Image275" text:anchor-type="as-char" svg:width="6.9236in" svg:height="6.9236in" draw:z-index="0">
<draw:image xlink:href="../Images/AРМІЯINFORM/2023-03-31T50-00-00-04-00/298009a9-4e03-4564-9927-1752ffa84741-150x150.jpg" xlink:type="simple" xlink:show="embed" xlink:actuate="onLoad" draw:mime-type="image/jpeg"/>
</draw:frame>
</text:a>
报告说：“在欧洲最大的原子对象中，他们绝对不担心，首席执行官和国际原子能局的专家……更多，不要炸毁该站。”</text:p>
      <text:p text:style-name="P4">
News Source: <text:a xlink:type="simple" xlink:href="https://armyinform.com.ua/2023/03/31/na-zaporizkij-aes-rosijski-zagarbnyky-perestaly-hovaty-svoyu-vijskovu-tehniku/" text:style-name="Internet_20_link" text:visited-style-name="Visited_20_Internet_20_Link">
https://armyinform.com.ua/2023/03/31/na-zaporizkij-aes-rosijski-zagarbnyky-perestaly-hovaty-svoyu-vijskovu-tehniku/</text:a>
</text:p>
      <!--NEWS-->
      <text:h text:style-name="P10" text:outline-level="1">
<text:span text:style-name="T4">
敌人在巴赫穆特（Alexander Sirsky）的位置风暴中仍然越来越少。</text:span>
</text:h>
      <text:p text:style-name="P4">
作者: ['АРМІЯINFORM']</text:p>
      <text:p text:style-name="P4">
时间: 2023-03-31T51:00:00-04:00</text:p>
      <text:p text:style-name="P4">
描述: 在德洛吉（Delogi）恩典的巴赫穆蒂（Bakhmuti），vorog是一种沙沙紧张，他们的恩典时代和卢兹科伊（Ludskoy）...与乌克兰2022年的战争，与乌克兰的战争是今天与乌克兰的新闻，这是与乌克兰的新闻。 2022年，今天的最后一个是乌克兰和俄罗斯之间的战争，何时在2022年与乌克兰的战争将是不久的，将在不久的将来与乌克兰发生战争，这是与乌克兰的战争，乌克兰新闻的战争今天，乌克兰新闻在乌克兰媒体的俄罗斯人</text:p>
      <text:p text:style-name="P4">
图片: ['<text:a xlink:type="simple" xlink:href="https://armyinform.com.ua/wp-content/uploads/2023/03/syrskyi0803.jpg" text:style-name="Internet_20_link" text:visited-style-name="Visited_20_Internet_20_Link">
syrskyi0803.jpg</text:a>
']</text:p>
      <text:p text:style-name="P4">
标签: ['STOPRUSSIA', 'БАХМУТ', 'ОЛЕКСАНДР СИРСЬКИЙ']</text:p>
      <text:p text:style-name="P4">
类别: News</text:p>
      <!--METADATA-->
      <text:p text:style-name="P4">
<draw:frame draw:style-name="fr1" draw:name="Image276" text:anchor-type="as-char" svg:width="6.9236in" svg:height="4.280245in" draw:z-index="0">
<draw:image xlink:href="../Images/AРМІЯINFORM/2023-03-31T51-00-00-04-00/syrskyi0803.jpg" xlink:type="simple" xlink:show="embed" xlink:actuate="onLoad" draw:mime-type="image/jpeg"/>
</draw:frame>
在巴赫穆特(Bakhmut)，在某些地区，敌人明显感到紧张，因为时间与他们抗衡，占领者的公共资源是我们立场的攻击仍然较少。</text:p>
      <text:p text:style-name="P4">
关于它<text:a xlink:type="simple" xlink:href="https://t.me/osirskiy/29" text:style-name="Internet_20_link" text:visited-style-name="Visited_20_Internet_20_Link">
报告</text:a>
陆军吸毒者亚历山大·西尔斯基(Alexander Sirsky)的指挥官。</text:p>
      <text:p text:style-name="P4">
“国防部队继续捍卫巴赫穆特，给联合敌人造成了巨大损失。 Sirsky说：“行动的协调和我们士兵的可持续性确保了断言的执行，打破了敌人的士气，打破了他的计划。”</text:p>
      <text:p text:style-name="P4">
在空军的巴赫穆特(Bakhmut)方向上，他们通过俄罗斯侦察无人机，冲击无人机和军费进行战斗任务。</text:p>
      <text:p text:style-name="P4">
“我想指出Anti-Aircraft的协调行动和Arrow-10 Zrk-10的运营商第93颗OMB，在本周，他们摧毁了7个UAVS“ Orlan-10”和2个无人机“ Hall”。 面对炮兵的不断影响，敌人，士兵学会了与ERS的单位互动，迅速识别出空气中的无人机无人机，并准确地给他们留下深刻的印象。军队。</text:p>
      <text:p text:style-name="P4">
他补充说，此外，空军空军对我们的炮兵进行了积极保护，以免受敌人的侵害弹性弹药的打击。</text:p>
      <text:p text:style-name="P4">
News Source: <text:a xlink:type="simple" xlink:href="https://armyinform.com.ua/2023/03/31/u-voroga-zalyshayetsya-vse-menshe-lyudskogo-resursu-dlya-shturmiv-pozyczij-u-bahmuti-oleksandr-syrskyj/" text:style-name="Internet_20_link" text:visited-style-name="Visited_20_Internet_20_Link">
https://armyinform.com.ua/2023/03/31/u-voroga-zalyshayetsya-vse-menshe-lyudskogo-resursu-dlya-shturmiv-pozyczij-u-bahmuti-oleksandr-syrskyj/</text:a>
</text:p>
      <!--NEWS-->
      <text:h text:style-name="P10" text:outline-level="1">
<text:span text:style-name="T4">
Bucha占领的33天。 不要忘记，不要原谅 - 乌克兰总统</text:span>
</text:h>
      <text:p text:style-name="P4">
作者: ['АРМІЯINFORM']</text:p>
      <text:p text:style-name="P4">
时间: 2023-03-31T52:00:00-04:00</text:p>
      <text:p text:style-name="P4">
描述: BUCHA- MISTO，牛在一个球场上通过了克里斯。 Misto，Yak丈夫VITRIMALO 33 DNI ...与乌克兰2022年的战争，与乌克兰的最新新闻，今天与乌克兰2022年的新闻战争，乌克兰和俄罗斯和俄罗斯之间以及2022年2022年与乌克兰的战争将发生战争他们说，与否，他们会在不久的将来与乌克兰战争，他们说，与乌克兰的战争，今天的乌克兰新闻，乌克兰新闻，乌克兰媒体在俄罗斯的乌克兰新闻</text:p>
      <text:p text:style-name="P4">
图片: ['<text:a xlink:type="simple" xlink:href="https://armyinform.com.ua/wp-content/uploads/2023/03/bez-imeni-17.jpg" text:style-name="Internet_20_link" text:visited-style-name="Visited_20_Internet_20_Link">
bez-imeni-17.jpg</text:a>
']</text:p>
      <text:p text:style-name="P4">
标签: ['STOPRUSSIA', 'АГРЕСІЯ РФ', 'БУЧА', 'ВОЛОДИМИР ЗЕЛЕНСЬКИЙ', 'ВТОРГНЕННЯ РФ']</text:p>
      <text:p text:style-name="P4">
类别: News</text:p>
      <!--METADATA-->
      <text:p text:style-name="P4">
<draw:frame draw:style-name="fr1" draw:name="Image277" text:anchor-type="as-char" svg:width="6.9236in" svg:height="3.825289in" draw:z-index="0">
<draw:image xlink:href="../Images/AРМІЯINFORM/2023-03-31T52-00-00-04-00/bez-imeni-17.jpg" xlink:type="simple" xlink:show="embed" xlink:actuate="onLoad" draw:mime-type="image/jpeg"/>
</draw:frame>
<text:span text:style-name="T4">
 Bucha是一个经过真实地狱的城市。 一个勇敢地承受33天可怕职业的城市。</text:span>
</text:p>
      <text:p text:style-name="P4">
这是由乌克兰Volodymyr Zelenskyy在[Facebook]中撰写的(https://www.facebook.com/zelenskiy.official/videos/184428427730592).</text:p>
      <text:p text:style-name="P4">
«Буча. <text:span text:style-name="T4">
33</text:span>
 дні окупації. Понад <text:span text:style-name="T4">
1400</text:span>
 смертей, із них 37 дитячих. Понад<text:span text:style-name="T4">
175</text:span>
 людей знайдено в братських могилах і камерах тортур. <text:span text:style-name="T4">
9000</text:span>
російських воєнних злочинів. <text:span text:style-name="T4">
365</text:span>
 днів, як це знову вільне українськемісто. Символ звірств армії країни окупанта. Ніколи не пробачимо. Покараємовсіх винних», — наголосив глава української держави.</text:p>
      <text:p text:style-name="P4">
News Source: <text:a xlink:type="simple" xlink:href="https://armyinform.com.ua/2023/03/31/33-dni-okupacziyi-buchi-ne-zabudemo-ne-probachymo-prezydent-ukrayiny/" text:style-name="Internet_20_link" text:visited-style-name="Visited_20_Internet_20_Link">
https://armyinform.com.ua/2023/03/31/33-dni-okupacziyi-buchi-ne-zabudemo-ne-probachymo-prezydent-ukrayiny/</text:a>
</text:p>
      <!--NEWS-->
      <text:h text:style-name="P10" text:outline-level="1">
<text:span text:style-name="T4">
超过11,000名乌克兰军队在26个国家 /五角大楼接受过培训</text:span>
</text:h>
      <text:p text:style-name="P4">
作者: ['АРМІЯINFORM']</text:p>
      <text:p text:style-name="P4">
时间: 2023-03-31T53:00:00-04:00</text:p>
      <text:p text:style-name="P4">
描述: VID详尽的大规模入侵入侵乌克兰美国纳帕达的入侵者被送往美国...与乌克兰2022年的战争，与乌克兰的最新新闻，今天与乌克兰的新闻战争，乌克兰2022年最后一次战争，乌克兰和俄罗斯之间将发生战争他们说，当2022年与乌克兰的战争在2022年是否有一年的战争时，他们会在不久的将来与乌克兰发生战争，他们说，与乌克兰的战争，今天的乌克兰新闻，乌克兰的新闻，乌克兰媒体在俄罗斯的乌克兰新闻</text:p>
      <text:p text:style-name="P4">
图片: ['<text:a xlink:type="simple" xlink:href="https://armyinform.com.ua/wp-content/uploads/2023/03/uasoldiers.jpg" text:style-name="Internet_20_link" text:visited-style-name="Visited_20_Internet_20_Link">
uasoldiers.jpg</text:a>
']</text:p>
      <text:p text:style-name="P4">
标签: ['STOPRUSSIA', 'ВІЙСЬКОВІ НАВЧАННЯ', 'ПЕНТАГОН', 'ПЕТ РАЙДЕР']</text:p>
      <text:p text:style-name="P4">
类别: News</text:p>
      <!--METADATA-->
      <text:p text:style-name="P4">
<draw:frame draw:style-name="fr1" draw:name="Image278" text:anchor-type="as-char" svg:width="6.9236in" svg:height="3.894525in" draw:z-index="0">
<draw:image xlink:href="../Images/AРМІЯINFORM/2023-03-31T53-00-00-04-00/uasoldiers.jpg" xlink:type="simple" xlink:show="embed" xlink:actuate="onLoad" draw:mime-type="image/jpeg"/>
</draw:frame>
自从非法大规模入侵俄罗斯在乌克兰，在军事设备和弹药安全领域向我们国家提供了超过325亿美元的援助。 盟友和合作伙伴也是迷信的设备，并对乌克兰国防捍卫者进行所有军事培训。</text:p>
      <text:p text:style-name="P4">
在简报中<text:a xlink:type="simple" xlink:href="https://www.defense.gov/News/News-Stories/Article/Article/3347269/dod-official-says-training-for-ukrainians-is-ongoing/" text:style-name="Internet_20_link" text:visited-style-name="Visited_20_Internet_20_Link">
报告</text:a>
美国国防部处以总理宠物雷尔。</text:p>
      <text:p text:style-name="P4">
佩特·莱德(Pet Ryder)说：“自2022年不公平入侵俄罗斯以来，美国在欧洲的纪念活动，欧洲和非洲的美军以及乌克兰的一组安全部队已经准备了7,000多名乌克兰军械库部队的军事人员。” 。</text:p>
      <text:p text:style-name="P4">
早在12月，五角大楼表示，美国还将在德国的美国垃圾填埋场进行乌克兰军队的一般军事准备。培训正在进行中，其中一些人现在正在完成。</text:p>
      <text:p text:style-name="P4">
佩特·莱德(Pet Ryder)说：“本月底，两个旅中有4,000多名乌克兰士兵配备了M2 Bradley，另一个将完成并返回乌克兰。”</text:p>
      <text:p text:style-name="P4">
据他说，有更多的士兵将对Grafenwoehr和Hohenfels垃圾填埋场进行其他准备。 这是大约1,200名乌克兰武装部队军人的运动步兵营。</text:p>
      <text:p text:style-name="P4">
美国国防部的国防部先生说：“在2012年4月20日的40多个培训计划中，在2012年4月20日的40种不同培训计划中，对经营者和维护人员进行了捐赠的平台的培训，已有3,000多名乌克兰士兵接受了培训。</text:p>
      <text:p text:style-name="P4">
据Pet Raider称，目前在26个不同国家进行了11,000多次乌克兰军事训练。</text:p>
      <text:p text:style-name="P4">
“美国将继续提供培训并与我们的大学和合作伙伴紧密合作，为乌克兰人民提供保护自己的国家所需的安全援助并击退俄罗斯侵略。 我们致力于为乌克兰提供尽可能多的支持。”佩特·莱德(Pet Ryder)研究。</text:p>
      <text:p text:style-name="P4">
News Source: <text:a xlink:type="simple" xlink:href="https://armyinform.com.ua/2023/03/31/ponad-11-tysyach-ukrayinskyh-vijskovyh-prohodyat-navchannya-u-26-krayinah-pentagon/" text:style-name="Internet_20_link" text:visited-style-name="Visited_20_Internet_20_Link">
https://armyinform.com.ua/2023/03/31/ponad-11-tysyach-ukrayinskyh-vijskovyh-prohodyat-navchannya-u-26-krayinah-pentagon/</text:a>
</text:p>
      <!--NEWS-->
      <text:h text:style-name="P10" text:outline-level="1">
<text:span text:style-name="T4">
ukrposhta发布了专门用于解放Bucha，Irpen，Gostomel的邮票</text:span>
</text:h>
      <text:p text:style-name="P4">
作者: ['АРМІЯINFORM']</text:p>
      <text:p text:style-name="P4">
时间: 2023-03-31T54:00:00-04:00</text:p>
      <text:p text:style-name="P4">
描述: Sogodnis，31 Birch，Ukrposhta，将从Viddinenni Nova Marks出售，...与乌克兰2022年的战争，与乌克兰与乌克兰的最新新闻战争，今天与乌克兰2022年的新闻战争，乌克兰和俄罗斯之间的战争将是一场战争他们说，乌克兰在2022年与乌克兰的战争将在不久的将来与乌克兰进行战争，他们说，与乌克兰的战争，今天的乌克兰新闻，乌克兰的新闻，乌克兰媒体在俄罗斯的乌克兰新闻</text:p>
      <text:p text:style-name="P4">
图片: ['<text:a xlink:type="simple" xlink:href="https://armyinform.com.ua/wp-content/uploads/2023/03/bez-imeni-16.jpg" text:style-name="Internet_20_link" text:visited-style-name="Visited_20_Internet_20_Link">
bez-imeni-16.jpg</text:a>
']</text:p>
      <text:p text:style-name="P4">
标签: ['STOPRUSSIA', 'БУЧА', 'ГОСТОМЕЛЬ', 'ІРПІНЬ', 'МІСТО-ГЕРОЙ', 'УКРАЇНСЬКИЙ НАРОД НЕПЕРЕМОЖНИЙ', 'УКРПОШТА']</text:p>
      <text:p text:style-name="P4">
类别: News</text:p>
      <!--METADATA-->
      <text:p text:style-name="P4">
<draw:frame draw:style-name="fr1" draw:name="Image279" text:anchor-type="as-char" svg:width="6.9236in" svg:height="4.589267in" draw:z-index="0">
<draw:image xlink:href="../Images/AРМІЯINFORM/2023-03-31T54-00-00-04-00/bez-imeni-16.jpg" xlink:type="simple" xlink:show="embed" xlink:actuate="onLoad" draw:mime-type="image/jpeg"/>
</draw:frame>
今天，3月31日，Ukrposhta开始出售一个新的系列，该系列专门针对分支机构的基辅地区的英勇城市。 一个名为“ Bucha，Irpin，Gostomel：不要忘记的，我们不会原谅的”系列已在在线销售的形式中变得很流行，现在可以在Ukrposhta的分支机构中购买。</text:p>
      <text:p text:style-name="P4">
关于它<text:a xlink:type="simple" xlink:href="https://t.me/igorsmelyansky/2063" text:style-name="Internet_20_link" text:visited-style-name="Visited_20_Internet_20_Link">
写</text:a>
总干事伊戈尔·史密斯基(Igor Smilyansky)在电报通道上。</text:p>
      <text:p text:style-name="P4">
“该品牌已经变得非常受欢迎，在线流通几乎被出售，让我们在早上出售。 限制将达到位：陶琳总部有2个街区，以及办公室的一个街区。 我们希望更多的人拥有历史的这一部分。”他说。</text:p>
      <text:p text:style-name="P4">
该街区的街区展示了布恰亚河畔Vokzalnaya摧毁殖民地的纪录片照片，穿过欧丁河，作为平民撤离的主要途径，并在世界上绘制了世界上最大的AN-225 AN-225运输飞机。</text:p>
      <text:p text:style-name="P4">
回想一下，在2022年3月10日，包括Bucha，Irpin，Gostomel在内的乌克兰城市。(https://armyinform.com.ua/2022/03/25/bucha-irpin-ohtyrka-mykolayiv-staly-mistamy-geroyamy-vidpovidnyj-ukaz-pidpysav-prezydent-ukrayiny/)名誉区别“乌克兰城市英雄”。</text:p>
      <text:p text:style-name="P4">
News Source: <text:a xlink:type="simple" xlink:href="https://armyinform.com.ua/2023/03/31/ukrposhta-vypustyla-marky-prysvyacheni-zvilnennyu-buchi-irpenya-gostomelya/" text:style-name="Internet_20_link" text:visited-style-name="Visited_20_Internet_20_Link">
https://armyinform.com.ua/2023/03/31/ukrposhta-vypustyla-marky-prysvyacheni-zvilnennyu-buchi-irpenya-gostomelya/</text:a>
</text:p>
      <!--NEWS-->
      <text:h text:style-name="P10" text:outline-level="1">
<text:span text:style-name="T4">
敌人如何破坏</text:span>
</text:h>
      <text:p text:style-name="P4">
作者: ['Володимир Скоростецький']</text:p>
      <text:p text:style-name="P4">
时间: 2023-03-31T55:00:00-04:00</text:p>
      <text:p text:style-name="P4">
描述: 关于ZS乌克兰人部队的Tsnik河，Yuriyi Izhnat上校与Eterra上校...与2022年与乌克兰的战争，与乌克兰的最新新闻，今天与乌克兰2022年的新闻战争，今天，乌克兰和俄罗斯和俄罗斯和俄罗斯和俄罗斯和俄罗斯和俄罗斯和俄罗斯与俄罗斯和俄罗斯之间的战争将会他们说，当与乌克兰与乌克兰的战争将与否，他们说在不久的将来会与乌克兰发生战争，他们说，与乌克兰的战争，今天的乌克兰新闻，乌克兰的新闻，乌克兰媒体在俄罗斯的乌克兰新闻</text:p>
      <text:p text:style-name="P4">
图片: ['<text:a xlink:type="simple" xlink:href="https://armyinform.com.ua/wp-content/uploads/2022/11/yurij-ignat-1.jpg" text:style-name="Internet_20_link" text:visited-style-name="Visited_20_Internet_20_Link">
yurij-ignat-1.jpg</text:a>
']</text:p>
      <text:p text:style-name="P4">
标签: ['БПЛА', 'ВОРОЖІ ОБСТРІЛИ', 'ВТОРГНЕННЯ РФ', 'ЄДИНІ НОВИНИ', 'С-300', 'ШАХЕДИ', 'ЮРІЙ ІГНАТ']</text:p>
      <text:p text:style-name="P4">
类别: News</text:p>
      <!--METADATA-->
      <text:p text:style-name="P4">
<draw:frame draw:style-name="fr1" draw:name="Image280" text:anchor-type="as-char" svg:width="6.9236in" svg:height="4.361868in" draw:z-index="0">
<draw:image xlink:href="../Images/AРМІЯINFORM/2023-03-31T55-00-00-04-00/yurij-ignat-1.jpg" xlink:type="simple" xlink:show="embed" xlink:actuate="onLoad" draw:mime-type="image/jpeg"/>
</draw:frame>
乌克兰空军的尤里·伊格纳修斯空军上校。</text:p>
      <text:p text:style-name="P4">
尤里·伊格纳特(Yuri Ignat)上校告诉这是乌克兰武装部队在Eriteritel专业新闻中的发言人。</text:p>
      <text:p text:style-name="P4">
据他说，敌人无人机的夜间攻击与先前对入侵者的审讯没有什么不同，以在无人机的帮助下意识到他们的想法。</text:p>
      <ul>
        <li>
他们从两个方向攻击。 从俄罗斯联邦的布莱恩斯克地区成立。 还记录了来自亚佐夫海东海岸的发射。 从那里开始，发现多达五个敌方物体。 可能，我们以前已经通知敌人的航空公司。 很明显，没有人会用反射器导弹对他们进行努力。 我们的反空运导弹专门在沙哈内达(Shahaneda)工作。 十个中的九个被摧毁。 一个是地面力量。 八人摧毁了东风司令部的塔莫比尔消防局的反空袭导弹，这场反空战发生了。 乌克兰中尉米洛拉·奥尔什丘克(Mykola Oleshchuk)空军的指挥官高度赞赏东部和北部律师的工作。 因此，个人军人将被标记，-Yuri Ignat说。</li>
      </ul>
      <text:p text:style-name="P4">
他还强调，来自Belgorod地区领土的敌人评估了C-300防空导弹，占领者经常被用来袭击前城市。 这不是他似乎需要的对象，而是宁静的房屋和和平的居民。</text:p>
      <text:p text:style-name="P4">
News Source: <text:a xlink:type="simple" xlink:href="https://armyinform.com.ua/2023/03/31/yak-znyshhuyut-vorozhi-bezpilotnyky/" text:style-name="Internet_20_link" text:visited-style-name="Visited_20_Internet_20_Link">
https://armyinform.com.ua/2023/03/31/yak-znyshhuyut-vorozhi-bezpilotnyky/</text:a>
</text:p>
      <!--NEWS-->
      <text:h text:style-name="P10" text:outline-level="1">
<text:span text:style-name="T4">
敌人将半吨飞机现代化并将其扔向乌克兰人-Yuri Ignat</text:span>
</text:h>
      <text:p text:style-name="P4">
作者: ['Володимир Скоростецький']</text:p>
      <text:p text:style-name="P4">
时间: 2023-03-31T56:00:00-04:00</text:p>
      <text:p text:style-name="P4">
描述: Spils是“ novin”的领先电视台，这是ZS乌克兰居民的里诺克（Renoik他们说，在乌克兰和俄罗斯之间，乌克兰在2022年与乌克兰进行战争，他们会在不久的将来与乌克兰发生战争，他们说，与乌克兰的战争，今天的乌克兰新闻，乌克兰的新闻，乌克兰的乌克兰媒体新闻</text:p>
      <text:p text:style-name="P4">
图片: ['<text:a xlink:type="simple" xlink:href="https://armyinform.com.ua/wp-content/uploads/2022/11/rechnyk-ps-zsu-yurij-ignat.jpg" text:style-name="Internet_20_link" text:visited-style-name="Visited_20_Internet_20_Link">
rechnyk-ps-zsu-yurij-ignat.jpg</text:a>
']</text:p>
      <text:p text:style-name="P4">
标签: ['«КРИЛАТА» БОМБА', 'АВІАБОМБИ', 'ВОРОЖІ ОБСТРІЛИ', 'ВТОРГНЕННЯ РФ', 'ЄДИНІ НОВИНИ', 'ППО ЗСУ', 'ЮРІЙ ІГНАТ']</text:p>
      <text:p text:style-name="P4">
类别: News</text:p>
      <!--METADATA-->
      <text:p text:style-name="P4">
<draw:frame draw:style-name="fr1" draw:name="Image281" text:anchor-type="as-char" svg:width="6.9236in" svg:height="4.612849in" draw:z-index="0">
<draw:image xlink:href="../Images/AРМІЯINFORM/2023-03-31T56-00-00-04-00/rechnyk-ps-zsu-yurij-ignat.jpg" xlink:type="simple" xlink:show="embed" xlink:actuate="onLoad" draw:mime-type="image/jpeg"/>
</draw:frame>
Ignatius Ignatius上校上校。 说明性照片</text:p>
      <text:p text:style-name="P4">
空军上校Yuriy Ignat的发言人与领先的电视节目“统一新闻”谈到了使用技术人员的个人细微差别以及更新可用防空工具的停车工具的前景。</text:p>
      <text:p text:style-name="P4">
他分别停止了以色列早期警报系统的传输。</text:p>
      <ul>
        <li>
早期的警报系统不仅是一种防止蓬松的复杂系统，还可以说是在长期存在的方法上使用战略航空的导弹。 关于使用C-300，Jet Artillery等火箭的小巷。我认为这种补救措施将帮助我们了解必要的信息以扎扎我们人民的生活。</li>
      </ul>
      <text:p text:style-name="P4">
尤里·伊格纳特(Yuri Ignat)还评论了使用有翼航空入侵者的使用。</text:p>
      <ul>
        <li>
敌人开始升级重500公斤的Fugas Aviation炸弹，为他们配备特殊的机翼，GPS的意思是为了不侵犯我们的防空防御并影响我们的一线区域。 他说，很明显，高堡不会飞得很远。  - 但是对于那10-20公里的人来说，Yakivona可以在乌克兰控制的领土上飞行，它可能对我们的部队和居住在这方面的宁静人士造成很大的伤害。 应该在这里理解这是一个新的威胁。 它应该做出反应并带走。 我们所有人都希望看到能够尽可能多地从我们的边界驾驶俄罗斯飞机的现代飞机。</li>
      </ul>
      <text:p text:style-name="P4">
News Source: <text:a xlink:type="simple" xlink:href="https://armyinform.com.ua/2023/03/31/vorog-modernizuye-pivtonni-aviabomby-j-skydaye-yih-na-ukrayincziv-yurij-ignat/" text:style-name="Internet_20_link" text:visited-style-name="Visited_20_Internet_20_Link">
https://armyinform.com.ua/2023/03/31/vorog-modernizuye-pivtonni-aviabomby-j-skydaye-yih-na-ukrayincziv-yurij-ignat/</text:a>
</text:p>
      <!--NEWS-->
      <text:h text:style-name="P10" text:outline-level="1">
<text:span text:style-name="T4">
一年前，Bug从俄罗斯入侵者释放</text:span>
</text:h>
      <text:p text:style-name="P4">
作者: ['Євген Букет']</text:p>
      <text:p text:style-name="P4">
时间: 2023-03-31T57:00:00-04:00</text:p>
      <text:p text:style-name="P4">
描述: ZGADWATI关于Neumoviro的欺诈者。 Aje令人惊叹在皮肤淋浴的早期已成为Gliboka。他们将在2022年与乌克兰进行战争</text:p>
      <text:p text:style-name="P4">
图片: ['<text:a xlink:type="simple" xlink:href="https://armyinform.com.ua/wp-content/uploads/2023/03/bucha34.jpg" text:style-name="Internet_20_link" text:visited-style-name="Visited_20_Internet_20_Link">
bucha34.jpg</text:a>
']</text:p>
      <text:p text:style-name="P4">
标签: ['БУЧА', 'ВТОРГНЕННЯ РФ']</text:p>
      <text:p text:style-name="P4">
类别: News</text:p>
      <!--METADATA-->
      <text:p text:style-name="P4">
<draw:frame draw:style-name="fr1" draw:name="Image282" text:anchor-type="as-char" svg:width="6.9236in" svg:height="4.32725in" draw:z-index="0">
<draw:image xlink:href="../Images/AРМІЯINFORM/2023-03-31T57-00-00-04-00/bucha34.jpg" xlink:type="simple" xlink:show="embed" xlink:actuate="onLoad" draw:mime-type="image/jpeg"/>
</draw:frame>
提到这些事件真是令人难以置信的痛苦。 毕竟，他们成为了每个乌克兰人的深伤...</text:p>
      <text:p text:style-name="P4">
一年前，我们了解到了基辅(Kyiv)的卫星Bucha的悲剧，在那里我们被大规模谋杀和酷刑当地人占领。 基辅地区军人犯下的罪行成为对世界上平民的最严重的运动术，从最恐怖的意义上讲是种族灭绝。 用言语而言，不可能传达在城市酷刑，强奸，吊死，活着的尸体肢解，尸体肢解期间发生的恐怖...指出了这种罪恶反对人类的罪过。 心脏将无法为那些自称俄罗斯人，即将到来的军事罪犯的野蛮行为的人进行测试...</text:p>
      <text:p text:style-name="P4">
**</text:p>
      <text:p text:style-name="P4">
另请阅读：</text:p>
      <text:p text:style-name="P4">
<text:span text:style-name="T4">
 <text:a xlink:type="simple" xlink:href="https://armyinform.com.ua/2022/04/06/bucha-peklo-xxi-stolittya/" text:style-name="Internet_20_link" text:visited-style-name="Visited_20_Internet_20_Link">
bucha。 xxi世纪的地狱</text:a>
</text:span>
</text:p>
      <text:p text:style-name="P4">
**</text:p>
      <text:p text:style-name="P4">
平民入侵者在3月初开始被无情地枪杀。侵略国家的商定的侵略者遭受了酷刑，遭到了欺负，他们遭受了各种酷刑，然后杀死了热情的武器或其他更疯狂的武器。</text:p>
      <text:p text:style-name="P4">
**</text:p>
      <text:p text:style-name="P4">
另请阅读：</text:p>
      <text:p text:style-name="P4">
<text:span text:style-name="T4">
 <text:a xlink:type="simple" xlink:href="https://armyinform.com.ua/2022/08/10/u-buchanskij-gromadi-vid-dij-okupantiv-zagynuly-458-ukrayincziv/" text:style-name="Internet_20_link" text:visited-style-name="Visited_20_Internet_20_Link">
在布坎社区中，侵略者的行动杀死了458名乌克兰人</text:a>
</text:span>
</text:p>
      <text:p text:style-name="P4">
**</text:p>
      <text:p text:style-name="P4">
根据去年八月的官方数据，只有一个布坎斯基夫社区付出了祖国土地的意志和独立性，该占领期间有458人的生命。 自第二次世界大战以来，欧洲没有看到任何类似的东西。1991年11月在克罗地亚的枪击事件的观众是两倍，杀死了塞尔维亚人的两倍俄罗斯人。**</text:p>
      <text:p text:style-name="P4">
另请阅读：</text:p>
      <text:p text:style-name="P4">
<text:span text:style-name="T4">
 <text:a xlink:type="simple" xlink:href="https://armyinform.com.ua/2022/06/01/ya-dosi-ne-mozhu-zrozumity-prychynu-takoyi-zhorstokosti-rosiyan-spogady-buchanczya-pro-okupacziyu-mista/" text:style-name="Internet_20_link" text:visited-style-name="Visited_20_Internet_20_Link">
我无法理解俄罗斯人这种残酷的原因：布坎特人对城市的记忆</text:a>
</text:span>
</text:p>
      <text:p text:style-name="P4">
**</text:p>
      <text:p text:style-name="P4">
在从基辅地区驱逐入侵者之后，俄罗斯人的罪行的城市英雄布恰，欧尔平和戈斯托梅尔斯塔象征。 乌克兰武装部队摧毁侵蚀植物的行动更加有动力，与俄罗斯联邦的任何谈判都失去了意义。乌克兰永远不会忘记在布达的种族灭绝，并确保为死亡的任何人报仇是乌克兰人。</text:p>
      <text:p text:style-name="P4">
News Source: <text:a xlink:type="simple" xlink:href="https://armyinform.com.ua/2023/03/31/sogodni-rokovyny-vyyavlennya-zlochyniv-rosiyan-u-buchi/" text:style-name="Internet_20_link" text:visited-style-name="Visited_20_Internet_20_Link">
https://armyinform.com.ua/2023/03/31/sogodni-rokovyny-vyyavlennya-zlochyniv-rosiyan-u-buchi/</text:a>
</text:p>
      <!--NEWS-->
      <text:h text:style-name="P10" text:outline-level="1">
<text:span text:style-name="T4">
白天，Rosarmia在乌克兰9个地区的117个定居点开火</text:span>
</text:h>
      <text:p text:style-name="P4">
作者: ['АРМІЯINFORM']</text:p>
      <text:p text:style-name="P4">
时间: 2023-03-31T58:00:00-04:00</text:p>
      <text:p text:style-name="P4">
描述: 乌克兰国防的迷你建设中心的奥特里马尼（Otrimani）的背后……与乌克兰2022年的战争，与乌克兰的战争是今天的最新新闻，这是今天与乌克兰的新闻战争，这是今天最后一次与乌克兰的战争，将会有乌克兰与俄罗斯之间的战争以及2022年与乌克兰的战争将是与否，他们会在不久的将来与乌克兰发生战争，他们说，与乌克兰的战争，乌克兰今天的新闻，乌克兰媒体的新闻，乌克兰的新闻在俄罗斯</text:p>
      <text:p text:style-name="P4">
图片: ['<text:a xlink:type="simple" xlink:href="https://armyinform.com.ua/wp-content/uploads/2023/03/photo_5273984299642767988_y.jpg" text:style-name="Internet_20_link" text:visited-style-name="Visited_20_Internet_20_Link">
photo_5273984299642767988_y.jpg</text:a>
']</text:p>
      <text:p text:style-name="P4">
标签: ['MILITARY MEDIA CENTER', 'STOPRUSSIA', 'ОБСТРІЛИ РФ', 'ХАРКІВСЬКИЙ ТРИБУНАЛ']</text:p>
      <text:p text:style-name="P4">
类别: News</text:p>
      <!--METADATA-->
      <text:p text:style-name="P4">
<draw:frame draw:style-name="fr1" draw:name="Image283" text:anchor-type="as-char" svg:width="6.9236in" svg:height="5.040988in" draw:z-index="0">
<draw:image xlink:href="../Images/AРМІЯINFORM/2023-03-31T58-00-00-04-00/photo_5273984299642767988_y.jpg" xlink:type="simple" xlink:show="embed" xlink:actuate="onLoad" draw:mime-type="image/jpeg"/>
</draw:frame>
根据乌克兰国防部信息信息中心的说法，在最后一天，俄罗斯军队向乌克兰9个地区的领土开火。</text:p>
      <text:p text:style-name="P4">
关于它<text:a xlink:type="simple" xlink:href="https://t.me/militarymediacenter/1590" text:style-name="Internet_20_link" text:visited-style-name="Visited_20_Internet_20_Link">
告知</text:a>
军事媒体中心。</text:p>
      <text:p text:style-name="P4">
“总的来说，不同类型的武器(步枪武器，迫击炮，坦克，炮兵，RSZV，S-300 ZRC，UAV KRABLAT ROBATE“ X-31”，战术航空)进行了117个定居点的炮击，确认了70个对象 - 基础结构。”</text:p>
      <text:p text:style-name="P4">
根据初步信息，有2人被杀，有20人受伤。</text:p>
      <text:p text:style-name="P4">
News Source: <text:a xlink:type="simple" xlink:href="https://armyinform.com.ua/2023/03/31/za-dobu-rosarmiya-obstrilyala-terytoriyi-117-naselenyh-punktiv-u-9-oblastyah-ukrayiny/" text:style-name="Internet_20_link" text:visited-style-name="Visited_20_Internet_20_Link">
https://armyinform.com.ua/2023/03/31/za-dobu-rosarmiya-obstrilyala-terytoriyi-117-naselenyh-punktiv-u-9-oblastyah-ukrayiny/</text:a>
</text:p>
      <!--NEWS-->
      <text:h text:style-name="P10" text:outline-level="1">
<text:span text:style-name="T4">
在巴赫穆特（Bakhmut），时间对抗敌人-Anna Malyar</text:span>
</text:h>
      <text:p text:style-name="P4">
作者: ['АРМІЯINFORM']</text:p>
      <text:p text:style-name="P4">
时间: 2023-03-31T59:00:00-04:00</text:p>
      <text:p text:style-name="P4">
描述: Bakhmutsky的字面命令，丈夫的丈夫Biitsiv是...与乌克兰2022年战争，与乌克兰的最新消息，今天与乌克兰的新闻，今天与乌克兰的新闻战争，今天与乌克兰的新闻战争，乌克兰和俄罗斯之间的战争将发生战争，以及何时战争随着乌克兰的发展，是否会在不久的将来与乌克兰进行战争，今天与乌克兰的战争，今天的乌克兰新闻，乌克兰的乌克兰新闻在俄罗斯的乌克兰媒体将在俄罗斯</text:p>
      <text:p text:style-name="P4">
图片: ['<text:a xlink:type="simple" xlink:href="https://armyinform.com.ua/wp-content/uploads/2022/11/znimok-ekrana-2022-04-24-141759.webp" text:style-name="Internet_20_link" text:visited-style-name="Visited_20_Internet_20_Link">
znimok-ekrana-2022-04-24-141759.webp</text:a>
']</text:p>
      <text:p text:style-name="P4">
标签: ['STOPRUSSIA', 'БАХМУТ', 'ГАННА МАЛЯР']</text:p>
      <text:p text:style-name="P4">
类别: News</text:p>
      <!--METADATA-->
      <text:p text:style-name="P4">
<draw:frame draw:style-name="fr1" draw:name="Image284" text:anchor-type="as-char" svg:width="6.9236in" svg:height="4.480892in" draw:z-index="0">
<draw:image xlink:href="../ConvertedIMGs/AРМІЯINFORM/2023-03-31T59-00-00-04-00/znimok-ekrana-2022-04-24-141759.png" xlink:type="simple" xlink:show="embed" xlink:actuate="onLoad" draw:mime-type="image/png"/>
</draw:frame>
我们指挥在巴赫穆特方向的有能力的行动以及战斗机为敌人做出的勇气，这些长期战斗是在大规模互动中最昂贵的。</text:p>
      <text:p text:style-name="P4">
乌克兰·安娜·马利亚(Telegrams)的乌克兰国防部副部长强调了这一点(https://t.me/annamaliar/603).</text:p>
      <text:p text:style-name="P4">
«Витрачені ворогом на захоплення Бахмута час, зброя, техніка та величезнакількість загиблих з точки зору військової доцільності не виправдовують себе»,— зазначила вона.</text:p>
      <text:p text:style-name="P4">
Втім, за словами Ганни Маляр, ворог не полишає свої плани та пішов на принципі підняв ставки на шкоду собі.</text:p>
      <text:p text:style-name="P4">
«Це дуже «по-російськи», логікою не зрозуміти», — резюмувала заступницяМіністра оборони України.</text:p>
      <text:p text:style-name="P4">
News Source: <text:a xlink:type="simple" xlink:href="https://armyinform.com.ua/2023/03/31/u-bahmuti-chas-graye-proty-voroga-ganna-malyar/" text:style-name="Internet_20_link" text:visited-style-name="Visited_20_Internet_20_Link">
https://armyinform.com.ua/2023/03/31/u-bahmuti-chas-graye-proty-voroga-ganna-malyar/</text:a>
</text:p>
      <!--NEWS-->
      <text:h text:style-name="P10" text:outline-level="1">
<text:span text:style-name="T4">
过去一天，烟火技术被烟火中和700多个</text:span>
</text:h>
      <text:p text:style-name="P4">
作者: ['АРМІЯINFORM']</text:p>
      <text:p text:style-name="P4">
时间: 2023-03-31T60:00:00-04:00</text:p>
      <text:p text:style-name="P4">
描述: 乌克兰的基洛蒂奇（Kirotechnici）药丸服务的最后一刻是Zvozvichah ...与乌克兰2022年的战争，与乌克兰的最新新闻战争，与乌克兰的新闻战争，乌克兰2022年的新闻战争，今天将在乌克兰和俄罗斯之间以及俄罗斯和俄罗斯以及何时进行战争他们说，与乌克兰与乌克兰的战争将在不久的将来与乌克兰发生战争，他们说，与乌克兰的战争，今天的乌克兰新闻，乌克兰的新闻，乌克兰媒体在俄罗斯的乌克兰新闻</text:p>
      <text:p text:style-name="P4">
图片: ['<text:a xlink:type="simple" xlink:href="https://armyinform.com.ua/wp-content/uploads/2023/02/rozminuvannya.jpg" text:style-name="Internet_20_link" text:visited-style-name="Visited_20_Internet_20_Link">
rozminuvannya.jpg</text:a>
', '<text:a xlink:type="simple" xlink:href="https://armyinform.com.ua/wp-content/uploads/2023/03/2691de17-4cd4-4d6d-adfe-e30964b433b2.jpg" text:style-name="Internet_20_link" text:visited-style-name="Visited_20_Internet_20_Link">
2691de17-4cd4-4d6d-adfe-e30964b433b2.jpg</text:a>
']</text:p>
      <text:p text:style-name="P4">
标签: ['STOPRUSSIA', 'АГРЕСІЯ РФ', 'ВТОРГНЕННЯ РФ', 'ДСНС УКРАЇНИ', 'РОЗМІНУВАННЯ']</text:p>
      <text:p text:style-name="P4">
类别: News</text:p>
      <!--METADATA-->
      <text:p text:style-name="P4">
<draw:frame draw:style-name="fr1" draw:name="Image285" text:anchor-type="as-char" svg:width="6.9236in" svg:height="3.89773in" draw:z-index="0">
<draw:image xlink:href="../Images/AРМІЯINFORM/2023-03-31T60-00-00-04-00/rozminuvannya.jpg" xlink:type="simple" xlink:show="embed" xlink:actuate="onLoad" draw:mime-type="image/jpeg"/>
</draw:frame>
说明性照片</text:p>
      <text:p text:style-name="P4">
在最后一天，乌克兰国家服务处的烟火单位不确定的情况<text:span text:style-name="T4">
 155次</text:span>
参与了任务的实施。</text:p>
      <text:p text:style-name="P4">
关于它<text:a xlink:type="simple" xlink:href="https://dsns.gov.ua/uk/news/nadzvicaini-podiyi/operativna-informaciia-shhodo-roboti-pirotexnicnix-pidrozdiliv-dsns-ukrayini-23" text:style-name="Internet_20_link" text:visited-style-name="Visited_20_Internet_20_Link">
报告</text:a>
乌克兰在紧急情况下的状态日志。</text:p>
      <text:p text:style-name="P4">
SESI的烟火单位揭示了，被扣押和处置<text:span text:style-name="T4">
 768精美物体</text:span>
，以54公顷的面积进行了调查。</text:p>
      <text:p text:style-name="P4">
最常工作的烟火单元工作：在哈尔基夫地区16 129次，基辅地区-7 362，切尔尼希夫地区-4 404，顿涅茨克-4 419，Mykolaiv地区-4 013，Kherson地区-3 747，Sumy地区，Sumy地区-1 755区域-1 083。</text:p>
      <text:p text:style-name="P4">
参考：自大规模军事入侵俄罗斯联邦以来，乌克兰的领土已被处置<text:span text:style-name="T4">
 338 981熄灭的物体</text:span>
和2 891千克爆炸性物质，包括*<text:span text:style-name="T5">
 2200 Aviation Bombs * </text:span>
。 调查了约81 477公顷的面积。</text:p>
      <text:p text:style-name="P4">
总共剩下174,000平方米。 KM **潜在的危险领土，要求该州总面积的30％。</text:p>
      <text:p text:style-name="P4">
我们提醒您，如果您<text:span text:style-name="T4">
找到可疑的对象</text:span>
，类似于火箭无人机的残骸，绝不会触摸发现结果并允许您制作其他人。 和：</text:p>
      <text:p text:style-name="P4">
*不要移动物体，不要试图拆卸它们，将它们带入房屋，将它们埋在地面上，将它们扔进水库等。</text:p>
      <text:p text:style-name="P4">
立即报告SES单元的发现-101或警察-102。报告专家并指示可疑名称的位置。</text:p>
      <text:p text:style-name="P4">
<draw:frame draw:style-name="fr1" draw:name="Image286" text:anchor-type="as-char" svg:width="6.9236in" svg:height="5.804039in" draw:z-index="0">
<draw:image xlink:href="../Images/AРМІЯINFORM/2023-03-31T60-00-00-04-00/2691de17-4cd4-4d6d-adfe-e30964b433b2.jpg" xlink:type="simple" xlink:show="embed" xlink:actuate="onLoad" draw:mime-type="image/jpeg"/>
</draw:frame>
</text:p>
      <text:p text:style-name="P4">
News Source: <text:a xlink:type="simple" xlink:href="https://armyinform.com.ua/2023/03/31/ponad-700-vybuhonebezpechnyh-predmetiv-zneshkodyly-pirotehniky-za-mynulu-dobu/" text:style-name="Internet_20_link" text:visited-style-name="Visited_20_Internet_20_Link">
https://armyinform.com.ua/2023/03/31/ponad-700-vybuhonebezpechnyh-predmetiv-zneshkodyly-pirotehniky-za-mynulu-dobu/</text:a>
</text:p>
      <!--NEWS-->
      <text:h text:style-name="P10" text:outline-level="1">
<text:span text:style-name="T4">
在乌克兰第400场防御上，俄罗斯联邦击中了无人机和导弹。 但是美国将继续支持基辅 - 大使</text:span>
</text:h>
      <text:p text:style-name="P4">
作者: ['АРМІЯINFORM']</text:p>
      <text:p text:style-name="P4">
时间: 2023-03-31T61:00:00-04:00</text:p>
      <text:p text:style-name="P4">
描述: 在大规模入侵联邦航空运输局的第400天，我将其置于乌克兰胡言乱语中，这是……与乌克兰2022年的战争，与乌克兰的最新新闻，今天与乌克兰2022年的新闻战争最后一次，威尔，威尔乌克兰和俄罗斯之间发生了战争，当2022年与乌克兰的战争将在不久的将来与乌克兰发生战争，他们说，与乌克兰与乌克兰的战争，今天的乌克兰新闻，乌克兰的新闻，乌克兰的新闻俄罗斯的乌克兰媒体</text:p>
      <text:p text:style-name="P4">
图片: ['<text:a xlink:type="simple" xlink:href="https://armyinform.com.ua/wp-content/uploads/2023/03/harkivshhyna.jpg" text:style-name="Internet_20_link" text:visited-style-name="Visited_20_Internet_20_Link">
harkivshhyna.jpg</text:a>
']</text:p>
      <text:p text:style-name="P4">
标签: ['STOPRUSSIA', 'АГРЕСІЯ РФ', 'БРІДЖИТ БРІНК', 'ПОСОЛ США В УКРАЇНІ']</text:p>
      <text:p text:style-name="P4">
类别: News</text:p>
      <!--METADATA-->
      <text:p text:style-name="P4">
<draw:frame draw:style-name="fr1" draw:name="Image287" text:anchor-type="as-char" svg:width="6.9236in" svg:height="3.894525in" draw:z-index="0">
<draw:image xlink:href="../Images/AРМІЯINFORM/2023-03-31T61-00-00-04-00/harkivshhyna.jpg" xlink:type="simple" xlink:show="embed" xlink:actuate="onLoad" draw:mime-type="image/jpeg"/>
</draw:frame>
Kharkiv炮击30.03.2023</text:p>
      <text:p text:style-name="P4">
在大规模入侵的第400天，俄罗斯击中了乌克兰赛和火箭。 但是，美利坚合众国将继续支持乌克兰为其主权斗争。</text:p>
      <text:p text:style-name="P4">
在这个<text:a xlink:type="simple" xlink:href="https://mobile.twitter.com/USAmbKyiv/status/1641673821450121216" text:style-name="Internet_20_link" text:visited-style-name="Visited_20_Internet_20_Link">
强调</text:a>
美国驻乌克兰布里奇特边缘的大使。</text:p>
      <text:p text:style-name="P4">
“这一年已经过去了，在布达恐怖之后。 乌克兰正在努力争取自由，宗教库建立您选择的未来。 我们继续为您的主权和民主以及追求正义的工作服提供支持。”布里奇特·布林克(Bridget Brink)说。</text:p>
      <text:p text:style-name="P4">
我们将在2023年3月30日晚上提醒我们，敌人使用SMRC C-300 <text:a xlink:type="simple" xlink:href="https://armyinform.com.ua/2023/03/31/syly-oborony-ukrayiny-zneshkodyly-9-vorozhyh-bpla-shahed-136/" text:style-name="Internet_20_link" text:visited-style-name="Visited_20_Internet_20_Link">
被执行</text:a>
9关于哈尔基夫市民用基础设施的火箭发射器。 对于俄罗斯联邦的飞机罢工的任务，它涉及10次射击136次无人机。</text:p>
      <text:p text:style-name="P4">
News Source: <text:a xlink:type="simple" xlink:href="https://armyinform.com.ua/2023/03/31/na-400-j-den-oborony-ukrayiny-rf-vdaryla-dronamy-ta-raketamy-ta-ssha-i-nadali-pidtrymuvatymut-kyyiv-posol/" text:style-name="Internet_20_link" text:visited-style-name="Visited_20_Internet_20_Link">
https://armyinform.com.ua/2023/03/31/na-400-j-den-oborony-ukrayiny-rf-vdaryla-dronamy-ta-raketamy-ta-ssha-i-nadali-pidtrymuvatymut-kyyiv-posol/</text:a>
</text:p>
      <!--NEWS-->
      <text:h text:style-name="P10" text:outline-level="1">
<text:span text:style-name="T4">
每日NSU服务人员提供戒得法律制度的衡量 -  Mykola Urshalovich</text:span>
</text:h>
      <text:p text:style-name="P4">
作者: ['Володимир Поліщук']</text:p>
      <text:p text:style-name="P4">
时间: 2023-03-31T62:00:00-04:00</text:p>
      <text:p text:style-name="P4">
描述: 关于陆军成员中心，普莱恩部主任的代祷者，急速的董事...与乌克兰2022年的战争，与乌克兰与乌克兰的最新新闻，今天与乌克兰的新闻战争，今天与乌克兰2022年最后一次战争，将在他们说，乌克兰和俄罗斯以及与乌克兰的战争将在2022年，当不久的将来与乌克兰发生战争时，他们说，与乌克兰的战争，今天的乌克兰新闻，乌克兰的新闻，乌克兰媒体在俄罗斯媒体的新闻</text:p>
      <text:p text:style-name="P4">
图片: ['<text:a xlink:type="simple" xlink:href="https://armyinform.com.ua/wp-content/uploads/2023/03/urshalovych.jpeg" text:style-name="Internet_20_link" text:visited-style-name="Visited_20_Internet_20_Link">
urshalovych.jpeg</text:a>
']</text:p>
      <text:p text:style-name="P4">
标签: ['МИКОЛА УРШАЛОВИЧ']</text:p>
      <text:p text:style-name="P4">
类别: News</text:p>
      <!--METADATA-->
      <text:p text:style-name="P4">
<draw:frame draw:style-name="fr1" draw:name="Image288" text:anchor-type="as-char" svg:width="6.9236in" svg:height="4.615733in" draw:z-index="0">
<draw:image xlink:href="../Images/AРМІЯINFORM/2023-03-31T62-00-00-04-00/urshalovych.jpeg" xlink:type="simple" xlink:show="embed" xlink:actuate="onLoad" draw:mime-type="image/jpeg"/>
</draw:frame>
Mykola Urshalovich。 照片：Dmitry Yurchenko /陆军</text:p>
      <text:p text:style-name="P4">
NSU上校Mykola Urshalovich的副局副局长向陆军信息通知了这一点。</text:p>
      <text:p text:style-name="P4">
超过300名警卫被分配给重要州遗址的辩护。(总计38座建筑物)，95区域和本地对象。</text:p>
      <text:p text:style-name="P4">
“提供戒严法的法律措施，守卫在32个定居点中保护公共秩序，控制和离开人口稠密的要点，检查文件，检查事物和运输设施，行李和货物，在基辅的126个检查站和国家的21个地区。大约有6,000名NSU军人。” Urshalovich上校说。</text:p>
      <text:p text:style-name="P4">
NSU还参加了10个地区的25种反向自动，涉及500多名军人。</text:p>
      <text:p text:style-name="P4">
据尼古拉·乌尔沙洛维奇(Nikolai Urshalovich)称，只有在本周的3个单元，有958个弹药，各种口径，9枚手榴弹和3公斤炸药。</text:p>
      <text:p text:style-name="P4">
News Source: <text:a xlink:type="simple" xlink:href="https://armyinform.com.ua/2023/03/31/shhodenno-20-tysyach-vijskovosluzhbovcziv-ngu-zabezpechuyut-zahody-pravovogo-rezhymu-voyennogo-stanu-mykola-urshalovych/" text:style-name="Internet_20_link" text:visited-style-name="Visited_20_Internet_20_Link">
https://armyinform.com.ua/2023/03/31/shhodenno-20-tysyach-vijskovosluzhbovcziv-ngu-zabezpechuyut-zahody-pravovogo-rezhymu-voyennogo-stanu-mykola-urshalovych/</text:a>
</text:p>
      <!--NEWS-->
      <text:h text:style-name="P10" text:outline-level="1">
<text:span text:style-name="T4">
白天，救援人员还有将近两百次以消除敌人炮击的后果</text:span>
</text:h>
      <text:p text:style-name="P4">
作者: ['АРМІЯINFORM']</text:p>
      <text:p text:style-name="P4">
时间: 2023-03-31T63:00:00-04:00</text:p>
      <text:p text:style-name="P4">
描述: 最后一次是乌克兰Zvazvichahi服务的30棵桦树……与乌克兰2022的战争，与乌克兰的战争是今天的最新消息，与乌克兰2022的新闻战是今天的最后一场新闻乌克兰与俄罗斯之间的战争以及与乌克兰的战争将在2022年发生的战争，这将是与否，他们说，在不久的将来，将与乌克兰发生战争，他们说，与乌克兰的战争，今天的乌克兰新闻，乌克兰的新闻，乌克兰的新闻俄罗斯的媒体</text:p>
      <text:p text:style-name="P4">
图片: ['<text:a xlink:type="simple" xlink:href="https://armyinform.com.ua/wp-content/uploads/2023/02/vanvn_0.webp" text:style-name="Internet_20_link" text:visited-style-name="Visited_20_Internet_20_Link">
vanvn_0.webp</text:a>
']</text:p>
      <text:p text:style-name="P4">
标签: ['STOPRUSSIA', 'АГРЕСІЯ РФ', 'ВІЙНА', 'ВТОРГНЕННЯ РФ', 'ДСНС УКРАЇНИ', 'ЛІКВІДАЦІЯ НАСЛІДКІВ ВОРОЖИХ ОБСТРІЛІВ']</text:p>
      <text:p text:style-name="P4">
类别: News</text:p>
      <!--METADATA-->
      <text:p text:style-name="P4">
<draw:frame draw:style-name="fr1" draw:name="Image289" text:anchor-type="as-char" svg:width="6.9236in" svg:height="3.894038in" draw:z-index="0">
<draw:image xlink:href="../ConvertedIMGs/AРМІЯINFORM/2023-03-31T63-00-00-04-00/vanvn_0.png" xlink:type="simple" xlink:show="embed" xlink:actuate="onLoad" draw:mime-type="image/png"/>
</draw:frame>
说明性照片</text:p>
      <text:p text:style-name="P4">
在3月30日的最后一天，<text:span text:style-name="T4">
乌克兰公务员不确定情况的公务员部门</text:span>
 196出发**，以消除定居点和基础设施的居民的后果。 消除了7次大火，为136人提供了心理援助。</text:p>
      <text:p text:style-name="P4">
这在[消息]中说明了(https://dsns.gov.ua/uk/news/nadzvicaini-podiyi/operativna-informaciia-dsns-shhodo-naslidkiv-vedennia-boiovix-dii-rosiiskoiu-federacijeiu-111)乌克兰的SES。</text:p>
      <text:p text:style-name="P4">
参考：自战争开始以来，<text:span text:style-name="T4">
 86,909出发</text:span>
用于清算炮击的清算，被淘汰<text:span text:style-name="T4">
 14 236大火</text:span>
，救出了3,973人，为207 826人提供了心理帮助。</text:p>
      <text:p text:style-name="P4">
News Source: <text:a xlink:type="simple" xlink:href="https://armyinform.com.ua/2023/03/31/za-dobu-ryatuvalnyky-majzhe-dvisti-raziv-vyyizdyly-na-likvidacziyu-naslidkiv-vorozhyh-obstriliv-2/" text:style-name="Internet_20_link" text:visited-style-name="Visited_20_Internet_20_Link">
https://armyinform.com.ua/2023/03/31/za-dobu-ryatuvalnyky-majzhe-dvisti-raziv-vyyizdyly-na-likvidacziyu-naslidkiv-vorozhyh-obstriliv-2/</text:a>
</text:p>
      <!--NEWS-->
      <text:h text:style-name="P10" text:outline-level="1">
<text:span text:style-name="T4">
乌克兰中尉亚历山大·帕夫林（Alexander Pavlyuk）的英雄：我们通过战斗的能力阻止了强大的敌人</text:span>
</text:h>
      <text:p text:style-name="P4">
作者: ['Володимир Скоростецький']</text:p>
      <text:p text:style-name="P4">
时间: 2023-03-31T64:00:00-04:00</text:p>
      <text:p text:style-name="P4">
描述: Pershester Intercessor Ministra Deform of Ukraine，乌克兰中尉的英雄Oleksandr ...与乌克兰2022年的战争，与乌克兰的最新新闻，今天与乌克兰2022年的新闻战争，乌克兰和俄罗斯之间的战争将是一场战争与乌克兰的战争将是不久的</text:p>
      <text:p text:style-name="P4">
图片: ['<text:a xlink:type="simple" xlink:href="https://armyinform.com.ua/wp-content/uploads/2023/03/pavlyuk-2.jpg" text:style-name="Internet_20_link" text:visited-style-name="Visited_20_Internet_20_Link">
pavlyuk-2.jpg</text:a>
']</text:p>
      <text:p text:style-name="P4">
标签: ['ВТОРГНЕННЯ РФ', 'ОЛЕКСАНДР ПАВЛЮК']</text:p>
      <text:p text:style-name="P4">
类别: News</text:p>
      <!--METADATA-->
      <text:p text:style-name="P4">
<draw:frame draw:style-name="fr1" draw:name="Image290" text:anchor-type="as-char" svg:width="6.9236in" svg:height="4.32725in" draw:z-index="0">
<draw:image xlink:href="../Images/AРМІЯINFORM/2023-03-31T64-00-00-04-00/pavlyuk-2.jpg" xlink:type="simple" xlink:show="embed" xlink:actuate="onLoad" draw:mime-type="image/jpeg"/>
</draw:frame>
乌克兰国防部的第一任副部长，乌克兰的英雄，帕夫林将军中将是以太的“统一新闻”，谈到了俄罗斯调整的第一天，对基夫地区的辩护和入侵者的犯罪。</text:p>
      <ul>
        <li>
第一天很困难。 该国的命运被决定。 敌人有宏伟的计划：在3-5天内摧毁我们的国家。 向我们展示我们的领导。 并竭尽所能阻止我们拥有一个本地人。”亚历山大·帕夫豪斯将军说。  - 这就是为什么斗争不仅在我们的生活中，而且是我们孩子的未来。</li>
      </ul>
      <text:p text:style-name="P4">
乌克兰国防部第一任​​副部长说，在此期间，有反对我们能力的反对者。 乌克兰的整个人口如何增加。 敌人得到了没有想到的抵抗。 由于朝基辅方向的军事领导人的协调，乌克兰人不仅停止了，而且对敌人造成了巨大损失。 并迫使对手离开以前被俘虏的领土，并放弃抓住基辅地区并改变其木偶权力的计划。</text:p>
      <ul>
        <li>
某些敌对单位的损失达到了70％的人员。 Bobula拦截。 嘴(俄罗斯人。  -  ed。)他们损失了50-70％的人丧生和受伤。 这些是巨大的损失。 尤其是如果您数，每次都有占领者军队的精英部队。 最有能力的人，有很高的希望。 他们在基辅地区遭受的损失，他们无法访问，并且不太可能在不久的将来恢复自己的个人员工的准备，乌克兰英雄对记者在开始期间敌对部队的范围发表了评论。基辅。</li>
      </ul>
      <text:p text:style-name="P4">
此外，第一任乌克兰国防部副部长谈到了乌克兰首都的个人追溯敌人进攻。</text:p>
      <ul>
        <li>
基辅地区今年已经做了很多事情，不仅可以防止城市郊区的出口部队，而且甚至与国家边界相交。Deeculont创建了强大的防御边界，就不允许它这样做。 我们的训练不断准备。 部队继续旋转派遣，以直接获得敌对行动的经验。 因此，与首都同名的单位经常准备，训练有素。 他说，为了再次前往基辅地区，敌人将需要创建一个强大的群体，该团体目前是俄罗斯人，在不久的将来不可能。</li>
      </ul>
      <text:p text:style-name="P4">
News Source: <text:a xlink:type="simple" xlink:href="https://armyinform.com.ua/2023/03/31/geroj-ukrayiny-general-lejtenant-oleksandr-pavlyuk-my-zupynyly-potuzhnogo-voroga-uminnyam-voyuvaty/" text:style-name="Internet_20_link" text:visited-style-name="Visited_20_Internet_20_Link">
https://armyinform.com.ua/2023/03/31/geroj-ukrayiny-general-lejtenant-oleksandr-pavlyuk-my-zupynyly-potuzhnogo-voroga-uminnyam-voyuvaty/</text:a>
</text:p>
      <!--NEWS-->
      <text:h text:style-name="P10" text:outline-level="1">
<text:span text:style-name="T4">
克里姆林宫负责人必须对所有犯罪负责，不会有宽恕-Alexey Danilov</text:span>
</text:h>
      <text:p text:style-name="P4">
作者: ['АРМІЯINFORM']</text:p>
      <text:p text:style-name="P4">
时间: 2023-03-31T65:00:00-04:00</text:p>
      <text:p text:style-name="P4">
描述: Vishiskovo的俄罗斯联邦的Kerivnitbi，为所有人带来了Visdpov的诉讼...与乌克兰2022年的战争，与乌克兰的最新新闻，与乌克兰的新闻，与乌克兰2022的战争，今天将在乌克兰和俄罗斯之间进行战争，这将是一场战争当他们在2022年与乌克兰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2/04/z1645619117a275i.jpg" text:style-name="Internet_20_link" text:visited-style-name="Visited_20_Internet_20_Link">
z1645619117a275i.jpg</text:a>
']</text:p>
      <text:p text:style-name="P4">
标签: ['STOPRUSSIA', 'ОЛЕКСІЙ ДАНІЛОВ', 'РНБО']</text:p>
      <text:p text:style-name="P4">
类别: News</text:p>
      <!--METADATA-->
      <text:p text:style-name="P4">
<draw:frame draw:style-name="fr1" draw:name="Image291" text:anchor-type="as-char" svg:width="6.9236in" svg:height="3.956343in" draw:z-index="0">
<draw:image xlink:href="../Images/AРМІЯINFORM/2023-03-31T65-00-00-04-00/z1645619117a275i.jpg" xlink:type="simple" xlink:show="embed" xlink:actuate="onLoad" draw:mime-type="image/jpeg"/>
</draw:frame>
俄罗斯联邦的上述军事政治领导应负责其罪行，并且对这些人没有宽容的方法。</text:p>
      <text:p text:style-name="P4">
关于它<text:a xlink:type="simple" xlink:href="https://www.rnbo.gov.ua/ua/Diialnist/6219.html" text:style-name="Internet_20_link" text:visited-style-name="Visited_20_Internet_20_Link">
陈述</text:a>
乌克兰Alexey Danilov的辐射安全和辩护秘书。</text:p>
      <text:p text:style-name="P4">
他指出，如今，他们已经开始听说克里姆林宫的转向是不可侵犯的，因为他是总统，他需要创建某种“混合法庭”。</text:p>
      <text:p text:style-name="P4">
“这是世界社区道德的问题 - 无论是双重还是独特。 如果有人代表宽恕，那就不应该发生，因为侵略肯定会重复。”</text:p>
      <text:p text:style-name="P4">
News Source: <text:a xlink:type="simple" xlink:href="https://armyinform.com.ua/2023/03/31/ochilnyky-kremlya-mayut-vidpovisty-za-vsi-zlochyny-proshhennya-ne-bude-oleksij-danilov/" text:style-name="Internet_20_link" text:visited-style-name="Visited_20_Internet_20_Link">
https://armyinform.com.ua/2023/03/31/ochilnyky-kremlya-mayut-vidpovisty-za-vsi-zlochyny-proshhennya-ne-bude-oleksij-danilov/</text:a>
</text:p>
      <!--NEWS-->
      <text:h text:style-name="P10" text:outline-level="1">
<text:span text:style-name="T4">
乌克兰检察长办公室：有7.7万次军事犯罪</text:span>
</text:h>
      <text:p text:style-name="P4">
作者: ['АРМІЯINFORM']</text:p>
      <text:p text:style-name="P4">
时间: 2023-03-31T66:00:00-04:00</text:p>
      <text:p text:style-name="P4">
描述: 乌克兰人的总检察官，关于哭泣的纪录片，出于...与乌克兰2022年的战争，与乌克兰与乌克兰的最新新闻战争，今天与乌克兰2022年的新闻战争，乌克兰和俄罗斯之间以及俄罗斯之间的战争，何时以及俄罗斯之间的战争，他们在2022年与乌克兰与乌克兰的战争，无论是否将在不久</text:p>
      <text:p text:style-name="P4">
图片: ['<text:a xlink:type="simple" xlink:href="https://armyinform.com.ua/wp-content/uploads/2023/03/warcrime-31032023ua.jpg" text:style-name="Internet_20_link" text:visited-style-name="Visited_20_Internet_20_Link">
warcrime-31032023ua.jpg</text:a>
', '<text:a xlink:type="simple" xlink:href="https://armyinform.com.ua/wp-content/uploads/2023/03/warcrime-31032023en.jpg" text:style-name="Internet_20_link" text:visited-style-name="Visited_20_Internet_20_Link">
warcrime-31032023en.jpg</text:a>
']</text:p>
      <text:p text:style-name="P4">
标签: ['STOPRUSSIA', 'АГРЕСІЯ РФ', 'ВІЙНА', 'ВОЄННІ ЗЛОЧИНИ', 'ВТОРГНЕННЯ РФ', 'ОФІС ГЕНЕРАЛЬНОГО ПРОКУРОРА УКРАЇНИ']</text:p>
      <text:p text:style-name="P4">
类别: News</text:p>
      <!--METADATA-->
      <text:p text:style-name="P4">
<draw:frame draw:style-name="fr1" draw:name="Image292" text:anchor-type="as-char" svg:width="6.9236in" svg:height="4.448413in" draw:z-index="0">
<draw:image xlink:href="../Images/AРМІЯINFORM/2023-03-31T66-00-00-04-00/warcrime-31032023ua.jpg" xlink:type="simple" xlink:show="embed" xlink:actuate="onLoad" draw:mime-type="image/jpeg"/>
</draw:frame>
乌克兰检察长办公室<text:a xlink:type="simple" xlink:href="https://www.gp.gov.ua/" text:style-name="Internet_20_link" text:visited-style-name="Visited_20_Internet_20_Link">
报告</text:a>
在俄罗斯对乌克兰的大规模侵略时期犯下的罪行。</text:p>
      <text:p text:style-name="P4">
<text:span text:style-name="T4">
截至3月31日</text:span>
注册：</text:p>
      <ul>
        <li>
77 465军事犯罪， * 16 919针对乌克兰国家安全的罪行。</li>
      </ul>
      <text:p text:style-name="P4">
此外，根据少年检察官的官方数据，<text:span text:style-name="T4">
 1409名儿童因俄罗斯侵略而成为</text:span>
，其中：</text:p>
      <ul>
        <li>
466-儿童被杀， * 943-儿童因严重程度不同。</li>
      </ul>
      <text:p text:style-name="P4">
该部门强调，这些数字不是最终的，因为在暂时占据的有形领土上的积极战斗场所的安装中继续进行工作。</text:p>
      <text:p text:style-name="P4">
<draw:frame draw:style-name="fr1" draw:name="Image293" text:anchor-type="as-char" svg:width="6.9236in" svg:height="4.448413in" draw:z-index="0">
<draw:image xlink:href="../Images/AРМІЯINFORM/2023-03-31T66-00-00-04-00/warcrime-31032023en.jpg" xlink:type="simple" xlink:show="embed" xlink:actuate="onLoad" draw:mime-type="image/jpeg"/>
</draw:frame>
</text:p>
      <text:p text:style-name="P4">
News Source: <text:a xlink:type="simple" xlink:href="https://armyinform.com.ua/2023/03/31/ofis-genprokurora-ukrayiny-zadokumentovano-ponad-77-tysyach-voyennyh-zlochyniv-2/" text:style-name="Internet_20_link" text:visited-style-name="Visited_20_Internet_20_Link">
https://armyinform.com.ua/2023/03/31/ofis-genprokurora-ukrayiny-zadokumentovano-ponad-77-tysyach-voyennyh-zlochyniv-2/</text:a>
</text:p>
      <!--NEWS-->
      <text:h text:style-name="P10" text:outline-level="1">
<text:span text:style-name="T4">
乌克兰Oleksandr Pavlyuk的英雄：我们的战士很高兴学习外国设备</text:span>
</text:h>
      <text:p text:style-name="P4">
作者: ['Володимир Скоростецький']</text:p>
      <text:p text:style-name="P4">
时间: 2023-03-31T67:00:00-04:00</text:p>
      <text:p text:style-name="P4">
描述: 在Etermarathon的“ Edini Novin”中，中尉Oleksandr Pavlyuk，他对...与乌克兰2022的战争发表评论，与乌克兰的最新新闻，今天与乌克兰2022年的新闻战争，今天，乌克兰和俄罗斯和俄罗斯和俄罗斯和俄罗斯和俄罗斯和俄罗斯和俄罗斯之间的战争都会他们说，当与乌克兰与乌克兰的战争将与否，他们说在不久的将来会与乌克兰发生战争，他们说，与乌克兰的战争，今天的乌克兰新闻，乌克兰的新闻，乌克兰媒体在俄罗斯的乌克兰新闻</text:p>
      <text:p text:style-name="P4">
图片: ['<text:a xlink:type="simple" xlink:href="https://armyinform.com.ua/wp-content/uploads/2023/03/pavlyuk.jpg" text:style-name="Internet_20_link" text:visited-style-name="Visited_20_Internet_20_Link">
pavlyuk.jpg</text:a>
']</text:p>
      <text:p text:style-name="P4">
标签: ['LEOPARD 2', 'ГЕНЕРАЛ-ЛЕЙТЕНАНТ ОЛЕКСАНДР ПАВЛЮК', 'ТЕЛЕМАРАФОН "ЄДИНІ НОВИНИ"']</text:p>
      <text:p text:style-name="P4">
类别: News</text:p>
      <!--METADATA-->
      <text:p text:style-name="P4">
<draw:frame draw:style-name="fr1" draw:name="Image294" text:anchor-type="as-char" svg:width="6.9236in" svg:height="4.32725in" draw:z-index="0">
<draw:image xlink:href="../Images/AРМІЯINFORM/2023-03-31T67-00-00-04-00/pavlyuk.jpg" xlink:type="simple" xlink:show="embed" xlink:actuate="onLoad" draw:mime-type="image/jpeg"/>
</draw:frame>
亚历山大·帕夫林(Alexander Pavlyuk)</text:p>
      <text:p text:style-name="P4">
泰勒曼(Telemann)统一新闻中的亚历山大·帕夫林(Alexander Pavlyuk)中将亚历山大·帕夫里克(Alexander Pavlyuk)宣布收到第一批豹子坦克和国外士兵的准备。</text:p>
      <ul>
        <li>
我刚从波兰回来，我们的工作人员正在准备。 通过苏联样品技术进行的行动的人。 用他们的话说：这就是我们所缺乏的。 这是一台完全不同的机器，具有火力，装甲，强大的发动机和机组人员的安全性。 而且，如果苏联建筑坦克是一座墓地，船员几乎没有生存的机会。 因此，Leopard是一台受保护的机器，可以发射长距离的能力 - 然后是Nizhia苏联坦克。 因此，人们很高兴研究这些机器，并希望这将是我们的胜利。</li>
      </ul>
      <text:p text:style-name="P4">
亚历山大·帕夫林(Alexander Pavlyuk)中将还强调，我们正在尽力而为。 我们与他们分享我们所知道的。 他们接受了我们在战斗中获得的经验。 为了将来在准备部队时被诱导。</text:p>
      <ul>
        <li>
自2014年以来，我们一直在积极接受我们的合作伙伴的经验。 他从2022年开始向我们开始，当时我们阻止了强大敌人的战斗能力。 正确，正确思考做出决定，保护人员的能力。 这就是决定许多战斗的命运的原因。 以伊斯拉兹国外的部队学会战斗和思考新。 不像在苏联军事学校那样，这是我们胜利的关键。”亚历山大·帕夫林将军中尉说。</li>
      </ul>
      <text:p text:style-name="P4">
说到士兵的道德精神掌握了国外最新设备的士兵，乌克兰国防部的第一任副部长指出，士兵的情绪得到了提升。 他们从字面上吸收了知识。 因为他们了解经验将获得更多的经验，所以要做战斗任务的机会就越多。 那里的气氛非常积极。 Swing Partners竭尽所能教人们，为学习和生活创造条件。 让我们的勇士在战斗中同时获得经验和休息，他们离开了这个学期。 人们准备履行认可我们领土的任务。</text:p>
      <text:p text:style-name="P4">
Oleksandr Pavlyuk中尉与记者交流的另一个问题是，有关兵役优化的立法的变化。关于收到乌克兰最新的外国战斗机，国防部的第一任副负责人表示，一切都在做这个话题。 谈判正在进行中。 我们的合作伙伴是期望的。</text:p>
      <text:p text:style-name="P4">
News Source: <text:a xlink:type="simple" xlink:href="https://armyinform.com.ua/2023/03/31/geroj-ukrayiny-oleksandr-pavlyuk-nashi-voyiny-iz-zahoplennyam-vyvchayut-inozemnu-tehniku/" text:style-name="Internet_20_link" text:visited-style-name="Visited_20_Internet_20_Link">
https://armyinform.com.ua/2023/03/31/geroj-ukrayiny-oleksandr-pavlyuk-nashi-voyiny-iz-zahoplennyam-vyvchayut-inozemnu-tehniku/</text:a>
</text:p>
      <!--NEWS-->
      <text:h text:style-name="P10" text:outline-level="1">
<text:span text:style-name="T4">
Denis Shmigal和Andrey Plenkovich讨论了克罗地亚在Demining和退伍军人政策方面的支持</text:span>
</text:h>
      <text:p text:style-name="P4">
作者: ['АРМІЯINFORM']</text:p>
      <text:p text:style-name="P4">
时间: 2023-03-31T68:00:00-04:00</text:p>
      <text:p text:style-name="P4">
描述: 乌克兰丹尼斯·施马尔（Denis Schmigal）苏斯蒂夫·Zustych（Zustych 2022年与乌克兰与乌克兰的战争将是不可行</text:p>
      <text:p text:style-name="P4">
图片: ['<text:a xlink:type="simple" xlink:href="https://armyinform.com.ua/wp-content/uploads/2023/03/thumb_201778_820_360_0_0_auto.jpg" text:style-name="Internet_20_link" text:visited-style-name="Visited_20_Internet_20_Link">
thumb_201778_820_360_0_0_auto.jpg</text:a>
']</text:p>
      <text:p text:style-name="P4">
标签: ['STOPRUSSIA', 'АГРЕСІЯ РФ', 'ВЕРТОЛЬОТИ МІ-8', 'ВТОРГНЕННЯ РФ', 'ДЕНИС ШМИГАЛЬ', 'РЕСПУБЛІКА ХОРВАТІЯ']</text:p>
      <text:p text:style-name="P4">
类别: News</text:p>
      <!--METADATA-->
      <text:p text:style-name="P4">
<draw:frame draw:style-name="fr1" draw:name="Image295" text:anchor-type="as-char" svg:width="6.9236in" svg:height="4.12883in" draw:z-index="0">
<draw:image xlink:href="../Images/AРМІЯINFORM/2023-03-31T68-00-00-04-00/thumb_201778_820_360_0_0_auto.jpg" xlink:type="simple" xlink:show="embed" xlink:actuate="onLoad" draw:mime-type="image/jpeg"/>
</draw:frame>
乌克兰丹尼斯·施米加尔(Denis Shmigal)总理在基辅与克罗地亚总理安德烈·普伦科维奇(Andrey Plenkovich)会面。</text:p>
      <text:p text:style-name="P4">
Denis Shmigal感谢克罗地亚方面的访问和对俄罗斯的所有全面侵略的始终如一的支持。</text:p>
      <text:p text:style-name="P4">
“克罗地亚是一种国家，尽管艰难的战后恢复方式，但仍成功地融入了欧盟。 欧洲一体化，战后恢复，退伍军人政策，魔术的经验对我们来说非常有价值。”乌克兰政府负责人说。</text:p>
      <text:p text:style-name="P4">
乌克兰总理强调，我们的州特别感谢Chorvis的协助，感谢他们打算转移Mi-8直升机。</text:p>
      <text:p text:style-name="P4">
根据安德烈·普伦科维奇(Andrei Plenkovich)的说法，克罗地亚已准备好帮助退伍军人的康复，恢复，保护文化遗产免受战争的影响。</text:p>
      <text:p text:style-name="P4">
<text:span text:style-name="T4">
资料来源：</text:span>
 _ <text:a xlink:type="simple" xlink:href="https://www.kmu.gov.ua/news/denys-shmyhal-ta-andrei-plenkovych-obhovoryly-pidtrymku-khorvatii-u-rozminuvanni-ta-veteranskii-politytsi" text:style-name="Internet_20_link" text:visited-style-name="Visited_20_Internet_20_Link">
乌克兰部长的内阁</text:a>
_</text:p>
      <text:p text:style-name="P4">
News Source: <text:a xlink:type="simple" xlink:href="https://armyinform.com.ua/2023/03/31/denys-shmygal-ta-andrej-plenkovych-obgovoryly-pidtrymku-horvatiyi-u-rozminuvanni-ta-veteranskij-polityczi/" text:style-name="Internet_20_link" text:visited-style-name="Visited_20_Internet_20_Link">
https://armyinform.com.ua/2023/03/31/denys-shmygal-ta-andrej-plenkovych-obgovoryly-pidtrymku-horvatiyi-u-rozminuvanni-ta-veteranskij-polityczi/</text:a>
</text:p>
      <!--NEWS-->
      <text:h text:style-name="P10" text:outline-level="1">
<text:span text:style-name="T4">
上周，航空NSU建立了14个战斗部门</text:span>
</text:h>
      <text:p text:style-name="P4">
作者: ['Володимир Загребельний']</text:p>
      <text:p text:style-name="P4">
时间: 2023-03-31T69:00:00-04:00</text:p>
      <text:p text:style-name="P4">
描述: 关于Komentimv Armyform的评论，Planwan董事董事...与乌克兰2022年的战争，与乌克兰与乌克兰的最新新闻，今天与乌克兰2022年的新闻战争，乌克兰和俄罗斯之间以及俄罗斯之间以及俄罗斯之间的战争，以及俄罗斯之间的战争，他们在2022年与乌克兰与乌克兰的战争，是否会在不久的将来与乌克兰战争，他们说，与乌克兰的战争，今天的乌克兰新闻，乌克兰的新闻，乌克兰媒体在俄罗斯的乌克兰新闻</text:p>
      <text:p text:style-name="P4">
图片: ['<text:a xlink:type="simple" xlink:href="https://armyinform.com.ua/wp-content/uploads/2023/03/photo_5274217855669355926_w.jpg" text:style-name="Internet_20_link" text:visited-style-name="Visited_20_Internet_20_Link">
photo_5274217855669355926_w.jpg</text:a>
']</text:p>
      <text:p text:style-name="P4">
标签: ['STOPRUSSIA', 'АГРЕСІЯ РФ', 'ВТОРГНЕННЯ РФ']</text:p>
      <text:p text:style-name="P4">
类别: News</text:p>
      <!--METADATA-->
      <text:p text:style-name="P4">
<draw:frame draw:style-name="fr1" draw:name="Image296" text:anchor-type="as-char" svg:width="6.9236in" svg:height="4.615733in" draw:z-index="0">
<draw:image xlink:href="../Images/AРМІЯINFORM/2023-03-31T69-00-00-04-00/photo_5274217855669355926_w.jpg" xlink:type="simple" xlink:show="embed" xlink:actuate="onLoad" draw:mime-type="image/jpeg"/>
</draw:frame>
mykola urshalovich.foto：dmitry Yurchenko /陆军</text:p>
      <text:p text:style-name="P4">
陆军国际武装部副局长在评论中宣布了这一点，该部门使用了乌克兰主要上校Mykola Mykola Urshalovich的主要局长。 他还讲述了其他战斗的执行(特别的)上周国防军行动中，警卫部队在部队中执行的任务。</text:p>
      <text:p text:style-name="P4">
国民警卫队的情报部队发现了292个敌人目标，其大规模受到消防队的影响：</text:p>
      <text:p text:style-name="P4">
<text:span text:style-name="T5">
通过电子智能-154。 </text:span>
观察帖子-61; *无人航空综合体的计算-77;</text:p>
      <text:p text:style-name="P4">
_ <text:span text:style-name="T4">
参考：</text:span>
国防军 - 乌克兰的武装力量以及其他军事形态，执法和情报机构，具有执法职能的特殊目的机构，乌克兰的宪法和法律委托给乌克兰的宪法和法律。对国家的防御。</text:p>
      <text:p text:style-name="P4">
乌克兰国民警卫队的代表告诉他：“此外，利马，顿涅茨克和扎帕里兹希里的第27届佩赫斯克旅的空中情报团体与炮兵部队合作已经确定并破坏了人员的位置。”</text:p>
      <text:p text:style-name="P4">
另请阅读：</text:p>
      <text:p text:style-name="P4">
<text:a xlink:type="simple" xlink:href="https://armyinform.com.ua/2023/03/31/shhodenno-20-tysyach-vijskovosluzhbovcziv-ngu-zabezpechuyut-zahody-pravovogo-rezhymu-voyennogo-stanu-mykola-urshalovych/" text:style-name="Internet_20_link" text:visited-style-name="Visited_20_Internet_20_Link">
每日NSU军人提供军事法律制度的衡量-Mykolarshalovich</text:a>
Mykola Urshalovych上校指出，在参与稳定行动的过程中，工程部门继续确保PJSC“国家能源公司“ Ukrenergo”旅的工作对赫尔森地区的电力线维修。</text:p>
      <text:p text:style-name="P4">
“在Milove，Dudchany和25个爆炸物体的定居点地区进行了大约4公顷的调查。 此外，在定居点的定居点地区已经检查了大约9公顷的地方主义，并处理了128个爆炸物。”他补充说。</text:p>
      <text:p text:style-name="P4">
News Source: <text:a xlink:type="simple" xlink:href="https://armyinform.com.ua/2023/03/31/mynulogo-tyzhnya-aviacziya-ngu-zdijsnyla-14-bojovyh-vylotiv/" text:style-name="Internet_20_link" text:visited-style-name="Visited_20_Internet_20_Link">
https://armyinform.com.ua/2023/03/31/mynulogo-tyzhnya-aviacziya-ngu-zdijsnyla-14-bojovyh-vylotiv/</text:a>
</text:p>
      <!--NEWS-->
      <text:h text:style-name="P10" text:outline-level="1">
<text:span text:style-name="T4">
当涉及到乌克兰人民的种族灭绝时，中立的原则不能应用于德米特里·卢比尼特</text:span>
</text:h>
      <text:p text:style-name="P4">
作者: ['АРМІЯINFORM']</text:p>
      <text:p text:style-name="P4">
时间: 2023-03-31T70:00:00-04:00</text:p>
      <text:p text:style-name="P4">
描述: 至高无上是为了乌克兰人，德米特罗·卢比尼特（Dmitro Lubinets vidreagivu）人民的权利在里希纳尼亚（Rishnnya）...与乌克兰2022年的战争，与乌克兰的最新新闻，新闻，新闻新闻，与乌克兰的新闻战争，与乌克兰的新闻战争，与乌克兰的2022年2022年，今天将有一场乌克兰与俄罗斯之间的战争以及与乌克兰的战争在不久的将来是否会与乌克兰进行战争，今天与乌克兰的战争，今天与乌克兰的战争，乌克兰新闻，乌克兰媒体的乌克兰新闻，俄罗斯的乌克兰新闻在俄罗斯</text:p>
      <text:p text:style-name="P4">
图片: ['<text:a xlink:type="simple" xlink:href="https://armyinform.com.ua/wp-content/uploads/2023/03/mbd1qyo.webp" text:style-name="Internet_20_link" text:visited-style-name="Visited_20_Internet_20_Link">
mbd1qyo.webp</text:a>
']</text:p>
      <text:p text:style-name="P4">
标签: ['STOPRUSSIA', 'АГРЕСІЯ РФ', 'ВТОРГНЕННЯ РФ', 'ДМИТРО ЛУБІНЕЦЬ']</text:p>
      <text:p text:style-name="P4">
类别: News</text:p>
      <!--METADATA-->
      <text:p text:style-name="P4">
<draw:frame draw:style-name="fr1" draw:name="Image297" text:anchor-type="as-char" svg:width="6.9236in" svg:height="3.894525in" draw:z-index="0">
<draw:image xlink:href="../ConvertedIMGs/AРМІЯINFORM/2023-03-31T70-00-00-04-00/mbd1qyo.png" xlink:type="simple" xlink:show="embed" xlink:actuate="onLoad" draw:mime-type="image/png"/>
</draw:frame>
乌克兰人权人权德米特里·卢比尼特(Dmitry Lubinets)的Verkhovna Rada专员反应了国际奥林匹克委员会的决定，建议国际联合会允许俄罗斯和白俄罗斯的运动员参加中立旗帜下的国际比赛。 同时，国际奥委会报告说，他们有权决定20124年和2026年奥运会两国的运动员是否会在相关时间参加。</text:p>
      <ul>
        <li>
允许参加中立地位的奥林匹克运动会，试图关注俄罗斯在国家领土上犯下的罪行 - 大规模谋杀，盗窃，驱逐，驱逐出境，酷刑，酷刑，酷刑，破坏和破坏平民和能源基础设施申诉专员说，包括白俄罗斯领土。</li>
      </ul>
      <text:p text:style-name="P4">
据专员说，俄罗斯联邦的许多运动员都是军事军，杀死了乌克兰人。 从大规模入侵开始开始，有262名乌克兰运动员和教练被杀。 安排或损坏了将近350个运动设施。</text:p>
      <ul>
        <li>
德米特里·卢比尼特(Dmitry Lubinets)说，我亲自与俄罗斯人在职业中折磨的运动员沟通，打破了手脚的骨头，以至于他不再能够在世界竞技场代表乌克兰。</li>
      </ul>
      <text:p text:style-name="P4">
他还指出，一年前，国际奥委会支持乌克兰，解雇和白俄罗斯运动员参加国际比赛。</text:p>
      <text:p text:style-name="P4">
在致国际奥林匹克委员会的讲话中，申诉专员敦促违反奥林匹克和平的原则，并禁止俄罗斯伊比利洛斯运动员参加国际比赛。</text:p>
      <ul>
        <li>
俄罗斯的犯罪行为完全违反了奥运会的现代概念，其想法是支持人民的反战争和和解的想法。俄罗斯联邦和白俄罗斯不是在伟大的运动!</li>
      </ul>
      <text:p text:style-name="P4">
News Source: <text:a xlink:type="simple" xlink:href="https://armyinform.com.ua/2023/03/31/prynczypy-nejtralnosti-ne-mozhut-buty-zastosovani-koly-jdetsya-pro-genoczyd-ukrayinskogo-narodu-dmytro-lubinecz/" text:style-name="Internet_20_link" text:visited-style-name="Visited_20_Internet_20_Link">
https://armyinform.com.ua/2023/03/31/prynczypy-nejtralnosti-ne-mozhut-buty-zastosovani-koly-jdetsya-pro-genoczyd-ukrayinskogo-narodu-dmytro-lubinecz/</text:a>
</text:p>
      <!--NEWS-->
      <text:h text:style-name="P10" text:outline-level="1">
<text:span text:style-name="T4">
外国政府的总统兼负责人尊重对布恰居民的记忆，布查曾在俄罗斯联邦占领期间去世</text:span>
</text:h>
      <text:p text:style-name="P4">
作者: ['АРМІЯINFORM']</text:p>
      <text:p text:style-name="P4">
时间: 2023-03-31T71:00:00-04:00</text:p>
      <text:p text:style-name="P4">
描述: 在乌克兰总统罗西斯基基基（Rosiyskiyki）的总统兹维尔纳尼亚·布奇（Kyivska）的里奇尼尼（Richnnya Buchi）的里奇尼尼（Rosiyskiyki）...与乌克兰2022年的战争，与乌克兰的最新新闻，与乌克兰的新闻战争，与乌克兰2022年的新闻战争是今天的最后一场战争，将是今天的战争。乌克兰和俄罗斯，当2022年与乌克兰的战争是与乌克兰的战争时，是否会在不久的将来与乌克兰进行战争，他们说，与乌克兰的战争，今天的乌克兰新闻，乌克兰的新闻，乌克兰媒体的乌克兰媒体新闻</text:p>
      <text:p text:style-name="P4">
图片: ['<text:a xlink:type="simple" xlink:href="https://armyinform.com.ua/wp-content/uploads/2023/03/bca7b72a1cb586006fa4f312b5adb60f_1680259054_wysiwyg.jpeg" text:style-name="Internet_20_link" text:visited-style-name="Visited_20_Internet_20_Link">
bca7b72a1cb586006fa4f312b5adb60f_1680259054_wysiwyg.jpeg</text:a>
']</text:p>
      <text:p text:style-name="P4">
标签: ['STOPRUSSIA', 'БУЧА', 'ПРЕЗИДЕНТ УКРАЇНИ']</text:p>
      <text:p text:style-name="P4">
类别: News</text:p>
      <!--METADATA-->
      <text:p text:style-name="P4">
<draw:frame draw:style-name="fr1" draw:name="Image298" text:anchor-type="as-char" svg:width="6.9236in" svg:height="4.612849in" draw:z-index="0">
<draw:image xlink:href="../Images/AРМІЯINFORM/2023-03-31T71-00-00-04-00/bca7b72a1cb586006fa4f312b5adb60f_1680259054_wysiwyg.jpeg" xlink:type="simple" xlink:show="embed" xlink:actuate="onLoad" draw:mime-type="image/jpeg"/>
</draw:frame>
在布达解放周年纪念日(基辅地区)乌克兰沃迪米尔·泽伦斯基(Volodymyr Zelensky)的总统从俄罗斯入侵者那里参与了纪念俄罗斯占领期间被杀的城市回忆录。</text:p>
      <text:p text:style-name="P4">
关于它<text:a xlink:type="simple" xlink:href="https://www.president.gov.ua/news/prezident-i-glavi-inozemnih-derzhav-ta-uryadiv-ushanuvali-pa-81969" text:style-name="Internet_20_link" text:visited-style-name="Visited_20_Internet_20_Link">
报告</text:a>
乌克兰总统办公室。</text:p>
      <text:p text:style-name="P4">
仪式在使徒安德鲁教堂附近举行，第一个被召唤的人，所有人都在布哈。</text:p>
      <text:p text:style-name="P4">
与乌克兰国家的负责人一起，对死者的记忆得到了荣幸：摩尔多瓦总统，斯洛伐克共和国爱德华海格总理，斯洛文尼亚总理罗伯特·戈洛布，克罗地亚总理安德烈·普伦科维奇和维克霍夫纳·拉达·拉达·拉达主席，鲁斯兰。乌克兰丹尼斯·施米加尔(Denis Shmigal)，总统主管安德里·伊尔马克(Andriy Yermak)。</text:p>
      <text:p text:style-name="P4">
与会者将灯安装在纪念十字架上，该纪念十字架被俄罗斯入侵者杀害的布哈平民的墓地。</text:p>
      <text:p text:style-name="P4">
在仪式上，表演了77名被埋葬在圣殿附近的大坟墓中的确定人的名字，以及在博伊赫兹·布赫(Boyakhz Buch)死亡的11名军人的名字。</text:p>
      <text:p text:style-name="P4">
News Source: <text:a xlink:type="simple" xlink:href="https://armyinform.com.ua/2023/03/31/prezydent-i-glavy-inozemnyh-uryadiv-vshanuvaly-pamyat-zhyteliv-buchi-yaki-zagynuly-pid-chas-okupacziyi-rf/" text:style-name="Internet_20_link" text:visited-style-name="Visited_20_Internet_20_Link">
https://armyinform.com.ua/2023/03/31/prezydent-i-glavy-inozemnyh-uryadiv-vshanuvaly-pamyat-zhyteliv-buchi-yaki-zagynuly-pid-chas-okupacziyi-rf/</text:a>
</text:p>
      <!--NEWS-->
      <text:h text:style-name="P10" text:outline-level="1">
<text:span text:style-name="T4">
超过3.5万个问卷 -  mykola urshalovich-已经收到了突击旅的“进攻守卫”</text:span>
</text:h>
      <text:p text:style-name="P4">
作者: ['Володимир Поліщук']</text:p>
      <text:p text:style-name="P4">
时间: 2023-03-31T72:00:00-04:00</text:p>
      <text:p text:style-name="P4">
描述: 在Suhogodni到“ Guard Naskuupa”旅的Stormtrooper，35 Tysyach问卷，...与2022年与乌克兰的战争，与乌克兰与乌克兰的最新新闻，《与乌克兰2022年的新闻战争》是今天的最后一场战争，将是今天的战争，将有一场战争在乌克兰和俄罗斯之间以及2022年与乌克兰的战争之间，是否会在不久的将来与乌克兰进行战争，与乌克兰的战争，今天的乌克兰新闻，乌克兰媒体在俄罗斯的乌克兰新闻</text:p>
      <text:p text:style-name="P4">
图片: ['<text:a xlink:type="simple" xlink:href="https://armyinform.com.ua/wp-content/uploads/2023/03/gvardiya-nastupu-golovne-foto.jpg" text:style-name="Internet_20_link" text:visited-style-name="Visited_20_Internet_20_Link">
gvardiya-nastupu-golovne-foto.jpg</text:a>
', '<text:a xlink:type="simple" xlink:href="https://armyinform.com.ua/wp-content/uploads/2023/03/gvardiya-nastupu-3.jpg" text:style-name="Internet_20_link" text:visited-style-name="Visited_20_Internet_20_Link">
gvardiya-nastupu-3.jpg</text:a>
', '<text:a xlink:type="simple" xlink:href="https://armyinform.com.ua/wp-content/uploads/2023/03/gvardiya-nastupu-1.jpg" text:style-name="Internet_20_link" text:visited-style-name="Visited_20_Internet_20_Link">
gvardiya-nastupu-1.jpg</text:a>
']</text:p>
      <text:p text:style-name="P4">
标签: ['ГВАРДІЯ НАСТУПУ', 'МИКОЛА УРШАЛОВИЧ']</text:p>
      <text:p text:style-name="P4">
类别: News</text:p>
      <!--METADATA-->
      <text:p text:style-name="P4">
<draw:frame draw:style-name="fr1" draw:name="Image299" text:anchor-type="as-char" svg:width="6.9236in" svg:height="4.904217in" draw:z-index="0">
<draw:image xlink:href="../Images/AРМІЯINFORM/2023-03-31T72-00-00-04-00/gvardiya-nastupu-golovne-foto.jpg" xlink:type="simple" xlink:show="embed" xlink:actuate="onLoad" draw:mime-type="image/jpeg"/>
</draw:frame>
迄今为止，进攻的突击旅已经收到了超过3.5万角，其中超过16,000次向乌克兰国民警卫队收到。 在所有志愿者人数中，有10％在旅中已被接受。</text:p>
      <text:p text:style-name="P4">
NSU上校Mykola Urshalovich的副局副局长向陆军信息通知了这一点。</text:p>
      <text:p text:style-name="P4">
<draw:frame draw:style-name="fr1" draw:name="Image300" text:anchor-type="as-char" svg:width="6.9236in" svg:height="4.615733in" draw:z-index="0">
<draw:image xlink:href="../Images/AРМІЯINFORM/2023-03-31T72-00-00-04-00/gvardiya-nastupu-3.jpg" xlink:type="simple" xlink:show="embed" xlink:actuate="onLoad" draw:mime-type="image/jpeg"/>
</draw:frame>
 - 由于身体健康或面试水平不足，没有一定比例的人没有通过袭击团队。我们继续完成船员和选择的人。 同时，我们仍在锻炼多方面。 本质上，他们每个人都需要注意并成为特定的人。 尼古拉·乌尔萨洛维奇(Nikola Urshalovich)说，考虑到卷需要时间 - 需要时间。</text:p>
      <text:p text:style-name="P4">
他强调，进入Pumptup卫队的攻击队的战斗机具有很高的动力。 如今，已经通过了选择阶段的战斗机，在垃圾填埋场进行训练，在那里进行了单位的个人培训和战斗协调。</text:p>
      <text:p text:style-name="P4">
<draw:frame draw:style-name="fr1" draw:name="Image301" text:anchor-type="as-char" svg:width="6.9236in" svg:height="4.615733in" draw:z-index="0">
<draw:image xlink:href="../Images/AРМІЯINFORM/2023-03-31T72-00-00-04-00/gvardiya-nastupu-1.jpg" xlink:type="simple" xlink:show="embed" xlink:actuate="onLoad" draw:mime-type="image/jpeg"/>
</draw:frame>
 - 教师准备它们，注意个人培训，包括大口径在内的武器也是机枪。NSU代表。  - 某些部队已经开始为反航空和炮兵进行培训。 在理论课之后，他们将去练习，在那里他们将掌握旅中的可用武器。</text:p>
      <text:p text:style-name="P4">
此类单位的主要任务是破坏陆地和空气目标。</text:p>
      <ul>
        <li>
招募运动“进攻后卫”将于4月1日正式结束，但他们可以继续结束，因为有大量想要加入袭击布朗的人 - 乌尔沙洛维奇上校说。</li>
      </ul>
      <text:p text:style-name="P4">
<text:span text:style-name="T4">
 _ 帮助： _ </text:span>
</text:p>
      <text:p text:style-name="P4">
<text:span text:style-name="T5">
有两种方法可以向志愿者提交问卷：通过官方网站</text:span>
<text:span text:style-name="T5">
 https：//storm.mvs.gov.ua/dage或在行政服务中心中。 。 有关官方网站或热线编号的更多信息</text:span>
<text:span text:style-name="T5">
 0800 10 00 20 </text:span>
* ._</text:p>
      <text:p text:style-name="P4">
News Source: <text:a xlink:type="simple" xlink:href="https://armyinform.com.ua/2023/03/31/do-shturmovyh-brygad-gvardiyi-nastupu-vzhe-nadijshlo-ponad-35-tysyach-anket-mykola-urshalovych/" text:style-name="Internet_20_link" text:visited-style-name="Visited_20_Internet_20_Link">
https://armyinform.com.ua/2023/03/31/do-shturmovyh-brygad-gvardiyi-nastupu-vzhe-nadijshlo-ponad-35-tysyach-anket-mykola-urshalovych/</text:a>
</text:p>
      <!--NEWS-->
      <text:h text:style-name="P10" text:outline-level="1">
<text:span text:style-name="T4">
乌克兰总统与斯洛文尼亚总理讨论了局势的发展</text:span>
</text:h>
      <text:p text:style-name="P4">
作者: ['АРМІЯINFORM']</text:p>
      <text:p text:style-name="P4">
时间: 2023-03-31T73:00:00-04:00</text:p>
      <text:p text:style-name="P4">
描述: 乌克兰Volodymyr Zelensky Zustrich Iz Prem'r-Ministrom Respubbleki的总裁...与乌克兰2022年的战争，与乌克兰的最新新闻，今天与乌克兰的新闻，今天与乌克兰的新闻战争，今天与乌克兰的新闻战争，乌克兰和俄罗斯和俄罗斯之间的战争将与俄罗斯和俄罗斯之间的战争他们说，乌克兰在2022年，是否会在不久的将来与乌克兰战争，他们说，与乌克兰的战争，今天的乌克兰新闻，乌克兰的新闻，乌克兰媒体在俄罗斯的乌克兰新闻</text:p>
      <text:p text:style-name="P4">
图片: ['<text:a xlink:type="simple" xlink:href="https://armyinform.com.ua/wp-content/uploads/2023/03/b4789d1fbb898a385f8d1c5a32c493ff_1680257032_extra_large.jpeg" text:style-name="Internet_20_link" text:visited-style-name="Visited_20_Internet_20_Link">
b4789d1fbb898a385f8d1c5a32c493ff_1680257032_extra_large.jpeg</text:a>
']</text:p>
      <text:p text:style-name="P4">
标签: ['STOPRUSSIA', 'АГРЕСІЯ РФ', 'ВОЛОДИМИР ЗЕЛЕНСЬКИЙ', 'РЕСПУБЛІКА СЛОВЕНІЯ']</text:p>
      <text:p text:style-name="P4">
类别: News</text:p>
      <!--METADATA-->
      <text:p text:style-name="P4">
<draw:frame draw:style-name="fr1" draw:name="Image302" text:anchor-type="as-char" svg:width="6.9236in" svg:height="4.613521in" draw:z-index="0">
<draw:image xlink:href="../Images/AРМІЯINFORM/2023-03-31T73-00-00-04-00/b4789d1fbb898a385f8d1c5a32c493ff_1680257032_extra_large.jpeg" xlink:type="simple" xlink:show="embed" xlink:actuate="onLoad" draw:mime-type="image/jpeg"/>
</draw:frame>
乌克兰沃迪米尔·泽伦斯基(Ukraine Volodymyr Zelensky)总统与斯洛文尼亚罗伯特·戈洛布(Robert Golob)总理举行了一次会议，后者访问了我们国家。</text:p>
      <text:p text:style-name="P4">
关于它<text:a xlink:type="simple" xlink:href="https://www.president.gov.ua/news/prezident-ukrayini-proviv-zustrich-iz-premyer-ministrom-slov-81973" text:style-name="Internet_20_link" text:visited-style-name="Visited_20_Internet_20_Link">
报告</text:a>
乌克兰总统办公室。</text:p>
      <text:p text:style-name="P4">
总统向斯洛文尼亚总理告知PolyB上的局势发展，并强调，今天所有合作伙伴和盟友继续对乌克兰的有效和积极的防御支持更为重要。</text:p>
      <text:p text:style-name="P4">
“我要感谢您在如此重要的一天(Bucha de -opcupation的那天)抽出宝贵的时间去拜访我们。 也感谢您向乌克兰提供的所有帮助，以加强战场。”</text:p>
      <text:p text:style-name="P4">
沃迪米尔·泽伦斯基(Volodymyr Zelensky)强调了最近政府决定向乌克兰分配新的军事援助方案的重要性，这将有助于加速从入侵者中解放乌克兰土地。</text:p>
      <text:p text:style-name="P4">
作为会议的一部分，乌克兰总统和斯洛文尼亚总理签署了一份联合声明，这将有助于加强两国之间的合作。</text:p>
      <text:p text:style-name="P4">
News Source: <text:a xlink:type="simple" xlink:href="https://armyinform.com.ua/2023/03/31/prezydent-ukrayiny-obgovoryv-z-premyerom-sloveniyi-rozvytok-sytuacziyi-na-fronti/" text:style-name="Internet_20_link" text:visited-style-name="Visited_20_Internet_20_Link">
https://armyinform.com.ua/2023/03/31/prezydent-ukrayiny-obgovoryv-z-premyerom-sloveniyi-rozvytok-sytuacziyi-na-fronti/</text:a>
</text:p>
      <!--NEWS-->
      <text:h text:style-name="P10" text:outline-level="1">
<text:span text:style-name="T4">
65乌克兰军方在美国完成了爱国者SCR</text:span>
</text:h>
      <text:p text:style-name="P4">
作者: ['АРМІЯINFORM']</text:p>
      <text:p text:style-name="P4">
时间: 2023-03-31T74:00:00-04:00</text:p>
      <text:p text:style-name="P4">
描述: TSOOGO TIZHNYA 65乌克兰的Vissysovo服务的辩护人违约了系统...与乌克兰2022年的战争，与乌克兰的最新新闻战争，今天与乌克兰2022年的新闻战争，今天与乌克兰的2022年战争，乌克兰和俄罗斯之间以及俄罗斯之间的战争将在他们说，乌克兰将在2022年，是否会在不久的将来与乌克兰战争，他们说，乌克兰与乌克兰的战争，今天的乌克兰新闻，乌克兰的新闻，乌克兰媒体在俄罗斯的乌克兰媒体</text:p>
      <text:p text:style-name="P4">
图片: ['<text:a xlink:type="simple" xlink:href="https://armyinform.com.ua/wp-content/uploads/2023/03/petriot.jpg" text:style-name="Internet_20_link" text:visited-style-name="Visited_20_Internet_20_Link">
petriot.jpg</text:a>
']</text:p>
      <text:p text:style-name="P4">
标签: ['STOPRUSSIA', 'АГРЕСІЯ РФ', 'ВІЙСЬКОВІ НАВЧАННЯ', 'ПАТРІОТ', 'ПЕТ РАЙДЕР', 'США']</text:p>
      <text:p text:style-name="P4">
类别: News</text:p>
      <!--METADATA-->
      <text:p text:style-name="P4">
<draw:frame draw:style-name="fr1" draw:name="Image303" text:anchor-type="as-char" svg:width="6.9236in" svg:height="3.894525in" draw:z-index="0">
<draw:image xlink:href="../Images/AРМІЯINFORM/2023-03-31T74-00-00-04-00/petriot.jpg" xlink:type="simple" xlink:show="embed" xlink:actuate="onLoad" draw:mime-type="image/jpeg"/>
</draw:frame>
本周，有65名乌克兰军事人员在俄克拉荷马州的西尔堡注册了爱国者系统，并已经返回该处。</text:p>
      <text:p text:style-name="P4">
关于它<text:a xlink:type="simple" xlink:href="https://www.defense.gov/News/News-Stories/Article/Article/3347269/dod-official-says-training-for-ukrainians-is-ongoing/" text:style-name="Internet_20_link" text:visited-style-name="Visited_20_Internet_20_Link">
报告</text:a>
五角大楼发言人宠物雷尔将军。</text:p>
      <text:p text:style-name="P4">
正如预期的那样，这些最近受过训练的乌克兰士兵将重返防空经验，并凭借其对使用爱国者系统的了解。</text:p>
      <text:p text:style-name="P4">
根据宠物骑手的说法，美国，德国和荷兰已承诺将爱国者系统转移到乌克兰。</text:p>
      <text:p text:style-name="P4">
“一旦进入爱国者防空系统乌克兰<text:a xlink:type="simple" xlink:href="https://armyinform.com.ua/2023/01/14/chy-dopomozhe-zrk-patriot-znyshhuvaty-rosijski-balistychni-rakety/" text:style-name="Internet_20_link" text:visited-style-name="Visited_20_Internet_20_Link">
补充</text:a>
Pet Ryder说：“乌克兰的防空防御是为了保护居住的平民和平民基础设施的无意义，残酷的攻击。”</text:p>
      <text:p text:style-name="P4">
我们将提醒，2023年1月，乌克兰军人<text:a xlink:type="simple" xlink:href="https://armyinform.com.ua/2023/01/11/pochatok-pidgotovky-ukrayinskyh-vijskovyh-na-zrk-patriot/" text:style-name="Internet_20_link" text:visited-style-name="Visited_20_Internet_20_Link">
开始</text:a>
准备使用爱国者防空系统。</text:p>
      <text:p text:style-name="P4">
此外，由于拉姆斯坦格式的乌克兰国防联络小组的第十次会议，美国国防部长劳埃德·奥斯汀(Lloyd Austin)<text:a xlink:type="simple" xlink:href="https://armyinform.com.ua/2023/03/15/zsu-otrymayut-ishhe-bilshe-tankiv-leopard-ta-zrk-patriot-vid-ssha-frn-ta-niderlandiv-pershi-zayavy-zustrichi-u-formati-ramshtajn/" text:style-name="Internet_20_link" text:visited-style-name="Visited_20_Internet_20_Link">
宣布</text:a>
美国，德国和荷兰由Patrioot向乌克兰的报道提出。</text:p>
      <text:p text:style-name="P4">
News Source: <text:a xlink:type="simple" xlink:href="https://armyinform.com.ua/2023/03/31/65-ukrayinskyh-vijskovyh-zavershyly-navchannya-na-zrk-patriot-u-ssha/" text:style-name="Internet_20_link" text:visited-style-name="Visited_20_Internet_20_Link">
https://armyinform.com.ua/2023/03/31/65-ukrayinskyh-vijskovyh-zavershyly-navchannya-na-zrk-patriot-u-ssha/</text:a>
</text:p>
      <!--NEWS-->
      <text:h text:style-name="P10" text:outline-level="1">
<text:span text:style-name="T4">
波兰参议院一致谴责俄罗斯绑架乌克兰儿童</text:span>
</text:h>
      <text:p text:style-name="P4">
作者: ['АРМІЯINFORM']</text:p>
      <text:p text:style-name="P4">
时间: 2023-03-31T75:00:00-04:00</text:p>
      <text:p text:style-name="P4">
描述: 波兰赞美的时尚决议是我非法驾驶乌克兰在...与乌克兰2022年的战争，与乌克兰的战争，今日与乌克兰的最新新闻，与乌克兰2022年的新闻战争最后一次，乌克兰和俄罗斯之间的战争是否会发生。当与乌克兰的战争将在不久的将来与乌克兰发生战争时，今天与乌克兰的战争，今天与乌克兰的战争，今天的乌克兰新闻，乌克兰的乌克兰媒体新闻俄罗斯的乌克兰新闻将在俄罗斯</text:p>
      <text:p text:style-name="P4">
图片: ['<text:a xlink:type="simple" xlink:href="https://armyinform.com.ua/wp-content/uploads/2023/03/fsdm0inx0am5swv-scaled.jpg" text:style-name="Internet_20_link" text:visited-style-name="Visited_20_Internet_20_Link">
fsdm0inx0am5swv-scaled.jpg</text:a>
']</text:p>
      <text:p text:style-name="P4">
标签: ['STOPRUSSIA', 'ВИКРАДЕННЯ ДІТЕЙ', 'ПОЛЬЩА']</text:p>
      <text:p text:style-name="P4">
类别: News</text:p>
      <!--METADATA-->
      <text:p text:style-name="P4">
<draw:frame draw:style-name="fr1" draw:name="Image304" text:anchor-type="as-char" svg:width="6.9236in" svg:height="4.615733in" draw:z-index="0">
<draw:image xlink:href="../Images/AРМІЯINFORM/2023-03-31T75-00-00-04-00/fsdm0inx0am5swv-scaled.jpg" xlink:type="simple" xlink:show="embed" xlink:actuate="onLoad" draw:mime-type="image/jpeg"/>
</draw:frame>
波兰的塞纳特(Cenat)采用了一项决议，谴责乌克兰儿童将乌克兰儿童的非法驱逐出境进入俄罗斯联邦领土。</text:p>
      <text:p text:style-name="P4">
关于它<text:a xlink:type="simple" xlink:href="https://twitter.com/PolskiSenat/status/1641365139680051205" text:style-name="Internet_20_link" text:visited-style-name="Visited_20_Internet_20_Link">
报告</text:a>
波兰参议院在Twitter中。</text:p>
      <text:p text:style-name="P4">
所有90名参议员都投票赞成该决议。</text:p>
      <text:p text:style-name="P4">
该文件写道：“波兰共和国参议院谴责了反对乌克兰战争期间绑架乌克兰儿童的非人性实践。”</text:p>
      <text:p text:style-name="P4">
在决议中，波兰参议院呼吁国际组织和机构向乌克兰犯下战争罪的人带来刑事责任。</text:p>
      <text:p text:style-name="P4">
“波兰本人在德国占领期间经历了孩子的麻木，他不能对乌克兰人权专员的上诉无动于衷。</text:p>
      <text:p text:style-name="P4">
News Source: <text:a xlink:type="simple" xlink:href="https://armyinform.com.ua/2023/03/31/senat-polshhi-odnostajno-zasudyv-vykradennya-ukrayinskyh-ditej-rosiyeyu/" text:style-name="Internet_20_link" text:visited-style-name="Visited_20_Internet_20_Link">
https://armyinform.com.ua/2023/03/31/senat-polshhi-odnostajno-zasudyv-vykradennya-ukrayinskyh-ditej-rosiyeyu/</text:a>
</text:p>
      <!--NEWS-->
      <text:h text:style-name="P10" text:outline-level="1">
<text:span text:style-name="T4">
德国总理 - 到侵略者解放的周年纪念日：俄罗斯不会赢</text:span>
</text:h>
      <text:p text:style-name="P4">
作者: ['АРМІЯINFORM']</text:p>
      <text:p text:style-name="P4">
时间: 2023-03-31T76:00:00-04:00</text:p>
      <text:p text:style-name="P4">
描述: 布奇·里克（Buchi Rik）的星空展示了斯维蒂（Svitsi），所以塞内·维恩（Sene Viin Putina）。 关于众议院的工作...与乌克兰2022的战争，与乌克兰的战争是今天的最新消息，与乌克兰2022的新闻战是今天的最后一场新闻，乌克兰和俄罗斯之间的战争是否会发生战争他们在2022年与乌克兰有与否，他们说，在不久的将来，乌克兰与乌克兰与乌克兰的战争今天，今天的乌克兰新闻，乌克兰新闻，乌克兰媒体在俄罗斯的乌克兰新闻</text:p>
      <text:p text:style-name="P4">
图片: ['<text:a xlink:type="simple" xlink:href="https://armyinform.com.ua/wp-content/uploads/2023/03/bucha-1.jpg" text:style-name="Internet_20_link" text:visited-style-name="Visited_20_Internet_20_Link">
bucha-1.jpg</text:a>
']</text:p>
      <text:p text:style-name="P4">
标签: ['БУЧА', 'КАНЦЛЕР ФРН ОЛАФ ШОЛЬЦ']</text:p>
      <text:p text:style-name="P4">
类别: News</text:p>
      <!--METADATA-->
      <text:p text:style-name="P4">
<draw:frame draw:style-name="fr1" draw:name="Image305" text:anchor-type="as-char" svg:width="6.9236in" svg:height="3.894525in" draw:z-index="0">
<draw:image xlink:href="../Images/AРМІЯINFORM/2023-03-31T76-00-00-04-00/bucha-1.jpg" xlink:type="simple" xlink:show="embed" xlink:actuate="onLoad" draw:mime-type="image/jpeg"/>
</draw:frame>
一年前，布恰的暴行向世界展示了普京的战争意味着什么。</text:p>
      <text:p text:style-name="P4">
关于它<text:a xlink:type="simple" xlink:href="https://twitter.com/Bundeskanzler/status/1641729425086488576" text:style-name="Internet_20_link" text:visited-style-name="Visited_20_Internet_20_Link">
报告</text:a>
德国总理奥拉夫·索尔茨(Olaf Soltz)。</text:p>
      <text:p text:style-name="P4">
“这些图像也被刻在我的记忆中。 这些罪行不应保持自由。”德国联邦政府负责人说。</text:p>
      <text:p text:style-name="P4">
他补充说，这就是为什么西方国家将继续与乌克兰一起。</text:p>
      <text:p text:style-name="P4">
“俄罗斯不会赢!” 奥拉夫·索尔茨(Olaf Soltz)说。</text:p>
      <text:p text:style-name="P4">
我们将提醒一年前，经过33天的占领，在基辅地区的Bucha市(已揭幕)(https://armyinform.com.ua/2023/03/31/33-dni-okupacziyi-buchi-ne-zabudemo-ne-probachymo-prezydent-ukrayiny/)来自俄罗斯入侵者。</text:p>
      <text:p text:style-name="P4">
News Source: <text:a xlink:type="simple" xlink:href="https://armyinform.com.ua/2023/03/31/kanczler-frn-do-richnyczi-zvilnennya-buchi-vid-okupantiv-rosiya-ne-peremozhe/" text:style-name="Internet_20_link" text:visited-style-name="Visited_20_Internet_20_Link">
https://armyinform.com.ua/2023/03/31/kanczler-frn-do-richnyczi-zvilnennya-buchi-vid-okupantiv-rosiya-ne-peremozhe/</text:a>
</text:p>
      <!--NEWS-->
      <text:h text:style-name="P10" text:outline-level="1">
<text:span text:style-name="T4">
摩尔多瓦总统：民主国家必须合作以惩罚</text:span>
</text:h>
      <text:p text:style-name="P4">
作者: ['АРМІЯINFORM']</text:p>
      <text:p text:style-name="P4">
时间: 2023-03-31T77:00:00-04:00</text:p>
      <text:p text:style-name="P4">
描述: 摩尔多夫总统玛雅·桑杜（Maya Sandu）佩德（Maya Sandu Pid pid）自己的vizita vidavidala oneal tal ...与乌克兰2022年的战争，与乌克兰与乌克兰的最新新闻，今天与乌克兰2022年的新闻战争，乌克兰和俄罗斯之间的战争，乌克兰和俄罗斯之间的战争，何时与俄罗斯之间的战争，何时与乌克兰战争他们说，乌克兰在2022年，乌克兰是否会在不久的将来与乌克兰进行战争，他们说，与乌克兰的战争，今天的乌克兰新闻，乌克兰的新闻，乌克兰媒体在俄罗斯的乌克兰新闻</text:p>
      <text:p text:style-name="P4">
图片: ['<text:a xlink:type="simple" xlink:href="https://armyinform.com.ua/wp-content/uploads/2023/03/photo_5276327530720250286_y.jpg" text:style-name="Internet_20_link" text:visited-style-name="Visited_20_Internet_20_Link">
photo_5276327530720250286_y.jpg</text:a>
']</text:p>
      <text:p text:style-name="P4">
标签: ['STOPRUSSIA', 'БУЧА', 'МОЛДОВА']</text:p>
      <text:p text:style-name="P4">
类别: News</text:p>
      <!--METADATA-->
      <text:p text:style-name="P4">
<draw:frame draw:style-name="fr1" draw:name="Image306" text:anchor-type="as-char" svg:width="6.9236in" svg:height="6.092768in" draw:z-index="0">
<draw:image xlink:href="../Images/AРМІЯINFORM/2023-03-31T77-00-00-04-00/photo_5276327530720250286_y.jpg" xlink:type="simple" xlink:show="embed" xlink:actuate="onLoad" draw:mime-type="image/jpeg"/>
</draw:frame>
摩尔多瓦总统玛雅·桑杜(Maya Sandu)在访问乌克兰期间，拜访了在俄罗斯占领期间去世的布恰居民的纪念碑。</text:p>
      <text:p text:style-name="P4">
关于这个<text:a xlink:type="simple" xlink:href="https://twitter.com/sandumaiamd/status/1641747209560498177" text:style-name="Internet_20_link" text:visited-style-name="Visited_20_Internet_20_Link">
被引用</text:a>
在她的推文中。</text:p>
      <text:p text:style-name="P4">
“今天，与摩尔多瓦人民一起，与世界社区一起，我们尊重一年前在布恰(Bucha)对平民造成的恐怖的记忆。 我们尊敬并错过了非那个。</text:p>
      <text:p text:style-name="P4">
民主国家必须共同努力，以确保对这些暴行进行调查。”她的职位写道。</text:p>
      <text:p text:style-name="P4">
News Source: <text:a xlink:type="simple" xlink:href="https://armyinform.com.ua/2023/03/31/prezydent-moldovy-demokratychni-krayiny-povynni-spivpraczyuvaty-shhob-pokaraty-zvirstva-rosiyi/" text:style-name="Internet_20_link" text:visited-style-name="Visited_20_Internet_20_Link">
https://armyinform.com.ua/2023/03/31/prezydent-moldovy-demokratychni-krayiny-povynni-spivpraczyuvaty-shhob-pokaraty-zvirstva-rosiyi/</text:a>
</text:p>
      <!--NEWS-->
      <text:h text:style-name="P10" text:outline-level="1">
<text:span text:style-name="T4">
Volodymyr Zelensky颁发了Buchi奖“乌克兰的城市英雄”</text:span>
</text:h>
      <text:p text:style-name="P4">
作者: ['АРМІЯINFORM']</text:p>
      <text:p text:style-name="P4">
时间: 2023-03-31T78:00:00-04:00</text:p>
      <text:p text:style-name="P4">
描述: Richnitsa Zvilnnnya Buchi Vid Rosiyki Percopulsists的乌克兰乌克兰沃迪米尔·Zelensky总统Zelensky ...与乌克兰2022年的战争，与乌克兰的最新新闻，与乌克兰的新闻，与乌克兰的2022年与乌克兰的最新新闻进行战争，今天与乌克兰的2022年进行战争，乌克兰和俄罗斯与俄罗斯和俄罗斯之间的战争将会发生一场战争他们说，乌克兰在2022年是否会有一年的时间，在不久的将来是否会与乌克兰进行战争</text:p>
      <text:p text:style-name="P4">
图片: ['<text:a xlink:type="simple" xlink:href="https://armyinform.com.ua/wp-content/uploads/2023/03/bucha-2.jpg" text:style-name="Internet_20_link" text:visited-style-name="Visited_20_Internet_20_Link">
bucha-2.jpg</text:a>
']</text:p>
      <text:p text:style-name="P4">
标签: ['STOPRUSSIA', 'АГРЕСІЯ РФ', 'БУЧА', 'ОФІС ПРЕЗИДЕНТА УКРАЇНИ']</text:p>
      <text:p text:style-name="P4">
类别: News</text:p>
      <!--METADATA-->
      <text:p text:style-name="P4">
<draw:frame draw:style-name="fr1" draw:name="Image307" text:anchor-type="as-char" svg:width="6.9236in" svg:height="3.894525in" draw:z-index="0">
<draw:image xlink:href="../Images/AРМІЯINFORM/2023-03-31T78-00-00-04-00/bucha-2.jpg" xlink:type="simple" xlink:show="embed" xlink:actuate="onLoad" draw:mime-type="image/jpeg"/>
</draw:frame>
乌克兰沃罗迪米尔·泽伦斯基(Buchi Outodian Invaders)周年纪念日乌克兰沃迪米尔·泽伦斯基(Volodymyr Zelensky)颁发了荣誉奖“乌克兰的城市英雄”。 总统的雪莉克(Syruk)被市长阿纳托利·费多鲁克(Anatoly Fedoruk)收到。 那是在乌克兰领导人与斯洛伐克，克罗地亚和斯洛文尼亚·塔莫尔德在占领期间对死者的记忆的纪念期间。</text:p>
      <text:p text:style-name="P4">
活动<text:a xlink:type="simple" xlink:href="https://www.facebook.com/100064406213311/videos/1266126777338029" text:style-name="Internet_20_link" text:visited-style-name="Visited_20_Internet_20_Link">
广播</text:a>
Facebook总统办公室</text:p>
      <text:p text:style-name="P4">
“我们不会忘记它，人类的诚实不会忘记。 在街上，布赫西特看到了邪恶。 乌克兰人民阻止了我们这个时代最反人类的力量。 俄罗斯杀人，嘲笑。 她试图破坏人们的尊严，以便确定“零”。 它永远不会在乌克兰。 布查(Bucha)成为一个地方，看到世界，世界已经改变，醒了，”国家负责人强调。</text:p>
      <text:p text:style-name="P4">
News Source: <text:a xlink:type="simple" xlink:href="https://armyinform.com.ua/2023/03/31/volodymyr-zelenskyj-vruchyv-buchi-vidznaku-misto-geroj-ukrayiny/" text:style-name="Internet_20_link" text:visited-style-name="Visited_20_Internet_20_Link">
https://armyinform.com.ua/2023/03/31/volodymyr-zelenskyj-vruchyv-buchi-vidznaku-misto-geroj-ukrayiny/</text:a>
</text:p>
      <!--NEWS-->
      <text:h text:style-name="P10" text:outline-level="1">
<text:span text:style-name="T4">
基辅地区解放周年纪念委员会秘书长：不惩罚的地方</text:span>
</text:h>
      <text:p text:style-name="P4">
作者: ['АРМІЯINFORM']</text:p>
      <text:p text:style-name="P4">
时间: 2023-03-31T79:00:00-04:00</text:p>
      <text:p text:style-name="P4">
描述: 没有对乌克兰的克里姆林宫的迷恋而没有浪漫的暗恋，这并不是对斯塔罗世界的bouti。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a xlink:type="simple" xlink:href="https://armyinform.com.ua/wp-content/uploads/2023/03/bucha.jpg" text:style-name="Internet_20_link" text:visited-style-name="Visited_20_Internet_20_Link">
bucha.jpg</text:a>
']</text:p>
      <text:p text:style-name="P4">
标签: ['STOPRUSSIA', 'БУЧА', 'ГЕНСЕК РАДИ ЄВРОПИ', 'МАРІЯ ПЕЙЧИНОВИЧ-БУРИЧ']</text:p>
      <text:p text:style-name="P4">
类别: News</text:p>
      <!--METADATA-->
      <text:p text:style-name="P4">
<draw:frame draw:style-name="fr1" draw:name="Image308" text:anchor-type="as-char" svg:width="6.9236in" svg:height="3.894525in" draw:z-index="0">
<draw:image xlink:href="../Images/AРМІЯINFORM/2023-03-31T79-00-00-04-00/bucha.jpg" xlink:type="simple" xlink:show="embed" xlink:actuate="onLoad" draw:mime-type="image/jpeg"/>
</draw:frame>
如果没有对克里姆林宫在乌克兰犯下的罪行的惩罚，就不会有可持续的和平。</text:p>
      <text:p text:style-name="P4">
在这是在基辅地区俄罗斯入侵者的解放周年纪念日<text:a xlink:type="simple" xlink:href="https://www.coe.int/en/web/portal/-/anniversary-of-the-liberation-of-towns-bucha-and-irpin" text:style-name="Internet_20_link" text:visited-style-name="Visited_20_Internet_20_Link">
强调</text:a>
欧洲委员会秘书长玛丽亚皮尼维奇·布里希。</text:p>
      <text:p text:style-name="P4">
“如今，一年上映的俄罗斯军队犯下了布恰和欧彭的反灌溉人口的可怕罪行。 这些犯罪将在欧洲的记忆中保持越来越多。 随着俄罗斯侵略的持续，其他乌克兰的地方和定居点面临着类似的罪行。”</text:p>
      <text:p text:style-name="P4">
她强调没有不受惩罚的地方，应该将有罪持有参考。</text:p>
      <text:p text:style-name="P4">
“如果没有确保对这些和其他人的责任，就不会有可持续的和平。 欧洲委员会将在乌克兰发挥并继续发挥关键作用，以确保受害者和对犯罪的全部责任，包括侵略。 我们正在支持我们的成员国，其权力和在这些艰难时期的人们。”欧洲委员会秘书长。</text:p>
      <text:p text:style-name="P4">
News Source: <text:a xlink:type="simple" xlink:href="https://armyinform.com.ua/2023/03/31/gensek-rady-yevropy-u-richnyczyu-vyzvolennya-kyyivshhyny-vid-okupantiv-nemaye-misczya-bezkarnosti/" text:style-name="Internet_20_link" text:visited-style-name="Visited_20_Internet_20_Link">
https://armyinform.com.ua/2023/03/31/gensek-rady-yevropy-u-richnyczyu-vyzvolennya-kyyivshhyny-vid-okupantiv-nemaye-misczya-bezkarnosti/</text:a>
</text:p>
      <!--NEWS-->
      <text:h text:style-name="P10" text:outline-level="1">
<text:span text:style-name="T4">
武装部队确定了最好的乌克兰语言专家</text:span>
</text:h>
      <text:p text:style-name="P4">
作者: ['АРМІЯINFORM']</text:p>
      <text:p text:style-name="P4">
时间: 2023-03-31T80:00:00-04:00</text:p>
      <text:p text:style-name="P4">
描述: 在乌克兰的Zbroyn部队中，另一个（Pidsumkovi）ETAP XXIII Mimenter Carter War ...与乌克兰2022年的战争，与乌克兰与乌克兰的最新新闻，《与乌克兰新闻》 2022年的《新闻战》，乌克兰和俄罗斯的最后一场战争，以及2022年在2022年与俄罗斯战争的战争，他们说，乌克兰是否会在不久的将来与乌克兰进行战争，他们说，与乌克兰的战争，今天的乌克兰新闻，乌克兰的新闻，乌克兰媒体在俄罗斯的乌克兰媒体</text:p>
      <text:p text:style-name="P4">
图片: ['<text:a xlink:type="simple" xlink:href="https://armyinform.com.ua/wp-content/uploads/2023/03/1676231178-5215.webp" text:style-name="Internet_20_link" text:visited-style-name="Visited_20_Internet_20_Link">
1676231178-5215.webp</text:a>
']</text:p>
      <text:p text:style-name="P4">
标签: ['МІЖНАРОДНИЙ КОНКУРС З\xa0УКРАЇНСЬКОЇ МОВИ ІМЕНІ ПЕТРА ЯЦИКА']</text:p>
      <text:p text:style-name="P4">
类别: News</text:p>
      <!--METADATA-->
      <text:p text:style-name="P4">
<draw:frame draw:style-name="fr1" draw:name="Image309" text:anchor-type="as-char" svg:width="6.9236in" svg:height="4.615733in" draw:z-index="0">
<draw:image xlink:href="../ConvertedIMGs/AРМІЯINFORM/2023-03-31T80-00-00-04-00/1676231178-5215.png" xlink:type="simple" xlink:show="embed" xlink:actuate="onLoad" draw:mime-type="image/png"/>
</draw:frame>
在乌克兰的武装部队中(最终的)乌克兰国际比赛的第XXIII阶段以Petr Yatsik的名字命名，这导致了学员之间的获胜者(听众)较高的军事教育机构，高等教育机构的军事教育单位和秘密行为。</text:p>
      <text:p text:style-name="P4">
在乌克兰国防部人道主义部支持部组织的乌克兰语言最佳专家的竞争中，基辅军事章程以Bohun Won命名。 <text:span text:style-name="T4">
 Anastasia biletska </text:span>
排名第一，<text:span text:style-name="T4">
 Anna的胫骨</text:span>
和<text:span text:style-name="T4">
 Vyshneva Eugene </text:span>
 **  - 第二和第三名。</text:p>
      <text:p text:style-name="P4">
Hetman Peter Sahaidachny <text:span text:style-name="T4">
 Shvorak Oksana </text:span>
和<text:span text:style-name="T4">
 Kshevinskaya Lilia </text:span>
的赫特曼陆军学院学员也获得了第一名。</text:p>
      <text:p text:style-name="P4">
第二名是由塔拉斯·舍申科国立大学的塔拉斯·舍文科国立大学的学员<text:span text:style-name="T4">
 yana kobets </text:span>
夺取的。 军事电信学院的学员和克鲁特英雄的信息<text:span text:style-name="T4">
 turchak olga </text:span>
  - 去年在乌克兰南南·亚齐克(Ukrainian Nam Yatsik)国际比赛的获胜者也获得了第二名。</text:p>
      <text:p text:style-name="P4">
第三名是由克鲁蒂英雄军事电信研究所的学员<text:span text:style-name="T4">
 Marchenko Mikhail </text:span>
和国立大学海军研究所“ Odesa Maritime Academy” <text:span text:style-name="T4">
 Mukienko Victoria </text:span>
 <text:span text:style-name="T4">
 </text:span>
 <text:span text:style-name="T4">
 </text:span>
。</text:p>
      <text:p text:style-name="P4">
乌克兰语言的胜利者的创意作品得到了我们青年时代的证明。 它在精神上充满动力和强大，爱国，对未来充满信心，清楚地意识到了其使命是我们的胜利和重建乌克兰的使命。</text:p>
      <text:p text:style-name="P4">
<text:span text:style-name="T4">
资料来源：</text:span>
 <text:a xlink:type="simple" xlink:href="https://www.mil.gov.ua/news/2023/03/31/u-zsu-viznachili-krashhih-znavcziv-z-ukrainskoi-movi/" text:style-name="Internet_20_link" text:visited-style-name="Visited_20_Internet_20_Link">
__乌克兰国防部_</text:a>
</text:p>
      <text:p text:style-name="P4">
News Source: <text:a xlink:type="simple" xlink:href="https://armyinform.com.ua/2023/03/31/u-zsu-vyznachyly-krashhyh-znavcziv-z-ukrayinskoyi-movy/" text:style-name="Internet_20_link" text:visited-style-name="Visited_20_Internet_20_Link">
https://armyinform.com.ua/2023/03/31/u-zsu-vyznachyly-krashhyh-znavcziv-z-ukrayinskoyi-movy/</text:a>
</text:p>
      <!--NEWS-->
      <text:h text:style-name="P10" text:outline-level="1">
<text:span text:style-name="T4">
俄罗斯联邦增加了黑海的船只数量</text:span>
</text:h>
      <text:p text:style-name="P4">
作者: ['АРМІЯINFORM']</text:p>
      <text:p text:style-name="P4">
时间: 2023-03-31T81:00:00-04:00</text:p>
      <text:p text:style-name="P4">
描述: 俄罗斯联邦30桦木的村庄Zbilshil Kilkiy船在Chorny Morhys 4至7，他们...与乌克兰2022年的战争，与乌克兰的战争是今天的最新消息，这是今天与乌克兰2022年的新闻，今天与乌克兰2022年的新闻战争，乌克兰与俄罗斯，俄罗斯和俄罗斯之间的战争是在2022年与乌克兰的战争时，是否会在不久的将来与乌克兰进行战争，与乌克兰与乌克兰的战争，今天的乌克兰新闻，乌克兰媒体新闻，乌克兰媒体新闻在俄罗斯</text:p>
      <text:p text:style-name="P4">
图片: ['<text:a xlink:type="simple" xlink:href="https://armyinform.com.ua/wp-content/uploads/2021/05/chorne-more.jpg" text:style-name="Internet_20_link" text:visited-style-name="Visited_20_Internet_20_Link">
chorne-more.jpg</text:a>
']</text:p>
      <text:p text:style-name="P4">
标签: ['STOPRUSSIA', 'ВМС ЗС УКРАЇНИ', 'КАЛІБР', 'ЧОРНЕ МОРЕ']</text:p>
      <text:p text:style-name="P4">
类别: News</text:p>
      <!--METADATA-->
      <text:p text:style-name="P4">
<draw:frame draw:style-name="fr1" draw:name="Image310" text:anchor-type="as-char" svg:width="6.9236in" svg:height="3.956343in" draw:z-index="0">
<draw:image xlink:href="../Images/AРМІЯINFORM/2023-03-31T81-00-00-04-00/chorne-more.jpg" xlink:type="simple" xlink:show="embed" xlink:actuate="onLoad" draw:mime-type="image/jpeg"/>
</draw:frame>
截至3月30日，俄罗斯联邦将黑海的船只数量从4增加到7，其中包括1枚载波导弹“口径”，一个凌空抽射 - 最多4个火箭。</text:p>
      <text:p text:style-name="P4">
关于它<text:a xlink:type="simple" xlink:href="https://fb.watch/jCvBge5HgH/" text:style-name="Internet_20_link" text:visited-style-name="Visited_20_Internet_20_Link">
报告</text:a>
武装部队海军的新闻服务。</text:p>
      <text:p text:style-name="P4">
阿佐夫海有1艘敌方船。</text:p>
      <text:p text:style-name="P4">
地中海中最多有7艘敌船，其中3艘是碳火箭，总凌空抽射 - 最多20枚导弹。</text:p>
      <text:p text:style-name="P4">
News Source: <text:a xlink:type="simple" xlink:href="https://armyinform.com.ua/2023/03/31/rf-zbilshyla-kilkist-korabliv-u-chornomu-mori/" text:style-name="Internet_20_link" text:visited-style-name="Visited_20_Internet_20_Link">
https://armyinform.com.ua/2023/03/31/rf-zbilshyla-kilkist-korabliv-u-chornomu-mori/</text:a>
</text:p>
      <!--NEWS-->
      <text:h text:style-name="P10" text:outline-level="1">
<text:span text:style-name="T4">
在俄罗斯，乌克兰的尝试被忽略</text:span>
</text:h>
      <text:p text:style-name="P4">
作者: ['АРМІЯINFORM']</text:p>
      <text:p text:style-name="P4">
时间: 2023-03-31T82:00:00-04:00</text:p>
      <text:p text:style-name="P4">
描述: Sogodnis，31 Birch，“国家 - 阿格雷斯科他人塔蒂亚娜·莫斯科科娃（Yaku Bulo）的“申诉专员” ...与乌克兰2022年与乌克兰战争，与乌克兰的最新新闻，与乌克兰2022年的新闻战争，今天与乌克兰的新闻战争，乌克兰与俄罗斯和俄罗斯之间的战争将会发生何时，何时，何时，何时，何时，何时与乌克兰在2022年进行战争，在不久的将来会与乌克兰发生战争，与乌克兰的战争，今天的乌克兰新闻，乌克兰的新闻，乌克兰媒体在俄罗斯的乌克兰新闻</text:p>
      <text:p text:style-name="P4">
图片: ['<text:a xlink:type="simple" xlink:href="https://armyinform.com.ua/wp-content/uploads/2023/03/ksh3-8.jpg" text:style-name="Internet_20_link" text:visited-style-name="Visited_20_Internet_20_Link">
ksh3-8.jpg</text:a>
']</text:p>
      <text:p text:style-name="P4">
标签: ['STOPRUSSIA', 'АГРЕСІЯ РФ', 'ВІЙСЬКОВОПОЛОНЕНІ', 'ВТОРГНЕННЯ РФ', 'КООРДИНАЦІЙНИЙ ШТАБ З ПИТАНЬ ПОВОДЖЕННЯ З ВІЙСЬКОВОПОЛОНЕНИМИ']</text:p>
      <text:p text:style-name="P4">
类别: News</text:p>
      <!--METADATA-->
      <text:p text:style-name="P4">
<draw:frame draw:style-name="fr1" draw:name="Image311" text:anchor-type="as-char" svg:width="6.9236in" svg:height="4.823441in" draw:z-index="0">
<draw:image xlink:href="../Images/AРМІЯINFORM/2023-03-31T82-00-00-04-00/ksh3-8.jpg" xlink:type="simple" xlink:show="embed" xlink:actuate="onLoad" draw:mime-type="image/jpeg"/>
</draw:frame>
今天，3月31日，监察员侵略者Tatiana Moskalkova，Yakubulo被排除在申诉专员国际研究所之外(ioi)，她指控乌克兰不愿交换我们的捍卫者，并据称用133名囚犯名单确认了她的话。</text:p>
      <text:p text:style-name="P4">
关于它<text:a xlink:type="simple" xlink:href="https://t.me/Koord_shtab/755" text:style-name="Internet_20_link" text:visited-style-name="Visited_20_Internet_20_Link">
报告</text:a>
与战俘问题协调总部。</text:p>
      <text:p text:style-name="P4">
乌克兰利用所有机会归还我们的捍卫者。 Tatyanamo -Scaly忽略了申诉专员Dmitry Lubinz的一再尝试，以及国际人道主义组织建立建设性的对话，证明了缺乏独立行为，只是俄罗斯宣传的工具。</text:p>
      <text:p text:style-name="P4">
今年2月25日，俄罗斯的“奥布德斯曼”(Obudsman)进入了神圣的稳定联盟，以否认过滤措施，这是由侵略者州在被占领的乌克兰领土上进行的。</text:p>
      <text:p text:style-name="P4">
俄罗斯是民族人质的囚犯，非战斗者(将在军队中善良但不参与敌对行动的人：军事音乐家，医生，牧师等)，以及重病和受伤的后卫和捍卫者。 所有这些都必须立即释放，而无需任何其他条件。</text:p>
      <text:p text:style-name="P4">
上周，乌克兰在没有任何情况下释放了重伤，可以运输。 俄罗斯没有采取类似的真实步骤，而是试图抹黑交流组织的乌克兰结构。</text:p>
      <text:p text:style-name="P4">
在发布敌人名单的这种挑衅中，唯一的积极介导的敌人名单证实了乌克兰公民被囚禁的逗留。</text:p>
      <text:p text:style-name="P4">
News Source: <text:a xlink:type="simple" xlink:href="https://armyinform.com.ua/2023/03/31/v-rosiyi-ignoruyut-sproby-ukrayiny-nalagodyty-konstruktyvnyj-dialog-shhodo-obminu-polonenymy/" text:style-name="Internet_20_link" text:visited-style-name="Visited_20_Internet_20_Link">
https://armyinform.com.ua/2023/03/31/v-rosiyi-ignoruyut-sproby-ukrayiny-nalagodyty-konstruktyvnyj-dialog-shhodo-obminu-polonenymy/</text:a>
</text:p>
      <!--NEWS-->
      <text:h text:style-name="P10" text:outline-level="1">
<text:span text:style-name="T4">
瓦莱里·扎卢兹尼（Valery Zaluzhny</text:span>
</text:h>
      <text:p text:style-name="P4">
作者: ['АРМІЯINFORM']</text:p>
      <text:p text:style-name="P4">
时间: 2023-03-31T83:00:00-04:00</text:p>
      <text:p text:style-name="P4">
描述: ZSU将军Valeriy Zaluzhny在Richnitsa Zvilnnnya Buchi Vid Popupantiv ...与乌克兰的战争，2022年与乌克兰的战争，今天与乌克兰的最新消息，今天与乌克兰2022年的新闻战争，今天与乌克兰和俄罗斯之间的战争以及与乌克兰之间的战争， 2022他们说，无论是否有一年，他们是否会在不久的将来与乌克兰战争，他们说，与乌克兰的战争，今天的乌克兰新闻，乌克兰的新闻，乌克兰媒体在俄罗斯的乌克兰新闻</text:p>
      <text:p text:style-name="P4">
图片: ['<text:a xlink:type="simple" xlink:href="https://armyinform.com.ua/wp-content/uploads/2023/03/photo_5276011988062947044_y-e1680270828829.jpg" text:style-name="Internet_20_link" text:visited-style-name="Visited_20_Internet_20_Link">
photo_5276011988062947044_y-e1680270828829.jpg</text:a>
']</text:p>
      <text:p text:style-name="P4">
标签: ['БУЧА', 'ВАЛЕРІЙ ЗАЛУЖНИЙ']</text:p>
      <text:p text:style-name="P4">
类别: News</text:p>
      <!--METADATA-->
      <text:p text:style-name="P4">
<draw:frame draw:style-name="fr1" draw:name="Image312" text:anchor-type="as-char" svg:width="6.9236in" svg:height="5.243986in" draw:z-index="0">
<draw:image xlink:href="../Images/AРМІЯINFORM/2023-03-31T83-00-00-04-00/photo_5276011988062947044_y-e1680270828829.jpg" xlink:type="simple" xlink:show="embed" xlink:actuate="onLoad" draw:mime-type="image/jpeg"/>
</draw:frame>
武装部队的指挥官 - 武装部队，瓦莱里·扎卢兹(Valery Zaluzhny)将军在布达(Bucha)释放周年纪念日，尊重为为未来的乌克兰而献出生命的英雄的记忆。</text:p>
      <text:p text:style-name="P4">
关于这个<text:a xlink:type="simple" xlink:href="https://t.me/CinCAFU/446" text:style-name="Internet_20_link" text:visited-style-name="Visited_20_Internet_20_Link">
被引用</text:a>
在他的电报中。</text:p>
      <text:p text:style-name="P4">
<text:span text:style-name="T4">
“ </text:span>
 bucha。 首都郊区。 基辅整个防御区的重要结。</text:p>
      <text:p text:style-name="P4">
33天的占领，有9000多人记录了俄罗斯军事犯罪。 他们永远在民族记忆中永远蚀刻。 所有有罪应受到惩罚。</text:p>
      <text:p text:style-name="P4">
国防军，志愿者，志愿者和地方的联合行动设法选择了敌人。 基辅地区的占领表明，乌克兰人不会成为他们的土地的一部分。 我们记得为乌克兰未来生命的英雄。”武装部队委员说。</text:p>
      <text:p text:style-name="P4">
News Source: <text:a xlink:type="simple" xlink:href="https://armyinform.com.ua/2023/03/31/valerij-zaluzhnyj-u-richnyczyu-deokupacziyi-buchi-my-pamyatayemo-geroyiv-yaki-poklaly-zhyttya-zarady-majbutnogo-ukrayiny/" text:style-name="Internet_20_link" text:visited-style-name="Visited_20_Internet_20_Link">
https://armyinform.com.ua/2023/03/31/valerij-zaluzhnyj-u-richnyczyu-deokupacziyi-buchi-my-pamyatayemo-geroyiv-yaki-poklaly-zhyttya-zarady-majbutnogo-ukrayiny/</text:a>
</text:p>
      <!--NEWS-->
      <text:h text:style-name="P10" text:outline-level="1">
<text:span text:style-name="T4">
乌克兰英雄的头衔获得了32名警卫</text:span>
</text:h>
      <text:p text:style-name="P4">
作者: ['Володимир Загребельний']</text:p>
      <text:p text:style-name="P4">
时间: 2023-03-31T84:00:00-04:00</text:p>
      <text:p text:style-name="P4">
描述: 关于TSE在Planwan局局长的代祷中的评论陆军ROSPOV中有关乌克兰2022年战争，与乌克兰的战争，今天与乌克兰的最新消息，今天与乌克兰的新闻战争，今天与乌克兰的新闻战争，乌克兰与俄罗斯之间的战争将会当他们在不久的将来与乌克兰与乌克兰战争时，与乌克兰的战争是否会在2022年发生的战争，他们说，与乌克兰的战争，今天的乌克兰新闻，乌克兰的新闻，乌克兰媒体在俄罗斯的乌克兰新闻</text:p>
      <text:p text:style-name="P4">
图片: ['<text:a xlink:type="simple" xlink:href="https://armyinform.com.ua/wp-content/uploads/2023/03/photo_5274217855669355924_w-1.jpg" text:style-name="Internet_20_link" text:visited-style-name="Visited_20_Internet_20_Link">
photo_5274217855669355924_w-1.jpg</text:a>
']</text:p>
      <text:p text:style-name="P4">
标签: []</text:p>
      <text:p text:style-name="P4">
类别: News</text:p>
      <!--METADATA-->
      <text:p text:style-name="P4">
<draw:frame draw:style-name="fr1" draw:name="Image313" text:anchor-type="as-char" svg:width="6.9236in" svg:height="4.615733in" draw:z-index="0">
<draw:image xlink:href="../Images/AРМІЯINFORM/2023-03-31T84-00-00-04-00/photo_5274217855669355924_w-1.jpg" xlink:type="simple" xlink:show="embed" xlink:actuate="onLoad" draw:mime-type="image/jpeg"/>
</draw:frame>
mykola urshalovich.foto：dmitry Yurchenko /陆军</text:p>
      <text:p text:style-name="P4">
乌克兰Mykola Urshalovych中心副主任在军队的评论中对此表示。</text:p>
      <text:p text:style-name="P4">
“从俄罗斯联邦的大规模侵略开始，乌克兰国民警卫队的英雄主义者的勇气就被州颁奖典礼所确定，第32届被授予了英雄标题乌克兰，”  -  Mykola Urshalovich上校说。</text:p>
      <text:p text:style-name="P4">
另请阅读：</text:p>
      <text:p text:style-name="P4">
[上周NSU飞机进行了14架武术]](https://armyinform.com.ua/2023/03/31/mynulogo-tyzhnya-aviacziya-ngu-zdijsnyla-14-bojovyh-vylotiv/)此外，Mykola Urshalovich上校报道说，今年3月24日，下一期《中尉》，他在高等教育机构完成了学业。 这是334名官员，包括NSU国家学院的263名毕业生和NSU基辅研究所的71名毕业生。 11名毕业生是拥有金牌的大学，有22名具有战斗人员的地位。</text:p>
      <text:p text:style-name="P4">
背景：乌克兰国民警卫队 - 军事形成正确的保护职能，这是乌克兰内政部的一部分，旨在履行保护和保护生命，权利，自由和合法利益的任务，乌克兰，社会和国家令人困惑的公共安全以及与执法机构的合作 - 确保国家安全和保护国家边界，终止恐怖活动，非法军事化或武装形式的活动(组)，恐怖组织，有组织的骨盆组织群体。 NSU还按照法律参加了乌克兰武装部队的互动，以谴责武装侵略对乌克兰的武装冲突的侵略(战斗)行动以及领土辩护任务的完成。</text:p>
      <text:p text:style-name="P4">
“ 3月26日，国民警卫队庆祝了成立9周年。 卫兵与其他军事形态和执法机构一起，保护乌克兰的独立性，主权和领土完整。继续。</text:p>
      <text:p text:style-name="P4">
News Source: <text:a xlink:type="simple" xlink:href="https://armyinform.com.ua/2023/03/31/zvannya-geroya-ukrayiny-prysvoyeno-32-om-gvardijczyam/" text:style-name="Internet_20_link" text:visited-style-name="Visited_20_Internet_20_Link">
https://armyinform.com.ua/2023/03/31/zvannya-geroya-ukrayiny-prysvoyeno-32-om-gvardijczyam/</text:a>
</text:p>
      <!--NEWS-->
      <text:h text:style-name="P10" text:outline-level="1">
<text:span text:style-name="T4">
乌克兰港口的一周有27艘船，有近一百万吨谷物</text:span>
</text:h>
      <text:p text:style-name="P4">
作者: ['АРМІЯINFORM']</text:p>
      <text:p text:style-name="P4">
时间: 2023-03-31T85:00:00-04:00</text:p>
      <text:p text:style-name="P4">
描述: 对于过去的Pastyliye来说他们说，在乌克兰和俄罗斯与乌克兰在2022年与乌克兰的战争之间，无论是否有一年，他们是否会在不久的将来与乌克兰进行战争，他们说，与乌克兰的战争，今天的乌克兰新闻，乌克兰媒体的新闻，乌克兰的新闻在俄罗斯</text:p>
      <text:p text:style-name="P4">
图片: ['<text:a xlink:type="simple" xlink:href="https://armyinform.com.ua/wp-content/uploads/2023/03/630_360_1665133617-101-1.jpg" text:style-name="Internet_20_link" text:visited-style-name="Visited_20_Internet_20_Link">
630_360_1665133617-101-1.jpg</text:a>
']</text:p>
      <text:p text:style-name="P4">
标签: ['STOPRUSSIA', 'ВМС ЗС УКРАЇНИ', 'ЧОРНОМОРСЬКА ЗЕРНОВА ІНІЦІАТИВА']</text:p>
      <text:p text:style-name="P4">
类别: News</text:p>
      <!--METADATA-->
      <text:p text:style-name="P4">
<draw:frame draw:style-name="fr1" draw:name="Image314" text:anchor-type="as-char" svg:width="6.9236in" svg:height="3.956343in" draw:z-index="0">
<draw:image xlink:href="../Images/AРМІЯINFORM/2023-03-31T85-00-00-04-00/630_360_1665133617-101-1.jpg" xlink:type="simple" xlink:show="embed" xlink:actuate="onLoad" draw:mime-type="image/jpeg"/>
</draw:frame>
上周，乌克兰港口有将近一百万吨谷物和更多食物的乌克兰港口，在黑海谷物倡议下停了下来。</text:p>
      <text:p text:style-name="P4">
关于它<text:a xlink:type="simple" xlink:href="https://fb.watch/jCvBge5HgH/" text:style-name="Internet_20_link" text:visited-style-name="Visited_20_Internet_20_Link">
报告</text:a>
武装部队海军的命令。</text:p>
      <text:p text:style-name="P4">
声明说：“作为团体的一部分，武装部队的海军与兄弟俩一起竭尽全力确保导航克服粮食危机。”</text:p>
      <text:p text:style-name="P4">
值得注意的是，在俄罗斯联邦的利益中，凯奇·耶尼卡拉尔海峡的通过是：</text:p>
      <text:p text:style-name="P4">
<text:span text:style-name="T5">
到Azov Sea -137艘船，其中33艘从Bosphorus海峡移动； </text:span>
到黑海 -  100艘船，其中25艘继续沿Bosphorus的方向移动。</text:p>
      <text:p text:style-name="P4">
俄罗斯联邦继续违反《 1974年海洋保护人类生命的国际公约》。(Solas)通过关闭自动识别系统(AIS)，纳粹船只在亚佐夫海。</text:p>
      <text:p text:style-name="P4">
News Source: <text:a xlink:type="simple" xlink:href="https://armyinform.com.ua/2023/03/31/za-tyzhden-iz-ukrayinskyh-portiv-vyjshly-27-suden-iz-majzhe-miljonom-tonn-zerna/" text:style-name="Internet_20_link" text:visited-style-name="Visited_20_Internet_20_Link">
https://armyinform.com.ua/2023/03/31/za-tyzhden-iz-ukrayinskyh-portiv-vyjshly-27-suden-iz-majzhe-miljonom-tonn-zerna/</text:a>
</text:p>
      <!--NEWS-->
      <text:h text:style-name="P10" text:outline-level="1">
<text:span text:style-name="T4">
政府在Elabot -Denis Shmigal内为退伍军人启动赠款计划</text:span>
</text:h>
      <text:p text:style-name="P4">
作者: ['АРМІЯINFORM']</text:p>
      <text:p text:style-name="P4">
时间: 2023-03-31T86:00:00-04:00</text:p>
      <text:p text:style-name="P4">
描述: 罗丹的力量退伍军人向Zmzhita Odrimati Granti致力于发动...与乌克兰2022年战争的主权，今天与乌克兰的最新新闻，《与乌克兰的新闻》，今天与乌克兰2022年的战争，今天将在乌克兰之间发生战争和俄罗斯，当2022年与乌克兰的战争将是与否，他们会在不久的将来与乌克兰战争，他们说，与乌克兰的战争，今天的乌克兰新闻，乌克兰的新闻，乌克兰媒体在俄罗斯的乌克兰新闻</text:p>
      <text:p text:style-name="P4">
图片: ['<text:a xlink:type="simple" xlink:href="https://armyinform.com.ua/wp-content/uploads/2023/03/thumb_201770_820_360_0_0_auto.jpg" text:style-name="Internet_20_link" text:visited-style-name="Visited_20_Internet_20_Link">
thumb_201770_820_360_0_0_auto.jpg</text:a>
']</text:p>
      <text:p text:style-name="P4">
标签: ['ВЕТЕРАНИ', 'ДЕНИС ШМИГАЛЬ', 'ПРЕМ’ЄР-МІНІСТР']</text:p>
      <text:p text:style-name="P4">
类别: News</text:p>
      <!--METADATA-->
      <text:p text:style-name="P4">
<draw:frame draw:style-name="fr1" draw:name="Image315" text:anchor-type="as-char" svg:width="6.9236in" svg:height="3.875527in" draw:z-index="0">
<draw:image xlink:href="../Images/AРМІЯINFORM/2023-03-31T86-00-00-04-00/thumb_201770_820_360_0_0_auto.jpg" xlink:type="simple" xlink:show="embed" xlink:actuate="onLoad" draw:mime-type="image/jpeg"/>
</draw:frame>
退伍军人及其家人将能够获得自己的赠款。 关于它<text:a xlink:type="simple" xlink:href="https://www.kmu.gov.ua/news/uriad-zapuskaie-hrantovi-prohramy-dlia-veteraniv-u-mezhakh-ierobota-denys-shmyhal" text:style-name="Internet_20_link" text:visited-style-name="Visited_20_Internet_20_Link">
报告</text:a>
总理丹尼斯·施米加尔(Denis Shmigal)。</text:p>
      <text:p text:style-name="P4">
在3月30日的一次会议上，乌克兰部长的内阁通过了扩展Erobot不可逆转的赠款的决议，该赠款将分别用于退伍军人业务。</text:p>
      <text:p text:style-name="P4">
“由于Erobot计划，已经创建了超过3.5万个新业务。 我们正在缓解，在未来几年中，政府不可逆转的赠款将允许在我国各个行业和角落创建成千上万的新退伍军人。”</text:p>
      <text:p text:style-name="P4">
第一个方向为2.5万人Hryvnias的退伍军人提供了赠款，但前提是在这项业务中至少创建了一个工作场所。</text:p>
      <text:p text:style-name="P4">
第二个方向是赠款的50万hryvnias，可以由敌对行动参与者的成员获得，前提是在新业务中至少创建了两个工作地点。 根据此计划的合同：70％的州，30％应该是新企业家的资金。</text:p>
      <text:p text:style-name="P4">
第三个方向是赠款的100万人，如果战斗人员的参与者已经是企业家，至少已经建立了3年的企业家，则可以由战斗人员的参与者获得。 总理认为，这笔赠款的主要条件是从4个工作中创造出来，其中至少有两名为退伍军人或残疾人提供了两名工作。 在这里，与第二个计划一样，CO融资将为70％升30％。</text:p>
      <text:p text:style-name="P4">
“所有赠款申请将通过诉讼接受。 一切都会简单，可以理解。”政府负责人强调。</text:p>
      <text:p text:style-name="P4">
丹尼斯·施米加尔(Denis Schmigal)指出，退伍军人的经济机会是退伍军人政策领域的政府框架之一。 除了授予计划外，本单元还包括退伍军人的重新资格和培训。</text:p>
      <text:p text:style-name="P4">
«针对发展新职业的特殊优惠券计划。 培训IT专业。 其他教育的特权。 所有这些都在议程上，这些计划已经在起作用。”总理总理说。</text:p>
      <text:p text:style-name="P4">
News Source: <text:a xlink:type="simple" xlink:href="https://armyinform.com.ua/2023/03/31/uryad-zapuskaye-grantovi-programy-dlya-veteraniv-u-mezhah-yerobota-denys-shmygal/" text:style-name="Internet_20_link" text:visited-style-name="Visited_20_Internet_20_Link">
https://armyinform.com.ua/2023/03/31/uryad-zapuskaye-grantovi-programy-dlya-veteraniv-u-mezhah-yerobota-denys-shmygal/</text:a>
</text:p>
      <!--NEWS-->
      <text:h text:style-name="P10" text:outline-level="1">
<text:span text:style-name="T4">
敌人释放了6个“ Shahmed”  - 他们被我们的捍卫者摧毁了</text:span>
</text:h>
      <text:p text:style-name="P4">
作者: ['АРМІЯINFORM']</text:p>
      <text:p text:style-name="P4">
时间: 2023-03-31T87:00:00-04:00</text:p>
      <text:p text:style-name="P4">
描述: 关于乌克兰兹布罗伊萨尼部队的总部。  - 不是Maychi Bazhans ...与乌克兰2022年的战争，与乌克兰的战争是今天的最新消息，与乌克兰2022年战争的新闻是今天的最后一场新闻，乌克兰和俄罗斯之间的战争是否会发生战争2022年与乌克兰与乌克兰的战争将在不久的将来与乌克兰进行战争，这是与乌克兰的战争，今天与乌克兰的战争，今天的乌克兰新闻，乌克兰的新闻，乌克兰媒体在俄罗斯的乌克兰新闻</text:p>
      <text:p text:style-name="P4">
图片: ['<text:a xlink:type="simple" xlink:href="https://armyinform.com.ua/wp-content/uploads/2023/03/2799375.jpg" text:style-name="Internet_20_link" text:visited-style-name="Visited_20_Internet_20_Link">
2799375.jpg</text:a>
']</text:p>
      <text:p text:style-name="P4">
标签: ['STOPRUSSIA', 'АГРЕСІЯ РФ', 'ВТОРГНЕННЯ РФ', 'ГШ ЗСУ']</text:p>
      <text:p text:style-name="P4">
类别: News</text:p>
      <!--METADATA-->
      <text:p text:style-name="P4">
<draw:frame draw:style-name="fr1" draw:name="Image316" text:anchor-type="as-char" svg:width="6.9236in" svg:height="4.944604in" draw:z-index="0">
<draw:image xlink:href="../Images/AРМІЯINFORM/2023-03-31T87-00-00-04-00/2799375.jpg" xlink:type="simple" xlink:show="embed" xlink:actuate="onLoad" draw:mime-type="image/jpeg"/>
</draw:frame>
照片说明性</text:p>
      <text:p text:style-name="P4">
<text:span text:style-name="T4">
🔥俄罗斯入侵的情况</text:span>
</text:p>
      <text:p text:style-name="P4">
关于它<text:a xlink:type="simple" xlink:href="https://www.facebook.com/GeneralStaff.ua/posts/pfbid02ZYpcMJzGe2SnzeuGHtFEFNZdd8poP5ETtoFiGLHEZKHspVEKRARYy1BWyn64yQExl" text:style-name="Internet_20_link" text:visited-style-name="Visited_20_Internet_20_Link">
报告</text:a>
乌克兰武装部队的总参谋部。</text:p>
      <ul>
        <li>
没有在战场上取得理想的结果，敌人继续愤世嫉俗地恐吓我们国家的平民。 如今，俄罗斯联邦在Zaporizhzhya的平民遗址和乌克兰的其他定居点上又带来了火箭袭击，并使用了弹道导弹。 敌人还涉及Shahaned-136无人机的6个冲击无人机，用于航空罢工 - 我们的捍卫者摧毁了阿丁斯，这是信息。</li>
      </ul>
      <text:p text:style-name="P4">
整个乌克兰的进一步火箭和航空罢工的可能性仍然很高。</text:p>
      <text:p text:style-name="P4">
News Source: <text:a xlink:type="simple" xlink:href="https://armyinform.com.ua/2023/03/31/vorog-vypustyv-6-shahediv-usi-vony-buly-znyshheni-nashymy-zahysnykamy/" text:style-name="Internet_20_link" text:visited-style-name="Visited_20_Internet_20_Link">
https://armyinform.com.ua/2023/03/31/vorog-vypustyv-6-shahediv-usi-vony-buly-znyshheni-nashymy-zahysnykamy/</text:a>
</text:p>
      <!--NEWS-->
      <text:h text:style-name="P10" text:outline-level="1">
<text:span text:style-name="T4">
乌克兰的国防军在顿涅茨克地区击退了30多次敌人袭击</text:span>
</text:h>
      <text:p text:style-name="P4">
作者: ['АРМІЯINFORM']</text:p>
      <text:p text:style-name="P4">
时间: 2023-03-31T88:00:00-04:00</text:p>
      <text:p text:style-name="P4">
描述: 关于乌克兰兹布罗伊萨尼部队的总部。 “敌人是一个沉没……与乌克兰2022的战争，与乌克兰的战争是今天的最新消息，今天与乌克兰的战争是今天的最后一场，乌克兰和俄罗斯之间的战争将发生战争乌克兰在2022年将与否，他们会与乌克兰发生战争，在不久的将来，他们说，今天与乌克兰的战争，今天的乌克兰新闻，乌克兰的新闻，乌克兰媒体在俄罗斯的乌克兰媒体</text:p>
      <text:p text:style-name="P4">
图片: ['<text:a xlink:type="simple" xlink:href="https://armyinform.com.ua/wp-content/uploads/2022/12/vidbyly-ataky.jpg" text:style-name="Internet_20_link" text:visited-style-name="Visited_20_Internet_20_Link">
vidbyly-ataky.jpg</text:a>
']</text:p>
      <text:p text:style-name="P4">
标签: ['STOPRUSSIA', 'АГРЕСІЯ РФ', 'ВТОРГНЕННЯ РФ', 'ГШ ЗСУ', 'ХРОНІКА ОБОРОНИ']</text:p>
      <text:p text:style-name="P4">
类别: News</text:p>
      <!--METADATA-->
      <text:p text:style-name="P4">
<draw:frame draw:style-name="fr1" draw:name="Image317" text:anchor-type="as-char" svg:width="6.9236in" svg:height="4.170843in" draw:z-index="0">
<draw:image xlink:href="../Images/AРМІЯINFORM/2023-03-31T88-00-00-04-00/vidbyly-ataky.jpg" xlink:type="simple" xlink:show="embed" xlink:actuate="onLoad" draw:mime-type="image/jpeg"/>
</draw:frame>
说明性照片</text:p>
      <text:p text:style-name="P4">
<text:span text:style-name="T4">
🔥俄罗斯入侵的情况</text:span>
</text:p>
      <text:p text:style-name="P4">
关于它<text:a xlink:type="simple" xlink:href="https://www.facebook.com/GeneralStaff.ua/posts/pfbid02ZYpcMJzGe2SnzeuGHtFEFNZdd8poP5ETtoFiGLHEZKHspVEKRARYy1BWyn64yQExl" text:style-name="Internet_20_link" text:visited-style-name="Visited_20_Internet_20_Link">
报告</text:a>
乌克兰武装部队的总参谋部。</text:p>
      <text:p text:style-name="P4">
“敌人继续将主要努力集中在进攻，代理利马，巴赫穆特，阿维迪夫和玛丽斯基的指示上。 白天，乌克兰国防军部队反映了30多次袭击。 为Bigorovka，Bakhmut，Avdiivka和Marinka的定居点而战仍然是最凶猛的。”</text:p>
      <text:p text:style-name="P4">
News Source: <text:a xlink:type="simple" xlink:href="https://armyinform.com.ua/2023/03/31/syly-oborony-ukrayiny-vidbyly-ponad-30-atak-protyvnyka-na-donechchyni/" text:style-name="Internet_20_link" text:visited-style-name="Visited_20_Internet_20_Link">
https://armyinform.com.ua/2023/03/31/syly-oborony-ukrayiny-vidbyly-ponad-30-atak-protyvnyka-na-donechchyni/</text:a>
</text:p>
      <!--NEWS-->
      <text:h text:style-name="P10" text:outline-level="1">
<text:span text:style-name="T4">
乌克兰和摩尔多瓦总统讨论了欧洲融合的两个州的进一步前景</text:span>
</text:h>
      <text:p text:style-name="P4">
作者: ['АРМІЯINFORM']</text:p>
      <text:p text:style-name="P4">
时间: 2023-03-31T89:00:00-04:00</text:p>
      <text:p text:style-name="P4">
描述: 乌克兰Volodymyr Zelensky特别总统Resbubbleki Moldova的总裁...与乌克兰2022年的战争，与乌克兰的最新新闻战争，今天与乌克兰2022年的新闻战争，乌克兰和俄罗斯之间的战争将在乌克兰和俄罗斯之间发动战争，以及2022年2022年与乌克兰战争他们会说，是否会在不久的将来与乌克兰进行战争，他们说，与乌克兰的战争，今天的乌克兰新闻，乌克兰的新闻，乌克兰的新闻</text:p>
      <text:p text:style-name="P4">
图片: ['<text:a xlink:type="simple" xlink:href="https://armyinform.com.ua/wp-content/uploads/2023/03/d2eee61a2b9b7c0155086a1e9ecb5d93_1680269544_extra_large.jpeg" text:style-name="Internet_20_link" text:visited-style-name="Visited_20_Internet_20_Link">
d2eee61a2b9b7c0155086a1e9ecb5d93_1680269544_extra_large.jpeg</text:a>
']</text:p>
      <text:p text:style-name="P4">
标签: ['STOPRUSSIA', 'АГРЕСІЯ РФ', 'ВОЛОДИМИР ЗЕЛЕНСЬКИЙ', 'ВТОРГНЕННЯ РФ', 'МАЯ САНДУ']</text:p>
      <text:p text:style-name="P4">
类别: News</text:p>
      <!--METADATA-->
      <text:p text:style-name="P4">
<draw:frame draw:style-name="fr1" draw:name="Image318" text:anchor-type="as-char" svg:width="6.9236in" svg:height="4.617948in" draw:z-index="0">
<draw:image xlink:href="../Images/AРМІЯINFORM/2023-03-31T89-00-00-04-00/d2eee61a2b9b7c0155086a1e9ecb5d93_1680269544_extra_large.jpeg" xlink:type="simple" xlink:show="embed" xlink:actuate="onLoad" draw:mime-type="image/jpeg"/>
</draw:frame>
乌克兰沃罗迪米尔·泽伦斯基(Ukraine Volodymyr Zelensky)总统与摩尔多瓦总统共和国协商，我有桑杜(Sandu)，他应邀请他访问一个国家。</text:p>
      <text:p text:style-name="P4">
乌克兰国家的负责人指出，摩尔多瓦在俄罗斯侵略条件下从乌克兰人民那里团结起来的重要性，并强调建立进一步建立，以竭尽所能地做出我们国家之间友好和亲密关系所必需的一切。</text:p>
      <text:p text:style-name="P4">
他称赞摩尔多瓦一侧的信号支持摩尔多瓦总统的乌克兰塔维德维德，并受到俄罗斯城市入侵者的影响。</text:p>
      <text:p text:style-name="P4">
乌克兰国家负责人向一位同事通报了前面的情况。</text:p>
      <text:p text:style-name="P4">
领导人表示准备在抵制俄罗斯挑战并交流对莫斯科进一步制裁的需求的看法，以加强合作。</text:p>
      <text:p text:style-name="P4">
Volodymyr Zelensky和May Sandu讨论了两个的主题问题。</text:p>
      <text:p text:style-name="P4">
乌克兰总统祝贺交通基础设施发展的共同进步，特别是敖德萨地区和摩尔多瓦南部的联系与新的 - 铁廊与联合边界和海关控制的联系。</text:p>
      <text:p text:style-name="P4">
双方积极地指出，两国各个部门的工作旨在提高个人边防人员的能力。</text:p>
      <text:p text:style-name="P4">
特别注意建立针对乌克兰侵略的特别法庭。</text:p>
      <text:p text:style-name="P4">
乌克兰和摩尔多瓦总统还通过欧洲一体化讨论了两个州的进步和进一步前景。</text:p>
      <text:p text:style-name="P4">
在会议上，沃尔迪米尔·泽伦斯基(Volodymyr Zelenskyy)决定将乌克兰的饥荒视为乌克兰乌克兰人民的种族灭绝，对摩尔多瓦方面表示感谢。</text:p>
      <text:p text:style-name="P4">
资料来源：<text:a xlink:type="simple" xlink:href="https://www.president.gov.ua/news/glava-ukrayinskoyi-derzhavi-proviv-zustrich-iz-prezidentom-m-81997" text:style-name="Internet_20_link" text:visited-style-name="Visited_20_Internet_20_Link">
乌克兰总统办公室</text:a>
</text:p>
      <text:p text:style-name="P4">
News Source: <text:a xlink:type="simple" xlink:href="https://armyinform.com.ua/2023/03/31/glavy-derzhav-ukrayiny-ta-moldovy-obgovoryly-podalshi-perspektyvy-krayin-shlyahom-yevropejskoyi-integracziyi/" text:style-name="Internet_20_link" text:visited-style-name="Visited_20_Internet_20_Link">
https://armyinform.com.ua/2023/03/31/glavy-derzhav-ukrayiny-ta-moldovy-obgovoryly-podalshi-perspektyvy-krayin-shlyahom-yevropejskoyi-integracziyi/</text:a>
</text:p>
      <!--NEWS-->
      <text:h text:style-name="P10" text:outline-level="1">
<text:span text:style-name="T4">
我们的航空对敌人进行了6次跳动</text:span>
</text:h>
      <text:p text:style-name="P4">
作者: ['АРМІЯINFORM']</text:p>
      <text:p text:style-name="P4">
时间: 2023-03-31T90:00:00-04:00</text:p>
      <text:p text:style-name="P4">
描述: 关于乌克兰兹布罗伊萨尼部队的总部。 “ Avisaatsy的国防军……与乌克兰2022年的战争，与乌克兰的战争是今天的最新消息，今天与乌克兰2022年的新闻战，乌克兰和俄罗斯之间的战争将发生，当乌克兰与俄罗斯之间以及2022年与乌克兰战争时是否会有，是否会有，是否会在不久的将来与乌克兰进行战争，说，与乌克兰的战争，今天的乌克兰新闻，乌克兰的新闻，乌克兰的新闻在俄罗斯的乌克兰媒体</text:p>
      <text:p text:style-name="P4">
图片: ['<text:a xlink:type="simple" xlink:href="https://armyinform.com.ua/wp-content/uploads/2022/12/aviacziya-syl-oborony-ukrayiny.jpg" text:style-name="Internet_20_link" text:visited-style-name="Visited_20_Internet_20_Link">
aviacziya-syl-oborony-ukrayiny.jpg</text:a>
']</text:p>
      <text:p text:style-name="P4">
标签: ['STOPRUSSIA', 'АГРЕСІЯ РФ', 'ВТОРГНЕННЯ РФ', 'ХРОНІКА ОБОРОНИ']</text:p>
      <text:p text:style-name="P4">
类别: News</text:p>
      <!--METADATA-->
      <text:p text:style-name="P4">
<draw:frame draw:style-name="fr1" draw:name="Image319" text:anchor-type="as-char" svg:width="6.9236in" svg:height="3.894525in" draw:z-index="0">
<draw:image xlink:href="../Images/AРМІЯINFORM/2023-03-31T90-00-00-04-00/aviacziya-syl-oborony-ukrayiny.jpg" xlink:type="simple" xlink:show="embed" xlink:actuate="onLoad" draw:mime-type="image/jpeg"/>
</draw:frame>
说明性照片<text:span text:style-name="T4">
🔥俄罗斯完成的情况</text:span>
</text:p>
      <text:p text:style-name="P4">
关于它<text:a xlink:type="simple" xlink:href="https://www.facebook.com/GeneralStaff.ua/posts/pfbid02ZYpcMJzGe2SnzeuGHtFEFNZdd8poP5ETtoFiGLHEZKHspVEKRARYy1BWyn64yQExl" text:style-name="Internet_20_link" text:visited-style-name="Visited_20_Internet_20_Link">
报告</text:a>
乌克兰武装部队的总参谋部。</text:p>
      <text:p text:style-name="P4">
“国防军的航空在侵略者的个人员工和军事装备集中的领域中进行了6次节拍。 Iarthillery的导弹部队的单位袭击了8个领域的活力，敌人的武器和军事装备，燃料和润滑剂的组成，2架防空导弹综合体，一个处于火灾位置的炮兵部队作为放射性电台，”它读到。</text:p>
      <text:p text:style-name="P4">
News Source: <text:a xlink:type="simple" xlink:href="https://armyinform.com.ua/2023/03/31/nasha-aviacziya-zavdala-6-udariv-po-protyvnyku/" text:style-name="Internet_20_link" text:visited-style-name="Visited_20_Internet_20_Link">
https://armyinform.com.ua/2023/03/31/nasha-aviacziya-zavdala-6-udariv-po-protyvnyku/</text:a>
</text:p>
      <!--NEWS-->
      <text:h text:style-name="P10" text:outline-level="1">
<text:span text:style-name="T4">
在卢汉斯地区，种族主义者正在寻找他们的逃兵</text:span>
</text:h>
      <text:p text:style-name="P4">
作者: ['АРМІЯINFORM']</text:p>
      <text:p text:style-name="P4">
时间: 2023-03-31T91:00:00-04:00</text:p>
      <text:p text:style-name="P4">
描述: 关于乌克兰兹布罗伊萨尼部队的总部。  - 有一些趋势...与乌克兰2022的战争，与乌克兰的最新新闻战争，与乌克兰的新闻战争，2022年的新闻战争，今天的最后一次战争将在乌克兰和俄罗斯之间发生战争，何时，2022年与乌克兰的战争将是他们说，无论是否将与乌克兰发生战争，在不久的将来，他们说，与乌克兰的战争，今天的乌克兰新闻，乌克兰新闻，乌克兰媒体在俄罗斯</text:p>
      <text:p text:style-name="P4">
图片: ['<text:a xlink:type="simple" xlink:href="https://armyinform.com.ua/wp-content/uploads/2022/10/chmobyky.jpg" text:style-name="Internet_20_link" text:visited-style-name="Visited_20_Internet_20_Link">
chmobyky.jpg</text:a>
']</text:p>
      <text:p text:style-name="P4">
标签: ['STOPRUSSIA', 'АГРЕСІЯ РФ', 'ВТОРГНЕННЯ РФ', 'ГШ ЗСУ', 'ДЕЗЕРТИРСТВО']</text:p>
      <text:p text:style-name="P4">
类别: News</text:p>
      <!--METADATA-->
      <text:p text:style-name="P4">
<draw:frame draw:style-name="fr1" draw:name="Image320" text:anchor-type="as-char" svg:width="6.9236in" svg:height="3.883237in" draw:z-index="0">
<draw:image xlink:href="../Images/AРМІЯINFORM/2023-03-31T91-00-00-04-00/chmobyky.jpg" xlink:type="simple" xlink:show="embed" xlink:actuate="onLoad" draw:mime-type="image/jpeg"/>
</draw:frame>
说明性照片<text:span text:style-name="T4">
🔥俄罗斯入侵的情况</text:span>
</text:p>
      <text:p text:style-name="P4">
关于它<text:a xlink:type="simple" xlink:href="https://www.facebook.com/GeneralStaff.ua/posts/pfbid02ZYpcMJzGe2SnzeuGHtFEFNZdd8poP5ETtoFiGLHEZKHspVEKRARYy1BWyn64yQExl" text:style-name="Internet_20_link" text:visited-style-name="Visited_20_Internet_20_Link">
报告</text:a>
乌克兰武装部队的总参谋部。</text:p>
      <ul>
        <li>
有一种趋势是增加敌人群体从单位和军事部队中逃脱的案件。 因此，在卢汉斯克地区被占领领土的Starobilsky地区中，有50名荒芜的军人搜查了入侵者。</li>
      </ul>
      <text:p text:style-name="P4">
News Source: <text:a xlink:type="simple" xlink:href="https://armyinform.com.ua/2023/03/31/na-luganshhyni-rashysty-rozshukuyut-svoyih-dezertyriv/" text:style-name="Internet_20_link" text:visited-style-name="Visited_20_Internet_20_Link">
https://armyinform.com.ua/2023/03/31/na-luganshhyni-rashysty-rozshukuyut-svoyih-dezertyriv/</text:a>
</text:p>
      <!--NEWS-->
      <text:h text:style-name="P10" text:outline-level="1">
<text:span text:style-name="T4">
在布加的悲剧是克里姆林宫对乌克兰人销毁的更大计划的一部分</text:span>
</text:h>
      <text:p text:style-name="P4">
作者: ['АРМІЯINFORM']</text:p>
      <text:p text:style-name="P4">
时间: 2023-03-31T92:00:00-04:00</text:p>
      <text:p text:style-name="P4">
描述: 关于CE，总统由Evrokomii Ursula von der Lyan的总裁在他的高音扬声器上说。 “那些……与乌克兰2022年的战争，与乌克兰的战争是今天的最新消息，与乌克兰2022的战争是今天的最后一场新闻，乌克兰和俄罗斯之间的战争以及俄罗斯之间的战争以及2022年与乌克兰的战争时是否是，他们是否会与乌克兰发生战争，在不久的将来，他们说与乌克兰的战争，今天的乌克兰新闻，乌克兰新闻，乌克兰媒体在俄罗斯的乌克兰新闻</text:p>
      <text:p text:style-name="P4">
图片: ['<text:a xlink:type="simple" xlink:href="https://armyinform.com.ua/wp-content/uploads/2022/03/113.jpg" text:style-name="Internet_20_link" text:visited-style-name="Visited_20_Internet_20_Link">
113.jpg</text:a>
']</text:p>
      <text:p text:style-name="P4">
标签: ['STOPRUSSIA', 'АГРЕСІЯ РФ', 'БУЧА', 'УРСУЛА ФОН ДЕР ЛЯЄН']</text:p>
      <text:p text:style-name="P4">
类别: News</text:p>
      <!--METADATA-->
      <text:p text:style-name="P4">
<draw:frame draw:style-name="fr1" draw:name="Image321" text:anchor-type="as-char" svg:width="6.9236in" svg:height="3.896998in" draw:z-index="0">
<draw:image xlink:href="../Images/AРМІЯINFORM/2023-03-31T92-00-00-04-00/113.jpg" xlink:type="simple" xlink:show="embed" xlink:actuate="onLoad" draw:mime-type="image/jpeg"/>
</draw:frame>
关于它<text:a xlink:type="simple" xlink:href="https://twitter.com/vonderleyen/status/1641748513946992642" text:style-name="Internet_20_link" text:visited-style-name="Visited_20_Internet_20_Link">
陈述</text:a>
欧盟委员会主席Ursula von der Lien在他的Twitter中。</text:p>
      <text:p text:style-name="P4">
“一年前在Bucha发生的事情并不是一个孤立的情节。 Tsiholosation执行是更大计划的一部分。 克里姆林宫摧毁乌克兰人的计划。 他们的民族身份。 他们的生活意义。”她写道。</text:p>
      <text:p text:style-name="P4">
News Source: <text:a xlink:type="simple" xlink:href="https://armyinform.com.ua/2023/03/31/tragediya-u-misti-bucha-bula-chastynoyu-bilshogo-planu-kremlya-zi-znyshhennya-ukrayincziv/" text:style-name="Internet_20_link" text:visited-style-name="Visited_20_Internet_20_Link">
https://armyinform.com.ua/2023/03/31/tragediya-u-misti-bucha-bula-chastynoyu-bilshogo-planu-kremlya-zi-znyshhennya-ukrayincziv/</text:a>
</text:p>
      <!--NEWS-->
      <text:h text:style-name="P10" text:outline-level="1">
<text:span text:style-name="T4">
今天在柏林开始了乌克兰“护照服务”的工作</text:span>
</text:h>
      <text:p text:style-name="P4">
作者: ['Володимир Поліщук']</text:p>
      <text:p text:style-name="P4">
时间: 2023-03-31T93:00:00-04:00</text:p>
      <text:p text:style-name="P4">
描述: 在Bizhzlav的最高Komisar Un的Danami之后，与乌克兰的战争将是不在的，无论在不久的将来是否会与乌克兰进行战争，今天与乌克兰的战争，今天的乌克兰新闻，乌克兰的乌克兰新闻，乌克兰媒体的俄罗斯人都将在俄罗斯</text:p>
      <text:p text:style-name="P4">
图片: ['<text:a xlink:type="simple" xlink:href="https://armyinform.com.ua/wp-content/uploads/2023/03/golovna-berlin-pasportnyj-servis.jpg" text:style-name="Internet_20_link" text:visited-style-name="Visited_20_Internet_20_Link">
golovna-berlin-pasportnyj-servis.jpg</text:a>
', '<text:a xlink:type="simple" xlink:href="https://armyinform.com.ua/wp-content/uploads/2023/03/1-41-1.jpg" text:style-name="Internet_20_link" text:visited-style-name="Visited_20_Internet_20_Link">
1-41-1.jpg</text:a>
', '<text:a xlink:type="simple" xlink:href="https://armyinform.com.ua/wp-content/uploads/2023/03/4-28-1.jpg" text:style-name="Internet_20_link" text:visited-style-name="Visited_20_Internet_20_Link">
4-28-1.jpg</text:a>
', '<text:a xlink:type="simple" xlink:href="https://armyinform.com.ua/wp-content/uploads/2023/03/3-26-1.jpg" text:style-name="Internet_20_link" text:visited-style-name="Visited_20_Internet_20_Link">
3-26-1.jpg</text:a>
']</text:p>
      <text:p text:style-name="P4">
标签: []</text:p>
      <text:p text:style-name="P4">
类别: News</text:p>
      <!--METADATA-->
      <text:p text:style-name="P4">
<draw:frame draw:style-name="fr1" draw:name="Image322" text:anchor-type="as-char" svg:width="6.9236in" svg:height="6.9236in" draw:z-index="0">
<draw:image xlink:href="../Images/AРМІЯINFORM/2023-03-31T93-00-00-04-00/golovna-berlin-pasportnyj-servis.jpg" xlink:type="simple" xlink:show="embed" xlink:actuate="onLoad" draw:mime-type="image/jpeg"/>
</draw:frame>
根据](https://data.unhcr.org/en/situations/ukraine)联合国难民专员办公室以来，自全面战争开始以来，乌克兰在德国领土上发现了超过100万被强迫的乌克兰人。 在大多数情况下，迫切需要制定护照文件。</text:p>
      <text:p text:style-name="P4">
如今，由于国家移民服务局的富有成果的合作，乌克兰的TVC外交部在德国首都在测试模式下开始了与国家企业“文档”的工作相关单位。</text:p>
      <text:p text:style-name="P4">
这在[消息]中说明了(https://www.kmu.gov.ua/news/pasportnyi-servis-vidkryvaie-svoi-dveri-dlia-ukraintsiv-u-berlini)在政府门户网站上。</text:p>
      <text:p text:style-name="P4">
<draw:frame draw:style-name="fr1" draw:name="Image323" text:anchor-type="as-char" svg:width="6.9236in" svg:height="3.617581in" draw:z-index="0">
<draw:image xlink:href="../Images/AРМІЯINFORM/2023-03-31T93-00-00-04-00/1-41-1.jpg" xlink:type="simple" xlink:show="embed" xlink:actuate="onLoad" draw:mime-type="image/jpeg"/>
</draw:frame>
在护照服务的开放公民服务中心中，被德国战争庇护的乌克兰人将能够制定有效的护照 - 专业，这将使他们能够获得财务和人道主义援助，获得工作，学习和跨越自由边界。</text:p>
      <text:p text:style-name="P4">
柏林护照服务中心位于柏林：Am Treptower Park 14，12435 Berlin，2楼。</text:p>
      <text:p text:style-name="P4">
访客的服务是从星期一到周六在“现场”队列中从9:00到18:00进行的(电子队列将稍后工作).</text:p>
      <text:p text:style-name="P4">
<draw:frame draw:style-name="fr1" draw:name="Image324" text:anchor-type="as-char" svg:width="6.9236in" svg:height="3.617581in" draw:z-index="0">
<draw:image xlink:href="../Images/AРМІЯINFORM/2023-03-31T93-00-00-04-00/4-28-1.jpg" xlink:type="simple" xlink:show="embed" xlink:actuate="onLoad" draw:mime-type="image/jpeg"/>
</draw:frame>
乌克兰公民可以到达那里的服务：</text:p>
      <text:p text:style-name="P4">
<text:span text:style-name="T5">
身份证或护照的注册(特别是而不是丢失或被盗); </text:span>
交换身份证或外国护照(关于有效性的到期，信息的变化，不合适的使用); * ID卡上的Exchange Passport样品1994(可选或不适); <text:span text:style-name="T5">
同时注册外国护照和身份证； </text:span>
驾驶执照交换； * 保险。</text:p>
      <text:p text:style-name="P4">
官方网站&lt;https://berlin.pasport.org.ua/&gt;
</text:p>
      <text:p text:style-name="P4">
<draw:frame draw:style-name="fr1" draw:name="Image325" text:anchor-type="as-char" svg:width="6.9236in" svg:height="3.617581in" draw:z-index="0">
<draw:image xlink:href="../Images/AРМІЯINFORM/2023-03-31T93-00-00-04-00/3-26-1.jpg" xlink:type="simple" xlink:show="embed" xlink:actuate="onLoad" draw:mime-type="image/jpeg"/>
</draw:frame>
</text:p>
      <text:p text:style-name="P4">
IUU新闻社写道，以前的“护照服务”是由波兰的四个城市开设的(华沙，克拉科夫，格丹克，弗罗克瓦)， 火鸡(伊斯坦布尔)，斯洛伐克(Bratislava)和捷克共和国(临界点).</text:p>
      <text:p text:style-name="P4">
News Source: <text:a xlink:type="simple" xlink:href="https://armyinform.com.ua/2023/03/31/sogodni-v-berlini-rozpochav-robotu-ukrayinskyj-pasportnyj-servis/" text:style-name="Internet_20_link" text:visited-style-name="Visited_20_Internet_20_Link">
https://armyinform.com.ua/2023/03/31/sogodni-v-berlini-rozpochav-robotu-ukrayinskyj-pasportnyj-servis/</text:a>
</text:p>
      <!--NEWS-->
      <text:h text:style-name="P10" text:outline-level="1">
<text:span text:style-name="T4">
乌克兰领土上犯下的国际法规定的最严重犯罪责任的布坎南宣言</text:span>
</text:h>
      <text:p text:style-name="P4">
作者: ['АРМІЯINFORM']</text:p>
      <text:p text:style-name="P4">
时间: 2023-03-31T94:00:00-04:00</text:p>
      <text:p text:style-name="P4">
描述: 密歇根州的奇迹力量的代表，组织了31 Birch 2023 Rock ...与乌克兰2022年战争，与乌克兰的战争，今天与乌克兰的最新消息，今天与乌克兰的新闻战争，今天与乌克兰2022年上次与乌克兰进行战争，乌克兰和俄罗斯之间以及俄罗斯之间以及俄罗斯之间的战争，与2022年的战争，乌克兰是否会在不久</text:p>
      <text:p text:style-name="P4">
图片: ['<text:a xlink:type="simple" xlink:href="https://armyinform.com.ua/wp-content/uploads/2023/03/1200_0_1646709682-4223.webp" text:style-name="Internet_20_link" text:visited-style-name="Visited_20_Internet_20_Link">
1200_0_1646709682-4223.webp</text:a>
']</text:p>
      <text:p text:style-name="P4">
标签: []</text:p>
      <text:p text:style-name="P4">
类别: News</text:p>
      <!--METADATA-->
      <text:p text:style-name="P4">
<draw:frame draw:style-name="fr1" draw:name="Image326" text:anchor-type="as-char" svg:width="6.9236in" svg:height="4.881138in" draw:z-index="0">
<draw:image xlink:href="../ConvertedIMGs/AРМІЯINFORM/2023-03-31T94-00-00-04-00/1200_0_1646709682-4223.png" xlink:type="simple" xlink:show="embed" xlink:actuate="onLoad" draw:mime-type="image/png"/>
</draw:frame>
我们，各州和国际组织的代表于2023年3月31日聚集在布坎峰会上，俄罗斯在乌克兰犯罪的责任，</text:p>
      <text:p text:style-name="P4">
_确认联合国宪章的主要重要性，以支持国际和平与安全，并促进平均权利的统治，并确认其对主权的奉献，乌克兰政治独立的领土完整，</text:p>
      <text:p text:style-name="P4">
_ 1942年1月13日在伦敦宣布战争期间对战争的惩罚，在激进战争中，乌克兰的团结和决心在政府中表达了</text:p>
      <text:p text:style-name="P4">
_sew_关于联合国大会的分辨率A/RES/95(1946年)已批准了国际法原则的法定原则的国际法原则的确认，被公认为纽伦堡法庭，并进一步提醒人们在许多国家刑事法规中，尤其是Verkin犯罪， 尤其。</text:p>
      <text:p text:style-name="P4">
<text:span text:style-name="T5">
worked _关于联合国法定组织第2条规定的所有国家的义务，以避免其国际关系与经验或其应用，以应对任何国家的chipitalitions of Chipilition Indeptiments of任何其他国家或任何其他方式的领土完整性联合国的目标，以及通过和平手段克服国际争端，以一种不受民间和平与安全与正义的影响的方式</text:span>
</text:p>
      <text:p text:style-name="P4">
_swill_在联合国大会决议3314上(xxix)日期为1974年12月14日，将侵略定义为疾病状态，领土诚信或另一个国家或其他国家的政治独立性的使用，与宪章不相容，</text:p>
      <text:p text:style-name="P4">
_ dals提醒_国际人道主义法和国际人权法引起的承诺，</text:p>
      <text:p text:style-name="P4">
_ dislace <text:span text:style-name="T5">
联合国联合大会分辨率(2022)“确定俄罗斯联邦对乌克兰的侵略，这违反了第2条(4)法规</text:span>
»_，</text:p>
      <text:p text:style-name="P4">
_对巨大伤害和苦难的深刻关注是由对乌克兰的侵略而间接造成的</text:p>
      <text:p text:style-name="P4">
<text:span text:style-name="T5">
在国际法下对严重犯罪的深刻关注，该法律继续在俄罗斯联邦及其武装部队的军事人员在俄罗斯联邦及其武装部队控制的乌克兰领土上犯下。_也相信，</text:span>
 _终止有罪罚款对于与过去的任何犯罪和解并防止这种痛苦，</text:p>
      <text:p text:style-name="P4">
_确定案件，_乌克兰对乌克兰国际法院对俄罗斯联邦的解释，应用或执行1948年《预防和惩罚种族灭绝罪》的解释，应用或执行</text:p>
      <text:p text:style-name="P4">
_在联合国独立国际委员会在乌克兰进行的工作，对所有可能的侵犯和滥用人权行为和侵犯国际人道主义法的调查工作，以及俄罗斯联邦对乌克兰侵略乌克兰的相关犯罪与联合国分辨率A/HRC/49 RES/1(2022)和A/HRC/RE/S-34/1，并考虑其报告和估计，</text:p>
      <text:p text:style-name="P4">
自2013年11月21日以来，国际刑事法院支持和进行调查并由国际刑事法院进行调查，并可以对任何军事犯罪，对人类犯罪和种族灭绝犯下管辖权，并认识到国际刑事法院不能不能承认国际刑事法院无法受到侵略罪。</text:p>
      <text:p text:style-name="P4">
_建立国际刑事法院最近裁决的重要性，以逮捕俄罗斯联合会诉塔罗士儿童权利专员M. lviv-bielova委员严重的程度</text:p>
      <text:p text:style-name="P4">
_尽管包括乌克兰在内的各个成员国，还是发起了在乌克兰领土上犯下的严重罪行，在国际法上结婚，</text:p>
      <text:p text:style-name="P4">
他们决定如下：</text:p>
      <text:p text:style-name="P4">
根据乌克兰被吸引力犯下的国际法，谴责严重罪行，包括在布恰(Bucha)的大屠杀，该屠杀开始象征俄罗斯的侵略；</text:p>
      <text:p text:style-name="P4">
_国际刑事法院检察官的努力支持国际刑事法院除外的重要活动，以确保根据国际法规定最严重罪行的肇事者的起诉，并防止其犯罪；_witat_国际支持和努力确保根据乌克兰领土犯下的国际法对严重犯罪的全部责任，并考虑到创建的联合调查小组(Ovovull)在调查乌克兰犯下的可能重大国际犯罪和支持乌克兰的咨询小组中；</text:p>
      <text:p text:style-name="P4">
_pay_州和其他有关方面，以最大程度地支持国际调查中心的活动(ICPA)，根据欧洲群岛(Eurosta)创建，以通过获得关键证据并促进早期违规过程来加强侵略的调查；</text:p>
      <text:p text:style-name="P4">
_关于国际合作和法律援助在引入有效调查和刑事起诉的重要性以及鼓励提供此类支持的重要性；</text:p>
      <text:p text:style-name="P4">
<text:span text:style-name="T5">
断言</text:span>
 _负责计划，进行侵略乌克兰的人不应保持不受惩罚，并呼吁国际社会考虑适当的措施，特别是通过创建相应的司法机制，以确保对侵略罪；</text:p>
      <text:p text:style-name="P4">
_支持建立国际机制，以赔偿是由于俄罗斯联邦在乌克兰的国际履行行动而造成的损害或损害的赔偿机制，或者是由于乌克兰俄罗斯联邦的国际行为而支持创建国际机制的国际机制或反对乌克兰，以及促进和协调收集过程；</text:p>
      <text:p text:style-name="P4">
<text:span text:style-name="T5">
宣传_通过在乌克兰领土上犯下的国际法中的土著犯罪的全部责任，通过对国家或国际一级应税迫害进行适当，公正和独立的调查</text:span>
; _ <text:span text:style-name="T5">
 _ </text:span>
 _ <text:span text:style-name="T5">
 _ </text:span>
 _ _</text:p>
      <text:p text:style-name="P4">
<text:span text:style-name="T5">
Select_其他州和国际组织加入Buchansk声明</text:span>
.__</text:p>
      <text:p text:style-name="P4">
News Source: <text:a xlink:type="simple" xlink:href="https://armyinform.com.ua/2023/03/31/buchanska-deklaracziya-shhodo-vidpovidalnosti-za-najtyazhchi-zlochyny-za-mizhnarodnym-pravom-skoyeni-na-terytoriyi-ukrayiny/" text:style-name="Internet_20_link" text:visited-style-name="Visited_20_Internet_20_Link">
https://armyinform.com.ua/2023/03/31/buchanska-deklaracziya-shhodo-vidpovidalnosti-za-najtyazhchi-zlochyny-za-mizhnarodnym-pravom-skoyeni-na-terytoriyi-ukrayiny/</text:a>
</text:p>
      <!--NEWS-->
      <text:h text:style-name="P10" text:outline-level="1">
<text:span text:style-name="T4">
军事医生得到了30毫米的弹丸，并挽救了一名服务员的生命</text:span>
</text:h>
      <text:p text:style-name="P4">
作者: ['АРМІЯINFORM']</text:p>
      <text:p text:style-name="P4">
时间: 2023-03-31T95:00:00-04:00</text:p>
      <text:p text:style-name="P4">
描述: Boyv的PID小时的日子IZ地区Vikonnnya Zavdan Vorozhy 30毫米BMP的壳牌...与乌克兰2022年的战争，与乌克兰与乌克兰的最新新闻战争，今天与乌克兰的新闻战争，与乌克兰的新闻战争2022，今天将会发生一场战争，将会发生一场战争在乌克兰和俄罗斯之间，以及何时，何时，何时，何时，何时，何时，何时，何时与乌克兰在2022年进行战争，将在不久的将来与乌克兰发生战争，与乌克兰与乌克兰的战争，今天，乌克兰的新闻，今天乌克兰新闻在俄罗斯的乌克兰媒体</text:p>
      <text:p text:style-name="P4">
图片: ['<text:a xlink:type="simple" xlink:href="https://armyinform.com.ua/wp-content/uploads/2023/03/photo_2023-03-31_18-28-51.jpg" text:style-name="Internet_20_link" text:visited-style-name="Visited_20_Internet_20_Link">
photo_2023-03-31_18-28-51.jpg</text:a>
', '<text:a xlink:type="simple" xlink:href="https://armyinform.com.ua/wp-content/uploads/2023/03/photo_2023-03-31_18-28-52.jpg" text:style-name="Internet_20_link" text:visited-style-name="Visited_20_Internet_20_Link">
photo_2023-03-31_18-28-52.jpg</text:a>
']</text:p>
      <text:p text:style-name="P4">
标签: []</text:p>
      <text:p text:style-name="P4">
类别: News</text:p>
      <!--METADATA-->
      <text:p text:style-name="P4">
<draw:frame draw:style-name="fr1" draw:name="Image327" text:anchor-type="as-char" svg:width="6.9236in" svg:height="5.804039in" draw:z-index="0">
<draw:image xlink:href="../Images/AРМІЯINFORM/2023-03-31T95-00-00-04-00/photo_2023-03-31_18-28-51.jpg" xlink:type="simple" xlink:show="embed" xlink:actuate="onLoad" draw:mime-type="image/jpeg"/>
</draw:frame>
前几天，在任务之一的战斗中，一个敌对的30毫米BMP壳击中了战士，穿过他的背部，卡在肝脏服务员中。</text:p>
      <text:p text:style-name="P4">
关于它<text:a xlink:type="simple" xlink:href="https://t.me/militarymediacenter/1594" text:style-name="Internet_20_link" text:visited-style-name="Visited_20_Internet_20_Link">
报告</text:a>
军事媒体中心。</text:p>
      <text:p text:style-name="P4">
<draw:frame draw:style-name="fr1" draw:name="Image328" text:anchor-type="as-char" svg:width="6.9236in" svg:height="5.804039in" draw:z-index="0">
<draw:image xlink:href="../Images/AРМІЯINFORM/2023-03-31T95-00-00-04-00/photo_2023-03-31_18-28-52.jpg" xlink:type="simple" xlink:show="embed" xlink:actuate="onLoad" draw:mime-type="image/jpeg"/>
</draw:frame>
第66届OMB的军事医生每天都在没有疲劳的情况下工作，这是最好的外科医生和专家，他进行了成功的行动，并挽救了辩护人的生命。军事服务员已经恢复了该系统，并与他的战斗 - 贿赂，在位置执行战斗任务!</text:p>
      <text:p text:style-name="P4">
News Source: <text:a xlink:type="simple" xlink:href="https://armyinform.com.ua/2023/03/31/vijskovi-medyky-distaly-30-mm-snaryad-ta-vryatuvaly-zhyttya-vijskovosluzhbovczyu/" text:style-name="Internet_20_link" text:visited-style-name="Visited_20_Internet_20_Link">
https://armyinform.com.ua/2023/03/31/vijskovi-medyky-distaly-30-mm-snaryad-ta-vryatuvaly-zhyttya-vijskovosluzhbovczyu/</text:a>
</text:p>
      <!--NEWS-->
      <text:h text:style-name="P10" text:outline-level="1">
<text:span text:style-name="T4">
SBU董事长和日本大使讨论了抵消常见威胁的互动</text:span>
</text:h>
      <text:p text:style-name="P4">
作者: ['АРМІЯINFORM']</text:p>
      <text:p text:style-name="P4">
时间: 2023-03-31T96:00:00-04:00</text:p>
      <text:p text:style-name="P4">
描述: 无聊的服务负责人Vasil Malyuk I大使日本人到乌克兰的马苏达·库尼诺里·乌兹戈戈利（Uzgogoli）...与乌克兰2022年的战争，与乌克兰与乌克兰的最新新闻，《与乌克兰的新闻》（News News）战争，今天与乌克兰2022年上次与乌克兰的新闻战争，今天将在乌克兰和俄罗斯和俄罗斯和俄罗斯和俄罗斯之间以及俄罗斯和俄罗斯之间发生一场战争，他们在2022年与乌克兰的一场战争，他们会在不久的将来与乌克兰战争，他们说，与乌克兰的战争，今天的乌克兰新闻，乌克兰的新闻，乌克兰媒体在俄罗斯的乌克兰新闻</text:p>
      <text:p text:style-name="P4">
图片: ['<text:a xlink:type="simple" xlink:href="https://armyinform.com.ua/wp-content/uploads/2023/03/8606121390917b304fbe303e60d52b78.jpeg" text:style-name="Internet_20_link" text:visited-style-name="Visited_20_Internet_20_Link">
8606121390917b304fbe303e60d52b78.jpeg</text:a>
']</text:p>
      <text:p text:style-name="P4">
标签: ['СБУ', 'СЛУЖБА БЕЗПЕКИ УКРАЇНИ']</text:p>
      <text:p text:style-name="P4">
类别: News</text:p>
      <!--METADATA-->
      <text:p text:style-name="P4">
<draw:frame draw:style-name="fr1" draw:name="Image329" text:anchor-type="as-char" svg:width="6.9236in" svg:height="4.621503in" draw:z-index="0">
<draw:image xlink:href="../Images/AРМІЯINFORM/2023-03-31T96-00-00-04-00/8606121390917b304fbe303e60d52b78.jpeg" xlink:type="simple" xlink:show="embed" xlink:actuate="onLoad" draw:mime-type="image/jpeg"/>
</draw:frame>
安全服务局瓦西尔·马利克(Vasyl Malyuk)和日本大使驻乌克兰Matsud Matsud Kuninoruzhidoruzhdid实用步骤，以准备许多旨在防止国家合作和抵消常见威胁的措施。</text:p>
      <text:p text:style-name="P4">
关于这个<text:a xlink:type="simple" xlink:href="https://ssu.gov.ua/novyny/holova-sbu-ta-posol-yaponii-obhovoryly-vzaiemodiiu-dlia-protydii-spilnym-zahrozam" text:style-name="Internet_20_link" text:visited-style-name="Visited_20_Internet_20_Link">
被引用</text:a>
在乌克兰安全部门的现场。</text:p>
      <text:p text:style-name="P4">
特别是，这次会议是关于驳斥俄罗斯联邦对乌克兰的军事侵略，信息保护，网络威胁和国际恐怖主义。</text:p>
      <text:p text:style-name="P4">
“我们有兴趣加深与日本执法和特殊服务的合作。 在恋爱中，让我们在俄罗斯的反舰队和混合侵略中分享独特的经历。” SBU主席Vasyl Malyuk说。</text:p>
      <text:p text:style-name="P4">
他真诚地感谢日本政府对乌克兰人民的一贯援助，攻击了对俄罗斯和白俄罗斯的强大制裁压力。</text:p>
      <text:p text:style-name="P4">
反过来，Matsuda Kuninor指出，这种支持将继续下去。</text:p>
      <text:p text:style-name="P4">
“日本政府和日本的整个人民准备全面帮助乌克兰，以续签您的土地。 由于日本总理访问乌克兰并与乌克兰总统的会议，我们国家之间的关系新阶段 - 全球特殊的伙伴关系开始了。 实施的第一年是《信息保护协议》的缔结。</text:p>
      <text:p text:style-name="P4">
因此，当事方讨论了组织准备，以结束这项国际协议。</text:p>
      <text:p text:style-name="P4">
大使先生还强调，日本赞赏SBU和所有乌克兰捍卫者的专业精神。</text:p>
      <text:p text:style-name="P4">
“ SBU与国防军的代表一起在保护我们国家的领土完整性和独立性方面处于最前沿。 我们的首要任务是一项合同活动，并执行操作和战斗任务。” Vasyl Malyuk报道。</text:p>
      <text:p text:style-name="P4">
根据Vasyl Malyuk的说法，该情报部门目前正在调查俄罗斯军事犯罪的43,000多个刑事诉讼。</text:p>
      <text:p text:style-name="P4">
News Source: <text:a xlink:type="simple" xlink:href="https://armyinform.com.ua/2023/03/31/golova-sbu-ta-posol-yaponiyi-obgovoryly-vzayemodiyu-dlya-protydiyi-spilnym-zagrozam/" text:style-name="Internet_20_link" text:visited-style-name="Visited_20_Internet_20_Link">
https://armyinform.com.ua/2023/03/31/golova-sbu-ta-posol-yaponiyi-obgovoryly-vzayemodiyu-dlya-protydiyi-spilnym-zagrozam/</text:a>
</text:p>
      <!--NEWS-->
      <text:h text:style-name="P10" text:outline-level="1">
<text:span text:style-name="T4">
与俄罗斯联邦关系的外交形式只有在所有俄罗斯军队从乌克兰领土撤离后，才有可能</text:span>
</text:h>
      <text:p text:style-name="P4">
作者: ['АРМІЯINFORM']</text:p>
      <text:p text:style-name="P4">
时间: 2023-03-31T97:00:00-04:00</text:p>
      <text:p text:style-name="P4">
描述: 总统Volodymyr Zelensky，Sho Fiksacii的神灵是Agression Viyin，Yaku ...与乌克兰2022年的战争，与乌克兰与乌克兰的最新新闻，今天与乌克兰的新闻，今天与乌克兰的新闻战争，今天上次与乌克兰的新闻战，乌克兰和俄罗斯和俄罗斯之间的战争以及俄罗斯和俄罗斯之间的战争，乌克兰在其中，是否会在不久的将来与乌克兰进行战争，今天与乌克兰的战争，今天的乌克兰新闻，乌克兰的乌克兰新闻在俄罗斯的乌克兰媒体将在俄罗斯</text:p>
      <text:p text:style-name="P4">
图片: ['<text:a xlink:type="simple" xlink:href="https://armyinform.com.ua/wp-content/uploads/2023/03/29a3d7f6515ed656364fe6d88398bb9b_1680285395_extra_large.jpeg" text:style-name="Internet_20_link" text:visited-style-name="Visited_20_Internet_20_Link">
29a3d7f6515ed656364fe6d88398bb9b_1680285395_extra_large.jpeg</text:a>
', '<text:a xlink:type="simple" xlink:href="https://armyinform.com.ua/wp-content/uploads/2023/03/0c0b79afdab52db9d6fa66854085a620_1680287772_wysiwyg.jpeg" text:style-name="Internet_20_link" text:visited-style-name="Visited_20_Internet_20_Link">
0c0b79afdab52db9d6fa66854085a620_1680287772_wysiwyg.jpeg</text:a>
']</text:p>
      <text:p text:style-name="P4">
标签: ['STOPRUSSIA', 'АГРЕСІЯ РФ', 'ВОЛОДИМИР ЗЕЛЕНСЬКИЙ', 'ВТОРГНЕННЯ РФ']</text:p>
      <text:p text:style-name="P4">
类别: News</text:p>
      <!--METADATA-->
      <text:p text:style-name="P4">
<draw:frame draw:style-name="fr1" draw:name="Image330" text:anchor-type="as-char" svg:width="6.9236in" svg:height="4.617948in" draw:z-index="0">
<draw:image xlink:href="../Images/AРМІЯINFORM/2023-03-31T97-00-00-04-00/29a3d7f6515ed656364fe6d88398bb9b_1680285395_extra_large.jpeg" xlink:type="simple" xlink:show="embed" xlink:actuate="onLoad" draw:mime-type="image/jpeg"/>
</draw:frame>
总统弗拉基米尔·泽伦斯基(Vladimir Zelensky)指出，俄罗斯针对乌克兰解决的侵略性结果的固定应以外交方式进行，但只有在所有俄罗斯军队从乌克兰领土和伙伴国家提出的情况下撤出。</text:p>
      <text:p text:style-name="P4">
国家元首在与摩尔多瓦，斯洛伐克，斯洛文尼亚和克罗地亚的新闻发布会上的联合人物期间表示，这是基辅的布坎峰会的结果。</text:p>
      <text:p text:style-name="P4">
“这将是战争结束的固定。 但是，只有在大桌子上，只有体面的国家和俄罗斯联邦的代表。 我非常强烈地说，当时谁将成为俄罗斯联邦的代表，俄罗斯联邦没有战斗将从我们领土上释放所有部队。 然后开始外交格式。 但是，我们将把它们全部击倒，然后没有这样的人与这样的人交谈。 因为我们会失去的人会受到很多伤亡。 关于这些人的交谈呢？ 他们必须孤立，无人认领。”总统说。</text:p>
      <text:p text:style-name="P4">
沃迪米尔·泽伦斯基(Volodymyr Zelensky)回忆说，乌克兰提出了和平的公式，并采取了一系列特定的行动，这将导致战争结束。</text:p>
      <text:p text:style-name="P4">
<draw:frame draw:style-name="fr1" draw:name="Image331" text:anchor-type="as-char" svg:width="6.9236in" svg:height="4.612849in" draw:z-index="0">
<draw:image xlink:href="../Images/AРМІЯINFORM/2023-03-31T97-00-00-04-00/0c0b79afdab52db9d6fa66854085a620_1680287772_wysiwyg.jpeg" xlink:type="simple" xlink:show="embed" xlink:actuate="onLoad" draw:mime-type="image/jpeg"/>
</draw:frame>
“因为我们想要和平。 而我们正在谈论的所有何时要去的就是乌克兰的支持。 我们不支持战争，我们支持胜利，这是结果。 我们支持和平，”他说。</text:p>
      <text:p text:style-name="P4">
根据国家元首的说法，俄罗斯打算在白俄罗斯放置核的说法表明，俄罗斯领导人在中国领导层的结果对俄罗斯联邦没有成功。</text:p>
      <text:p text:style-name="P4">
“有必要表明，在普京的指导下，俄罗斯完全失去了主观性。 第二个是俄罗斯总统需要展示政治步骤或胜利。 而且他无法在战场上做到这一点。他们发动了这场血腥的战争，但很明显他会变成什么。” Volodymyr Zelenskyy解释说。</text:p>
      <text:p text:style-name="P4">
总统回答有关与中国人民共和国首脑对话的问题，总统指出，尽可能多的国家很重要，包括那些在战争中没有明确支持的人。</text:p>
      <text:p text:style-name="P4">
News Source: <text:a xlink:type="simple" xlink:href="https://armyinform.com.ua/2023/03/31/dyplomatychnyj-format-vidnosyn-iz-rf-mozhlyvyj-lyshe-pislya-vyvedennya-vsih-rosijskyh-vijsk-iz-terytoriyi-ukrayiny-j-za-uchastyu-derzhav-partneriv-volodymyr-zelenskyj/" text:style-name="Internet_20_link" text:visited-style-name="Visited_20_Internet_20_Link">
https://armyinform.com.ua/2023/03/31/dyplomatychnyj-format-vidnosyn-iz-rf-mozhlyvyj-lyshe-pislya-vyvedennya-vsih-rosijskyh-vijsk-iz-terytoriyi-ukrayiny-j-za-uchastyu-derzhav-partneriv-volodymyr-zelenskyj/</text:a>
</text:p>
      <!--NEWS-->
      <text:h text:style-name="P10" text:outline-level="1">
<text:span text:style-name="T4">
今天的主要词是正义，对于我们的国家和通过俄罗斯侵略遭受损失的人民 - 乌克兰总统</text:span>
</text:h>
      <text:p text:style-name="P4">
作者: ['АРМІЯINFORM']</text:p>
      <text:p text:style-name="P4">
时间: 2023-03-31T98:00:00-04:00</text:p>
      <text:p text:style-name="P4">
描述: 乌克兰！ 乌克兰！ Golovna Word Sogodni-正义。 公平 - 为了...与乌克兰2022年的战争，与乌克兰的最新新闻战争，与乌克兰的新闻战争，2022年的新闻战争，今天的最后一次战争，乌克兰和俄罗斯之间的战争以及2022年与乌克兰的战争将是一场战争，他们将与乌克兰发生战争，在不久的将来，他们说，今天与乌克兰的战争，今天的乌克兰新闻，乌克兰新闻，乌克兰媒体在俄罗斯</text:p>
      <text:p text:style-name="P4">
图片: ['<text:a xlink:type="simple" xlink:href="https://armyinform.com.ua/wp-content/uploads/2023/03/8277b29670d5582f39c20bc87acaee8c_1680291688_extra_large.jpeg" text:style-name="Internet_20_link" text:visited-style-name="Visited_20_Internet_20_Link">
8277b29670d5582f39c20bc87acaee8c_1680291688_extra_large.jpeg</text:a>
']</text:p>
      <text:p text:style-name="P4">
标签: ['STOPRUSSIA', 'АГРЕСІЯ РФ', 'ВОЛОДИМИР ЗЕЛЕНСЬКИЙ', 'ВТОРГНЕННЯ РФ']</text:p>
      <text:p text:style-name="P4">
类别: News</text:p>
      <!--METADATA-->
      <text:p text:style-name="P4">
<draw:frame draw:style-name="fr1" draw:name="Image332" text:anchor-type="as-char" svg:width="6.9236in" svg:height="3.894525in" draw:z-index="0">
<draw:image xlink:href="../Images/AРМІЯINFORM/2023-03-31T98-00-00-04-00/8277b29670d5582f39c20bc87acaee8c_1680291688_extra_large.jpeg" xlink:type="simple" xlink:show="embed" xlink:actuate="onLoad" draw:mime-type="image/jpeg"/>
</draw:frame>
<text:span text:style-name="T4">
 <text:span text:style-name="T5">
乌克兰人!乌克兰妇女!</text:span>
​​ </text:span>
</text:p>
      <text:p text:style-name="P4">
今天的主要词是正义。 正义适用于我们国家，对于所有失去亲人，通过俄罗斯侵略，占领者的恐怖而失去健康，家庭和正常生活的人民。</text:p>
      <text:p text:style-name="P4">
我们的特别活动发生在城市解放周年纪念日和沃基耶夫(Vokiev)的周年纪念日。 首脑会议和谈判，第二次会议司法联合会 - “统一的司法伊萨拉德” ...</text:p>
      <text:p text:style-name="P4">
所有这些 - 为了加速，为了为俄罗斯的法庭侵略而为全球工作，为了获得国际刑事法院的新逮捕令，俄罗斯军事罪犯的逮捕，以进行法律和公正的判决所有俄罗斯凶手和execution子手都必须获得。</text:p>
      <text:p text:style-name="P4">
他们会得到。 百分之一百。 我们将提供它。 我们找到格式，找到工具。</text:p>
      <text:p text:style-name="P4">
我感谢所有帮助我们的人。 每个州，每个领导者，每个国际组织。</text:p>
      <text:p text:style-name="P4">
如今，几乎是英国国国家的代表参加了我们的第一次布坎斯基峰会。 而这仅仅是个开始。</text:p>
      <text:p text:style-name="P4">
我感谢斯洛文尼亚，斯洛伐克，克罗地亚和摩尔多瓦的领导人，他们今天访问了亲自支持布恰的乌克兰 - 尊重所有在俄罗斯占领中死亡的人的记忆。 当然 - 我感谢我们的士兵。 现在所有为乌克兰而战的人。 自14日以来一直为乌克兰而战的人。 对所有人的生命从字面上赋予乌克兰的生命。</text:p>
      <text:p text:style-name="P4">
乌克兰人将站在这场战争中。 我们将解放我们的土地和所有的爱德利亚人囚禁。 有一天，世界将听到乌克兰的正义被转移。</text:p>
      <text:p text:style-name="P4">
将有一个新的纽伦堡 - 关于种族主义者。</text:p>
      <text:p text:style-name="P4">
<text:span text:style-name="T4">
 <text:span text:style-name="T5">
荣耀所有乌克兰英雄!</text:span>
 </text:span>
</text:p>
      <text:p text:style-name="P4">
<text:span text:style-name="T4">
 <text:span text:style-name="T5">
荣耀我们坚强的人!</text:span>
 </text:span>
</text:p>
      <text:p text:style-name="P4">
<text:span text:style-name="T4">
 <text:span text:style-name="T5">
荣耀与乌克兰!</text:span>
 </text:span>
</text:p>
      <text:p text:style-name="P4">
News Source: <text:a xlink:type="simple" xlink:href="https://armyinform.com.ua/2023/03/31/golovne-slovo-sogodni-spravedlyvist-dlya-nashoyi-derzhavy-ta-nashyh-lyudej-yaki-zaznaly-vtrat-cherez-rosijsku-agresiyu-prezydent-ukrayiny/" text:style-name="Internet_20_link" text:visited-style-name="Visited_20_Internet_20_Link">
https://armyinform.com.ua/2023/03/31/golovne-slovo-sogodni-spravedlyvist-dlya-nashoyi-derzhavy-ta-nashyh-lyudej-yaki-zaznaly-vtrat-cherez-rosijsku-agresiyu-prezydent-ukrayiny/</text:a>
</text:p>
      <!--NEWS-->
      <text:h text:style-name="P10" text:outline-level="1">
<text:span text:style-name="T4">
短的。 战争。 第401天</text:span>
</text:h>
      <text:p text:style-name="P4">
作者: ['АРМІЯINFORM']</text:p>
      <text:p text:style-name="P4">
时间: 2023-03-31T99:00:00-04:00</text:p>
      <text:p text:style-name="P4">
描述: 与乌克兰2022年的战争，与乌克兰的最新消息，今天与乌克兰的新闻战争，与乌克兰的新闻战争，今天的最后一次战争，乌克兰和俄罗斯之间的战争以及乌克兰之间的战争以及2022年与乌克兰的战争将是一场战争他们在不久的将来与乌克兰说，他们说与乌克兰的战争今天，乌克兰新闻，乌克兰新闻，乌克兰媒体在俄罗斯</text:p>
      <text:p text:style-name="P4">
图片: ['<text:a xlink:type="simple" xlink:href="https://armyinform.com.ua/wp-content/uploads/2023/04/2023-04-01_002017.png" text:style-name="Internet_20_link" text:visited-style-name="Visited_20_Internet_20_Link">
2023-04-01_002017.png</text:a>
']</text:p>
      <text:p text:style-name="P4">
标签: ['STOPRUSSIA', 'АГРЕСІЯ РФ', 'ВІДЕОДАЙДЖЕСТ', 'ВТОРГНЕННЯ РФ', 'ГШ ЗСУ']</text:p>
      <text:p text:style-name="P4">
类别: News</text:p>
      <!--METADATA-->
      <text:p text:style-name="P4">
<draw:frame draw:style-name="fr1" draw:name="Image333" text:anchor-type="as-char" svg:width="6.9236in" svg:height="3.894525in" draw:z-index="0">
<draw:image xlink:href="../Images/AРМІЯINFORM/2023-03-31T99-00-00-04-00/2023-04-01_002017.png" xlink:type="simple" xlink:show="embed" xlink:actuate="onLoad" draw:mime-type="image/png"/>
</draw:frame>
</text:p>
      <text:p text:style-name="P4">
News Source: <text:a xlink:type="simple" xlink:href="https://armyinform.com.ua/2023/03/31/korotko-vijna-den-401/" text:style-name="Internet_20_link" text:visited-style-name="Visited_20_Internet_20_Link">
https://armyinform.com.ua/2023/03/31/korotko-vijna-den-401/</text:a>
</text:p>
      <!--NEWS-->
      <text:h text:style-name="P10" text:outline-level="1">
<text:span text:style-name="T4">
芬兰加入了将RF领导者责任带给RF领导人的工作</text:span>
</text:h>
      <text:p text:style-name="P4">
作者: Ukrinform (Person)</text:p>
      <text:p text:style-name="P4">
出版商: Укринформ (Organization)</text:p>
      <text:p text:style-name="P4">
出版时间: 2023-04-01T-32:20:00+03:00</text:p>
      <text:p text:style-name="P4">
修改时间: 2023-04-01T00:20:00+03:00</text:p>
      <text:p text:style-name="P4">
描述: 芬兰已加入国际努力，以使俄罗斯对乌克兰战争负责。  - 乌克林。</text:p>
      <text:p text:style-name="P4">
图片: ["<text:a xlink:type="simple" xlink:href="https://static.ukrinform.com/photos/2019_09/thumb_files/630_360_1568299832-128.jpg" text:style-name="Internet_20_link" text:visited-style-name="Visited_20_Internet_20_Link">
630_360_15682...</text:a>
"]</text:p>
      <text:p text:style-name="P4">
标签: ['Фінляндія', 'Трибунал', 'Україна', 'Агресія РФ', 'Воєнні злочини', 'Війна з росією']</text:p>
      <text:p text:style-name="P4">
类型: Article</text:p>
      <!--METADATA-->
      <text:p text:style-name="P4">
<draw:frame draw:style-name="fr1" draw:name="Image334" text:anchor-type="as-char" svg:width="6.9236in" svg:height="3.956343in" draw:z-index="0">
<draw:image xlink:href="../Images/yкринформ/2023-04-01T-32-20-00-03-00/630_360_1568299832-128.jpg" xlink:type="simple" xlink:show="embed" xlink:actuate="onLoad" draw:mime-type="image/jpeg"/>
</draw:frame>
芬兰已努力使俄罗斯领导人对乌克兰的战争负责。</text:p>
      <text:p text:style-name="P4">
乌克林福姆报道，这是由斯堪的纳维亚州索利·尼恩斯托(Sauli Niinsto)的总裁在布坎斯基萨米特(Buchansky Samite)所说的。</text:p>
      <text:p text:style-name="P4">
“芬兰已加入将俄罗斯领导人带入侵略罪的工作。 我们正在等待根据联合国大学的建议制定国际注册损失。芬兰支持乌克兰当局和国际空间站的工作。”他说。</text:p>
      <text:p text:style-name="P4">
<text:span text:style-name="T4">
另请阅读：</text:span>
 <text:span text:style-name="T4">
 <text:a xlink:type="simple" xlink:href="https://www.ukrinform.ua/rubric-world/3689502-u-finlandii-znacno-poslabilasa-spigunska-dialnist-rosian-rozvidka.html" text:style-name="Internet_20_link" text:visited-style-name="Visited_20_Internet_20_Link">
</text:a>
</text:span>
</text:p>
      <text:p text:style-name="P4">
总统强调，人类不能简单地让他的眼睛摆脱世界对俄罗斯士兵所犯下的所有暴行的惊讶，他不禁要保留受害者。 国际社会必须清楚地说：“不应该受到惩罚。”</text:p>
      <text:p text:style-name="P4">
芬兰领导人强调，俄罗斯对乌克兰的袭击是对国际法的严重侵犯。 他回忆说，战争法则禁止每个人在乌克兰看到的残酷行动。</text:p>
      <text:p text:style-name="P4">
“俄罗斯人将他们与平民，摧毁的医院，幼儿园，教堂摧毁。 据此，在被解放的领土上发现了尸体，并有证据表明折磨的证据。 有确认的驱逐出境数据，过滤营……。 政治家强调。</text:p>
      <text:p text:style-name="P4">
<text:span text:style-name="T4">
另请阅读：</text:span>
 <text:span text:style-name="T4">
 <text:a xlink:type="simple" xlink:href="https://www.ukrinform.ua/rubric-polytics/3689641-genocid-ukrainciv-zadokumentuut-u-ramkah-moskovskogo-mehanizmu-cimbaluk.html" text:style-name="Internet_20_link" text:visited-style-name="Visited_20_Internet_20_Link">
</text:a>
</text:span>
</text:p>
      <text:p text:style-name="P4">
他指出，在今年1月访问Bucha期间，人类苦难的规模使人惊讶，并被人民的决心和团结所感动。 乌克兰儿童捍卫自己的州，有一天将是繁荣的未来，转载了尼恩。</text:p>
      <text:p text:style-name="P4">
<text:span text:style-name="T4">
 <text:a xlink:type="simple" xlink:href="https://www.ukrinform.ua/tag-finlandia" text:style-name="Internet_20_link" text:visited-style-name="Visited_20_Internet_20_Link">
</text:a>
</text:span>
，根据其领导人的说法，乌克兰的独立性，主权和领土完整和符号将不变：芬兰站在乌克兰，他说。</text:p>
      <text:p text:style-name="P4">
据报道，乌克兰指望联合国关于乌克兰军事犯罪责任的决议的收养，并支持针对俄罗斯的特殊工作。</text:p>
      <text:p text:style-name="P4">
News Source: <text:a xlink:type="simple" xlink:href="https://www.ukrinform.ua/rubric-polytics/3690115-finlandia-dolucilas-do-roboti-z-pritagnenna-do-vidpovidalnosti-lideriv-rf.html" text:style-name="Internet_20_link" text:visited-style-name="Visited_20_Internet_20_Link">
https://www.ukrinform.ua/rubric-polytics/3690115-finlandia-dolucilas-do-roboti-z-pritagnenna-do-vidpovidalnosti-lideriv-rf.html</text:a>
</text:p>
      <!--NEWS-->
      <text:h text:style-name="P10" text:outline-level="1">
<text:span text:style-name="T4">
乌克兰出售处方药的规则已更改</text:span>
</text:h>
      <text:p text:style-name="P4">
作者: Ukrinform (Person)</text:p>
      <text:p text:style-name="P4">
出版商: Укринформ (Organization)</text:p>
      <text:p text:style-name="P4">
出版时间: 2023-04-01T-34:12:00+03:00</text:p>
      <text:p text:style-name="P4">
修改时间: 2023-04-01T00:12:00+03:00</text:p>
      <text:p text:style-name="P4">
描述: 在乌克兰，自4月1日起，处方药将根据电子处方释放，并将继续采取行动和纸质配方。  - 乌克林。</text:p>
      <text:p text:style-name="P4">
图片: ["<text:a xlink:type="simple" xlink:href="https://static.ukrinform.com/photos/2018_08/thumb_files/630_360_1535285334-9009.jpg" text:style-name="Internet_20_link" text:visited-style-name="Visited_20_Internet_20_Link">
630_360_15352...</text:a>
"]</text:p>
      <text:p text:style-name="P4">
标签: ['Ліки', 'Аптека', "Здоров'я", 'Е-рецепт']</text:p>
      <text:p text:style-name="P4">
类型: Article</text:p>
      <!--METADATA-->
      <text:p text:style-name="P4">
<draw:frame draw:style-name="fr1" draw:name="Image335" text:anchor-type="as-char" svg:width="6.9236in" svg:height="3.956343in" draw:z-index="0">
<draw:image xlink:href="../Images/yкринформ/2023-04-01T-34-12-00-03-00/630_360_1535285334-9009.jpg" xlink:type="simple" xlink:show="embed" xlink:actuate="onLoad" draw:mime-type="image/jpeg"/>
</draw:frame>
在乌克兰，自4月1日以来，处方药将使用电子食谱释放，隔壁纸质食谱将继续进行。</text:p>
      <text:p text:style-name="P4">
关于它报告<text:a xlink:type="simple" xlink:href="http://moz.gov.ua/article/news/z-1-kvitnja-recepturni-preparati-mozhna-bude-otrimati-ne-lishe-za-paperovim-a-j-za-elektronnim-recepom-" text:style-name="Internet_20_link" text:visited-style-name="Visited_20_Internet_20_Link">
</text:a>
，报道乌克林福姆。</text:p>
      <text:p text:style-name="P4">
“从4月1日开始，可以使用电子食谱在药房购买处方药，这将使预约过程更加容易有效。但是，在乌克兰，至少在州尽头之前，纸质食谱将继续采取行动，“声明读。</text:p>
      <text:p text:style-name="P4">
根据卫生部的说法，处方药的释放仍是为了享用医生，现在，根据他想购买的药物或纸张的药物处方，患者可以为自己的方便而选择。 乌克兰的所有注册药物均由医生开处方，患者自费购买。</text:p>
      <text:p text:style-name="P4">
同时，该部声称处方药清单不会延长，也不会改变。</text:p>
      <text:p text:style-name="P4">
所有国家，公共或私人诊所或FOP医生的医生都可以处方。</text:p>
      <text:p text:style-name="P4">
特别是，在考试期间，医生将形成电子目的，指定表演，剂量，课程持续时间以及服用药物的说明。</text:p>
      <text:p text:style-name="P4">
<text:span text:style-name="T4">
另请阅读：</text:span>
 <text:span text:style-name="T4">
 <text:a xlink:type="simple" xlink:href="https://www.ukrinform.ua/rubric-society/3658800-bezoplatni-preparati-vid-bronhialnoi-astmi-vklucili-u-programu-dostupni-liki.html" text:style-name="Internet_20_link" text:visited-style-name="Visited_20_Internet_20_Link">
</text:a>
</text:span>
</text:p>
      <text:p text:style-name="P4">
而且，如果患者患有急性或慢性疾病或需要治疗或预防，则可以通过咨询其家庭医生来远程获得所需药物的电子处方。 为此，必须从医生诊断和处方系统。 因此，<text:span text:style-name="T4">
 []中解释说，药物的处方将始终在智能手机中提供(https://www.ukrinform.ua/tag-moz)</text:span>
。</text:p>
      <text:p text:style-name="P4">
同时，如果患者或其亲戚没有手机，医生将在纸质处方表上预约。您可以通过使用[]找到通过电子配方释放药物的药房(http://bit.ly/4054WGA)，这将说明最近药房的地址。 为此，有必要在搜索行中输入或从居住点的名称中输入或选择。</text:p>
      <text:p text:style-name="P4">
您可以通过电子处方在药房购买药物10天(如果是cenarcotic(精神病)药品)或30天内(其余处方药).</text:p>
      <text:p text:style-name="P4">
<text:span text:style-name="T4">
Читайте також:</text:span>
 <text:span text:style-name="T4">
<text:a xlink:type="simple" xlink:href="https://www.ukrinform.ua/rubric-society/3539496-dla-otrimanna-erecepta-na-antibiotiki-deklaracia-ne-obovazkova-rozasnenna-moz.html" text:style-name="Internet_20_link" text:visited-style-name="Visited_20_Internet_20_Link">
 </text:a>
</text:span>
</text:p>
      <text:p text:style-name="P4">
为了购买药物，足以向药剂师报告SMS配方编号和还款代码所需的必需品。</text:p>
      <text:p text:style-name="P4">
“多亏了ESOO中的医疗信息，私人医生将能够审查历史梅达尼，了解有关任命有效治疗所必需的伴随疾病和其他信息的信息”，此类<text:span text:style-name="T4">
 [] [] [] [] <text:a xlink:type="simple" xlink:href="https://www.ukrinform.ua/tag-moz" text:style-name="Internet_20_link" text:visited-style-name="Visited_20_Internet_20_Link">
</text:a>
</text:span>
。</text:p>
      <text:p text:style-name="P4">
注意到，在进行敌对行动的区域，除了麻醉剂外，不需要释放处方药的食谱(精神病)，有效(有毒物质).</text:p>
      <text:p text:style-name="P4">
Також військові адміністрації, підрозділи ЗСУ, залучені волонтерські таблагодійні організації можуть закуповувати рецептурні ліки для потреб воєнногочасу гуртово безпосередньо у дистриб’юторів і для цього рецепт теж непотрібен.</text:p>
      <text:p text:style-name="P4">
<text:span text:style-name="T4">
Читайте також:</text:span>
 <text:span text:style-name="T4">
<text:a xlink:type="simple" xlink:href="https://www.ukrinform.ua/rubric-society/3614212-v-ukraini-majze-11-tisac-aptek-vidpuskaut-insulin-za-programou-reimbursacii.html" text:style-name="Internet_20_link" text:visited-style-name="Visited_20_Internet_20_Link">
 </text:a>
</text:span>
</text:p>
      <text:p text:style-name="P4">
据报道，自2022年8月1日以来，从11月1日开始引入Nanttybiotics的电子配方 - 在麻醉品上(精神病)毒品。 691 936抗菌药物的电子食谱和20 118-用于麻醉药物的药物于2023年在2023年出院。(精神病).</text:p>
      <text:p text:style-name="P4">
News Source: <text:a xlink:type="simple" xlink:href="https://www.ukrinform.ua/rubric-society/3689917-v-ukraini-zminilisa-pravila-prodazu-recepturnih-likiv.html" text:style-name="Internet_20_link" text:visited-style-name="Visited_20_Internet_20_Link">
https://www.ukrinform.ua/rubric-society/3689917-v-ukraini-zminilisa-pravila-prodazu-recepturnih-likiv.html</text:a>
</text:p>
      <!--NEWS-->
      <text:h text:style-name="P10" text:outline-level="1">
<text:span text:style-name="T4">
乌克兰出售处方药的规则已更改</text:span>
</text:h>
      <text:p text:style-name="P4">
作者: Ukrinform (Person)</text:p>
      <text:p text:style-name="P4">
出版商: Укринформ (Organization)</text:p>
      <text:p text:style-name="P4">
出版时间: 2023-04-01T00:12:00+03:00</text:p>
      <text:p text:style-name="P4">
修改时间: 2023-04-01T00:12:00+03:00</text:p>
      <text:p text:style-name="P4">
描述: 在乌克兰，自4月1日起，处方药将根据电子处方释放，并将继续采取行动和纸质配方。  - 乌克林。</text:p>
      <text:p text:style-name="P4">
图片: ["<text:a xlink:type="simple" xlink:href="https://static.ukrinform.com/photos/2018_08/thumb_files/630_360_1535285334-9009.jpg" text:style-name="Internet_20_link" text:visited-style-name="Visited_20_Internet_20_Link">
630_360_15352...</text:a>
"]</text:p>
      <text:p text:style-name="P4">
标签: ['Ліки', 'Аптека', "Здоров'я", 'Е-рецепт']</text:p>
      <text:p text:style-name="P4">
类型: Article</text:p>
      <!--METADATA-->
      <text:p text:style-name="P4">
<draw:frame draw:style-name="fr1" draw:name="Image336" text:anchor-type="as-char" svg:width="6.9236in" svg:height="3.956343in" draw:z-index="0">
<draw:image xlink:href="../Images/yкринформ/2023-04-01T00-12-00-03-00/630_360_1535285334-9009.jpg" xlink:type="simple" xlink:show="embed" xlink:actuate="onLoad" draw:mime-type="image/jpeg"/>
</draw:frame>
在4月1日，在乌克兰，处方药将由电子雷普特释放，并将继续纸张食谱。</text:p>
      <text:p text:style-name="P4">
关于它报告<text:a xlink:type="simple" xlink:href="http://moz.gov.ua/article/news/z-1-kvitnja-recepturni-preparati-mozhna-bude-otrimati-ne-lishe-za-paperovim-a-j-za-elektronnim-recepom-" text:style-name="Internet_20_link" text:visited-style-name="Visited_20_Internet_20_Link">
</text:a>
，报道乌克林福姆。</text:p>
      <text:p text:style-name="P4">
“从4月1日开始，可以使用电子食谱在药房购买处方药，这将使预约过程更加容易有效。但是，在乌克兰，至少在州尽头之前，纸质食谱将继续采取行动，“声明读。</text:p>
      <text:p text:style-name="P4">
根据卫生部的说法，处方药的释放仍是为了享用医生，现在，根据他想购买的药物或纸张的药物处方，患者可以为自己的方便而选择。 乌克兰的所有注册药物均由医生开处方，患者自费购买。</text:p>
      <text:p text:style-name="P4">
同时，该部声称处方药清单不会延长，也不会改变。</text:p>
      <text:p text:style-name="P4">
所有国家，公共或私人诊所或FOP医生的医生都可以处方。</text:p>
      <text:p text:style-name="P4">
特别是，在考试期间，医生将形成电子目的，指定表演，剂量，课程持续时间以及服用药物的说明。</text:p>
      <text:p text:style-name="P4">
<text:span text:style-name="T4">
另请阅读：</text:span>
 <text:span text:style-name="T4">
 <text:a xlink:type="simple" xlink:href="https://www.ukrinform.ua/rubric-society/3658800-bezoplatni-preparati-vid-bronhialnoi-astmi-vklucili-u-programu-dostupni-liki.html" text:style-name="Internet_20_link" text:visited-style-name="Visited_20_Internet_20_Link">
</text:a>
</text:span>
</text:p>
      <text:p text:style-name="P4">
而且，如果患者患有急性或慢性疾病或需要治疗或预防，则可以通过咨询其家庭医生来远程获得所需药物的电子处方。 为此，必须从医生诊断和处方系统。 因此，<text:span text:style-name="T4">
 []中解释说，药物的处方将始终在智能手机中提供(https://www.ukrinform.ua/tag-moz)</text:span>
。</text:p>
      <text:p text:style-name="P4">
同时，如果患者或其亲戚没有手机，医生将在纸质处方表上预约。您可以通过使用[]找到通过电子配方释放药物的药房(http://bit.ly/4054WGA)，这将说明最近药房的地址。 为此，有必要在搜索行中输入或从居住点的名称中输入或选择。</text:p>
      <text:p text:style-name="P4">
您可以通过电子处方在药房购买药物10天(如果是cenarcotic(精神病)药品)或30天内(其余处方药).</text:p>
      <text:p text:style-name="P4">
<text:span text:style-name="T4">
Читайте також:</text:span>
 <text:span text:style-name="T4">
<text:a xlink:type="simple" xlink:href="https://www.ukrinform.ua/rubric-society/3539496-dla-otrimanna-erecepta-na-antibiotiki-deklaracia-ne-obovazkova-rozasnenna-moz.html" text:style-name="Internet_20_link" text:visited-style-name="Visited_20_Internet_20_Link">
 </text:a>
</text:span>
</text:p>
      <text:p text:style-name="P4">
为了购买药物，足以向药剂师报告SMS配方编号和还款代码所需的必需品。</text:p>
      <text:p text:style-name="P4">
“多亏了ESOO中的医疗信息，私人医生将能够审查历史梅达尼，了解有关任命有效治疗所必需的伴随疾病和其他信息的信息”，此类<text:span text:style-name="T4">
 [] [] [] [] <text:a xlink:type="simple" xlink:href="https://www.ukrinform.ua/tag-moz" text:style-name="Internet_20_link" text:visited-style-name="Visited_20_Internet_20_Link">
</text:a>
</text:span>
。</text:p>
      <text:p text:style-name="P4">
注意到，在进行敌对行动的区域，除了麻醉剂外，不需要释放处方药的食谱(精神病)，有效(有毒物质).</text:p>
      <text:p text:style-name="P4">
Також військові адміністрації, підрозділи ЗСУ, залучені волонтерські таблагодійні організації можуть закуповувати рецептурні ліки для потреб воєнногочасу гуртово безпосередньо у дистриб’юторів і для цього рецепт теж непотрібен.</text:p>
      <text:p text:style-name="P4">
<text:span text:style-name="T4">
Читайте також:</text:span>
 <text:span text:style-name="T4">
<text:a xlink:type="simple" xlink:href="https://www.ukrinform.ua/rubric-society/3614212-v-ukraini-majze-11-tisac-aptek-vidpuskaut-insulin-za-programou-reimbursacii.html" text:style-name="Internet_20_link" text:visited-style-name="Visited_20_Internet_20_Link">
 </text:a>
</text:span>
</text:p>
      <text:p text:style-name="P4">
据报道，自2022年8月1日以来，从11月1日开始引入Nanttybiotics的电子配方 - 在麻醉品上(精神病)毒品。 691 936抗菌药物的电子食谱和20 118-用于麻醉药物的药物于2023年在2023年出院。(精神病).</text:p>
      <text:p text:style-name="P4">
News Source: <text:a xlink:type="simple" xlink:href="https://www.ukrinform.ua/rubric-society/3689917-v-ukraini-zminilisa-pravila-prodazu-recepturnih-likiv.html" text:style-name="Internet_20_link" text:visited-style-name="Visited_20_Internet_20_Link">
https://www.ukrinform.ua/rubric-society/3689917-v-ukraini-zminilisa-pravila-prodazu-recepturnih-likiv.html</text:a>
</text:p>
      <!--NEWS-->
      <text:h text:style-name="P10" text:outline-level="1">
<text:span text:style-name="T4">
芬兰加入了将RF领导者责任带给RF领导人的工作</text:span>
</text:h>
      <text:p text:style-name="P4">
作者: Ukrinform (Person)</text:p>
      <text:p text:style-name="P4">
出版商: Укринформ (Organization)</text:p>
      <text:p text:style-name="P4">
出版时间: 2023-04-01T00:20:00+03:00</text:p>
      <text:p text:style-name="P4">
修改时间: 2023-04-01T00:20:00+03:00</text:p>
      <text:p text:style-name="P4">
描述: 芬兰已加入国际努力，以使俄罗斯对乌克兰战争负责。  - 乌克林。</text:p>
      <text:p text:style-name="P4">
图片: ["<text:a xlink:type="simple" xlink:href="https://static.ukrinform.com/photos/2019_09/thumb_files/630_360_1568299832-128.jpg" text:style-name="Internet_20_link" text:visited-style-name="Visited_20_Internet_20_Link">
630_360_15682...</text:a>
"]</text:p>
      <text:p text:style-name="P4">
标签: ['Фінляндія', 'Трибунал', 'Україна', 'Агресія РФ', 'Воєнні злочини', 'Війна з росією']</text:p>
      <text:p text:style-name="P4">
类型: Article</text:p>
      <!--METADATA-->
      <text:p text:style-name="P4">
<draw:frame draw:style-name="fr1" draw:name="Image337" text:anchor-type="as-char" svg:width="6.9236in" svg:height="3.956343in" draw:z-index="0">
<draw:image xlink:href="../Images/yкринформ/2023-04-01T00-20-00-03-00/630_360_1568299832-128.jpg" xlink:type="simple" xlink:show="embed" xlink:actuate="onLoad" draw:mime-type="image/jpeg"/>
</draw:frame>
芬兰已努力使俄罗斯领导人对乌克兰的战争负责。</text:p>
      <text:p text:style-name="P4">
乌克林福姆报道，这是由斯堪的纳维亚州索利·尼恩斯托(Sauli Niinsto)的总裁在布坎斯基萨米特(Buchansky Samite)所说的。</text:p>
      <text:p text:style-name="P4">
“芬兰已加入将俄罗斯领导人带入侵略罪的工作。 我们正在等待根据联合国大学的建议制定国际注册损失。芬兰支持乌克兰当局和国际空间站的工作。”他说。</text:p>
      <text:p text:style-name="P4">
<text:span text:style-name="T4">
另请阅读：</text:span>
 <text:span text:style-name="T4">
 <text:a xlink:type="simple" xlink:href="https://www.ukrinform.ua/rubric-world/3689502-u-finlandii-znacno-poslabilasa-spigunska-dialnist-rosian-rozvidka.html" text:style-name="Internet_20_link" text:visited-style-name="Visited_20_Internet_20_Link">
</text:a>
</text:span>
</text:p>
      <text:p text:style-name="P4">
总统强调，人类不能简单地让他的眼睛摆脱世界对俄罗斯士兵所犯下的所有暴行的惊讶，他不禁要保留受害者。 国际社会必须清楚地说：“不应该受到惩罚。”</text:p>
      <text:p text:style-name="P4">
芬兰领导人强调，俄罗斯对乌克兰的袭击是对国际法的严重侵犯。 他回忆说，战争法则禁止每个人在乌克兰看到的残酷行动。</text:p>
      <text:p text:style-name="P4">
“俄罗斯人将他们与平民，摧毁的医院，幼儿园，教堂摧毁。 据此，在被解放的领土上发现了尸体，并有证据表明折磨的证据。 有确认的驱逐出境数据，过滤营……。 政治家强调。</text:p>
      <text:p text:style-name="P4">
<text:span text:style-name="T4">
另请阅读：</text:span>
 <text:span text:style-name="T4">
 <text:a xlink:type="simple" xlink:href="https://www.ukrinform.ua/rubric-polytics/3689641-genocid-ukrainciv-zadokumentuut-u-ramkah-moskovskogo-mehanizmu-cimbaluk.html" text:style-name="Internet_20_link" text:visited-style-name="Visited_20_Internet_20_Link">
</text:a>
</text:span>
</text:p>
      <text:p text:style-name="P4">
他指出，在今年1月访问Bucha期间，人类苦难的规模使人惊讶，并被人民的决心和团结所感动。 乌克兰儿童捍卫自己的州，有一天将是繁荣的未来，转载了尼恩。</text:p>
      <text:p text:style-name="P4">
<text:span text:style-name="T4">
 <text:a xlink:type="simple" xlink:href="https://www.ukrinform.ua/tag-finlandia" text:style-name="Internet_20_link" text:visited-style-name="Visited_20_Internet_20_Link">
</text:a>
</text:span>
，根据其领导人的说法，乌克兰的独立性，主权和领土完整和符号将不变：芬兰站在乌克兰，他说。</text:p>
      <text:p text:style-name="P4">
据报道，乌克兰指望联合国关于乌克兰军事犯罪责任的决议的收养，并支持针对俄罗斯的特殊工作。</text:p>
      <text:p text:style-name="P4">
News Source: <text:a xlink:type="simple" xlink:href="https://www.ukrinform.ua/rubric-polytics/3690115-finlandia-dolucilas-do-roboti-z-pritagnenna-do-vidpovidalnosti-lideriv-rf.html" text:style-name="Internet_20_link" text:visited-style-name="Visited_20_Internet_20_Link">
https://www.ukrinform.ua/rubric-polytics/3690115-finlandia-dolucilas-do-roboti-z-pritagnenna-do-vidpovidalnosti-lideriv-rf.html</text:a>
</text:p>
      <!--NEWS-->
      <text:h text:style-name="P10" text:outline-level="1">
<text:span text:style-name="T4">
布恰（Bucha）知道全世界，这场战争中所说的话</text:span>
</text:h>
      <text:p text:style-name="P4">
作者: Ukrinform (Person)</text:p>
      <text:p text:style-name="P4">
出版商: Укринформ (Organization)</text:p>
      <text:p text:style-name="P4">
出版时间: 2023-04-01T00:36:00+03:00</text:p>
      <text:p text:style-name="P4">
修改时间: 2023-04-01T00:36:00+03:00</text:p>
      <text:p text:style-name="P4">
描述: 如今，世界非常了解乌克兰人的命运对俄罗斯的期望，赢得了战争，但俄罗斯不会获胜。  - 乌克林。</text:p>
      <text:p text:style-name="P4">
图片: ["<text:a xlink:type="simple" xlink:href="https://static.ukrinform.com/photos/2023_02/thumb_files/630_360_1677321417-359.jpg" text:style-name="Internet_20_link" text:visited-style-name="Visited_20_Internet_20_Link">
630_360_16773...</text:a>
"]</text:p>
      <text:p text:style-name="P4">
标签: ['Буча', 'Німеччина', 'Саміт', 'Україна', 'Агресія РФ', 'Воєнні злочини', 'МКС', 'Шольц', 'Війна з росією']</text:p>
      <text:p text:style-name="P4">
类型: Article</text:p>
      <!--METADATA-->
      <text:p text:style-name="P4">
<draw:frame draw:style-name="fr1" draw:name="Image338" text:anchor-type="as-char" svg:width="6.9236in" svg:height="3.956343in" draw:z-index="0">
<draw:image xlink:href="../Images/yкринформ/2023-04-01T00-36-00-03-00/630_360_1677321417-359.jpg" xlink:type="simple" xlink:show="embed" xlink:actuate="onLoad" draw:mime-type="image/jpeg"/>
</draw:frame>
如今，他非常意识到乌克兰人的命运对乌克兰人的期望，赢得了俄罗斯战争，但俄罗斯不会获胜。</text:p>
      <text:p text:style-name="P4">
这是德国总理奥拉夫·索尔茨(Olaf Scholz)在乌克林福音通讯员报道的布坎峰会的视频地址中指出的。</text:p>
      <text:p text:style-name="P4">
校长说：“布达已经意识到世界，这在这场战争中正在说。”</text:p>
      <text:p text:style-name="P4">
<text:span text:style-name="T4">
另请阅读：</text:span>
 <text:span text:style-name="T4">
 <text:a xlink:type="simple" xlink:href="https://www.ukrinform.ua/rubric-polytics/3690107-stati-ne-zabudut-postrazdalih-vid-vijni-ta-vbitih-rosianami-ukrainciv-blinken.html" text:style-name="Internet_20_link" text:visited-style-name="Visited_20_Internet_20_Link">
</text:a>
</text:span>
</text:p>
      <text:p text:style-name="P4">
据他说，在俄罗斯为乌克兰造成的各种恐怖中，这个小镇正在分开站立。</text:p>
      <text:p text:style-name="P4">
破坏，人类苦难，整体射击汽车，试图摆脱战争的照片，所有这些都看到了世界。</text:p>
      <text:p text:style-name="P4">
“从那时起，世界就知道俄罗斯一方的意图是什么。 而且我们知道，如果俄罗斯获胜，乌克兰将击败乌克兰。 但是俄罗斯不会赢得胜利，因为他们团结一致。 我们一致反对俄罗斯的侵略，”重点领导人。</text:p>
      <text:p text:style-name="P4">
<text:span text:style-name="T4">
另请阅读：</text:span>
 <text:span text:style-name="T4">
 <text:a xlink:type="simple" xlink:href="https://www.ukrinform.ua/rubric-ato/3690101-ucasniki-bucanskogo-samitu-uklali-deklaraciu-sodo-vidpovidalnosti-rf-za-skoeni-v-ukraini-zlocini.html" text:style-name="Internet_20_link" text:visited-style-name="Visited_20_Internet_20_Link">
</text:a>
</text:span>
</text:p>
      <text:p text:style-name="P4">
萨尔兹(Summalz)也蚀刻了痛苦和破坏的可怕场景，后者去年夏天访问了欧尔平(Irpin)。 他补充说，很长一段时间以来，人们会考虑俄罗斯对乌克兰的侵略战争。</text:p>
      <text:p text:style-name="P4">
Scholz强调，肇事者将负责。</text:p>
      <text:p text:style-name="P4">
德国政府的格拉瓦说：“我们有一个共同的目的：战争罪没有不受惩罚。”</text:p>
      <text:p text:style-name="P4">
<text:span text:style-name="T4">
另请阅读：</text:span>
 <text:span text:style-name="T4">
 <text:a xlink:type="simple" xlink:href="https://www.ukrinform.ua/rubric-ato/3690106-zelenskij-bude-novij-nurnberg-sodo-rasistiv.html" text:style-name="Internet_20_link" text:visited-style-name="Visited_20_Internet_20_Link">
</text:a>
</text:span>
</text:p>
      <text:p text:style-name="P4">
据他说，柏林支持所有国际努力，以将乌克兰犯下的俄罗斯罪行提出法庭。</text:p>
      <text:p text:style-name="P4">
“德国支持海牙的ISS进行调查。 最近的步骤他一直很痛苦(签发逮捕弗拉基米尔·普京(Vladimir Putin)的逮捕令。)他们清楚地表明，没有人站在法律上。”总理说。</text:p>
      <text:p text:style-name="P4">
据报道，3月31日，布坎峰会在基辅举行。 总统弗拉基米尔·泽伦斯基(Vladimir Zelensky)表示，近50个外国和组织加入了他。</text:p>
      <text:p text:style-name="P4">
<text:span text:style-name="T5">
foto：Bundeskanzler.de</text:span>
</text:p>
      <text:p text:style-name="P4">
News Source: <text:a xlink:type="simple" xlink:href="https://www.ukrinform.ua/rubric-polytics/3690116-buca-dala-znati-vsomu-svitovi-pro-so-jdetsa-u-cij-vijni-solc.html" text:style-name="Internet_20_link" text:visited-style-name="Visited_20_Internet_20_Link">
https://www.ukrinform.ua/rubric-polytics/3690116-buca-dala-znati-vsomu-svitovi-pro-so-jdetsa-u-cij-vijni-solc.html</text:a>
</text:p>
      <!--NEWS-->
      <text:h text:style-name="P10" text:outline-level="1">
<text:span text:style-name="T4">
该网站的英文语言版本的翻译器</text:span>
</text:h>
      <text:p text:style-name="P4">
作者: Ukrinform (Person)</text:p>
      <text:p text:style-name="P4">
出版商: Укринформ (Organization)</text:p>
      <text:p text:style-name="P4">
出版时间: 2023-04-01T00:53:00+03:00</text:p>
      <text:p text:style-name="P4">
修改时间: 2023-04-01T00:53:00+03:00</text:p>
      <text:p text:style-name="P4">
描述: 乌克兰国家信息局乌克林福姆正在寻找本网站的英语语言版本的翻译（正式就业，官方就业）。  - 乌克林。</text:p>
      <text:p text:style-name="P4">
图片: ["<text:a xlink:type="simple" xlink:href="https://static.ukrinform.com/photos/2023_02/thumb_files/630_360_1676289797-474.jpg" text:style-name="Internet_20_link" text:visited-style-name="Visited_20_Internet_20_Link">
630_360_16762...</text:a>
"]</text:p>
      <text:p text:style-name="P4">
标签: ['Укрінформ']</text:p>
      <text:p text:style-name="P4">
类型: Article</text:p>
      <!--METADATA-->
      <text:p text:style-name="P4">
<draw:frame draw:style-name="fr1" draw:name="Image339" text:anchor-type="as-char" svg:width="6.9236in" svg:height="3.956343in" draw:z-index="0">
<draw:image xlink:href="../Images/yкринформ/2023-04-01T00-53-00-03-00/630_360_1676289797-474.jpg" xlink:type="simple" xlink:show="embed" xlink:actuate="onLoad" draw:mime-type="image/jpeg"/>
</draw:frame>
乌克兰乌克兰信息局“乌克林福姆”正在寻找该网站的分析版本的翻译人员(正式就业).</text:p>
      <text:p text:style-name="P4">
Робота полягає в перекладі новинних повідомлень та інших інформаційнихматеріалів з української на англійську.</text:p>
      <text:p text:style-name="P4">
<text:span text:style-name="T4">
Вимоги:</text:span>
</text:p>
      <ul>
        <li>
Вища освіта;   * Володіння письмовою англійською мовою на рівні не нижче С1;   * Досвід перекладацької роботи;   * Обізнаність з політичною ситуацією в Україні та світі;   * Відповідальне ставлення до роботи.</li>
      </ul>
      <text:p text:style-name="P4">
Заробітна плата - в залежності від кваліфікації і досвіду роботи.</text:p>
      <text:p text:style-name="P4">
Можлива дистанційна робота, але виключно на території України. Подачадокументів на працевлаштування - у Києві особисто.</text:p>
      <text:p text:style-name="P4">
Резюме можна надсилати на пошту <text:a xlink:type="simple" xlink:href="http://mailto:yevgeniy.voytsitskij@yahoo.com" text:style-name="Internet_20_link" text:visited-style-name="Visited_20_Internet_20_Link">
</text:a>
</text:p>
      <text:p text:style-name="P4">
News Source: <text:a xlink:type="simple" xlink:href="https://www.ukrinform.ua/rubric-society/3677239-ukrinform-vidkrivae-vakansiu-perekladaca-dla-anglomovnoi-versii-sajtu.html" text:style-name="Internet_20_link" text:visited-style-name="Visited_20_Internet_20_Link">
https://www.ukrinform.ua/rubric-society/3677239-ukrinform-vidkrivae-vakansiu-perekladaca-dla-anglomovnoi-versii-sajtu.html</text:a>
</text:p>
      <!--NEWS-->
      <text:h text:style-name="P10" text:outline-level="1">
<text:span text:style-name="T4">
“ Cyber​​war”概念的定义将使乘员应负责</text:span>
</text:h>
      <text:p text:style-name="P4">
作者: ['АРМІЯINFORM']</text:p>
      <text:p text:style-name="P4">
时间: 2023-04-01T98:00:00-04:00</text:p>
      <text:p text:style-name="P4">
描述: 秘书的代祷者是为了全国性的贝兹佩基，我为乌克兰谢尔盖·德米迪克·塔（Sergey Demedyuk ta）辩护...与乌克兰2022年的战争，与乌克兰的最新新闻，今天与乌克兰的新闻战争，今天与乌克兰2022年的新闻战争，乌克兰和俄罗斯之间的战争将是一场战争他们说，与乌克兰与乌克兰的战争在不久的将来是否会在不久的将来与乌克兰进行战争，他们说，与乌克兰的战争，今天的乌克兰新闻，乌克兰的新闻，乌克兰媒体在俄罗斯的乌克兰新闻</text:p>
      <text:p text:style-name="P4">
图片: ['<text:a xlink:type="simple" xlink:href="https://armyinform.com.ua/wp-content/uploads/2023/03/whatsapp-image-2023-03-31-at-16.00.25-2.jpeg" text:style-name="Internet_20_link" text:visited-style-name="Visited_20_Internet_20_Link">
whatsapp-image-2023-03-31-at-16.00.25-2.jpeg</text:a>
', '<text:a xlink:type="simple" xlink:href="https://www.rnbo.gov.ua/files/%D0%94%D0%B5%D0%BC%D0%B5%D0%B4%D1%8E%D0%BA/31032023/WhatsApp%20Image%202023-03-31%20at%2016.00.25%20(1).jpeg" text:style-name="Internet_20_link" text:visited-style-name="Visited_20_Internet_20_Link">
WhatsApp%20Image%202023-03-31%20at%2016.00.25%20(1).jpeg</text:a>
']</text:p>
      <text:p text:style-name="P4">
标签: ['РНБО']</text:p>
      <text:p text:style-name="P4">
类别: News</text:p>
      <!--METADATA-->
      <text:p text:style-name="P4">
<draw:frame draw:style-name="fr1" draw:name="Image340" text:anchor-type="as-char" svg:width="6.9236in" svg:height="4.615733in" draw:z-index="0">
<draw:image xlink:href="../Images/AРМІЯINFORM/2023-04-01T98-00-00-04-00/whatsapp-image-2023-03-31-at-16.00.25-2.jpeg" xlink:type="simple" xlink:show="embed" xlink:actuate="onLoad" draw:mime-type="image/jpeg"/>
</draw:frame>
乌克兰Serhiy Demedukt国家安全与国防委员会副秘书副副主管，信息安全和网络安全服务负责人的信息安全部门。 关于这个<text:a xlink:type="simple" xlink:href="https://www.rnbo.gov.ua/ua/Diialnist/6222.html" text:style-name="Internet_20_link" text:visited-style-name="Visited_20_Internet_20_Link">
被引用</text:a>
在NSDC网站上。</text:p>
      <text:p text:style-name="P4">
乌克兰国防部，乌克兰的安全局，乌克兰总参谋部，乌克兰国家警察局，通讯国家秘书处，Verkhovna Rada委员会，乌克兰国家警察局，Verkhovna Rada委员会，乌克兰的安全局，乌克兰的安全局，乌克兰的安全局，乌克兰的安全局，乌克兰的安全局，乌克兰的安全局代表也参加了该活动。国家安全，国防与情报，基辅商业和工业，乌克兰的NAS，NAS，NAS，NAS，NAS，NAS，NAS，乌克兰HOV和媒体。</text:p>
      <text:p text:style-name="P4">
在会议期间讨论的问题中，特别关注了“ Cyber​​war”概念的规范定义的重要性。</text:p>
      <text:p text:style-name="P4">
“今天，根据他们的知识和经验，它定义了“ Cyber​​war”的概念。 所谓的世界国家仍然没有一个清晰的措辞。 我们必须定义“ Cyber​​war”及其解释的概念。 这将有助于参考那些对乌克兰及其公民犯下军事罪行的人，而无需踏上乌克兰土地。”</text:p>
      <text:p text:style-name="P4">
在会议期间，参与者讨论了如何抵消俄罗斯联合会对乌克兰军队的信息和心理影响的方法，并在战争中受到限制的机会来加强信息的保护。</text:p>
      <text:p text:style-name="P4">
还建议开始对网络处理的独特科学研究。为此，他们计划吸引Kibiber安全所有实体的代表，关键基础设施的对象以及Tanucco机构的公共组织。</text:p>
      <text:p text:style-name="P4">
News Source: <text:a xlink:type="simple" xlink:href="https://armyinform.com.ua/2023/04/01/s-demedyuk-vyznachennya-ponyattya-kibervijna-spryyatyme-prytyagnennyu-do-vidpovidalnosti-tyh-hto-chynyt-voyenni-zlochyny-proty-ukrayiny-ne-stupayuchy-na-yiyi-zemlyu/" text:style-name="Internet_20_link" text:visited-style-name="Visited_20_Internet_20_Link">
https://armyinform.com.ua/2023/04/01/s-demedyuk-vyznachennya-ponyattya-kibervijna-spryyatyme-prytyagnennyu-do-vidpovidalnosti-tyh-hto-chynyt-voyenni-zlochyny-proty-ukrayiny-ne-stupayuchy-na-yiyi-zemlyu/</text:a>
</text:p>
      <!--NEWS-->
      <text:h text:style-name="P10" text:outline-level="1">
<text:span text:style-name="T4">
Dmytro Kuleba敦促英国拒绝签证给俄罗斯联邦和白俄罗斯的运动员</text:span>
</text:h>
      <text:p text:style-name="P4">
作者: ['АРМІЯINFORM']</text:p>
      <text:p text:style-name="P4">
时间: 2023-04-01T99:00:00-04:00</text:p>
      <text:p text:style-name="P4">
描述: 法律部的组成dmitro kuleba khuleba卡住了维萨斯的伟大英国vidmoviti ...与乌克兰2022年的战争，与乌克兰的战争是今天的最新新闻，这是与乌克兰2022年的新闻，今天将有一场战争，将会发生一场战争，将会发生战争在乌克兰和俄罗斯之间以及乌克兰与乌克兰的战争之间，是否会在不久的将来与乌克兰进行战争，今天与乌克兰的战争，今天的乌克兰新闻，乌克兰媒体在俄罗斯的乌克兰新闻，俄罗斯的乌克兰新闻都会参与其中俄语</text:p>
      <text:p text:style-name="P4">
图片: ['<text:a xlink:type="simple" xlink:href="https://armyinform.com.ua/wp-content/uploads/2022/04/2022-02-07t155006z_1511779818_rc22fs91p03g_rtrmadp_3_ukraine-crisis-germany-pic_32ratio_900x600-900x600-79766.jpg" text:style-name="Internet_20_link" text:visited-style-name="Visited_20_Internet_20_Link">
2022-02-07t155006z_1511779818_rc22fs91p03g_rtrmadp_3_ukraine-crisis-germany-pic_32ratio_900x600-900x600-79766.jpg</text:a>
']</text:p>
      <text:p text:style-name="P4">
标签: ['STOPRUSSIA', 'АГРЕСІЯ РФ', 'ВТОРГНЕННЯ РФ', 'ДМИТРО КУЛЕБА']</text:p>
      <text:p text:style-name="P4">
类别: News</text:p>
      <!--METADATA-->
      <text:p text:style-name="P4">
<draw:frame draw:style-name="fr1" draw:name="Image342" text:anchor-type="as-char" svg:width="6.9236in" svg:height="4.615733in" draw:z-index="0">
<draw:image xlink:href="../Images/AРМІЯINFORM/2023-04-01T99-00-00-04-00/2022-02-07t155006z_1511779818_rc22fs91p03g_rtrmadp_3_ukraine-crisis-germany-pic_32ratio_900x600-900x600-79766.jpg" xlink:type="simple" xlink:show="embed" xlink:actuate="onLoad" draw:mime-type="image/jpeg"/>
</draw:frame>
外交大臣杜米特罗·库莱巴(Dmytro Kuleba)呼吁英国伟大的政府拒绝俄罗斯和白俄罗斯网球运动员，尽管俄罗斯在乌克兰犯罪，但他们在温网锦标赛中被允许参加兄弟。</text:p>
      <text:p text:style-name="P4">
Dmytro Kuleba <text:a xlink:type="simple" xlink:href="https://twitter.com/DmytroKuleba/status/1641790179567456259" text:style-name="Internet_20_link" text:visited-style-name="Visited_20_Internet_20_Link">
写</text:a>
紫罗兰。</text:p>
      <ul>
        <li>
温网决定允许俄罗斯和白俄罗斯球员与Eamora竞争。 俄罗斯是否停止了侵略性或暴行？ 不，我只是一个方法来结识两个犯罪的同谋。 他说，我敦促英国拒绝签证的球员。</li>
      </ul>
      <text:p text:style-name="P4">
News Source: <text:a xlink:type="simple" xlink:href="https://armyinform.com.ua/2023/04/01/dmytro-kuleba-zaklykav-brytaniyu-vidmovyty-u-vizah-sportsmenam-rf-ta-bilorusi/" text:style-name="Internet_20_link" text:visited-style-name="Visited_20_Internet_20_Link">
https://armyinform.com.ua/2023/04/01/dmytro-kuleba-zaklykav-brytaniyu-vidmovyty-u-vizah-sportsmenam-rf-ta-bilorusi/</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